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4">
      <style:table-cell-properties fo:background-color="#afd095" fo:border="0.06pt solid #000000"/>
    </style:style>
    <style:style style:name="ce5" style:family="table-cell" style:parent-style-name="Default" style:data-style-name="N114">
      <style:table-cell-properties fo:border="0.06pt solid #000000"/>
    </style:style>
    <style:style style:name="ce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4">
      <style:table-cell-properties fo:background-color="#ffaa95" fo:border="0.06pt solid #000000"/>
    </style:style>
    <style:style style:name="ce8" style:family="table-cell" style:parent-style-name="Default" style:data-style-name="N119">
      <style:table-cell-properties fo:border="0.06pt solid #000000"/>
    </style:style>
    <style:style style:name="ce9" style:family="table-cell" style:parent-style-name="Default" style:data-style-name="N114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 style:data-style-name="N119"/>
    <style:style style:name="ce1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9.936cm" svg:height="8.999cm" svg:x="0cm" svg:y="17.647cm">
            <draw:object draw:notify-on-update-of-ranges="Planilha1.B30:Planilha1.K30 Planilha1.A31:Planilha1.A31 Planilha1.B31:Planilha1.K31 Planilha1.A32:Planilha1.A32 Planilha1.B32:Planilha1.K32 Planilha1.A33:Planilha1.A33 Planilha1.B33:Planilha1.K33 Planilha1.A34:Planilha1.A34 Planilha1.B34:Planilha1.K34 Planilha1.A35:Planilha1.A35 Planilha1.B35:Planilha1.K35 Planilha1.A36:Planilha1.A36 Planilha1.B36:Planilha1.K36 Planilha1.A37:Planilha1.A37 Planilha1.B37:Planilha1.K37 Planilha1.A38:Planilha1.A38 Planilha1.B38:Planilha1.K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167cm" svg:height="8.999cm" svg:x="0cm" svg:y="45.444cm">
            <draw:object draw:notify-on-update-of-ranges="Planilha1.B30:Planilha1.K30 Planilha1.A35:Planilha1.A35 Planilha1.B35:Planilha1.K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67cm" svg:height="8.999cm" svg:x="0cm" svg:y="54.295cm">
            <draw:object draw:notify-on-update-of-ranges="Planilha1.B30:Planilha1.K30 Planilha1.A36:Planilha1.A36 Planilha1.B36:Planilha1.K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193cm" svg:height="8.999cm" svg:x="0cm" svg:y="36.541cm">
            <draw:object draw:notify-on-update-of-ranges="Planilha1.B30:Planilha1.K30 Planilha1.A33:Planilha1.A33 Planilha1.B33:Planilha1.K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.275cm" svg:height="8.999cm" svg:x="0cm" svg:y="27.217cm">
            <draw:object draw:notify-on-update-of-ranges="Planilha1.B30:Planilha1.K30 Planilha1.A34:Planilha1.A34 Planilha1.B34:Planilha1.K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5" table:default-cell-style-name="ce7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0</text:p>
          </table:table-cell>
          <table:table-cell office:value-type="float" office:value="-0.960270049662438" calcext:value-type="float">
            <text:p>-0,96027</text:p>
          </table:table-cell>
          <table:table-cell office:value-type="float" office:value="-1.14617606727992" calcext:value-type="float">
            <text:p>-1,14618</text:p>
          </table:table-cell>
          <table:table-cell office:value-type="float" office:value="-1.359620800474" calcext:value-type="float">
            <text:p>-1,35962</text:p>
          </table:table-cell>
          <table:table-cell office:value-type="float" office:value="-1.01105123618595" calcext:value-type="float">
            <text:p>-1,01105</text:p>
          </table:table-cell>
          <table:table-cell office:value-type="float" office:value="-1.01008373739533" calcext:value-type="float">
            <text:p>-1,01008</text:p>
          </table:table-cell>
          <table:table-cell office:value-type="float" office:value="-0.997396253254683" calcext:value-type="float">
            <text:p>-0,99740</text:p>
          </table:table-cell>
          <table:table-cell office:value-type="float" office:value="-0.994967506290617" calcext:value-type="float">
            <text:p>-0,99497</text:p>
          </table:table-cell>
          <table:table-cell office:value-type="float" office:value="-1.12941858822676" calcext:value-type="float">
            <text:p>-1,12942</text:p>
          </table:table-cell>
          <table:table-cell office:value-type="float" office:value="-1.00536874328907" calcext:value-type="float">
            <text:p>-1,00537</text:p>
          </table:table-cell>
          <table:table-cell office:value-type="float" office:value="-1.4308669614163" calcext:value-type="float">
            <text:p>-1,43087</text:p>
          </table:table-cell>
        </table:table-row>
        <table:table-row table:style-name="ro1">
          <table:table-cell office:value-type="string" calcext:value-type="string">
            <text:p>mean1</text:p>
          </table:table-cell>
          <table:table-cell office:value-type="float" office:value="-0.194123507345616" calcext:value-type="float">
            <text:p>-0,19412</text:p>
          </table:table-cell>
          <table:table-cell office:value-type="float" office:value="-1.95268380914524" calcext:value-type="float">
            <text:p>-1,95268</text:p>
          </table:table-cell>
          <table:table-cell office:value-type="float" office:value="0.728520339349576" calcext:value-type="float">
            <text:p>0,72852</text:p>
          </table:table-cell>
          <table:table-cell office:value-type="float" office:value="-0.153116058604927" calcext:value-type="float">
            <text:p>-0,15312</text:p>
          </table:table-cell>
          <table:table-cell office:value-type="float" office:value="-0.172006034992456" calcext:value-type="float">
            <text:p>-0,17201</text:p>
          </table:table-cell>
          <table:table-cell office:value-type="float" office:value="-0.175581030523712" calcext:value-type="float">
            <text:p>-0,17558</text:p>
          </table:table-cell>
          <table:table-cell office:value-type="float" office:value="-0.175296030879961" calcext:value-type="float">
            <text:p>-0,17530</text:p>
          </table:table-cell>
          <table:table-cell office:value-type="float" office:value="-1.93805132743584" calcext:value-type="float">
            <text:p>-1,93805</text:p>
          </table:table-cell>
          <table:table-cell office:value-type="float" office:value="-0.174233532208085" calcext:value-type="float">
            <text:p>-0,17423</text:p>
          </table:table-cell>
          <table:table-cell office:value-type="float" office:value="0.657206678491652" calcext:value-type="float">
            <text:p>0,65721</text:p>
          </table:table-cell>
        </table:table-row>
        <table:table-row table:style-name="ro1">
          <table:table-cell office:value-type="string" calcext:value-type="string">
            <text:p>mean2</text:p>
          </table:table-cell>
          <table:table-cell office:value-type="float" office:value="-0.0435524455594431" calcext:value-type="float">
            <text:p>-0,04355</text:p>
          </table:table-cell>
          <table:table-cell office:value-type="float" office:value="0.873378908276365" calcext:value-type="float">
            <text:p>0,87338</text:p>
          </table:table-cell>
          <table:table-cell office:value-type="float" office:value="-0.817050228687214" calcext:value-type="float">
            <text:p>-0,81705</text:p>
          </table:table-cell>
          <table:table-cell office:value-type="float" office:value="-0.0302112122359847" calcext:value-type="float">
            <text:p>-0,03021</text:p>
          </table:table-cell>
          <table:table-cell office:value-type="float" office:value="-0.0341999572500534" calcext:value-type="float">
            <text:p>-0,03420</text:p>
          </table:table-cell>
          <table:table-cell office:value-type="float" office:value="-0.0359974550031812" calcext:value-type="float">
            <text:p>-0,03600</text:p>
          </table:table-cell>
          <table:table-cell office:value-type="float" office:value="-0.0225624717969103" calcext:value-type="float">
            <text:p>-0,02256</text:p>
          </table:table-cell>
          <table:table-cell office:value-type="float" office:value="0.863643920445099" calcext:value-type="float">
            <text:p>0,86364</text:p>
          </table:table-cell>
          <table:table-cell office:value-type="float" office:value="-0.0363312045859943" calcext:value-type="float">
            <text:p>-0,03633</text:p>
          </table:table-cell>
          <table:table-cell office:value-type="float" office:value="-0.658810426486967" calcext:value-type="float">
            <text:p>-0,65881</text:p>
          </table:table-cell>
        </table:table-row>
        <table:table-row table:style-name="ro1">
          <table:table-cell office:value-type="string" calcext:value-type="string">
            <text:p>median0</text:p>
          </table:table-cell>
          <table:table-cell table:number-columns-repeated="9" office:value-type="float" office:value="-1" calcext:value-type="float">
            <text:p>-1,00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median1</text:p>
          </table:table-cell>
          <table:table-cell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1" calcext:value-type="float">
            <text:p>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0" calcext:value-type="float">
            <text:p>0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string" calcext:value-type="string">
            <text:p>median2</text:p>
          </table:table-cell>
          <table:table-cell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-1" calcext:value-type="float">
            <text:p>-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table:number-columns-repeated="2"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rms0</text:p>
          </table:table-cell>
          <table:table-cell office:value-type="float" office:value="13.9039157111013" calcext:value-type="float">
            <text:p>13,90392</text:p>
          </table:table-cell>
          <table:table-cell office:value-type="float" office:value="14.110831162818" calcext:value-type="float">
            <text:p>14,11083</text:p>
          </table:table-cell>
          <table:table-cell office:value-type="float" office:value="15.7633599494398" calcext:value-type="float">
            <text:p>15,76336</text:p>
          </table:table-cell>
          <table:table-cell office:value-type="float" office:value="13.785824601336" calcext:value-type="float">
            <text:p>13,78582</text:p>
          </table:table-cell>
          <table:table-cell office:value-type="float" office:value="13.3651837516298" calcext:value-type="float">
            <text:p>13,36518</text:p>
          </table:table-cell>
          <table:table-cell office:value-type="float" office:value="13.7099504939504" calcext:value-type="float">
            <text:p>13,70995</text:p>
          </table:table-cell>
          <table:table-cell office:value-type="float" office:value="15.355731307948" calcext:value-type="float">
            <text:p>15,35573</text:p>
          </table:table-cell>
          <table:table-cell office:value-type="float" office:value="15.1763681293422" calcext:value-type="float">
            <text:p>15,17637</text:p>
          </table:table-cell>
          <table:table-cell office:value-type="float" office:value="13.695351421073" calcext:value-type="float">
            <text:p>13,69535</text:p>
          </table:table-cell>
          <table:table-cell office:value-type="float" office:value="15.7352834181997" calcext:value-type="float">
            <text:p>15,73528</text:p>
          </table:table-cell>
        </table:table-row>
        <table:table-row table:style-name="ro1">
          <table:table-cell office:value-type="string" calcext:value-type="string">
            <text:p>rms1</text:p>
          </table:table-cell>
          <table:table-cell office:value-type="float" office:value="13.0385714802108" calcext:value-type="float">
            <text:p>13,03857</text:p>
          </table:table-cell>
          <table:table-cell office:value-type="float" office:value="14.9028989169727" calcext:value-type="float">
            <text:p>14,90290</text:p>
          </table:table-cell>
          <table:table-cell office:value-type="float" office:value="15.1146256382722" calcext:value-type="float">
            <text:p>15,11463</text:p>
          </table:table-cell>
          <table:table-cell office:value-type="float" office:value="12.9560883921312" calcext:value-type="float">
            <text:p>12,95609</text:p>
          </table:table-cell>
          <table:table-cell office:value-type="float" office:value="12.6904328114192" calcext:value-type="float">
            <text:p>12,69043</text:p>
          </table:table-cell>
          <table:table-cell office:value-type="float" office:value="12.9395563857441" calcext:value-type="float">
            <text:p>12,93956</text:p>
          </table:table-cell>
          <table:table-cell office:value-type="float" office:value="14.6569888693362" calcext:value-type="float">
            <text:p>14,65699</text:p>
          </table:table-cell>
          <table:table-cell office:value-type="float" office:value="15.4704582860738" calcext:value-type="float">
            <text:p>15,47046</text:p>
          </table:table-cell>
          <table:table-cell office:value-type="float" office:value="12.8711732824216" calcext:value-type="float">
            <text:p>12,87117</text:p>
          </table:table-cell>
          <table:table-cell office:value-type="float" office:value="17.0207240700474" calcext:value-type="float">
            <text:p>17,02072</text:p>
          </table:table-cell>
        </table:table-row>
        <table:table-row table:style-name="ro1">
          <table:table-cell office:value-type="string" calcext:value-type="string">
            <text:p>rms2</text:p>
          </table:table-cell>
          <table:table-cell office:value-type="float" office:value="13.684343185679" calcext:value-type="float">
            <text:p>13,68434</text:p>
          </table:table-cell>
          <table:table-cell office:value-type="float" office:value="14.841381578773" calcext:value-type="float">
            <text:p>14,84138</text:p>
          </table:table-cell>
          <table:table-cell office:value-type="float" office:value="15.8519822780409" calcext:value-type="float">
            <text:p>15,85198</text:p>
          </table:table-cell>
          <table:table-cell office:value-type="float" office:value="13.5387078271613" calcext:value-type="float">
            <text:p>13,53871</text:p>
          </table:table-cell>
          <table:table-cell office:value-type="float" office:value="13.3025796859751" calcext:value-type="float">
            <text:p>13,30258</text:p>
          </table:table-cell>
          <table:table-cell office:value-type="float" office:value="13.545817459221" calcext:value-type="float">
            <text:p>13,54582</text:p>
          </table:table-cell>
          <table:table-cell office:value-type="float" office:value="15.5941348278351" calcext:value-type="float">
            <text:p>15,59413</text:p>
          </table:table-cell>
          <table:table-cell office:value-type="float" office:value="16.0841434843578" calcext:value-type="float">
            <text:p>16,08414</text:p>
          </table:table-cell>
          <table:table-cell office:value-type="float" office:value="13.5606386791459" calcext:value-type="float">
            <text:p>13,56064</text:p>
          </table:table-cell>
          <table:table-cell office:value-type="float" office:value="16.7145765584613" calcext:value-type="float">
            <text:p>16,71458</text:p>
          </table:table-cell>
        </table:table-row>
        <table:table-row table:style-name="ro1">
          <table:table-cell office:value-type="string" calcext:value-type="string">
            <text:p>std0</text:p>
          </table:table-cell>
          <table:table-cell office:value-type="float" office:value="13.8707156820811" calcext:value-type="float">
            <text:p>13,87072</text:p>
          </table:table-cell>
          <table:table-cell office:value-type="float" office:value="14.0642040844247" calcext:value-type="float">
            <text:p>14,06420</text:p>
          </table:table-cell>
          <table:table-cell office:value-type="float" office:value="15.704615505466" calcext:value-type="float">
            <text:p>15,70462</text:p>
          </table:table-cell>
          <table:table-cell office:value-type="float" office:value="13.7486994052749" calcext:value-type="float">
            <text:p>13,74870</text:p>
          </table:table-cell>
          <table:table-cell office:value-type="float" office:value="13.32696017696" calcext:value-type="float">
            <text:p>13,32696</text:p>
          </table:table-cell>
          <table:table-cell office:value-type="float" office:value="13.6736221704626" calcext:value-type="float">
            <text:p>13,67362</text:p>
          </table:table-cell>
          <table:table-cell office:value-type="float" office:value="15.3234631746" calcext:value-type="float">
            <text:p>15,32346</text:p>
          </table:table-cell>
          <table:table-cell office:value-type="float" office:value="15.1342843653039" calcext:value-type="float">
            <text:p>15,13428</text:p>
          </table:table-cell>
          <table:table-cell office:value-type="float" office:value="13.6583997685199" calcext:value-type="float">
            <text:p>13,65840</text:p>
          </table:table-cell>
          <table:table-cell office:value-type="float" office:value="15.6700913842197" calcext:value-type="float">
            <text:p>15,67009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3.0371263056113" calcext:value-type="float">
            <text:p>13,03713</text:p>
          </table:table-cell>
          <table:table-cell office:value-type="float" office:value="14.7744178251127" calcext:value-type="float">
            <text:p>14,77442</text:p>
          </table:table-cell>
          <table:table-cell office:value-type="float" office:value="15.0970582002014" calcext:value-type="float">
            <text:p>15,09706</text:p>
          </table:table-cell>
          <table:table-cell office:value-type="float" office:value="12.9551835918027" calcext:value-type="float">
            <text:p>12,95518</text:p>
          </table:table-cell>
          <table:table-cell office:value-type="float" office:value="12.6892670735969" calcext:value-type="float">
            <text:p>12,68927</text:p>
          </table:table-cell>
          <table:table-cell office:value-type="float" office:value="12.9383650729747" calcext:value-type="float">
            <text:p>12,93837</text:p>
          </table:table-cell>
          <table:table-cell office:value-type="float" office:value="14.6559405708881" calcext:value-type="float">
            <text:p>14,65594</text:p>
          </table:table-cell>
          <table:table-cell office:value-type="float" office:value="15.348584189865" calcext:value-type="float">
            <text:p>15,34858</text:p>
          </table:table-cell>
          <table:table-cell office:value-type="float" office:value="12.8699939526939" calcext:value-type="float">
            <text:p>12,86999</text:p>
          </table:table-cell>
          <table:table-cell office:value-type="float" office:value="17.0080312573336" calcext:value-type="float">
            <text:p>17,00803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3.6842738794547" calcext:value-type="float">
            <text:p>13,68427</text:p>
          </table:table-cell>
          <table:table-cell office:value-type="float" office:value="14.8156611883952" calcext:value-type="float">
            <text:p>14,81566</text:p>
          </table:table-cell>
          <table:table-cell office:value-type="float" office:value="15.8309118836258" calcext:value-type="float">
            <text:p>15,83091</text:p>
          </table:table-cell>
          <table:table-cell office:value-type="float" office:value="13.5386741194215" calcext:value-type="float">
            <text:p>13,53867</text:p>
          </table:table-cell>
          <table:table-cell office:value-type="float" office:value="13.3025357231109" calcext:value-type="float">
            <text:p>13,30254</text:p>
          </table:table-cell>
          <table:table-cell office:value-type="float" office:value="13.5457696282555" calcext:value-type="float">
            <text:p>13,54577</text:p>
          </table:table-cell>
          <table:table-cell office:value-type="float" office:value="15.5941185054996" calcext:value-type="float">
            <text:p>15,59412</text:p>
          </table:table-cell>
          <table:table-cell office:value-type="float" office:value="16.0609399103567" calcext:value-type="float">
            <text:p>16,06094</text:p>
          </table:table-cell>
          <table:table-cell office:value-type="float" office:value="13.5605900103912" calcext:value-type="float">
            <text:p>13,56059</text:p>
          </table:table-cell>
          <table:table-cell office:value-type="float" office:value="16.7015878990776" calcext:value-type="float">
            <text:p>16,70159</text:p>
          </table:table-cell>
        </table:table-row>
        <table:table-row table:style-name="ro1">
          <table:table-cell office:value-type="string" calcext:value-type="string">
            <text:p>kurtosis0</text:p>
          </table:table-cell>
          <table:table-cell office:value-type="float" office:value="-1.43337582952268" calcext:value-type="float">
            <text:p>-1,43338</text:p>
          </table:table-cell>
          <table:table-cell office:value-type="float" office:value="-1.45481195747562" calcext:value-type="float">
            <text:p>-1,45481</text:p>
          </table:table-cell>
          <table:table-cell office:value-type="float" office:value="-0.723167937426552" calcext:value-type="float">
            <text:p>-0,72317</text:p>
          </table:table-cell>
          <table:table-cell office:value-type="float" office:value="-1.43057458807014" calcext:value-type="float">
            <text:p>-1,43057</text:p>
          </table:table-cell>
          <table:table-cell office:value-type="float" office:value="-1.46662687656171" calcext:value-type="float">
            <text:p>-1,46663</text:p>
          </table:table-cell>
          <table:table-cell office:value-type="float" office:value="-1.47434404988898" calcext:value-type="float">
            <text:p>-1,47434</text:p>
          </table:table-cell>
          <table:table-cell office:value-type="float" office:value="-1.42457936405969" calcext:value-type="float">
            <text:p>-1,42458</text:p>
          </table:table-cell>
          <table:table-cell office:value-type="float" office:value="-1.3326547334449" calcext:value-type="float">
            <text:p>-1,33265</text:p>
          </table:table-cell>
          <table:table-cell office:value-type="float" office:value="-1.25952066947631" calcext:value-type="float">
            <text:p>-1,25952</text:p>
          </table:table-cell>
          <table:table-cell office:value-type="float" office:value="-0.802283959462123" calcext:value-type="float">
            <text:p>-0,80228</text:p>
          </table:table-cell>
        </table:table-row>
        <table:table-row table:style-name="ro1">
          <table:table-cell office:value-type="string" calcext:value-type="string">
            <text:p>kurtosis1</text:p>
          </table:table-cell>
          <table:table-cell office:value-type="float" office:value="-1.42256026685714" calcext:value-type="float">
            <text:p>-1,42256</text:p>
          </table:table-cell>
          <table:table-cell office:value-type="float" office:value="-1.46606151764126" calcext:value-type="float">
            <text:p>-1,46606</text:p>
          </table:table-cell>
          <table:table-cell office:value-type="float" office:value="-1.3815445251299" calcext:value-type="float">
            <text:p>-1,38154</text:p>
          </table:table-cell>
          <table:table-cell office:value-type="float" office:value="-1.46440609020366" calcext:value-type="float">
            <text:p>-1,46441</text:p>
          </table:table-cell>
          <table:table-cell office:value-type="float" office:value="-1.46163404307407" calcext:value-type="float">
            <text:p>-1,46163</text:p>
          </table:table-cell>
          <table:table-cell office:value-type="float" office:value="-1.4783367690581" calcext:value-type="float">
            <text:p>-1,47834</text:p>
          </table:table-cell>
          <table:table-cell office:value-type="float" office:value="-1.42880954221046" calcext:value-type="float">
            <text:p>-1,42881</text:p>
          </table:table-cell>
          <table:table-cell office:value-type="float" office:value="-1.37724182918014" calcext:value-type="float">
            <text:p>-1,37724</text:p>
          </table:table-cell>
          <table:table-cell office:value-type="float" office:value="-1.2067448762862" calcext:value-type="float">
            <text:p>-1,20674</text:p>
          </table:table-cell>
          <table:table-cell office:value-type="float" office:value="-0.973642244053312" calcext:value-type="float">
            <text:p>-0,97364</text:p>
          </table:table-cell>
        </table:table-row>
        <table:table-row table:style-name="ro1">
          <table:table-cell office:value-type="string" calcext:value-type="string">
            <text:p>kurtosis2</text:p>
          </table:table-cell>
          <table:table-cell office:value-type="float" office:value="-1.42643568097113" calcext:value-type="float">
            <text:p>-1,42644</text:p>
          </table:table-cell>
          <table:table-cell office:value-type="float" office:value="-1.47336477963185" calcext:value-type="float">
            <text:p>-1,47336</text:p>
          </table:table-cell>
          <table:table-cell office:value-type="float" office:value="-0.793371472424349" calcext:value-type="float">
            <text:p>-0,79337</text:p>
          </table:table-cell>
          <table:table-cell office:value-type="float" office:value="-1.44260713419762" calcext:value-type="float">
            <text:p>-1,44261</text:p>
          </table:table-cell>
          <table:table-cell office:value-type="float" office:value="-1.46330249787844" calcext:value-type="float">
            <text:p>-1,46330</text:p>
          </table:table-cell>
          <table:table-cell office:value-type="float" office:value="-1.46602894079888" calcext:value-type="float">
            <text:p>-1,46603</text:p>
          </table:table-cell>
          <table:table-cell office:value-type="float" office:value="-1.43402855176103" calcext:value-type="float">
            <text:p>-1,43403</text:p>
          </table:table-cell>
          <table:table-cell office:value-type="float" office:value="-1.41103527477675" calcext:value-type="float">
            <text:p>-1,41104</text:p>
          </table:table-cell>
          <table:table-cell office:value-type="float" office:value="-1.25597273837845" calcext:value-type="float">
            <text:p>-1,25597</text:p>
          </table:table-cell>
          <table:table-cell office:value-type="float" office:value="-0.885948940769406" calcext:value-type="float">
            <text:p>-0,88595</text:p>
          </table:table-cell>
        </table:table-row>
        <table:table-row table:style-name="ro1">
          <table:table-cell office:value-type="string" calcext:value-type="string">
            <text:p>skew0</text:p>
          </table:table-cell>
          <table:table-cell office:value-type="float" office:value="0.00359080851299107" calcext:value-type="float">
            <text:p>0,00359</text:p>
          </table:table-cell>
          <table:table-cell office:value-type="float" office:value="-0.000500699615144433" calcext:value-type="float">
            <text:p>-0,00050</text:p>
          </table:table-cell>
          <table:table-cell office:value-type="float" office:value="0.000311359539016553" calcext:value-type="float">
            <text:p>0,00031</text:p>
          </table:table-cell>
          <table:table-cell office:value-type="float" office:value="0.00572455972525829" calcext:value-type="float">
            <text:p>0,00572</text:p>
          </table:table-cell>
          <table:table-cell office:value-type="float" office:value="0.00264707054323872" calcext:value-type="float">
            <text:p>0,00265</text:p>
          </table:table-cell>
          <table:table-cell office:value-type="float" office:value="-0.00161696070114368" calcext:value-type="float">
            <text:p>-0,00162</text:p>
          </table:table-cell>
          <table:table-cell office:value-type="float" office:value="0.00245278946832993" calcext:value-type="float">
            <text:p>0,00245</text:p>
          </table:table-cell>
          <table:table-cell office:value-type="float" office:value="-0.00284949802711676" calcext:value-type="float">
            <text:p>-0,00285</text:p>
          </table:table-cell>
          <table:table-cell office:value-type="float" office:value="0.0124752336365496" calcext:value-type="float">
            <text:p>0,01248</text:p>
          </table:table-cell>
          <table:table-cell office:value-type="float" office:value="-0.0184007846301735" calcext:value-type="float">
            <text:p>-0,01840</text:p>
          </table:table-cell>
        </table:table-row>
        <table:table-row table:style-name="ro1">
          <table:table-cell office:value-type="string" calcext:value-type="string">
            <text:p>skew1</text:p>
          </table:table-cell>
          <table:table-cell office:value-type="float" office:value="0.00695171867002482" calcext:value-type="float">
            <text:p>0,00695</text:p>
          </table:table-cell>
          <table:table-cell office:value-type="float" office:value="0.00257588496874885" calcext:value-type="float">
            <text:p>0,00258</text:p>
          </table:table-cell>
          <table:table-cell office:value-type="float" office:value="0.00377242634468359" calcext:value-type="float">
            <text:p>0,00377</text:p>
          </table:table-cell>
          <table:table-cell office:value-type="float" office:value="0.00107526719953484" calcext:value-type="float">
            <text:p>0,00108</text:p>
          </table:table-cell>
          <table:table-cell office:value-type="float" office:value="-0.000302427464560597" calcext:value-type="float">
            <text:p>-0,00030</text:p>
          </table:table-cell>
          <table:table-cell office:value-type="float" office:value="-0.000687655697224782" calcext:value-type="float">
            <text:p>-0,00069</text:p>
          </table:table-cell>
          <table:table-cell office:value-type="float" office:value="0.00484949332330915" calcext:value-type="float">
            <text:p>0,00485</text:p>
          </table:table-cell>
          <table:table-cell office:value-type="float" office:value="0.00350571816319747" calcext:value-type="float">
            <text:p>0,00351</text:p>
          </table:table-cell>
          <table:table-cell office:value-type="float" office:value="0.0144819226516304" calcext:value-type="float">
            <text:p>0,01448</text:p>
          </table:table-cell>
          <table:table-cell office:value-type="float" office:value="-0.00139050477339623" calcext:value-type="float">
            <text:p>-0,00139</text:p>
          </table:table-cell>
        </table:table-row>
        <table:table-row table:style-name="ro1">
          <table:table-cell office:value-type="string" calcext:value-type="string">
            <text:p>skew2</text:p>
          </table:table-cell>
          <table:table-cell office:value-type="float" office:value="0.00542694699203516" calcext:value-type="float">
            <text:p>0,00543</text:p>
          </table:table-cell>
          <table:table-cell office:value-type="float" office:value="0.00139219939826473" calcext:value-type="float">
            <text:p>0,00139</text:p>
          </table:table-cell>
          <table:table-cell office:value-type="float" office:value="-0.0149447222844873" calcext:value-type="float">
            <text:p>-0,01494</text:p>
          </table:table-cell>
          <table:table-cell office:value-type="float" office:value="-0.00254674848389951" calcext:value-type="float">
            <text:p>-0,00255</text:p>
          </table:table-cell>
          <table:table-cell office:value-type="float" office:value="0.00324451296777168" calcext:value-type="float">
            <text:p>0,00324</text:p>
          </table:table-cell>
          <table:table-cell office:value-type="float" office:value="0.00197434740371535" calcext:value-type="float">
            <text:p>0,00197</text:p>
          </table:table-cell>
          <table:table-cell office:value-type="float" office:value="0.00807320250929588" calcext:value-type="float">
            <text:p>0,00807</text:p>
          </table:table-cell>
          <table:table-cell office:value-type="float" office:value="0.00697274675329368" calcext:value-type="float">
            <text:p>0,00697</text:p>
          </table:table-cell>
          <table:table-cell office:value-type="float" office:value="0.01101092302434" calcext:value-type="float">
            <text:p>0,01101</text:p>
          </table:table-cell>
          <table:table-cell office:value-type="float" office:value="0.0866414592879971" calcext:value-type="float">
            <text:p>0,08664</text:p>
          </table:table-cell>
        </table:table-row>
        <table:table-row table:style-name="ro1">
          <table:table-cell office:value-type="string" calcext:value-type="string">
            <text:p>min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49" calcext:value-type="float">
            <text:p>-49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98" calcext:value-type="float">
            <text:p>-98,00000</text:p>
          </table:table-cell>
          <table:table-cell office:value-type="float" office:value="-30" calcext:value-type="float">
            <text:p>-30,00000</text:p>
          </table:table-cell>
          <table:table-cell office:value-type="float" office:value="-77" calcext:value-type="float">
            <text:p>-77,00000</text:p>
          </table:table-cell>
          <table:table-cell office:value-type="float" office:value="-53" calcext:value-type="float">
            <text:p>-53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1</text:p>
          </table:table-cell>
          <table:table-cell office:value-type="float" office:value="-30" calcext:value-type="float">
            <text:p>-30,00000</text:p>
          </table:table-cell>
          <table:table-cell office:value-type="float" office:value="-29" calcext:value-type="float">
            <text:p>-29,00000</text:p>
          </table:table-cell>
          <table:table-cell office:value-type="float" office:value="-118" calcext:value-type="float">
            <text:p>-118,00000</text:p>
          </table:table-cell>
          <table:table-cell office:value-type="float" office:value="-80" calcext:value-type="float">
            <text:p>-80,00000</text:p>
          </table:table-cell>
          <table:table-cell office:value-type="float" office:value="-23" calcext:value-type="float">
            <text:p>-23,00000</text:p>
          </table:table-cell>
          <table:table-cell office:value-type="float" office:value="-40" calcext:value-type="float">
            <text:p>-40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58" calcext:value-type="float">
            <text:p>-58,00000</text:p>
          </table:table-cell>
          <table:table-cell office:value-type="float" office:value="-33" calcext:value-type="float">
            <text:p>-33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2</text:p>
          </table:table-cell>
          <table:table-cell office:value-type="float" office:value="-28" calcext:value-type="float">
            <text:p>-28,00000</text:p>
          </table:table-cell>
          <table:table-cell office:value-type="float" office:value="-39" calcext:value-type="float">
            <text:p>-39,00000</text:p>
          </table:table-cell>
          <table:table-cell table:number-columns-repeated="2" office:value-type="float" office:value="-128" calcext:value-type="float">
            <text:p>-128,00000</text:p>
          </table:table-cell>
          <table:table-cell office:value-type="float" office:value="-27" calcext:value-type="float">
            <text:p>-27,00000</text:p>
          </table:table-cell>
          <table:table-cell office:value-type="float" office:value="-43" calcext:value-type="float">
            <text:p>-43,00000</text:p>
          </table:table-cell>
          <table:table-cell office:value-type="float" office:value="-44" calcext:value-type="float">
            <text:p>-44,00000</text:p>
          </table:table-cell>
          <table:table-cell office:value-type="float" office:value="-72" calcext:value-type="float">
            <text:p>-72,00000</text:p>
          </table:table-cell>
          <table:table-cell office:value-type="float" office:value="-34" calcext:value-type="float">
            <text:p>-34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0</text:p>
          </table:table-cell>
          <table:table-cell office:value-type="float" office:value="33" calcext:value-type="float">
            <text:p>33,00000</text:p>
          </table:table-cell>
          <table:table-cell office:value-type="float" office:value="55" calcext:value-type="float">
            <text:p>55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34" calcext:value-type="float">
            <text:p>34,00000</text:p>
          </table:table-cell>
          <table:table-cell office:value-type="float" office:value="52" calcext:value-type="float">
            <text:p>52,00000</text:p>
          </table:table-cell>
          <table:table-cell office:value-type="float" office:value="201" calcext:value-type="float">
            <text:p>201,00000</text:p>
          </table:table-cell>
          <table:table-cell office:value-type="float" office:value="228" calcext:value-type="float">
            <text:p>228,00000</text:p>
          </table:table-cell>
          <table:table-cell office:value-type="float" office:value="270" calcext:value-type="float">
            <text:p>270,00000</text:p>
          </table:table-cell>
          <table:table-cell office:value-type="float" office:value="279" calcext:value-type="float">
            <text:p>279,00000</text:p>
          </table:table-cell>
        </table:table-row>
        <table:table-row table:style-name="ro1">
          <table:table-cell office:value-type="string" calcext:value-type="string">
            <text:p>max1</text:p>
          </table:table-cell>
          <table:table-cell office:value-type="float" office:value="26" calcext:value-type="float">
            <text:p>26,00000</text:p>
          </table:table-cell>
          <table:table-cell office:value-type="float" office:value="28" calcext:value-type="float">
            <text:p>28,00000</text:p>
          </table:table-cell>
          <table:table-cell office:value-type="float" office:value="118" calcext:value-type="float">
            <text:p>118,00000</text:p>
          </table:table-cell>
          <table:table-cell office:value-type="float" office:value="75" calcext:value-type="float">
            <text:p>75,00000</text:p>
          </table:table-cell>
          <table:table-cell office:value-type="float" office:value="22" calcext:value-type="float">
            <text:p>22,00000</text:p>
          </table:table-cell>
          <table:table-cell office:value-type="float" office:value="33" calcext:value-type="float">
            <text:p>33,00000</text:p>
          </table:table-cell>
          <table:table-cell office:value-type="float" office:value="202" calcext:value-type="float">
            <text:p>202,00000</text:p>
          </table:table-cell>
          <table:table-cell office:value-type="float" office:value="229" calcext:value-type="float">
            <text:p>229,00000</text:p>
          </table:table-cell>
          <table:table-cell office:value-type="float" office:value="271" calcext:value-type="float">
            <text:p>271,00000</text:p>
          </table:table-cell>
          <table:table-cell office:value-type="float" office:value="280" calcext:value-type="float">
            <text:p>280,00000</text:p>
          </table:table-cell>
        </table:table-row>
        <table:table-row table:style-name="ro1">
          <table:table-cell office:value-type="string" calcext:value-type="string">
            <text:p>max2</text:p>
          </table:table-cell>
          <table:table-cell office:value-type="float" office:value="39" calcext:value-type="float">
            <text:p>39,00000</text:p>
          </table:table-cell>
          <table:table-cell office:value-type="float" office:value="31" calcext:value-type="float">
            <text:p>31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25" calcext:value-type="float">
            <text:p>25,00000</text:p>
          </table:table-cell>
          <table:table-cell office:value-type="float" office:value="58" calcext:value-type="float">
            <text:p>58,00000</text:p>
          </table:table-cell>
          <table:table-cell office:value-type="float" office:value="203" calcext:value-type="float">
            <text:p>203,00000</text:p>
          </table:table-cell>
          <table:table-cell office:value-type="float" office:value="230" calcext:value-type="float">
            <text:p>230,00000</text:p>
          </table:table-cell>
          <table:table-cell office:value-type="float" office:value="272" calcext:value-type="float">
            <text:p>272,00000</text:p>
          </table:table-cell>
          <table:table-cell office:value-type="float" office:value="281" calcext:value-type="float">
            <text:p>281,00000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Default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5" table:formula="of:=AVERAGE([.B3:.B5])" office:value-type="float" office:value="-0.399315334189166" calcext:value-type="float">
            <text:p>-0,39932</text:p>
          </table:table-cell>
          <table:table-cell table:style-name="ce5" table:formula="of:=AVERAGE([.C3:.C5])" office:value-type="float" office:value="-0.741826989382932" calcext:value-type="float">
            <text:p>-0,74183</text:p>
          </table:table-cell>
          <table:table-cell table:style-name="ce5" table:formula="of:=AVERAGE([.D3:.D5])" office:value-type="float" office:value="-0.482716896603879" calcext:value-type="float">
            <text:p>-0,48272</text:p>
          </table:table-cell>
          <table:table-cell table:style-name="ce5" table:formula="of:=AVERAGE([.E3:.E5])" office:value-type="float" office:value="-0.398126169008954" calcext:value-type="float">
            <text:p>-0,39813</text:p>
          </table:table-cell>
          <table:table-cell table:style-name="ce5" table:formula="of:=AVERAGE([.F3:.F5])" office:value-type="float" office:value="-0.40542990987928" calcext:value-type="float">
            <text:p>-0,40543</text:p>
          </table:table-cell>
          <table:table-cell table:style-name="ce5" table:formula="of:=AVERAGE([.G3:.G5])" office:value-type="float" office:value="-0.402991579593859" calcext:value-type="float">
            <text:p>-0,40299</text:p>
          </table:table-cell>
          <table:table-cell table:style-name="ce5" table:formula="of:=AVERAGE([.H3:.H5])" office:value-type="float" office:value="-0.397608669655829" calcext:value-type="float">
            <text:p>-0,39761</text:p>
          </table:table-cell>
          <table:table-cell table:style-name="ce5" table:formula="of:=AVERAGE([.I3:.I5])" office:value-type="float" office:value="-0.7346086650725" calcext:value-type="float">
            <text:p>-0,73461</text:p>
          </table:table-cell>
          <table:table-cell table:style-name="ce5" table:formula="of:=AVERAGE([.J3:.J5])" office:value-type="float" office:value="-0.405311160027716" calcext:value-type="float">
            <text:p>-0,40531</text:p>
          </table:table-cell>
          <table:table-cell table:style-name="ce5" table:formula="of:=AVERAGE([.K3:.K5])" office:value-type="float" office:value="-0.477490236470538" calcext:value-type="float">
            <text:p>-0,4774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5" table:formula="of:=AVERAGE([.B6:.B8])" office:value-type="float" office:value="-0.333333333333333" calcext:value-type="float">
            <text:p>-0,33333</text:p>
          </table:table-cell>
          <table:table-cell table:style-name="ce5" table:formula="of:=AVERAGE([.C6:.C8])" office:value-type="float" office:value="-0.666666666666667" calcext:value-type="float">
            <text:p>-0,66667</text:p>
          </table:table-cell>
          <table:table-cell table:style-name="ce5" table:formula="of:=AVERAGE([.D6:.D8])" office:value-type="float" office:value="-0.333333333333333" calcext:value-type="float">
            <text:p>-0,33333</text:p>
          </table:table-cell>
          <table:table-cell table:style-name="ce5" table:formula="of:=AVERAGE([.E6:.E8])" office:value-type="float" office:value="-0.333333333333333" calcext:value-type="float">
            <text:p>-0,33333</text:p>
          </table:table-cell>
          <table:table-cell table:style-name="ce5" table:formula="of:=AVERAGE([.F6:.F8])" office:value-type="float" office:value="-0.333333333333333" calcext:value-type="float">
            <text:p>-0,33333</text:p>
          </table:table-cell>
          <table:table-cell table:style-name="ce5" table:formula="of:=AVERAGE([.G6:.G8])" office:value-type="float" office:value="-0.333333333333333" calcext:value-type="float">
            <text:p>-0,33333</text:p>
          </table:table-cell>
          <table:table-cell table:style-name="ce5" table:formula="of:=AVERAGE([.H6:.H8])" office:value-type="float" office:value="-0.333333333333333" calcext:value-type="float">
            <text:p>-0,33333</text:p>
          </table:table-cell>
          <table:table-cell table:style-name="ce5" table:formula="of:=AVERAGE([.I6:.I8])" office:value-type="float" office:value="-0.666666666666667" calcext:value-type="float">
            <text:p>-0,66667</text:p>
          </table:table-cell>
          <table:table-cell table:style-name="ce5" table:formula="of:=AVERAGE([.J6:.J8])" office:value-type="float" office:value="-0.333333333333333" calcext:value-type="float">
            <text:p>-0,33333</text:p>
          </table:table-cell>
          <table:table-cell table:style-name="ce5" table:formula="of:=AVERAGE([.K6:.K8])" office:value-type="float" office:value="0.666666666666667" calcext:value-type="float">
            <text:p>0,6666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5" table:formula="of:=AVERAGE([.B9:.B11])" office:value-type="float" office:value="13.5422767923304" calcext:value-type="float">
            <text:p>13,54228</text:p>
          </table:table-cell>
          <table:table-cell table:style-name="ce5" table:formula="of:=AVERAGE([.C9:.C11])" office:value-type="float" office:value="14.6183705528546" calcext:value-type="float">
            <text:p>14,61837</text:p>
          </table:table-cell>
          <table:table-cell table:style-name="ce5" table:formula="of:=AVERAGE([.D9:.D11])" office:value-type="float" office:value="15.576655955251" calcext:value-type="float">
            <text:p>15,57666</text:p>
          </table:table-cell>
          <table:table-cell table:style-name="ce5" table:formula="of:=AVERAGE([.E9:.E11])" office:value-type="float" office:value="13.4268736068762" calcext:value-type="float">
            <text:p>13,42687</text:p>
          </table:table-cell>
          <table:table-cell table:style-name="ce5" table:formula="of:=AVERAGE([.F9:.F11])" office:value-type="float" office:value="13.1193987496747" calcext:value-type="float">
            <text:p>13,11940</text:p>
          </table:table-cell>
          <table:table-cell table:style-name="ce5" table:formula="of:=AVERAGE([.G9:.G11])" office:value-type="float" office:value="13.3984414463052" calcext:value-type="float">
            <text:p>13,39844</text:p>
          </table:table-cell>
          <table:table-cell table:style-name="ce5" table:formula="of:=AVERAGE([.H9:.H11])" office:value-type="float" office:value="15.2022850017064" calcext:value-type="float">
            <text:p>15,20229</text:p>
          </table:table-cell>
          <table:table-cell table:style-name="ce5" table:formula="of:=AVERAGE([.I9:.I11])" office:value-type="float" office:value="15.5769899665913" calcext:value-type="float">
            <text:p>15,57699</text:p>
          </table:table-cell>
          <table:table-cell table:style-name="ce5" table:formula="of:=AVERAGE([.J9:.J11])" office:value-type="float" office:value="13.3757211275468" calcext:value-type="float">
            <text:p>13,37572</text:p>
          </table:table-cell>
          <table:table-cell table:style-name="ce5" table:formula="of:=AVERAGE([.K9:.K11])" office:value-type="float" office:value="16.4901946822361" calcext:value-type="float">
            <text:p>16,4901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5" table:formula="of:=AVERAGE([.B12:.B14])" office:value-type="float" office:value="13.530705289049" calcext:value-type="float">
            <text:p>13,53071</text:p>
          </table:table-cell>
          <table:table-cell table:style-name="ce5" table:formula="of:=AVERAGE([.C12:.C14])" office:value-type="float" office:value="14.5514276993109" calcext:value-type="float">
            <text:p>14,55143</text:p>
          </table:table-cell>
          <table:table-cell table:style-name="ce5" table:formula="of:=AVERAGE([.D12:.D14])" office:value-type="float" office:value="15.5441951964311" calcext:value-type="float">
            <text:p>15,54420</text:p>
          </table:table-cell>
          <table:table-cell table:style-name="ce5" table:formula="of:=AVERAGE([.E12:.E14])" office:value-type="float" office:value="13.4141857054997" calcext:value-type="float">
            <text:p>13,41419</text:p>
          </table:table-cell>
          <table:table-cell table:style-name="ce5" table:formula="of:=AVERAGE([.F12:.F14])" office:value-type="float" office:value="13.1062543245559" calcext:value-type="float">
            <text:p>13,10625</text:p>
          </table:table-cell>
          <table:table-cell table:style-name="ce5" table:formula="of:=AVERAGE([.G12:.G14])" office:value-type="float" office:value="13.3859189572309" calcext:value-type="float">
            <text:p>13,38592</text:p>
          </table:table-cell>
          <table:table-cell table:style-name="ce5" table:formula="of:=AVERAGE([.H12:.H14])" office:value-type="float" office:value="15.1911740836626" calcext:value-type="float">
            <text:p>15,19117</text:p>
          </table:table-cell>
          <table:table-cell table:style-name="ce5" table:formula="of:=AVERAGE([.I12:.I14])" office:value-type="float" office:value="15.5146028218419" calcext:value-type="float">
            <text:p>15,51460</text:p>
          </table:table-cell>
          <table:table-cell table:style-name="ce5" table:formula="of:=AVERAGE([.J12:.J14])" office:value-type="float" office:value="13.3629945772017" calcext:value-type="float">
            <text:p>13,36299</text:p>
          </table:table-cell>
          <table:table-cell table:style-name="ce5" table:formula="of:=AVERAGE([.K12:.K14])" office:value-type="float" office:value="16.4599035135436" calcext:value-type="float">
            <text:p>16,4599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5" table:formula="of:=AVERAGE([.B15:.B17])" office:value-type="float" office:value="-1.42745725911698" calcext:value-type="float">
            <text:p>-1,42746</text:p>
          </table:table-cell>
          <table:table-cell table:style-name="ce5" table:formula="of:=AVERAGE([.C15:.C17])" office:value-type="float" office:value="-1.46474608491624" calcext:value-type="float">
            <text:p>-1,46475</text:p>
          </table:table-cell>
          <table:table-cell table:style-name="ce5" table:formula="of:=AVERAGE([.D15:.D17])" office:value-type="float" office:value="-0.966027978326934" calcext:value-type="float">
            <text:p>-0,96603</text:p>
          </table:table-cell>
          <table:table-cell table:style-name="ce5" table:formula="of:=AVERAGE([.E15:.E17])" office:value-type="float" office:value="-1.44586260415714" calcext:value-type="float">
            <text:p>-1,44586</text:p>
          </table:table-cell>
          <table:table-cell table:style-name="ce5" table:formula="of:=AVERAGE([.F15:.F17])" office:value-type="float" office:value="-1.46385447250474" calcext:value-type="float">
            <text:p>-1,46385</text:p>
          </table:table-cell>
          <table:table-cell table:style-name="ce5" table:formula="of:=AVERAGE([.G15:.G17])" office:value-type="float" office:value="-1.47290325324865" calcext:value-type="float">
            <text:p>-1,47290</text:p>
          </table:table-cell>
          <table:table-cell table:style-name="ce5" table:formula="of:=AVERAGE([.H15:.H17])" office:value-type="float" office:value="-1.42913915267706" calcext:value-type="float">
            <text:p>-1,42914</text:p>
          </table:table-cell>
          <table:table-cell table:style-name="ce5" table:formula="of:=AVERAGE([.I15:.I17])" office:value-type="float" office:value="-1.3736439458006" calcext:value-type="float">
            <text:p>-1,37364</text:p>
          </table:table-cell>
          <table:table-cell table:style-name="ce5" table:formula="of:=AVERAGE([.J15:.J17])" office:value-type="float" office:value="-1.24074609471365" calcext:value-type="float">
            <text:p>-1,24075</text:p>
          </table:table-cell>
          <table:table-cell table:style-name="ce5" table:formula="of:=AVERAGE([.K15:.K17])" office:value-type="float" office:value="-0.887291714761614" calcext:value-type="float">
            <text:p>-0,88729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style-name="ce5" table:formula="of:=AVERAGE([.B18:.B20])" office:value-type="float" office:value="0.00532315805835035" calcext:value-type="float">
            <text:p>0,00532</text:p>
          </table:table-cell>
          <table:table-cell table:style-name="ce5" table:formula="of:=AVERAGE([.C18:.C20])" office:value-type="float" office:value="0.00115579491728972" calcext:value-type="float">
            <text:p>0,00116</text:p>
          </table:table-cell>
          <table:table-cell table:style-name="ce5" table:formula="of:=AVERAGE([.D18:.D20])" office:value-type="float" office:value="-0.00362031213359572" calcext:value-type="float">
            <text:p>-0,00362</text:p>
          </table:table-cell>
          <table:table-cell table:style-name="ce5" table:formula="of:=AVERAGE([.E18:.E20])" office:value-type="float" office:value="0.00141769281363121" calcext:value-type="float">
            <text:p>0,00142</text:p>
          </table:table-cell>
          <table:table-cell table:style-name="ce5" table:formula="of:=AVERAGE([.F18:.F20])" office:value-type="float" office:value="0.00186305201548327" calcext:value-type="float">
            <text:p>0,00186</text:p>
          </table:table-cell>
          <table:table-cell table:style-name="ce5" table:formula="of:=AVERAGE([.G18:.G20])" office:value-type="float" office:value="-0.000110089664884371" calcext:value-type="float">
            <text:p>-0,00011</text:p>
          </table:table-cell>
          <table:table-cell table:style-name="ce5" table:formula="of:=AVERAGE([.H18:.H20])" office:value-type="float" office:value="0.00512516176697832" calcext:value-type="float">
            <text:p>0,00513</text:p>
          </table:table-cell>
          <table:table-cell table:style-name="ce5" table:formula="of:=AVERAGE([.I18:.I20])" office:value-type="float" office:value="0.0025429889631248" calcext:value-type="float">
            <text:p>0,00254</text:p>
          </table:table-cell>
          <table:table-cell table:style-name="ce5" table:formula="of:=AVERAGE([.J18:.J20])" office:value-type="float" office:value="0.0126560264375067" calcext:value-type="float">
            <text:p>0,01266</text:p>
          </table:table-cell>
          <table:table-cell table:style-name="ce5" table:formula="of:=AVERAGE([.K18:.K20])" office:value-type="float" office:value="0.0222833899614758" calcext:value-type="float">
            <text:p>0,022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AVERAGE([.B21:.B23])" office:value-type="float" office:value="-32.3333333333333" calcext:value-type="float">
            <text:p>-32,33333</text:p>
          </table:table-cell>
          <table:table-cell table:style-name="ce5" table:formula="of:=AVERAGE([.C21:.C23])" office:value-type="float" office:value="-39" calcext:value-type="float">
            <text:p>-39,00000</text:p>
          </table:table-cell>
          <table:table-cell table:style-name="ce5" table:formula="of:=AVERAGE([.D21:.D23])" office:value-type="float" office:value="-124.666666666667" calcext:value-type="float">
            <text:p>-124,66667</text:p>
          </table:table-cell>
          <table:table-cell table:style-name="ce5" table:formula="of:=AVERAGE([.E21:.E23])" office:value-type="float" office:value="-102" calcext:value-type="float">
            <text:p>-102,00000</text:p>
          </table:table-cell>
          <table:table-cell table:style-name="ce5" table:formula="of:=AVERAGE([.F21:.F23])" office:value-type="float" office:value="-26.6666666666667" calcext:value-type="float">
            <text:p>-26,66667</text:p>
          </table:table-cell>
          <table:table-cell table:style-name="ce5" table:formula="of:=AVERAGE([.G21:.G23])" office:value-type="float" office:value="-53.3333333333333" calcext:value-type="float">
            <text:p>-53,33333</text:p>
          </table:table-cell>
          <table:table-cell table:style-name="ce5" table:formula="of:=AVERAGE([.H21:.H23])" office:value-type="float" office:value="-45.3333333333333" calcext:value-type="float">
            <text:p>-45,33333</text:p>
          </table:table-cell>
          <table:table-cell table:style-name="ce5" table:formula="of:=AVERAGE([.I21:.I23])" office:value-type="float" office:value="-86" calcext:value-type="float">
            <text:p>-86,00000</text:p>
          </table:table-cell>
          <table:table-cell table:style-name="ce5" table:formula="of:=AVERAGE([.J21:.J23])" office:value-type="float" office:value="-35.3333333333333" calcext:value-type="float">
            <text:p>-35,33333</text:p>
          </table:table-cell>
          <table:table-cell table:style-name="ce5" table:formula="of:=AVERAGE([.K21:.K23])"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AVERAGE([.B24:.B26])" office:value-type="float" office:value="32.6666666666667" calcext:value-type="float">
            <text:p>32,66667</text:p>
          </table:table-cell>
          <table:table-cell table:style-name="ce5" table:formula="of:=AVERAGE([.C24:.C26])" office:value-type="float" office:value="38" calcext:value-type="float">
            <text:p>38,00000</text:p>
          </table:table-cell>
          <table:table-cell table:style-name="ce5" table:formula="of:=AVERAGE([.D24:.D26])" office:value-type="float" office:value="124" calcext:value-type="float">
            <text:p>124,00000</text:p>
          </table:table-cell>
          <table:table-cell table:style-name="ce5" table:formula="of:=AVERAGE([.E24:.E26])" office:value-type="float" office:value="109.666666666667" calcext:value-type="float">
            <text:p>109,66667</text:p>
          </table:table-cell>
          <table:table-cell table:style-name="ce5" table:formula="of:=AVERAGE([.F24:.F26])" office:value-type="float" office:value="27" calcext:value-type="float">
            <text:p>27,00000</text:p>
          </table:table-cell>
          <table:table-cell table:style-name="ce5" table:formula="of:=AVERAGE([.G24:.G26])" office:value-type="float" office:value="47.6666666666667" calcext:value-type="float">
            <text:p>47,66667</text:p>
          </table:table-cell>
          <table:table-cell table:style-name="ce5" table:formula="of:=AVERAGE([.H24:.H26])" office:value-type="float" office:value="202" calcext:value-type="float">
            <text:p>202,00000</text:p>
          </table:table-cell>
          <table:table-cell table:style-name="ce5" table:formula="of:=AVERAGE([.I24:.I26])" office:value-type="float" office:value="229" calcext:value-type="float">
            <text:p>229,00000</text:p>
          </table:table-cell>
          <table:table-cell table:style-name="ce5" table:formula="of:=AVERAGE([.J24:.J26])" office:value-type="float" office:value="271" calcext:value-type="float">
            <text:p>271,00000</text:p>
          </table:table-cell>
          <table:table-cell table:style-name="ce5" table:formula="of:=AVERAGE([.K24:.K26])" office:value-type="float" office:value="280" calcext:value-type="float">
            <text:p>280,00000</text:p>
          </table:table-cell>
        </table:table-row>
      </table:table>
      <table:table table:name="Planilha4" table:style-name="ta1">
        <table:shapes>
          <draw:frame draw:z-index="0" draw:style-name="gr1" draw:text-style-name="P1" svg:width="24.78cm" svg:height="8.999cm" svg:x="3.49cm" svg:y="30.247cm">
            <draw:object draw:notify-on-update-of-ranges="Planilha4.B2:Planilha4.K2 Planilha4.A8:Planilha4.A8 Planilha4.B8:Planilha4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5.134cm" svg:height="8.999cm" svg:x="3.21cm" svg:y="19.597cm">
            <draw:object draw:notify-on-update-of-ranges="Planilha4.B2:Planilha4.K2 Planilha4.A4:Planilha4.A4 Planilha4.B4:Planilha4.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.717cm" svg:height="8.999cm" svg:x="16.107cm" svg:y="10.643cm">
            <draw:object draw:notify-on-update-of-ranges="Planilha4.B2:Planilha4.K2 Planilha4.A11:Planilha4.A11 Planilha4.B11:Planilha4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676cm" svg:height="8.999cm" svg:x="16.049cm" svg:y="19.037cm">
            <draw:object draw:notify-on-update-of-ranges="Planilha4.B2:Planilha4.K2 Planilha4.A12:Planilha4.A12 Planilha4.B12:Planilha4.K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0cm" svg:y="10.486cm">
            <draw:object draw:notify-on-update-of-ranges="Planilha4.B2:Planilha4.K2 Planilha4.A17:Planilha4.A17 Planilha4.B17:Planilha4.K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5.999cm" svg:height="8.999cm" svg:x="0cm" svg:y="19.2cm">
            <draw:object draw:notify-on-update-of-ranges="Planilha4.A18:Planilha4.A18 Planilha4.B18:Planilha4.K1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4" table:number-columns-repeated="3" table:default-cell-style-name="ce8"/>
        <table:table-column table:style-name="co9" table:default-cell-style-name="ce8"/>
        <table:table-column table:style-name="co10" table:number-columns-repeated="3" table:default-cell-style-name="ce8"/>
        <table:table-column table:style-name="co11" table:default-cell-style-name="ce8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_soma</text:p>
          </table:table-cell>
          <table:table-cell office:value-type="float" office:value="-1.1979460025675" calcext:value-type="float">
            <text:p>-1,1979</text:p>
          </table:table-cell>
          <table:table-cell office:value-type="float" office:value="-2.22548096814879" calcext:value-type="float">
            <text:p>-2,2255</text:p>
          </table:table-cell>
          <table:table-cell office:value-type="float" office:value="-1.44815068981164" calcext:value-type="float">
            <text:p>-1,4482</text:p>
          </table:table-cell>
          <table:table-cell office:value-type="float" office:value="-1.19437850702687" calcext:value-type="float">
            <text:p>-1,1944</text:p>
          </table:table-cell>
          <table:table-cell office:value-type="float" office:value="-1.21628972963784" calcext:value-type="float">
            <text:p>-1,2163</text:p>
          </table:table-cell>
          <table:table-cell office:value-type="float" office:value="-1.20897473878158" calcext:value-type="float">
            <text:p>-1,2090</text:p>
          </table:table-cell>
          <table:table-cell office:value-type="float" office:value="-1.19282600896749" calcext:value-type="float">
            <text:p>-1,1928</text:p>
          </table:table-cell>
          <table:table-cell office:value-type="float" office:value="-2.20382599521751" calcext:value-type="float">
            <text:p>-2,2038</text:p>
          </table:table-cell>
          <table:table-cell office:value-type="float" office:value="-1.21593348008315" calcext:value-type="float">
            <text:p>-1,2159</text:p>
          </table:table-cell>
          <table:table-cell office:value-type="float" office:value="-1.43247070941161" calcext:value-type="float">
            <text:p>-1,4325</text:p>
          </table:table-cell>
        </table:table-row>
        <table:table-row table:style-name="ro1">
          <table:table-cell office:value-type="string" calcext:value-type="string">
            <text:p>mean_soma_abs</text:p>
          </table:table-cell>
          <table:table-cell office:value-type="float" office:value="2.40257699677875" calcext:value-type="float">
            <text:p>2,4026</text:p>
          </table:table-cell>
          <table:table-cell office:value-type="float" office:value="3.39100951123811" calcext:value-type="float">
            <text:p>3,3910</text:p>
          </table:table-cell>
          <table:table-cell office:value-type="float" office:value="3.83670520411849" calcext:value-type="float">
            <text:p>3,8367</text:p>
          </table:table-cell>
          <table:table-cell office:value-type="float" office:value="1.86429266963416" calcext:value-type="float">
            <text:p>1,8643</text:p>
          </table:table-cell>
          <table:table-cell office:value-type="float" office:value="2.20746599066751" calcext:value-type="float">
            <text:p>2,2075</text:p>
          </table:table-cell>
          <table:table-cell office:value-type="float" office:value="2.10588611764235" calcext:value-type="float">
            <text:p>2,1059</text:p>
          </table:table-cell>
          <table:table-cell office:value-type="float" office:value="3.26140092324885" calcext:value-type="float">
            <text:p>3,2614</text:p>
          </table:table-cell>
          <table:table-cell office:value-type="float" office:value="5.29677712902859" calcext:value-type="float">
            <text:p>5,2968</text:p>
          </table:table-cell>
          <table:table-cell office:value-type="float" office:value="2.42719196601004" calcext:value-type="float">
            <text:p>2,4272</text:p>
          </table:table-cell>
          <table:table-cell office:value-type="float" office:value="4.61738672826659" calcext:value-type="float">
            <text:p>4,6174</text:p>
          </table:table-cell>
        </table:table-row>
        <table:table-row table:style-name="ro1">
          <table:table-cell office:value-type="string" calcext:value-type="string">
            <text:p>rms_soma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rms_soma_abs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std_soma</text:p>
          </table:table-cell>
          <table:table-cell office:value-type="float" office:value="2.79970423137151" calcext:value-type="float">
            <text:p>2,7997</text:p>
          </table:table-cell>
          <table:table-cell office:value-type="float" office:value="3.5772651597859" calcext:value-type="float">
            <text:p>3,5773</text:p>
          </table:table-cell>
          <table:table-cell office:value-type="float" office:value="4.79699079572514" calcext:value-type="float">
            <text:p>4,7970</text:p>
          </table:table-cell>
          <table:table-cell office:value-type="float" office:value="2.12171630329721" calcext:value-type="float">
            <text:p>2,1217</text:p>
          </table:table-cell>
          <table:table-cell office:value-type="float" office:value="2.51097407655637" calcext:value-type="float">
            <text:p>2,5110</text:p>
          </table:table-cell>
          <table:table-cell office:value-type="float" office:value="2.42135957165296" calcext:value-type="float">
            <text:p>2,4214</text:p>
          </table:table-cell>
          <table:table-cell office:value-type="float" office:value="3.89736485935975" calcext:value-type="float">
            <text:p>3,8974</text:p>
          </table:table-cell>
          <table:table-cell office:value-type="float" office:value="6.33361575392616" calcext:value-type="float">
            <text:p>6,3336</text:p>
          </table:table-cell>
          <table:table-cell office:value-type="float" office:value="2.97318396237375" calcext:value-type="float">
            <text:p>2,9732</text:p>
          </table:table-cell>
          <table:table-cell office:value-type="float" office:value="6.5482351822825" calcext:value-type="float">
            <text:p>6,5482</text:p>
          </table:table-cell>
        </table:table-row>
        <table:table-row table:style-name="ro1">
          <table:table-cell office:value-type="string" calcext:value-type="string">
            <text:p>std_soma_abs</text:p>
          </table:table-cell>
          <table:table-cell office:value-type="float" office:value="1.87110720771862" calcext:value-type="float">
            <text:p>1,8711</text:p>
          </table:table-cell>
          <table:table-cell office:value-type="float" office:value="2.50012920820169" calcext:value-type="float">
            <text:p>2,5001</text:p>
          </table:table-cell>
          <table:table-cell office:value-type="float" office:value="3.22303495037886" calcext:value-type="float">
            <text:p>3,2230</text:p>
          </table:table-cell>
          <table:table-cell office:value-type="float" office:value="1.5660884175784" calcext:value-type="float">
            <text:p>1,5661</text:p>
          </table:table-cell>
          <table:table-cell office:value-type="float" office:value="1.70629581831724" calcext:value-type="float">
            <text:p>1,7063</text:p>
          </table:table-cell>
          <table:table-cell office:value-type="float" office:value="1.69995463285601" calcext:value-type="float">
            <text:p>1,7000</text:p>
          </table:table-cell>
          <table:table-cell office:value-type="float" office:value="2.44449396654464" calcext:value-type="float">
            <text:p>2,4445</text:p>
          </table:table-cell>
          <table:table-cell office:value-type="float" office:value="4.11286877750528" calcext:value-type="float">
            <text:p>4,1129</text:p>
          </table:table-cell>
          <table:table-cell office:value-type="float" office:value="2.10405709576521" calcext:value-type="float">
            <text:p>2,1041</text:p>
          </table:table-cell>
          <table:table-cell office:value-type="float" office:value="4.85912503825865" calcext:value-type="float">
            <text:p>4,8591</text:p>
          </table:table-cell>
        </table:table-row>
        <table:table-row table:style-name="ro1">
          <table:table-cell office:value-type="string" calcext:value-type="string">
            <text:p>max_soma</text:p>
          </table:table-cell>
          <table:table-cell office:value-type="float" office:value="45" calcext:value-type="float">
            <text:p>45,0000</text:p>
          </table:table-cell>
          <table:table-cell office:value-type="float" office:value="32" calcext:value-type="float">
            <text:p>32,0000</text:p>
          </table:table-cell>
          <table:table-cell office:value-type="float" office:value="142" calcext:value-type="float">
            <text:p>142,0000</text:p>
          </table:table-cell>
          <table:table-cell office:value-type="float" office:value="96" calcext:value-type="float">
            <text:p>96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max_soma_abs</text:p>
          </table:table-cell>
          <table:table-cell office:value-type="float" office:value="46" calcext:value-type="float">
            <text:p>46,0000</text:p>
          </table:table-cell>
          <table:table-cell office:value-type="float" office:value="36" calcext:value-type="float">
            <text:p>36,0000</text:p>
          </table:table-cell>
          <table:table-cell office:value-type="float" office:value="167" calcext:value-type="float">
            <text:p>167,0000</text:p>
          </table:table-cell>
          <table:table-cell office:value-type="float" office:value="232" calcext:value-type="float">
            <text:p>232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intensidade</text:p>
          </table:table-cell>
          <table:table-cell table:style-name="ce5" office:value-type="float" office:value="0.000674999156251055" calcext:value-type="float">
            <text:p>0,00067</text:p>
          </table:table-cell>
          <table:table-cell table:style-name="ce5" office:value-type="float" office:value="0.000286249642187947" calcext:value-type="float">
            <text:p>0,00029</text:p>
          </table:table-cell>
          <table:table-cell table:style-name="ce5" office:value-type="float" office:value="0.0335137081078649" calcext:value-type="float">
            <text:p>0,03351</text:p>
          </table:table-cell>
          <table:table-cell table:style-name="ce5" office:value-type="float" office:value="0.00283749645312943" calcext:value-type="float">
            <text:p>0,00284</text:p>
          </table:table-cell>
          <table:table-cell table:style-name="ce5" office:value-type="float" office:value="0.0000737499078126152" calcext:value-type="float">
            <text:p>0,00007</text:p>
          </table:table-cell>
          <table:table-cell table:style-name="ce5" office:value-type="float" office:value="0.00193624757969053" calcext:value-type="float">
            <text:p>0,00194</text:p>
          </table:table-cell>
          <table:table-cell table:style-name="ce5" office:value-type="float" office:value="0.00369124538594327" calcext:value-type="float">
            <text:p>0,00369</text:p>
          </table:table-cell>
          <table:table-cell table:style-name="ce5" office:value-type="float" office:value="0.0550561811797735" calcext:value-type="float">
            <text:p>0,05506</text:p>
          </table:table-cell>
          <table:table-cell table:style-name="ce9" office:value-type="float" office:value="0.00227249715937855" calcext:value-type="float">
            <text:p>0,00227</text:p>
          </table:table-cell>
          <table:table-cell table:style-name="ce5" office:value-type="float" office:value="0.185323518345602" calcext:value-type="float">
            <text:p>0,18532</text:p>
          </table:table-cell>
        </table:table-row>
        <table:table-row table:style-name="ro1">
          <table:table-cell office:value-type="string" calcext:value-type="string">
            <text:p>cont</text:p>
          </table:table-cell>
          <table:table-cell table:style-name="ce5" office:value-type="float" office:value="0.00837498953126309" calcext:value-type="float">
            <text:p>0,00837</text:p>
          </table:table-cell>
          <table:table-cell table:style-name="ce5" office:value-type="float" office:value="0.00449999437500703" calcext:value-type="float">
            <text:p>0,00450</text:p>
          </table:table-cell>
          <table:table-cell table:style-name="ce5" office:value-type="float" office:value="0.28799964000045" calcext:value-type="float">
            <text:p>0,28800</text:p>
          </table:table-cell>
          <table:table-cell table:style-name="ce5" office:value-type="float" office:value="0.0154999806250242" calcext:value-type="float">
            <text:p>0,01550</text:p>
          </table:table-cell>
          <table:table-cell table:style-name="ce5" office:value-type="float" office:value="0.00124999843750195" calcext:value-type="float">
            <text:p>0,00125</text:p>
          </table:table-cell>
          <table:table-cell table:style-name="ce5" office:value-type="float" office:value="0.0167499790625262" calcext:value-type="float">
            <text:p>0,01675</text:p>
          </table:table-cell>
          <table:table-cell table:style-name="ce5" office:value-type="float" office:value="0.0324999593750508" calcext:value-type="float">
            <text:p>0,03250</text:p>
          </table:table-cell>
          <table:table-cell table:style-name="ce5" office:value-type="float" office:value="1.99224750969061" calcext:value-type="float">
            <text:p>1,99225</text:p>
          </table:table-cell>
          <table:table-cell table:style-name="ce9" office:value-type="float" office:value="0.0132499834375207" calcext:value-type="float">
            <text:p>0,01325</text:p>
          </table:table-cell>
          <table:table-cell table:style-name="ce5" office:value-type="float" office:value="1.48899813875233" calcext:value-type="float">
            <text:p>1,48900</text:p>
          </table:table-cell>
        </table:table-row>
        <table:table-row table:style-name="ro1">
          <table:table-cell office:value-type="string" calcext:value-type="string">
            <text:p>mean_soma_quad</text:p>
          </table:table-cell>
          <table:table-cell table:style-name="ce5" office:value-type="float" office:value="550.584466769417" calcext:value-type="float">
            <text:p>550,58447</text:p>
          </table:table-cell>
          <table:table-cell table:style-name="ce5" office:value-type="float" office:value="641.478559401801" calcext:value-type="float">
            <text:p>641,47856</text:p>
          </table:table-cell>
          <table:table-cell table:style-name="ce5" office:value-type="float" office:value="728.220767224041" calcext:value-type="float">
            <text:p>728,22077</text:p>
          </table:table-cell>
          <table:table-cell table:style-name="ce5" office:value-type="float" office:value="541.205795992755" calcext:value-type="float">
            <text:p>541,20580</text:p>
          </table:table-cell>
          <table:table-cell table:style-name="ce5" office:value-type="float" office:value="516.63384795769" calcext:value-type="float">
            <text:p>516,63385</text:p>
          </table:table-cell>
          <table:table-cell table:style-name="ce5" office:value-type="float" office:value="538.884032644959" calcext:value-type="float">
            <text:p>538,88403</text:p>
          </table:table-cell>
          <table:table-cell table:style-name="ce5" office:value-type="float" office:value="693.80284774644" calcext:value-type="float">
            <text:p>693,80285</text:p>
          </table:table-cell>
          <table:table-cell table:style-name="ce5" office:value-type="float" office:value="728.356900803874" calcext:value-type="float">
            <text:p>728,35690</text:p>
          </table:table-cell>
          <table:table-cell table:style-name="ce5" office:value-type="float" office:value="537.120673599158" calcext:value-type="float">
            <text:p>537,12067</text:p>
          </table:table-cell>
          <table:table-cell table:style-name="ce5" office:value-type="float" office:value="816.681261648423" calcext:value-type="float">
            <text:p>816,68126</text:p>
          </table:table-cell>
        </table:table-row>
        <table:table-row table:style-name="ro1">
          <table:table-cell office:value-type="string" calcext:value-type="string">
            <text:p>rms_soma_quad</text:p>
          </table:table-cell>
          <table:table-cell table:style-name="ce5" office:value-type="float" office:value="562.103863755675" calcext:value-type="float">
            <text:p>562,10386</text:p>
          </table:table-cell>
          <table:table-cell table:style-name="ce5" office:value-type="float" office:value="649.55250332108" calcext:value-type="float">
            <text:p>649,55250</text:p>
          </table:table-cell>
          <table:table-cell table:style-name="ce5" office:value-type="float" office:value="848.739138920106" calcext:value-type="float">
            <text:p>848,73914</text:p>
          </table:table-cell>
          <table:table-cell table:style-name="ce5" office:value-type="float" office:value="550.667118189071" calcext:value-type="float">
            <text:p>550,66712</text:p>
          </table:table-cell>
          <table:table-cell table:style-name="ce5" office:value-type="float" office:value="521.735127389197" calcext:value-type="float">
            <text:p>521,73513</text:p>
          </table:table-cell>
          <table:table-cell table:style-name="ce5" office:value-type="float" office:value="543.17908099158" calcext:value-type="float">
            <text:p>543,17908</text:p>
          </table:table-cell>
          <table:table-cell table:style-name="ce5" office:value-type="float" office:value="710.475436136478" calcext:value-type="float">
            <text:p>710,47544</text:p>
          </table:table-cell>
          <table:table-cell table:style-name="ce5" office:value-type="float" office:value="757.830856965616" calcext:value-type="float">
            <text:p>757,83086</text:p>
          </table:table-cell>
          <table:table-cell table:style-name="ce5" office:value-type="float" office:value="596.655244444519" calcext:value-type="float">
            <text:p>596,65524</text:p>
          </table:table-cell>
          <table:table-cell table:style-name="ce5" office:value-type="float" office:value="960.983146775603" calcext:value-type="float">
            <text:p>960,98315</text:p>
          </table:table-cell>
        </table:table-row>
        <table:table-row table:style-name="ro1">
          <table:table-cell office:value-type="string" calcext:value-type="string">
            <text:p>std_soma_quad</text:p>
          </table:table-cell>
          <table:table-cell table:style-name="ce5" office:value-type="float" office:value="113.214392200352" calcext:value-type="float">
            <text:p>113,21439</text:p>
          </table:table-cell>
          <table:table-cell table:style-name="ce5" office:value-type="float" office:value="102.096583676792" calcext:value-type="float">
            <text:p>102,09658</text:p>
          </table:table-cell>
          <table:table-cell table:style-name="ce5" office:value-type="float" office:value="435.950272529416" calcext:value-type="float">
            <text:p>435,95027</text:p>
          </table:table-cell>
          <table:table-cell table:style-name="ce5" office:value-type="float" office:value="101.63936953024" calcext:value-type="float">
            <text:p>101,63937</text:p>
          </table:table-cell>
          <table:table-cell table:style-name="ce5" office:value-type="float" office:value="72.7805626266482" calcext:value-type="float">
            <text:p>72,78056</text:p>
          </table:table-cell>
          <table:table-cell table:style-name="ce5" office:value-type="float" office:value="68.1726733168359" calcext:value-type="float">
            <text:p>68,17267</text:p>
          </table:table-cell>
          <table:table-cell table:style-name="ce5" office:value-type="float" office:value="153.012920409513" calcext:value-type="float">
            <text:p>153,01292</text:p>
          </table:table-cell>
          <table:table-cell table:style-name="ce5" office:value-type="float" office:value="209.2936521269" calcext:value-type="float">
            <text:p>209,29365</text:p>
          </table:table-cell>
          <table:table-cell table:style-name="ce5" office:value-type="float" office:value="259.805432421141" calcext:value-type="float">
            <text:p>259,80543</text:p>
          </table:table-cell>
          <table:table-cell table:style-name="ce5" office:value-type="float" office:value="506.478356160537" calcext:value-type="float">
            <text:p>506,47836</text:p>
          </table:table-cell>
        </table:table-row>
        <table:table-row table:style-name="ro1">
          <table:table-cell office:value-type="string" calcext:value-type="string">
            <text:p>max_soma_quad</text:p>
          </table:table-cell>
          <table:table-cell table:style-name="ce5" office:value-type="float" office:value="2789" calcext:value-type="float">
            <text:p>2789,00000</text:p>
          </table:table-cell>
          <table:table-cell table:style-name="ce5" office:value-type="float" office:value="3765" calcext:value-type="float">
            <text:p>3765,00000</text:p>
          </table:table-cell>
          <table:table-cell table:style-name="ce5" office:value-type="float" office:value="45509" calcext:value-type="float">
            <text:p>45509,00000</text:p>
          </table:table-cell>
          <table:table-cell table:style-name="ce5" office:value-type="float" office:value="37385" calcext:value-type="float">
            <text:p>37385,00000</text:p>
          </table:table-cell>
          <table:table-cell table:style-name="ce5" office:value-type="float" office:value="1513" calcext:value-type="float">
            <text:p>1513,00000</text:p>
          </table:table-cell>
          <table:table-cell table:style-name="ce5" office:value-type="float" office:value="7694" calcext:value-type="float">
            <text:p>7694,00000</text:p>
          </table:table-cell>
          <table:table-cell table:style-name="ce5" office:value-type="float" office:value="122414" calcext:value-type="float">
            <text:p>122414,00000</text:p>
          </table:table-cell>
          <table:table-cell table:style-name="ce5" office:value-type="float" office:value="157325" calcext:value-type="float">
            <text:p>157325,00000</text:p>
          </table:table-cell>
          <table:table-cell table:style-name="ce5" office:value-type="float" office:value="220325" calcext:value-type="float">
            <text:p>220325,00000</text:p>
          </table:table-cell>
          <table:table-cell table:style-name="ce5" office:value-type="float" office:value="235202" calcext:value-type="float">
            <text:p>235202,00000</text:p>
          </table:table-cell>
        </table:table-row>
        <table:table-row table:style-name="ro1">
          <table:table-cell office:value-type="string" calcext:value-type="string">
            <text:p>intensidade_quad</text:p>
          </table:table-cell>
          <table:table-cell table:style-name="ce5" office:value-type="float" office:value="0.365053293683383" calcext:value-type="float">
            <text:p>0,36505</text:p>
          </table:table-cell>
          <table:table-cell table:style-name="ce5" office:value-type="float" office:value="2.15679605400493" calcext:value-type="float">
            <text:p>2,15680</text:p>
          </table:table-cell>
          <table:table-cell table:style-name="ce5" office:value-type="float" office:value="24.6324454594432" calcext:value-type="float">
            <text:p>24,63245</text:p>
          </table:table-cell>
          <table:table-cell table:style-name="ce5" office:value-type="float" office:value="0.392988258764676" calcext:value-type="float">
            <text:p>0,39299</text:p>
          </table:table-cell>
          <table:table-cell table:style-name="ce5" office:value-type="float" office:value="0.0141824822718972" calcext:value-type="float">
            <text:p>0,01418</text:p>
          </table:table-cell>
          <table:table-cell table:style-name="ce5" office:value-type="float" office:value="0.159256050929936" calcext:value-type="float">
            <text:p>0,15926</text:p>
          </table:table-cell>
          <table:table-cell table:style-name="ce5" office:value-type="float" office:value="2.68790289012139" calcext:value-type="float">
            <text:p>2,68790</text:p>
          </table:table-cell>
          <table:table-cell table:style-name="ce5" office:value-type="float" office:value="16.5739517825603" calcext:value-type="float">
            <text:p>16,57395</text:p>
          </table:table-cell>
          <table:table-cell table:style-name="ce5" office:value-type="float" office:value="0.344565819292726" calcext:value-type="float">
            <text:p>0,34457</text:p>
          </table:table-cell>
          <table:table-cell table:style-name="ce5" office:value-type="float" office:value="81.0305699617875" calcext:value-type="float">
            <text:p>81,03057</text:p>
          </table:table-cell>
        </table:table-row>
        <table:table-row table:style-name="ro1">
          <table:table-cell office:value-type="string" calcext:value-type="string">
            <text:p>cont_quad</text:p>
          </table:table-cell>
          <table:table-cell table:style-name="ce5" office:value-type="float" office:value="1.14212357234553" calcext:value-type="float">
            <text:p>1,14212</text:p>
          </table:table-cell>
          <table:table-cell table:style-name="ce5" office:value-type="float" office:value="6.57524178094777" calcext:value-type="float">
            <text:p>6,57524</text:p>
          </table:table-cell>
          <table:table-cell table:style-name="ce5" office:value-type="float" office:value="25.9953425058219" calcext:value-type="float">
            <text:p>25,99534</text:p>
          </table:table-cell>
          <table:table-cell table:style-name="ce5" office:value-type="float" office:value="0.0381249523438096" calcext:value-type="float">
            <text:p>0,03812</text:p>
          </table:table-cell>
          <table:table-cell table:style-name="ce5" office:value-type="float" office:value="0.00612499234375957" calcext:value-type="float">
            <text:p>0,00612</text:p>
          </table:table-cell>
          <table:table-cell table:style-name="ce5" office:value-type="float" office:value="0.0333749582813022" calcext:value-type="float">
            <text:p>0,03337</text:p>
          </table:table-cell>
          <table:table-cell table:style-name="ce5" office:value-type="float" office:value="6.53336683329146" calcext:value-type="float">
            <text:p>6,53337</text:p>
          </table:table-cell>
          <table:table-cell table:style-name="ce5" office:value-type="float" office:value="24.5224693469133" calcext:value-type="float">
            <text:p>24,52247</text:p>
          </table:table-cell>
          <table:table-cell table:style-name="ce5" office:value-type="float" office:value="0.0489999387500766" calcext:value-type="float">
            <text:p>0,04900</text:p>
          </table:table-cell>
          <table:table-cell table:style-name="ce5" office:value-type="float" office:value="49.6566879291401" calcext:value-type="float">
            <text:p>49,65669</text:p>
          </table:table-cell>
        </table:table-row>
      </table:table>
      <table:table table:name="Planilha3" table:style-name="ta1">
        <table:shapes>
          <draw:frame draw:z-index="0" draw:style-name="gr1" draw:text-style-name="P1" svg:width="15.999cm" svg:height="8.999cm" svg:x="14.999cm" svg:y="0.152cm">
            <draw:object draw:notify-on-update-of-ranges="Planilha3.D1:Planilha3.D1 Planilha3.D2:Planilha3.D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4.97cm" svg:y="10.061cm">
            <draw:object draw:notify-on-update-of-ranges="Planilha3.E1:Planilha3.E1 Planilha3.E2:Planilha3.E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fase0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ma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:.C2])" office:value-type="float" office:value="0" calcext:value-type="float">
            <text:p>0</text:p>
          </table:table-cell>
          <table:table-cell table:formula="of:=ABS([.D2])" office:value-type="float" office:value="0" calcext:value-type="float">
            <text:p>0</text:p>
          </table:table-cell>
          <table:table-cell table:formula="of:=[.A2]*[.A2]" office:value-type="float" office:value="324" calcext:value-type="float">
            <text:p>324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C2]*[.C2]" office:value-type="float" office:value="361" calcext:value-type="float">
            <text:p>361</text:p>
          </table:table-cell>
          <table:table-cell table:formula="of:=SUM([.F2:.H2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3:.C3])" office:value-type="float" office:value="-1" calcext:value-type="float">
            <text:p>-1</text:p>
          </table:table-cell>
          <table:table-cell table:formula="of:=ABS([.D3])" office:value-type="float" office:value="1" calcext:value-type="float">
            <text:p>1</text:p>
          </table:table-cell>
          <table:table-cell table:formula="of:=[.A3]*[.A3]" office:value-type="float" office:value="324" calcext:value-type="float">
            <text:p>324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361" calcext:value-type="float">
            <text:p>361</text:p>
          </table:table-cell>
          <table:table-cell table:formula="of:=SUM([.F3:.H3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table:formula="of:=SUM([.A4:.C4])" office:value-type="float" office:value="-4" calcext:value-type="float">
            <text:p>-4</text:p>
          </table:table-cell>
          <table:table-cell table:formula="of:=ABS([.D4])" office:value-type="float" office:value="4" calcext:value-type="float">
            <text:p>4</text:p>
          </table:table-cell>
          <table:table-cell table:formula="of:=[.A4]*[.A4]" office:value-type="float" office:value="289" calcext:value-type="float">
            <text:p>289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C4]*[.C4]" office:value-type="float" office:value="400" calcext:value-type="float">
            <text:p>400</text:p>
          </table:table-cell>
          <table:table-cell table:formula="of:=SUM([.F4:.H4])" office:value-type="float" office:value="690" calcext:value-type="float">
            <text:p>69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5:.C5])" office:value-type="float" office:value="0" calcext:value-type="float">
            <text:p>0</text:p>
          </table:table-cell>
          <table:table-cell table:formula="of:=ABS([.D5])" office:value-type="float" office:value="0" calcext:value-type="float">
            <text:p>0</text:p>
          </table:table-cell>
          <table:table-cell table:formula="of:=[.A5]*[.A5]" office:value-type="float" office:value="324" calcext:value-type="float">
            <text:p>324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C5]" office:value-type="float" office:value="361" calcext:value-type="float">
            <text:p>361</text:p>
          </table:table-cell>
          <table:table-cell table:formula="of:=SUM([.F5:.H5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6:.C6])" office:value-type="float" office:value="-1" calcext:value-type="float">
            <text:p>-1</text:p>
          </table:table-cell>
          <table:table-cell table:formula="of:=ABS([.D6])" office:value-type="float" office:value="1" calcext:value-type="float">
            <text:p>1</text:p>
          </table:table-cell>
          <table:table-cell table:formula="of:=[.A6]*[.A6]" office:value-type="float" office:value="324" calcext:value-type="float">
            <text:p>324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361" calcext:value-type="float">
            <text:p>361</text:p>
          </table:table-cell>
          <table:table-cell table:formula="of:=SUM([.F6:.H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7:.C7])" office:value-type="float" office:value="-2" calcext:value-type="float">
            <text:p>-2</text:p>
          </table:table-cell>
          <table:table-cell table:formula="of:=ABS([.D7])" office:value-type="float" office:value="2" calcext:value-type="float">
            <text:p>2</text:p>
          </table:table-cell>
          <table:table-cell table:formula="of:=[.A7]*[.A7]" office:value-type="float" office:value="324" calcext:value-type="float">
            <text:p>324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400" calcext:value-type="float">
            <text:p>400</text:p>
          </table:table-cell>
          <table:table-cell table:formula="of:=SUM([.F7:.H7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8:.C8])" office:value-type="float" office:value="2" calcext:value-type="float">
            <text:p>2</text:p>
          </table:table-cell>
          <table:table-cell table:formula="of:=ABS([.D8])" office:value-type="float" office:value="2" calcext:value-type="float">
            <text:p>2</text:p>
          </table:table-cell>
          <table:table-cell table:formula="of:=[.A8]*[.A8]" office:value-type="float" office:value="361" calcext:value-type="float">
            <text:p>361</text:p>
          </table:table-cell>
          <table:table-cell table:formula="of:=[.B8]*[.B8]" office:value-type="float" office:value="1" calcext:value-type="float">
            <text:p>1</text:p>
          </table:table-cell>
          <table:table-cell table:formula="of:=[.C8]*[.C8]" office:value-type="float" office:value="324" calcext:value-type="float">
            <text:p>324</text:p>
          </table:table-cell>
          <table:table-cell table:formula="of:=SUM([.F8:.H8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9:.C9])" office:value-type="float" office:value="-1" calcext:value-type="float">
            <text:p>-1</text:p>
          </table:table-cell>
          <table:table-cell table:formula="of:=ABS([.D9])" office:value-type="float" office:value="1" calcext:value-type="float">
            <text:p>1</text:p>
          </table:table-cell>
          <table:table-cell table:formula="of:=[.A9]*[.A9]" office:value-type="float" office:value="324" calcext:value-type="float">
            <text:p>324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361" calcext:value-type="float">
            <text:p>361</text:p>
          </table:table-cell>
          <table:table-cell table:formula="of:=SUM([.F9:.H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0:.C10])" office:value-type="float" office:value="-2" calcext:value-type="float">
            <text:p>-2</text:p>
          </table:table-cell>
          <table:table-cell table:formula="of:=ABS([.D10])" office:value-type="float" office:value="2" calcext:value-type="float">
            <text:p>2</text:p>
          </table:table-cell>
          <table:table-cell table:formula="of:=[.A10]*[.A10]" office:value-type="float" office:value="324" calcext:value-type="float">
            <text:p>324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400" calcext:value-type="float">
            <text:p>400</text:p>
          </table:table-cell>
          <table:table-cell table:formula="of:=SUM([.F10:.H10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1:.C11])" office:value-type="float" office:value="-2" calcext:value-type="float">
            <text:p>-2</text:p>
          </table:table-cell>
          <table:table-cell table:formula="of:=ABS([.D11])" office:value-type="float" office:value="2" calcext:value-type="float">
            <text:p>2</text:p>
          </table:table-cell>
          <table:table-cell table:formula="of:=[.A11]*[.A11]" office:value-type="float" office:value="289" calcext:value-type="float">
            <text:p>289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361" calcext:value-type="float">
            <text:p>361</text:p>
          </table:table-cell>
          <table:table-cell table:formula="of:=SUM([.F11:.H11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2:.C12])" office:value-type="float" office:value="-1" calcext:value-type="float">
            <text:p>-1</text:p>
          </table:table-cell>
          <table:table-cell table:formula="of:=ABS([.D12])" office:value-type="float" office:value="1" calcext:value-type="float">
            <text:p>1</text:p>
          </table:table-cell>
          <table:table-cell table:formula="of:=[.A12]*[.A12]" office:value-type="float" office:value="324" calcext:value-type="float">
            <text:p>324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361" calcext:value-type="float">
            <text:p>361</text:p>
          </table:table-cell>
          <table:table-cell table:formula="of:=SUM([.F12:.H12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13:.C13])" office:value-type="float" office:value="0" calcext:value-type="float">
            <text:p>0</text:p>
          </table:table-cell>
          <table:table-cell table:formula="of:=ABS([.D13])" office:value-type="float" office:value="0" calcext:value-type="float">
            <text:p>0</text:p>
          </table:table-cell>
          <table:table-cell table:formula="of:=[.A13]*[.A13]" office:value-type="float" office:value="324" calcext:value-type="float">
            <text:p>324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361" calcext:value-type="float">
            <text:p>361</text:p>
          </table:table-cell>
          <table:table-cell table:formula="of:=SUM([.F13:.H13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4:.C14])" office:value-type="float" office:value="-1" calcext:value-type="float">
            <text:p>-1</text:p>
          </table:table-cell>
          <table:table-cell table:formula="of:=ABS([.D14])" office:value-type="float" office:value="1" calcext:value-type="float">
            <text:p>1</text:p>
          </table:table-cell>
          <table:table-cell table:formula="of:=[.A14]*[.A14]" office:value-type="float" office:value="324" calcext:value-type="float">
            <text:p>324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361" calcext:value-type="float">
            <text:p>361</text:p>
          </table:table-cell>
          <table:table-cell table:formula="of:=SUM([.F14:.H14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5:.C15])" office:value-type="float" office:value="-1" calcext:value-type="float">
            <text:p>-1</text:p>
          </table:table-cell>
          <table:table-cell table:formula="of:=ABS([.D15])" office:value-type="float" office:value="1" calcext:value-type="float">
            <text:p>1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361" calcext:value-type="float">
            <text:p>361</text:p>
          </table:table-cell>
          <table:table-cell table:formula="of:=SUM([.F15:.H15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16:.C16])" office:value-type="float" office:value="1" calcext:value-type="float">
            <text:p>1</text:p>
          </table:table-cell>
          <table:table-cell table:formula="of:=ABS([.D16])" office:value-type="float" office:value="1" calcext:value-type="float">
            <text:p>1</text:p>
          </table:table-cell>
          <table:table-cell table:formula="of:=[.A16]*[.A16]" office:value-type="float" office:value="324" calcext:value-type="float">
            <text:p>324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C16]*[.C16]" office:value-type="float" office:value="324" calcext:value-type="float">
            <text:p>324</text:p>
          </table:table-cell>
          <table:table-cell table:formula="of:=SUM([.F16:.H16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7:.C17])" office:value-type="float" office:value="-3" calcext:value-type="float">
            <text:p>-3</text:p>
          </table:table-cell>
          <table:table-cell table:formula="of:=ABS([.D17])" office:value-type="float" office:value="3" calcext:value-type="float">
            <text:p>3</text:p>
          </table:table-cell>
          <table:table-cell table:formula="of:=[.A17]*[.A17]" office:value-type="float" office:value="289" calcext:value-type="float">
            <text:p>289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400" calcext:value-type="float">
            <text:p>400</text:p>
          </table:table-cell>
          <table:table-cell table:formula="of:=SUM([.F17:.H17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8:.C18])" office:value-type="float" office:value="-2" calcext:value-type="float">
            <text:p>-2</text:p>
          </table:table-cell>
          <table:table-cell table:formula="of:=ABS([.D18])" office:value-type="float" office:value="2" calcext:value-type="float">
            <text:p>2</text:p>
          </table:table-cell>
          <table:table-cell table:formula="of:=[.A18]*[.A18]" office:value-type="float" office:value="289" calcext:value-type="float">
            <text:p>289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361" calcext:value-type="float">
            <text:p>361</text:p>
          </table:table-cell>
          <table:table-cell table:formula="of:=SUM([.F18:.H18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9:.C19])" office:value-type="float" office:value="-1" calcext:value-type="float">
            <text:p>-1</text:p>
          </table:table-cell>
          <table:table-cell table:formula="of:=ABS([.D19])" office:value-type="float" office:value="1" calcext:value-type="float">
            <text:p>1</text:p>
          </table:table-cell>
          <table:table-cell table:formula="of:=[.A19]*[.A19]" office:value-type="float" office:value="324" calcext:value-type="float">
            <text:p>324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361" calcext:value-type="float">
            <text:p>361</text:p>
          </table:table-cell>
          <table:table-cell table:formula="of:=SUM([.F19:.H1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0:.C20])" office:value-type="float" office:value="-1" calcext:value-type="float">
            <text:p>-1</text:p>
          </table:table-cell>
          <table:table-cell table:formula="of:=ABS([.D20])" office:value-type="float" office:value="1" calcext:value-type="float">
            <text:p>1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361" calcext:value-type="float">
            <text:p>361</text:p>
          </table:table-cell>
          <table:table-cell table:formula="of:=SUM([.F20:.H20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1:.C21])" office:value-type="float" office:value="1" calcext:value-type="float">
            <text:p>1</text:p>
          </table:table-cell>
          <table:table-cell table:formula="of:=ABS([.D21])" office:value-type="float" office:value="1" calcext:value-type="float">
            <text:p>1</text:p>
          </table:table-cell>
          <table:table-cell table:formula="of:=[.A21]*[.A21]" office:value-type="float" office:value="324" calcext:value-type="float">
            <text:p>324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C21]*[.C21]" office:value-type="float" office:value="324" calcext:value-type="float">
            <text:p>324</text:p>
          </table:table-cell>
          <table:table-cell table:formula="of:=SUM([.F21:.H21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2:.C22])" office:value-type="float" office:value="1" calcext:value-type="float">
            <text:p>1</text:p>
          </table:table-cell>
          <table:table-cell table:formula="of:=ABS([.D22])" office:value-type="float" office:value="1" calcext:value-type="float">
            <text:p>1</text:p>
          </table:table-cell>
          <table:table-cell table:formula="of:=[.A22]*[.A22]" office:value-type="float" office:value="361" calcext:value-type="float">
            <text:p>361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C22]*[.C22]" office:value-type="float" office:value="361" calcext:value-type="float">
            <text:p>361</text:p>
          </table:table-cell>
          <table:table-cell table:formula="of:=SUM([.F22:.H22])" office:value-type="float" office:value="723" calcext:value-type="float">
            <text:p>72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3:.C23])" office:value-type="float" office:value="-3" calcext:value-type="float">
            <text:p>-3</text:p>
          </table:table-cell>
          <table:table-cell table:formula="of:=ABS([.D23])" office:value-type="float" office:value="3" calcext:value-type="float">
            <text:p>3</text:p>
          </table:table-cell>
          <table:table-cell table:formula="of:=[.A23]*[.A23]" office:value-type="float" office:value="289" calcext:value-type="float">
            <text:p>289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400" calcext:value-type="float">
            <text:p>400</text:p>
          </table:table-cell>
          <table:table-cell table:formula="of:=SUM([.F23:.H23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4:.C24])" office:value-type="float" office:value="-2" calcext:value-type="float">
            <text:p>-2</text:p>
          </table:table-cell>
          <table:table-cell table:formula="of:=ABS([.D24])" office:value-type="float" office:value="2" calcext:value-type="float">
            <text:p>2</text:p>
          </table:table-cell>
          <table:table-cell table:formula="of:=[.A24]*[.A24]" office:value-type="float" office:value="289" calcext:value-type="float">
            <text:p>289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361" calcext:value-type="float">
            <text:p>361</text:p>
          </table:table-cell>
          <table:table-cell table:formula="of:=SUM([.F24:.H24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5:.C25])" office:value-type="float" office:value="-2" calcext:value-type="float">
            <text:p>-2</text:p>
          </table:table-cell>
          <table:table-cell table:formula="of:=ABS([.D25])" office:value-type="float" office:value="2" calcext:value-type="float">
            <text:p>2</text:p>
          </table:table-cell>
          <table:table-cell table:formula="of:=[.A25]*[.A25]" office:value-type="float" office:value="324" calcext:value-type="float">
            <text:p>324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400" calcext:value-type="float">
            <text:p>400</text:p>
          </table:table-cell>
          <table:table-cell table:formula="of:=SUM([.F25:.H25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6:.C26])" office:value-type="float" office:value="-1" calcext:value-type="float">
            <text:p>-1</text:p>
          </table:table-cell>
          <table:table-cell table:formula="of:=ABS([.D26])" office:value-type="float" office:value="1" calcext:value-type="float">
            <text:p>1</text:p>
          </table:table-cell>
          <table:table-cell table:formula="of:=[.A26]*[.A26]" office:value-type="float" office:value="324" calcext:value-type="float">
            <text:p>324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361" calcext:value-type="float">
            <text:p>361</text:p>
          </table:table-cell>
          <table:table-cell table:formula="of:=SUM([.F26:.H2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7:.C27])" office:value-type="float" office:value="1" calcext:value-type="float">
            <text:p>1</text:p>
          </table:table-cell>
          <table:table-cell table:formula="of:=ABS([.D27])" office:value-type="float" office:value="1" calcext:value-type="float">
            <text:p>1</text:p>
          </table:table-cell>
          <table:table-cell table:formula="of:=[.A27]*[.A27]" office:value-type="float" office:value="324" calcext:value-type="float">
            <text:p>324</text:p>
          </table:table-cell>
          <table:table-cell table:formula="of:=[.B27]*[.B27]" office:value-type="float" office:value="1" calcext:value-type="float">
            <text:p>1</text:p>
          </table:table-cell>
          <table:table-cell table:formula="of:=[.C27]*[.C27]" office:value-type="float" office:value="324" calcext:value-type="float">
            <text:p>324</text:p>
          </table:table-cell>
          <table:table-cell table:formula="of:=SUM([.F27:.H27])" office:value-type="float" office:value="649" calcext:value-type="float">
            <text:p>649</text:p>
          </table:table-cell>
          <table:table-cell table:formula="of:=AVERAGE([.I2:.I27])" office:value-type="float" office:value="683.423076923077" calcext:value-type="float">
            <text:p>683,423076923077</text:p>
          </table:table-cell>
          <table:table-cell table:number-columns-repeated="16"/>
        </table:table-row>
      </table:table>
      <table:table table:name="Planilha5" table:style-name="ta1">
        <table:shapes>
          <draw:frame draw:z-index="0" draw:style-name="gr1" draw:text-style-name="P1" svg:width="15.999cm" svg:height="8.999cm" svg:x="16.099cm" svg:y="0.319cm">
            <draw:object draw:notify-on-update-of-ranges="Planilha5.A2:Planilha5.A121 Planilha5.B1:Planilha5.B1 Planilha5.B2:Planilha5.B121 Planilha5.C1:Planilha5.C1 Planilha5.C2:Planilha5.C121 Planilha5.D1:Planilha5.D1 Planilha5.D2:Planilha5.D1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10.509cm" svg:y="9.555cm">
            <draw:object draw:notify-on-update-of-ranges="Planilha5.A2:Planilha5.A61 Planilha5.B1:Planilha5.B1 Planilha5.B2:Planilha5.B61 Planilha5.C1:Planilha5.C1 Planilha5.C2:Planilha5.C61 Planilha5.D1:Planilha5.D1 Planilha5.D2:Planilha5.D6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0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fase3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SIN(([.$A2]+0/3)*2*PI())" office:value-type="float" office:value="0" calcext:value-type="float">
            <text:p>0,0000</text:p>
          </table:table-cell>
          <table:table-cell table:formula="of:=SIN(([.$A2]+1/3)*2*PI())" office:value-type="float" office:value="0.866025403784439" calcext:value-type="float">
            <text:p>0,8660</text:p>
          </table:table-cell>
          <table:table-cell table:formula="of:=SIN(([.$A2]+2/3)*2*PI())" office:value-type="float" office:value="-0.866025403784438" calcext:value-type="float">
            <text:p>-0,8660</text:p>
          </table:table-cell>
        </table:table-row>
        <table:table-row table:style-name="ro1">
          <table:table-cell table:formula="of:=[.A2]+1/60" office:value-type="float" office:value="0.0166666666666667" calcext:value-type="float">
            <text:p>0,0167</text:p>
          </table:table-cell>
          <table:table-cell table:formula="of:=SIN(([.$A3]+0/3)*2*PI())" office:value-type="float" office:value="0.104528463267653" calcext:value-type="float">
            <text:p>0,1045</text:p>
          </table:table-cell>
          <table:table-cell table:formula="of:=SIN(([.$A3]+1/3)*2*PI())" office:value-type="float" office:value="0.809016994374947" calcext:value-type="float">
            <text:p>0,8090</text:p>
          </table:table-cell>
          <table:table-cell table:formula="of:=SIN(([.$A3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3]+1/60" office:value-type="float" office:value="0.0333333333333333" calcext:value-type="float">
            <text:p>0,0333</text:p>
          </table:table-cell>
          <table:table-cell table:formula="of:=SIN(([.$A4]+0/3)*2*PI())" office:value-type="float" office:value="0.207911690817759" calcext:value-type="float">
            <text:p>0,2079</text:p>
          </table:table-cell>
          <table:table-cell table:formula="of:=SIN(([.$A4]+1/3)*2*PI())" office:value-type="float" office:value="0.743144825477394" calcext:value-type="float">
            <text:p>0,7431</text:p>
          </table:table-cell>
          <table:table-cell table:formula="of:=SIN(([.$A4]+2/3)*2*PI())" office:value-type="float" office:value="-0.951056516295153" calcext:value-type="float">
            <text:p>-0,9511</text:p>
          </table:table-cell>
        </table:table-row>
        <table:table-row table:style-name="ro1">
          <table:table-cell table:formula="of:=[.A4]+1/60" office:value-type="float" office:value="0.05" calcext:value-type="float">
            <text:p>0,0500</text:p>
          </table:table-cell>
          <table:table-cell table:formula="of:=SIN(([.$A5]+0/3)*2*PI())" office:value-type="float" office:value="0.309016994374947" calcext:value-type="float">
            <text:p>0,3090</text:p>
          </table:table-cell>
          <table:table-cell table:formula="of:=SIN(([.$A5]+1/3)*2*PI())" office:value-type="float" office:value="0.669130606358858" calcext:value-type="float">
            <text:p>0,6691</text:p>
          </table:table-cell>
          <table:table-cell table:formula="of:=SIN(([.$A5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5]+1/60" office:value-type="float" office:value="0.0666666666666667" calcext:value-type="float">
            <text:p>0,0667</text:p>
          </table:table-cell>
          <table:table-cell table:formula="of:=SIN(([.$A6]+0/3)*2*PI())" office:value-type="float" office:value="0.4067366430758" calcext:value-type="float">
            <text:p>0,4067</text:p>
          </table:table-cell>
          <table:table-cell table:formula="of:=SIN(([.$A6]+1/3)*2*PI())" office:value-type="float" office:value="0.587785252292473" calcext:value-type="float">
            <text:p>0,5878</text:p>
          </table:table-cell>
          <table:table-cell table:formula="of:=SIN(([.$A6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]+1/60" office:value-type="float" office:value="0.0833333333333333" calcext:value-type="float">
            <text:p>0,0833</text:p>
          </table:table-cell>
          <table:table-cell table:formula="of:=SIN(([.$A7]+0/3)*2*PI())" office:value-type="float" office:value="0.5" calcext:value-type="float">
            <text:p>0,5000</text:p>
          </table:table-cell>
          <table:table-cell table:formula="of:=SIN(([.$A7]+1/3)*2*PI())" office:value-type="float" office:value="0.5" calcext:value-type="float">
            <text:p>0,5000</text:p>
          </table:table-cell>
          <table:table-cell table:formula="of:=SIN(([.$A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7]+1/60" office:value-type="float" office:value="0.1" calcext:value-type="float">
            <text:p>0,1000</text:p>
          </table:table-cell>
          <table:table-cell table:formula="of:=SIN(([.$A8]+0/3)*2*PI())" office:value-type="float" office:value="0.587785252292473" calcext:value-type="float">
            <text:p>0,5878</text:p>
          </table:table-cell>
          <table:table-cell table:formula="of:=SIN(([.$A8]+1/3)*2*PI())" office:value-type="float" office:value="0.4067366430758" calcext:value-type="float">
            <text:p>0,4067</text:p>
          </table:table-cell>
          <table:table-cell table:formula="of:=SIN(([.$A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8]+1/60" office:value-type="float" office:value="0.116666666666667" calcext:value-type="float">
            <text:p>0,1167</text:p>
          </table:table-cell>
          <table:table-cell table:formula="of:=SIN(([.$A9]+0/3)*2*PI())" office:value-type="float" office:value="0.669130606358858" calcext:value-type="float">
            <text:p>0,6691</text:p>
          </table:table-cell>
          <table:table-cell table:formula="of:=SIN(([.$A9]+1/3)*2*PI())" office:value-type="float" office:value="0.309016994374948" calcext:value-type="float">
            <text:p>0,3090</text:p>
          </table:table-cell>
          <table:table-cell table:formula="of:=SIN(([.$A9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9]+1/60" office:value-type="float" office:value="0.133333333333333" calcext:value-type="float">
            <text:p>0,1333</text:p>
          </table:table-cell>
          <table:table-cell table:formula="of:=SIN(([.$A10]+0/3)*2*PI())" office:value-type="float" office:value="0.743144825477394" calcext:value-type="float">
            <text:p>0,7431</text:p>
          </table:table-cell>
          <table:table-cell table:formula="of:=SIN(([.$A10]+1/3)*2*PI())" office:value-type="float" office:value="0.207911690817759" calcext:value-type="float">
            <text:p>0,2079</text:p>
          </table:table-cell>
          <table:table-cell table:formula="of:=SIN(([.$A10]+2/3)*2*PI())" office:value-type="float" office:value="-0.951056516295154" calcext:value-type="float">
            <text:p>-0,9511</text:p>
          </table:table-cell>
        </table:table-row>
        <table:table-row table:style-name="ro1">
          <table:table-cell table:formula="of:=[.A10]+1/60" office:value-type="float" office:value="0.15" calcext:value-type="float">
            <text:p>0,1500</text:p>
          </table:table-cell>
          <table:table-cell table:formula="of:=SIN(([.$A11]+0/3)*2*PI())" office:value-type="float" office:value="0.809016994374947" calcext:value-type="float">
            <text:p>0,8090</text:p>
          </table:table-cell>
          <table:table-cell table:formula="of:=SIN(([.$A11]+1/3)*2*PI())" office:value-type="float" office:value="0.104528463267654" calcext:value-type="float">
            <text:p>0,1045</text:p>
          </table:table-cell>
          <table:table-cell table:formula="of:=SIN(([.$A11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11]+1/60" office:value-type="float" office:value="0.166666666666667" calcext:value-type="float">
            <text:p>0,1667</text:p>
          </table:table-cell>
          <table:table-cell table:formula="of:=SIN(([.$A12]+0/3)*2*PI())" office:value-type="float" office:value="0.866025403784439" calcext:value-type="float">
            <text:p>0,8660</text:p>
          </table:table-cell>
          <table:table-cell table:formula="of:=SIN(([.$A12]+1/3)*2*PI())" office:value-type="float" office:value="1.22464679914735E-016" calcext:value-type="float">
            <text:p>0,0000</text:p>
          </table:table-cell>
          <table:table-cell table:formula="of:=SIN(([.$A12]+2/3)*2*PI())" office:value-type="float" office:value="-0.866025403784439" calcext:value-type="float">
            <text:p>-0,8660</text:p>
          </table:table-cell>
        </table:table-row>
        <table:table-row table:style-name="ro1">
          <table:table-cell table:formula="of:=[.A12]+1/60" office:value-type="float" office:value="0.183333333333333" calcext:value-type="float">
            <text:p>0,1833</text:p>
          </table:table-cell>
          <table:table-cell table:formula="of:=SIN(([.$A13]+0/3)*2*PI())" office:value-type="float" office:value="0.913545457642601" calcext:value-type="float">
            <text:p>0,9135</text:p>
          </table:table-cell>
          <table:table-cell table:formula="of:=SIN(([.$A13]+1/3)*2*PI())" office:value-type="float" office:value="-0.104528463267653" calcext:value-type="float">
            <text:p>-0,1045</text:p>
          </table:table-cell>
          <table:table-cell table:formula="of:=SIN(([.$A13]+2/3)*2*PI())" office:value-type="float" office:value="-0.809016994374947" calcext:value-type="float">
            <text:p>-0,8090</text:p>
          </table:table-cell>
        </table:table-row>
        <table:table-row table:style-name="ro1">
          <table:table-cell table:formula="of:=[.A13]+1/60" office:value-type="float" office:value="0.2" calcext:value-type="float">
            <text:p>0,2000</text:p>
          </table:table-cell>
          <table:table-cell table:formula="of:=SIN(([.$A14]+0/3)*2*PI())" office:value-type="float" office:value="0.951056516295153" calcext:value-type="float">
            <text:p>0,9511</text:p>
          </table:table-cell>
          <table:table-cell table:formula="of:=SIN(([.$A14]+1/3)*2*PI())" office:value-type="float" office:value="-0.207911690817759" calcext:value-type="float">
            <text:p>-0,2079</text:p>
          </table:table-cell>
          <table:table-cell table:formula="of:=SIN(([.$A14]+2/3)*2*PI())" office:value-type="float" office:value="-0.743144825477395" calcext:value-type="float">
            <text:p>-0,7431</text:p>
          </table:table-cell>
        </table:table-row>
        <table:table-row table:style-name="ro1">
          <table:table-cell table:formula="of:=[.A14]+1/60" office:value-type="float" office:value="0.216666666666667" calcext:value-type="float">
            <text:p>0,2167</text:p>
          </table:table-cell>
          <table:table-cell table:formula="of:=SIN(([.$A15]+0/3)*2*PI())" office:value-type="float" office:value="0.978147600733806" calcext:value-type="float">
            <text:p>0,9781</text:p>
          </table:table-cell>
          <table:table-cell table:formula="of:=SIN(([.$A15]+1/3)*2*PI())" office:value-type="float" office:value="-0.309016994374947" calcext:value-type="float">
            <text:p>-0,3090</text:p>
          </table:table-cell>
          <table:table-cell table:formula="of:=SIN(([.$A15]+2/3)*2*PI())" office:value-type="float" office:value="-0.669130606358859" calcext:value-type="float">
            <text:p>-0,6691</text:p>
          </table:table-cell>
        </table:table-row>
        <table:table-row table:style-name="ro1">
          <table:table-cell table:formula="of:=[.A15]+1/60" office:value-type="float" office:value="0.233333333333333" calcext:value-type="float">
            <text:p>0,2333</text:p>
          </table:table-cell>
          <table:table-cell table:formula="of:=SIN(([.$A16]+0/3)*2*PI())" office:value-type="float" office:value="0.994521895368273" calcext:value-type="float">
            <text:p>0,9945</text:p>
          </table:table-cell>
          <table:table-cell table:formula="of:=SIN(([.$A16]+1/3)*2*PI())" office:value-type="float" office:value="-0.4067366430758" calcext:value-type="float">
            <text:p>-0,4067</text:p>
          </table:table-cell>
          <table:table-cell table:formula="of:=SIN(([.$A16]+2/3)*2*PI())" office:value-type="float" office:value="-0.587785252292474" calcext:value-type="float">
            <text:p>-0,5878</text:p>
          </table:table-cell>
        </table:table-row>
        <table:table-row table:style-name="ro1">
          <table:table-cell table:formula="of:=[.A16]+1/60" office:value-type="float" office:value="0.25" calcext:value-type="float">
            <text:p>0,2500</text:p>
          </table:table-cell>
          <table:table-cell table:formula="of:=SIN(([.$A17]+0/3)*2*PI())" office:value-type="float" office:value="1" calcext:value-type="float">
            <text:p>1,0000</text:p>
          </table:table-cell>
          <table:table-cell table:formula="of:=SIN(([.$A17]+1/3)*2*PI())" office:value-type="float" office:value="-0.5" calcext:value-type="float">
            <text:p>-0,5000</text:p>
          </table:table-cell>
          <table:table-cell table:formula="of:=SIN(([.$A17]+2/3)*2*PI())" office:value-type="float" office:value="-0.5" calcext:value-type="float">
            <text:p>-0,5000</text:p>
          </table:table-cell>
        </table:table-row>
        <table:table-row table:style-name="ro1">
          <table:table-cell table:formula="of:=[.A17]+1/60" office:value-type="float" office:value="0.266666666666667" calcext:value-type="float">
            <text:p>0,2667</text:p>
          </table:table-cell>
          <table:table-cell table:formula="of:=SIN(([.$A18]+0/3)*2*PI())" office:value-type="float" office:value="0.994521895368273" calcext:value-type="float">
            <text:p>0,9945</text:p>
          </table:table-cell>
          <table:table-cell table:formula="of:=SIN(([.$A18]+1/3)*2*PI())" office:value-type="float" office:value="-0.587785252292473" calcext:value-type="float">
            <text:p>-0,5878</text:p>
          </table:table-cell>
          <table:table-cell table:formula="of:=SIN(([.$A1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18]+1/60" office:value-type="float" office:value="0.283333333333333" calcext:value-type="float">
            <text:p>0,2833</text:p>
          </table:table-cell>
          <table:table-cell table:formula="of:=SIN(([.$A19]+0/3)*2*PI())" office:value-type="float" office:value="0.978147600733806" calcext:value-type="float">
            <text:p>0,9781</text:p>
          </table:table-cell>
          <table:table-cell table:formula="of:=SIN(([.$A19]+1/3)*2*PI())" office:value-type="float" office:value="-0.669130606358858" calcext:value-type="float">
            <text:p>-0,6691</text:p>
          </table:table-cell>
          <table:table-cell table:formula="of:=SIN(([.$A19]+2/3)*2*PI())" office:value-type="float" office:value="-0.309016994374948" calcext:value-type="float">
            <text:p>-0,3090</text:p>
          </table:table-cell>
        </table:table-row>
        <table:table-row table:style-name="ro1">
          <table:table-cell table:formula="of:=[.A19]+1/60" office:value-type="float" office:value="0.3" calcext:value-type="float">
            <text:p>0,3000</text:p>
          </table:table-cell>
          <table:table-cell table:formula="of:=SIN(([.$A20]+0/3)*2*PI())" office:value-type="float" office:value="0.951056516295154" calcext:value-type="float">
            <text:p>0,9511</text:p>
          </table:table-cell>
          <table:table-cell table:formula="of:=SIN(([.$A20]+1/3)*2*PI())" office:value-type="float" office:value="-0.743144825477394" calcext:value-type="float">
            <text:p>-0,7431</text:p>
          </table:table-cell>
          <table:table-cell table:formula="of:=SIN(([.$A20]+2/3)*2*PI())" office:value-type="float" office:value="-0.20791169081776" calcext:value-type="float">
            <text:p>-0,2079</text:p>
          </table:table-cell>
        </table:table-row>
        <table:table-row table:style-name="ro1">
          <table:table-cell table:formula="of:=[.A20]+1/60" office:value-type="float" office:value="0.316666666666667" calcext:value-type="float">
            <text:p>0,3167</text:p>
          </table:table-cell>
          <table:table-cell table:formula="of:=SIN(([.$A21]+0/3)*2*PI())" office:value-type="float" office:value="0.913545457642601" calcext:value-type="float">
            <text:p>0,9135</text:p>
          </table:table-cell>
          <table:table-cell table:formula="of:=SIN(([.$A21]+1/3)*2*PI())" office:value-type="float" office:value="-0.809016994374947" calcext:value-type="float">
            <text:p>-0,8090</text:p>
          </table:table-cell>
          <table:table-cell table:formula="of:=SIN(([.$A21]+2/3)*2*PI())" office:value-type="float" office:value="-0.104528463267654" calcext:value-type="float">
            <text:p>-0,1045</text:p>
          </table:table-cell>
        </table:table-row>
        <table:table-row table:style-name="ro1">
          <table:table-cell table:formula="of:=[.A21]+1/60" office:value-type="float" office:value="0.333333333333333" calcext:value-type="float">
            <text:p>0,3333</text:p>
          </table:table-cell>
          <table:table-cell table:formula="of:=SIN(([.$A22]+0/3)*2*PI())" office:value-type="float" office:value="0.866025403784439" calcext:value-type="float">
            <text:p>0,8660</text:p>
          </table:table-cell>
          <table:table-cell table:formula="of:=SIN(([.$A22]+1/3)*2*PI())" office:value-type="float" office:value="-0.866025403784438" calcext:value-type="float">
            <text:p>-0,8660</text:p>
          </table:table-cell>
          <table:table-cell table:formula="of:=SIN(([.$A22]+2/3)*2*PI())" office:value-type="float" office:value="-2.44929359829471E-016" calcext:value-type="float">
            <text:p>0,0000</text:p>
          </table:table-cell>
        </table:table-row>
        <table:table-row table:style-name="ro1">
          <table:table-cell table:formula="of:=[.A22]+1/60" office:value-type="float" office:value="0.35" calcext:value-type="float">
            <text:p>0,3500</text:p>
          </table:table-cell>
          <table:table-cell table:formula="of:=SIN(([.$A23]+0/3)*2*PI())" office:value-type="float" office:value="0.809016994374947" calcext:value-type="float">
            <text:p>0,8090</text:p>
          </table:table-cell>
          <table:table-cell table:formula="of:=SIN(([.$A23]+1/3)*2*PI())" office:value-type="float" office:value="-0.913545457642601" calcext:value-type="float">
            <text:p>-0,9135</text:p>
          </table:table-cell>
          <table:table-cell table:formula="of:=SIN(([.$A23]+2/3)*2*PI())" office:value-type="float" office:value="0.104528463267653" calcext:value-type="float">
            <text:p>0,1045</text:p>
          </table:table-cell>
        </table:table-row>
        <table:table-row table:style-name="ro1">
          <table:table-cell table:formula="of:=[.A23]+1/60" office:value-type="float" office:value="0.366666666666667" calcext:value-type="float">
            <text:p>0,3667</text:p>
          </table:table-cell>
          <table:table-cell table:formula="of:=SIN(([.$A24]+0/3)*2*PI())" office:value-type="float" office:value="0.743144825477394" calcext:value-type="float">
            <text:p>0,7431</text:p>
          </table:table-cell>
          <table:table-cell table:formula="of:=SIN(([.$A24]+1/3)*2*PI())" office:value-type="float" office:value="-0.951056516295153" calcext:value-type="float">
            <text:p>-0,9511</text:p>
          </table:table-cell>
          <table:table-cell table:formula="of:=SIN(([.$A2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24]+1/60" office:value-type="float" office:value="0.383333333333333" calcext:value-type="float">
            <text:p>0,3833</text:p>
          </table:table-cell>
          <table:table-cell table:formula="of:=SIN(([.$A25]+0/3)*2*PI())" office:value-type="float" office:value="0.669130606358858" calcext:value-type="float">
            <text:p>0,6691</text:p>
          </table:table-cell>
          <table:table-cell table:formula="of:=SIN(([.$A25]+1/3)*2*PI())" office:value-type="float" office:value="-0.978147600733806" calcext:value-type="float">
            <text:p>-0,9781</text:p>
          </table:table-cell>
          <table:table-cell table:formula="of:=SIN(([.$A25]+2/3)*2*PI())" office:value-type="float" office:value="0.309016994374946" calcext:value-type="float">
            <text:p>0,3090</text:p>
          </table:table-cell>
        </table:table-row>
        <table:table-row table:style-name="ro1">
          <table:table-cell table:formula="of:=[.A25]+1/60" office:value-type="float" office:value="0.4" calcext:value-type="float">
            <text:p>0,4000</text:p>
          </table:table-cell>
          <table:table-cell table:formula="of:=SIN(([.$A26]+0/3)*2*PI())" office:value-type="float" office:value="0.587785252292473" calcext:value-type="float">
            <text:p>0,5878</text:p>
          </table:table-cell>
          <table:table-cell table:formula="of:=SIN(([.$A26]+1/3)*2*PI())" office:value-type="float" office:value="-0.994521895368273" calcext:value-type="float">
            <text:p>-0,9945</text:p>
          </table:table-cell>
          <table:table-cell table:formula="of:=SIN(([.$A26]+2/3)*2*PI())" office:value-type="float" office:value="0.4067366430758" calcext:value-type="float">
            <text:p>0,4067</text:p>
          </table:table-cell>
        </table:table-row>
        <table:table-row table:style-name="ro1">
          <table:table-cell table:formula="of:=[.A26]+1/60" office:value-type="float" office:value="0.416666666666667" calcext:value-type="float">
            <text:p>0,4167</text:p>
          </table:table-cell>
          <table:table-cell table:formula="of:=SIN(([.$A27]+0/3)*2*PI())" office:value-type="float" office:value="0.5" calcext:value-type="float">
            <text:p>0,5000</text:p>
          </table:table-cell>
          <table:table-cell table:formula="of:=SIN(([.$A27]+1/3)*2*PI())" office:value-type="float" office:value="-1" calcext:value-type="float">
            <text:p>-1,0000</text:p>
          </table:table-cell>
          <table:table-cell table:formula="of:=SIN(([.$A27]+2/3)*2*PI())" office:value-type="float" office:value="0.499999999999999" calcext:value-type="float">
            <text:p>0,5000</text:p>
          </table:table-cell>
        </table:table-row>
        <table:table-row table:style-name="ro1">
          <table:table-cell table:formula="of:=[.A27]+1/60" office:value-type="float" office:value="0.433333333333333" calcext:value-type="float">
            <text:p>0,4333</text:p>
          </table:table-cell>
          <table:table-cell table:formula="of:=SIN(([.$A28]+0/3)*2*PI())" office:value-type="float" office:value="0.4067366430758" calcext:value-type="float">
            <text:p>0,4067</text:p>
          </table:table-cell>
          <table:table-cell table:formula="of:=SIN(([.$A28]+1/3)*2*PI())" office:value-type="float" office:value="-0.994521895368273" calcext:value-type="float">
            <text:p>-0,9945</text:p>
          </table:table-cell>
          <table:table-cell table:formula="of:=SIN(([.$A28]+2/3)*2*PI())" office:value-type="float" office:value="0.587785252292472" calcext:value-type="float">
            <text:p>0,5878</text:p>
          </table:table-cell>
        </table:table-row>
        <table:table-row table:style-name="ro1">
          <table:table-cell table:formula="of:=[.A28]+1/60" office:value-type="float" office:value="0.45" calcext:value-type="float">
            <text:p>0,4500</text:p>
          </table:table-cell>
          <table:table-cell table:formula="of:=SIN(([.$A29]+0/3)*2*PI())" office:value-type="float" office:value="0.309016994374948" calcext:value-type="float">
            <text:p>0,3090</text:p>
          </table:table-cell>
          <table:table-cell table:formula="of:=SIN(([.$A29]+1/3)*2*PI())" office:value-type="float" office:value="-0.978147600733806" calcext:value-type="float">
            <text:p>-0,9781</text:p>
          </table:table-cell>
          <table:table-cell table:formula="of:=SIN(([.$A29]+2/3)*2*PI())" office:value-type="float" office:value="0.669130606358858" calcext:value-type="float">
            <text:p>0,6691</text:p>
          </table:table-cell>
        </table:table-row>
        <table:table-row table:style-name="ro1">
          <table:table-cell table:formula="of:=[.A29]+1/60" office:value-type="float" office:value="0.466666666666667" calcext:value-type="float">
            <text:p>0,4667</text:p>
          </table:table-cell>
          <table:table-cell table:formula="of:=SIN(([.$A30]+0/3)*2*PI())" office:value-type="float" office:value="0.20791169081776" calcext:value-type="float">
            <text:p>0,2079</text:p>
          </table:table-cell>
          <table:table-cell table:formula="of:=SIN(([.$A30]+1/3)*2*PI())" office:value-type="float" office:value="-0.951056516295154" calcext:value-type="float">
            <text:p>-0,9511</text:p>
          </table:table-cell>
          <table:table-cell table:formula="of:=SIN(([.$A30]+2/3)*2*PI())" office:value-type="float" office:value="0.743144825477394" calcext:value-type="float">
            <text:p>0,7431</text:p>
          </table:table-cell>
        </table:table-row>
        <table:table-row table:style-name="ro1">
          <table:table-cell table:formula="of:=[.A30]+1/60" office:value-type="float" office:value="0.483333333333333" calcext:value-type="float">
            <text:p>0,4833</text:p>
          </table:table-cell>
          <table:table-cell table:formula="of:=SIN(([.$A31]+0/3)*2*PI())" office:value-type="float" office:value="0.104528463267654" calcext:value-type="float">
            <text:p>0,1045</text:p>
          </table:table-cell>
          <table:table-cell table:formula="of:=SIN(([.$A31]+1/3)*2*PI())" office:value-type="float" office:value="-0.913545457642601" calcext:value-type="float">
            <text:p>-0,9135</text:p>
          </table:table-cell>
          <table:table-cell table:formula="of:=SIN(([.$A31]+2/3)*2*PI())" office:value-type="float" office:value="0.809016994374947" calcext:value-type="float">
            <text:p>0,8090</text:p>
          </table:table-cell>
        </table:table-row>
        <table:table-row table:style-name="ro1">
          <table:table-cell table:formula="of:=[.A31]+1/60" office:value-type="float" office:value="0.5" calcext:value-type="float">
            <text:p>0,5000</text:p>
          </table:table-cell>
          <table:table-cell table:formula="of:=SIN(([.$A32]+0/3)*2*PI())" office:value-type="float" office:value="5.66553889764798E-016" calcext:value-type="float">
            <text:p>0,0000</text:p>
          </table:table-cell>
          <table:table-cell table:formula="of:=SIN(([.$A32]+1/3)*2*PI())" office:value-type="float" office:value="-0.866025403784439" calcext:value-type="float">
            <text:p>-0,8660</text:p>
          </table:table-cell>
          <table:table-cell table:formula="of:=SIN(([.$A32]+2/3)*2*PI())" office:value-type="float" office:value="0.866025403784438" calcext:value-type="float">
            <text:p>0,8660</text:p>
          </table:table-cell>
        </table:table-row>
        <table:table-row table:style-name="ro1">
          <table:table-cell table:formula="of:=[.A32]+1/60" office:value-type="float" office:value="0.516666666666667" calcext:value-type="float">
            <text:p>0,5167</text:p>
          </table:table-cell>
          <table:table-cell table:formula="of:=SIN(([.$A33]+0/3)*2*PI())" office:value-type="float" office:value="-0.104528463267653" calcext:value-type="float">
            <text:p>-0,1045</text:p>
          </table:table-cell>
          <table:table-cell table:formula="of:=SIN(([.$A33]+1/3)*2*PI())" office:value-type="float" office:value="-0.809016994374948" calcext:value-type="float">
            <text:p>-0,8090</text:p>
          </table:table-cell>
          <table:table-cell table:formula="of:=SIN(([.$A33]+2/3)*2*PI())" office:value-type="float" office:value="0.9135454576426" calcext:value-type="float">
            <text:p>0,9135</text:p>
          </table:table-cell>
        </table:table-row>
        <table:table-row table:style-name="ro1">
          <table:table-cell table:formula="of:=[.A33]+1/60" office:value-type="float" office:value="0.533333333333333" calcext:value-type="float">
            <text:p>0,5333</text:p>
          </table:table-cell>
          <table:table-cell table:formula="of:=SIN(([.$A34]+0/3)*2*PI())" office:value-type="float" office:value="-0.207911690817759" calcext:value-type="float">
            <text:p>-0,2079</text:p>
          </table:table-cell>
          <table:table-cell table:formula="of:=SIN(([.$A34]+1/3)*2*PI())" office:value-type="float" office:value="-0.743144825477394" calcext:value-type="float">
            <text:p>-0,7431</text:p>
          </table:table-cell>
          <table:table-cell table:formula="of:=SIN(([.$A34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34]+1/60" office:value-type="float" office:value="0.55" calcext:value-type="float">
            <text:p>0,5500</text:p>
          </table:table-cell>
          <table:table-cell table:formula="of:=SIN(([.$A35]+0/3)*2*PI())" office:value-type="float" office:value="-0.309016994374948" calcext:value-type="float">
            <text:p>-0,3090</text:p>
          </table:table-cell>
          <table:table-cell table:formula="of:=SIN(([.$A35]+1/3)*2*PI())" office:value-type="float" office:value="-0.669130606358859" calcext:value-type="float">
            <text:p>-0,6691</text:p>
          </table:table-cell>
          <table:table-cell table:formula="of:=SIN(([.$A35]+2/3)*2*PI())" office:value-type="float" office:value="0.978147600733806" calcext:value-type="float">
            <text:p>0,9781</text:p>
          </table:table-cell>
        </table:table-row>
        <table:table-row table:style-name="ro1">
          <table:table-cell table:formula="of:=[.A35]+1/60" office:value-type="float" office:value="0.566666666666667" calcext:value-type="float">
            <text:p>0,5667</text:p>
          </table:table-cell>
          <table:table-cell table:formula="of:=SIN(([.$A36]+0/3)*2*PI())" office:value-type="float" office:value="-0.406736643075801" calcext:value-type="float">
            <text:p>-0,4067</text:p>
          </table:table-cell>
          <table:table-cell table:formula="of:=SIN(([.$A36]+1/3)*2*PI())" office:value-type="float" office:value="-0.587785252292473" calcext:value-type="float">
            <text:p>-0,5878</text:p>
          </table:table-cell>
          <table:table-cell table:formula="of:=SIN(([.$A3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6]+1/60" office:value-type="float" office:value="0.583333333333334" calcext:value-type="float">
            <text:p>0,5833</text:p>
          </table:table-cell>
          <table:table-cell table:formula="of:=SIN(([.$A37]+0/3)*2*PI())" office:value-type="float" office:value="-0.500000000000001" calcext:value-type="float">
            <text:p>-0,5000</text:p>
          </table:table-cell>
          <table:table-cell table:formula="of:=SIN(([.$A37]+1/3)*2*PI())" office:value-type="float" office:value="-0.5" calcext:value-type="float">
            <text:p>-0,5000</text:p>
          </table:table-cell>
          <table:table-cell table:formula="of:=SIN(([.$A3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37]+1/60" office:value-type="float" office:value="0.6" calcext:value-type="float">
            <text:p>0,6000</text:p>
          </table:table-cell>
          <table:table-cell table:formula="of:=SIN(([.$A38]+0/3)*2*PI())" office:value-type="float" office:value="-0.587785252292474" calcext:value-type="float">
            <text:p>-0,5878</text:p>
          </table:table-cell>
          <table:table-cell table:formula="of:=SIN(([.$A38]+1/3)*2*PI())" office:value-type="float" office:value="-0.406736643075799" calcext:value-type="float">
            <text:p>-0,4067</text:p>
          </table:table-cell>
          <table:table-cell table:formula="of:=SIN(([.$A38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8]+1/60" office:value-type="float" office:value="0.616666666666667" calcext:value-type="float">
            <text:p>0,6167</text:p>
          </table:table-cell>
          <table:table-cell table:formula="of:=SIN(([.$A39]+0/3)*2*PI())" office:value-type="float" office:value="-0.669130606358859" calcext:value-type="float">
            <text:p>-0,6691</text:p>
          </table:table-cell>
          <table:table-cell table:formula="of:=SIN(([.$A39]+1/3)*2*PI())" office:value-type="float" office:value="-0.309016994374947" calcext:value-type="float">
            <text:p>-0,3090</text:p>
          </table:table-cell>
          <table:table-cell table:formula="of:=SIN(([.$A39]+2/3)*2*PI())" office:value-type="float" office:value="0.978147600733805" calcext:value-type="float">
            <text:p>0,9781</text:p>
          </table:table-cell>
        </table:table-row>
        <table:table-row table:style-name="ro1">
          <table:table-cell table:formula="of:=[.A39]+1/60" office:value-type="float" office:value="0.633333333333334" calcext:value-type="float">
            <text:p>0,6333</text:p>
          </table:table-cell>
          <table:table-cell table:formula="of:=SIN(([.$A40]+0/3)*2*PI())" office:value-type="float" office:value="-0.743144825477395" calcext:value-type="float">
            <text:p>-0,7431</text:p>
          </table:table-cell>
          <table:table-cell table:formula="of:=SIN(([.$A40]+1/3)*2*PI())" office:value-type="float" office:value="-0.207911690817757" calcext:value-type="float">
            <text:p>-0,2079</text:p>
          </table:table-cell>
          <table:table-cell table:formula="of:=SIN(([.$A40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40]+1/60" office:value-type="float" office:value="0.65" calcext:value-type="float">
            <text:p>0,6500</text:p>
          </table:table-cell>
          <table:table-cell table:formula="of:=SIN(([.$A41]+0/3)*2*PI())" office:value-type="float" office:value="-0.809016994374949" calcext:value-type="float">
            <text:p>-0,8090</text:p>
          </table:table-cell>
          <table:table-cell table:formula="of:=SIN(([.$A41]+1/3)*2*PI())" office:value-type="float" office:value="-0.104528463267652" calcext:value-type="float">
            <text:p>-0,1045</text:p>
          </table:table-cell>
          <table:table-cell table:formula="of:=SIN(([.$A41]+2/3)*2*PI())" office:value-type="float" office:value="0.913545457642601" calcext:value-type="float">
            <text:p>0,9135</text:p>
          </table:table-cell>
        </table:table-row>
        <table:table-row table:style-name="ro1">
          <table:table-cell table:formula="of:=[.A41]+1/60" office:value-type="float" office:value="0.666666666666667" calcext:value-type="float">
            <text:p>0,6667</text:p>
          </table:table-cell>
          <table:table-cell table:formula="of:=SIN(([.$A42]+0/3)*2*PI())" office:value-type="float" office:value="-0.86602540378444" calcext:value-type="float">
            <text:p>-0,8660</text:p>
          </table:table-cell>
          <table:table-cell table:formula="of:=SIN(([.$A42]+1/3)*2*PI())" office:value-type="float" office:value="2.4196058992709E-015" calcext:value-type="float">
            <text:p>0,0000</text:p>
          </table:table-cell>
          <table:table-cell table:formula="of:=SIN(([.$A4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42]+1/60" office:value-type="float" office:value="0.683333333333334" calcext:value-type="float">
            <text:p>0,6833</text:p>
          </table:table-cell>
          <table:table-cell table:formula="of:=SIN(([.$A43]+0/3)*2*PI())" office:value-type="float" office:value="-0.913545457642602" calcext:value-type="float">
            <text:p>-0,9135</text:p>
          </table:table-cell>
          <table:table-cell table:formula="of:=SIN(([.$A43]+1/3)*2*PI())" office:value-type="float" office:value="0.104528463267656" calcext:value-type="float">
            <text:p>0,1045</text:p>
          </table:table-cell>
          <table:table-cell table:formula="of:=SIN(([.$A43]+2/3)*2*PI())" office:value-type="float" office:value="0.809016994374946" calcext:value-type="float">
            <text:p>0,8090</text:p>
          </table:table-cell>
        </table:table-row>
        <table:table-row table:style-name="ro1">
          <table:table-cell table:formula="of:=[.A43]+1/60" office:value-type="float" office:value="0.7" calcext:value-type="float">
            <text:p>0,7000</text:p>
          </table:table-cell>
          <table:table-cell table:formula="of:=SIN(([.$A44]+0/3)*2*PI())" office:value-type="float" office:value="-0.951056516295155" calcext:value-type="float">
            <text:p>-0,9511</text:p>
          </table:table-cell>
          <table:table-cell table:formula="of:=SIN(([.$A44]+1/3)*2*PI())" office:value-type="float" office:value="0.207911690817763" calcext:value-type="float">
            <text:p>0,2079</text:p>
          </table:table-cell>
          <table:table-cell table:formula="of:=SIN(([.$A44]+2/3)*2*PI())" office:value-type="float" office:value="0.743144825477393" calcext:value-type="float">
            <text:p>0,7431</text:p>
          </table:table-cell>
        </table:table-row>
        <table:table-row table:style-name="ro1">
          <table:table-cell table:formula="of:=[.A44]+1/60" office:value-type="float" office:value="0.716666666666667" calcext:value-type="float">
            <text:p>0,7167</text:p>
          </table:table-cell>
          <table:table-cell table:formula="of:=SIN(([.$A45]+0/3)*2*PI())" office:value-type="float" office:value="-0.978147600733806" calcext:value-type="float">
            <text:p>-0,9781</text:p>
          </table:table-cell>
          <table:table-cell table:formula="of:=SIN(([.$A45]+1/3)*2*PI())" office:value-type="float" office:value="0.30901699437495" calcext:value-type="float">
            <text:p>0,3090</text:p>
          </table:table-cell>
          <table:table-cell table:formula="of:=SIN(([.$A45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45]+1/60" office:value-type="float" office:value="0.733333333333334" calcext:value-type="float">
            <text:p>0,7333</text:p>
          </table:table-cell>
          <table:table-cell table:formula="of:=SIN(([.$A46]+0/3)*2*PI())" office:value-type="float" office:value="-0.994521895368274" calcext:value-type="float">
            <text:p>-0,9945</text:p>
          </table:table-cell>
          <table:table-cell table:formula="of:=SIN(([.$A46]+1/3)*2*PI())" office:value-type="float" office:value="0.406736643075804" calcext:value-type="float">
            <text:p>0,4067</text:p>
          </table:table-cell>
          <table:table-cell table:formula="of:=SIN(([.$A46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46]+1/60" office:value-type="float" office:value="0.750000000000001" calcext:value-type="float">
            <text:p>0,7500</text:p>
          </table:table-cell>
          <table:table-cell table:formula="of:=SIN(([.$A47]+0/3)*2*PI())" office:value-type="float" office:value="-1" calcext:value-type="float">
            <text:p>-1,0000</text:p>
          </table:table-cell>
          <table:table-cell table:formula="of:=SIN(([.$A47]+1/3)*2*PI())" office:value-type="float" office:value="0.500000000000003" calcext:value-type="float">
            <text:p>0,5000</text:p>
          </table:table-cell>
          <table:table-cell table:formula="of:=SIN(([.$A47]+2/3)*2*PI())" office:value-type="float" office:value="0.499999999999997" calcext:value-type="float">
            <text:p>0,5000</text:p>
          </table:table-cell>
        </table:table-row>
        <table:table-row table:style-name="ro1">
          <table:table-cell table:formula="of:=[.A47]+1/60" office:value-type="float" office:value="0.766666666666667" calcext:value-type="float">
            <text:p>0,7667</text:p>
          </table:table-cell>
          <table:table-cell table:formula="of:=SIN(([.$A48]+0/3)*2*PI())" office:value-type="float" office:value="-0.994521895368273" calcext:value-type="float">
            <text:p>-0,9945</text:p>
          </table:table-cell>
          <table:table-cell table:formula="of:=SIN(([.$A48]+1/3)*2*PI())" office:value-type="float" office:value="0.587785252292477" calcext:value-type="float">
            <text:p>0,5878</text:p>
          </table:table-cell>
          <table:table-cell table:formula="of:=SIN(([.$A48]+2/3)*2*PI())" office:value-type="float" office:value="0.406736643075796" calcext:value-type="float">
            <text:p>0,4067</text:p>
          </table:table-cell>
        </table:table-row>
        <table:table-row table:style-name="ro1">
          <table:table-cell table:formula="of:=[.A48]+1/60" office:value-type="float" office:value="0.783333333333334" calcext:value-type="float">
            <text:p>0,7833</text:p>
          </table:table-cell>
          <table:table-cell table:formula="of:=SIN(([.$A49]+0/3)*2*PI())" office:value-type="float" office:value="-0.978147600733805" calcext:value-type="float">
            <text:p>-0,9781</text:p>
          </table:table-cell>
          <table:table-cell table:formula="of:=SIN(([.$A49]+1/3)*2*PI())" office:value-type="float" office:value="0.669130606358861" calcext:value-type="float">
            <text:p>0,6691</text:p>
          </table:table-cell>
          <table:table-cell table:formula="of:=SIN(([.$A49]+2/3)*2*PI())" office:value-type="float" office:value="0.309016994374944" calcext:value-type="float">
            <text:p>0,3090</text:p>
          </table:table-cell>
        </table:table-row>
        <table:table-row table:style-name="ro1">
          <table:table-cell table:formula="of:=[.A49]+1/60" office:value-type="float" office:value="0.800000000000001" calcext:value-type="float">
            <text:p>0,8000</text:p>
          </table:table-cell>
          <table:table-cell table:formula="of:=SIN(([.$A50]+0/3)*2*PI())" office:value-type="float" office:value="-0.951056516295152" calcext:value-type="float">
            <text:p>-0,9511</text:p>
          </table:table-cell>
          <table:table-cell table:formula="of:=SIN(([.$A50]+1/3)*2*PI())" office:value-type="float" office:value="0.743144825477398" calcext:value-type="float">
            <text:p>0,7431</text:p>
          </table:table-cell>
          <table:table-cell table:formula="of:=SIN(([.$A50]+2/3)*2*PI())" office:value-type="float" office:value="0.207911690817756" calcext:value-type="float">
            <text:p>0,2079</text:p>
          </table:table-cell>
        </table:table-row>
        <table:table-row table:style-name="ro1">
          <table:table-cell table:formula="of:=[.A50]+1/60" office:value-type="float" office:value="0.816666666666668" calcext:value-type="float">
            <text:p>0,8167</text:p>
          </table:table-cell>
          <table:table-cell table:formula="of:=SIN(([.$A51]+0/3)*2*PI())" office:value-type="float" office:value="-0.913545457642599" calcext:value-type="float">
            <text:p>-0,9135</text:p>
          </table:table-cell>
          <table:table-cell table:formula="of:=SIN(([.$A51]+1/3)*2*PI())" office:value-type="float" office:value="0.80901699437495" calcext:value-type="float">
            <text:p>0,8090</text:p>
          </table:table-cell>
          <table:table-cell table:formula="of:=SIN(([.$A51]+2/3)*2*PI())" office:value-type="float" office:value="0.104528463267647" calcext:value-type="float">
            <text:p>0,1045</text:p>
          </table:table-cell>
        </table:table-row>
        <table:table-row table:style-name="ro1">
          <table:table-cell table:formula="of:=[.A51]+1/60" office:value-type="float" office:value="0.833333333333334" calcext:value-type="float">
            <text:p>0,8333</text:p>
          </table:table-cell>
          <table:table-cell table:formula="of:=SIN(([.$A52]+0/3)*2*PI())" office:value-type="float" office:value="-0.866025403784436" calcext:value-type="float">
            <text:p>-0,8660</text:p>
          </table:table-cell>
          <table:table-cell table:formula="of:=SIN(([.$A52]+1/3)*2*PI())" office:value-type="float" office:value="0.866025403784441" calcext:value-type="float">
            <text:p>0,8660</text:p>
          </table:table-cell>
          <table:table-cell table:formula="of:=SIN(([.$A52]+2/3)*2*PI())" office:value-type="float" office:value="-4.96167647845654E-015" calcext:value-type="float">
            <text:p>0,0000</text:p>
          </table:table-cell>
        </table:table-row>
        <table:table-row table:style-name="ro1">
          <table:table-cell table:formula="of:=[.A52]+1/60" office:value-type="float" office:value="0.850000000000001" calcext:value-type="float">
            <text:p>0,8500</text:p>
          </table:table-cell>
          <table:table-cell table:formula="of:=SIN(([.$A53]+0/3)*2*PI())" office:value-type="float" office:value="-0.809016994374944" calcext:value-type="float">
            <text:p>-0,8090</text:p>
          </table:table-cell>
          <table:table-cell table:formula="of:=SIN(([.$A53]+1/3)*2*PI())" office:value-type="float" office:value="0.913545457642603" calcext:value-type="float">
            <text:p>0,9135</text:p>
          </table:table-cell>
          <table:table-cell table:formula="of:=SIN(([.$A53]+2/3)*2*PI())" office:value-type="float" office:value="-0.104528463267659" calcext:value-type="float">
            <text:p>-0,1045</text:p>
          </table:table-cell>
        </table:table-row>
        <table:table-row table:style-name="ro1">
          <table:table-cell table:formula="of:=[.A53]+1/60" office:value-type="float" office:value="0.866666666666668" calcext:value-type="float">
            <text:p>0,8667</text:p>
          </table:table-cell>
          <table:table-cell table:formula="of:=SIN(([.$A54]+0/3)*2*PI())" office:value-type="float" office:value="-0.74314482547739" calcext:value-type="float">
            <text:p>-0,7431</text:p>
          </table:table-cell>
          <table:table-cell table:formula="of:=SIN(([.$A54]+1/3)*2*PI())" office:value-type="float" office:value="0.951056516295156" calcext:value-type="float">
            <text:p>0,9511</text:p>
          </table:table-cell>
          <table:table-cell table:formula="of:=SIN(([.$A54]+2/3)*2*PI())" office:value-type="float" office:value="-0.207911690817765" calcext:value-type="float">
            <text:p>-0,2079</text:p>
          </table:table-cell>
        </table:table-row>
        <table:table-row table:style-name="ro1">
          <table:table-cell table:formula="of:=[.A54]+1/60" office:value-type="float" office:value="0.883333333333334" calcext:value-type="float">
            <text:p>0,8833</text:p>
          </table:table-cell>
          <table:table-cell table:formula="of:=SIN(([.$A55]+0/3)*2*PI())" office:value-type="float" office:value="-0.669130606358854" calcext:value-type="float">
            <text:p>-0,6691</text:p>
          </table:table-cell>
          <table:table-cell table:formula="of:=SIN(([.$A55]+1/3)*2*PI())" office:value-type="float" office:value="0.978147600733807" calcext:value-type="float">
            <text:p>0,9781</text:p>
          </table:table-cell>
          <table:table-cell table:formula="of:=SIN(([.$A55]+2/3)*2*PI())" office:value-type="float" office:value="-0.309016994374954" calcext:value-type="float">
            <text:p>-0,3090</text:p>
          </table:table-cell>
        </table:table-row>
        <table:table-row table:style-name="ro1">
          <table:table-cell table:formula="of:=[.A55]+1/60" office:value-type="float" office:value="0.900000000000001" calcext:value-type="float">
            <text:p>0,9000</text:p>
          </table:table-cell>
          <table:table-cell table:formula="of:=SIN(([.$A56]+0/3)*2*PI())" office:value-type="float" office:value="-0.587785252292468" calcext:value-type="float">
            <text:p>-0,5878</text:p>
          </table:table-cell>
          <table:table-cell table:formula="of:=SIN(([.$A56]+1/3)*2*PI())" office:value-type="float" office:value="0.994521895368274" calcext:value-type="float">
            <text:p>0,9945</text:p>
          </table:table-cell>
          <table:table-cell table:formula="of:=SIN(([.$A56]+2/3)*2*PI())" office:value-type="float" office:value="-0.406736643075807" calcext:value-type="float">
            <text:p>-0,4067</text:p>
          </table:table-cell>
        </table:table-row>
        <table:table-row table:style-name="ro1">
          <table:table-cell table:formula="of:=[.A56]+1/60" office:value-type="float" office:value="0.916666666666668" calcext:value-type="float">
            <text:p>0,9167</text:p>
          </table:table-cell>
          <table:table-cell table:formula="of:=SIN(([.$A57]+0/3)*2*PI())" office:value-type="float" office:value="-0.499999999999994" calcext:value-type="float">
            <text:p>-0,5000</text:p>
          </table:table-cell>
          <table:table-cell table:formula="of:=SIN(([.$A57]+1/3)*2*PI())" office:value-type="float" office:value="1" calcext:value-type="float">
            <text:p>1,0000</text:p>
          </table:table-cell>
          <table:table-cell table:formula="of:=SIN(([.$A57]+2/3)*2*PI())" office:value-type="float" office:value="-0.500000000000005" calcext:value-type="float">
            <text:p>-0,5000</text:p>
          </table:table-cell>
        </table:table-row>
        <table:table-row table:style-name="ro1">
          <table:table-cell table:formula="of:=[.A57]+1/60" office:value-type="float" office:value="0.933333333333334" calcext:value-type="float">
            <text:p>0,9333</text:p>
          </table:table-cell>
          <table:table-cell table:formula="of:=SIN(([.$A58]+0/3)*2*PI())" office:value-type="float" office:value="-0.406736643075794" calcext:value-type="float">
            <text:p>-0,4067</text:p>
          </table:table-cell>
          <table:table-cell table:formula="of:=SIN(([.$A58]+1/3)*2*PI())" office:value-type="float" office:value="0.994521895368272" calcext:value-type="float">
            <text:p>0,9945</text:p>
          </table:table-cell>
          <table:table-cell table:formula="of:=SIN(([.$A58]+2/3)*2*PI())" office:value-type="float" office:value="-0.587785252292479" calcext:value-type="float">
            <text:p>-0,5878</text:p>
          </table:table-cell>
        </table:table-row>
        <table:table-row table:style-name="ro1">
          <table:table-cell table:formula="of:=[.A58]+1/60" office:value-type="float" office:value="0.950000000000001" calcext:value-type="float">
            <text:p>0,9500</text:p>
          </table:table-cell>
          <table:table-cell table:formula="of:=SIN(([.$A59]+0/3)*2*PI())" office:value-type="float" office:value="-0.30901699437494" calcext:value-type="float">
            <text:p>-0,3090</text:p>
          </table:table-cell>
          <table:table-cell table:formula="of:=SIN(([.$A59]+1/3)*2*PI())" office:value-type="float" office:value="0.978147600733804" calcext:value-type="float">
            <text:p>0,9781</text:p>
          </table:table-cell>
          <table:table-cell table:formula="of:=SIN(([.$A59]+2/3)*2*PI())" office:value-type="float" office:value="-0.669130606358864" calcext:value-type="float">
            <text:p>-0,6691</text:p>
          </table:table-cell>
        </table:table-row>
        <table:table-row table:style-name="ro1">
          <table:table-cell table:formula="of:=[.A59]+1/60" office:value-type="float" office:value="0.966666666666668" calcext:value-type="float">
            <text:p>0,9667</text:p>
          </table:table-cell>
          <table:table-cell table:formula="of:=SIN(([.$A60]+0/3)*2*PI())" office:value-type="float" office:value="-0.207911690817751" calcext:value-type="float">
            <text:p>-0,2079</text:p>
          </table:table-cell>
          <table:table-cell table:formula="of:=SIN(([.$A60]+1/3)*2*PI())" office:value-type="float" office:value="0.951056516295151" calcext:value-type="float">
            <text:p>0,9511</text:p>
          </table:table-cell>
          <table:table-cell table:formula="of:=SIN(([.$A60]+2/3)*2*PI())" office:value-type="float" office:value="-0.743144825477399" calcext:value-type="float">
            <text:p>-0,7431</text:p>
          </table:table-cell>
        </table:table-row>
        <table:table-row table:style-name="ro1">
          <table:table-cell table:formula="of:=[.A60]+1/60" office:value-type="float" office:value="0.983333333333335" calcext:value-type="float">
            <text:p>0,9833</text:p>
          </table:table-cell>
          <table:table-cell table:formula="of:=SIN(([.$A61]+0/3)*2*PI())" office:value-type="float" office:value="-0.104528463267645" calcext:value-type="float">
            <text:p>-0,1045</text:p>
          </table:table-cell>
          <table:table-cell table:formula="of:=SIN(([.$A61]+1/3)*2*PI())" office:value-type="float" office:value="0.913545457642598" calcext:value-type="float">
            <text:p>0,9135</text:p>
          </table:table-cell>
          <table:table-cell table:formula="of:=SIN(([.$A61]+2/3)*2*PI())" office:value-type="float" office:value="-0.809016994374951" calcext:value-type="float">
            <text:p>-0,8090</text:p>
          </table:table-cell>
        </table:table-row>
        <table:table-row table:style-name="ro1">
          <table:table-cell table:formula="of:=[.A61]+1/60" office:value-type="float" office:value="1" calcext:value-type="float">
            <text:p>1,0000</text:p>
          </table:table-cell>
          <table:table-cell table:formula="of:=SIN(([.$A62]+0/3)*2*PI())" office:value-type="float" office:value="7.74867641747166E-015" calcext:value-type="float">
            <text:p>0,0000</text:p>
          </table:table-cell>
          <table:table-cell table:formula="of:=SIN(([.$A62]+1/3)*2*PI())" office:value-type="float" office:value="0.866025403784435" calcext:value-type="float">
            <text:p>0,8660</text:p>
          </table:table-cell>
          <table:table-cell table:formula="of:=SIN(([.$A62]+2/3)*2*PI())" office:value-type="float" office:value="-0.866025403784442" calcext:value-type="float">
            <text:p>-0,8660</text:p>
          </table:table-cell>
        </table:table-row>
        <table:table-row table:style-name="ro1">
          <table:table-cell table:formula="of:=[.A62]+1/60" office:value-type="float" office:value="1.01666666666667" calcext:value-type="float">
            <text:p>1,0167</text:p>
          </table:table-cell>
          <table:table-cell table:formula="of:=SIN(([.$A63]+0/3)*2*PI())" office:value-type="float" office:value="0.104528463267661" calcext:value-type="float">
            <text:p>0,1045</text:p>
          </table:table-cell>
          <table:table-cell table:formula="of:=SIN(([.$A63]+1/3)*2*PI())" office:value-type="float" office:value="0.809016994374943" calcext:value-type="float">
            <text:p>0,8090</text:p>
          </table:table-cell>
          <table:table-cell table:formula="of:=SIN(([.$A63]+2/3)*2*PI())" office:value-type="float" office:value="-0.913545457642603" calcext:value-type="float">
            <text:p>-0,9135</text:p>
          </table:table-cell>
        </table:table-row>
        <table:table-row table:style-name="ro1">
          <table:table-cell table:formula="of:=[.A63]+1/60" office:value-type="float" office:value="1.03333333333333" calcext:value-type="float">
            <text:p>1,0333</text:p>
          </table:table-cell>
          <table:table-cell table:formula="of:=SIN(([.$A64]+0/3)*2*PI())" office:value-type="float" office:value="0.207911690817766" calcext:value-type="float">
            <text:p>0,2079</text:p>
          </table:table-cell>
          <table:table-cell table:formula="of:=SIN(([.$A64]+1/3)*2*PI())" office:value-type="float" office:value="0.743144825477389" calcext:value-type="float">
            <text:p>0,7431</text:p>
          </table:table-cell>
          <table:table-cell table:formula="of:=SIN(([.$A64]+2/3)*2*PI())" office:value-type="float" office:value="-0.951056516295156" calcext:value-type="float">
            <text:p>-0,9511</text:p>
          </table:table-cell>
        </table:table-row>
        <table:table-row table:style-name="ro1">
          <table:table-cell table:formula="of:=[.A64]+1/60" office:value-type="float" office:value="1.05" calcext:value-type="float">
            <text:p>1,0500</text:p>
          </table:table-cell>
          <table:table-cell table:formula="of:=SIN(([.$A65]+0/3)*2*PI())" office:value-type="float" office:value="0.309016994374954" calcext:value-type="float">
            <text:p>0,3090</text:p>
          </table:table-cell>
          <table:table-cell table:formula="of:=SIN(([.$A65]+1/3)*2*PI())" office:value-type="float" office:value="0.669130606358854" calcext:value-type="float">
            <text:p>0,6691</text:p>
          </table:table-cell>
          <table:table-cell table:formula="of:=SIN(([.$A65]+2/3)*2*PI())" office:value-type="float" office:value="-0.978147600733807" calcext:value-type="float">
            <text:p>-0,9781</text:p>
          </table:table-cell>
        </table:table-row>
        <table:table-row table:style-name="ro1">
          <table:table-cell table:formula="of:=[.A65]+1/60" office:value-type="float" office:value="1.06666666666667" calcext:value-type="float">
            <text:p>1,0667</text:p>
          </table:table-cell>
          <table:table-cell table:formula="of:=SIN(([.$A66]+0/3)*2*PI())" office:value-type="float" office:value="0.406736643075806" calcext:value-type="float">
            <text:p>0,4067</text:p>
          </table:table-cell>
          <table:table-cell table:formula="of:=SIN(([.$A66]+1/3)*2*PI())" office:value-type="float" office:value="0.587785252292468" calcext:value-type="float">
            <text:p>0,5878</text:p>
          </table:table-cell>
          <table:table-cell table:formula="of:=SIN(([.$A66]+2/3)*2*PI())" office:value-type="float" office:value="-0.994521895368274" calcext:value-type="float">
            <text:p>-0,9945</text:p>
          </table:table-cell>
        </table:table-row>
        <table:table-row table:style-name="ro1">
          <table:table-cell table:formula="of:=[.A66]+1/60" office:value-type="float" office:value="1.08333333333333" calcext:value-type="float">
            <text:p>1,0833</text:p>
          </table:table-cell>
          <table:table-cell table:formula="of:=SIN(([.$A67]+0/3)*2*PI())" office:value-type="float" office:value="0.500000000000005" calcext:value-type="float">
            <text:p>0,5000</text:p>
          </table:table-cell>
          <table:table-cell table:formula="of:=SIN(([.$A67]+1/3)*2*PI())" office:value-type="float" office:value="0.499999999999995" calcext:value-type="float">
            <text:p>0,5000</text:p>
          </table:table-cell>
          <table:table-cell table:formula="of:=SIN(([.$A6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67]+1/60" office:value-type="float" office:value="1.1" calcext:value-type="float">
            <text:p>1,1000</text:p>
          </table:table-cell>
          <table:table-cell table:formula="of:=SIN(([.$A68]+0/3)*2*PI())" office:value-type="float" office:value="0.587785252292478" calcext:value-type="float">
            <text:p>0,5878</text:p>
          </table:table-cell>
          <table:table-cell table:formula="of:=SIN(([.$A68]+1/3)*2*PI())" office:value-type="float" office:value="0.406736643075795" calcext:value-type="float">
            <text:p>0,4067</text:p>
          </table:table-cell>
          <table:table-cell table:formula="of:=SIN(([.$A6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8]+1/60" office:value-type="float" office:value="1.11666666666667" calcext:value-type="float">
            <text:p>1,1167</text:p>
          </table:table-cell>
          <table:table-cell table:formula="of:=SIN(([.$A69]+0/3)*2*PI())" office:value-type="float" office:value="0.669130606358862" calcext:value-type="float">
            <text:p>0,6691</text:p>
          </table:table-cell>
          <table:table-cell table:formula="of:=SIN(([.$A69]+1/3)*2*PI())" office:value-type="float" office:value="0.309016994374943" calcext:value-type="float">
            <text:p>0,3090</text:p>
          </table:table-cell>
          <table:table-cell table:formula="of:=SIN(([.$A69]+2/3)*2*PI())" office:value-type="float" office:value="-0.978147600733805" calcext:value-type="float">
            <text:p>-0,9781</text:p>
          </table:table-cell>
        </table:table-row>
        <table:table-row table:style-name="ro1">
          <table:table-cell table:formula="of:=[.A69]+1/60" office:value-type="float" office:value="1.13333333333333" calcext:value-type="float">
            <text:p>1,1333</text:p>
          </table:table-cell>
          <table:table-cell table:formula="of:=SIN(([.$A70]+0/3)*2*PI())" office:value-type="float" office:value="0.743144825477398" calcext:value-type="float">
            <text:p>0,7431</text:p>
          </table:table-cell>
          <table:table-cell table:formula="of:=SIN(([.$A70]+1/3)*2*PI())" office:value-type="float" office:value="0.207911690817756" calcext:value-type="float">
            <text:p>0,2079</text:p>
          </table:table-cell>
          <table:table-cell table:formula="of:=SIN(([.$A70]+2/3)*2*PI())" office:value-type="float" office:value="-0.951056516295152" calcext:value-type="float">
            <text:p>-0,9511</text:p>
          </table:table-cell>
        </table:table-row>
        <table:table-row table:style-name="ro1">
          <table:table-cell table:formula="of:=[.A70]+1/60" office:value-type="float" office:value="1.15" calcext:value-type="float">
            <text:p>1,1500</text:p>
          </table:table-cell>
          <table:table-cell table:formula="of:=SIN(([.$A71]+0/3)*2*PI())" office:value-type="float" office:value="0.80901699437495" calcext:value-type="float">
            <text:p>0,8090</text:p>
          </table:table-cell>
          <table:table-cell table:formula="of:=SIN(([.$A71]+1/3)*2*PI())" office:value-type="float" office:value="0.104528463267649" calcext:value-type="float">
            <text:p>0,1045</text:p>
          </table:table-cell>
          <table:table-cell table:formula="of:=SIN(([.$A71]+2/3)*2*PI())" office:value-type="float" office:value="-0.913545457642599" calcext:value-type="float">
            <text:p>-0,9135</text:p>
          </table:table-cell>
        </table:table-row>
        <table:table-row table:style-name="ro1">
          <table:table-cell table:formula="of:=[.A71]+1/60" office:value-type="float" office:value="1.16666666666667" calcext:value-type="float">
            <text:p>1,1667</text:p>
          </table:table-cell>
          <table:table-cell table:formula="of:=SIN(([.$A72]+0/3)*2*PI())" office:value-type="float" office:value="0.866025403784441" calcext:value-type="float">
            <text:p>0,8660</text:p>
          </table:table-cell>
          <table:table-cell table:formula="of:=SIN(([.$A72]+1/3)*2*PI())" office:value-type="float" office:value="-3.18531963905629E-015" calcext:value-type="float">
            <text:p>0,0000</text:p>
          </table:table-cell>
          <table:table-cell table:formula="of:=SIN(([.$A72]+2/3)*2*PI())" office:value-type="float" office:value="-0.866025403784437" calcext:value-type="float">
            <text:p>-0,8660</text:p>
          </table:table-cell>
        </table:table-row>
        <table:table-row table:style-name="ro1">
          <table:table-cell table:formula="of:=[.A72]+1/60" office:value-type="float" office:value="1.18333333333333" calcext:value-type="float">
            <text:p>1,1833</text:p>
          </table:table-cell>
          <table:table-cell table:formula="of:=SIN(([.$A73]+0/3)*2*PI())" office:value-type="float" office:value="0.913545457642602" calcext:value-type="float">
            <text:p>0,9135</text:p>
          </table:table-cell>
          <table:table-cell table:formula="of:=SIN(([.$A73]+1/3)*2*PI())" office:value-type="float" office:value="-0.104528463267657" calcext:value-type="float">
            <text:p>-0,1045</text:p>
          </table:table-cell>
          <table:table-cell table:formula="of:=SIN(([.$A73]+2/3)*2*PI())" office:value-type="float" office:value="-0.809016994374946" calcext:value-type="float">
            <text:p>-0,8090</text:p>
          </table:table-cell>
        </table:table-row>
        <table:table-row table:style-name="ro1">
          <table:table-cell table:formula="of:=[.A73]+1/60" office:value-type="float" office:value="1.2" calcext:value-type="float">
            <text:p>1,2000</text:p>
          </table:table-cell>
          <table:table-cell table:formula="of:=SIN(([.$A74]+0/3)*2*PI())" office:value-type="float" office:value="0.951056516295155" calcext:value-type="float">
            <text:p>0,9511</text:p>
          </table:table-cell>
          <table:table-cell table:formula="of:=SIN(([.$A74]+1/3)*2*PI())" office:value-type="float" office:value="-0.207911690817762" calcext:value-type="float">
            <text:p>-0,2079</text:p>
          </table:table-cell>
          <table:table-cell table:formula="of:=SIN(([.$A74]+2/3)*2*PI())" office:value-type="float" office:value="-0.743144825477393" calcext:value-type="float">
            <text:p>-0,7431</text:p>
          </table:table-cell>
        </table:table-row>
        <table:table-row table:style-name="ro1">
          <table:table-cell table:formula="of:=[.A74]+1/60" office:value-type="float" office:value="1.21666666666667" calcext:value-type="float">
            <text:p>1,2167</text:p>
          </table:table-cell>
          <table:table-cell table:formula="of:=SIN(([.$A75]+0/3)*2*PI())" office:value-type="float" office:value="0.978147600733806" calcext:value-type="float">
            <text:p>0,9781</text:p>
          </table:table-cell>
          <table:table-cell table:formula="of:=SIN(([.$A75]+1/3)*2*PI())" office:value-type="float" office:value="-0.30901699437495" calcext:value-type="float">
            <text:p>-0,3090</text:p>
          </table:table-cell>
          <table:table-cell table:formula="of:=SIN(([.$A75]+2/3)*2*PI())" office:value-type="float" office:value="-0.669130606358856" calcext:value-type="float">
            <text:p>-0,6691</text:p>
          </table:table-cell>
        </table:table-row>
        <table:table-row table:style-name="ro1">
          <table:table-cell table:formula="of:=[.A75]+1/60" office:value-type="float" office:value="1.23333333333333" calcext:value-type="float">
            <text:p>1,2333</text:p>
          </table:table-cell>
          <table:table-cell table:formula="of:=SIN(([.$A76]+0/3)*2*PI())" office:value-type="float" office:value="0.994521895368274" calcext:value-type="float">
            <text:p>0,9945</text:p>
          </table:table-cell>
          <table:table-cell table:formula="of:=SIN(([.$A76]+1/3)*2*PI())" office:value-type="float" office:value="-0.406736643075802" calcext:value-type="float">
            <text:p>-0,4067</text:p>
          </table:table-cell>
          <table:table-cell table:formula="of:=SIN(([.$A76]+2/3)*2*PI())" office:value-type="float" office:value="-0.587785252292472" calcext:value-type="float">
            <text:p>-0,5878</text:p>
          </table:table-cell>
        </table:table-row>
        <table:table-row table:style-name="ro1">
          <table:table-cell table:formula="of:=[.A76]+1/60" office:value-type="float" office:value="1.25" calcext:value-type="float">
            <text:p>1,2500</text:p>
          </table:table-cell>
          <table:table-cell table:formula="of:=SIN(([.$A77]+0/3)*2*PI())" office:value-type="float" office:value="1" calcext:value-type="float">
            <text:p>1,0000</text:p>
          </table:table-cell>
          <table:table-cell table:formula="of:=SIN(([.$A77]+1/3)*2*PI())" office:value-type="float" office:value="-0.500000000000002" calcext:value-type="float">
            <text:p>-0,5000</text:p>
          </table:table-cell>
          <table:table-cell table:formula="of:=SIN(([.$A77]+2/3)*2*PI())" office:value-type="float" office:value="-0.499999999999998" calcext:value-type="float">
            <text:p>-0,5000</text:p>
          </table:table-cell>
        </table:table-row>
        <table:table-row table:style-name="ro1">
          <table:table-cell table:formula="of:=[.A77]+1/60" office:value-type="float" office:value="1.26666666666667" calcext:value-type="float">
            <text:p>1,2667</text:p>
          </table:table-cell>
          <table:table-cell table:formula="of:=SIN(([.$A78]+0/3)*2*PI())" office:value-type="float" office:value="0.994521895368273" calcext:value-type="float">
            <text:p>0,9945</text:p>
          </table:table-cell>
          <table:table-cell table:formula="of:=SIN(([.$A78]+1/3)*2*PI())" office:value-type="float" office:value="-0.587785252292474" calcext:value-type="float">
            <text:p>-0,5878</text:p>
          </table:table-cell>
          <table:table-cell table:formula="of:=SIN(([.$A7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78]+1/60" office:value-type="float" office:value="1.28333333333333" calcext:value-type="float">
            <text:p>1,2833</text:p>
          </table:table-cell>
          <table:table-cell table:formula="of:=SIN(([.$A79]+0/3)*2*PI())" office:value-type="float" office:value="0.978147600733805" calcext:value-type="float">
            <text:p>0,9781</text:p>
          </table:table-cell>
          <table:table-cell table:formula="of:=SIN(([.$A79]+1/3)*2*PI())" office:value-type="float" office:value="-0.66913060635886" calcext:value-type="float">
            <text:p>-0,6691</text:p>
          </table:table-cell>
          <table:table-cell table:formula="of:=SIN(([.$A79]+2/3)*2*PI())" office:value-type="float" office:value="-0.309016994374946" calcext:value-type="float">
            <text:p>-0,3090</text:p>
          </table:table-cell>
        </table:table-row>
        <table:table-row table:style-name="ro1">
          <table:table-cell table:formula="of:=[.A79]+1/60" office:value-type="float" office:value="1.3" calcext:value-type="float">
            <text:p>1,3000</text:p>
          </table:table-cell>
          <table:table-cell table:formula="of:=SIN(([.$A80]+0/3)*2*PI())" office:value-type="float" office:value="0.951056516295153" calcext:value-type="float">
            <text:p>0,9511</text:p>
          </table:table-cell>
          <table:table-cell table:formula="of:=SIN(([.$A80]+1/3)*2*PI())" office:value-type="float" office:value="-0.743144825477395" calcext:value-type="float">
            <text:p>-0,7431</text:p>
          </table:table-cell>
          <table:table-cell table:formula="of:=SIN(([.$A80]+2/3)*2*PI())" office:value-type="float" office:value="-0.207911690817759" calcext:value-type="float">
            <text:p>-0,2079</text:p>
          </table:table-cell>
        </table:table-row>
        <table:table-row table:style-name="ro1">
          <table:table-cell table:formula="of:=[.A80]+1/60" office:value-type="float" office:value="1.31666666666667" calcext:value-type="float">
            <text:p>1,3167</text:p>
          </table:table-cell>
          <table:table-cell table:formula="of:=SIN(([.$A81]+0/3)*2*PI())" office:value-type="float" office:value="0.913545457642601" calcext:value-type="float">
            <text:p>0,9135</text:p>
          </table:table-cell>
          <table:table-cell table:formula="of:=SIN(([.$A81]+1/3)*2*PI())" office:value-type="float" office:value="-0.809016994374947" calcext:value-type="float">
            <text:p>-0,8090</text:p>
          </table:table-cell>
          <table:table-cell table:formula="of:=SIN(([.$A81]+2/3)*2*PI())" office:value-type="float" office:value="-0.104528463267653" calcext:value-type="float">
            <text:p>-0,1045</text:p>
          </table:table-cell>
        </table:table-row>
        <table:table-row table:style-name="ro1">
          <table:table-cell table:formula="of:=[.A81]+1/60" office:value-type="float" office:value="1.33333333333333" calcext:value-type="float">
            <text:p>1,3333</text:p>
          </table:table-cell>
          <table:table-cell table:formula="of:=SIN(([.$A82]+0/3)*2*PI())" office:value-type="float" office:value="0.866025403784438" calcext:value-type="float">
            <text:p>0,8660</text:p>
          </table:table-cell>
          <table:table-cell table:formula="of:=SIN(([.$A82]+1/3)*2*PI())" office:value-type="float" office:value="-0.866025403784439" calcext:value-type="float">
            <text:p>-0,8660</text:p>
          </table:table-cell>
          <table:table-cell table:formula="of:=SIN(([.$A82]+2/3)*2*PI())" office:value-type="float" office:value="-4.89858719658941E-016" calcext:value-type="float">
            <text:p>0,0000</text:p>
          </table:table-cell>
        </table:table-row>
        <table:table-row table:style-name="ro1">
          <table:table-cell table:formula="of:=[.A82]+1/60" office:value-type="float" office:value="1.35" calcext:value-type="float">
            <text:p>1,3500</text:p>
          </table:table-cell>
          <table:table-cell table:formula="of:=SIN(([.$A83]+0/3)*2*PI())" office:value-type="float" office:value="0.809016994374948" calcext:value-type="float">
            <text:p>0,8090</text:p>
          </table:table-cell>
          <table:table-cell table:formula="of:=SIN(([.$A83]+1/3)*2*PI())" office:value-type="float" office:value="-0.913545457642601" calcext:value-type="float">
            <text:p>-0,9135</text:p>
          </table:table-cell>
          <table:table-cell table:formula="of:=SIN(([.$A83]+2/3)*2*PI())" office:value-type="float" office:value="0.104528463267652" calcext:value-type="float">
            <text:p>0,1045</text:p>
          </table:table-cell>
        </table:table-row>
        <table:table-row table:style-name="ro1">
          <table:table-cell table:formula="of:=[.A83]+1/60" office:value-type="float" office:value="1.36666666666667" calcext:value-type="float">
            <text:p>1,3667</text:p>
          </table:table-cell>
          <table:table-cell table:formula="of:=SIN(([.$A84]+0/3)*2*PI())" office:value-type="float" office:value="0.743144825477394" calcext:value-type="float">
            <text:p>0,7431</text:p>
          </table:table-cell>
          <table:table-cell table:formula="of:=SIN(([.$A84]+1/3)*2*PI())" office:value-type="float" office:value="-0.951056516295153" calcext:value-type="float">
            <text:p>-0,9511</text:p>
          </table:table-cell>
          <table:table-cell table:formula="of:=SIN(([.$A8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84]+1/60" office:value-type="float" office:value="1.38333333333333" calcext:value-type="float">
            <text:p>1,3833</text:p>
          </table:table-cell>
          <table:table-cell table:formula="of:=SIN(([.$A85]+0/3)*2*PI())" office:value-type="float" office:value="0.669130606358859" calcext:value-type="float">
            <text:p>0,6691</text:p>
          </table:table-cell>
          <table:table-cell table:formula="of:=SIN(([.$A85]+1/3)*2*PI())" office:value-type="float" office:value="-0.978147600733805" calcext:value-type="float">
            <text:p>-0,9781</text:p>
          </table:table-cell>
          <table:table-cell table:formula="of:=SIN(([.$A85]+2/3)*2*PI())" office:value-type="float" office:value="0.309016994374945" calcext:value-type="float">
            <text:p>0,3090</text:p>
          </table:table-cell>
        </table:table-row>
        <table:table-row table:style-name="ro1">
          <table:table-cell table:formula="of:=[.A85]+1/60" office:value-type="float" office:value="1.4" calcext:value-type="float">
            <text:p>1,4000</text:p>
          </table:table-cell>
          <table:table-cell table:formula="of:=SIN(([.$A86]+0/3)*2*PI())" office:value-type="float" office:value="0.587785252292473" calcext:value-type="float">
            <text:p>0,5878</text:p>
          </table:table-cell>
          <table:table-cell table:formula="of:=SIN(([.$A86]+1/3)*2*PI())" office:value-type="float" office:value="-0.994521895368273" calcext:value-type="float">
            <text:p>-0,9945</text:p>
          </table:table-cell>
          <table:table-cell table:formula="of:=SIN(([.$A86]+2/3)*2*PI())" office:value-type="float" office:value="0.406736643075799" calcext:value-type="float">
            <text:p>0,4067</text:p>
          </table:table-cell>
        </table:table-row>
        <table:table-row table:style-name="ro1">
          <table:table-cell table:formula="of:=[.A86]+1/60" office:value-type="float" office:value="1.41666666666667" calcext:value-type="float">
            <text:p>1,4167</text:p>
          </table:table-cell>
          <table:table-cell table:formula="of:=SIN(([.$A87]+0/3)*2*PI())" office:value-type="float" office:value="0.500000000000001" calcext:value-type="float">
            <text:p>0,5000</text:p>
          </table:table-cell>
          <table:table-cell table:formula="of:=SIN(([.$A87]+1/3)*2*PI())" office:value-type="float" office:value="-1" calcext:value-type="float">
            <text:p>-1,0000</text:p>
          </table:table-cell>
          <table:table-cell table:formula="of:=SIN(([.$A87]+2/3)*2*PI())" office:value-type="float" office:value="0.499999999999998" calcext:value-type="float">
            <text:p>0,5000</text:p>
          </table:table-cell>
        </table:table-row>
        <table:table-row table:style-name="ro1">
          <table:table-cell table:formula="of:=[.A87]+1/60" office:value-type="float" office:value="1.43333333333333" calcext:value-type="float">
            <text:p>1,4333</text:p>
          </table:table-cell>
          <table:table-cell table:formula="of:=SIN(([.$A88]+0/3)*2*PI())" office:value-type="float" office:value="0.406736643075801" calcext:value-type="float">
            <text:p>0,4067</text:p>
          </table:table-cell>
          <table:table-cell table:formula="of:=SIN(([.$A88]+1/3)*2*PI())" office:value-type="float" office:value="-0.994521895368274" calcext:value-type="float">
            <text:p>-0,9945</text:p>
          </table:table-cell>
          <table:table-cell table:formula="of:=SIN(([.$A88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88]+1/60" office:value-type="float" office:value="1.45" calcext:value-type="float">
            <text:p>1,4500</text:p>
          </table:table-cell>
          <table:table-cell table:formula="of:=SIN(([.$A89]+0/3)*2*PI())" office:value-type="float" office:value="0.309016994374949" calcext:value-type="float">
            <text:p>0,3090</text:p>
          </table:table-cell>
          <table:table-cell table:formula="of:=SIN(([.$A89]+1/3)*2*PI())" office:value-type="float" office:value="-0.978147600733806" calcext:value-type="float">
            <text:p>-0,9781</text:p>
          </table:table-cell>
          <table:table-cell table:formula="of:=SIN(([.$A89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89]+1/60" office:value-type="float" office:value="1.46666666666667" calcext:value-type="float">
            <text:p>1,4667</text:p>
          </table:table-cell>
          <table:table-cell table:formula="of:=SIN(([.$A90]+0/3)*2*PI())" office:value-type="float" office:value="0.207911690817761" calcext:value-type="float">
            <text:p>0,2079</text:p>
          </table:table-cell>
          <table:table-cell table:formula="of:=SIN(([.$A90]+1/3)*2*PI())" office:value-type="float" office:value="-0.951056516295154" calcext:value-type="float">
            <text:p>-0,9511</text:p>
          </table:table-cell>
          <table:table-cell table:formula="of:=SIN(([.$A90]+2/3)*2*PI())" office:value-type="float" office:value="0.743144825477392" calcext:value-type="float">
            <text:p>0,7431</text:p>
          </table:table-cell>
        </table:table-row>
        <table:table-row table:style-name="ro1">
          <table:table-cell table:formula="of:=[.A90]+1/60" office:value-type="float" office:value="1.48333333333333" calcext:value-type="float">
            <text:p>1,4833</text:p>
          </table:table-cell>
          <table:table-cell table:formula="of:=SIN(([.$A91]+0/3)*2*PI())" office:value-type="float" office:value="0.104528463267656" calcext:value-type="float">
            <text:p>0,1045</text:p>
          </table:table-cell>
          <table:table-cell table:formula="of:=SIN(([.$A91]+1/3)*2*PI())" office:value-type="float" office:value="-0.913545457642602" calcext:value-type="float">
            <text:p>-0,9135</text:p>
          </table:table-cell>
          <table:table-cell table:formula="of:=SIN(([.$A91]+2/3)*2*PI())" office:value-type="float" office:value="0.809016994374945" calcext:value-type="float">
            <text:p>0,8090</text:p>
          </table:table-cell>
        </table:table-row>
        <table:table-row table:style-name="ro1">
          <table:table-cell table:formula="of:=[.A91]+1/60" office:value-type="float" office:value="1.5" calcext:value-type="float">
            <text:p>1,5000</text:p>
          </table:table-cell>
          <table:table-cell table:formula="of:=SIN(([.$A92]+0/3)*2*PI())" office:value-type="float" office:value="3.92010771854471E-015" calcext:value-type="float">
            <text:p>0,0000</text:p>
          </table:table-cell>
          <table:table-cell table:formula="of:=SIN(([.$A92]+1/3)*2*PI())" office:value-type="float" office:value="-0.86602540378444" calcext:value-type="float">
            <text:p>-0,8660</text:p>
          </table:table-cell>
          <table:table-cell table:formula="of:=SIN(([.$A9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92]+1/60" office:value-type="float" office:value="1.51666666666667" calcext:value-type="float">
            <text:p>1,5167</text:p>
          </table:table-cell>
          <table:table-cell table:formula="of:=SIN(([.$A93]+0/3)*2*PI())" office:value-type="float" office:value="-0.10452846326765" calcext:value-type="float">
            <text:p>-0,1045</text:p>
          </table:table-cell>
          <table:table-cell table:formula="of:=SIN(([.$A93]+1/3)*2*PI())" office:value-type="float" office:value="-0.80901699437495" calcext:value-type="float">
            <text:p>-0,8090</text:p>
          </table:table-cell>
          <table:table-cell table:formula="of:=SIN(([.$A93]+2/3)*2*PI())" office:value-type="float" office:value="0.913545457642599" calcext:value-type="float">
            <text:p>0,9135</text:p>
          </table:table-cell>
        </table:table-row>
        <table:table-row table:style-name="ro1">
          <table:table-cell table:formula="of:=[.A93]+1/60" office:value-type="float" office:value="1.53333333333333" calcext:value-type="float">
            <text:p>1,5333</text:p>
          </table:table-cell>
          <table:table-cell table:formula="of:=SIN(([.$A94]+0/3)*2*PI())" office:value-type="float" office:value="-0.207911690817755" calcext:value-type="float">
            <text:p>-0,2079</text:p>
          </table:table-cell>
          <table:table-cell table:formula="of:=SIN(([.$A94]+1/3)*2*PI())" office:value-type="float" office:value="-0.743144825477398" calcext:value-type="float">
            <text:p>-0,7431</text:p>
          </table:table-cell>
          <table:table-cell table:formula="of:=SIN(([.$A94]+2/3)*2*PI())" office:value-type="float" office:value="0.951056516295152" calcext:value-type="float">
            <text:p>0,9511</text:p>
          </table:table-cell>
        </table:table-row>
        <table:table-row table:style-name="ro1">
          <table:table-cell table:formula="of:=[.A94]+1/60" office:value-type="float" office:value="1.55" calcext:value-type="float">
            <text:p>1,5500</text:p>
          </table:table-cell>
          <table:table-cell table:formula="of:=SIN(([.$A95]+0/3)*2*PI())" office:value-type="float" office:value="-0.309016994374944" calcext:value-type="float">
            <text:p>-0,3090</text:p>
          </table:table-cell>
          <table:table-cell table:formula="of:=SIN(([.$A95]+1/3)*2*PI())" office:value-type="float" office:value="-0.669130606358862" calcext:value-type="float">
            <text:p>-0,6691</text:p>
          </table:table-cell>
          <table:table-cell table:formula="of:=SIN(([.$A95]+2/3)*2*PI())" office:value-type="float" office:value="0.978147600733804" calcext:value-type="float">
            <text:p>0,9781</text:p>
          </table:table-cell>
        </table:table-row>
        <table:table-row table:style-name="ro1">
          <table:table-cell table:formula="of:=[.A95]+1/60" office:value-type="float" office:value="1.56666666666667" calcext:value-type="float">
            <text:p>1,5667</text:p>
          </table:table-cell>
          <table:table-cell table:formula="of:=SIN(([.$A96]+0/3)*2*PI())" office:value-type="float" office:value="-0.406736643075796" calcext:value-type="float">
            <text:p>-0,4067</text:p>
          </table:table-cell>
          <table:table-cell table:formula="of:=SIN(([.$A96]+1/3)*2*PI())" office:value-type="float" office:value="-0.587785252292478" calcext:value-type="float">
            <text:p>-0,5878</text:p>
          </table:table-cell>
          <table:table-cell table:formula="of:=SIN(([.$A9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96]+1/60" office:value-type="float" office:value="1.58333333333333" calcext:value-type="float">
            <text:p>1,5833</text:p>
          </table:table-cell>
          <table:table-cell table:formula="of:=SIN(([.$A97]+0/3)*2*PI())" office:value-type="float" office:value="-0.499999999999996" calcext:value-type="float">
            <text:p>-0,5000</text:p>
          </table:table-cell>
          <table:table-cell table:formula="of:=SIN(([.$A97]+1/3)*2*PI())" office:value-type="float" office:value="-0.500000000000005" calcext:value-type="float">
            <text:p>-0,5000</text:p>
          </table:table-cell>
          <table:table-cell table:formula="of:=SIN(([.$A9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97]+1/60" office:value-type="float" office:value="1.6" calcext:value-type="float">
            <text:p>1,6000</text:p>
          </table:table-cell>
          <table:table-cell table:formula="of:=SIN(([.$A98]+0/3)*2*PI())" office:value-type="float" office:value="-0.587785252292469" calcext:value-type="float">
            <text:p>-0,5878</text:p>
          </table:table-cell>
          <table:table-cell table:formula="of:=SIN(([.$A98]+1/3)*2*PI())" office:value-type="float" office:value="-0.406736643075806" calcext:value-type="float">
            <text:p>-0,4067</text:p>
          </table:table-cell>
          <table:table-cell table:formula="of:=SIN(([.$A98]+2/3)*2*PI())" office:value-type="float" office:value="0.994521895368274" calcext:value-type="float">
            <text:p>0,9945</text:p>
          </table:table-cell>
        </table:table-row>
        <table:table-row table:style-name="ro1">
          <table:table-cell table:formula="of:=[.A98]+1/60" office:value-type="float" office:value="1.61666666666667" calcext:value-type="float">
            <text:p>1,6167</text:p>
          </table:table-cell>
          <table:table-cell table:formula="of:=SIN(([.$A99]+0/3)*2*PI())" office:value-type="float" office:value="-0.669130606358854" calcext:value-type="float">
            <text:p>-0,6691</text:p>
          </table:table-cell>
          <table:table-cell table:formula="of:=SIN(([.$A99]+1/3)*2*PI())" office:value-type="float" office:value="-0.309016994374953" calcext:value-type="float">
            <text:p>-0,3090</text:p>
          </table:table-cell>
          <table:table-cell table:formula="of:=SIN(([.$A99]+2/3)*2*PI())" office:value-type="float" office:value="0.978147600733807" calcext:value-type="float">
            <text:p>0,9781</text:p>
          </table:table-cell>
        </table:table-row>
        <table:table-row table:style-name="ro1">
          <table:table-cell table:formula="of:=[.A99]+1/60" office:value-type="float" office:value="1.63333333333333" calcext:value-type="float">
            <text:p>1,6333</text:p>
          </table:table-cell>
          <table:table-cell table:formula="of:=SIN(([.$A100]+0/3)*2*PI())" office:value-type="float" office:value="-0.74314482547739" calcext:value-type="float">
            <text:p>-0,7431</text:p>
          </table:table-cell>
          <table:table-cell table:formula="of:=SIN(([.$A100]+1/3)*2*PI())" office:value-type="float" office:value="-0.207911690817766" calcext:value-type="float">
            <text:p>-0,2079</text:p>
          </table:table-cell>
          <table:table-cell table:formula="of:=SIN(([.$A100]+2/3)*2*PI())" office:value-type="float" office:value="0.951056516295156" calcext:value-type="float">
            <text:p>0,9511</text:p>
          </table:table-cell>
        </table:table-row>
        <table:table-row table:style-name="ro1">
          <table:table-cell table:formula="of:=[.A100]+1/60" office:value-type="float" office:value="1.65" calcext:value-type="float">
            <text:p>1,6500</text:p>
          </table:table-cell>
          <table:table-cell table:formula="of:=SIN(([.$A101]+0/3)*2*PI())" office:value-type="float" office:value="-0.809016994374944" calcext:value-type="float">
            <text:p>-0,8090</text:p>
          </table:table-cell>
          <table:table-cell table:formula="of:=SIN(([.$A101]+1/3)*2*PI())" office:value-type="float" office:value="-0.10452846326766" calcext:value-type="float">
            <text:p>-0,1045</text:p>
          </table:table-cell>
          <table:table-cell table:formula="of:=SIN(([.$A101]+2/3)*2*PI())" office:value-type="float" office:value="0.913545457642604" calcext:value-type="float">
            <text:p>0,9135</text:p>
          </table:table-cell>
        </table:table-row>
        <table:table-row table:style-name="ro1">
          <table:table-cell table:formula="of:=[.A101]+1/60" office:value-type="float" office:value="1.66666666666667" calcext:value-type="float">
            <text:p>1,6667</text:p>
          </table:table-cell>
          <table:table-cell table:formula="of:=SIN(([.$A102]+0/3)*2*PI())" office:value-type="float" office:value="-0.866025403784435" calcext:value-type="float">
            <text:p>-0,8660</text:p>
          </table:table-cell>
          <table:table-cell table:formula="of:=SIN(([.$A102]+1/3)*2*PI())" office:value-type="float" office:value="-7.59528607725994E-015" calcext:value-type="float">
            <text:p>0,0000</text:p>
          </table:table-cell>
          <table:table-cell table:formula="of:=SIN(([.$A102]+2/3)*2*PI())" office:value-type="float" office:value="0.866025403784443" calcext:value-type="float">
            <text:p>0,8660</text:p>
          </table:table-cell>
        </table:table-row>
        <table:table-row table:style-name="ro1">
          <table:table-cell table:formula="of:=[.A102]+1/60" office:value-type="float" office:value="1.68333333333333" calcext:value-type="float">
            <text:p>1,6833</text:p>
          </table:table-cell>
          <table:table-cell table:formula="of:=SIN(([.$A103]+0/3)*2*PI())" office:value-type="float" office:value="-0.913545457642598" calcext:value-type="float">
            <text:p>-0,9135</text:p>
          </table:table-cell>
          <table:table-cell table:formula="of:=SIN(([.$A103]+1/3)*2*PI())" office:value-type="float" office:value="0.104528463267646" calcext:value-type="float">
            <text:p>0,1045</text:p>
          </table:table-cell>
          <table:table-cell table:formula="of:=SIN(([.$A103]+2/3)*2*PI())" office:value-type="float" office:value="0.809016994374952" calcext:value-type="float">
            <text:p>0,8090</text:p>
          </table:table-cell>
        </table:table-row>
        <table:table-row table:style-name="ro1">
          <table:table-cell table:formula="of:=[.A103]+1/60" office:value-type="float" office:value="1.7" calcext:value-type="float">
            <text:p>1,7000</text:p>
          </table:table-cell>
          <table:table-cell table:formula="of:=SIN(([.$A104]+0/3)*2*PI())" office:value-type="float" office:value="-0.951056516295151" calcext:value-type="float">
            <text:p>-0,9511</text:p>
          </table:table-cell>
          <table:table-cell table:formula="of:=SIN(([.$A104]+1/3)*2*PI())" office:value-type="float" office:value="0.207911690817753" calcext:value-type="float">
            <text:p>0,2079</text:p>
          </table:table-cell>
          <table:table-cell table:formula="of:=SIN(([.$A104]+2/3)*2*PI())" office:value-type="float" office:value="0.7431448254774" calcext:value-type="float">
            <text:p>0,7431</text:p>
          </table:table-cell>
        </table:table-row>
        <table:table-row table:style-name="ro1">
          <table:table-cell table:formula="of:=[.A104]+1/60" office:value-type="float" office:value="1.71666666666667" calcext:value-type="float">
            <text:p>1,7167</text:p>
          </table:table-cell>
          <table:table-cell table:formula="of:=SIN(([.$A105]+0/3)*2*PI())" office:value-type="float" office:value="-0.978147600733804" calcext:value-type="float">
            <text:p>-0,9781</text:p>
          </table:table-cell>
          <table:table-cell table:formula="of:=SIN(([.$A105]+1/3)*2*PI())" office:value-type="float" office:value="0.30901699437494" calcext:value-type="float">
            <text:p>0,3090</text:p>
          </table:table-cell>
          <table:table-cell table:formula="of:=SIN(([.$A105]+2/3)*2*PI())" office:value-type="float" office:value="0.669130606358864" calcext:value-type="float">
            <text:p>0,6691</text:p>
          </table:table-cell>
        </table:table-row>
        <table:table-row table:style-name="ro1">
          <table:table-cell table:formula="of:=[.A105]+1/60" office:value-type="float" office:value="1.73333333333333" calcext:value-type="float">
            <text:p>1,7333</text:p>
          </table:table-cell>
          <table:table-cell table:formula="of:=SIN(([.$A106]+0/3)*2*PI())" office:value-type="float" office:value="-0.994521895368272" calcext:value-type="float">
            <text:p>-0,9945</text:p>
          </table:table-cell>
          <table:table-cell table:formula="of:=SIN(([.$A106]+1/3)*2*PI())" office:value-type="float" office:value="0.406736643075794" calcext:value-type="float">
            <text:p>0,4067</text:p>
          </table:table-cell>
          <table:table-cell table:formula="of:=SIN(([.$A106]+2/3)*2*PI())" office:value-type="float" office:value="0.587785252292481" calcext:value-type="float">
            <text:p>0,5878</text:p>
          </table:table-cell>
        </table:table-row>
        <table:table-row table:style-name="ro1">
          <table:table-cell table:formula="of:=[.A106]+1/60" office:value-type="float" office:value="1.75" calcext:value-type="float">
            <text:p>1,7500</text:p>
          </table:table-cell>
          <table:table-cell table:formula="of:=SIN(([.$A107]+0/3)*2*PI())" office:value-type="float" office:value="-1" calcext:value-type="float">
            <text:p>-1,0000</text:p>
          </table:table-cell>
          <table:table-cell table:formula="of:=SIN(([.$A107]+1/3)*2*PI())" office:value-type="float" office:value="0.499999999999993" calcext:value-type="float">
            <text:p>0,5000</text:p>
          </table:table-cell>
          <table:table-cell table:formula="of:=SIN(([.$A107]+2/3)*2*PI())" office:value-type="float" office:value="0.500000000000009" calcext:value-type="float">
            <text:p>0,5000</text:p>
          </table:table-cell>
        </table:table-row>
        <table:table-row table:style-name="ro1">
          <table:table-cell table:formula="of:=[.A107]+1/60" office:value-type="float" office:value="1.76666666666667" calcext:value-type="float">
            <text:p>1,7667</text:p>
          </table:table-cell>
          <table:table-cell table:formula="of:=SIN(([.$A108]+0/3)*2*PI())" office:value-type="float" office:value="-0.994521895368274" calcext:value-type="float">
            <text:p>-0,9945</text:p>
          </table:table-cell>
          <table:table-cell table:formula="of:=SIN(([.$A108]+1/3)*2*PI())" office:value-type="float" office:value="0.587785252292467" calcext:value-type="float">
            <text:p>0,5878</text:p>
          </table:table-cell>
          <table:table-cell table:formula="of:=SIN(([.$A108]+2/3)*2*PI())" office:value-type="float" office:value="0.406736643075809" calcext:value-type="float">
            <text:p>0,4067</text:p>
          </table:table-cell>
        </table:table-row>
        <table:table-row table:style-name="ro1">
          <table:table-cell table:formula="of:=[.A108]+1/60" office:value-type="float" office:value="1.78333333333333" calcext:value-type="float">
            <text:p>1,7833</text:p>
          </table:table-cell>
          <table:table-cell table:formula="of:=SIN(([.$A109]+0/3)*2*PI())" office:value-type="float" office:value="-0.978147600733808" calcext:value-type="float">
            <text:p>-0,9781</text:p>
          </table:table-cell>
          <table:table-cell table:formula="of:=SIN(([.$A109]+1/3)*2*PI())" office:value-type="float" office:value="0.669130606358852" calcext:value-type="float">
            <text:p>0,6691</text:p>
          </table:table-cell>
          <table:table-cell table:formula="of:=SIN(([.$A109]+2/3)*2*PI())" office:value-type="float" office:value="0.309016994374958" calcext:value-type="float">
            <text:p>0,3090</text:p>
          </table:table-cell>
        </table:table-row>
        <table:table-row table:style-name="ro1">
          <table:table-cell table:formula="of:=[.A109]+1/60" office:value-type="float" office:value="1.8" calcext:value-type="float">
            <text:p>1,8000</text:p>
          </table:table-cell>
          <table:table-cell table:formula="of:=SIN(([.$A110]+0/3)*2*PI())" office:value-type="float" office:value="-0.951056516295156" calcext:value-type="float">
            <text:p>-0,9511</text:p>
          </table:table-cell>
          <table:table-cell table:formula="of:=SIN(([.$A110]+1/3)*2*PI())" office:value-type="float" office:value="0.743144825477389" calcext:value-type="float">
            <text:p>0,7431</text:p>
          </table:table-cell>
          <table:table-cell table:formula="of:=SIN(([.$A110]+2/3)*2*PI())" office:value-type="float" office:value="0.20791169081777" calcext:value-type="float">
            <text:p>0,2079</text:p>
          </table:table-cell>
        </table:table-row>
        <table:table-row table:style-name="ro1">
          <table:table-cell table:formula="of:=[.A110]+1/60" office:value-type="float" office:value="1.81666666666667" calcext:value-type="float">
            <text:p>1,8167</text:p>
          </table:table-cell>
          <table:table-cell table:formula="of:=SIN(([.$A111]+0/3)*2*PI())" office:value-type="float" office:value="-0.913545457642605" calcext:value-type="float">
            <text:p>-0,9135</text:p>
          </table:table-cell>
          <table:table-cell table:formula="of:=SIN(([.$A111]+1/3)*2*PI())" office:value-type="float" office:value="0.809016994374942" calcext:value-type="float">
            <text:p>0,8090</text:p>
          </table:table-cell>
          <table:table-cell table:formula="of:=SIN(([.$A111]+2/3)*2*PI())" office:value-type="float" office:value="0.104528463267665" calcext:value-type="float">
            <text:p>0,1045</text:p>
          </table:table-cell>
        </table:table-row>
        <table:table-row table:style-name="ro1">
          <table:table-cell table:formula="of:=[.A111]+1/60" office:value-type="float" office:value="1.83333333333333" calcext:value-type="float">
            <text:p>1,8333</text:p>
          </table:table-cell>
          <table:table-cell table:formula="of:=SIN(([.$A112]+0/3)*2*PI())" office:value-type="float" office:value="-0.866025403784444" calcext:value-type="float">
            <text:p>-0,8660</text:p>
          </table:table-cell>
          <table:table-cell table:formula="of:=SIN(([.$A112]+1/3)*2*PI())" office:value-type="float" office:value="0.866025403784433" calcext:value-type="float">
            <text:p>0,8660</text:p>
          </table:table-cell>
          <table:table-cell table:formula="of:=SIN(([.$A112]+2/3)*2*PI())" office:value-type="float" office:value="0.00000000000001127046" calcext:value-type="float">
            <text:p>0,0000</text:p>
          </table:table-cell>
        </table:table-row>
        <table:table-row table:style-name="ro1">
          <table:table-cell table:formula="of:=[.A112]+1/60" office:value-type="float" office:value="1.85" calcext:value-type="float">
            <text:p>1,8500</text:p>
          </table:table-cell>
          <table:table-cell table:formula="of:=SIN(([.$A113]+0/3)*2*PI())" office:value-type="float" office:value="-0.809016994374954" calcext:value-type="float">
            <text:p>-0,8090</text:p>
          </table:table-cell>
          <table:table-cell table:formula="of:=SIN(([.$A113]+1/3)*2*PI())" office:value-type="float" office:value="0.913545457642597" calcext:value-type="float">
            <text:p>0,9135</text:p>
          </table:table-cell>
          <table:table-cell table:formula="of:=SIN(([.$A113]+2/3)*2*PI())" office:value-type="float" office:value="-0.104528463267641" calcext:value-type="float">
            <text:p>-0,1045</text:p>
          </table:table-cell>
        </table:table-row>
        <table:table-row table:style-name="ro1">
          <table:table-cell table:formula="of:=[.A113]+1/60" office:value-type="float" office:value="1.86666666666666" calcext:value-type="float">
            <text:p>1,8667</text:p>
          </table:table-cell>
          <table:table-cell table:formula="of:=SIN(([.$A114]+0/3)*2*PI())" office:value-type="float" office:value="-0.743144825477402" calcext:value-type="float">
            <text:p>-0,7431</text:p>
          </table:table-cell>
          <table:table-cell table:formula="of:=SIN(([.$A114]+1/3)*2*PI())" office:value-type="float" office:value="0.95105651629515" calcext:value-type="float">
            <text:p>0,9511</text:p>
          </table:table-cell>
          <table:table-cell table:formula="of:=SIN(([.$A114]+2/3)*2*PI())" office:value-type="float" office:value="-0.207911690817748" calcext:value-type="float">
            <text:p>-0,2079</text:p>
          </table:table-cell>
        </table:table-row>
        <table:table-row table:style-name="ro1">
          <table:table-cell table:formula="of:=[.A114]+1/60" office:value-type="float" office:value="1.88333333333333" calcext:value-type="float">
            <text:p>1,8833</text:p>
          </table:table-cell>
          <table:table-cell table:formula="of:=SIN(([.$A115]+0/3)*2*PI())" office:value-type="float" office:value="-0.669130606358867" calcext:value-type="float">
            <text:p>-0,6691</text:p>
          </table:table-cell>
          <table:table-cell table:formula="of:=SIN(([.$A115]+1/3)*2*PI())" office:value-type="float" office:value="0.978147600733803" calcext:value-type="float">
            <text:p>0,9781</text:p>
          </table:table-cell>
          <table:table-cell table:formula="of:=SIN(([.$A115]+2/3)*2*PI())" office:value-type="float" office:value="-0.309016994374935" calcext:value-type="float">
            <text:p>-0,3090</text:p>
          </table:table-cell>
        </table:table-row>
        <table:table-row table:style-name="ro1">
          <table:table-cell table:formula="of:=[.A115]+1/60" office:value-type="float" office:value="1.9" calcext:value-type="float">
            <text:p>1,9000</text:p>
          </table:table-cell>
          <table:table-cell table:formula="of:=SIN(([.$A116]+0/3)*2*PI())" office:value-type="float" office:value="-0.587785252292484" calcext:value-type="float">
            <text:p>-0,5878</text:p>
          </table:table-cell>
          <table:table-cell table:formula="of:=SIN(([.$A116]+1/3)*2*PI())" office:value-type="float" office:value="0.994521895368272" calcext:value-type="float">
            <text:p>0,9945</text:p>
          </table:table-cell>
          <table:table-cell table:formula="of:=SIN(([.$A116]+2/3)*2*PI())" office:value-type="float" office:value="-0.406736643075789" calcext:value-type="float">
            <text:p>-0,4067</text:p>
          </table:table-cell>
        </table:table-row>
        <table:table-row table:style-name="ro1">
          <table:table-cell table:formula="of:=[.A116]+1/60" office:value-type="float" office:value="1.91666666666666" calcext:value-type="float">
            <text:p>1,9167</text:p>
          </table:table-cell>
          <table:table-cell table:formula="of:=SIN(([.$A117]+0/3)*2*PI())" office:value-type="float" office:value="-0.500000000000011" calcext:value-type="float">
            <text:p>-0,5000</text:p>
          </table:table-cell>
          <table:table-cell table:formula="of:=SIN(([.$A117]+1/3)*2*PI())" office:value-type="float" office:value="1" calcext:value-type="float">
            <text:p>1,0000</text:p>
          </table:table-cell>
          <table:table-cell table:formula="of:=SIN(([.$A117]+2/3)*2*PI())" office:value-type="float" office:value="-0.49999999999999" calcext:value-type="float">
            <text:p>-0,5000</text:p>
          </table:table-cell>
        </table:table-row>
        <table:table-row table:style-name="ro1">
          <table:table-cell table:formula="of:=[.A117]+1/60" office:value-type="float" office:value="1.93333333333333" calcext:value-type="float">
            <text:p>1,9333</text:p>
          </table:table-cell>
          <table:table-cell table:formula="of:=SIN(([.$A118]+0/3)*2*PI())" office:value-type="float" office:value="-0.406736643075813" calcext:value-type="float">
            <text:p>-0,4067</text:p>
          </table:table-cell>
          <table:table-cell table:formula="of:=SIN(([.$A118]+1/3)*2*PI())" office:value-type="float" office:value="0.994521895368275" calcext:value-type="float">
            <text:p>0,9945</text:p>
          </table:table-cell>
          <table:table-cell table:formula="of:=SIN(([.$A118]+2/3)*2*PI())" office:value-type="float" office:value="-0.587785252292461" calcext:value-type="float">
            <text:p>-0,5878</text:p>
          </table:table-cell>
        </table:table-row>
        <table:table-row table:style-name="ro1">
          <table:table-cell table:formula="of:=[.A118]+1/60" office:value-type="float" office:value="1.95" calcext:value-type="float">
            <text:p>1,9500</text:p>
          </table:table-cell>
          <table:table-cell table:formula="of:=SIN(([.$A119]+0/3)*2*PI())" office:value-type="float" office:value="-0.30901699437496" calcext:value-type="float">
            <text:p>-0,3090</text:p>
          </table:table-cell>
          <table:table-cell table:formula="of:=SIN(([.$A119]+1/3)*2*PI())" office:value-type="float" office:value="0.978147600733808" calcext:value-type="float">
            <text:p>0,9781</text:p>
          </table:table-cell>
          <table:table-cell table:formula="of:=SIN(([.$A119]+2/3)*2*PI())" office:value-type="float" office:value="-0.669130606358848" calcext:value-type="float">
            <text:p>-0,6691</text:p>
          </table:table-cell>
        </table:table-row>
        <table:table-row table:style-name="ro1">
          <table:table-cell table:formula="of:=[.A119]+1/60" office:value-type="float" office:value="1.96666666666666" calcext:value-type="float">
            <text:p>1,9667</text:p>
          </table:table-cell>
          <table:table-cell table:formula="of:=SIN(([.$A120]+0/3)*2*PI())" office:value-type="float" office:value="-0.207911690817773" calcext:value-type="float">
            <text:p>-0,2079</text:p>
          </table:table-cell>
          <table:table-cell table:formula="of:=SIN(([.$A120]+1/3)*2*PI())" office:value-type="float" office:value="0.951056516295158" calcext:value-type="float">
            <text:p>0,9511</text:p>
          </table:table-cell>
          <table:table-cell table:formula="of:=SIN(([.$A120]+2/3)*2*PI())" office:value-type="float" office:value="-0.743144825477385" calcext:value-type="float">
            <text:p>-0,7431</text:p>
          </table:table-cell>
        </table:table-row>
        <table:table-row table:style-name="ro1">
          <table:table-cell table:formula="of:=[.A120]+1/60" office:value-type="float" office:value="1.98333333333333" calcext:value-type="float">
            <text:p>1,9833</text:p>
          </table:table-cell>
          <table:table-cell table:formula="of:=SIN(([.$A121]+0/3)*2*PI())" office:value-type="float" office:value="-0.104528463267667" calcext:value-type="float">
            <text:p>-0,1045</text:p>
          </table:table-cell>
          <table:table-cell table:formula="of:=SIN(([.$A121]+1/3)*2*PI())" office:value-type="float" office:value="0.913545457642606" calcext:value-type="float">
            <text:p>0,9135</text:p>
          </table:table-cell>
          <table:table-cell table:formula="of:=SIN(([.$A121]+2/3)*2*PI())" office:value-type="float" office:value="-0.809016994374938" calcext:value-type="float">
            <text:p>-0,8090</text:p>
          </table:table-cell>
        </table:table-row>
        <table:table-row table:style-name="ro1" table:number-rows-repeated="10484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6" table:style-name="ta1">
        <table:table-column table:style-name="co14" table:default-cell-style-name="Default"/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ean_sum</text:p>
          </table:table-cell>
          <table:table-cell office:value-type="string" calcext:value-type="string">
            <text:p>mean_sum_abs</text:p>
          </table:table-cell>
          <table:table-cell office:value-type="string" calcext:value-type="string">
            <text:p>mean_sum2</text:p>
          </table:table-cell>
          <table:table-cell office:value-type="string" calcext:value-type="string">
            <text:p>rms_sum</text:p>
          </table:table-cell>
          <table:table-cell office:value-type="string" calcext:value-type="string">
            <text:p>rms_sum_abs</text:p>
          </table:table-cell>
          <table:table-cell office:value-type="string" calcext:value-type="string">
            <text:p>rms_sum2</text:p>
          </table:table-cell>
          <table:table-cell office:value-type="string" calcext:value-type="string">
            <text:p>std_sum</text:p>
          </table:table-cell>
          <table:table-cell office:value-type="string" calcext:value-type="string">
            <text:p>std_sum_abs</text:p>
          </table:table-cell>
          <table:table-cell office:value-type="string" calcext:value-type="string">
            <text:p>std_sum2</text:p>
          </table:table-cell>
          <table:table-cell office:value-type="string" calcext:value-type="string">
            <text:p>kurtosis_sum</text:p>
          </table:table-cell>
          <table:table-cell office:value-type="string" calcext:value-type="string">
            <text:p>kurtosis_sum_abs</text:p>
          </table:table-cell>
          <table:table-cell office:value-type="string" calcext:value-type="string">
            <text:p>kurtosis_sum2</text:p>
          </table:table-cell>
          <table:table-cell office:value-type="string" calcext:value-type="string">
            <text:p>skew_sum</text:p>
          </table:table-cell>
          <table:table-cell office:value-type="string" calcext:value-type="string">
            <text:p>skew_sum_abs</text:p>
          </table:table-cell>
          <table:table-cell office:value-type="string" calcext:value-type="string">
            <text:p>skew_sum2</text:p>
          </table:table-cell>
          <table:table-cell office:value-type="string" calcext:value-type="string">
            <text:p>min_sum</text:p>
          </table:table-cell>
          <table:table-cell office:value-type="string" calcext:value-type="string">
            <text:p>min_sum_abs</text:p>
          </table:table-cell>
          <table:table-cell office:value-type="string" calcext:value-type="string">
            <text:p>min_sum2</text:p>
          </table:table-cell>
          <table:table-cell office:value-type="string" calcext:value-type="string">
            <text:p>max_sum</text:p>
          </table:table-cell>
          <table:table-cell office:value-type="string" calcext:value-type="string">
            <text:p>max_sum_abs</text:p>
          </table:table-cell>
          <table:table-cell office:value-type="string" calcext:value-type="string">
            <text:p>max_sum2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intensidade_quad</text:p>
          </table:table-cell>
          <table:table-cell office:value-type="string" calcext:value-type="string">
            <text:p>cont_quad</text:p>
          </table:table-cell>
          <table:table-cell office:value-type="string" calcext:value-type="string">
            <text:p>rms_phase0</text:p>
          </table:table-cell>
          <table:table-cell office:value-type="string" calcext:value-type="string">
            <text:p>rms_phase1</text:p>
          </table:table-cell>
          <table:table-cell office:value-type="string" calcext:value-type="string">
            <text:p>rms_phase2</text:p>
          </table:table-cell>
          <table:table-cell office:value-type="string" calcext:value-type="string">
            <text:p>std_phase0</text:p>
          </table:table-cell>
          <table:table-cell office:value-type="string" calcext:value-type="string">
            <text:p>std_phase1</text:p>
          </table:table-cell>
          <table:table-cell office:value-type="string" calcext:value-type="string">
            <text:p>std_phase2</text:p>
          </table:table-cell>
          <table:table-cell office:value-type="string" calcext:value-type="string">
            <text:p>kurtosis_phase0</text:p>
          </table:table-cell>
          <table:table-cell office:value-type="string" calcext:value-type="string">
            <text:p>kurtosis_phase1</text:p>
          </table:table-cell>
          <table:table-cell office:value-type="string" calcext:value-type="string">
            <text:p>kurtosis_phase2</text:p>
          </table:table-cell>
          <table:table-cell office:value-type="string" calcext:value-type="string">
            <text:p>skew_phase0</text:p>
          </table:table-cell>
          <table:table-cell office:value-type="string" calcext:value-type="string">
            <text:p>skew_phase1</text:p>
          </table:table-cell>
          <table:table-cell office:value-type="string" calcext:value-type="string">
            <text:p>skew_phase2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instance-1.csv</text:p>
          </table:table-cell>
          <table:table-cell office:value-type="float" office:value="-1.1979460025675" calcext:value-type="float">
            <text:p>-1,1979460025675</text:p>
          </table:table-cell>
          <table:table-cell office:value-type="float" office:value="2.40257699677875" calcext:value-type="float">
            <text:p>2,40257699677875</text:p>
          </table:table-cell>
          <table:table-cell office:value-type="float" office:value="550.584466769417" calcext:value-type="float">
            <text:p>550,584466769417</text:p>
          </table:table-cell>
          <table:table-cell table:number-columns-repeated="2" office:value-type="float" office:value="3.04522879406901" calcext:value-type="float">
            <text:p>3,04522879406901</text:p>
          </table:table-cell>
          <table:table-cell office:value-type="float" office:value="562.103863755675" calcext:value-type="float">
            <text:p>562,103863755675</text:p>
          </table:table-cell>
          <table:table-cell office:value-type="float" office:value="2.79970423137151" calcext:value-type="float">
            <text:p>2,79970423137151</text:p>
          </table:table-cell>
          <table:table-cell office:value-type="float" office:value="1.87110720771862" calcext:value-type="float">
            <text:p>1,87110720771862</text:p>
          </table:table-cell>
          <table:table-cell office:value-type="float" office:value="113.214392200352" calcext:value-type="float">
            <text:p>113,214392200352</text:p>
          </table:table-cell>
          <table:table-cell office:value-type="float" office:value="0.837231281544257" calcext:value-type="float">
            <text:p>0,837231281544257</text:p>
          </table:table-cell>
          <table:table-cell office:value-type="float" office:value="3.55010824876968" calcext:value-type="float">
            <text:p>3,55010824876968</text:p>
          </table:table-cell>
          <table:table-cell office:value-type="float" office:value="-0.153196922644492" calcext:value-type="float">
            <text:p>-0,153196922644492</text:p>
          </table:table-cell>
          <table:table-cell office:value-type="float" office:value="0.0171983752119422" calcext:value-type="float">
            <text:p>0,017198375211942</text:p>
          </table:table-cell>
          <table:table-cell office:value-type="float" office:value="1.09025860585825" calcext:value-type="float">
            <text:p>1,09025860585825</text:p>
          </table:table-cell>
          <table:table-cell office:value-type="float" office:value="0.151668779616635" calcext:value-type="float">
            <text:p>0,151668779616635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789" calcext:value-type="float">
            <text:p>2789</text:p>
          </table:table-cell>
          <table:table-cell office:value-type="float" office:value="0.000674999156251055" calcext:value-type="float">
            <text:p>0,000674999156251</text:p>
          </table:table-cell>
          <table:table-cell office:value-type="float" office:value="0.00837498953126309" calcext:value-type="float">
            <text:p>0,008374989531263</text:p>
          </table:table-cell>
          <table:table-cell office:value-type="float" office:value="0.365053293683383" calcext:value-type="float">
            <text:p>0,365053293683383</text:p>
          </table:table-cell>
          <table:table-cell office:value-type="float" office:value="1.14212357234553" calcext:value-type="float">
            <text:p>1,14212357234553</text:p>
          </table:table-cell>
          <table:table-cell office:value-type="float" office:value="13.9039157111013" calcext:value-type="float">
            <text:p>13,9039157111013</text:p>
          </table:table-cell>
          <table:table-cell office:value-type="float" office:value="13.0385714802108" calcext:value-type="float">
            <text:p>13,0385714802108</text:p>
          </table:table-cell>
          <table:table-cell office:value-type="float" office:value="13.684343185679" calcext:value-type="float">
            <text:p>13,684343185679</text:p>
          </table:table-cell>
          <table:table-cell office:value-type="float" office:value="13.8707156820811" calcext:value-type="float">
            <text:p>13,8707156820811</text:p>
          </table:table-cell>
          <table:table-cell office:value-type="float" office:value="13.0371263056113" calcext:value-type="float">
            <text:p>13,0371263056113</text:p>
          </table:table-cell>
          <table:table-cell office:value-type="float" office:value="13.6842738794547" calcext:value-type="float">
            <text:p>13,6842738794547</text:p>
          </table:table-cell>
          <table:table-cell office:value-type="float" office:value="-1.43337582952268" calcext:value-type="float">
            <text:p>-1,43337582952268</text:p>
          </table:table-cell>
          <table:table-cell office:value-type="float" office:value="-1.42256026685714" calcext:value-type="float">
            <text:p>-1,42256026685714</text:p>
          </table:table-cell>
          <table:table-cell office:value-type="float" office:value="-1.42643568097113" calcext:value-type="float">
            <text:p>-1,42643568097113</text:p>
          </table:table-cell>
          <table:table-cell office:value-type="float" office:value="0.00359080851299107" calcext:value-type="float">
            <text:p>0,003590808512991</text:p>
          </table:table-cell>
          <table:table-cell office:value-type="float" office:value="0.00695171867002482" calcext:value-type="float">
            <text:p>0,006951718670025</text:p>
          </table:table-cell>
          <table:table-cell office:value-type="float" office:value="0.00542694699203516" calcext:value-type="float">
            <text:p>0,005426946992035</text:p>
          </table:table-cell>
          <table:table-cell office:value-type="float" office:value="0.99406440241068" calcext:value-type="float">
            <text:p>0,99406440241068</text:p>
          </table:table-cell>
          <table:table-cell office:value-type="float" office:value="0.993811528397305" calcext:value-type="float">
            <text:p>0,993811528397305</text:p>
          </table:table-cell>
          <table:table-cell office:value-type="float" office:value="0.993829092990324" calcext:value-type="float">
            <text:p>0,99382909299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.csv</text:p>
          </table:table-cell>
          <table:table-cell office:value-type="float" office:value="-1.20897473878158" calcext:value-type="float">
            <text:p>-1,20897473878158</text:p>
          </table:table-cell>
          <table:table-cell office:value-type="float" office:value="2.10588611764235" calcext:value-type="float">
            <text:p>2,10588611764235</text:p>
          </table:table-cell>
          <table:table-cell office:value-type="float" office:value="538.884032644959" calcext:value-type="float">
            <text:p>538,884032644959</text:p>
          </table:table-cell>
          <table:table-cell table:number-columns-repeated="2" office:value-type="float" office:value="2.70640020954909" calcext:value-type="float">
            <text:p>2,70640020954909</text:p>
          </table:table-cell>
          <table:table-cell office:value-type="float" office:value="543.17908099158" calcext:value-type="float">
            <text:p>543,17908099158</text:p>
          </table:table-cell>
          <table:table-cell office:value-type="float" office:value="2.42135957165296" calcext:value-type="float">
            <text:p>2,42135957165296</text:p>
          </table:table-cell>
          <table:table-cell office:value-type="float" office:value="1.69995463285601" calcext:value-type="float">
            <text:p>1,69995463285601</text:p>
          </table:table-cell>
          <table:table-cell office:value-type="float" office:value="68.1726733168359" calcext:value-type="float">
            <text:p>68,1726733168359</text:p>
          </table:table-cell>
          <table:table-cell office:value-type="float" office:value="7.27778237609913" calcext:value-type="float">
            <text:p>7,27778237609913</text:p>
          </table:table-cell>
          <table:table-cell office:value-type="float" office:value="24.1806705287008" calcext:value-type="float">
            <text:p>24,1806705287008</text:p>
          </table:table-cell>
          <table:table-cell office:value-type="float" office:value="273.107286890317" calcext:value-type="float">
            <text:p>273,107286890317</text:p>
          </table:table-cell>
          <table:table-cell office:value-type="float" office:value="0.113649092501143" calcext:value-type="float">
            <text:p>0,113649092501143</text:p>
          </table:table-cell>
          <table:table-cell office:value-type="float" office:value="1.82428925484522" calcext:value-type="float">
            <text:p>1,82428925484522</text:p>
          </table:table-cell>
          <table:table-cell office:value-type="float" office:value="4.17810692025435" calcext:value-type="float">
            <text:p>4,17810692025435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94" calcext:value-type="float">
            <text:p>7694</text:p>
          </table:table-cell>
          <table:table-cell office:value-type="float" office:value="0.00193624757969053" calcext:value-type="float">
            <text:p>0,001936247579691</text:p>
          </table:table-cell>
          <table:table-cell office:value-type="float" office:value="0.0167499790625262" calcext:value-type="float">
            <text:p>0,016749979062526</text:p>
          </table:table-cell>
          <table:table-cell office:value-type="float" office:value="0.159256050929936" calcext:value-type="float">
            <text:p>0,159256050929936</text:p>
          </table:table-cell>
          <table:table-cell office:value-type="float" office:value="0.0333749582813022" calcext:value-type="float">
            <text:p>0,033374958281302</text:p>
          </table:table-cell>
          <table:table-cell office:value-type="float" office:value="13.7099504939504" calcext:value-type="float">
            <text:p>13,7099504939504</text:p>
          </table:table-cell>
          <table:table-cell office:value-type="float" office:value="12.9395563857441" calcext:value-type="float">
            <text:p>12,9395563857441</text:p>
          </table:table-cell>
          <table:table-cell office:value-type="float" office:value="13.545817459221" calcext:value-type="float">
            <text:p>13,545817459221</text:p>
          </table:table-cell>
          <table:table-cell office:value-type="float" office:value="13.6736221704626" calcext:value-type="float">
            <text:p>13,6736221704626</text:p>
          </table:table-cell>
          <table:table-cell office:value-type="float" office:value="12.9383650729747" calcext:value-type="float">
            <text:p>12,9383650729747</text:p>
          </table:table-cell>
          <table:table-cell office:value-type="float" office:value="13.5457696282555" calcext:value-type="float">
            <text:p>13,5457696282555</text:p>
          </table:table-cell>
          <table:table-cell office:value-type="float" office:value="-1.47434404988898" calcext:value-type="float">
            <text:p>-1,47434404988898</text:p>
          </table:table-cell>
          <table:table-cell office:value-type="float" office:value="-1.4783367690581" calcext:value-type="float">
            <text:p>-1,4783367690581</text:p>
          </table:table-cell>
          <table:table-cell office:value-type="float" office:value="-1.46602894079888" calcext:value-type="float">
            <text:p>-1,46602894079888</text:p>
          </table:table-cell>
          <table:table-cell office:value-type="float" office:value="-0.00161696070114368" calcext:value-type="float">
            <text:p>-0,001616960701144</text:p>
          </table:table-cell>
          <table:table-cell office:value-type="float" office:value="-0.000687655697224782" calcext:value-type="float">
            <text:p>-0,000687655697225</text:p>
          </table:table-cell>
          <table:table-cell office:value-type="float" office:value="0.00197434740371535" calcext:value-type="float">
            <text:p>0,001974347403715</text:p>
          </table:table-cell>
          <table:table-cell office:value-type="float" office:value="0.996262908929628" calcext:value-type="float">
            <text:p>0,996262908929628</text:p>
          </table:table-cell>
          <table:table-cell office:value-type="float" office:value="0.995972122207341" calcext:value-type="float">
            <text:p>0,995972122207341</text:p>
          </table:table-cell>
          <table:table-cell office:value-type="float" office:value="0.995832408287812" calcext:value-type="float">
            <text:p>0,99583240828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3.csv</text:p>
          </table:table-cell>
          <table:table-cell office:value-type="float" office:value="-2.22548096814879" calcext:value-type="float">
            <text:p>-2,22548096814879</text:p>
          </table:table-cell>
          <table:table-cell office:value-type="float" office:value="3.39100951123811" calcext:value-type="float">
            <text:p>3,39100951123811</text:p>
          </table:table-cell>
          <table:table-cell office:value-type="float" office:value="641.478559401801" calcext:value-type="float">
            <text:p>641,478559401801</text:p>
          </table:table-cell>
          <table:table-cell table:number-columns-repeated="2" office:value-type="float" office:value="4.21302641375657" calcext:value-type="float">
            <text:p>4,21302641375657</text:p>
          </table:table-cell>
          <table:table-cell office:value-type="float" office:value="649.55250332108" calcext:value-type="float">
            <text:p>649,55250332108</text:p>
          </table:table-cell>
          <table:table-cell office:value-type="float" office:value="3.5772651597859" calcext:value-type="float">
            <text:p>3,5772651597859</text:p>
          </table:table-cell>
          <table:table-cell office:value-type="float" office:value="2.50012920820169" calcext:value-type="float">
            <text:p>2,50012920820169</text:p>
          </table:table-cell>
          <table:table-cell office:value-type="float" office:value="102.096583676792" calcext:value-type="float">
            <text:p>102,096583676792</text:p>
          </table:table-cell>
          <table:table-cell office:value-type="float" office:value="-0.154799916618567" calcext:value-type="float">
            <text:p>-0,154799916618567</text:p>
          </table:table-cell>
          <table:table-cell office:value-type="float" office:value="0.39859074351637" calcext:value-type="float">
            <text:p>0,39859074351637</text:p>
          </table:table-cell>
          <table:table-cell office:value-type="float" office:value="3.55704062436186" calcext:value-type="float">
            <text:p>3,55704062436186</text:p>
          </table:table-cell>
          <table:table-cell office:value-type="float" office:value="0.00891281348233142" calcext:value-type="float">
            <text:p>0,008912813482331</text:p>
          </table:table-cell>
          <table:table-cell office:value-type="float" office:value="0.805943704309191" calcext:value-type="float">
            <text:p>0,805943704309191</text:p>
          </table:table-cell>
          <table:table-cell office:value-type="float" office:value="0.309739625183983" calcext:value-type="float">
            <text:p>0,309739625183983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65" calcext:value-type="float">
            <text:p>3765</text:p>
          </table:table-cell>
          <table:table-cell office:value-type="float" office:value="0.000286249642187947" calcext:value-type="float">
            <text:p>0,000286249642188</text:p>
          </table:table-cell>
          <table:table-cell office:value-type="float" office:value="0.00449999437500703" calcext:value-type="float">
            <text:p>0,004499994375007</text:p>
          </table:table-cell>
          <table:table-cell office:value-type="float" office:value="2.15679605400493" calcext:value-type="float">
            <text:p>2,15679605400493</text:p>
          </table:table-cell>
          <table:table-cell office:value-type="float" office:value="6.57524178094777" calcext:value-type="float">
            <text:p>6,57524178094777</text:p>
          </table:table-cell>
          <table:table-cell office:value-type="float" office:value="14.110831162818" calcext:value-type="float">
            <text:p>14,110831162818</text:p>
          </table:table-cell>
          <table:table-cell office:value-type="float" office:value="14.9028989169727" calcext:value-type="float">
            <text:p>14,9028989169727</text:p>
          </table:table-cell>
          <table:table-cell office:value-type="float" office:value="14.841381578773" calcext:value-type="float">
            <text:p>14,841381578773</text:p>
          </table:table-cell>
          <table:table-cell office:value-type="float" office:value="14.0642040844247" calcext:value-type="float">
            <text:p>14,0642040844247</text:p>
          </table:table-cell>
          <table:table-cell office:value-type="float" office:value="14.7744178251127" calcext:value-type="float">
            <text:p>14,7744178251127</text:p>
          </table:table-cell>
          <table:table-cell office:value-type="float" office:value="14.8156611883952" calcext:value-type="float">
            <text:p>14,8156611883952</text:p>
          </table:table-cell>
          <table:table-cell office:value-type="float" office:value="-1.45481195747562" calcext:value-type="float">
            <text:p>-1,45481195747562</text:p>
          </table:table-cell>
          <table:table-cell office:value-type="float" office:value="-1.46606151764126" calcext:value-type="float">
            <text:p>-1,46606151764126</text:p>
          </table:table-cell>
          <table:table-cell office:value-type="float" office:value="-1.47336477963185" calcext:value-type="float">
            <text:p>-1,47336477963185</text:p>
          </table:table-cell>
          <table:table-cell office:value-type="float" office:value="-0.000500699615144433" calcext:value-type="float">
            <text:p>-0,000500699615144</text:p>
          </table:table-cell>
          <table:table-cell office:value-type="float" office:value="0.00257588496874885" calcext:value-type="float">
            <text:p>0,002575884968749</text:p>
          </table:table-cell>
          <table:table-cell office:value-type="float" office:value="0.00139219939826473" calcext:value-type="float">
            <text:p>0,001392199398265</text:p>
          </table:table-cell>
          <table:table-cell office:value-type="float" office:value="0.992269981986072" calcext:value-type="float">
            <text:p>0,992269981986072</text:p>
          </table:table-cell>
          <table:table-cell office:value-type="float" office:value="0.993481737162832" calcext:value-type="float">
            <text:p>0,993481737162832</text:p>
          </table:table-cell>
          <table:table-cell office:value-type="float" office:value="0.991475022920027" calcext:value-type="float">
            <text:p>0,99147502292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.csv</text:p>
          </table:table-cell>
          <table:table-cell office:value-type="float" office:value="-1.44815068981164" calcext:value-type="float">
            <text:p>-1,44815068981164</text:p>
          </table:table-cell>
          <table:table-cell office:value-type="float" office:value="3.83670520411849" calcext:value-type="float">
            <text:p>3,83670520411849</text:p>
          </table:table-cell>
          <table:table-cell office:value-type="float" office:value="728.220767224041" calcext:value-type="float">
            <text:p>728,220767224041</text:p>
          </table:table-cell>
          <table:table-cell table:number-columns-repeated="2" office:value-type="float" office:value="5.01081441630735" calcext:value-type="float">
            <text:p>5,01081441630735</text:p>
          </table:table-cell>
          <table:table-cell office:value-type="float" office:value="848.739138920106" calcext:value-type="float">
            <text:p>848,739138920106</text:p>
          </table:table-cell>
          <table:table-cell office:value-type="float" office:value="4.79699079572514" calcext:value-type="float">
            <text:p>4,79699079572514</text:p>
          </table:table-cell>
          <table:table-cell office:value-type="float" office:value="3.22303495037886" calcext:value-type="float">
            <text:p>3,22303495037886</text:p>
          </table:table-cell>
          <table:table-cell office:value-type="float" office:value="435.950272529416" calcext:value-type="float">
            <text:p>435,950272529416</text:p>
          </table:table-cell>
          <table:table-cell office:value-type="float" office:value="24.8449832424849" calcext:value-type="float">
            <text:p>24,8449832424849</text:p>
          </table:table-cell>
          <table:table-cell office:value-type="float" office:value="104.102192803512" calcext:value-type="float">
            <text:p>104,102192803512</text:p>
          </table:table-cell>
          <table:table-cell office:value-type="float" office:value="3974.36301739699" calcext:value-type="float">
            <text:p>3974,36301739699</text:p>
          </table:table-cell>
          <table:table-cell office:value-type="float" office:value="-0.0273109331156883" calcext:value-type="float">
            <text:p>-0,027310933115688</text:p>
          </table:table-cell>
          <table:table-cell office:value-type="float" office:value="4.60105036208659" calcext:value-type="float">
            <text:p>4,60105036208659</text:p>
          </table:table-cell>
          <table:table-cell office:value-type="float" office:value="56.0299781480194" calcext:value-type="float">
            <text:p>56,0299781480194</text:p>
          </table:table-cell>
          <table:table-cell office:value-type="float" office:value="-167" calcext:value-type="float">
            <text:p>-1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45509" calcext:value-type="float">
            <text:p>45509</text:p>
          </table:table-cell>
          <table:table-cell office:value-type="float" office:value="0.0335137081078649" calcext:value-type="float">
            <text:p>0,033513708107865</text:p>
          </table:table-cell>
          <table:table-cell office:value-type="float" office:value="0.28799964000045" calcext:value-type="float">
            <text:p>0,28799964000045</text:p>
          </table:table-cell>
          <table:table-cell office:value-type="float" office:value="24.6324454594432" calcext:value-type="float">
            <text:p>24,6324454594432</text:p>
          </table:table-cell>
          <table:table-cell office:value-type="float" office:value="25.9953425058219" calcext:value-type="float">
            <text:p>25,9953425058219</text:p>
          </table:table-cell>
          <table:table-cell office:value-type="float" office:value="15.7633599494398" calcext:value-type="float">
            <text:p>15,7633599494398</text:p>
          </table:table-cell>
          <table:table-cell office:value-type="float" office:value="15.1146256382722" calcext:value-type="float">
            <text:p>15,1146256382722</text:p>
          </table:table-cell>
          <table:table-cell office:value-type="float" office:value="15.8519822780409" calcext:value-type="float">
            <text:p>15,8519822780409</text:p>
          </table:table-cell>
          <table:table-cell office:value-type="float" office:value="15.704615505466" calcext:value-type="float">
            <text:p>15,704615505466</text:p>
          </table:table-cell>
          <table:table-cell office:value-type="float" office:value="15.0970582002014" calcext:value-type="float">
            <text:p>15,0970582002014</text:p>
          </table:table-cell>
          <table:table-cell office:value-type="float" office:value="15.8309118836258" calcext:value-type="float">
            <text:p>15,8309118836258</text:p>
          </table:table-cell>
          <table:table-cell office:value-type="float" office:value="-0.723167937426552" calcext:value-type="float">
            <text:p>-0,723167937426552</text:p>
          </table:table-cell>
          <table:table-cell office:value-type="float" office:value="-1.3815445251299" calcext:value-type="float">
            <text:p>-1,3815445251299</text:p>
          </table:table-cell>
          <table:table-cell office:value-type="float" office:value="-0.793371472424349" calcext:value-type="float">
            <text:p>-0,793371472424349</text:p>
          </table:table-cell>
          <table:table-cell office:value-type="float" office:value="0.000311359539016553" calcext:value-type="float">
            <text:p>0,000311359539017</text:p>
          </table:table-cell>
          <table:table-cell office:value-type="float" office:value="0.00377242634468359" calcext:value-type="float">
            <text:p>0,003772426344684</text:p>
          </table:table-cell>
          <table:table-cell office:value-type="float" office:value="-0.0149447222844873" calcext:value-type="float">
            <text:p>-0,014944722284487</text:p>
          </table:table-cell>
          <table:table-cell office:value-type="float" office:value="0.9670543859555" calcext:value-type="float">
            <text:p>0,9670543859555</text:p>
          </table:table-cell>
          <table:table-cell office:value-type="float" office:value="0.973997022188697" calcext:value-type="float">
            <text:p>0,973997022188697</text:p>
          </table:table-cell>
          <table:table-cell office:value-type="float" office:value="0.961911467958791" calcext:value-type="float">
            <text:p>0,96191146795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.csv</text:p>
          </table:table-cell>
          <table:table-cell office:value-type="float" office:value="-1.19437850702687" calcext:value-type="float">
            <text:p>-1,19437850702687</text:p>
          </table:table-cell>
          <table:table-cell office:value-type="float" office:value="1.86429266963416" calcext:value-type="float">
            <text:p>1,86429266963416</text:p>
          </table:table-cell>
          <table:table-cell office:value-type="float" office:value="541.205795992755" calcext:value-type="float">
            <text:p>541,205795992755</text:p>
          </table:table-cell>
          <table:table-cell table:number-columns-repeated="2" office:value-type="float" office:value="2.43479364417704" calcext:value-type="float">
            <text:p>2,43479364417704</text:p>
          </table:table-cell>
          <table:table-cell office:value-type="float" office:value="550.667118189071" calcext:value-type="float">
            <text:p>550,667118189071</text:p>
          </table:table-cell>
          <table:table-cell office:value-type="float" office:value="2.12171630329721" calcext:value-type="float">
            <text:p>2,12171630329721</text:p>
          </table:table-cell>
          <table:table-cell office:value-type="float" office:value="1.5660884175784" calcext:value-type="float">
            <text:p>1,5660884175784</text:p>
          </table:table-cell>
          <table:table-cell office:value-type="float" office:value="101.63936953024" calcext:value-type="float">
            <text:p>101,63936953024</text:p>
          </table:table-cell>
          <table:table-cell office:value-type="float" office:value="220.272369595273" calcext:value-type="float">
            <text:p>220,272369595273</text:p>
          </table:table-cell>
          <table:table-cell office:value-type="float" office:value="718.699985835697" calcext:value-type="float">
            <text:p>718,699985835697</text:p>
          </table:table-cell>
          <table:table-cell office:value-type="float" office:value="35040.6456547244" calcext:value-type="float">
            <text:p>35040,6456547244</text:p>
          </table:table-cell>
          <table:table-cell office:value-type="float" office:value="-1.3207135972307" calcext:value-type="float">
            <text:p>-1,3207135972307</text:p>
          </table:table-cell>
          <table:table-cell office:value-type="float" office:value="7.71309113288165" calcext:value-type="float">
            <text:p>7,71309113288165</text:p>
          </table:table-cell>
          <table:table-cell office:value-type="float" office:value="123.63744266707" calcext:value-type="float">
            <text:p>123,63744266707</text:p>
          </table:table-cell>
          <table:table-cell office:value-type="float" office:value="-232" calcext:value-type="float">
            <text:p>-2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office:value-type="float" office:value="37385" calcext:value-type="float">
            <text:p>37385</text:p>
          </table:table-cell>
          <table:table-cell office:value-type="float" office:value="0.00283749645312943" calcext:value-type="float">
            <text:p>0,002837496453129</text:p>
          </table:table-cell>
          <table:table-cell office:value-type="float" office:value="0.0154999806250242" calcext:value-type="float">
            <text:p>0,015499980625024</text:p>
          </table:table-cell>
          <table:table-cell office:value-type="float" office:value="0.392988258764676" calcext:value-type="float">
            <text:p>0,392988258764676</text:p>
          </table:table-cell>
          <table:table-cell office:value-type="float" office:value="0.0381249523438096" calcext:value-type="float">
            <text:p>0,03812495234381</text:p>
          </table:table-cell>
          <table:table-cell office:value-type="float" office:value="13.785824601336" calcext:value-type="float">
            <text:p>13,785824601336</text:p>
          </table:table-cell>
          <table:table-cell office:value-type="float" office:value="12.9560883921312" calcext:value-type="float">
            <text:p>12,9560883921312</text:p>
          </table:table-cell>
          <table:table-cell office:value-type="float" office:value="13.5387078271613" calcext:value-type="float">
            <text:p>13,5387078271613</text:p>
          </table:table-cell>
          <table:table-cell office:value-type="float" office:value="13.7486994052749" calcext:value-type="float">
            <text:p>13,7486994052749</text:p>
          </table:table-cell>
          <table:table-cell office:value-type="float" office:value="12.9551835918027" calcext:value-type="float">
            <text:p>12,9551835918027</text:p>
          </table:table-cell>
          <table:table-cell office:value-type="float" office:value="13.5386741194215" calcext:value-type="float">
            <text:p>13,5386741194215</text:p>
          </table:table-cell>
          <table:table-cell office:value-type="float" office:value="-1.43057458807014" calcext:value-type="float">
            <text:p>-1,43057458807014</text:p>
          </table:table-cell>
          <table:table-cell office:value-type="float" office:value="-1.46440609020366" calcext:value-type="float">
            <text:p>-1,46440609020366</text:p>
          </table:table-cell>
          <table:table-cell office:value-type="float" office:value="-1.44260713419762" calcext:value-type="float">
            <text:p>-1,44260713419762</text:p>
          </table:table-cell>
          <table:table-cell office:value-type="float" office:value="0.00572455972525829" calcext:value-type="float">
            <text:p>0,005724559725258</text:p>
          </table:table-cell>
          <table:table-cell office:value-type="float" office:value="0.00107526719953484" calcext:value-type="float">
            <text:p>0,001075267199535</text:p>
          </table:table-cell>
          <table:table-cell office:value-type="float" office:value="-0.00254674848389951" calcext:value-type="float">
            <text:p>-0,0025467484839</text:p>
          </table:table-cell>
          <table:table-cell office:value-type="float" office:value="0.996282469302903" calcext:value-type="float">
            <text:p>0,996282469302903</text:p>
          </table:table-cell>
          <table:table-cell office:value-type="float" office:value="0.995849026302797" calcext:value-type="float">
            <text:p>0,995849026302797</text:p>
          </table:table-cell>
          <table:table-cell office:value-type="float" office:value="0.995303775610669" calcext:value-type="float">
            <text:p>0,99530377561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.csv</text:p>
          </table:table-cell>
          <table:table-cell office:value-type="float" office:value="-1.21628972963784" calcext:value-type="float">
            <text:p>-1,21628972963784</text:p>
          </table:table-cell>
          <table:table-cell office:value-type="float" office:value="2.20746599066751" calcext:value-type="float">
            <text:p>2,20746599066751</text:p>
          </table:table-cell>
          <table:table-cell office:value-type="float" office:value="516.63384795769" calcext:value-type="float">
            <text:p>516,63384795769</text:p>
          </table:table-cell>
          <table:table-cell table:number-columns-repeated="2" office:value-type="float" office:value="2.79004507482596" calcext:value-type="float">
            <text:p>2,79004507482596</text:p>
          </table:table-cell>
          <table:table-cell office:value-type="float" office:value="521.735127389197" calcext:value-type="float">
            <text:p>521,735127389197</text:p>
          </table:table-cell>
          <table:table-cell office:value-type="float" office:value="2.51097407655637" calcext:value-type="float">
            <text:p>2,51097407655637</text:p>
          </table:table-cell>
          <table:table-cell office:value-type="float" office:value="1.70629581831724" calcext:value-type="float">
            <text:p>1,70629581831724</text:p>
          </table:table-cell>
          <table:table-cell office:value-type="float" office:value="72.7805626266482" calcext:value-type="float">
            <text:p>72,7805626266482</text:p>
          </table:table-cell>
          <table:table-cell office:value-type="float" office:value="0.313089640720944" calcext:value-type="float">
            <text:p>0,313089640720944</text:p>
          </table:table-cell>
          <table:table-cell office:value-type="float" office:value="1.59495691503871" calcext:value-type="float">
            <text:p>1,59495691503871</text:p>
          </table:table-cell>
          <table:table-cell office:value-type="float" office:value="-0.122043667952332" calcext:value-type="float">
            <text:p>-0,122043667952332</text:p>
          </table:table-cell>
          <table:table-cell office:value-type="float" office:value="0.00418260539994329" calcext:value-type="float">
            <text:p>0,004182605399943</text:p>
          </table:table-cell>
          <table:table-cell office:value-type="float" office:value="0.95105233495267" calcext:value-type="float">
            <text:p>0,95105233495267</text:p>
          </table:table-cell>
          <table:table-cell office:value-type="float" office:value="0.42179572729693" calcext:value-type="float">
            <text:p>0,42179572729693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13" calcext:value-type="float">
            <text:p>1513</text:p>
          </table:table-cell>
          <table:table-cell table:style-name="ce11" office:value-type="float" office:value="0.0000737499078126152" calcext:value-type="float">
            <text:p>7,37E-05</text:p>
          </table:table-cell>
          <table:table-cell office:value-type="float" office:value="0.00124999843750195" calcext:value-type="float">
            <text:p>0,001249998437502</text:p>
          </table:table-cell>
          <table:table-cell office:value-type="float" office:value="0.0141824822718972" calcext:value-type="float">
            <text:p>0,014182482271897</text:p>
          </table:table-cell>
          <table:table-cell office:value-type="float" office:value="0.00612499234375957" calcext:value-type="float">
            <text:p>0,00612499234376</text:p>
          </table:table-cell>
          <table:table-cell office:value-type="float" office:value="13.3651837516298" calcext:value-type="float">
            <text:p>13,3651837516298</text:p>
          </table:table-cell>
          <table:table-cell office:value-type="float" office:value="12.6904328114192" calcext:value-type="float">
            <text:p>12,6904328114192</text:p>
          </table:table-cell>
          <table:table-cell office:value-type="float" office:value="13.3025796859751" calcext:value-type="float">
            <text:p>13,3025796859751</text:p>
          </table:table-cell>
          <table:table-cell office:value-type="float" office:value="13.32696017696" calcext:value-type="float">
            <text:p>13,32696017696</text:p>
          </table:table-cell>
          <table:table-cell office:value-type="float" office:value="12.6892670735969" calcext:value-type="float">
            <text:p>12,6892670735969</text:p>
          </table:table-cell>
          <table:table-cell office:value-type="float" office:value="13.3025357231109" calcext:value-type="float">
            <text:p>13,3025357231109</text:p>
          </table:table-cell>
          <table:table-cell office:value-type="float" office:value="-1.46662687656171" calcext:value-type="float">
            <text:p>-1,46662687656171</text:p>
          </table:table-cell>
          <table:table-cell office:value-type="float" office:value="-1.46163404307407" calcext:value-type="float">
            <text:p>-1,46163404307407</text:p>
          </table:table-cell>
          <table:table-cell office:value-type="float" office:value="-1.46330249787844" calcext:value-type="float">
            <text:p>-1,46330249787844</text:p>
          </table:table-cell>
          <table:table-cell office:value-type="float" office:value="0.00264707054323872" calcext:value-type="float">
            <text:p>0,002647070543239</text:p>
          </table:table-cell>
          <table:table-cell office:value-type="float" office:value="-0.000302427464560597" calcext:value-type="float">
            <text:p>-0,000302427464561</text:p>
          </table:table-cell>
          <table:table-cell office:value-type="float" office:value="0.00324451296777168" calcext:value-type="float">
            <text:p>0,003244512967772</text:p>
          </table:table-cell>
          <table:table-cell office:value-type="float" office:value="0.993741607423486" calcext:value-type="float">
            <text:p>0,993741607423486</text:p>
          </table:table-cell>
          <table:table-cell office:value-type="float" office:value="0.993948048970673" calcext:value-type="float">
            <text:p>0,993948048970673</text:p>
          </table:table-cell>
          <table:table-cell office:value-type="float" office:value="0.992950391612483" calcext:value-type="float">
            <text:p>0,99295039161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.csv</text:p>
          </table:table-cell>
          <table:table-cell office:value-type="float" office:value="-2.11229235963455" calcext:value-type="float">
            <text:p>-2,11229235963455</text:p>
          </table:table-cell>
          <table:table-cell office:value-type="float" office:value="3.06911116361105" calcext:value-type="float">
            <text:p>3,06911116361105</text:p>
          </table:table-cell>
          <table:table-cell office:value-type="float" office:value="647.845797692753" calcext:value-type="float">
            <text:p>647,845797692753</text:p>
          </table:table-cell>
          <table:table-cell table:number-columns-repeated="2" office:value-type="float" office:value="3.84432686259099" calcext:value-type="float">
            <text:p>3,84432686259099</text:p>
          </table:table-cell>
          <table:table-cell office:value-type="float" office:value="656.642582131367" calcext:value-type="float">
            <text:p>656,642582131367</text:p>
          </table:table-cell>
          <table:table-cell office:value-type="float" office:value="3.21201961604661" calcext:value-type="float">
            <text:p>3,21201961604661</text:p>
          </table:table-cell>
          <table:table-cell office:value-type="float" office:value="2.31503902598569" calcext:value-type="float">
            <text:p>2,31503902598569</text:p>
          </table:table-cell>
          <table:table-cell office:value-type="float" office:value="107.122841075047" calcext:value-type="float">
            <text:p>107,122841075047</text:p>
          </table:table-cell>
          <table:table-cell office:value-type="float" office:value="7.06012421972861" calcext:value-type="float">
            <text:p>7,06012421972861</text:p>
          </table:table-cell>
          <table:table-cell office:value-type="float" office:value="21.9760355272803" calcext:value-type="float">
            <text:p>21,9760355272803</text:p>
          </table:table-cell>
          <table:table-cell office:value-type="float" office:value="2167.35796587237" calcext:value-type="float">
            <text:p>2167,35796587237</text:p>
          </table:table-cell>
          <table:table-cell office:value-type="float" office:value="0.0113557569952294" calcext:value-type="float">
            <text:p>0,011355756995229</text:p>
          </table:table-cell>
          <table:table-cell office:value-type="float" office:value="1.67235688065067" calcext:value-type="float">
            <text:p>1,67235688065067</text:p>
          </table:table-cell>
          <table:table-cell office:value-type="float" office:value="20.5105484462061" calcext:value-type="float">
            <text:p>20,5105484462061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6427" calcext:value-type="float">
            <text:p>16427</text:p>
          </table:table-cell>
          <table:table-cell office:value-type="float" office:value="0.00402124497344378" calcext:value-type="float">
            <text:p>0,004021244973444</text:p>
          </table:table-cell>
          <table:table-cell office:value-type="float" office:value="0.0308749614062982" calcext:value-type="float">
            <text:p>0,030874961406298</text:p>
          </table:table-cell>
          <table:table-cell office:value-type="float" office:value="2.85325143343571" calcext:value-type="float">
            <text:p>2,85325143343571</text:p>
          </table:table-cell>
          <table:table-cell office:value-type="float" office:value="5.48236814703982" calcext:value-type="float">
            <text:p>5,48236814703982</text:p>
          </table:table-cell>
          <table:table-cell office:value-type="float" office:value="14.1148032120683" calcext:value-type="float">
            <text:p>14,1148032120683</text:p>
          </table:table-cell>
          <table:table-cell office:value-type="float" office:value="14.9781215718074" calcext:value-type="float">
            <text:p>14,9781215718074</text:p>
          </table:table-cell>
          <table:table-cell office:value-type="float" office:value="14.9757805191415" calcext:value-type="float">
            <text:p>14,9757805191415</text:p>
          </table:table-cell>
          <table:table-cell office:value-type="float" office:value="14.0741028790988" calcext:value-type="float">
            <text:p>14,0741028790988</text:p>
          </table:table-cell>
          <table:table-cell office:value-type="float" office:value="14.8524183377535" calcext:value-type="float">
            <text:p>14,8524183377535</text:p>
          </table:table-cell>
          <table:table-cell office:value-type="float" office:value="14.9489966307006" calcext:value-type="float">
            <text:p>14,9489966307006</text:p>
          </table:table-cell>
          <table:table-cell office:value-type="float" office:value="-1.44242135588899" calcext:value-type="float">
            <text:p>-1,44242135588899</text:p>
          </table:table-cell>
          <table:table-cell office:value-type="float" office:value="-1.46258898310599" calcext:value-type="float">
            <text:p>-1,46258898310599</text:p>
          </table:table-cell>
          <table:table-cell office:value-type="float" office:value="-1.48071452160355" calcext:value-type="float">
            <text:p>-1,48071452160355</text:p>
          </table:table-cell>
          <table:table-cell office:value-type="float" office:value="0.00128103302882587" calcext:value-type="float">
            <text:p>0,001281033028826</text:p>
          </table:table-cell>
          <table:table-cell office:value-type="float" office:value="0.000598392965715637" calcext:value-type="float">
            <text:p>0,000598392965716</text:p>
          </table:table-cell>
          <table:table-cell office:value-type="float" office:value="-0.000801738688064609" calcext:value-type="float">
            <text:p>-0,000801738688065</text:p>
          </table:table-cell>
          <table:table-cell office:value-type="float" office:value="0.994786251367182" calcext:value-type="float">
            <text:p>0,994786251367182</text:p>
          </table:table-cell>
          <table:table-cell office:value-type="float" office:value="0.994612563820131" calcext:value-type="float">
            <text:p>0,994612563820131</text:p>
          </table:table-cell>
          <table:table-cell office:value-type="float" office:value="0.993249910619061" calcext:value-type="float">
            <text:p>0,99324991061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.csv</text:p>
          </table:table-cell>
          <table:table-cell office:value-type="float" office:value="-1.45324443344446" calcext:value-type="float">
            <text:p>-1,45324443344446</text:p>
          </table:table-cell>
          <table:table-cell office:value-type="float" office:value="2.74687281640898" calcext:value-type="float">
            <text:p>2,74687281640898</text:p>
          </table:table-cell>
          <table:table-cell office:value-type="float" office:value="708.910102612372" calcext:value-type="float">
            <text:p>708,910102612372</text:p>
          </table:table-cell>
          <table:table-cell table:number-columns-repeated="2" office:value-type="float" office:value="3.46223970373518" calcext:value-type="float">
            <text:p>3,46223970373518</text:p>
          </table:table-cell>
          <table:table-cell office:value-type="float" office:value="715.106419840614" calcext:value-type="float">
            <text:p>715,106419840614</text:p>
          </table:table-cell>
          <table:table-cell office:value-type="float" office:value="3.14248060977041" calcext:value-type="float">
            <text:p>3,14248060977041</text:p>
          </table:table-cell>
          <table:table-cell office:value-type="float" office:value="2.10755628551023" calcext:value-type="float">
            <text:p>2,10755628551023</text:p>
          </table:table-cell>
          <table:table-cell office:value-type="float" office:value="93.9343287162737" calcext:value-type="float">
            <text:p>93,9343287162737</text:p>
          </table:table-cell>
          <table:table-cell office:value-type="float" office:value="0.34160373736715" calcext:value-type="float">
            <text:p>0,34160373736715</text:p>
          </table:table-cell>
          <table:table-cell office:value-type="float" office:value="1.74489102615252" calcext:value-type="float">
            <text:p>1,74489102615252</text:p>
          </table:table-cell>
          <table:table-cell office:value-type="float" office:value="1.67900387905237" calcext:value-type="float">
            <text:p>1,67900387905237</text:p>
          </table:table-cell>
          <table:table-cell office:value-type="float" office:value="0.0305732119141715" calcext:value-type="float">
            <text:p>0,030573211914172</text:p>
          </table:table-cell>
          <table:table-cell office:value-type="float" office:value="0.955835921380336" calcext:value-type="float">
            <text:p>0,955835921380336</text:p>
          </table:table-cell>
          <table:table-cell office:value-type="float" office:value="0.113814446123789" calcext:value-type="float">
            <text:p>0,11381444612378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454" calcext:value-type="float">
            <text:p>1454</text:p>
          </table:table-cell>
          <table:table-cell table:style-name="ce11" office:value-type="float" office:value="0.0000674999156251055" calcext:value-type="float">
            <text:p>6,75E-05</text:p>
          </table:table-cell>
          <table:table-cell office:value-type="float" office:value="0.000499999375000781" calcext:value-type="float">
            <text:p>0,000499999375001</text:p>
          </table:table-cell>
          <table:table-cell office:value-type="float" office:value="6.74449156938554" calcext:value-type="float">
            <text:p>6,74449156938554</text:p>
          </table:table-cell>
          <table:table-cell office:value-type="float" office:value="12.8544839318951" calcext:value-type="float">
            <text:p>12,8544839318951</text:p>
          </table:table-cell>
          <table:table-cell office:value-type="float" office:value="15.4243221524597" calcext:value-type="float">
            <text:p>15,4243221524597</text:p>
          </table:table-cell>
          <table:table-cell office:value-type="float" office:value="15.0690567854929" calcext:value-type="float">
            <text:p>15,0690567854929</text:p>
          </table:table-cell>
          <table:table-cell office:value-type="float" office:value="15.6180637834882" calcext:value-type="float">
            <text:p>15,6180637834882</text:p>
          </table:table-cell>
          <table:table-cell office:value-type="float" office:value="15.3633108910629" calcext:value-type="float">
            <text:p>15,3633108910629</text:p>
          </table:table-cell>
          <table:table-cell office:value-type="float" office:value="15.0521224501435" calcext:value-type="float">
            <text:p>15,0521224501435</text:p>
          </table:table-cell>
          <table:table-cell office:value-type="float" office:value="15.597719908066" calcext:value-type="float">
            <text:p>15,597719908066</text:p>
          </table:table-cell>
          <table:table-cell office:value-type="float" office:value="-1.46856775486994" calcext:value-type="float">
            <text:p>-1,46856775486994</text:p>
          </table:table-cell>
          <table:table-cell office:value-type="float" office:value="-1.46273266520948" calcext:value-type="float">
            <text:p>-1,46273266520948</text:p>
          </table:table-cell>
          <table:table-cell office:value-type="float" office:value="-1.48628501367893" calcext:value-type="float">
            <text:p>-1,48628501367893</text:p>
          </table:table-cell>
          <table:table-cell office:value-type="float" office:value="0.000470441480792751" calcext:value-type="float">
            <text:p>0,000470441480793</text:p>
          </table:table-cell>
          <table:table-cell office:value-type="float" office:value="-0.0009532016436935" calcext:value-type="float">
            <text:p>-0,000953201643694</text:p>
          </table:table-cell>
          <table:table-cell office:value-type="float" office:value="0.000105584768662009" calcext:value-type="float">
            <text:p>0,000105584768662</text:p>
          </table:table-cell>
          <table:table-cell office:value-type="float" office:value="0.98869537077502" calcext:value-type="float">
            <text:p>0,98869537077502</text:p>
          </table:table-cell>
          <table:table-cell office:value-type="float" office:value="0.991926867856967" calcext:value-type="float">
            <text:p>0,991926867856967</text:p>
          </table:table-cell>
          <table:table-cell office:value-type="float" office:value="0.991926669185244" calcext:value-type="float">
            <text:p>0,99192666918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.csv</text:p>
          </table:table-cell>
          <table:table-cell office:value-type="float" office:value="-1.21442723196596" calcext:value-type="float">
            <text:p>-1,21442723196596</text:p>
          </table:table-cell>
          <table:table-cell office:value-type="float" office:value="1.81140398574502" calcext:value-type="float">
            <text:p>1,81140398574502</text:p>
          </table:table-cell>
          <table:table-cell office:value-type="float" office:value="527.338084577394" calcext:value-type="float">
            <text:p>527,338084577394</text:p>
          </table:table-cell>
          <table:table-cell table:number-columns-repeated="2" office:value-type="float" office:value="2.33146187087778" calcext:value-type="float">
            <text:p>2,33146187087778</text:p>
          </table:table-cell>
          <table:table-cell office:value-type="float" office:value="536.451355708212" calcext:value-type="float">
            <text:p>536,451355708212</text:p>
          </table:table-cell>
          <table:table-cell office:value-type="float" office:value="1.99019620982868" calcext:value-type="float">
            <text:p>1,99019620982868</text:p>
          </table:table-cell>
          <table:table-cell office:value-type="float" office:value="1.46783175322787" calcext:value-type="float">
            <text:p>1,46783175322787</text:p>
          </table:table-cell>
          <table:table-cell office:value-type="float" office:value="98.4611679568329" calcext:value-type="float">
            <text:p>98,4611679568329</text:p>
          </table:table-cell>
          <table:table-cell office:value-type="float" office:value="28.5699384883478" calcext:value-type="float">
            <text:p>28,5699384883478</text:p>
          </table:table-cell>
          <table:table-cell office:value-type="float" office:value="88.1279256401267" calcext:value-type="float">
            <text:p>88,1279256401267</text:p>
          </table:table-cell>
          <table:table-cell office:value-type="float" office:value="4841.08871921649" calcext:value-type="float">
            <text:p>4841,08871921649</text:p>
          </table:table-cell>
          <table:table-cell office:value-type="float" office:value="-0.0620926863171146" calcext:value-type="float">
            <text:p>-0,062092686317115</text:p>
          </table:table-cell>
          <table:table-cell office:value-type="float" office:value="2.5613706736917" calcext:value-type="float">
            <text:p>2,5613706736917</text:p>
          </table:table-cell>
          <table:table-cell office:value-type="float" office:value="26.0718460590628" calcext:value-type="float">
            <text:p>26,0718460590628</text:p>
          </table:table-cell>
          <table:table-cell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20181" calcext:value-type="float">
            <text:p>20181</text:p>
          </table:table-cell>
          <table:table-cell office:value-type="float" office:value="0.00133374833281458" calcext:value-type="float">
            <text:p>0,001333748332815</text:p>
          </table:table-cell>
          <table:table-cell office:value-type="float" office:value="0.0107499865625168" calcext:value-type="float">
            <text:p>0,010749986562517</text:p>
          </table:table-cell>
          <table:table-cell office:value-type="float" office:value="0.176148529814338" calcext:value-type="float">
            <text:p>0,176148529814338</text:p>
          </table:table-cell>
          <table:table-cell office:value-type="float" office:value="0.0378749526563092" calcext:value-type="float">
            <text:p>0,037874952656309</text:p>
          </table:table-cell>
          <table:table-cell office:value-type="float" office:value="13.6207165962404" calcext:value-type="float">
            <text:p>13,6207165962404</text:p>
          </table:table-cell>
          <table:table-cell office:value-type="float" office:value="12.7669600436405" calcext:value-type="float">
            <text:p>12,7669600436405</text:p>
          </table:table-cell>
          <table:table-cell office:value-type="float" office:value="13.3723182442829" calcext:value-type="float">
            <text:p>13,3723182442829</text:p>
          </table:table-cell>
          <table:table-cell office:value-type="float" office:value="13.5855962883052" calcext:value-type="float">
            <text:p>13,5855962883052</text:p>
          </table:table-cell>
          <table:table-cell office:value-type="float" office:value="12.765546684138" calcext:value-type="float">
            <text:p>12,765546684138</text:p>
          </table:table-cell>
          <table:table-cell office:value-type="float" office:value="13.3722357580331" calcext:value-type="float">
            <text:p>13,3722357580331</text:p>
          </table:table-cell>
          <table:table-cell office:value-type="float" office:value="-1.4477094248664" calcext:value-type="float">
            <text:p>-1,4477094248664</text:p>
          </table:table-cell>
          <table:table-cell office:value-type="float" office:value="-1.45410832529618" calcext:value-type="float">
            <text:p>-1,45410832529618</text:p>
          </table:table-cell>
          <table:table-cell office:value-type="float" office:value="-1.43308400509655" calcext:value-type="float">
            <text:p>-1,43308400509655</text:p>
          </table:table-cell>
          <table:table-cell office:value-type="float" office:value="-0.000250665323140656" calcext:value-type="float">
            <text:p>-0,000250665323141</text:p>
          </table:table-cell>
          <table:table-cell office:value-type="float" office:value="0.00839736541417833" calcext:value-type="float">
            <text:p>0,008397365414178</text:p>
          </table:table-cell>
          <table:table-cell office:value-type="float" office:value="0.00421806635239704" calcext:value-type="float">
            <text:p>0,004218066352397</text:p>
          </table:table-cell>
          <table:table-cell office:value-type="float" office:value="0.996715015675111" calcext:value-type="float">
            <text:p>0,996715015675111</text:p>
          </table:table-cell>
          <table:table-cell office:value-type="float" office:value="0.996641106842895" calcext:value-type="float">
            <text:p>0,996641106842895</text:p>
          </table:table-cell>
          <table:table-cell office:value-type="float" office:value="0.995923603882073" calcext:value-type="float">
            <text:p>0,99592360388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.csv</text:p>
          </table:table-cell>
          <table:table-cell office:value-type="float" office:value="-1.21056098679877" calcext:value-type="float">
            <text:p>-1,21056098679877</text:p>
          </table:table-cell>
          <table:table-cell office:value-type="float" office:value="1.87259265925918" calcext:value-type="float">
            <text:p>1,87259265925918</text:p>
          </table:table-cell>
          <table:table-cell office:value-type="float" office:value="529.439013201234" calcext:value-type="float">
            <text:p>529,439013201234</text:p>
          </table:table-cell>
          <table:table-cell table:number-columns-repeated="2" office:value-type="float" office:value="2.3890119015563" calcext:value-type="float">
            <text:p>2,3890119015563</text:p>
          </table:table-cell>
          <table:table-cell office:value-type="float" office:value="534.996475150505" calcext:value-type="float">
            <text:p>534,996475150505</text:p>
          </table:table-cell>
          <table:table-cell office:value-type="float" office:value="2.05959218366609" calcext:value-type="float">
            <text:p>2,05959218366609</text:p>
          </table:table-cell>
          <table:table-cell office:value-type="float" office:value="1.4835007914613" calcext:value-type="float">
            <text:p>1,4835007914613</text:p>
          </table:table-cell>
          <table:table-cell office:value-type="float" office:value="76.9126759641645" calcext:value-type="float">
            <text:p>76,9126759641645</text:p>
          </table:table-cell>
          <table:table-cell office:value-type="float" office:value="4.2129466248981" calcext:value-type="float">
            <text:p>4,2129466248981</text:p>
          </table:table-cell>
          <table:table-cell office:value-type="float" office:value="13.0642850313407" calcext:value-type="float">
            <text:p>13,0642850313407</text:p>
          </table:table-cell>
          <table:table-cell office:value-type="float" office:value="0.000427543530847174" calcext:value-type="float">
            <text:p>0,000427543530847</text:p>
          </table:table-cell>
          <table:table-cell office:value-type="float" office:value="0.106665033917661" calcext:value-type="float">
            <text:p>0,106665033917661</text:p>
          </table:table-cell>
          <table:table-cell office:value-type="float" office:value="1.15790710396007" calcext:value-type="float">
            <text:p>1,15790710396007</text:p>
          </table:table-cell>
          <table:table-cell office:value-type="float" office:value="0.354360539065154" calcext:value-type="float">
            <text:p>0,354360539065154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354" calcext:value-type="float">
            <text:p>2354</text:p>
          </table:table-cell>
          <table:table-cell office:value-type="float" office:value="0.000142499821875223" calcext:value-type="float">
            <text:p>0,000142499821875</text:p>
          </table:table-cell>
          <table:table-cell office:value-type="float" office:value="0.00174999781250273" calcext:value-type="float">
            <text:p>0,001749997812503</text:p>
          </table:table-cell>
          <table:table-cell office:value-type="float" office:value="0.01278998401252" calcext:value-type="float">
            <text:p>0,01278998401252</text:p>
          </table:table-cell>
          <table:table-cell office:value-type="float" office:value="0.00824998968751289" calcext:value-type="float">
            <text:p>0,008249989687513</text:p>
          </table:table-cell>
          <table:table-cell office:value-type="float" office:value="13.6359770946259" calcext:value-type="float">
            <text:p>13,6359770946259</text:p>
          </table:table-cell>
          <table:table-cell office:value-type="float" office:value="12.8311536095501" calcext:value-type="float">
            <text:p>12,8311536095501</text:p>
          </table:table-cell>
          <table:table-cell office:value-type="float" office:value="13.3738789782247" calcext:value-type="float">
            <text:p>13,3738789782247</text:p>
          </table:table-cell>
          <table:table-cell office:value-type="float" office:value="13.6015378017827" calcext:value-type="float">
            <text:p>13,6015378017827</text:p>
          </table:table-cell>
          <table:table-cell office:value-type="float" office:value="12.8298801196613" calcext:value-type="float">
            <text:p>12,8298801196613</text:p>
          </table:table-cell>
          <table:table-cell office:value-type="float" office:value="13.3737386635031" calcext:value-type="float">
            <text:p>13,3737386635031</text:p>
          </table:table-cell>
          <table:table-cell office:value-type="float" office:value="-1.46861097635507" calcext:value-type="float">
            <text:p>-1,46861097635507</text:p>
          </table:table-cell>
          <table:table-cell office:value-type="float" office:value="-1.46251496272044" calcext:value-type="float">
            <text:p>-1,46251496272044</text:p>
          </table:table-cell>
          <table:table-cell office:value-type="float" office:value="-1.46651457387328" calcext:value-type="float">
            <text:p>-1,46651457387328</text:p>
          </table:table-cell>
          <table:table-cell office:value-type="float" office:value="0.000748739847982537" calcext:value-type="float">
            <text:p>0,000748739847983</text:p>
          </table:table-cell>
          <table:table-cell office:value-type="float" office:value="0.00113437193131379" calcext:value-type="float">
            <text:p>0,001134371931314</text:p>
          </table:table-cell>
          <table:table-cell office:value-type="float" office:value="0.00489595418441048" calcext:value-type="float">
            <text:p>0,00489595418441</text:p>
          </table:table-cell>
          <table:table-cell office:value-type="float" office:value="0.99733793892202" calcext:value-type="float">
            <text:p>0,99733793892202</text:p>
          </table:table-cell>
          <table:table-cell office:value-type="float" office:value="0.997107356441273" calcext:value-type="float">
            <text:p>0,997107356441273</text:p>
          </table:table-cell>
          <table:table-cell office:value-type="float" office:value="0.996899011315741" calcext:value-type="float">
            <text:p>0,996899011315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.csv</text:p>
          </table:table-cell>
          <table:table-cell office:value-type="float" office:value="-2.12738734076582" calcext:value-type="float">
            <text:p>-2,12738734076582</text:p>
          </table:table-cell>
          <table:table-cell office:value-type="float" office:value="3.33321833347708" calcext:value-type="float">
            <text:p>3,33321833347708</text:p>
          </table:table-cell>
          <table:table-cell office:value-type="float" office:value="646.114189857263" calcext:value-type="float">
            <text:p>646,114189857263</text:p>
          </table:table-cell>
          <table:table-cell table:number-columns-repeated="2" office:value-type="float" office:value="4.16235250111365" calcext:value-type="float">
            <text:p>4,16235250111365</text:p>
          </table:table-cell>
          <table:table-cell office:value-type="float" office:value="653.020586004104" calcext:value-type="float">
            <text:p>653,020586004104</text:p>
          </table:table-cell>
          <table:table-cell office:value-type="float" office:value="3.57762511253993" calcext:value-type="float">
            <text:p>3,57762511253993</text:p>
          </table:table-cell>
          <table:table-cell office:value-type="float" office:value="2.49295685580383" calcext:value-type="float">
            <text:p>2,49295685580383</text:p>
          </table:table-cell>
          <table:table-cell office:value-type="float" office:value="94.7224335109479" calcext:value-type="float">
            <text:p>94,7224335109479</text:p>
          </table:table-cell>
          <table:table-cell office:value-type="float" office:value="0.671843395600668" calcext:value-type="float">
            <text:p>0,671843395600668</text:p>
          </table:table-cell>
          <table:table-cell office:value-type="float" office:value="2.72732064389466" calcext:value-type="float">
            <text:p>2,72732064389466</text:p>
          </table:table-cell>
          <table:table-cell office:value-type="float" office:value="0.881349103231896" calcext:value-type="float">
            <text:p>0,881349103231896</text:p>
          </table:table-cell>
          <table:table-cell office:value-type="float" office:value="0.052103065850813" calcext:value-type="float">
            <text:p>0,052103065850813</text:p>
          </table:table-cell>
          <table:table-cell office:value-type="float" office:value="0.921407664394303" calcext:value-type="float">
            <text:p>0,921407664394303</text:p>
          </table:table-cell>
          <table:table-cell office:value-type="float" office:value="0.345683199235926" calcext:value-type="float">
            <text:p>0,345683199235926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98" calcext:value-type="float">
            <text:p>3198</text:p>
          </table:table-cell>
          <table:table-cell office:value-type="float" office:value="0.000287499640625449" calcext:value-type="float">
            <text:p>0,000287499640625</text:p>
          </table:table-cell>
          <table:table-cell office:value-type="float" office:value="0.00474999406250742" calcext:value-type="float">
            <text:p>0,004749994062507</text:p>
          </table:table-cell>
          <table:table-cell office:value-type="float" office:value="2.26634466706917" calcext:value-type="float">
            <text:p>2,26634466706917</text:p>
          </table:table-cell>
          <table:table-cell office:value-type="float" office:value="5.88611764235295" calcext:value-type="float">
            <text:p>5,88611764235295</text:p>
          </table:table-cell>
          <table:table-cell office:value-type="float" office:value="14.1433332778258" calcext:value-type="float">
            <text:p>14,1433332778258</text:p>
          </table:table-cell>
          <table:table-cell office:value-type="float" office:value="14.8756516544229" calcext:value-type="float">
            <text:p>14,8756516544229</text:p>
          </table:table-cell>
          <table:table-cell office:value-type="float" office:value="14.9931751642497" calcext:value-type="float">
            <text:p>14,9931751642497</text:p>
          </table:table-cell>
          <table:table-cell office:value-type="float" office:value="14.105104240994" calcext:value-type="float">
            <text:p>14,105104240994</text:p>
          </table:table-cell>
          <table:table-cell office:value-type="float" office:value="14.7484240471212" calcext:value-type="float">
            <text:p>14,7484240471212</text:p>
          </table:table-cell>
          <table:table-cell office:value-type="float" office:value="14.9688799141304" calcext:value-type="float">
            <text:p>14,9688799141304</text:p>
          </table:table-cell>
          <table:table-cell office:value-type="float" office:value="-1.46762909304657" calcext:value-type="float">
            <text:p>-1,46762909304657</text:p>
          </table:table-cell>
          <table:table-cell office:value-type="float" office:value="-1.4654210493191" calcext:value-type="float">
            <text:p>-1,4654210493191</text:p>
          </table:table-cell>
          <table:table-cell office:value-type="float" office:value="-1.48045408616331" calcext:value-type="float">
            <text:p>-1,48045408616331</text:p>
          </table:table-cell>
          <table:table-cell office:value-type="float" office:value="-0.00141028547860691" calcext:value-type="float">
            <text:p>-0,001410285478607</text:p>
          </table:table-cell>
          <table:table-cell office:value-type="float" office:value="0.000281601135437931" calcext:value-type="float">
            <text:p>0,000281601135438</text:p>
          </table:table-cell>
          <table:table-cell office:value-type="float" office:value="0.0033450262816618" calcext:value-type="float">
            <text:p>0,003345026281662</text:p>
          </table:table-cell>
          <table:table-cell office:value-type="float" office:value="0.996051291775714" calcext:value-type="float">
            <text:p>0,996051291775714</text:p>
          </table:table-cell>
          <table:table-cell office:value-type="float" office:value="0.995931434619472" calcext:value-type="float">
            <text:p>0,995931434619472</text:p>
          </table:table-cell>
          <table:table-cell office:value-type="float" office:value="0.995028889108362" calcext:value-type="float">
            <text:p>0,99502888910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.csv</text:p>
          </table:table-cell>
          <table:table-cell office:value-type="float" office:value="-2.25919592600509" calcext:value-type="float">
            <text:p>-2,25919592600509</text:p>
          </table:table-cell>
          <table:table-cell office:value-type="float" office:value="3.29043713695358" calcext:value-type="float">
            <text:p>3,29043713695358</text:p>
          </table:table-cell>
          <table:table-cell office:value-type="float" office:value="691.797856502679" calcext:value-type="float">
            <text:p>691,797856502679</text:p>
          </table:table-cell>
          <table:table-cell table:number-columns-repeated="2" office:value-type="float" office:value="4.12074811463813" calcext:value-type="float">
            <text:p>4,12074811463813</text:p>
          </table:table-cell>
          <table:table-cell office:value-type="float" office:value="707.170531709678" calcext:value-type="float">
            <text:p>707,170531709678</text:p>
          </table:table-cell>
          <table:table-cell office:value-type="float" office:value="3.44624415737128" calcext:value-type="float">
            <text:p>3,44624415737128</text:p>
          </table:table-cell>
          <table:table-cell office:value-type="float" office:value="2.48064275381411" calcext:value-type="float">
            <text:p>2,48064275381411</text:p>
          </table:table-cell>
          <table:table-cell office:value-type="float" office:value="146.648854945571" calcext:value-type="float">
            <text:p>146,648854945571</text:p>
          </table:table-cell>
          <table:table-cell office:value-type="float" office:value="0.972646483843737" calcext:value-type="float">
            <text:p>0,972646483843737</text:p>
          </table:table-cell>
          <table:table-cell office:value-type="float" office:value="3.77884749535213" calcext:value-type="float">
            <text:p>3,77884749535213</text:p>
          </table:table-cell>
          <table:table-cell office:value-type="float" office:value="0.549012467632016" calcext:value-type="float">
            <text:p>0,549012467632016</text:p>
          </table:table-cell>
          <table:table-cell office:value-type="float" office:value="-0.037341900740527" calcext:value-type="float">
            <text:p>-0,037341900740527</text:p>
          </table:table-cell>
          <table:table-cell office:value-type="float" office:value="0.946984050410957" calcext:value-type="float">
            <text:p>0,946984050410957</text:p>
          </table:table-cell>
          <table:table-cell office:value-type="float" office:value="0.113464568990715" calcext:value-type="float">
            <text:p>0,113464568990715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470" calcext:value-type="float">
            <text:p>3470</text:p>
          </table:table-cell>
          <table:table-cell office:value-type="float" office:value="0.000618749226563467" calcext:value-type="float">
            <text:p>0,000618749226563</text:p>
          </table:table-cell>
          <table:table-cell office:value-type="float" office:value="0.00874998906251367" calcext:value-type="float">
            <text:p>0,008749989062514</text:p>
          </table:table-cell>
          <table:table-cell office:value-type="float" office:value="19.9505763117796" calcext:value-type="float">
            <text:p>19,9505763117796</text:p>
          </table:table-cell>
          <table:table-cell office:value-type="float" office:value="20.3764745294068" calcext:value-type="float">
            <text:p>20,3764745294068</text:p>
          </table:table-cell>
          <table:table-cell office:value-type="float" office:value="14.9898733443489" calcext:value-type="float">
            <text:p>14,9898733443489</text:p>
          </table:table-cell>
          <table:table-cell office:value-type="float" office:value="15.3018098543365" calcext:value-type="float">
            <text:p>15,3018098543365</text:p>
          </table:table-cell>
          <table:table-cell office:value-type="float" office:value="15.2629017164099" calcext:value-type="float">
            <text:p>15,2629017164099</text:p>
          </table:table-cell>
          <table:table-cell office:value-type="float" office:value="14.9470622473086" calcext:value-type="float">
            <text:p>14,9470622473086</text:p>
          </table:table-cell>
          <table:table-cell office:value-type="float" office:value="15.1717346646611" calcext:value-type="float">
            <text:p>15,1717346646611</text:p>
          </table:table-cell>
          <table:table-cell office:value-type="float" office:value="15.2384366365036" calcext:value-type="float">
            <text:p>15,2384366365036</text:p>
          </table:table-cell>
          <table:table-cell office:value-type="float" office:value="-1.45604502164009" calcext:value-type="float">
            <text:p>-1,45604502164009</text:p>
          </table:table-cell>
          <table:table-cell office:value-type="float" office:value="-1.40291394401612" calcext:value-type="float">
            <text:p>-1,40291394401612</text:p>
          </table:table-cell>
          <table:table-cell office:value-type="float" office:value="-1.45791171423277" calcext:value-type="float">
            <text:p>-1,45791171423277</text:p>
          </table:table-cell>
          <table:table-cell office:value-type="float" office:value="-0.00221863125063794" calcext:value-type="float">
            <text:p>-0,002218631250638</text:p>
          </table:table-cell>
          <table:table-cell office:value-type="float" office:value="0.0234584159240928" calcext:value-type="float">
            <text:p>0,023458415924093</text:p>
          </table:table-cell>
          <table:table-cell office:value-type="float" office:value="0.0178270021271688" calcext:value-type="float">
            <text:p>0,017827002127169</text:p>
          </table:table-cell>
          <table:table-cell office:value-type="float" office:value="0.99431902213558" calcext:value-type="float">
            <text:p>0,99431902213558</text:p>
          </table:table-cell>
          <table:table-cell office:value-type="float" office:value="0.994126808206213" calcext:value-type="float">
            <text:p>0,994126808206213</text:p>
          </table:table-cell>
          <table:table-cell office:value-type="float" office:value="0.992647987196384" calcext:value-type="float">
            <text:p>0,99264798719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-1.21948347564566" calcext:value-type="float">
            <text:p>-1,21948347564566</text:p>
          </table:table-cell>
          <table:table-cell office:value-type="float" office:value="1.79790025262468" calcext:value-type="float">
            <text:p>1,79790025262468</text:p>
          </table:table-cell>
          <table:table-cell office:value-type="float" office:value="528.27175216031" calcext:value-type="float">
            <text:p>528,27175216031</text:p>
          </table:table-cell>
          <table:table-cell table:number-columns-repeated="2" office:value-type="float" office:value="2.31024313189561" calcext:value-type="float">
            <text:p>2,31024313189561</text:p>
          </table:table-cell>
          <table:table-cell office:value-type="float" office:value="534.563756657695" calcext:value-type="float">
            <text:p>534,563756657695</text:p>
          </table:table-cell>
          <table:table-cell office:value-type="float" office:value="1.96216293439103" calcext:value-type="float">
            <text:p>1,96216293439103</text:p>
          </table:table-cell>
          <table:table-cell office:value-type="float" office:value="1.45078530806006" calcext:value-type="float">
            <text:p>1,45078530806006</text:p>
          </table:table-cell>
          <table:table-cell office:value-type="float" office:value="81.7763156510722" calcext:value-type="float">
            <text:p>81,7763156510722</text:p>
          </table:table-cell>
          <table:table-cell office:value-type="float" office:value="18.7818062809157" calcext:value-type="float">
            <text:p>18,7818062809157</text:p>
          </table:table-cell>
          <table:table-cell office:value-type="float" office:value="54.7508465921423" calcext:value-type="float">
            <text:p>54,7508465921423</text:p>
          </table:table-cell>
          <table:table-cell office:value-type="float" office:value="67.5782147057285" calcext:value-type="float">
            <text:p>67,5782147057285</text:p>
          </table:table-cell>
          <table:table-cell office:value-type="float" office:value="0.257218421503931" calcext:value-type="float">
            <text:p>0,257218421503931</text:p>
          </table:table-cell>
          <table:table-cell office:value-type="float" office:value="1.95125544971627" calcext:value-type="float">
            <text:p>1,95125544971627</text:p>
          </table:table-cell>
          <table:table-cell office:value-type="float" office:value="1.29070102787961" calcext:value-type="float">
            <text:p>1,29070102787961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434" calcext:value-type="float">
            <text:p>6434</text:p>
          </table:table-cell>
          <table:table-cell office:value-type="float" office:value="0.000666249167188541" calcext:value-type="float">
            <text:p>0,000666249167189</text:p>
          </table:table-cell>
          <table:table-cell office:value-type="float" office:value="0.00624999218750977" calcext:value-type="float">
            <text:p>0,00624999218751</text:p>
          </table:table-cell>
          <table:table-cell office:value-type="float" office:value="0.0637411703235371" calcext:value-type="float">
            <text:p>0,063741170323537</text:p>
          </table:table-cell>
          <table:table-cell office:value-type="float" office:value="0.0171249785937768" calcext:value-type="float">
            <text:p>0,017124978593777</text:p>
          </table:table-cell>
          <table:table-cell office:value-type="float" office:value="13.6262077596108" calcext:value-type="float">
            <text:p>13,6262077596108</text:p>
          </table:table-cell>
          <table:table-cell office:value-type="float" office:value="12.6920020048595" calcext:value-type="float">
            <text:p>12,6920020048595</text:p>
          </table:table-cell>
          <table:table-cell office:value-type="float" office:value="13.4726129373955" calcext:value-type="float">
            <text:p>13,4726129373955</text:p>
          </table:table-cell>
          <table:table-cell office:value-type="float" office:value="13.5879088888595" calcext:value-type="float">
            <text:p>13,5879088888595</text:p>
          </table:table-cell>
          <table:table-cell office:value-type="float" office:value="12.6911390866271" calcext:value-type="float">
            <text:p>12,6911390866271</text:p>
          </table:table-cell>
          <table:table-cell office:value-type="float" office:value="13.4725180337156" calcext:value-type="float">
            <text:p>13,4725180337156</text:p>
          </table:table-cell>
          <table:table-cell office:value-type="float" office:value="-1.45937053441151" calcext:value-type="float">
            <text:p>-1,45937053441151</text:p>
          </table:table-cell>
          <table:table-cell office:value-type="float" office:value="-1.47011457115727" calcext:value-type="float">
            <text:p>-1,47011457115727</text:p>
          </table:table-cell>
          <table:table-cell office:value-type="float" office:value="-1.4626258957828" calcext:value-type="float">
            <text:p>-1,4626258957828</text:p>
          </table:table-cell>
          <table:table-cell office:value-type="float" office:value="0.00189834193070375" calcext:value-type="float">
            <text:p>0,001898341930704</text:p>
          </table:table-cell>
          <table:table-cell office:value-type="float" office:value="0.00941269601370121" calcext:value-type="float">
            <text:p>0,009412696013701</text:p>
          </table:table-cell>
          <table:table-cell office:value-type="float" office:value="0.00563545750337608" calcext:value-type="float">
            <text:p>0,005635457503376</text:p>
          </table:table-cell>
          <table:table-cell office:value-type="float" office:value="0.99684153633466" calcext:value-type="float">
            <text:p>0,99684153633466</text:p>
          </table:table-cell>
          <table:table-cell office:value-type="float" office:value="0.996523976563853" calcext:value-type="float">
            <text:p>0,996523976563853</text:p>
          </table:table-cell>
          <table:table-cell office:value-type="float" office:value="0.996407810362129" calcext:value-type="float">
            <text:p>0,99640781036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-1.20757474053157" calcext:value-type="float">
            <text:p>-1,20757474053157</text:p>
          </table:table-cell>
          <table:table-cell office:value-type="float" office:value="1.76370904536369" calcext:value-type="float">
            <text:p>1,76370904536369</text:p>
          </table:table-cell>
          <table:table-cell office:value-type="float" office:value="526.409463238171" calcext:value-type="float">
            <text:p>526,409463238171</text:p>
          </table:table-cell>
          <table:table-cell table:number-columns-repeated="2" office:value-type="float" office:value="2.28241259158833" calcext:value-type="float">
            <text:p>2,28241259158833</text:p>
          </table:table-cell>
          <table:table-cell office:value-type="float" office:value="529.019331718543" calcext:value-type="float">
            <text:p>529,019331718543</text:p>
          </table:table-cell>
          <table:table-cell office:value-type="float" office:value="1.9367938672639" calcext:value-type="float">
            <text:p>1,9367938672639</text:p>
          </table:table-cell>
          <table:table-cell office:value-type="float" office:value="1.44870205409644" calcext:value-type="float">
            <text:p>1,44870205409644</text:p>
          </table:table-cell>
          <table:table-cell office:value-type="float" office:value="52.4836197802141" calcext:value-type="float">
            <text:p>52,4836197802141</text:p>
          </table:table-cell>
          <table:table-cell office:value-type="float" office:value="30.5484066427207" calcext:value-type="float">
            <text:p>30,5484066427207</text:p>
          </table:table-cell>
          <table:table-cell office:value-type="float" office:value="85.0999491302646" calcext:value-type="float">
            <text:p>85,0999491302646</text:p>
          </table:table-cell>
          <table:table-cell office:value-type="float" office:value="268.225026934921" calcext:value-type="float">
            <text:p>268,225026934921</text:p>
          </table:table-cell>
          <table:table-cell office:value-type="float" office:value="0.377890343781586" calcext:value-type="float">
            <text:p>0,377890343781586</text:p>
          </table:table-cell>
          <table:table-cell office:value-type="float" office:value="2.65053971877869" calcext:value-type="float">
            <text:p>2,65053971877869</text:p>
          </table:table-cell>
          <table:table-cell office:value-type="float" office:value="4.21035736787056" calcext:value-type="float">
            <text:p>4,21035736787056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681" calcext:value-type="float">
            <text:p>5681</text:p>
          </table:table-cell>
          <table:table-cell office:value-type="float" office:value="0.00151874810156487" calcext:value-type="float">
            <text:p>0,001518748101565</text:p>
          </table:table-cell>
          <table:table-cell office:value-type="float" office:value="0.0154999806250242" calcext:value-type="float">
            <text:p>0,015499980625024</text:p>
          </table:table-cell>
          <table:table-cell office:value-type="float" office:value="0.0997023753720308" calcext:value-type="float">
            <text:p>0,099702375372031</text:p>
          </table:table-cell>
          <table:table-cell office:value-type="float" office:value="0.0284999643750445" calcext:value-type="float">
            <text:p>0,028499964375045</text:p>
          </table:table-cell>
          <table:table-cell office:value-type="float" office:value="13.5719327014727" calcext:value-type="float">
            <text:p>13,5719327014727</text:p>
          </table:table-cell>
          <table:table-cell office:value-type="float" office:value="12.7711498551291" calcext:value-type="float">
            <text:p>12,7711498551291</text:p>
          </table:table-cell>
          <table:table-cell office:value-type="float" office:value="13.3831923457262" calcext:value-type="float">
            <text:p>13,3831923457262</text:p>
          </table:table-cell>
          <table:table-cell office:value-type="float" office:value="13.5354603712833" calcext:value-type="float">
            <text:p>13,5354603712833</text:p>
          </table:table-cell>
          <table:table-cell office:value-type="float" office:value="12.7696414162135" calcext:value-type="float">
            <text:p>12,7696414162135</text:p>
          </table:table-cell>
          <table:table-cell office:value-type="float" office:value="13.3831815819421" calcext:value-type="float">
            <text:p>13,3831815819421</text:p>
          </table:table-cell>
          <table:table-cell office:value-type="float" office:value="-1.48324701554139" calcext:value-type="float">
            <text:p>-1,48324701554139</text:p>
          </table:table-cell>
          <table:table-cell office:value-type="float" office:value="-1.49042930936144" calcext:value-type="float">
            <text:p>-1,49042930936144</text:p>
          </table:table-cell>
          <table:table-cell office:value-type="float" office:value="-1.47934237226655" calcext:value-type="float">
            <text:p>-1,47934237226655</text:p>
          </table:table-cell>
          <table:table-cell office:value-type="float" office:value="-0.00166829324607887" calcext:value-type="float">
            <text:p>-0,001668293246079</text:p>
          </table:table-cell>
          <table:table-cell office:value-type="float" office:value="0.00264692444740425" calcext:value-type="float">
            <text:p>0,002646924447404</text:p>
          </table:table-cell>
          <table:table-cell office:value-type="float" office:value="0.000663377926580297" calcext:value-type="float">
            <text:p>0,00066337792658</text:p>
          </table:table-cell>
          <table:table-cell office:value-type="float" office:value="0.996729803093533" calcext:value-type="float">
            <text:p>0,996729803093533</text:p>
          </table:table-cell>
          <table:table-cell office:value-type="float" office:value="0.996578417378355" calcext:value-type="float">
            <text:p>0,996578417378355</text:p>
          </table:table-cell>
          <table:table-cell office:value-type="float" office:value="0.995866128920119" calcext:value-type="float">
            <text:p>0,99586612892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-1.20440349449563" calcext:value-type="float">
            <text:p>-1,20440349449563</text:p>
          </table:table-cell>
          <table:table-cell office:value-type="float" office:value="2.62791921510098" calcext:value-type="float">
            <text:p>2,62791921510098</text:p>
          </table:table-cell>
          <table:table-cell office:value-type="float" office:value="535.03146371067" calcext:value-type="float">
            <text:p>535,03146371067</text:p>
          </table:table-cell>
          <table:table-cell table:number-columns-repeated="2" office:value-type="float" office:value="3.33008050025894" calcext:value-type="float">
            <text:p>3,33008050025894</text:p>
          </table:table-cell>
          <table:table-cell office:value-type="float" office:value="541.024907356456" calcext:value-type="float">
            <text:p>541,024907356456</text:p>
          </table:table-cell>
          <table:table-cell office:value-type="float" office:value="3.10464947468334" calcext:value-type="float">
            <text:p>3,10464947468334</text:p>
          </table:table-cell>
          <table:table-cell office:value-type="float" office:value="2.04535491714956" calcext:value-type="float">
            <text:p>2,04535491714956</text:p>
          </table:table-cell>
          <table:table-cell office:value-type="float" office:value="80.3074294177049" calcext:value-type="float">
            <text:p>80,3074294177049</text:p>
          </table:table-cell>
          <table:table-cell office:value-type="float" office:value="5.34685355793074" calcext:value-type="float">
            <text:p>5,34685355793074</text:p>
          </table:table-cell>
          <table:table-cell office:value-type="float" office:value="24.9866980594663" calcext:value-type="float">
            <text:p>24,9866980594663</text:p>
          </table:table-cell>
          <table:table-cell office:value-type="float" office:value="24.5107197036622" calcext:value-type="float">
            <text:p>24,5107197036622</text:p>
          </table:table-cell>
          <table:table-cell office:value-type="float" office:value="0.0991698778914468" calcext:value-type="float">
            <text:p>0,099169877891447</text:p>
          </table:table-cell>
          <table:table-cell office:value-type="float" office:value="1.5157794788918" calcext:value-type="float">
            <text:p>1,5157794788918</text:p>
          </table:table-cell>
          <table:table-cell office:value-type="float" office:value="1.12635667461244" calcext:value-type="float">
            <text:p>1,1263566746124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5549" calcext:value-type="float">
            <text:p>5549</text:p>
          </table:table-cell>
          <table:table-cell office:value-type="float" office:value="0.00154124807343991" calcext:value-type="float">
            <text:p>0,00154124807344</text:p>
          </table:table-cell>
          <table:table-cell office:value-type="float" office:value="0.0138749826562717" calcext:value-type="float">
            <text:p>0,013874982656272</text:p>
          </table:table-cell>
          <table:table-cell office:value-type="float" office:value="0.0802623996720004" calcext:value-type="float">
            <text:p>0,080262399672</text:p>
          </table:table-cell>
          <table:table-cell office:value-type="float" office:value="0.0639999200001" calcext:value-type="float">
            <text:p>0,0639999200001</text:p>
          </table:table-cell>
          <table:table-cell office:value-type="float" office:value="13.6569191020779" calcext:value-type="float">
            <text:p>13,6569191020779</text:p>
          </table:table-cell>
          <table:table-cell office:value-type="float" office:value="12.8917579679119" calcext:value-type="float">
            <text:p>12,8917579679119</text:p>
          </table:table-cell>
          <table:table-cell office:value-type="float" office:value="13.5026886525147" calcext:value-type="float">
            <text:p>13,5026886525147</text:p>
          </table:table-cell>
          <table:table-cell office:value-type="float" office:value="13.6207400140926" calcext:value-type="float">
            <text:p>13,6207400140926</text:p>
          </table:table-cell>
          <table:table-cell office:value-type="float" office:value="12.8904962085342" calcext:value-type="float">
            <text:p>12,8904962085342</text:p>
          </table:table-cell>
          <table:table-cell office:value-type="float" office:value="13.5026539312885" calcext:value-type="float">
            <text:p>13,5026539312885</text:p>
          </table:table-cell>
          <table:table-cell office:value-type="float" office:value="-1.45803330460821" calcext:value-type="float">
            <text:p>-1,45803330460821</text:p>
          </table:table-cell>
          <table:table-cell office:value-type="float" office:value="-1.45693743184756" calcext:value-type="float">
            <text:p>-1,45693743184756</text:p>
          </table:table-cell>
          <table:table-cell office:value-type="float" office:value="-1.44743674599855" calcext:value-type="float">
            <text:p>-1,44743674599855</text:p>
          </table:table-cell>
          <table:table-cell office:value-type="float" office:value="0.000996618707872923" calcext:value-type="float">
            <text:p>0,000996618707873</text:p>
          </table:table-cell>
          <table:table-cell office:value-type="float" office:value="-0.00433294632076855" calcext:value-type="float">
            <text:p>-0,004332946320769</text:p>
          </table:table-cell>
          <table:table-cell office:value-type="float" office:value="-0.00357406502369641" calcext:value-type="float">
            <text:p>-0,003574065023696</text:p>
          </table:table-cell>
          <table:table-cell office:value-type="float" office:value="0.992696521493586" calcext:value-type="float">
            <text:p>0,992696521493586</text:p>
          </table:table-cell>
          <table:table-cell office:value-type="float" office:value="0.993067524513256" calcext:value-type="float">
            <text:p>0,993067524513256</text:p>
          </table:table-cell>
          <table:table-cell office:value-type="float" office:value="0.99183416446749" calcext:value-type="float">
            <text:p>0,9918341644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office:value-type="float" office:value="-2.97904627619215" calcext:value-type="float">
            <text:p>-2,97904627619215</text:p>
          </table:table-cell>
          <table:table-cell office:value-type="float" office:value="3.41740572824284" calcext:value-type="float">
            <text:p>3,41740572824284</text:p>
          </table:table-cell>
          <table:table-cell office:value-type="float" office:value="599.56956803804" calcext:value-type="float">
            <text:p>599,56956803804</text:p>
          </table:table-cell>
          <table:table-cell table:number-columns-repeated="2" office:value-type="float" office:value="4.14422743484521" calcext:value-type="float">
            <text:p>4,14422743484521</text:p>
          </table:table-cell>
          <table:table-cell office:value-type="float" office:value="611.363575547091" calcext:value-type="float">
            <text:p>611,363575547091</text:p>
          </table:table-cell>
          <table:table-cell office:value-type="float" office:value="2.8809554519342" calcext:value-type="float">
            <text:p>2,8809554519342</text:p>
          </table:table-cell>
          <table:table-cell office:value-type="float" office:value="2.34434620316555" calcext:value-type="float">
            <text:p>2,34434620316555</text:p>
          </table:table-cell>
          <table:table-cell office:value-type="float" office:value="119.506295183146" calcext:value-type="float">
            <text:p>119,506295183146</text:p>
          </table:table-cell>
          <table:table-cell office:value-type="float" office:value="7.6946082480167" calcext:value-type="float">
            <text:p>7,6946082480167</text:p>
          </table:table-cell>
          <table:table-cell office:value-type="float" office:value="14.0125092436522" calcext:value-type="float">
            <text:p>14,0125092436522</text:p>
          </table:table-cell>
          <table:table-cell office:value-type="float" office:value="6.03636653081734" calcext:value-type="float">
            <text:p>6,03636653081734</text:p>
          </table:table-cell>
          <table:table-cell office:value-type="float" office:value="0.186695742566506" calcext:value-type="float">
            <text:p>0,186695742566506</text:p>
          </table:table-cell>
          <table:table-cell office:value-type="float" office:value="0.958853493945979" calcext:value-type="float">
            <text:p>0,958853493945979</text:p>
          </table:table-cell>
          <table:table-cell office:value-type="float" office:value="0.0644334434976309" calcext:value-type="float">
            <text:p>0,064433443497631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6350" calcext:value-type="float">
            <text:p>6350</text:p>
          </table:table-cell>
          <table:table-cell office:value-type="float" office:value="0.000273749657812928" calcext:value-type="float">
            <text:p>0,000273749657813</text:p>
          </table:table-cell>
          <table:table-cell office:value-type="float" office:value="0.00887498890626387" calcext:value-type="float">
            <text:p>0,008874988906264</text:p>
          </table:table-cell>
          <table:table-cell office:value-type="float" office:value="1.58480676899154" calcext:value-type="float">
            <text:p>1,58480676899154</text:p>
          </table:table-cell>
          <table:table-cell office:value-type="float" office:value="3.43662070422412" calcext:value-type="float">
            <text:p>3,43662070422412</text:p>
          </table:table-cell>
          <table:table-cell office:value-type="float" office:value="14.4111138240508" calcext:value-type="float">
            <text:p>14,4111138240508</text:p>
          </table:table-cell>
          <table:table-cell office:value-type="float" office:value="13.2356594007118" calcext:value-type="float">
            <text:p>13,2356594007118</text:p>
          </table:table-cell>
          <table:table-cell office:value-type="float" office:value="14.7209607912202" calcext:value-type="float">
            <text:p>14,7209607912202</text:p>
          </table:table-cell>
          <table:table-cell office:value-type="float" office:value="14.4107290862644" calcext:value-type="float">
            <text:p>14,4107290862644</text:p>
          </table:table-cell>
          <table:table-cell office:value-type="float" office:value="13.1673586601543" calcext:value-type="float">
            <text:p>13,1673586601543</text:p>
          </table:table-cell>
          <table:table-cell office:value-type="float" office:value="14.6411463960353" calcext:value-type="float">
            <text:p>14,6411463960353</text:p>
          </table:table-cell>
          <table:table-cell office:value-type="float" office:value="-1.47038488931786" calcext:value-type="float">
            <text:p>-1,47038488931786</text:p>
          </table:table-cell>
          <table:table-cell office:value-type="float" office:value="-1.38649713242193" calcext:value-type="float">
            <text:p>-1,38649713242193</text:p>
          </table:table-cell>
          <table:table-cell office:value-type="float" office:value="-1.44374254426877" calcext:value-type="float">
            <text:p>-1,44374254426877</text:p>
          </table:table-cell>
          <table:table-cell office:value-type="float" office:value="0.0146380192007325" calcext:value-type="float">
            <text:p>0,014638019200733</text:p>
          </table:table-cell>
          <table:table-cell office:value-type="float" office:value="0.0422897839182503" calcext:value-type="float">
            <text:p>0,04228978391825</text:p>
          </table:table-cell>
          <table:table-cell office:value-type="float" office:value="0.00901254084562558" calcext:value-type="float">
            <text:p>0,009012540845626</text:p>
          </table:table-cell>
          <table:table-cell office:value-type="float" office:value="-0.497271428246009" calcext:value-type="float">
            <text:p>-0,497271428246009</text:p>
          </table:table-cell>
          <table:table-cell office:value-type="float" office:value="-0.507123574359088" calcext:value-type="float">
            <text:p>-0,507123574359088</text:p>
          </table:table-cell>
          <table:table-cell office:value-type="float" office:value="-0.479102512604571" calcext:value-type="float">
            <text:p>-0,479102512604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-1.21559598050502" calcext:value-type="float">
            <text:p>-1,21559598050502</text:p>
          </table:table-cell>
          <table:table-cell office:value-type="float" office:value="2.02766746541567" calcext:value-type="float">
            <text:p>2,02766746541567</text:p>
          </table:table-cell>
          <table:table-cell office:value-type="float" office:value="534.78398402002" calcext:value-type="float">
            <text:p>534,78398402002</text:p>
          </table:table-cell>
          <table:table-cell table:number-columns-repeated="2" office:value-type="float" office:value="2.84629010701488" calcext:value-type="float">
            <text:p>2,84629010701488</text:p>
          </table:table-cell>
          <table:table-cell office:value-type="float" office:value="560.275492188188" calcext:value-type="float">
            <text:p>560,275492188188</text:p>
          </table:table-cell>
          <table:table-cell office:value-type="float" office:value="2.57365378119723" calcext:value-type="float">
            <text:p>2,57365378119723</text:p>
          </table:table-cell>
          <table:table-cell office:value-type="float" office:value="1.99748141993501" calcext:value-type="float">
            <text:p>1,99748141993501</text:p>
          </table:table-cell>
          <table:table-cell office:value-type="float" office:value="167.076981006933" calcext:value-type="float">
            <text:p>167,076981006933</text:p>
          </table:table-cell>
          <table:table-cell office:value-type="float" office:value="1972.94488596982" calcext:value-type="float">
            <text:p>1972,94488596982</text:p>
          </table:table-cell>
          <table:table-cell office:value-type="float" office:value="5274.32541294541" calcext:value-type="float">
            <text:p>5274,32541294541</text:p>
          </table:table-cell>
          <table:table-cell office:value-type="float" office:value="33101.3752264284" calcext:value-type="float">
            <text:p>33101,3752264284</text:p>
          </table:table-cell>
          <table:table-cell office:value-type="float" office:value="2.203498142152" calcext:value-type="float">
            <text:p>2,203498142152</text:p>
          </table:table-cell>
          <table:table-cell office:value-type="float" office:value="37.7705389125796" calcext:value-type="float">
            <text:p>37,7705389125796</text:p>
          </table:table-cell>
          <table:table-cell office:value-type="float" office:value="137.010489484283" calcext:value-type="float">
            <text:p>137,010489484283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62623796720254" calcext:value-type="float">
            <text:p>0,009626237967203</text:p>
          </table:table-cell>
          <table:table-cell office:value-type="float" office:value="0.0393749507813115" calcext:value-type="float">
            <text:p>0,039374950781312</text:p>
          </table:table-cell>
          <table:table-cell office:value-type="float" office:value="0.957218803476496" calcext:value-type="float">
            <text:p>0,957218803476496</text:p>
          </table:table-cell>
          <table:table-cell office:value-type="float" office:value="0.145624817968978" calcext:value-type="float">
            <text:p>0,145624817968978</text:p>
          </table:table-cell>
          <table:table-cell office:value-type="float" office:value="13.7250112305995" calcext:value-type="float">
            <text:p>13,7250112305995</text:p>
          </table:table-cell>
          <table:table-cell office:value-type="float" office:value="12.8171486552538" calcext:value-type="float">
            <text:p>12,8171486552538</text:p>
          </table:table-cell>
          <table:table-cell office:value-type="float" office:value="13.495508552443" calcext:value-type="float">
            <text:p>13,495508552443</text:p>
          </table:table-cell>
          <table:table-cell office:value-type="float" office:value="13.6893188740356" calcext:value-type="float">
            <text:p>13,6893188740356</text:p>
          </table:table-cell>
          <table:table-cell office:value-type="float" office:value="12.8153862363484" calcext:value-type="float">
            <text:p>12,8153862363484</text:p>
          </table:table-cell>
          <table:table-cell office:value-type="float" office:value="13.4955014263019" calcext:value-type="float">
            <text:p>13,4955014263019</text:p>
          </table:table-cell>
          <table:table-cell office:value-type="float" office:value="-1.37548288606678" calcext:value-type="float">
            <text:p>-1,37548288606678</text:p>
          </table:table-cell>
          <table:table-cell office:value-type="float" office:value="-1.34749245195445" calcext:value-type="float">
            <text:p>-1,34749245195445</text:p>
          </table:table-cell>
          <table:table-cell office:value-type="float" office:value="-1.37000870341969" calcext:value-type="float">
            <text:p>-1,37000870341969</text:p>
          </table:table-cell>
          <table:table-cell office:value-type="float" office:value="0.0010633603547066" calcext:value-type="float">
            <text:p>0,001063360354707</text:p>
          </table:table-cell>
          <table:table-cell office:value-type="float" office:value="0.0048176952279936" calcext:value-type="float">
            <text:p>0,004817695227994</text:p>
          </table:table-cell>
          <table:table-cell office:value-type="float" office:value="0.00625185305526536" calcext:value-type="float">
            <text:p>0,006251853055265</text:p>
          </table:table-cell>
          <table:table-cell office:value-type="float" office:value="0.994307485752373" calcext:value-type="float">
            <text:p>0,994307485752373</text:p>
          </table:table-cell>
          <table:table-cell office:value-type="float" office:value="0.994142025083647" calcext:value-type="float">
            <text:p>0,994142025083647</text:p>
          </table:table-cell>
          <table:table-cell office:value-type="float" office:value="0.994280527637379" calcext:value-type="float">
            <text:p>0,994280527637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-2.11698610376737" calcext:value-type="float">
            <text:p>-2,11698610376737</text:p>
          </table:table-cell>
          <table:table-cell office:value-type="float" office:value="4.28665839167701" calcext:value-type="float">
            <text:p>4,28665839167701</text:p>
          </table:table-cell>
          <table:table-cell office:value-type="float" office:value="698.737185328518" calcext:value-type="float">
            <text:p>698,737185328518</text:p>
          </table:table-cell>
          <table:table-cell table:number-columns-repeated="2" office:value-type="float" office:value="5.35041825152769" calcext:value-type="float">
            <text:p>5,35041825152769</text:p>
          </table:table-cell>
          <table:table-cell office:value-type="float" office:value="704.731082494505" calcext:value-type="float">
            <text:p>704,731082494505</text:p>
          </table:table-cell>
          <table:table-cell office:value-type="float" office:value="4.91379133691456" calcext:value-type="float">
            <text:p>4,91379133691456</text:p>
          </table:table-cell>
          <table:table-cell office:value-type="float" office:value="3.20180188321291" calcext:value-type="float">
            <text:p>3,20180188321291</text:p>
          </table:table-cell>
          <table:table-cell office:value-type="float" office:value="91.7182886509366" calcext:value-type="float">
            <text:p>91,7182886509366</text:p>
          </table:table-cell>
          <table:table-cell office:value-type="float" office:value="1.22515308155645" calcext:value-type="float">
            <text:p>1,22515308155645</text:p>
          </table:table-cell>
          <table:table-cell office:value-type="float" office:value="6.69849920992973" calcext:value-type="float">
            <text:p>6,69849920992973</text:p>
          </table:table-cell>
          <table:table-cell office:value-type="float" office:value="52.6760267629484" calcext:value-type="float">
            <text:p>52,6760267629484</text:p>
          </table:table-cell>
          <table:table-cell office:value-type="float" office:value="0.0871563120129528" calcext:value-type="float">
            <text:p>0,087156312012953</text:p>
          </table:table-cell>
          <table:table-cell office:value-type="float" office:value="0.991219539101428" calcext:value-type="float">
            <text:p>0,991219539101428</text:p>
          </table:table-cell>
          <table:table-cell office:value-type="float" office:value="0.925937731864127" calcext:value-type="float">
            <text:p>0,925937731864127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8114" calcext:value-type="float">
            <text:p>8114</text:p>
          </table:table-cell>
          <table:table-cell office:value-type="float" office:value="0.00387749515313106" calcext:value-type="float">
            <text:p>0,003877495153131</text:p>
          </table:table-cell>
          <table:table-cell office:value-type="float" office:value="0.213124733594083" calcext:value-type="float">
            <text:p>0,213124733594083</text:p>
          </table:table-cell>
          <table:table-cell office:value-type="float" office:value="6.74128532339335" calcext:value-type="float">
            <text:p>6,74128532339335</text:p>
          </table:table-cell>
          <table:table-cell office:value-type="float" office:value="16.168104789869" calcext:value-type="float">
            <text:p>16,168104789869</text:p>
          </table:table-cell>
          <table:table-cell office:value-type="float" office:value="14.8692999122319" calcext:value-type="float">
            <text:p>14,8692999122319</text:p>
          </table:table-cell>
          <table:table-cell office:value-type="float" office:value="15.1993083305222" calcext:value-type="float">
            <text:p>15,1993083305222</text:p>
          </table:table-cell>
          <table:table-cell office:value-type="float" office:value="15.7042074528559" calcext:value-type="float">
            <text:p>15,7042074528559</text:p>
          </table:table-cell>
          <table:table-cell office:value-type="float" office:value="14.8315637067099" calcext:value-type="float">
            <text:p>14,8315637067099</text:p>
          </table:table-cell>
          <table:table-cell office:value-type="float" office:value="15.0752758960096" calcext:value-type="float">
            <text:p>15,0752758960096</text:p>
          </table:table-cell>
          <table:table-cell office:value-type="float" office:value="15.6795613519081" calcext:value-type="float">
            <text:p>15,6795613519081</text:p>
          </table:table-cell>
          <table:table-cell office:value-type="float" office:value="-1.45066308261233" calcext:value-type="float">
            <text:p>-1,45066308261233</text:p>
          </table:table-cell>
          <table:table-cell office:value-type="float" office:value="-1.46177348853635" calcext:value-type="float">
            <text:p>-1,46177348853635</text:p>
          </table:table-cell>
          <table:table-cell office:value-type="float" office:value="-1.47857395399193" calcext:value-type="float">
            <text:p>-1,47857395399193</text:p>
          </table:table-cell>
          <table:table-cell office:value-type="float" office:value="-0.000232934149787245" calcext:value-type="float">
            <text:p>-0,000232934149787</text:p>
          </table:table-cell>
          <table:table-cell office:value-type="float" office:value="0.000288198060474212" calcext:value-type="float">
            <text:p>0,000288198060474</text:p>
          </table:table-cell>
          <table:table-cell office:value-type="float" office:value="0.000122293674950392" calcext:value-type="float">
            <text:p>0,00012229367495</text:p>
          </table:table-cell>
          <table:table-cell office:value-type="float" office:value="0.993228084008437" calcext:value-type="float">
            <text:p>0,993228084008437</text:p>
          </table:table-cell>
          <table:table-cell office:value-type="float" office:value="0.992696087558685" calcext:value-type="float">
            <text:p>0,992696087558685</text:p>
          </table:table-cell>
          <table:table-cell office:value-type="float" office:value="0.991776576992307" calcext:value-type="float">
            <text:p>0,99177657699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-1.20081724897844" calcext:value-type="float">
            <text:p>-1,20081724897844</text:p>
          </table:table-cell>
          <table:table-cell office:value-type="float" office:value="1.58222927221341" calcext:value-type="float">
            <text:p>1,58222927221341</text:p>
          </table:table-cell>
          <table:table-cell office:value-type="float" office:value="606.220673474158" calcext:value-type="float">
            <text:p>606,220673474158</text:p>
          </table:table-cell>
          <table:table-cell table:number-columns-repeated="2" office:value-type="float" office:value="2.03153047998421" calcext:value-type="float">
            <text:p>2,03153047998421</text:p>
          </table:table-cell>
          <table:table-cell office:value-type="float" office:value="615.749949002231" calcext:value-type="float">
            <text:p>615,749949002231</text:p>
          </table:table-cell>
          <table:table-cell office:value-type="float" office:value="1.6386439593947" calcext:value-type="float">
            <text:p>1,6386439593947</text:p>
          </table:table-cell>
          <table:table-cell office:value-type="float" office:value="1.27423177689772" calcext:value-type="float">
            <text:p>1,27423177689772</text:p>
          </table:table-cell>
          <table:table-cell office:value-type="float" office:value="107.909660127296" calcext:value-type="float">
            <text:p>107,909660127296</text:p>
          </table:table-cell>
          <table:table-cell office:value-type="float" office:value="134.044585173334" calcext:value-type="float">
            <text:p>134,044585173334</text:p>
          </table:table-cell>
          <table:table-cell office:value-type="float" office:value="340.758623436141" calcext:value-type="float">
            <text:p>340,758623436141</text:p>
          </table:table-cell>
          <table:table-cell office:value-type="float" office:value="46.6642879151664" calcext:value-type="float">
            <text:p>46,6642879151664</text:p>
          </table:table-cell>
          <table:table-cell office:value-type="float" office:value="1.32904175998854" calcext:value-type="float">
            <text:p>1,32904175998854</text:p>
          </table:table-cell>
          <table:table-cell office:value-type="float" office:value="3.69756896563917" calcext:value-type="float">
            <text:p>3,69756896563917</text:p>
          </table:table-cell>
          <table:table-cell office:value-type="float" office:value="0.680000501903848" calcext:value-type="float">
            <text:p>0,680000501903848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9077" calcext:value-type="float">
            <text:p>9077</text:p>
          </table:table-cell>
          <table:table-cell office:value-type="float" office:value="0.000272499659375426" calcext:value-type="float">
            <text:p>0,000272499659375</text:p>
          </table:table-cell>
          <table:table-cell office:value-type="float" office:value="0.0026249967187541" calcext:value-type="float">
            <text:p>0,002624996718754</text:p>
          </table:table-cell>
          <table:table-cell office:value-type="float" office:value="0.58904426369467" calcext:value-type="float">
            <text:p>0,58904426369467</text:p>
          </table:table-cell>
          <table:table-cell office:value-type="float" office:value="2.64137169828538" calcext:value-type="float">
            <text:p>2,64137169828538</text:p>
          </table:table-cell>
          <table:table-cell office:value-type="float" office:value="14.433868706251" calcext:value-type="float">
            <text:p>14,433868706251</text:p>
          </table:table-cell>
          <table:table-cell office:value-type="float" office:value="13.7028924515382" calcext:value-type="float">
            <text:p>13,7028924515382</text:p>
          </table:table-cell>
          <table:table-cell office:value-type="float" office:value="14.4953387717032" calcext:value-type="float">
            <text:p>14,4953387717032</text:p>
          </table:table-cell>
          <table:table-cell office:value-type="float" office:value="14.3985147935846" calcext:value-type="float">
            <text:p>14,3985147935846</text:p>
          </table:table-cell>
          <table:table-cell office:value-type="float" office:value="13.7016613161021" calcext:value-type="float">
            <text:p>13,7016613161021</text:p>
          </table:table-cell>
          <table:table-cell office:value-type="float" office:value="14.4953368243082" calcext:value-type="float">
            <text:p>14,4953368243082</text:p>
          </table:table-cell>
          <table:table-cell office:value-type="float" office:value="-1.45431454099874" calcext:value-type="float">
            <text:p>-1,45431454099874</text:p>
          </table:table-cell>
          <table:table-cell office:value-type="float" office:value="-1.44469962453262" calcext:value-type="float">
            <text:p>-1,44469962453262</text:p>
          </table:table-cell>
          <table:table-cell office:value-type="float" office:value="-1.45808247940127" calcext:value-type="float">
            <text:p>-1,45808247940127</text:p>
          </table:table-cell>
          <table:table-cell office:value-type="float" office:value="0.00673328330239529" calcext:value-type="float">
            <text:p>0,006733283302395</text:p>
          </table:table-cell>
          <table:table-cell office:value-type="float" office:value="0.00386185095891013" calcext:value-type="float">
            <text:p>0,00386185095891</text:p>
          </table:table-cell>
          <table:table-cell office:value-type="float" office:value="0.00364039422966292" calcext:value-type="float">
            <text:p>0,003640394229663</text:p>
          </table:table-cell>
          <table:table-cell office:value-type="float" office:value="0.99792784080235" calcext:value-type="float">
            <text:p>0,99792784080235</text:p>
          </table:table-cell>
          <table:table-cell office:value-type="float" office:value="0.997516757098252" calcext:value-type="float">
            <text:p>0,997516757098252</text:p>
          </table:table-cell>
          <table:table-cell office:value-type="float" office:value="0.997313428244149" calcext:value-type="float">
            <text:p>0,997313428244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-2.24584594269257" calcext:value-type="float">
            <text:p>-2,24584594269257</text:p>
          </table:table-cell>
          <table:table-cell office:value-type="float" office:value="3.07199241000949" calcext:value-type="float">
            <text:p>3,07199241000949</text:p>
          </table:table-cell>
          <table:table-cell office:value-type="float" office:value="639.046342442072" calcext:value-type="float">
            <text:p>639,046342442072</text:p>
          </table:table-cell>
          <table:table-cell table:number-columns-repeated="2" office:value-type="float" office:value="3.82514973044022" calcext:value-type="float">
            <text:p>3,82514973044022</text:p>
          </table:table-cell>
          <table:table-cell office:value-type="float" office:value="649.970848266382" calcext:value-type="float">
            <text:p>649,970848266382</text:p>
          </table:table-cell>
          <table:table-cell office:value-type="float" office:value="3.09644093468263" calcext:value-type="float">
            <text:p>3,09644093468263</text:p>
          </table:table-cell>
          <table:table-cell office:value-type="float" office:value="2.27917377422851" calcext:value-type="float">
            <text:p>2,27917377422851</text:p>
          </table:table-cell>
          <table:table-cell office:value-type="float" office:value="118.667079712659" calcext:value-type="float">
            <text:p>118,667079712659</text:p>
          </table:table-cell>
          <table:table-cell office:value-type="float" office:value="22.2735263694695" calcext:value-type="float">
            <text:p>22,2735263694695</text:p>
          </table:table-cell>
          <table:table-cell office:value-type="float" office:value="67.5634082770722" calcext:value-type="float">
            <text:p>67,5634082770722</text:p>
          </table:table-cell>
          <table:table-cell office:value-type="float" office:value="15639.710079615" calcext:value-type="float">
            <text:p>15639,710079615</text:p>
          </table:table-cell>
          <table:table-cell office:value-type="float" office:value="0.293017027660978" calcext:value-type="float">
            <text:p>0,293017027660978</text:p>
          </table:table-cell>
          <table:table-cell office:value-type="float" office:value="1.88009174673691" calcext:value-type="float">
            <text:p>1,88009174673691</text:p>
          </table:table-cell>
          <table:table-cell office:value-type="float" office:value="72.4614652878776" calcext:value-type="float">
            <text:p>72,4614652878776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32361" calcext:value-type="float">
            <text:p>32361</text:p>
          </table:table-cell>
          <table:table-cell office:value-type="float" office:value="0.00156249804687744" calcext:value-type="float">
            <text:p>0,001562498046877</text:p>
          </table:table-cell>
          <table:table-cell office:value-type="float" office:value="0.00949998812501484" calcext:value-type="float">
            <text:p>0,009499988125015</text:p>
          </table:table-cell>
          <table:table-cell office:value-type="float" office:value="2.13619482975646" calcext:value-type="float">
            <text:p>2,13619482975646</text:p>
          </table:table-cell>
          <table:table-cell office:value-type="float" office:value="5.35436830703962" calcext:value-type="float">
            <text:p>5,35436830703962</text:p>
          </table:table-cell>
          <table:table-cell office:value-type="float" office:value="14.093156423551" calcext:value-type="float">
            <text:p>14,093156423551</text:p>
          </table:table-cell>
          <table:table-cell office:value-type="float" office:value="14.8249370243706" calcext:value-type="float">
            <text:p>14,8249370243706</text:p>
          </table:table-cell>
          <table:table-cell office:value-type="float" office:value="14.8543100373879" calcext:value-type="float">
            <text:p>14,8543100373879</text:p>
          </table:table-cell>
          <table:table-cell office:value-type="float" office:value="14.0448898335078" calcext:value-type="float">
            <text:p>14,0448898335078</text:p>
          </table:table-cell>
          <table:table-cell office:value-type="float" office:value="14.6954331339811" calcext:value-type="float">
            <text:p>14,6954331339811</text:p>
          </table:table-cell>
          <table:table-cell office:value-type="float" office:value="14.8285288104362" calcext:value-type="float">
            <text:p>14,8285288104362</text:p>
          </table:table-cell>
          <table:table-cell office:value-type="float" office:value="-1.41863425245043" calcext:value-type="float">
            <text:p>-1,41863425245043</text:p>
          </table:table-cell>
          <table:table-cell office:value-type="float" office:value="-1.46651259902275" calcext:value-type="float">
            <text:p>-1,46651259902275</text:p>
          </table:table-cell>
          <table:table-cell office:value-type="float" office:value="-1.47108694889323" calcext:value-type="float">
            <text:p>-1,47108694889323</text:p>
          </table:table-cell>
          <table:table-cell office:value-type="float" office:value="-0.00393355887005365" calcext:value-type="float">
            <text:p>-0,003933558870054</text:p>
          </table:table-cell>
          <table:table-cell office:value-type="float" office:value="0.00467652762977196" calcext:value-type="float">
            <text:p>0,004676527629772</text:p>
          </table:table-cell>
          <table:table-cell office:value-type="float" office:value="0.000918101430778452" calcext:value-type="float">
            <text:p>0,000918101430778</text:p>
          </table:table-cell>
          <table:table-cell office:value-type="float" office:value="0.99579483688343" calcext:value-type="float">
            <text:p>0,99579483688343</text:p>
          </table:table-cell>
          <table:table-cell office:value-type="float" office:value="0.995245101160315" calcext:value-type="float">
            <text:p>0,995245101160315</text:p>
          </table:table-cell>
          <table:table-cell office:value-type="float" office:value="0.99292752222731" calcext:value-type="float">
            <text:p>0,9929275222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-2.10598986751267" calcext:value-type="float">
            <text:p>-2,10598986751267</text:p>
          </table:table-cell>
          <table:table-cell office:value-type="float" office:value="2.86046392442009" calcext:value-type="float">
            <text:p>2,86046392442009</text:p>
          </table:table-cell>
          <table:table-cell office:value-type="float" office:value="642.570651786685" calcext:value-type="float">
            <text:p>642,570651786685</text:p>
          </table:table-cell>
          <table:table-cell table:number-columns-repeated="2" office:value-type="float" office:value="3.5652947438945" calcext:value-type="float">
            <text:p>3,5652947438945</text:p>
          </table:table-cell>
          <table:table-cell office:value-type="float" office:value="650.020438135823" calcext:value-type="float">
            <text:p>650,020438135823</text:p>
          </table:table-cell>
          <table:table-cell office:value-type="float" office:value="2.87682694800638" calcext:value-type="float">
            <text:p>2,87682694800638</text:p>
          </table:table-cell>
          <table:table-cell office:value-type="float" office:value="2.12816182371852" calcext:value-type="float">
            <text:p>2,12816182371852</text:p>
          </table:table-cell>
          <table:table-cell office:value-type="float" office:value="98.1301556949849" calcext:value-type="float">
            <text:p>98,1301556949849</text:p>
          </table:table-cell>
          <table:table-cell office:value-type="float" office:value="25.0977410894462" calcext:value-type="float">
            <text:p>25,0977410894462</text:p>
          </table:table-cell>
          <table:table-cell office:value-type="float" office:value="75.5883240764437" calcext:value-type="float">
            <text:p>75,5883240764437</text:p>
          </table:table-cell>
          <table:table-cell office:value-type="float" office:value="245.66314467229" calcext:value-type="float">
            <text:p>245,66314467229</text:p>
          </table:table-cell>
          <table:table-cell office:value-type="float" office:value="0.271540228836684" calcext:value-type="float">
            <text:p>0,271540228836684</text:p>
          </table:table-cell>
          <table:table-cell office:value-type="float" office:value="1.89188552116771" calcext:value-type="float">
            <text:p>1,89188552116771</text:p>
          </table:table-cell>
          <table:table-cell office:value-type="float" office:value="3.46028005700164" calcext:value-type="float">
            <text:p>3,46028005700164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1165" calcext:value-type="float">
            <text:p>11165</text:p>
          </table:table-cell>
          <table:table-cell office:value-type="float" office:value="0.00154124807343991" calcext:value-type="float">
            <text:p>0,00154124807344</text:p>
          </table:table-cell>
          <table:table-cell office:value-type="float" office:value="0.0128749839062701" calcext:value-type="float">
            <text:p>0,01287498390627</text:p>
          </table:table-cell>
          <table:table-cell office:value-type="float" office:value="2.34280707149116" calcext:value-type="float">
            <text:p>2,34280707149116</text:p>
          </table:table-cell>
          <table:table-cell office:value-type="float" office:value="5.43911820110225" calcext:value-type="float">
            <text:p>5,43911820110225</text:p>
          </table:table-cell>
          <table:table-cell office:value-type="float" office:value="14.0918692611742" calcext:value-type="float">
            <text:p>14,0918692611742</text:p>
          </table:table-cell>
          <table:table-cell office:value-type="float" office:value="14.8959173144711" calcext:value-type="float">
            <text:p>14,8959173144711</text:p>
          </table:table-cell>
          <table:table-cell office:value-type="float" office:value="14.9030708202404" calcext:value-type="float">
            <text:p>14,9030708202404</text:p>
          </table:table-cell>
          <table:table-cell office:value-type="float" office:value="14.0522163824059" calcext:value-type="float">
            <text:p>14,0522163824059</text:p>
          </table:table-cell>
          <table:table-cell office:value-type="float" office:value="14.7704640136897" calcext:value-type="float">
            <text:p>14,7704640136897</text:p>
          </table:table-cell>
          <table:table-cell office:value-type="float" office:value="14.8770906311462" calcext:value-type="float">
            <text:p>14,8770906311462</text:p>
          </table:table-cell>
          <table:table-cell office:value-type="float" office:value="-1.47831123550727" calcext:value-type="float">
            <text:p>-1,47831123550727</text:p>
          </table:table-cell>
          <table:table-cell office:value-type="float" office:value="-1.46732931764225" calcext:value-type="float">
            <text:p>-1,46732931764225</text:p>
          </table:table-cell>
          <table:table-cell office:value-type="float" office:value="-1.47962985359919" calcext:value-type="float">
            <text:p>-1,47962985359919</text:p>
          </table:table-cell>
          <table:table-cell table:style-name="ce11" office:value-type="float" office:value="0.0000877551432043286" calcext:value-type="float">
            <text:p>8,78E-05</text:p>
          </table:table-cell>
          <table:table-cell office:value-type="float" office:value="0.000157855051835875" calcext:value-type="float">
            <text:p>0,000157855051836</text:p>
          </table:table-cell>
          <table:table-cell office:value-type="float" office:value="0.00336134887450757" calcext:value-type="float">
            <text:p>0,003361348874508</text:p>
          </table:table-cell>
          <table:table-cell office:value-type="float" office:value="0.996140072989908" calcext:value-type="float">
            <text:p>0,996140072989908</text:p>
          </table:table-cell>
          <table:table-cell office:value-type="float" office:value="0.994782991064838" calcext:value-type="float">
            <text:p>0,994782991064838</text:p>
          </table:table-cell>
          <table:table-cell office:value-type="float" office:value="0.994189942866449" calcext:value-type="float">
            <text:p>0,99418994286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-1.43762445296943" calcext:value-type="float">
            <text:p>-1,43762445296943</text:p>
          </table:table-cell>
          <table:table-cell office:value-type="float" office:value="2.99673500408124" calcext:value-type="float">
            <text:p>2,99673500408124</text:p>
          </table:table-cell>
          <table:table-cell office:value-type="float" office:value="751.312319609601" calcext:value-type="float">
            <text:p>751,312319609601</text:p>
          </table:table-cell>
          <table:table-cell table:number-columns-repeated="2" office:value-type="float" office:value="3.78183432637674" calcext:value-type="float">
            <text:p>3,78183432637674</text:p>
          </table:table-cell>
          <table:table-cell office:value-type="float" office:value="760.431420845311" calcext:value-type="float">
            <text:p>760,431420845311</text:p>
          </table:table-cell>
          <table:table-cell office:value-type="float" office:value="3.49792893072254" calcext:value-type="float">
            <text:p>3,49792893072254</text:p>
          </table:table-cell>
          <table:table-cell office:value-type="float" office:value="2.30691356306984" calcext:value-type="float">
            <text:p>2,30691356306984</text:p>
          </table:table-cell>
          <table:table-cell office:value-type="float" office:value="117.412708901802" calcext:value-type="float">
            <text:p>117,412708901802</text:p>
          </table:table-cell>
          <table:table-cell office:value-type="float" office:value="11.7185691104276" calcext:value-type="float">
            <text:p>11,7185691104276</text:p>
          </table:table-cell>
          <table:table-cell office:value-type="float" office:value="57.0248388188769" calcext:value-type="float">
            <text:p>57,0248388188769</text:p>
          </table:table-cell>
          <table:table-cell office:value-type="float" office:value="116.512169728896" calcext:value-type="float">
            <text:p>116,512169728896</text:p>
          </table:table-cell>
          <table:table-cell office:value-type="float" office:value="0.220394711155688" calcext:value-type="float">
            <text:p>0,220394711155688</text:p>
          </table:table-cell>
          <table:table-cell office:value-type="float" office:value="1.6159291425624" calcext:value-type="float">
            <text:p>1,6159291425624</text:p>
          </table:table-cell>
          <table:table-cell office:value-type="float" office:value="0.915886285074927" calcext:value-type="float">
            <text:p>0,915886285074927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290" calcext:value-type="float">
            <text:p>12290</text:p>
          </table:table-cell>
          <table:table-cell office:value-type="float" office:value="0.000242499696875379" calcext:value-type="float">
            <text:p>0,000242499696875</text:p>
          </table:table-cell>
          <table:table-cell office:value-type="float" office:value="0.00162499796875254" calcext:value-type="float">
            <text:p>0,001624997968753</text:p>
          </table:table-cell>
          <table:table-cell office:value-type="float" office:value="26.4055907430116" calcext:value-type="float">
            <text:p>26,4055907430116</text:p>
          </table:table-cell>
          <table:table-cell office:value-type="float" office:value="36.9804537744328" calcext:value-type="float">
            <text:p>36,9804537744328</text:p>
          </table:table-cell>
          <table:table-cell office:value-type="float" office:value="15.9578011231413" calcext:value-type="float">
            <text:p>15,9578011231413</text:p>
          </table:table-cell>
          <table:table-cell office:value-type="float" office:value="15.5539016438056" calcext:value-type="float">
            <text:p>15,5539016438056</text:p>
          </table:table-cell>
          <table:table-cell office:value-type="float" office:value="15.9604839080365" calcext:value-type="float">
            <text:p>15,9604839080365</text:p>
          </table:table-cell>
          <table:table-cell office:value-type="float" office:value="15.8994224595608" calcext:value-type="float">
            <text:p>15,8994224595608</text:p>
          </table:table-cell>
          <table:table-cell office:value-type="float" office:value="15.5369085327468" calcext:value-type="float">
            <text:p>15,5369085327468</text:p>
          </table:table-cell>
          <table:table-cell office:value-type="float" office:value="15.9403841741405" calcext:value-type="float">
            <text:p>15,9403841741405</text:p>
          </table:table-cell>
          <table:table-cell office:value-type="float" office:value="-1.45552520748064" calcext:value-type="float">
            <text:p>-1,45552520748064</text:p>
          </table:table-cell>
          <table:table-cell office:value-type="float" office:value="-1.44982580710266" calcext:value-type="float">
            <text:p>-1,44982580710266</text:p>
          </table:table-cell>
          <table:table-cell office:value-type="float" office:value="-1.47000204884794" calcext:value-type="float">
            <text:p>-1,47000204884794</text:p>
          </table:table-cell>
          <table:table-cell office:value-type="float" office:value="0.00128099284452815" calcext:value-type="float">
            <text:p>0,001280992844528</text:p>
          </table:table-cell>
          <table:table-cell office:value-type="float" office:value="-0.00134261712157667" calcext:value-type="float">
            <text:p>-0,001342617121577</text:p>
          </table:table-cell>
          <table:table-cell office:value-type="float" office:value="0.00241187856615772" calcext:value-type="float">
            <text:p>0,002411878566158</text:p>
          </table:table-cell>
          <table:table-cell office:value-type="float" office:value="0.984428909845354" calcext:value-type="float">
            <text:p>0,984428909845354</text:p>
          </table:table-cell>
          <table:table-cell office:value-type="float" office:value="0.990107856367425" calcext:value-type="float">
            <text:p>0,990107856367425</text:p>
          </table:table-cell>
          <table:table-cell office:value-type="float" office:value="0.987806430928791" calcext:value-type="float">
            <text:p>0,98780643092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-1.21509973112534" calcext:value-type="float">
            <text:p>-1,21509973112534</text:p>
          </table:table-cell>
          <table:table-cell office:value-type="float" office:value="5.08113739857825" calcext:value-type="float">
            <text:p>5,08113739857825</text:p>
          </table:table-cell>
          <table:table-cell office:value-type="float" office:value="537.476419404476" calcext:value-type="float">
            <text:p>537,476419404476</text:p>
          </table:table-cell>
          <table:table-cell table:number-columns-repeated="2" office:value-type="float" office:value="6.31015681084086" calcext:value-type="float">
            <text:p>6,31015681084086</text:p>
          </table:table-cell>
          <table:table-cell office:value-type="float" office:value="542.336795508336" calcext:value-type="float">
            <text:p>542,336795508336</text:p>
          </table:table-cell>
          <table:table-cell office:value-type="float" office:value="6.192060369604" calcext:value-type="float">
            <text:p>6,192060369604</text:p>
          </table:table-cell>
          <table:table-cell office:value-type="float" office:value="3.7416736514788" calcext:value-type="float">
            <text:p>3,7416736514788</text:p>
          </table:table-cell>
          <table:table-cell office:value-type="float" office:value="72.4451402538113" calcext:value-type="float">
            <text:p>72,4451402538113</text:p>
          </table:table-cell>
          <table:table-cell office:value-type="float" office:value="1.16153610115797" calcext:value-type="float">
            <text:p>1,16153610115797</text:p>
          </table:table-cell>
          <table:table-cell office:value-type="float" office:value="9.74188257495337" calcext:value-type="float">
            <text:p>9,74188257495337</text:p>
          </table:table-cell>
          <table:table-cell office:value-type="float" office:value="1270.45440372334" calcext:value-type="float">
            <text:p>1270,45440372334</text:p>
          </table:table-cell>
          <table:table-cell office:value-type="float" office:value="0.042899648944825" calcext:value-type="float">
            <text:p>0,042899648944825</text:p>
          </table:table-cell>
          <table:table-cell office:value-type="float" office:value="1.01192839950537" calcext:value-type="float">
            <text:p>1,01192839950537</text:p>
          </table:table-cell>
          <table:table-cell office:value-type="float" office:value="7.45607406692686" calcext:value-type="float">
            <text:p>7,45607406692686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3469" calcext:value-type="float">
            <text:p>13469</text:p>
          </table:table-cell>
          <table:table-cell office:value-type="float" office:value="0.0224649719187851" calcext:value-type="float">
            <text:p>0,022464971918785</text:p>
          </table:table-cell>
          <table:table-cell office:value-type="float" office:value="1.03274870906411" calcext:value-type="float">
            <text:p>1,03274870906411</text:p>
          </table:table-cell>
          <table:table-cell office:value-type="float" office:value="0.0519374350782062" calcext:value-type="float">
            <text:p>0,051937435078206</text:p>
          </table:table-cell>
          <table:table-cell office:value-type="float" office:value="0.022374972031285" calcext:value-type="float">
            <text:p>0,022374972031285</text:p>
          </table:table-cell>
          <table:table-cell office:value-type="float" office:value="13.7185998647829" calcext:value-type="float">
            <text:p>13,7185998647829</text:p>
          </table:table-cell>
          <table:table-cell office:value-type="float" office:value="12.8292328984815" calcext:value-type="float">
            <text:p>12,8292328984815</text:p>
          </table:table-cell>
          <table:table-cell office:value-type="float" office:value="13.5899676375985" calcext:value-type="float">
            <text:p>13,5899676375985</text:p>
          </table:table-cell>
          <table:table-cell office:value-type="float" office:value="13.6822733634003" calcext:value-type="float">
            <text:p>13,6822733634003</text:p>
          </table:table-cell>
          <table:table-cell office:value-type="float" office:value="12.8277956911899" calcext:value-type="float">
            <text:p>12,8277956911899</text:p>
          </table:table-cell>
          <table:table-cell office:value-type="float" office:value="13.5899439267017" calcext:value-type="float">
            <text:p>13,5899439267017</text:p>
          </table:table-cell>
          <table:table-cell office:value-type="float" office:value="-1.40727479789969" calcext:value-type="float">
            <text:p>-1,40727479789969</text:p>
          </table:table-cell>
          <table:table-cell office:value-type="float" office:value="-1.41067972629097" calcext:value-type="float">
            <text:p>-1,41067972629097</text:p>
          </table:table-cell>
          <table:table-cell office:value-type="float" office:value="-1.41128458375439" calcext:value-type="float">
            <text:p>-1,41128458375439</text:p>
          </table:table-cell>
          <table:table-cell office:value-type="float" office:value="0.00267382582488748" calcext:value-type="float">
            <text:p>0,002673825824887</text:p>
          </table:table-cell>
          <table:table-cell office:value-type="float" office:value="0.000426932113077453" calcext:value-type="float">
            <text:p>0,000426932113077</text:p>
          </table:table-cell>
          <table:table-cell office:value-type="float" office:value="0.00252422343830385" calcext:value-type="float">
            <text:p>0,002524223438304</text:p>
          </table:table-cell>
          <table:table-cell office:value-type="float" office:value="0.984086143690988" calcext:value-type="float">
            <text:p>0,984086143690988</text:p>
          </table:table-cell>
          <table:table-cell office:value-type="float" office:value="0.981943594932158" calcext:value-type="float">
            <text:p>0,981943594932158</text:p>
          </table:table-cell>
          <table:table-cell office:value-type="float" office:value="0.977741318386803" calcext:value-type="float">
            <text:p>0,97774131838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-1.21272098409877" calcext:value-type="float">
            <text:p>-1,21272098409877</text:p>
          </table:table-cell>
          <table:table-cell office:value-type="float" office:value="2.4943568820539" calcext:value-type="float">
            <text:p>2,4943568820539</text:p>
          </table:table-cell>
          <table:table-cell office:value-type="float" office:value="526.415546980566" calcext:value-type="float">
            <text:p>526,415546980566</text:p>
          </table:table-cell>
          <table:table-cell table:number-columns-repeated="2" office:value-type="float" office:value="3.37840283758359" calcext:value-type="float">
            <text:p>3,37840283758359</text:p>
          </table:table-cell>
          <table:table-cell office:value-type="float" office:value="551.183926190114" calcext:value-type="float">
            <text:p>551,183926190114</text:p>
          </table:table-cell>
          <table:table-cell office:value-type="float" office:value="3.15323858084341" calcext:value-type="float">
            <text:p>3,15323858084341</text:p>
          </table:table-cell>
          <table:table-cell office:value-type="float" office:value="2.27854986294862" calcext:value-type="float">
            <text:p>2,27854986294862</text:p>
          </table:table-cell>
          <table:table-cell office:value-type="float" office:value="163.371944921705" calcext:value-type="float">
            <text:p>163,371944921705</text:p>
          </table:table-cell>
          <table:table-cell office:value-type="float" office:value="1014.87128281093" calcext:value-type="float">
            <text:p>1014,87128281093</text:p>
          </table:table-cell>
          <table:table-cell office:value-type="float" office:value="3589.4191748871" calcext:value-type="float">
            <text:p>3589,4191748871</text:p>
          </table:table-cell>
          <table:table-cell office:value-type="float" office:value="41242.6776086227" calcext:value-type="float">
            <text:p>41242,6776086227</text:p>
          </table:table-cell>
          <table:table-cell office:value-type="float" office:value="0.300386448337637" calcext:value-type="float">
            <text:p>0,300386448337637</text:p>
          </table:table-cell>
          <table:table-cell office:value-type="float" office:value="30.5641453251319" calcext:value-type="float">
            <text:p>30,5641453251319</text:p>
          </table:table-cell>
          <table:table-cell office:value-type="float" office:value="175.028504289727" calcext:value-type="float">
            <text:p>175,028504289727</text:p>
          </table:table-cell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2137384828269" calcext:value-type="float">
            <text:p>0,009213738482827</text:p>
          </table:table-cell>
          <table:table-cell office:value-type="float" office:value="0.0331249585938018" calcext:value-type="float">
            <text:p>0,033124958593802</text:p>
          </table:table-cell>
          <table:table-cell office:value-type="float" office:value="1.03909745112819" calcext:value-type="float">
            <text:p>1,03909745112819</text:p>
          </table:table-cell>
          <table:table-cell office:value-type="float" office:value="0.0622499221875973" calcext:value-type="float">
            <text:p>0,062249922187597</text:p>
          </table:table-cell>
          <table:table-cell office:value-type="float" office:value="13.583405569439" calcext:value-type="float">
            <text:p>13,583405569439</text:p>
          </table:table-cell>
          <table:table-cell office:value-type="float" office:value="12.7002865963096" calcext:value-type="float">
            <text:p>12,7002865963096</text:p>
          </table:table-cell>
          <table:table-cell office:value-type="float" office:value="13.4390982021972" calcext:value-type="float">
            <text:p>13,4390982021972</text:p>
          </table:table-cell>
          <table:table-cell office:value-type="float" office:value="13.5455026652134" calcext:value-type="float">
            <text:p>13,5455026652134</text:p>
          </table:table-cell>
          <table:table-cell office:value-type="float" office:value="12.6987650024871" calcext:value-type="float">
            <text:p>12,6987650024871</text:p>
          </table:table-cell>
          <table:table-cell office:value-type="float" office:value="13.4390980383193" calcext:value-type="float">
            <text:p>13,4390980383193</text:p>
          </table:table-cell>
          <table:table-cell office:value-type="float" office:value="-1.36836471171627" calcext:value-type="float">
            <text:p>-1,36836471171627</text:p>
          </table:table-cell>
          <table:table-cell office:value-type="float" office:value="-1.31573509780534" calcext:value-type="float">
            <text:p>-1,31573509780534</text:p>
          </table:table-cell>
          <table:table-cell office:value-type="float" office:value="-1.40666254969349" calcext:value-type="float">
            <text:p>-1,40666254969349</text:p>
          </table:table-cell>
          <table:table-cell office:value-type="float" office:value="0.00503388276862057" calcext:value-type="float">
            <text:p>0,005033882768621</text:p>
          </table:table-cell>
          <table:table-cell office:value-type="float" office:value="0.00437559829036094" calcext:value-type="float">
            <text:p>0,004375598290361</text:p>
          </table:table-cell>
          <table:table-cell office:value-type="float" office:value="0.00624895299811599" calcext:value-type="float">
            <text:p>0,006248952998116</text:p>
          </table:table-cell>
          <table:table-cell office:value-type="float" office:value="0.990258076707227" calcext:value-type="float">
            <text:p>0,990258076707227</text:p>
          </table:table-cell>
          <table:table-cell office:value-type="float" office:value="0.990412942669516" calcext:value-type="float">
            <text:p>0,990412942669516</text:p>
          </table:table-cell>
          <table:table-cell office:value-type="float" office:value="0.989380933262441" calcext:value-type="float">
            <text:p>0,98938093326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office:value-type="float" office:value="-2.92517009353738" calcext:value-type="float">
            <text:p>-2,92517009353738</text:p>
          </table:table-cell>
          <table:table-cell office:value-type="float" office:value="4.05063118671102" calcext:value-type="float">
            <text:p>4,05063118671102</text:p>
          </table:table-cell>
          <table:table-cell office:value-type="float" office:value="652.518253102184" calcext:value-type="float">
            <text:p>652,518253102184</text:p>
          </table:table-cell>
          <table:table-cell table:number-columns-repeated="2" office:value-type="float" office:value="5.04391286093235" calcext:value-type="float">
            <text:p>5,04391286093235</text:p>
          </table:table-cell>
          <table:table-cell office:value-type="float" office:value="664.903254675691" calcext:value-type="float">
            <text:p>664,903254675691</text:p>
          </table:table-cell>
          <table:table-cell office:value-type="float" office:value="4.10906764029911" calcext:value-type="float">
            <text:p>4,10906764029911</text:p>
          </table:table-cell>
          <table:table-cell office:value-type="float" office:value="3.00556882102588" calcext:value-type="float">
            <text:p>3,00556882102588</text:p>
          </table:table-cell>
          <table:table-cell office:value-type="float" office:value="127.735145699224" calcext:value-type="float">
            <text:p>127,735145699224</text:p>
          </table:table-cell>
          <table:table-cell office:value-type="float" office:value="10.9564244963296" calcext:value-type="float">
            <text:p>10,9564244963296</text:p>
          </table:table-cell>
          <table:table-cell office:value-type="float" office:value="33.5294941470469" calcext:value-type="float">
            <text:p>33,5294941470469</text:p>
          </table:table-cell>
          <table:table-cell office:value-type="float" office:value="259.213650169303" calcext:value-type="float">
            <text:p>259,213650169303</text:p>
          </table:table-cell>
          <table:table-cell office:value-type="float" office:value="0.212829536321608" calcext:value-type="float">
            <text:p>0,212829536321608</text:p>
          </table:table-cell>
          <table:table-cell office:value-type="float" office:value="1.37894206188993" calcext:value-type="float">
            <text:p>1,37894206188993</text:p>
          </table:table-cell>
          <table:table-cell office:value-type="float" office:value="2.61282135808912" calcext:value-type="float">
            <text:p>2,6128213580891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5989" calcext:value-type="float">
            <text:p>15989</text:p>
          </table:table-cell>
          <table:table-cell office:value-type="float" office:value="0.00473999407500741" calcext:value-type="float">
            <text:p>0,004739994075007</text:p>
          </table:table-cell>
          <table:table-cell office:value-type="float" office:value="0.214999731250336" calcext:value-type="float">
            <text:p>0,214999731250336</text:p>
          </table:table-cell>
          <table:table-cell office:value-type="float" office:value="9.76117779852775" calcext:value-type="float">
            <text:p>9,76117779852775</text:p>
          </table:table-cell>
          <table:table-cell office:value-type="float" office:value="14.9087313640858" calcext:value-type="float">
            <text:p>14,9087313640858</text:p>
          </table:table-cell>
          <table:table-cell office:value-type="float" office:value="15.3521028817283" calcext:value-type="float">
            <text:p>15,3521028817283</text:p>
          </table:table-cell>
          <table:table-cell office:value-type="float" office:value="13.9176375195005" calcext:value-type="float">
            <text:p>13,9176375195005</text:p>
          </table:table-cell>
          <table:table-cell office:value-type="float" office:value="14.9375552245608" calcext:value-type="float">
            <text:p>14,9375552245608</text:p>
          </table:table-cell>
          <table:table-cell office:value-type="float" office:value="15.3520983256936" calcext:value-type="float">
            <text:p>15,3520983256936</text:p>
          </table:table-cell>
          <table:table-cell office:value-type="float" office:value="13.8365709624424" calcext:value-type="float">
            <text:p>13,8365709624424</text:p>
          </table:table-cell>
          <table:table-cell office:value-type="float" office:value="14.8682727567449" calcext:value-type="float">
            <text:p>14,8682727567449</text:p>
          </table:table-cell>
          <table:table-cell office:value-type="float" office:value="-1.44156071549809" calcext:value-type="float">
            <text:p>-1,44156071549809</text:p>
          </table:table-cell>
          <table:table-cell office:value-type="float" office:value="-1.42520732308175" calcext:value-type="float">
            <text:p>-1,42520732308175</text:p>
          </table:table-cell>
          <table:table-cell office:value-type="float" office:value="-1.42401287433623" calcext:value-type="float">
            <text:p>-1,42401287433623</text:p>
          </table:table-cell>
          <table:table-cell office:value-type="float" office:value="-0.00202217239308993" calcext:value-type="float">
            <text:p>-0,00202217239309</text:p>
          </table:table-cell>
          <table:table-cell office:value-type="float" office:value="-0.00108800179367688" calcext:value-type="float">
            <text:p>-0,001088001793677</text:p>
          </table:table-cell>
          <table:table-cell office:value-type="float" office:value="0.000622992623187576" calcext:value-type="float">
            <text:p>0,000622992623188</text:p>
          </table:table-cell>
          <table:table-cell office:value-type="float" office:value="-0.529130174665264" calcext:value-type="float">
            <text:p>-0,529130174665264</text:p>
          </table:table-cell>
          <table:table-cell office:value-type="float" office:value="-0.486648848396632" calcext:value-type="float">
            <text:p>-0,486648848396632</text:p>
          </table:table-cell>
          <table:table-cell office:value-type="float" office:value="-0.471768146685366" calcext:value-type="float">
            <text:p>-0,47176814668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-1.44227694715382" calcext:value-type="float">
            <text:p>-1,44227694715382</text:p>
          </table:table-cell>
          <table:table-cell office:value-type="float" office:value="3.48056189929763" calcext:value-type="float">
            <text:p>3,48056189929763</text:p>
          </table:table-cell>
          <table:table-cell office:value-type="float" office:value="723.676214154732" calcext:value-type="float">
            <text:p>723,676214154732</text:p>
          </table:table-cell>
          <table:table-cell table:number-columns-repeated="2" office:value-type="float" office:value="4.62172906491992" calcext:value-type="float">
            <text:p>4,62172906491992</text:p>
          </table:table-cell>
          <table:table-cell office:value-type="float" office:value="781.923924509265" calcext:value-type="float">
            <text:p>781,923924509265</text:p>
          </table:table-cell>
          <table:table-cell office:value-type="float" office:value="4.39092436250435" calcext:value-type="float">
            <text:p>4,39092436250435</text:p>
          </table:table-cell>
          <table:table-cell office:value-type="float" office:value="3.04073484780953" calcext:value-type="float">
            <text:p>3,04073484780953</text:p>
          </table:table-cell>
          <table:table-cell office:value-type="float" office:value="296.138077231963" calcext:value-type="float">
            <text:p>296,138077231963</text:p>
          </table:table-cell>
          <table:table-cell office:value-type="float" office:value="69.5913507355598" calcext:value-type="float">
            <text:p>69,5913507355598</text:p>
          </table:table-cell>
          <table:table-cell office:value-type="float" office:value="267.242238803163" calcext:value-type="float">
            <text:p>267,242238803163</text:p>
          </table:table-cell>
          <table:table-cell office:value-type="float" office:value="6037.84681620398" calcext:value-type="float">
            <text:p>6037,84681620398</text:p>
          </table:table-cell>
          <table:table-cell office:value-type="float" office:value="0.463211892366834" calcext:value-type="float">
            <text:p>0,463211892366834</text:p>
          </table:table-cell>
          <table:table-cell office:value-type="float" office:value="7.87159146097974" calcext:value-type="float">
            <text:p>7,87159146097974</text:p>
          </table:table-cell>
          <table:table-cell office:value-type="float" office:value="65.1446299860122" calcext:value-type="float">
            <text:p>65,1446299860122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34770" calcext:value-type="float">
            <text:p>34770</text:p>
          </table:table-cell>
          <table:table-cell office:value-type="float" office:value="0.028132464834419" calcext:value-type="float">
            <text:p>0,028132464834419</text:p>
          </table:table-cell>
          <table:table-cell office:value-type="float" office:value="0.173249783437771" calcext:value-type="float">
            <text:p>0,173249783437771</text:p>
          </table:table-cell>
          <table:table-cell office:value-type="float" office:value="24.7703415370731" calcext:value-type="float">
            <text:p>24,7703415370731</text:p>
          </table:table-cell>
          <table:table-cell office:value-type="float" office:value="26.7984665019169" calcext:value-type="float">
            <text:p>26,7984665019169</text:p>
          </table:table-cell>
          <table:table-cell office:value-type="float" office:value="15.6614705455115" calcext:value-type="float">
            <text:p>15,6614705455115</text:p>
          </table:table-cell>
          <table:table-cell office:value-type="float" office:value="15.0781245787631" calcext:value-type="float">
            <text:p>15,0781245787631</text:p>
          </table:table-cell>
          <table:table-cell office:value-type="float" office:value="15.8443906065872" calcext:value-type="float">
            <text:p>15,8443906065872</text:p>
          </table:table-cell>
          <table:table-cell office:value-type="float" office:value="15.6023587111138" calcext:value-type="float">
            <text:p>15,6023587111138</text:p>
          </table:table-cell>
          <table:table-cell office:value-type="float" office:value="15.0617610141474" calcext:value-type="float">
            <text:p>15,0617610141474</text:p>
          </table:table-cell>
          <table:table-cell office:value-type="float" office:value="15.8249264736094" calcext:value-type="float">
            <text:p>15,8249264736094</text:p>
          </table:table-cell>
          <table:table-cell office:value-type="float" office:value="-0.990929279149635" calcext:value-type="float">
            <text:p>-0,990929279149635</text:p>
          </table:table-cell>
          <table:table-cell office:value-type="float" office:value="-1.43300635818057" calcext:value-type="float">
            <text:p>-1,43300635818057</text:p>
          </table:table-cell>
          <table:table-cell office:value-type="float" office:value="-1.21903238317629" calcext:value-type="float">
            <text:p>-1,21903238317629</text:p>
          </table:table-cell>
          <table:table-cell office:value-type="float" office:value="0.0381369756527371" calcext:value-type="float">
            <text:p>0,038136975652737</text:p>
          </table:table-cell>
          <table:table-cell office:value-type="float" office:value="-0.0049774994294102" calcext:value-type="float">
            <text:p>-0,00497749942941</text:p>
          </table:table-cell>
          <table:table-cell office:value-type="float" office:value="0.00114405675823423" calcext:value-type="float">
            <text:p>0,001144056758234</text:p>
          </table:table-cell>
          <table:table-cell office:value-type="float" office:value="0.96644127349452" calcext:value-type="float">
            <text:p>0,96644127349452</text:p>
          </table:table-cell>
          <table:table-cell office:value-type="float" office:value="0.976896119562088" calcext:value-type="float">
            <text:p>0,976896119562088</text:p>
          </table:table-cell>
          <table:table-cell office:value-type="float" office:value="0.974140378997661" calcext:value-type="float">
            <text:p>0,97414037899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-1.43831820210225" calcext:value-type="float">
            <text:p>-1,43831820210225</text:p>
          </table:table-cell>
          <table:table-cell office:value-type="float" office:value="2.7523865595168" calcext:value-type="float">
            <text:p>2,7523865595168</text:p>
          </table:table-cell>
          <table:table-cell office:value-type="float" office:value="794.237014703732" calcext:value-type="float">
            <text:p>794,237014703732</text:p>
          </table:table-cell>
          <table:table-cell table:number-columns-repeated="2" office:value-type="float" office:value="3.48474745436007" calcext:value-type="float">
            <text:p>3,48474745436007</text:p>
          </table:table-cell>
          <table:table-cell office:value-type="float" office:value="811.366927758111" calcext:value-type="float">
            <text:p>811,366927758111</text:p>
          </table:table-cell>
          <table:table-cell office:value-type="float" office:value="3.1740676694378" calcext:value-type="float">
            <text:p>3,1740676694378</text:p>
          </table:table-cell>
          <table:table-cell office:value-type="float" office:value="2.13724894377334" calcext:value-type="float">
            <text:p>2,13724894377334</text:p>
          </table:table-cell>
          <table:table-cell office:value-type="float" office:value="165.84286518913" calcext:value-type="float">
            <text:p>165,84286518913</text:p>
          </table:table-cell>
          <table:table-cell office:value-type="float" office:value="39.8625797297386" calcext:value-type="float">
            <text:p>39,8625797297386</text:p>
          </table:table-cell>
          <table:table-cell office:value-type="float" office:value="181.074863713522" calcext:value-type="float">
            <text:p>181,074863713522</text:p>
          </table:table-cell>
          <table:table-cell office:value-type="float" office:value="169.815149973032" calcext:value-type="float">
            <text:p>169,815149973032</text:p>
          </table:table-cell>
          <table:table-cell office:value-type="float" office:value="0.533697111678644" calcext:value-type="float">
            <text:p>0,533697111678644</text:p>
          </table:table-cell>
          <table:table-cell office:value-type="float" office:value="2.56720349944411" calcext:value-type="float">
            <text:p>2,56720349944411</text:p>
          </table:table-cell>
          <table:table-cell office:value-type="float" office:value="1.51380391054688" calcext:value-type="float">
            <text:p>1,51380391054688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18725" calcext:value-type="float">
            <text:p>18725</text:p>
          </table:table-cell>
          <table:table-cell office:value-type="float" office:value="0.000282499646875441" calcext:value-type="float">
            <text:p>0,000282499646875</text:p>
          </table:table-cell>
          <table:table-cell office:value-type="float" office:value="0.000499999375000781" calcext:value-type="float">
            <text:p>0,000499999375001</text:p>
          </table:table-cell>
          <table:table-cell office:value-type="float" office:value="67.465794417757" calcext:value-type="float">
            <text:p>67,465794417757</text:p>
          </table:table-cell>
          <table:table-cell office:value-type="float" office:value="50.696561629298" calcext:value-type="float">
            <text:p>50,696561629298</text:p>
          </table:table-cell>
          <table:table-cell office:value-type="float" office:value="16.4225662313826" calcext:value-type="float">
            <text:p>16,4225662313826</text:p>
          </table:table-cell>
          <table:table-cell office:value-type="float" office:value="16.1346240920693" calcext:value-type="float">
            <text:p>16,1346240920693</text:p>
          </table:table-cell>
          <table:table-cell office:value-type="float" office:value="16.2545451639596" calcext:value-type="float">
            <text:p>16,2545451639596</text:p>
          </table:table-cell>
          <table:table-cell office:value-type="float" office:value="16.3657743531093" calcext:value-type="float">
            <text:p>16,3657743531093</text:p>
          </table:table-cell>
          <table:table-cell office:value-type="float" office:value="16.1189760413431" calcext:value-type="float">
            <text:p>16,1189760413431</text:p>
          </table:table-cell>
          <table:table-cell office:value-type="float" office:value="16.23561957305" calcext:value-type="float">
            <text:p>16,23561957305</text:p>
          </table:table-cell>
          <table:table-cell office:value-type="float" office:value="-1.43484417260593" calcext:value-type="float">
            <text:p>-1,43484417260593</text:p>
          </table:table-cell>
          <table:table-cell office:value-type="float" office:value="-1.42572367510678" calcext:value-type="float">
            <text:p>-1,42572367510678</text:p>
          </table:table-cell>
          <table:table-cell office:value-type="float" office:value="-1.43722171173051" calcext:value-type="float">
            <text:p>-1,43722171173051</text:p>
          </table:table-cell>
          <table:table-cell office:value-type="float" office:value="0.00168425104488985" calcext:value-type="float">
            <text:p>0,00168425104489</text:p>
          </table:table-cell>
          <table:table-cell office:value-type="float" office:value="0.000864298583929876" calcext:value-type="float">
            <text:p>0,00086429858393</text:p>
          </table:table-cell>
          <table:table-cell office:value-type="float" office:value="-0.000369117853756351" calcext:value-type="float">
            <text:p>-0,000369117853756</text:p>
          </table:table-cell>
          <table:table-cell office:value-type="float" office:value="0.990003664004202" calcext:value-type="float">
            <text:p>0,990003664004202</text:p>
          </table:table-cell>
          <table:table-cell office:value-type="float" office:value="0.99325813486042" calcext:value-type="float">
            <text:p>0,99325813486042</text:p>
          </table:table-cell>
          <table:table-cell office:value-type="float" office:value="0.992729330436496" calcext:value-type="float">
            <text:p>0,992729330436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-1.45567193041009" calcext:value-type="float">
            <text:p>-1,45567193041009</text:p>
          </table:table-cell>
          <table:table-cell office:value-type="float" office:value="3.08225739717825" calcext:value-type="float">
            <text:p>3,08225739717825</text:p>
          </table:table-cell>
          <table:table-cell office:value-type="float" office:value="717.51615185481" calcext:value-type="float">
            <text:p>717,51615185481</text:p>
          </table:table-cell>
          <table:table-cell table:number-columns-repeated="2" office:value-type="float" office:value="4.60438239610683" calcext:value-type="float">
            <text:p>4,60438239610683</text:p>
          </table:table-cell>
          <table:table-cell office:value-type="float" office:value="946.104511746227" calcext:value-type="float">
            <text:p>946,104511746227</text:p>
          </table:table-cell>
          <table:table-cell office:value-type="float" office:value="4.36822120325821" calcext:value-type="float">
            <text:p>4,36822120325821</text:p>
          </table:table-cell>
          <table:table-cell office:value-type="float" office:value="3.42053016170277" calcext:value-type="float">
            <text:p>3,42053016170277</text:p>
          </table:table-cell>
          <table:table-cell office:value-type="float" office:value="616.671970316498" calcext:value-type="float">
            <text:p>616,671970316498</text:p>
          </table:table-cell>
          <table:table-cell office:value-type="float" office:value="229.26456074647" calcext:value-type="float">
            <text:p>229,26456074647</text:p>
          </table:table-cell>
          <table:table-cell office:value-type="float" office:value="557.577498057443" calcext:value-type="float">
            <text:p>557,577498057443</text:p>
          </table:table-cell>
          <table:table-cell office:value-type="float" office:value="2084.58975589514" calcext:value-type="float">
            <text:p>2084,58975589514</text:p>
          </table:table-cell>
          <table:table-cell office:value-type="float" office:value="0.420360734096861" calcext:value-type="float">
            <text:p>0,420360734096861</text:p>
          </table:table-cell>
          <table:table-cell office:value-type="float" office:value="14.4204072968569" calcext:value-type="float">
            <text:p>14,4204072968569</text:p>
          </table:table-cell>
          <table:table-cell office:value-type="float" office:value="41.2803523537178" calcext:value-type="float">
            <text:p>41,2803523537178</text:p>
          </table:table-cell>
          <table:table-cell office:value-type="float" office:value="-234" calcext:value-type="float">
            <text:p>-2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48642" calcext:value-type="float">
            <text:p>48642</text:p>
          </table:table-cell>
          <table:table-cell office:value-type="float" office:value="0.0768874038907451" calcext:value-type="float">
            <text:p>0,076887403890745</text:p>
          </table:table-cell>
          <table:table-cell office:value-type="float" office:value="0.44787444015695" calcext:value-type="float">
            <text:p>0,44787444015695</text:p>
          </table:table-cell>
          <table:table-cell office:value-type="float" office:value="31.9803975245031" calcext:value-type="float">
            <text:p>31,9803975245031</text:p>
          </table:table-cell>
          <table:table-cell office:value-type="float" office:value="17.8631026711217" calcext:value-type="float">
            <text:p>17,8631026711217</text:p>
          </table:table-cell>
          <table:table-cell office:value-type="float" office:value="15.5777951076324" calcext:value-type="float">
            <text:p>15,5777951076324</text:p>
          </table:table-cell>
          <table:table-cell office:value-type="float" office:value="14.9275893971144" calcext:value-type="float">
            <text:p>14,9275893971144</text:p>
          </table:table-cell>
          <table:table-cell office:value-type="float" office:value="15.8749968891522" calcext:value-type="float">
            <text:p>15,8749968891522</text:p>
          </table:table-cell>
          <table:table-cell office:value-type="float" office:value="15.5191929588289" calcext:value-type="float">
            <text:p>15,5191929588289</text:p>
          </table:table-cell>
          <table:table-cell office:value-type="float" office:value="14.9111653193552" calcext:value-type="float">
            <text:p>14,9111653193552</text:p>
          </table:table-cell>
          <table:table-cell office:value-type="float" office:value="15.8545338761802" calcext:value-type="float">
            <text:p>15,8545338761802</text:p>
          </table:table-cell>
          <table:table-cell office:value-type="float" office:value="0.160759570661295" calcext:value-type="float">
            <text:p>0,160759570661295</text:p>
          </table:table-cell>
          <table:table-cell office:value-type="float" office:value="-1.30737310626801" calcext:value-type="float">
            <text:p>-1,30737310626801</text:p>
          </table:table-cell>
          <table:table-cell office:value-type="float" office:value="-0.100531773123299" calcext:value-type="float">
            <text:p>-0,100531773123299</text:p>
          </table:table-cell>
          <table:table-cell office:value-type="float" office:value="0.0266085302434286" calcext:value-type="float">
            <text:p>0,026608530243429</text:p>
          </table:table-cell>
          <table:table-cell office:value-type="float" office:value="-0.00686660446382893" calcext:value-type="float">
            <text:p>-0,006866604463829</text:p>
          </table:table-cell>
          <table:table-cell office:value-type="float" office:value="0.000781812682582029" calcext:value-type="float">
            <text:p>0,000781812682582</text:p>
          </table:table-cell>
          <table:table-cell office:value-type="float" office:value="0.953614958831912" calcext:value-type="float">
            <text:p>0,953614958831912</text:p>
          </table:table-cell>
          <table:table-cell office:value-type="float" office:value="0.963181526955031" calcext:value-type="float">
            <text:p>0,963181526955031</text:p>
          </table:table-cell>
          <table:table-cell office:value-type="float" office:value="0.941200684837158" calcext:value-type="float">
            <text:p>0,941200684837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-2.2586996766254" calcext:value-type="float">
            <text:p>-2,2586996766254</text:p>
          </table:table-cell>
          <table:table-cell office:value-type="float" office:value="3.51349310813361" calcext:value-type="float">
            <text:p>3,51349310813361</text:p>
          </table:table-cell>
          <table:table-cell office:value-type="float" office:value="769.939132576084" calcext:value-type="float">
            <text:p>769,939132576084</text:p>
          </table:table-cell>
          <table:table-cell table:number-columns-repeated="2" office:value-type="float" office:value="4.37574034491542" calcext:value-type="float">
            <text:p>4,37574034491542</text:p>
          </table:table-cell>
          <table:table-cell office:value-type="float" office:value="776.873008736248" calcext:value-type="float">
            <text:p>776,873008736248</text:p>
          </table:table-cell>
          <table:table-cell office:value-type="float" office:value="3.74771654970501" calcext:value-type="float">
            <text:p>3,74771654970501</text:p>
          </table:table-cell>
          <table:table-cell office:value-type="float" office:value="2.60815447111902" calcext:value-type="float">
            <text:p>2,60815447111902</text:p>
          </table:table-cell>
          <table:table-cell office:value-type="float" office:value="103.563525581632" calcext:value-type="float">
            <text:p>103,563525581632</text:p>
          </table:table-cell>
          <table:table-cell office:value-type="float" office:value="27.5742917446951" calcext:value-type="float">
            <text:p>27,5742917446951</text:p>
          </table:table-cell>
          <table:table-cell office:value-type="float" office:value="108.36964452048" calcext:value-type="float">
            <text:p>108,36964452048</text:p>
          </table:table-cell>
          <table:table-cell office:value-type="float" office:value="2075.23233888316" calcext:value-type="float">
            <text:p>2075,23233888316</text:p>
          </table:table-cell>
          <table:table-cell office:value-type="float" office:value="0.410844336364571" calcext:value-type="float">
            <text:p>0,410844336364571</text:p>
          </table:table-cell>
          <table:table-cell office:value-type="float" office:value="1.93443184814693" calcext:value-type="float">
            <text:p>1,93443184814693</text:p>
          </table:table-cell>
          <table:table-cell office:value-type="float" office:value="10.6361466078983" calcext:value-type="float">
            <text:p>10,636146607898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1677" calcext:value-type="float">
            <text:p>21677</text:p>
          </table:table-cell>
          <table:table-cell office:value-type="float" office:value="0.000439999450000687" calcext:value-type="float">
            <text:p>0,000439999450001</text:p>
          </table:table-cell>
          <table:table-cell office:value-type="float" office:value="0.011499985625018" calcext:value-type="float">
            <text:p>0,011499985625018</text:p>
          </table:table-cell>
          <table:table-cell office:value-type="float" office:value="30.2940158824801" calcext:value-type="float">
            <text:p>30,2940158824801</text:p>
          </table:table-cell>
          <table:table-cell office:value-type="float" office:value="36.029579963025" calcext:value-type="float">
            <text:p>36,029579963025</text:p>
          </table:table-cell>
          <table:table-cell office:value-type="float" office:value="15.325970487812" calcext:value-type="float">
            <text:p>15,325970487812</text:p>
          </table:table-cell>
          <table:table-cell office:value-type="float" office:value="16.1986091071526" calcext:value-type="float">
            <text:p>16,1986091071526</text:p>
          </table:table-cell>
          <table:table-cell office:value-type="float" office:value="16.5123839640577" calcext:value-type="float">
            <text:p>16,5123839640577</text:p>
          </table:table-cell>
          <table:table-cell office:value-type="float" office:value="15.2802116585355" calcext:value-type="float">
            <text:p>15,2802116585355</text:p>
          </table:table-cell>
          <table:table-cell office:value-type="float" office:value="16.0820546332525" calcext:value-type="float">
            <text:p>16,0820546332525</text:p>
          </table:table-cell>
          <table:table-cell office:value-type="float" office:value="16.489741604263" calcext:value-type="float">
            <text:p>16,489741604263</text:p>
          </table:table-cell>
          <table:table-cell office:value-type="float" office:value="-1.47655261012773" calcext:value-type="float">
            <text:p>-1,47655261012773</text:p>
          </table:table-cell>
          <table:table-cell office:value-type="float" office:value="-1.47285242423616" calcext:value-type="float">
            <text:p>-1,47285242423616</text:p>
          </table:table-cell>
          <table:table-cell office:value-type="float" office:value="-1.48114335460886" calcext:value-type="float">
            <text:p>-1,48114335460886</text:p>
          </table:table-cell>
          <table:table-cell office:value-type="float" office:value="-0.00268897673752515" calcext:value-type="float">
            <text:p>-0,002688976737525</text:p>
          </table:table-cell>
          <table:table-cell office:value-type="float" office:value="-0.00140504824900026" calcext:value-type="float">
            <text:p>-0,001405048249</text:p>
          </table:table-cell>
          <table:table-cell office:value-type="float" office:value="0.00110649369857191" calcext:value-type="float">
            <text:p>0,001106493698572</text:p>
          </table:table-cell>
          <table:table-cell office:value-type="float" office:value="0.997223415096316" calcext:value-type="float">
            <text:p>0,997223415096316</text:p>
          </table:table-cell>
          <table:table-cell office:value-type="float" office:value="0.997162199720186" calcext:value-type="float">
            <text:p>0,997162199720186</text:p>
          </table:table-cell>
          <table:table-cell office:value-type="float" office:value="0.996155767960826" calcext:value-type="float">
            <text:p>0,99615576796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office:value-type="float" office:value="-2.94724381594523" calcext:value-type="float">
            <text:p>-2,94724381594523</text:p>
          </table:table-cell>
          <table:table-cell office:value-type="float" office:value="3.2934608831739" calcext:value-type="float">
            <text:p>3,2934608831739</text:p>
          </table:table-cell>
          <table:table-cell office:value-type="float" office:value="526.902946371317" calcext:value-type="float">
            <text:p>526,902946371317</text:p>
          </table:table-cell>
          <table:table-cell table:number-columns-repeated="2" office:value-type="float" office:value="4.0167162997264" calcext:value-type="float">
            <text:p>4,0167162997264</text:p>
          </table:table-cell>
          <table:table-cell office:value-type="float" office:value="551.869841724113" calcext:value-type="float">
            <text:p>551,869841724113</text:p>
          </table:table-cell>
          <table:table-cell office:value-type="float" office:value="2.72905912758597" calcext:value-type="float">
            <text:p>2,72905912758597</text:p>
          </table:table-cell>
          <table:table-cell office:value-type="float" office:value="2.29937496800568" calcext:value-type="float">
            <text:p>2,29937496800568</text:p>
          </table:table-cell>
          <table:table-cell office:value-type="float" office:value="164.114616380816" calcext:value-type="float">
            <text:p>164,114616380816</text:p>
          </table:table-cell>
          <table:table-cell office:value-type="float" office:value="290.280782663058" calcext:value-type="float">
            <text:p>290,280782663058</text:p>
          </table:table-cell>
          <table:table-cell office:value-type="float" office:value="540.151342157193" calcext:value-type="float">
            <text:p>540,151342157193</text:p>
          </table:table-cell>
          <table:table-cell office:value-type="float" office:value="15378.8055183037" calcext:value-type="float">
            <text:p>15378,8055183037</text:p>
          </table:table-cell>
          <table:table-cell office:value-type="float" office:value="-0.0858967214562843" calcext:value-type="float">
            <text:p>-0,085896721456284</text:p>
          </table:table-cell>
          <table:table-cell office:value-type="float" office:value="6.91455148617422" calcext:value-type="float">
            <text:p>6,91455148617422</text:p>
          </table:table-cell>
          <table:table-cell office:value-type="float" office:value="67.988323287604" calcext:value-type="float">
            <text:p>67,988323287604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567499290625887" calcext:value-type="float">
            <text:p>0,005674992906259</text:p>
          </table:table-cell>
          <table:table-cell office:value-type="float" office:value="0.0396249504688119" calcext:value-type="float">
            <text:p>0,039624950468812</text:p>
          </table:table-cell>
          <table:table-cell office:value-type="float" office:value="1.34957956302555" calcext:value-type="float">
            <text:p>1,34957956302555</text:p>
          </table:table-cell>
          <table:table-cell office:value-type="float" office:value="2.43824695219131" calcext:value-type="float">
            <text:p>2,43824695219131</text:p>
          </table:table-cell>
          <table:table-cell office:value-type="float" office:value="13.4997200784663" calcext:value-type="float">
            <text:p>13,4997200784663</text:p>
          </table:table-cell>
          <table:table-cell office:value-type="float" office:value="12.5691027930425" calcext:value-type="float">
            <text:p>12,5691027930425</text:p>
          </table:table-cell>
          <table:table-cell office:value-type="float" office:value="13.663021596715" calcext:value-type="float">
            <text:p>13,663021596715</text:p>
          </table:table-cell>
          <table:table-cell office:value-type="float" office:value="13.4997102801276" calcext:value-type="float">
            <text:p>13,4997102801276</text:p>
          </table:table-cell>
          <table:table-cell office:value-type="float" office:value="12.4829854428864" calcext:value-type="float">
            <text:p>12,4829854428864</text:p>
          </table:table-cell>
          <table:table-cell office:value-type="float" office:value="13.5845588080689" calcext:value-type="float">
            <text:p>13,5845588080689</text:p>
          </table:table-cell>
          <table:table-cell office:value-type="float" office:value="-1.3551691030228" calcext:value-type="float">
            <text:p>-1,3551691030228</text:p>
          </table:table-cell>
          <table:table-cell office:value-type="float" office:value="-1.33785204444684" calcext:value-type="float">
            <text:p>-1,33785204444684</text:p>
          </table:table-cell>
          <table:table-cell office:value-type="float" office:value="-1.37274939900107" calcext:value-type="float">
            <text:p>-1,37274939900107</text:p>
          </table:table-cell>
          <table:table-cell office:value-type="float" office:value="-0.00297042220052441" calcext:value-type="float">
            <text:p>-0,002970422200524</text:p>
          </table:table-cell>
          <table:table-cell office:value-type="float" office:value="0.00133588607597665" calcext:value-type="float">
            <text:p>0,001335886075977</text:p>
          </table:table-cell>
          <table:table-cell office:value-type="float" office:value="0.00187840887190868" calcext:value-type="float">
            <text:p>0,001878408871909</text:p>
          </table:table-cell>
          <table:table-cell office:value-type="float" office:value="-0.527083873042007" calcext:value-type="float">
            <text:p>-0,527083873042007</text:p>
          </table:table-cell>
          <table:table-cell office:value-type="float" office:value="-0.493548580545945" calcext:value-type="float">
            <text:p>-0,493548580545945</text:p>
          </table:table-cell>
          <table:table-cell office:value-type="float" office:value="-0.466217448134347" calcext:value-type="float">
            <text:p>-0,466217448134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-2.14478356902054" calcext:value-type="float">
            <text:p>-2,14478356902054</text:p>
          </table:table-cell>
          <table:table-cell office:value-type="float" office:value="3.66861916422604" calcext:value-type="float">
            <text:p>3,66861916422604</text:p>
          </table:table-cell>
          <table:table-cell office:value-type="float" office:value="658.397475753155" calcext:value-type="float">
            <text:p>658,397475753155</text:p>
          </table:table-cell>
          <table:table-cell table:number-columns-repeated="2" office:value-type="float" office:value="4.58056192219531" calcext:value-type="float">
            <text:p>4,58056192219531</text:p>
          </table:table-cell>
          <table:table-cell office:value-type="float" office:value="665.937988957676" calcext:value-type="float">
            <text:p>665,937988957676</text:p>
          </table:table-cell>
          <table:table-cell office:value-type="float" office:value="4.04740051948471" calcext:value-type="float">
            <text:p>4,04740051948471</text:p>
          </table:table-cell>
          <table:table-cell office:value-type="float" office:value="2.74276884752233" calcext:value-type="float">
            <text:p>2,74276884752233</text:p>
          </table:table-cell>
          <table:table-cell office:value-type="float" office:value="99.9308213659172" calcext:value-type="float">
            <text:p>99,9308213659172</text:p>
          </table:table-cell>
          <table:table-cell office:value-type="float" office:value="26.918636951338" calcext:value-type="float">
            <text:p>26,918636951338</text:p>
          </table:table-cell>
          <table:table-cell office:value-type="float" office:value="117.842865964982" calcext:value-type="float">
            <text:p>117,842865964982</text:p>
          </table:table-cell>
          <table:table-cell office:value-type="float" office:value="4304.1317701732" calcext:value-type="float">
            <text:p>4304,1317701732</text:p>
          </table:table-cell>
          <table:table-cell office:value-type="float" office:value="0.416697320791034" calcext:value-type="float">
            <text:p>0,416697320791034</text:p>
          </table:table-cell>
          <table:table-cell office:value-type="float" office:value="2.10583157087321" calcext:value-type="float">
            <text:p>2,10583157087321</text:p>
          </table:table-cell>
          <table:table-cell office:value-type="float" office:value="18.7255664656985" calcext:value-type="float">
            <text:p>18,7255664656985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4845" calcext:value-type="float">
            <text:p>24845</text:p>
          </table:table-cell>
          <table:table-cell office:value-type="float" office:value="0.00310749611562986" calcext:value-type="float">
            <text:p>0,00310749611563</text:p>
          </table:table-cell>
          <table:table-cell office:value-type="float" office:value="0.0533749332813334" calcext:value-type="float">
            <text:p>0,053374933281333</text:p>
          </table:table-cell>
          <table:table-cell office:value-type="float" office:value="3.11901860122675" calcext:value-type="float">
            <text:p>3,11901860122675</text:p>
          </table:table-cell>
          <table:table-cell office:value-type="float" office:value="7.24011594985506" calcext:value-type="float">
            <text:p>7,24011594985506</text:p>
          </table:table-cell>
          <table:table-cell office:value-type="float" office:value="14.3453218076374" calcext:value-type="float">
            <text:p>14,3453218076374</text:p>
          </table:table-cell>
          <table:table-cell office:value-type="float" office:value="15.3305748006017" calcext:value-type="float">
            <text:p>15,3305748006017</text:p>
          </table:table-cell>
          <table:table-cell office:value-type="float" office:value="14.7506845356964" calcext:value-type="float">
            <text:p>14,7506845356964</text:p>
          </table:table-cell>
          <table:table-cell office:value-type="float" office:value="14.3038001835063" calcext:value-type="float">
            <text:p>14,3038001835063</text:p>
          </table:table-cell>
          <table:table-cell office:value-type="float" office:value="15.206091628919" calcext:value-type="float">
            <text:p>15,206091628919</text:p>
          </table:table-cell>
          <table:table-cell office:value-type="float" office:value="14.7234722460203" calcext:value-type="float">
            <text:p>14,7234722460203</text:p>
          </table:table-cell>
          <table:table-cell office:value-type="float" office:value="-1.46079915495494" calcext:value-type="float">
            <text:p>-1,46079915495494</text:p>
          </table:table-cell>
          <table:table-cell office:value-type="float" office:value="-1.4669361741938" calcext:value-type="float">
            <text:p>-1,4669361741938</text:p>
          </table:table-cell>
          <table:table-cell office:value-type="float" office:value="-1.47506892659743" calcext:value-type="float">
            <text:p>-1,47506892659743</text:p>
          </table:table-cell>
          <table:table-cell office:value-type="float" office:value="0.00289291679735808" calcext:value-type="float">
            <text:p>0,002892916797358</text:p>
          </table:table-cell>
          <table:table-cell office:value-type="float" office:value="0.00193056993884512" calcext:value-type="float">
            <text:p>0,001930569938845</text:p>
          </table:table-cell>
          <table:table-cell office:value-type="float" office:value="-0.0007427487097015" calcext:value-type="float">
            <text:p>-0,000742748709702</text:p>
          </table:table-cell>
          <table:table-cell office:value-type="float" office:value="0.993594965752259" calcext:value-type="float">
            <text:p>0,993594965752259</text:p>
          </table:table-cell>
          <table:table-cell office:value-type="float" office:value="0.994834856420624" calcext:value-type="float">
            <text:p>0,994834856420624</text:p>
          </table:table-cell>
          <table:table-cell office:value-type="float" office:value="0.99070870131258" calcext:value-type="float">
            <text:p>0,9907087013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-1.20572724284095" calcext:value-type="float">
            <text:p>-1,20572724284095</text:p>
          </table:table-cell>
          <table:table-cell office:value-type="float" office:value="1.73314908356365" calcext:value-type="float">
            <text:p>1,73314908356365</text:p>
          </table:table-cell>
          <table:table-cell office:value-type="float" office:value="521.834523956845" calcext:value-type="float">
            <text:p>521,834523956845</text:p>
          </table:table-cell>
          <table:table-cell table:number-columns-repeated="2" office:value-type="float" office:value="2.23853355708808" calcext:value-type="float">
            <text:p>2,23853355708808</text:p>
          </table:table-cell>
          <table:table-cell office:value-type="float" office:value="527.655259249502" calcext:value-type="float">
            <text:p>527,655259249502</text:p>
          </table:table-cell>
          <table:table-cell office:value-type="float" office:value="1.8860684775693" calcext:value-type="float">
            <text:p>1,8860684775693</text:p>
          </table:table-cell>
          <table:table-cell office:value-type="float" office:value="1.41676629701299" calcext:value-type="float">
            <text:p>1,41676629701299</text:p>
          </table:table-cell>
          <table:table-cell office:value-type="float" office:value="78.1588268872566" calcext:value-type="float">
            <text:p>78,1588268872566</text:p>
          </table:table-cell>
          <table:table-cell office:value-type="float" office:value="637.630883403113" calcext:value-type="float">
            <text:p>637,630883403113</text:p>
          </table:table-cell>
          <table:table-cell office:value-type="float" office:value="1919.62000252556" calcext:value-type="float">
            <text:p>1919,62000252556</text:p>
          </table:table-cell>
          <table:table-cell office:value-type="float" office:value="15279.3330875779" calcext:value-type="float">
            <text:p>15279,3330875779</text:p>
          </table:table-cell>
          <table:table-cell office:value-type="float" office:value="4.19030122663814" calcext:value-type="float">
            <text:p>4,19030122663814</text:p>
          </table:table-cell>
          <table:table-cell office:value-type="float" office:value="10.792784820524" calcext:value-type="float">
            <text:p>10,792784820524</text:p>
          </table:table-cell>
          <table:table-cell office:value-type="float" office:value="46.2790871409512" calcext:value-type="float">
            <text:p>46,2790871409512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6510" calcext:value-type="float">
            <text:p>26510</text:p>
          </table:table-cell>
          <table:table-cell office:value-type="float" office:value="0.00059499925625093" calcext:value-type="float">
            <text:p>0,000594999256251</text:p>
          </table:table-cell>
          <table:table-cell office:value-type="float" office:value="0.00399999500000625" calcext:value-type="float">
            <text:p>0,003999995000006</text:p>
          </table:table-cell>
          <table:table-cell office:value-type="float" office:value="0.062406171992285" calcext:value-type="float">
            <text:p>0,062406171992285</text:p>
          </table:table-cell>
          <table:table-cell office:value-type="float" office:value="0.0143749820312725" calcext:value-type="float">
            <text:p>0,014374982031273</text:p>
          </table:table-cell>
          <table:table-cell office:value-type="float" office:value="13.4456802177169" calcext:value-type="float">
            <text:p>13,4456802177169</text:p>
          </table:table-cell>
          <table:table-cell office:value-type="float" office:value="12.7095342886619" calcext:value-type="float">
            <text:p>12,7095342886619</text:p>
          </table:table-cell>
          <table:table-cell office:value-type="float" office:value="13.3983560784549" calcext:value-type="float">
            <text:p>13,3983560784549</text:p>
          </table:table-cell>
          <table:table-cell office:value-type="float" office:value="13.4076868833555" calcext:value-type="float">
            <text:p>13,4076868833555</text:p>
          </table:table-cell>
          <table:table-cell office:value-type="float" office:value="12.7083660695349" calcext:value-type="float">
            <text:p>12,7083660695349</text:p>
          </table:table-cell>
          <table:table-cell office:value-type="float" office:value="13.3983357580038" calcext:value-type="float">
            <text:p>13,3983357580038</text:p>
          </table:table-cell>
          <table:table-cell office:value-type="float" office:value="-1.46421887009757" calcext:value-type="float">
            <text:p>-1,46421887009757</text:p>
          </table:table-cell>
          <table:table-cell office:value-type="float" office:value="-1.46482656591974" calcext:value-type="float">
            <text:p>-1,46482656591974</text:p>
          </table:table-cell>
          <table:table-cell office:value-type="float" office:value="-1.47085116649399" calcext:value-type="float">
            <text:p>-1,47085116649399</text:p>
          </table:table-cell>
          <table:table-cell office:value-type="float" office:value="0.00595325032483141" calcext:value-type="float">
            <text:p>0,005953250324831</text:p>
          </table:table-cell>
          <table:table-cell office:value-type="float" office:value="0.000228970576141175" calcext:value-type="float">
            <text:p>0,000228970576141</text:p>
          </table:table-cell>
          <table:table-cell office:value-type="float" office:value="0.00517066810505529" calcext:value-type="float">
            <text:p>0,005170668105055</text:p>
          </table:table-cell>
          <table:table-cell office:value-type="float" office:value="0.997057408459013" calcext:value-type="float">
            <text:p>0,997057408459013</text:p>
          </table:table-cell>
          <table:table-cell office:value-type="float" office:value="0.996844507310994" calcext:value-type="float">
            <text:p>0,996844507310994</text:p>
          </table:table-cell>
          <table:table-cell office:value-type="float" office:value="0.996453604556821" calcext:value-type="float">
            <text:p>0,99645360455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-2.16114104857369" calcext:value-type="float">
            <text:p>-2,16114104857369</text:p>
          </table:table-cell>
          <table:table-cell office:value-type="float" office:value="3.11220235974705" calcext:value-type="float">
            <text:p>3,11220235974705</text:p>
          </table:table-cell>
          <table:table-cell office:value-type="float" office:value="645.514291857135" calcext:value-type="float">
            <text:p>645,514291857135</text:p>
          </table:table-cell>
          <table:table-cell table:number-columns-repeated="2" office:value-type="float" office:value="3.88156153073091" calcext:value-type="float">
            <text:p>3,88156153073091</text:p>
          </table:table-cell>
          <table:table-cell office:value-type="float" office:value="653.164349677143" calcext:value-type="float">
            <text:p>653,164349677143</text:p>
          </table:table-cell>
          <table:table-cell office:value-type="float" office:value="3.22428120439578" calcext:value-type="float">
            <text:p>3,22428120439578</text:p>
          </table:table-cell>
          <table:table-cell office:value-type="float" office:value="2.31963712438713" calcext:value-type="float">
            <text:p>2,31963712438713</text:p>
          </table:table-cell>
          <table:table-cell office:value-type="float" office:value="99.6743030943618" calcext:value-type="float">
            <text:p>99,6743030943618</text:p>
          </table:table-cell>
          <table:table-cell office:value-type="float" office:value="86.8915820361989" calcext:value-type="float">
            <text:p>86,8915820361989</text:p>
          </table:table-cell>
          <table:table-cell office:value-type="float" office:value="301.389751782669" calcext:value-type="float">
            <text:p>301,389751782669</text:p>
          </table:table-cell>
          <table:table-cell office:value-type="float" office:value="7474.70594963333" calcext:value-type="float">
            <text:p>7474,70594963333</text:p>
          </table:table-cell>
          <table:table-cell office:value-type="float" office:value="0.98305116934738" calcext:value-type="float">
            <text:p>0,98305116934738</text:p>
          </table:table-cell>
          <table:table-cell office:value-type="float" office:value="3.37390021778263" calcext:value-type="float">
            <text:p>3,37390021778263</text:p>
          </table:table-cell>
          <table:table-cell office:value-type="float" office:value="28.661632337113" calcext:value-type="float">
            <text:p>28,661632337113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8229" calcext:value-type="float">
            <text:p>28229</text:p>
          </table:table-cell>
          <table:table-cell office:value-type="float" office:value="0.00212999733750333" calcext:value-type="float">
            <text:p>0,002129997337503</text:p>
          </table:table-cell>
          <table:table-cell office:value-type="float" office:value="0.0231249710937861" calcext:value-type="float">
            <text:p>0,023124971093786</text:p>
          </table:table-cell>
          <table:table-cell office:value-type="float" office:value="2.06330242087197" calcext:value-type="float">
            <text:p>2,06330242087197</text:p>
          </table:table-cell>
          <table:table-cell office:value-type="float" office:value="5.55824305219619" calcext:value-type="float">
            <text:p>5,55824305219619</text:p>
          </table:table-cell>
          <table:table-cell office:value-type="float" office:value="14.0427982343183" calcext:value-type="float">
            <text:p>14,0427982343183</text:p>
          </table:table-cell>
          <table:table-cell office:value-type="float" office:value="14.8966596964525" calcext:value-type="float">
            <text:p>14,8966596964525</text:p>
          </table:table-cell>
          <table:table-cell office:value-type="float" office:value="15.0467152393953" calcext:value-type="float">
            <text:p>15,0467152393953</text:p>
          </table:table-cell>
          <table:table-cell office:value-type="float" office:value="14.0011072854356" calcext:value-type="float">
            <text:p>14,0011072854356</text:p>
          </table:table-cell>
          <table:table-cell office:value-type="float" office:value="14.7675453560673" calcext:value-type="float">
            <text:p>14,7675453560673</text:p>
          </table:table-cell>
          <table:table-cell office:value-type="float" office:value="15.0211236994158" calcext:value-type="float">
            <text:p>15,0211236994158</text:p>
          </table:table-cell>
          <table:table-cell office:value-type="float" office:value="-1.4626649364776" calcext:value-type="float">
            <text:p>-1,4626649364776</text:p>
          </table:table-cell>
          <table:table-cell office:value-type="float" office:value="-1.46889793823097" calcext:value-type="float">
            <text:p>-1,46889793823097</text:p>
          </table:table-cell>
          <table:table-cell office:value-type="float" office:value="-1.48391745157908" calcext:value-type="float">
            <text:p>-1,48391745157908</text:p>
          </table:table-cell>
          <table:table-cell office:value-type="float" office:value="-0.000257281794996717" calcext:value-type="float">
            <text:p>-0,000257281794997</text:p>
          </table:table-cell>
          <table:table-cell office:value-type="float" office:value="0.00281677242354706" calcext:value-type="float">
            <text:p>0,002816772423547</text:p>
          </table:table-cell>
          <table:table-cell office:value-type="float" office:value="0.000516582110929798" calcext:value-type="float">
            <text:p>0,00051658211093</text:p>
          </table:table-cell>
          <table:table-cell office:value-type="float" office:value="0.995191277561313" calcext:value-type="float">
            <text:p>0,995191277561313</text:p>
          </table:table-cell>
          <table:table-cell office:value-type="float" office:value="0.995436035413141" calcext:value-type="float">
            <text:p>0,995436035413141</text:p>
          </table:table-cell>
          <table:table-cell office:value-type="float" office:value="0.994210106150006" calcext:value-type="float">
            <text:p>0,99421010615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-2.21221223473471" calcext:value-type="float">
            <text:p>-2,21221223473471</text:p>
          </table:table-cell>
          <table:table-cell office:value-type="float" office:value="3.42855321430848" calcext:value-type="float">
            <text:p>3,42855321430848</text:p>
          </table:table-cell>
          <table:table-cell office:value-type="float" office:value="714.087662390422" calcext:value-type="float">
            <text:p>714,087662390422</text:p>
          </table:table-cell>
          <table:table-cell table:number-columns-repeated="2" office:value-type="float" office:value="4.29128500347988" calcext:value-type="float">
            <text:p>4,29128500347988</text:p>
          </table:table-cell>
          <table:table-cell office:value-type="float" office:value="722.044385702764" calcext:value-type="float">
            <text:p>722,044385702764</text:p>
          </table:table-cell>
          <table:table-cell office:value-type="float" office:value="3.67712442128103" calcext:value-type="float">
            <text:p>3,67712442128103</text:p>
          </table:table-cell>
          <table:table-cell office:value-type="float" office:value="2.58072661042317" calcext:value-type="float">
            <text:p>2,58072661042317</text:p>
          </table:table-cell>
          <table:table-cell office:value-type="float" office:value="106.896704096357" calcext:value-type="float">
            <text:p>106,896704096357</text:p>
          </table:table-cell>
          <table:table-cell office:value-type="float" office:value="56.8719651398358" calcext:value-type="float">
            <text:p>56,8719651398358</text:p>
          </table:table-cell>
          <table:table-cell office:value-type="float" office:value="218.299515658643" calcext:value-type="float">
            <text:p>218,299515658643</text:p>
          </table:table-cell>
          <table:table-cell office:value-type="float" office:value="7043.07319528363" calcext:value-type="float">
            <text:p>7043,07319528363</text:p>
          </table:table-cell>
          <table:table-cell office:value-type="float" office:value="0.683940192612263" calcext:value-type="float">
            <text:p>0,683940192612263</text:p>
          </table:table-cell>
          <table:table-cell office:value-type="float" office:value="2.72303370648939" calcext:value-type="float">
            <text:p>2,72303370648939</text:p>
          </table:table-cell>
          <table:table-cell office:value-type="float" office:value="26.0352653484335" calcext:value-type="float">
            <text:p>26,035265348433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002" calcext:value-type="float">
            <text:p>30002</text:p>
          </table:table-cell>
          <table:table-cell office:value-type="float" office:value="0.00043499945625068" calcext:value-type="float">
            <text:p>0,000434999456251</text:p>
          </table:table-cell>
          <table:table-cell office:value-type="float" office:value="0.00649999187501016" calcext:value-type="float">
            <text:p>0,00649999187501</text:p>
          </table:table-cell>
          <table:table-cell office:value-type="float" office:value="13.1685547893065" calcext:value-type="float">
            <text:p>13,1685547893065</text:p>
          </table:table-cell>
          <table:table-cell office:value-type="float" office:value="20.8943488820639" calcext:value-type="float">
            <text:p>20,8943488820639</text:p>
          </table:table-cell>
          <table:table-cell office:value-type="float" office:value="14.8599392319672" calcext:value-type="float">
            <text:p>14,8599392319672</text:p>
          </table:table-cell>
          <table:table-cell office:value-type="float" office:value="15.7377479854683" calcext:value-type="float">
            <text:p>15,7377479854683</text:p>
          </table:table-cell>
          <table:table-cell office:value-type="float" office:value="15.6714120856595" calcext:value-type="float">
            <text:p>15,6714120856595</text:p>
          </table:table-cell>
          <table:table-cell office:value-type="float" office:value="14.8154400220872" calcext:value-type="float">
            <text:p>14,8154400220872</text:p>
          </table:table-cell>
          <table:table-cell office:value-type="float" office:value="15.6172271661396" calcext:value-type="float">
            <text:p>15,6172271661396</text:p>
          </table:table-cell>
          <table:table-cell office:value-type="float" office:value="15.6466357830116" calcext:value-type="float">
            <text:p>15,6466357830116</text:p>
          </table:table-cell>
          <table:table-cell office:value-type="float" office:value="-1.46585811327752" calcext:value-type="float">
            <text:p>-1,46585811327752</text:p>
          </table:table-cell>
          <table:table-cell office:value-type="float" office:value="-1.46432356564357" calcext:value-type="float">
            <text:p>-1,46432356564357</text:p>
          </table:table-cell>
          <table:table-cell office:value-type="float" office:value="-1.4791177457332" calcext:value-type="float">
            <text:p>-1,4791177457332</text:p>
          </table:table-cell>
          <table:table-cell office:value-type="float" office:value="-0.000727378052261642" calcext:value-type="float">
            <text:p>-0,000727378052262</text:p>
          </table:table-cell>
          <table:table-cell office:value-type="float" office:value="0.00205982000490722" calcext:value-type="float">
            <text:p>0,002059820004907</text:p>
          </table:table-cell>
          <table:table-cell office:value-type="float" office:value="0.00141322554810718" calcext:value-type="float">
            <text:p>0,001413225548107</text:p>
          </table:table-cell>
          <table:table-cell office:value-type="float" office:value="0.993485353626662" calcext:value-type="float">
            <text:p>0,993485353626662</text:p>
          </table:table-cell>
          <table:table-cell office:value-type="float" office:value="0.995120262397617" calcext:value-type="float">
            <text:p>0,995120262397617</text:p>
          </table:table-cell>
          <table:table-cell office:value-type="float" office:value="0.991534635176243" calcext:value-type="float">
            <text:p>0,991534635176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-1.42524196844754" calcext:value-type="float">
            <text:p>-1,42524196844754</text:p>
          </table:table-cell>
          <table:table-cell office:value-type="float" office:value="2.98020002474997" calcext:value-type="float">
            <text:p>2,98020002474997</text:p>
          </table:table-cell>
          <table:table-cell office:value-type="float" office:value="713.156419804475" calcext:value-type="float">
            <text:p>713,156419804475</text:p>
          </table:table-cell>
          <table:table-cell table:number-columns-repeated="2" office:value-type="float" office:value="3.77461798601181" calcext:value-type="float">
            <text:p>3,77461798601181</text:p>
          </table:table-cell>
          <table:table-cell office:value-type="float" office:value="721.839425224582" calcext:value-type="float">
            <text:p>721,839425224582</text:p>
          </table:table-cell>
          <table:table-cell office:value-type="float" office:value="3.49520046230536" calcext:value-type="float">
            <text:p>3,49520046230536</text:p>
          </table:table-cell>
          <table:table-cell office:value-type="float" office:value="2.31649492829233" calcext:value-type="float">
            <text:p>2,31649492829233</text:p>
          </table:table-cell>
          <table:table-cell office:value-type="float" office:value="111.624713662425" calcext:value-type="float">
            <text:p>111,624713662425</text:p>
          </table:table-cell>
          <table:table-cell office:value-type="float" office:value="77.7852196424324" calcext:value-type="float">
            <text:p>77,7852196424324</text:p>
          </table:table-cell>
          <table:table-cell office:value-type="float" office:value="381.379144090909" calcext:value-type="float">
            <text:p>381,379144090909</text:p>
          </table:table-cell>
          <table:table-cell office:value-type="float" office:value="7547.80799761263" calcext:value-type="float">
            <text:p>7547,80799761263</text:p>
          </table:table-cell>
          <table:table-cell office:value-type="float" office:value="0.873604583853868" calcext:value-type="float">
            <text:p>0,873604583853868</text:p>
          </table:table-cell>
          <table:table-cell office:value-type="float" office:value="3.80327546617797" calcext:value-type="float">
            <text:p>3,80327546617797</text:p>
          </table:table-cell>
          <table:table-cell office:value-type="float" office:value="27.5327167951806" calcext:value-type="float">
            <text:p>27,5327167951806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829" calcext:value-type="float">
            <text:p>31829</text:p>
          </table:table-cell>
          <table:table-cell office:value-type="float" office:value="0.00043499945625068" calcext:value-type="float">
            <text:p>0,000434999456251</text:p>
          </table:table-cell>
          <table:table-cell office:value-type="float" office:value="0.00474999406250742" calcext:value-type="float">
            <text:p>0,004749994062507</text:p>
          </table:table-cell>
          <table:table-cell office:value-type="float" office:value="13.1968622539222" calcext:value-type="float">
            <text:p>13,1968622539222</text:p>
          </table:table-cell>
          <table:table-cell office:value-type="float" office:value="19.7794752756559" calcext:value-type="float">
            <text:p>19,7794752756559</text:p>
          </table:table-cell>
          <table:table-cell office:value-type="float" office:value="15.4193613779598" calcext:value-type="float">
            <text:p>15,4193613779598</text:p>
          </table:table-cell>
          <table:table-cell office:value-type="float" office:value="15.2233961900839" calcext:value-type="float">
            <text:p>15,2233961900839</text:p>
          </table:table-cell>
          <table:table-cell office:value-type="float" office:value="15.60922557144" calcext:value-type="float">
            <text:p>15,60922557144</text:p>
          </table:table-cell>
          <table:table-cell office:value-type="float" office:value="15.3587160828365" calcext:value-type="float">
            <text:p>15,3587160828365</text:p>
          </table:table-cell>
          <table:table-cell office:value-type="float" office:value="15.2062893574628" calcext:value-type="float">
            <text:p>15,2062893574628</text:p>
          </table:table-cell>
          <table:table-cell office:value-type="float" office:value="15.589698813323" calcext:value-type="float">
            <text:p>15,589698813323</text:p>
          </table:table-cell>
          <table:table-cell office:value-type="float" office:value="-1.45432807797589" calcext:value-type="float">
            <text:p>-1,45432807797589</text:p>
          </table:table-cell>
          <table:table-cell office:value-type="float" office:value="-1.44988928792854" calcext:value-type="float">
            <text:p>-1,44988928792854</text:p>
          </table:table-cell>
          <table:table-cell office:value-type="float" office:value="-1.47532523717552" calcext:value-type="float">
            <text:p>-1,47532523717552</text:p>
          </table:table-cell>
          <table:table-cell office:value-type="float" office:value="-0.000448995682136628" calcext:value-type="float">
            <text:p>-0,000448995682137</text:p>
          </table:table-cell>
          <table:table-cell office:value-type="float" office:value="0.000165756429616494" calcext:value-type="float">
            <text:p>0,000165756429616</text:p>
          </table:table-cell>
          <table:table-cell office:value-type="float" office:value="-0.000440881318117471" calcext:value-type="float">
            <text:p>-0,000440881318117</text:p>
          </table:table-cell>
          <table:table-cell office:value-type="float" office:value="0.988112900940797" calcext:value-type="float">
            <text:p>0,988112900940797</text:p>
          </table:table-cell>
          <table:table-cell office:value-type="float" office:value="0.992188711428408" calcext:value-type="float">
            <text:p>0,992188711428408</text:p>
          </table:table-cell>
          <table:table-cell office:value-type="float" office:value="0.991677364797175" calcext:value-type="float">
            <text:p>0,99167736479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-1.20285599643" calcext:value-type="float">
            <text:p>-1,20285599643</text:p>
          </table:table-cell>
          <table:table-cell office:value-type="float" office:value="3.6616279229651" calcext:value-type="float">
            <text:p>3,6616279229651</text:p>
          </table:table-cell>
          <table:table-cell office:value-type="float" office:value="570.179624775469" calcext:value-type="float">
            <text:p>570,179624775469</text:p>
          </table:table-cell>
          <table:table-cell table:number-columns-repeated="2" office:value-type="float" office:value="4.6555316997665" calcext:value-type="float">
            <text:p>4,6555316997665</text:p>
          </table:table-cell>
          <table:table-cell office:value-type="float" office:value="576.815085276856" calcext:value-type="float">
            <text:p>576,815085276856</text:p>
          </table:table-cell>
          <table:table-cell office:value-type="float" office:value="4.49745626542195" calcext:value-type="float">
            <text:p>4,49745626542195</text:p>
          </table:table-cell>
          <table:table-cell office:value-type="float" office:value="2.87514458093729" calcext:value-type="float">
            <text:p>2,87514458093729</text:p>
          </table:table-cell>
          <table:table-cell office:value-type="float" office:value="87.2401174566615" calcext:value-type="float">
            <text:p>87,2401174566615</text:p>
          </table:table-cell>
          <table:table-cell office:value-type="float" office:value="31.8437243434847" calcext:value-type="float">
            <text:p>31,8437243434847</text:p>
          </table:table-cell>
          <table:table-cell office:value-type="float" office:value="179.495695384851" calcext:value-type="float">
            <text:p>179,495695384851</text:p>
          </table:table-cell>
          <table:table-cell office:value-type="float" office:value="26027.9290542839" calcext:value-type="float">
            <text:p>26027,9290542839</text:p>
          </table:table-cell>
          <table:table-cell office:value-type="float" office:value="0.453390670429983" calcext:value-type="float">
            <text:p>0,453390670429983</text:p>
          </table:table-cell>
          <table:table-cell office:value-type="float" office:value="2.64169136808796" calcext:value-type="float">
            <text:p>2,64169136808796</text:p>
          </table:table-cell>
          <table:table-cell office:value-type="float" office:value="68.9463446840711" calcext:value-type="float">
            <text:p>68,9463446840711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3710" calcext:value-type="float">
            <text:p>33710</text:p>
          </table:table-cell>
          <table:table-cell office:value-type="float" office:value="0.00225499718125352" calcext:value-type="float">
            <text:p>0,002254997181254</text:p>
          </table:table-cell>
          <table:table-cell office:value-type="float" office:value="0.105999867500166" calcext:value-type="float">
            <text:p>0,105999867500166</text:p>
          </table:table-cell>
          <table:table-cell office:value-type="float" office:value="0.272923408845739" calcext:value-type="float">
            <text:p>0,272923408845739</text:p>
          </table:table-cell>
          <table:table-cell office:value-type="float" office:value="0.712999108751114" calcext:value-type="float">
            <text:p>0,712999108751114</text:p>
          </table:table-cell>
          <table:table-cell office:value-type="float" office:value="13.9440578546585" calcext:value-type="float">
            <text:p>13,9440578546585</text:p>
          </table:table-cell>
          <table:table-cell office:value-type="float" office:value="13.543687993329" calcext:value-type="float">
            <text:p>13,543687993329</text:p>
          </table:table-cell>
          <table:table-cell office:value-type="float" office:value="13.8676382582169" calcext:value-type="float">
            <text:p>13,8676382582169</text:p>
          </table:table-cell>
          <table:table-cell office:value-type="float" office:value="13.9100019318458" calcext:value-type="float">
            <text:p>13,9100019318458</text:p>
          </table:table-cell>
          <table:table-cell office:value-type="float" office:value="13.5426162765828" calcext:value-type="float">
            <text:p>13,5426162765828</text:p>
          </table:table-cell>
          <table:table-cell office:value-type="float" office:value="13.8675147890753" calcext:value-type="float">
            <text:p>13,8675147890753</text:p>
          </table:table-cell>
          <table:table-cell office:value-type="float" office:value="-1.43818860538366" calcext:value-type="float">
            <text:p>-1,43818860538366</text:p>
          </table:table-cell>
          <table:table-cell office:value-type="float" office:value="-1.44322582600394" calcext:value-type="float">
            <text:p>-1,44322582600394</text:p>
          </table:table-cell>
          <table:table-cell office:value-type="float" office:value="-1.4342611385257" calcext:value-type="float">
            <text:p>-1,4342611385257</text:p>
          </table:table-cell>
          <table:table-cell office:value-type="float" office:value="-0.00708159207461643" calcext:value-type="float">
            <text:p>-0,007081592074616</text:p>
          </table:table-cell>
          <table:table-cell office:value-type="float" office:value="0.00421158182135696" calcext:value-type="float">
            <text:p>0,004211581821357</text:p>
          </table:table-cell>
          <table:table-cell office:value-type="float" office:value="0.0145665233765448" calcext:value-type="float">
            <text:p>0,014566523376545</text:p>
          </table:table-cell>
          <table:table-cell office:value-type="float" office:value="0.991933324295985" calcext:value-type="float">
            <text:p>0,991933324295985</text:p>
          </table:table-cell>
          <table:table-cell office:value-type="float" office:value="0.987016829212249" calcext:value-type="float">
            <text:p>0,987016829212249</text:p>
          </table:table-cell>
          <table:table-cell office:value-type="float" office:value="0.9870774126783" calcext:value-type="float">
            <text:p>0,9870774126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-2.23544845568943" calcext:value-type="float">
            <text:p>-2,23544845568943</text:p>
          </table:table-cell>
          <table:table-cell office:value-type="float" office:value="3.67841415198231" calcext:value-type="float">
            <text:p>3,67841415198231</text:p>
          </table:table-cell>
          <table:table-cell office:value-type="float" office:value="691.165037293703" calcext:value-type="float">
            <text:p>691,165037293703</text:p>
          </table:table-cell>
          <table:table-cell table:number-columns-repeated="2" office:value-type="float" office:value="4.59847119351403" calcext:value-type="float">
            <text:p>4,59847119351403</text:p>
          </table:table-cell>
          <table:table-cell office:value-type="float" office:value="702.760202632357" calcext:value-type="float">
            <text:p>702,760202632357</text:p>
          </table:table-cell>
          <table:table-cell office:value-type="float" office:value="4.01854544823548" calcext:value-type="float">
            <text:p>4,01854544823548</text:p>
          </table:table-cell>
          <table:table-cell office:value-type="float" office:value="2.75956638696637" calcext:value-type="float">
            <text:p>2,75956638696637</text:p>
          </table:table-cell>
          <table:table-cell office:value-type="float" office:value="127.132976157508" calcext:value-type="float">
            <text:p>127,132976157508</text:p>
          </table:table-cell>
          <table:table-cell office:value-type="float" office:value="56.1098610722488" calcext:value-type="float">
            <text:p>56,1098610722488</text:p>
          </table:table-cell>
          <table:table-cell office:value-type="float" office:value="235.828170439127" calcext:value-type="float">
            <text:p>235,828170439127</text:p>
          </table:table-cell>
          <table:table-cell office:value-type="float" office:value="7141.53399572607" calcext:value-type="float">
            <text:p>7141,53399572607</text:p>
          </table:table-cell>
          <table:table-cell office:value-type="float" office:value="0.685081573642922" calcext:value-type="float">
            <text:p>0,685081573642922</text:p>
          </table:table-cell>
          <table:table-cell office:value-type="float" office:value="2.8300409494398" calcext:value-type="float">
            <text:p>2,8300409494398</text:p>
          </table:table-cell>
          <table:table-cell office:value-type="float" office:value="26.1710596973835" calcext:value-type="float">
            <text:p>26,171059697383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5645" calcext:value-type="float">
            <text:p>35645</text:p>
          </table:table-cell>
          <table:table-cell office:value-type="float" office:value="0.000622499221875973" calcext:value-type="float">
            <text:p>0,000622499221876</text:p>
          </table:table-cell>
          <table:table-cell office:value-type="float" office:value="0.0179999775000281" calcext:value-type="float">
            <text:p>0,017999977500028</text:p>
          </table:table-cell>
          <table:table-cell office:value-type="float" office:value="14.3290945886318" calcext:value-type="float">
            <text:p>14,3290945886318</text:p>
          </table:table-cell>
          <table:table-cell office:value-type="float" office:value="21.8822226472217" calcext:value-type="float">
            <text:p>21,8822226472217</text:p>
          </table:table-cell>
          <table:table-cell office:value-type="float" office:value="14.6654577973357" calcext:value-type="float">
            <text:p>14,6654577973357</text:p>
          </table:table-cell>
          <table:table-cell office:value-type="float" office:value="15.3665723596893" calcext:value-type="float">
            <text:p>15,3665723596893</text:p>
          </table:table-cell>
          <table:table-cell office:value-type="float" office:value="15.4905725782716" calcext:value-type="float">
            <text:p>15,4905725782716</text:p>
          </table:table-cell>
          <table:table-cell office:value-type="float" office:value="14.611678728353" calcext:value-type="float">
            <text:p>14,611678728353</text:p>
          </table:table-cell>
          <table:table-cell office:value-type="float" office:value="15.2530472657051" calcext:value-type="float">
            <text:p>15,2530472657051</text:p>
          </table:table-cell>
          <table:table-cell office:value-type="float" office:value="15.4653415459537" calcext:value-type="float">
            <text:p>15,4653415459537</text:p>
          </table:table-cell>
          <table:table-cell office:value-type="float" office:value="-1.45945011939459" calcext:value-type="float">
            <text:p>-1,45945011939459</text:p>
          </table:table-cell>
          <table:table-cell office:value-type="float" office:value="-1.40338933264206" calcext:value-type="float">
            <text:p>-1,40338933264206</text:p>
          </table:table-cell>
          <table:table-cell office:value-type="float" office:value="-1.49432576451825" calcext:value-type="float">
            <text:p>-1,49432576451825</text:p>
          </table:table-cell>
          <table:table-cell office:value-type="float" office:value="-0.0266076865731637" calcext:value-type="float">
            <text:p>-0,026607686573164</text:p>
          </table:table-cell>
          <table:table-cell office:value-type="float" office:value="-0.0206216509608187" calcext:value-type="float">
            <text:p>-0,020621650960819</text:p>
          </table:table-cell>
          <table:table-cell office:value-type="float" office:value="0.00111519250686913" calcext:value-type="float">
            <text:p>0,001115192506869</text:p>
          </table:table-cell>
          <table:table-cell office:value-type="float" office:value="0.9942705901787" calcext:value-type="float">
            <text:p>0,9942705901787</text:p>
          </table:table-cell>
          <table:table-cell office:value-type="float" office:value="0.994433919741777" calcext:value-type="float">
            <text:p>0,994433919741777</text:p>
          </table:table-cell>
          <table:table-cell office:value-type="float" office:value="0.993023057541481" calcext:value-type="float">
            <text:p>0,99302305754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-2.19989100013625" calcext:value-type="float">
            <text:p>-2,19989100013625</text:p>
          </table:table-cell>
          <table:table-cell office:value-type="float" office:value="4.4527056841179" calcext:value-type="float">
            <text:p>4,4527056841179</text:p>
          </table:table-cell>
          <table:table-cell office:value-type="float" office:value="647.14387232016" calcext:value-type="float">
            <text:p>647,14387232016</text:p>
          </table:table-cell>
          <table:table-cell table:number-columns-repeated="2" office:value-type="float" office:value="5.54075020869096" calcext:value-type="float">
            <text:p>5,54075020869096</text:p>
          </table:table-cell>
          <table:table-cell office:value-type="float" office:value="656.416486495423" calcext:value-type="float">
            <text:p>656,416486495423</text:p>
          </table:table-cell>
          <table:table-cell office:value-type="float" office:value="5.08531144204841" calcext:value-type="float">
            <text:p>5,08531144204841</text:p>
          </table:table-cell>
          <table:table-cell office:value-type="float" office:value="3.29747251174791" calcext:value-type="float">
            <text:p>3,29747251174791</text:p>
          </table:table-cell>
          <table:table-cell office:value-type="float" office:value="109.942768118073" calcext:value-type="float">
            <text:p>109,942768118073</text:p>
          </table:table-cell>
          <table:table-cell office:value-type="float" office:value="24.7135093972114" calcext:value-type="float">
            <text:p>24,7135093972114</text:p>
          </table:table-cell>
          <table:table-cell office:value-type="float" office:value="130.165819358035" calcext:value-type="float">
            <text:p>130,165819358035</text:p>
          </table:table-cell>
          <table:table-cell office:value-type="float" office:value="21929.7909406053" calcext:value-type="float">
            <text:p>21929,7909406053</text:p>
          </table:table-cell>
          <table:table-cell office:value-type="float" office:value="0.392320227629935" calcext:value-type="float">
            <text:p>0,392320227629935</text:p>
          </table:table-cell>
          <table:table-cell office:value-type="float" office:value="2.22886793842381" calcext:value-type="float">
            <text:p>2,22886793842381</text:p>
          </table:table-cell>
          <table:table-cell office:value-type="float" office:value="77.3981781633331" calcext:value-type="float">
            <text:p>77,3981781633331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7634" calcext:value-type="float">
            <text:p>37634</text:p>
          </table:table-cell>
          <table:table-cell office:value-type="float" office:value="0.0103987370015787" calcext:value-type="float">
            <text:p>0,010398737001579</text:p>
          </table:table-cell>
          <table:table-cell office:value-type="float" office:value="0.437749452813184" calcext:value-type="float">
            <text:p>0,437749452813184</text:p>
          </table:table-cell>
          <table:table-cell office:value-type="float" office:value="1.9224675969155" calcext:value-type="float">
            <text:p>1,9224675969155</text:p>
          </table:table-cell>
          <table:table-cell office:value-type="float" office:value="5.19336850828937" calcext:value-type="float">
            <text:p>5,19336850828937</text:p>
          </table:table-cell>
          <table:table-cell office:value-type="float" office:value="14.1618478420926" calcext:value-type="float">
            <text:p>14,1618478420926</text:p>
          </table:table-cell>
          <table:table-cell office:value-type="float" office:value="14.8980025947071" calcext:value-type="float">
            <text:p>14,8980025947071</text:p>
          </table:table-cell>
          <table:table-cell office:value-type="float" office:value="14.9878436309457" calcext:value-type="float">
            <text:p>14,9878436309457</text:p>
          </table:table-cell>
          <table:table-cell office:value-type="float" office:value="14.1165006557003" calcext:value-type="float">
            <text:p>14,1165006557003</text:p>
          </table:table-cell>
          <table:table-cell office:value-type="float" office:value="14.7710483233921" calcext:value-type="float">
            <text:p>14,7710483233921</text:p>
          </table:table-cell>
          <table:table-cell office:value-type="float" office:value="14.9623801188754" calcext:value-type="float">
            <text:p>14,9623801188754</text:p>
          </table:table-cell>
          <table:table-cell office:value-type="float" office:value="-1.41341644382274" calcext:value-type="float">
            <text:p>-1,41341644382274</text:p>
          </table:table-cell>
          <table:table-cell office:value-type="float" office:value="-1.44484965061772" calcext:value-type="float">
            <text:p>-1,44484965061772</text:p>
          </table:table-cell>
          <table:table-cell office:value-type="float" office:value="-1.46554950971812" calcext:value-type="float">
            <text:p>-1,46554950971812</text:p>
          </table:table-cell>
          <table:table-cell office:value-type="float" office:value="0.00240226087749091" calcext:value-type="float">
            <text:p>0,002402260877491</text:p>
          </table:table-cell>
          <table:table-cell office:value-type="float" office:value="0.000435661277849059" calcext:value-type="float">
            <text:p>0,000435661277849</text:p>
          </table:table-cell>
          <table:table-cell office:value-type="float" office:value="0.000739663133435476" calcext:value-type="float">
            <text:p>0,000739663133435</text:p>
          </table:table-cell>
          <table:table-cell office:value-type="float" office:value="0.995811570341218" calcext:value-type="float">
            <text:p>0,995811570341218</text:p>
          </table:table-cell>
          <table:table-cell office:value-type="float" office:value="0.996316232481425" calcext:value-type="float">
            <text:p>0,996316232481425</text:p>
          </table:table-cell>
          <table:table-cell office:value-type="float" office:value="0.994316034355606" calcext:value-type="float">
            <text:p>0,99431603435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-1.21889972637534" calcext:value-type="float">
            <text:p>-1,21889972637534</text:p>
          </table:table-cell>
          <table:table-cell office:value-type="float" office:value="1.89566638041702" calcext:value-type="float">
            <text:p>1,89566638041702</text:p>
          </table:table-cell>
          <table:table-cell office:value-type="float" office:value="529.651634185457" calcext:value-type="float">
            <text:p>529,651634185457</text:p>
          </table:table-cell>
          <table:table-cell table:number-columns-repeated="2" office:value-type="float" office:value="2.44616511510268" calcext:value-type="float">
            <text:p>2,44616511510268</text:p>
          </table:table-cell>
          <table:table-cell office:value-type="float" office:value="536.945854712267" calcext:value-type="float">
            <text:p>536,945854712267</text:p>
          </table:table-cell>
          <table:table-cell office:value-type="float" office:value="2.12085059053848" calcext:value-type="float">
            <text:p>2,12085059053848</text:p>
          </table:table-cell>
          <table:table-cell office:value-type="float" office:value="1.54601835192921" calcext:value-type="float">
            <text:p>1,54601835192921</text:p>
          </table:table-cell>
          <table:table-cell office:value-type="float" office:value="88.2042929644637" calcext:value-type="float">
            <text:p>88,2042929644637</text:p>
          </table:table-cell>
          <table:table-cell office:value-type="float" office:value="888.290198459117" calcext:value-type="float">
            <text:p>888,290198459117</text:p>
          </table:table-cell>
          <table:table-cell office:value-type="float" office:value="3033.72718279031" calcext:value-type="float">
            <text:p>3033,72718279031</text:p>
          </table:table-cell>
          <table:table-cell office:value-type="float" office:value="48500.507428862" calcext:value-type="float">
            <text:p>48500,507428862</text:p>
          </table:table-cell>
          <table:table-cell office:value-type="float" office:value="5.45605406185927" calcext:value-type="float">
            <text:p>5,45605406185927</text:p>
          </table:table-cell>
          <table:table-cell office:value-type="float" office:value="14.5659219929892" calcext:value-type="float">
            <text:p>14,5659219929892</text:p>
          </table:table-cell>
          <table:table-cell office:value-type="float" office:value="109.401350373677" calcext:value-type="float">
            <text:p>109,401350373677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39677" calcext:value-type="float">
            <text:p>39677</text:p>
          </table:table-cell>
          <table:table-cell office:value-type="float" office:value="0.000481249398438252" calcext:value-type="float">
            <text:p>0,000481249398438</text:p>
          </table:table-cell>
          <table:table-cell office:value-type="float" office:value="0.00112499859375176" calcext:value-type="float">
            <text:p>0,001124998593752</text:p>
          </table:table-cell>
          <table:table-cell office:value-type="float" office:value="0.0571774285282143" calcext:value-type="float">
            <text:p>0,057177428528214</text:p>
          </table:table-cell>
          <table:table-cell office:value-type="float" office:value="0.00999998750001562" calcext:value-type="float">
            <text:p>0,009999987500016</text:p>
          </table:table-cell>
          <table:table-cell office:value-type="float" office:value="13.6596243732515" calcext:value-type="float">
            <text:p>13,6596243732515</text:p>
          </table:table-cell>
          <table:table-cell office:value-type="float" office:value="12.7917608918228" calcext:value-type="float">
            <text:p>12,7917608918228</text:p>
          </table:table-cell>
          <table:table-cell office:value-type="float" office:value="13.3954152400574" calcext:value-type="float">
            <text:p>13,3954152400574</text:p>
          </table:table-cell>
          <table:table-cell office:value-type="float" office:value="13.6220480077311" calcext:value-type="float">
            <text:p>13,6220480077311</text:p>
          </table:table-cell>
          <table:table-cell office:value-type="float" office:value="12.7906406778852" calcext:value-type="float">
            <text:p>12,7906406778852</text:p>
          </table:table-cell>
          <table:table-cell office:value-type="float" office:value="13.3953638119838" calcext:value-type="float">
            <text:p>13,3953638119838</text:p>
          </table:table-cell>
          <table:table-cell office:value-type="float" office:value="-1.46092486684431" calcext:value-type="float">
            <text:p>-1,46092486684431</text:p>
          </table:table-cell>
          <table:table-cell office:value-type="float" office:value="-1.4567308229771" calcext:value-type="float">
            <text:p>-1,4567308229771</text:p>
          </table:table-cell>
          <table:table-cell office:value-type="float" office:value="-1.45928675854517" calcext:value-type="float">
            <text:p>-1,45928675854517</text:p>
          </table:table-cell>
          <table:table-cell office:value-type="float" office:value="0.00395970517053491" calcext:value-type="float">
            <text:p>0,003959705170535</text:p>
          </table:table-cell>
          <table:table-cell office:value-type="float" office:value="0.00186867485753084" calcext:value-type="float">
            <text:p>0,001868674857531</text:p>
          </table:table-cell>
          <table:table-cell office:value-type="float" office:value="0.00028644805587688" calcext:value-type="float">
            <text:p>0,000286448055877</text:p>
          </table:table-cell>
          <table:table-cell office:value-type="float" office:value="0.997269272520524" calcext:value-type="float">
            <text:p>0,997269272520524</text:p>
          </table:table-cell>
          <table:table-cell office:value-type="float" office:value="0.996902280171843" calcext:value-type="float">
            <text:p>0,996902280171843</text:p>
          </table:table-cell>
          <table:table-cell office:value-type="float" office:value="0.996688113222175" calcext:value-type="float">
            <text:p>0,99668811322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-1.21361098298627" calcext:value-type="float">
            <text:p>-1,21361098298627</text:p>
          </table:table-cell>
          <table:table-cell office:value-type="float" office:value="2.03680245399693" calcext:value-type="float">
            <text:p>2,03680245399693</text:p>
          </table:table-cell>
          <table:table-cell office:value-type="float" office:value="531.673192908509" calcext:value-type="float">
            <text:p>531,673192908509</text:p>
          </table:table-cell>
          <table:table-cell table:number-columns-repeated="2" office:value-type="float" office:value="2.61408329213334" calcext:value-type="float">
            <text:p>2,61408329213334</text:p>
          </table:table-cell>
          <table:table-cell office:value-type="float" office:value="543.253881338206" calcext:value-type="float">
            <text:p>543,253881338206</text:p>
          </table:table-cell>
          <table:table-cell office:value-type="float" office:value="2.3152926035786" calcext:value-type="float">
            <text:p>2,3152926035786</text:p>
          </table:table-cell>
          <table:table-cell office:value-type="float" office:value="1.638556444436" calcext:value-type="float">
            <text:p>1,638556444436</text:p>
          </table:table-cell>
          <table:table-cell office:value-type="float" office:value="111.57237799517" calcext:value-type="float">
            <text:p>111,57237799517</text:p>
          </table:table-cell>
          <table:table-cell office:value-type="float" office:value="692.652016187804" calcext:value-type="float">
            <text:p>692,652016187804</text:p>
          </table:table-cell>
          <table:table-cell office:value-type="float" office:value="2661.66448142407" calcext:value-type="float">
            <text:p>2661,66448142407</text:p>
          </table:table-cell>
          <table:table-cell office:value-type="float" office:value="23335.8466366286" calcext:value-type="float">
            <text:p>23335,8466366286</text:p>
          </table:table-cell>
          <table:table-cell office:value-type="float" office:value="4.51613043373937" calcext:value-type="float">
            <text:p>4,51613043373937</text:p>
          </table:table-cell>
          <table:table-cell office:value-type="float" office:value="13.2600133478407" calcext:value-type="float">
            <text:p>13,2600133478407</text:p>
          </table:table-cell>
          <table:table-cell office:value-type="float" office:value="63.0751330608593" calcext:value-type="float">
            <text:p>63,0751330608593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41774" calcext:value-type="float">
            <text:p>41774</text:p>
          </table:table-cell>
          <table:table-cell office:value-type="float" office:value="0.000442499446875691" calcext:value-type="float">
            <text:p>0,000442499446876</text:p>
          </table:table-cell>
          <table:table-cell office:value-type="float" office:value="0.000749999062501172" calcext:value-type="float">
            <text:p>0,000749999062501</text:p>
          </table:table-cell>
          <table:table-cell office:value-type="float" office:value="0.0522149347313316" calcext:value-type="float">
            <text:p>0,052214934731332</text:p>
          </table:table-cell>
          <table:table-cell office:value-type="float" office:value="0.00187499765625293" calcext:value-type="float">
            <text:p>0,001874997656253</text:p>
          </table:table-cell>
          <table:table-cell office:value-type="float" office:value="13.4815996012376" calcext:value-type="float">
            <text:p>13,4815996012376</text:p>
          </table:table-cell>
          <table:table-cell office:value-type="float" office:value="12.9469443970687" calcext:value-type="float">
            <text:p>12,9469443970687</text:p>
          </table:table-cell>
          <table:table-cell office:value-type="float" office:value="13.501714553331" calcext:value-type="float">
            <text:p>13,501714553331</text:p>
          </table:table-cell>
          <table:table-cell office:value-type="float" office:value="13.4437282503155" calcext:value-type="float">
            <text:p>13,4437282503155</text:p>
          </table:table-cell>
          <table:table-cell office:value-type="float" office:value="12.9454746754459" calcext:value-type="float">
            <text:p>12,9454746754459</text:p>
          </table:table-cell>
          <table:table-cell office:value-type="float" office:value="13.501711728571" calcext:value-type="float">
            <text:p>13,501711728571</text:p>
          </table:table-cell>
          <table:table-cell office:value-type="float" office:value="-1.43540822895792" calcext:value-type="float">
            <text:p>-1,43540822895792</text:p>
          </table:table-cell>
          <table:table-cell office:value-type="float" office:value="-1.42817856219173" calcext:value-type="float">
            <text:p>-1,42817856219173</text:p>
          </table:table-cell>
          <table:table-cell office:value-type="float" office:value="-1.43607347515915" calcext:value-type="float">
            <text:p>-1,43607347515915</text:p>
          </table:table-cell>
          <table:table-cell office:value-type="float" office:value="0.00323120213009958" calcext:value-type="float">
            <text:p>0,0032312021301</text:p>
          </table:table-cell>
          <table:table-cell office:value-type="float" office:value="0.00366247919840594" calcext:value-type="float">
            <text:p>0,003662479198406</text:p>
          </table:table-cell>
          <table:table-cell office:value-type="float" office:value="0.00390921187460456" calcext:value-type="float">
            <text:p>0,003909211874605</text:p>
          </table:table-cell>
          <table:table-cell office:value-type="float" office:value="0.995555741932864" calcext:value-type="float">
            <text:p>0,995555741932864</text:p>
          </table:table-cell>
          <table:table-cell office:value-type="float" office:value="0.995620075500777" calcext:value-type="float">
            <text:p>0,995620075500777</text:p>
          </table:table-cell>
          <table:table-cell office:value-type="float" office:value="0.995032838950652" calcext:value-type="float">
            <text:p>0,99503283895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-1.22009722487847" calcext:value-type="float">
            <text:p>-1,22009722487847</text:p>
          </table:table-cell>
          <table:table-cell office:value-type="float" office:value="5.13963232545959" calcext:value-type="float">
            <text:p>5,13963232545959</text:p>
          </table:table-cell>
          <table:table-cell office:value-type="float" office:value="563.656319179601" calcext:value-type="float">
            <text:p>563,656319179601</text:p>
          </table:table-cell>
          <table:table-cell table:number-columns-repeated="2" office:value-type="float" office:value="6.32224456079719" calcext:value-type="float">
            <text:p>6,32224456079719</text:p>
          </table:table-cell>
          <table:table-cell office:value-type="float" office:value="571.051704538379" calcext:value-type="float">
            <text:p>571,051704538379</text:p>
          </table:table-cell>
          <table:table-cell office:value-type="float" office:value="6.20339737953112" calcext:value-type="float">
            <text:p>6,20339737953112</text:p>
          </table:table-cell>
          <table:table-cell office:value-type="float" office:value="3.68170556204872" calcext:value-type="float">
            <text:p>3,68170556204872</text:p>
          </table:table-cell>
          <table:table-cell office:value-type="float" office:value="91.6056936281374" calcext:value-type="float">
            <text:p>91,6056936281374</text:p>
          </table:table-cell>
          <table:table-cell office:value-type="float" office:value="14.7606147526412" calcext:value-type="float">
            <text:p>14,7606147526412</text:p>
          </table:table-cell>
          <table:table-cell office:value-type="float" office:value="114.074422569203" calcext:value-type="float">
            <text:p>114,074422569203</text:p>
          </table:table-cell>
          <table:table-cell office:value-type="float" office:value="62887.7384081552" calcext:value-type="float">
            <text:p>62887,7384081552</text:p>
          </table:table-cell>
          <table:table-cell office:value-type="float" office:value="0.244696346291842" calcext:value-type="float">
            <text:p>0,244696346291842</text:p>
          </table:table-cell>
          <table:table-cell office:value-type="float" office:value="1.95425663104698" calcext:value-type="float">
            <text:p>1,95425663104698</text:p>
          </table:table-cell>
          <table:table-cell office:value-type="float" office:value="135.014671073467" calcext:value-type="float">
            <text:p>135,014671073467</text:p>
          </table:table-cell>
          <table:table-cell office:value-type="float" office:value="-136" calcext:value-type="float">
            <text:p>-1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43925" calcext:value-type="float">
            <text:p>43925</text:p>
          </table:table-cell>
          <table:table-cell office:value-type="float" office:value="0.0161799797750253" calcext:value-type="float">
            <text:p>0,016179979775025</text:p>
          </table:table-cell>
          <table:table-cell office:value-type="float" office:value="0.705874117657353" calcext:value-type="float">
            <text:p>0,705874117657353</text:p>
          </table:table-cell>
          <table:table-cell office:value-type="float" office:value="0.273705907867615" calcext:value-type="float">
            <text:p>0,273705907867615</text:p>
          </table:table-cell>
          <table:table-cell office:value-type="float" office:value="0.112999858750177" calcext:value-type="float">
            <text:p>0,112999858750177</text:p>
          </table:table-cell>
          <table:table-cell office:value-type="float" office:value="13.9041856410948" calcext:value-type="float">
            <text:p>13,9041856410948</text:p>
          </table:table-cell>
          <table:table-cell office:value-type="float" office:value="13.5181714859592" calcext:value-type="float">
            <text:p>13,5181714859592</text:p>
          </table:table-cell>
          <table:table-cell office:value-type="float" office:value="13.6963126612156" calcext:value-type="float">
            <text:p>13,6963126612156</text:p>
          </table:table-cell>
          <table:table-cell office:value-type="float" office:value="13.8683211644971" calcext:value-type="float">
            <text:p>13,8683211644971</text:p>
          </table:table-cell>
          <table:table-cell office:value-type="float" office:value="13.5166674596704" calcext:value-type="float">
            <text:p>13,5166674596704</text:p>
          </table:table-cell>
          <table:table-cell office:value-type="float" office:value="13.6962974241186" calcext:value-type="float">
            <text:p>13,6962974241186</text:p>
          </table:table-cell>
          <table:table-cell office:value-type="float" office:value="-1.38223975018105" calcext:value-type="float">
            <text:p>-1,38223975018105</text:p>
          </table:table-cell>
          <table:table-cell office:value-type="float" office:value="-1.41856626692288" calcext:value-type="float">
            <text:p>-1,41856626692288</text:p>
          </table:table-cell>
          <table:table-cell office:value-type="float" office:value="-1.40690816526618" calcext:value-type="float">
            <text:p>-1,40690816526618</text:p>
          </table:table-cell>
          <table:table-cell office:value-type="float" office:value="0.00334135479168838" calcext:value-type="float">
            <text:p>0,003341354791688</text:p>
          </table:table-cell>
          <table:table-cell office:value-type="float" office:value="-0.00353558044563882" calcext:value-type="float">
            <text:p>-0,003535580445639</text:p>
          </table:table-cell>
          <table:table-cell office:value-type="float" office:value="-0.00338511397592149" calcext:value-type="float">
            <text:p>-0,003385113975921</text:p>
          </table:table-cell>
          <table:table-cell office:value-type="float" office:value="0.963407290746461" calcext:value-type="float">
            <text:p>0,963407290746461</text:p>
          </table:table-cell>
          <table:table-cell office:value-type="float" office:value="0.969145814392926" calcext:value-type="float">
            <text:p>0,969145814392926</text:p>
          </table:table-cell>
          <table:table-cell office:value-type="float" office:value="0.964512767428757" calcext:value-type="float">
            <text:p>0,96451276742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-1.20837348953314" calcext:value-type="float">
            <text:p>-1,20837348953314</text:p>
          </table:table-cell>
          <table:table-cell office:value-type="float" office:value="1.69804537744328" calcext:value-type="float">
            <text:p>1,69804537744328</text:p>
          </table:table-cell>
          <table:table-cell office:value-type="float" office:value="614.008384989519" calcext:value-type="float">
            <text:p>614,008384989519</text:p>
          </table:table-cell>
          <table:table-cell table:number-columns-repeated="2" office:value-type="float" office:value="2.25330283212952" calcext:value-type="float">
            <text:p>2,25330283212952</text:p>
          </table:table-cell>
          <table:table-cell office:value-type="float" office:value="632.418926972364" calcext:value-type="float">
            <text:p>632,418926972364</text:p>
          </table:table-cell>
          <table:table-cell office:value-type="float" office:value="1.90189567618112" calcext:value-type="float">
            <text:p>1,90189567618112</text:p>
          </table:table-cell>
          <table:table-cell office:value-type="float" office:value="1.48122096576657" calcext:value-type="float">
            <text:p>1,48122096576657</text:p>
          </table:table-cell>
          <table:table-cell office:value-type="float" office:value="151.484000328216" calcext:value-type="float">
            <text:p>151,484000328216</text:p>
          </table:table-cell>
          <table:table-cell office:value-type="float" office:value="1880.72236716817" calcext:value-type="float">
            <text:p>1880,72236716817</text:p>
          </table:table-cell>
          <table:table-cell office:value-type="float" office:value="4944.97806667989" calcext:value-type="float">
            <text:p>4944,97806667989</text:p>
          </table:table-cell>
          <table:table-cell office:value-type="float" office:value="10216.5582793714" calcext:value-type="float">
            <text:p>10216,5582793714</text:p>
          </table:table-cell>
          <table:table-cell office:value-type="float" office:value="9.59776044916385" calcext:value-type="float">
            <text:p>9,59776044916385</text:p>
          </table:table-cell>
          <table:table-cell office:value-type="float" office:value="22.5284301460462" calcext:value-type="float">
            <text:p>22,5284301460462</text:p>
          </table:table-cell>
          <table:table-cell office:value-type="float" office:value="34.7756026726816" calcext:value-type="float">
            <text:p>34,7756026726816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46130" calcext:value-type="float">
            <text:p>46130</text:p>
          </table:table-cell>
          <table:table-cell office:value-type="float" office:value="0.00355374555781805" calcext:value-type="float">
            <text:p>0,003553745557818</text:p>
          </table:table-cell>
          <table:table-cell office:value-type="float" office:value="0.0323749595313006" calcext:value-type="float">
            <text:p>0,032374959531301</text:p>
          </table:table-cell>
          <table:table-cell office:value-type="float" office:value="4.66195417255728" calcext:value-type="float">
            <text:p>4,66195417255728</text:p>
          </table:table-cell>
          <table:table-cell office:value-type="float" office:value="9.32561334298332" calcext:value-type="float">
            <text:p>9,32561334298332</text:p>
          </table:table-cell>
          <table:table-cell office:value-type="float" office:value="14.8447132691443" calcext:value-type="float">
            <text:p>14,8447132691443</text:p>
          </table:table-cell>
          <table:table-cell office:value-type="float" office:value="13.6498058449013" calcext:value-type="float">
            <text:p>13,6498058449013</text:p>
          </table:table-cell>
          <table:table-cell office:value-type="float" office:value="14.3988080528531" calcext:value-type="float">
            <text:p>14,3988080528531</text:p>
          </table:table-cell>
          <table:table-cell office:value-type="float" office:value="14.8098046987746" calcext:value-type="float">
            <text:p>14,8098046987746</text:p>
          </table:table-cell>
          <table:table-cell office:value-type="float" office:value="13.648841749262" calcext:value-type="float">
            <text:p>13,648841749262</text:p>
          </table:table-cell>
          <table:table-cell office:value-type="float" office:value="14.3987794551643" calcext:value-type="float">
            <text:p>14,3987794551643</text:p>
          </table:table-cell>
          <table:table-cell office:value-type="float" office:value="-1.41794177675497" calcext:value-type="float">
            <text:p>-1,41794177675497</text:p>
          </table:table-cell>
          <table:table-cell office:value-type="float" office:value="-1.40864352875416" calcext:value-type="float">
            <text:p>-1,40864352875416</text:p>
          </table:table-cell>
          <table:table-cell office:value-type="float" office:value="-1.41263061327254" calcext:value-type="float">
            <text:p>-1,41263061327254</text:p>
          </table:table-cell>
          <table:table-cell office:value-type="float" office:value="0.00191969496272693" calcext:value-type="float">
            <text:p>0,001919694962727</text:p>
          </table:table-cell>
          <table:table-cell office:value-type="float" office:value="0.00529976954171915" calcext:value-type="float">
            <text:p>0,005299769541719</text:p>
          </table:table-cell>
          <table:table-cell office:value-type="float" office:value="0.00343319387393429" calcext:value-type="float">
            <text:p>0,003433193873934</text:p>
          </table:table-cell>
          <table:table-cell office:value-type="float" office:value="0.997187006431223" calcext:value-type="float">
            <text:p>0,997187006431223</text:p>
          </table:table-cell>
          <table:table-cell office:value-type="float" office:value="0.996853371526362" calcext:value-type="float">
            <text:p>0,996853371526362</text:p>
          </table:table-cell>
          <table:table-cell office:value-type="float" office:value="0.996565479055128" calcext:value-type="float">
            <text:p>0,99656547905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-2.14905481368148" calcext:value-type="float">
            <text:p>-2,14905481368148</text:p>
          </table:table-cell>
          <table:table-cell office:value-type="float" office:value="3.29276588404264" calcext:value-type="float">
            <text:p>3,29276588404264</text:p>
          </table:table-cell>
          <table:table-cell office:value-type="float" office:value="643.515283105896" calcext:value-type="float">
            <text:p>643,515283105896</text:p>
          </table:table-cell>
          <table:table-cell table:number-columns-repeated="2" office:value-type="float" office:value="4.13379863317459" calcext:value-type="float">
            <text:p>4,13379863317459</text:p>
          </table:table-cell>
          <table:table-cell office:value-type="float" office:value="652.31731659151" calcext:value-type="float">
            <text:p>652,31731659151</text:p>
          </table:table-cell>
          <table:table-cell office:value-type="float" office:value="3.53126812171329" calcext:value-type="float">
            <text:p>3,53126812171329</text:p>
          </table:table-cell>
          <table:table-cell office:value-type="float" office:value="2.4991966654349" calcext:value-type="float">
            <text:p>2,4991966654349</text:p>
          </table:table-cell>
          <table:table-cell office:value-type="float" office:value="106.798698186291" calcext:value-type="float">
            <text:p>106,798698186291</text:p>
          </table:table-cell>
          <table:table-cell office:value-type="float" office:value="173.753564738277" calcext:value-type="float">
            <text:p>173,753564738277</text:p>
          </table:table-cell>
          <table:table-cell office:value-type="float" office:value="654.50422538148" calcext:value-type="float">
            <text:p>654,50422538148</text:p>
          </table:table-cell>
          <table:table-cell office:value-type="float" office:value="50105.9045571831" calcext:value-type="float">
            <text:p>50105,9045571831</text:p>
          </table:table-cell>
          <table:table-cell office:value-type="float" office:value="1.56844377405037" calcext:value-type="float">
            <text:p>1,56844377405037</text:p>
          </table:table-cell>
          <table:table-cell office:value-type="float" office:value="5.26863622058434" calcext:value-type="float">
            <text:p>5,26863622058434</text:p>
          </table:table-cell>
          <table:table-cell office:value-type="float" office:value="114.2869976728" calcext:value-type="float">
            <text:p>114,2869976728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48389" calcext:value-type="float">
            <text:p>48389</text:p>
          </table:table-cell>
          <table:table-cell office:value-type="float" office:value="0.00278624651719185" calcext:value-type="float">
            <text:p>0,002786246517192</text:p>
          </table:table-cell>
          <table:table-cell office:value-type="float" office:value="0.0362499546875566" calcext:value-type="float">
            <text:p>0,036249954687557</text:p>
          </table:table-cell>
          <table:table-cell office:value-type="float" office:value="1.69669787912765" calcext:value-type="float">
            <text:p>1,69669787912765</text:p>
          </table:table-cell>
          <table:table-cell office:value-type="float" office:value="3.94399507000616" calcext:value-type="float">
            <text:p>3,94399507000616</text:p>
          </table:table-cell>
          <table:table-cell office:value-type="float" office:value="14.1429122256536" calcext:value-type="float">
            <text:p>14,1429122256536</text:p>
          </table:table-cell>
          <table:table-cell office:value-type="float" office:value="15.1625070526933" calcext:value-type="float">
            <text:p>15,1625070526933</text:p>
          </table:table-cell>
          <table:table-cell office:value-type="float" office:value="14.6147766579028" calcext:value-type="float">
            <text:p>14,6147766579028</text:p>
          </table:table-cell>
          <table:table-cell office:value-type="float" office:value="14.1017876874097" calcext:value-type="float">
            <text:p>14,1017876874097</text:p>
          </table:table-cell>
          <table:table-cell office:value-type="float" office:value="15.0377500086918" calcext:value-type="float">
            <text:p>15,0377500086918</text:p>
          </table:table-cell>
          <table:table-cell office:value-type="float" office:value="14.5888733994752" calcext:value-type="float">
            <text:p>14,5888733994752</text:p>
          </table:table-cell>
          <table:table-cell office:value-type="float" office:value="-1.46114868859588" calcext:value-type="float">
            <text:p>-1,46114868859588</text:p>
          </table:table-cell>
          <table:table-cell office:value-type="float" office:value="-1.46603376845108" calcext:value-type="float">
            <text:p>-1,46603376845108</text:p>
          </table:table-cell>
          <table:table-cell office:value-type="float" office:value="-1.47925872376266" calcext:value-type="float">
            <text:p>-1,47925872376266</text:p>
          </table:table-cell>
          <table:table-cell office:value-type="float" office:value="0.000743050070160831" calcext:value-type="float">
            <text:p>0,000743050070161</text:p>
          </table:table-cell>
          <table:table-cell office:value-type="float" office:value="0.00345125820435968" calcext:value-type="float">
            <text:p>0,00345125820436</text:p>
          </table:table-cell>
          <table:table-cell office:value-type="float" office:value="0.00240769352456905" calcext:value-type="float">
            <text:p>0,002407693524569</text:p>
          </table:table-cell>
          <table:table-cell office:value-type="float" office:value="0.995106979388908" calcext:value-type="float">
            <text:p>0,995106979388908</text:p>
          </table:table-cell>
          <table:table-cell office:value-type="float" office:value="0.996345169860462" calcext:value-type="float">
            <text:p>0,996345169860462</text:p>
          </table:table-cell>
          <table:table-cell office:value-type="float" office:value="0.992481681756608" calcext:value-type="float">
            <text:p>0,992481681756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-2.11308985863768" calcext:value-type="float">
            <text:p>-2,11308985863768</text:p>
          </table:table-cell>
          <table:table-cell office:value-type="float" office:value="3.34802581496773" calcext:value-type="float">
            <text:p>3,34802581496773</text:p>
          </table:table-cell>
          <table:table-cell office:value-type="float" office:value="627.540225574718" calcext:value-type="float">
            <text:p>627,540225574718</text:p>
          </table:table-cell>
          <table:table-cell table:number-columns-repeated="2" office:value-type="float" office:value="4.19576071702022" calcext:value-type="float">
            <text:p>4,19576071702022</text:p>
          </table:table-cell>
          <table:table-cell office:value-type="float" office:value="637.367316351906" calcext:value-type="float">
            <text:p>637,367316351906</text:p>
          </table:table-cell>
          <table:table-cell office:value-type="float" office:value="3.6248116149412" calcext:value-type="float">
            <text:p>3,6248116149412</text:p>
          </table:table-cell>
          <table:table-cell office:value-type="float" office:value="2.52885965146341" calcext:value-type="float">
            <text:p>2,52885965146341</text:p>
          </table:table-cell>
          <table:table-cell office:value-type="float" office:value="111.49152989919" calcext:value-type="float">
            <text:p>111,49152989919</text:p>
          </table:table-cell>
          <table:table-cell office:value-type="float" office:value="171.29070597916" calcext:value-type="float">
            <text:p>171,29070597916</text:p>
          </table:table-cell>
          <table:table-cell office:value-type="float" office:value="684.155809941557" calcext:value-type="float">
            <text:p>684,155809941557</text:p>
          </table:table-cell>
          <table:table-cell office:value-type="float" office:value="50869.7938774792" calcext:value-type="float">
            <text:p>50869,7938774792</text:p>
          </table:table-cell>
          <table:table-cell office:value-type="float" office:value="1.6148513640653" calcext:value-type="float">
            <text:p>1,6148513640653</text:p>
          </table:table-cell>
          <table:table-cell office:value-type="float" office:value="5.32171987709427" calcext:value-type="float">
            <text:p>5,32171987709427</text:p>
          </table:table-cell>
          <table:table-cell office:value-type="float" office:value="113.632590887714" calcext:value-type="float">
            <text:p>113,632590887714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50702" calcext:value-type="float">
            <text:p>50702</text:p>
          </table:table-cell>
          <table:table-cell office:value-type="float" office:value="0.00105874867656415" calcext:value-type="float">
            <text:p>0,001058748676564</text:p>
          </table:table-cell>
          <table:table-cell office:value-type="float" office:value="0.00962498796876504" calcext:value-type="float">
            <text:p>0,009624987968765</text:p>
          </table:table-cell>
          <table:table-cell office:value-type="float" office:value="1.59851675185406" calcext:value-type="float">
            <text:p>1,59851675185406</text:p>
          </table:table-cell>
          <table:table-cell office:value-type="float" office:value="4.30349462063172" calcext:value-type="float">
            <text:p>4,30349462063172</text:p>
          </table:table-cell>
          <table:table-cell office:value-type="float" office:value="13.9357561597272" calcext:value-type="float">
            <text:p>13,9357561597272</text:p>
          </table:table-cell>
          <table:table-cell office:value-type="float" office:value="14.732519470243" calcext:value-type="float">
            <text:p>14,732519470243</text:p>
          </table:table-cell>
          <table:table-cell office:value-type="float" office:value="14.7067262125279" calcext:value-type="float">
            <text:p>14,7067262125279</text:p>
          </table:table-cell>
          <table:table-cell office:value-type="float" office:value="13.8955282652464" calcext:value-type="float">
            <text:p>13,8955282652464</text:p>
          </table:table-cell>
          <table:table-cell office:value-type="float" office:value="14.6034447307188" calcext:value-type="float">
            <text:p>14,6034447307188</text:p>
          </table:table-cell>
          <table:table-cell office:value-type="float" office:value="14.6797158419672" calcext:value-type="float">
            <text:p>14,6797158419672</text:p>
          </table:table-cell>
          <table:table-cell office:value-type="float" office:value="-1.45869832111681" calcext:value-type="float">
            <text:p>-1,45869832111681</text:p>
          </table:table-cell>
          <table:table-cell office:value-type="float" office:value="-1.44634900556713" calcext:value-type="float">
            <text:p>-1,44634900556713</text:p>
          </table:table-cell>
          <table:table-cell office:value-type="float" office:value="-1.47201150418538" calcext:value-type="float">
            <text:p>-1,47201150418538</text:p>
          </table:table-cell>
          <table:table-cell office:value-type="float" office:value="0.00492769401993972" calcext:value-type="float">
            <text:p>0,00492769401994</text:p>
          </table:table-cell>
          <table:table-cell office:value-type="float" office:value="0.00624995016136515" calcext:value-type="float">
            <text:p>0,006249950161365</text:p>
          </table:table-cell>
          <table:table-cell office:value-type="float" office:value="0.00477886522734514" calcext:value-type="float">
            <text:p>0,004778865227345</text:p>
          </table:table-cell>
          <table:table-cell office:value-type="float" office:value="0.99553756317056" calcext:value-type="float">
            <text:p>0,99553756317056</text:p>
          </table:table-cell>
          <table:table-cell office:value-type="float" office:value="0.994922525088337" calcext:value-type="float">
            <text:p>0,994922525088337</text:p>
          </table:table-cell>
          <table:table-cell office:value-type="float" office:value="0.994856646769644" calcext:value-type="float">
            <text:p>0,994856646769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-1.44387944515069" calcext:value-type="float">
            <text:p>-1,44387944515069</text:p>
          </table:table-cell>
          <table:table-cell office:value-type="float" office:value="3.23293220883474" calcext:value-type="float">
            <text:p>3,23293220883474</text:p>
          </table:table-cell>
          <table:table-cell office:value-type="float" office:value="747.973753782808" calcext:value-type="float">
            <text:p>747,973753782808</text:p>
          </table:table-cell>
          <table:table-cell table:number-columns-repeated="2" office:value-type="float" office:value="4.48082538744312" calcext:value-type="float">
            <text:p>4,48082538744312</text:p>
          </table:table-cell>
          <table:table-cell office:value-type="float" office:value="900.150604292061" calcext:value-type="float">
            <text:p>900,150604292061</text:p>
          </table:table-cell>
          <table:table-cell office:value-type="float" office:value="4.24181662741639" calcext:value-type="float">
            <text:p>4,24181662741639</text:p>
          </table:table-cell>
          <table:table-cell office:value-type="float" office:value="3.10257078659517" calcext:value-type="float">
            <text:p>3,10257078659517</text:p>
          </table:table-cell>
          <table:table-cell office:value-type="float" office:value="500.805724866857" calcext:value-type="float">
            <text:p>500,805724866857</text:p>
          </table:table-cell>
          <table:table-cell office:value-type="float" office:value="209.179849318483" calcext:value-type="float">
            <text:p>209,179849318483</text:p>
          </table:table-cell>
          <table:table-cell office:value-type="float" office:value="678.941952085987" calcext:value-type="float">
            <text:p>678,941952085987</text:p>
          </table:table-cell>
          <table:table-cell office:value-type="float" office:value="3071.01197221674" calcext:value-type="float">
            <text:p>3071,01197221674</text:p>
          </table:table-cell>
          <table:table-cell office:value-type="float" office:value="0.60715699714064" calcext:value-type="float">
            <text:p>0,60715699714064</text:p>
          </table:table-cell>
          <table:table-cell office:value-type="float" office:value="12.308945544209" calcext:value-type="float">
            <text:p>12,308945544209</text:p>
          </table:table-cell>
          <table:table-cell office:value-type="float" office:value="50.2364807026663" calcext:value-type="float">
            <text:p>50,2364807026663</text:p>
          </table:table-cell>
          <table:table-cell office:value-type="float" office:value="-219" calcext:value-type="float">
            <text:p>-2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53069" calcext:value-type="float">
            <text:p>53069</text:p>
          </table:table-cell>
          <table:table-cell office:value-type="float" office:value="0.0450411936985079" calcext:value-type="float">
            <text:p>0,045041193698508</text:p>
          </table:table-cell>
          <table:table-cell office:value-type="float" office:value="0.263999670000412" calcext:value-type="float">
            <text:p>0,263999670000412</text:p>
          </table:table-cell>
          <table:table-cell office:value-type="float" office:value="31.40259199676" calcext:value-type="float">
            <text:p>31,40259199676</text:p>
          </table:table-cell>
          <table:table-cell office:value-type="float" office:value="30.3210870986411" calcext:value-type="float">
            <text:p>30,3210870986411</text:p>
          </table:table-cell>
          <table:table-cell office:value-type="float" office:value="15.9921259238691" calcext:value-type="float">
            <text:p>15,9921259238691</text:p>
          </table:table-cell>
          <table:table-cell office:value-type="float" office:value="15.253822730749" calcext:value-type="float">
            <text:p>15,253822730749</text:p>
          </table:table-cell>
          <table:table-cell office:value-type="float" office:value="16.1104486069385" calcext:value-type="float">
            <text:p>16,1104486069385</text:p>
          </table:table-cell>
          <table:table-cell office:value-type="float" office:value="15.9347632124443" calcext:value-type="float">
            <text:p>15,9347632124443</text:p>
          </table:table-cell>
          <table:table-cell office:value-type="float" office:value="15.2366613953852" calcext:value-type="float">
            <text:p>15,2366613953852</text:p>
          </table:table-cell>
          <table:table-cell office:value-type="float" office:value="16.0898739400114" calcext:value-type="float">
            <text:p>16,0898739400114</text:p>
          </table:table-cell>
          <table:table-cell office:value-type="float" office:value="-0.581567648229388" calcext:value-type="float">
            <text:p>-0,581567648229388</text:p>
          </table:table-cell>
          <table:table-cell office:value-type="float" office:value="-1.40024362766882" calcext:value-type="float">
            <text:p>-1,40024362766882</text:p>
          </table:table-cell>
          <table:table-cell office:value-type="float" office:value="-0.567092211345237" calcext:value-type="float">
            <text:p>-0,567092211345237</text:p>
          </table:table-cell>
          <table:table-cell office:value-type="float" office:value="-0.00137437745195706" calcext:value-type="float">
            <text:p>-0,001374377451957</text:p>
          </table:table-cell>
          <table:table-cell office:value-type="float" office:value="-0.00101903492085099" calcext:value-type="float">
            <text:p>-0,001019034920851</text:p>
          </table:table-cell>
          <table:table-cell office:value-type="float" office:value="0.000476943084828333" calcext:value-type="float">
            <text:p>0,000476943084828</text:p>
          </table:table-cell>
          <table:table-cell office:value-type="float" office:value="0.967800121140438" calcext:value-type="float">
            <text:p>0,967800121140438</text:p>
          </table:table-cell>
          <table:table-cell office:value-type="float" office:value="0.973459559859487" calcext:value-type="float">
            <text:p>0,973459559859487</text:p>
          </table:table-cell>
          <table:table-cell office:value-type="float" office:value="0.960910238363552" calcext:value-type="float">
            <text:p>0,96091023836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-1.41995072506159" calcext:value-type="float">
            <text:p>-1,41995072506159</text:p>
          </table:table-cell>
          <table:table-cell office:value-type="float" office:value="3.28154339807075" calcext:value-type="float">
            <text:p>3,28154339807075</text:p>
          </table:table-cell>
          <table:table-cell office:value-type="float" office:value="767.216648479189" calcext:value-type="float">
            <text:p>767,216648479189</text:p>
          </table:table-cell>
          <table:table-cell table:number-columns-repeated="2" office:value-type="float" office:value="4.1259745782563" calcext:value-type="float">
            <text:p>4,1259745782563</text:p>
          </table:table-cell>
          <table:table-cell office:value-type="float" office:value="776.833802713974" calcext:value-type="float">
            <text:p>776,833802713974</text:p>
          </table:table-cell>
          <table:table-cell office:value-type="float" office:value="3.87393935920715" calcext:value-type="float">
            <text:p>3,87393935920715</text:p>
          </table:table-cell>
          <table:table-cell office:value-type="float" office:value="2.50102761819926" calcext:value-type="float">
            <text:p>2,50102761819926</text:p>
          </table:table-cell>
          <table:table-cell office:value-type="float" office:value="121.857996600197" calcext:value-type="float">
            <text:p>121,857996600197</text:p>
          </table:table-cell>
          <table:table-cell office:value-type="float" office:value="155.708041152546" calcext:value-type="float">
            <text:p>155,708041152546</text:p>
          </table:table-cell>
          <table:table-cell office:value-type="float" office:value="857.415363638886" calcext:value-type="float">
            <text:p>857,415363638886</text:p>
          </table:table-cell>
          <table:table-cell office:value-type="float" office:value="50834.1689626534" calcext:value-type="float">
            <text:p>50834,1689626534</text:p>
          </table:table-cell>
          <table:table-cell office:value-type="float" office:value="1.47895216586563" calcext:value-type="float">
            <text:p>1,47895216586563</text:p>
          </table:table-cell>
          <table:table-cell office:value-type="float" office:value="6.11858835888582" calcext:value-type="float">
            <text:p>6,11858835888582</text:p>
          </table:table-cell>
          <table:table-cell office:value-type="float" office:value="113.107410889355" calcext:value-type="float">
            <text:p>113,10741088935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55490" calcext:value-type="float">
            <text:p>55490</text:p>
          </table:table-cell>
          <table:table-cell office:value-type="float" office:value="0.000562499296875879" calcext:value-type="float">
            <text:p>0,000562499296876</text:p>
          </table:table-cell>
          <table:table-cell office:value-type="float" office:value="0.00587499265625918" calcext:value-type="float">
            <text:p>0,005874992656259</text:p>
          </table:table-cell>
          <table:table-cell office:value-type="float" office:value="27.4597919252601" calcext:value-type="float">
            <text:p>27,4597919252601</text:p>
          </table:table-cell>
          <table:table-cell office:value-type="float" office:value="39.2129509838113" calcext:value-type="float">
            <text:p>39,2129509838113</text:p>
          </table:table-cell>
          <table:table-cell office:value-type="float" office:value="16.1582191125738" calcext:value-type="float">
            <text:p>16,1582191125738</text:p>
          </table:table-cell>
          <table:table-cell office:value-type="float" office:value="15.6674034436338" calcext:value-type="float">
            <text:p>15,6674034436338</text:p>
          </table:table-cell>
          <table:table-cell office:value-type="float" office:value="16.145001484164" calcext:value-type="float">
            <text:p>16,145001484164</text:p>
          </table:table-cell>
          <table:table-cell office:value-type="float" office:value="16.1009038769286" calcext:value-type="float">
            <text:p>16,1009038769286</text:p>
          </table:table-cell>
          <table:table-cell office:value-type="float" office:value="15.650729626895" calcext:value-type="float">
            <text:p>15,650729626895</text:p>
          </table:table-cell>
          <table:table-cell office:value-type="float" office:value="16.1260119506381" calcext:value-type="float">
            <text:p>16,1260119506381</text:p>
          </table:table-cell>
          <table:table-cell office:value-type="float" office:value="-1.45291081036549" calcext:value-type="float">
            <text:p>-1,45291081036549</text:p>
          </table:table-cell>
          <table:table-cell office:value-type="float" office:value="-1.45384226999614" calcext:value-type="float">
            <text:p>-1,45384226999614</text:p>
          </table:table-cell>
          <table:table-cell office:value-type="float" office:value="-1.46703153083719" calcext:value-type="float">
            <text:p>-1,46703153083719</text:p>
          </table:table-cell>
          <table:table-cell office:value-type="float" office:value="0.000172009149109636" calcext:value-type="float">
            <text:p>0,00017200914911</text:p>
          </table:table-cell>
          <table:table-cell office:value-type="float" office:value="0.000783678274009965" calcext:value-type="float">
            <text:p>0,00078367827401</text:p>
          </table:table-cell>
          <table:table-cell office:value-type="float" office:value="-0.000129671212565409" calcext:value-type="float">
            <text:p>-0,000129671212565</text:p>
          </table:table-cell>
          <table:table-cell office:value-type="float" office:value="0.986329108063628" calcext:value-type="float">
            <text:p>0,986329108063628</text:p>
          </table:table-cell>
          <table:table-cell office:value-type="float" office:value="0.989466936353417" calcext:value-type="float">
            <text:p>0,989466936353417</text:p>
          </table:table-cell>
          <table:table-cell office:value-type="float" office:value="0.989436507306147" calcext:value-type="float">
            <text:p>0,98943650730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-2.12138234827206" calcext:value-type="float">
            <text:p>-2,12138234827206</text:p>
          </table:table-cell>
          <table:table-cell office:value-type="float" office:value="3.38275827155216" calcext:value-type="float">
            <text:p>3,38275827155216</text:p>
          </table:table-cell>
          <table:table-cell office:value-type="float" office:value="813.132818583977" calcext:value-type="float">
            <text:p>813,132818583977</text:p>
          </table:table-cell>
          <table:table-cell table:number-columns-repeated="2" office:value-type="float" office:value="4.27384951393506" calcext:value-type="float">
            <text:p>4,27384951393506</text:p>
          </table:table-cell>
          <table:table-cell office:value-type="float" office:value="825.854419161209" calcext:value-type="float">
            <text:p>825,854419161209</text:p>
          </table:table-cell>
          <table:table-cell office:value-type="float" office:value="3.71019225919663" calcext:value-type="float">
            <text:p>3,71019225919663</text:p>
          </table:table-cell>
          <table:table-cell office:value-type="float" office:value="2.61203678075336" calcext:value-type="float">
            <text:p>2,61203678075336</text:p>
          </table:table-cell>
          <table:table-cell office:value-type="float" office:value="144.397164064172" calcext:value-type="float">
            <text:p>144,397164064172</text:p>
          </table:table-cell>
          <table:table-cell office:value-type="float" office:value="214.426610075278" calcext:value-type="float">
            <text:p>214,426610075278</text:p>
          </table:table-cell>
          <table:table-cell office:value-type="float" office:value="823.209651874312" calcext:value-type="float">
            <text:p>823,209651874312</text:p>
          </table:table-cell>
          <table:table-cell office:value-type="float" office:value="31254.5493376229" calcext:value-type="float">
            <text:p>31254,5493376229</text:p>
          </table:table-cell>
          <table:table-cell office:value-type="float" office:value="1.84048768815804" calcext:value-type="float">
            <text:p>1,84048768815804</text:p>
          </table:table-cell>
          <table:table-cell office:value-type="float" office:value="7.19585186523938" calcext:value-type="float">
            <text:p>7,19585186523938</text:p>
          </table:table-cell>
          <table:table-cell office:value-type="float" office:value="88.7608136721235" calcext:value-type="float">
            <text:p>88,7608136721235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57965" calcext:value-type="float">
            <text:p>57965</text:p>
          </table:table-cell>
          <table:table-cell office:value-type="float" office:value="0.00941998822501472" calcext:value-type="float">
            <text:p>0,009419988225015</text:p>
          </table:table-cell>
          <table:table-cell office:value-type="float" office:value="0.0804998993751258" calcext:value-type="float">
            <text:p>0,080499899375126</text:p>
          </table:table-cell>
          <table:table-cell office:value-type="float" office:value="51.3030333712083" calcext:value-type="float">
            <text:p>51,3030333712083</text:p>
          </table:table-cell>
          <table:table-cell office:value-type="float" office:value="50.4980618774226" calcext:value-type="float">
            <text:p>50,4980618774226</text:p>
          </table:table-cell>
          <table:table-cell office:value-type="float" office:value="15.8578496543748" calcext:value-type="float">
            <text:p>15,8578496543748</text:p>
          </table:table-cell>
          <table:table-cell office:value-type="float" office:value="16.8591089166379" calcext:value-type="float">
            <text:p>16,8591089166379</text:p>
          </table:table-cell>
          <table:table-cell office:value-type="float" office:value="16.6562861845059" calcext:value-type="float">
            <text:p>16,6562861845059</text:p>
          </table:table-cell>
          <table:table-cell office:value-type="float" office:value="15.8217631285099" calcext:value-type="float">
            <text:p>15,8217631285099</text:p>
          </table:table-cell>
          <table:table-cell office:value-type="float" office:value="16.7519709180777" calcext:value-type="float">
            <text:p>16,7519709180777</text:p>
          </table:table-cell>
          <table:table-cell office:value-type="float" office:value="16.6348147658643" calcext:value-type="float">
            <text:p>16,6348147658643</text:p>
          </table:table-cell>
          <table:table-cell office:value-type="float" office:value="-1.44992335274826" calcext:value-type="float">
            <text:p>-1,44992335274826</text:p>
          </table:table-cell>
          <table:table-cell office:value-type="float" office:value="-1.44117376178738" calcext:value-type="float">
            <text:p>-1,44117376178738</text:p>
          </table:table-cell>
          <table:table-cell office:value-type="float" office:value="-1.48074630044697" calcext:value-type="float">
            <text:p>-1,48074630044697</text:p>
          </table:table-cell>
          <table:table-cell office:value-type="float" office:value="0.0035078129851395" calcext:value-type="float">
            <text:p>0,00350781298514</text:p>
          </table:table-cell>
          <table:table-cell office:value-type="float" office:value="0.000968327718528851" calcext:value-type="float">
            <text:p>0,000968327718529</text:p>
          </table:table-cell>
          <table:table-cell office:value-type="float" office:value="0.0046055419018783" calcext:value-type="float">
            <text:p>0,004605541901878</text:p>
          </table:table-cell>
          <table:table-cell office:value-type="float" office:value="0.994350759361764" calcext:value-type="float">
            <text:p>0,994350759361764</text:p>
          </table:table-cell>
          <table:table-cell office:value-type="float" office:value="0.995196880324895" calcext:value-type="float">
            <text:p>0,995196880324895</text:p>
          </table:table-cell>
          <table:table-cell office:value-type="float" office:value="0.993174368653304" calcext:value-type="float">
            <text:p>0,99317436865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-1.20386224517219" calcext:value-type="float">
            <text:p>-1,20386224517219</text:p>
          </table:table-cell>
          <table:table-cell office:value-type="float" office:value="2.76466029417463" calcext:value-type="float">
            <text:p>2,76466029417463</text:p>
          </table:table-cell>
          <table:table-cell office:value-type="float" office:value="526.925035093706" calcext:value-type="float">
            <text:p>526,925035093706</text:p>
          </table:table-cell>
          <table:table-cell table:number-columns-repeated="2" office:value-type="float" office:value="3.48221461037753" calcext:value-type="float">
            <text:p>3,48221461037753</text:p>
          </table:table-cell>
          <table:table-cell office:value-type="float" office:value="534.473328316368" calcext:value-type="float">
            <text:p>534,473328316368</text:p>
          </table:table-cell>
          <table:table-cell office:value-type="float" office:value="3.26749663922945" calcext:value-type="float">
            <text:p>3,26749663922945</text:p>
          </table:table-cell>
          <table:table-cell office:value-type="float" office:value="2.11718493536606" calcext:value-type="float">
            <text:p>2,11718493536606</text:p>
          </table:table-cell>
          <table:table-cell office:value-type="float" office:value="89.5083575599129" calcext:value-type="float">
            <text:p>89,5083575599129</text:p>
          </table:table-cell>
          <table:table-cell office:value-type="float" office:value="365.183913228891" calcext:value-type="float">
            <text:p>365,183913228891</text:p>
          </table:table-cell>
          <table:table-cell office:value-type="float" office:value="1997.47396716807" calcext:value-type="float">
            <text:p>1997,47396716807</text:p>
          </table:table-cell>
          <table:table-cell office:value-type="float" office:value="251829.53332907" calcext:value-type="float">
            <text:p>251829,53332907</text:p>
          </table:table-cell>
          <table:table-cell office:value-type="float" office:value="2.79429093896627" calcext:value-type="float">
            <text:p>2,79429093896627</text:p>
          </table:table-cell>
          <table:table-cell office:value-type="float" office:value="10.8204629015827" calcext:value-type="float">
            <text:p>10,8204629015827</text:p>
          </table:table-cell>
          <table:table-cell office:value-type="float" office:value="376.0846796489" calcext:value-type="float">
            <text:p>376,0846796489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60494" calcext:value-type="float">
            <text:p>60494</text:p>
          </table:table-cell>
          <table:table-cell office:value-type="float" office:value="0.00107499865625168" calcext:value-type="float">
            <text:p>0,001074998656252</text:p>
          </table:table-cell>
          <table:table-cell office:value-type="float" office:value="0.00774999031251211" calcext:value-type="float">
            <text:p>0,007749990312512</text:p>
          </table:table-cell>
          <table:table-cell office:value-type="float" office:value="0.113707357865803" calcext:value-type="float">
            <text:p>0,113707357865803</text:p>
          </table:table-cell>
          <table:table-cell office:value-type="float" office:value="0.014749981562523" calcext:value-type="float">
            <text:p>0,014749981562523</text:p>
          </table:table-cell>
          <table:table-cell office:value-type="float" office:value="13.5931516409104" calcext:value-type="float">
            <text:p>13,5931516409104</text:p>
          </table:table-cell>
          <table:table-cell office:value-type="float" office:value="12.7102255315438" calcext:value-type="float">
            <text:p>12,7102255315438</text:p>
          </table:table-cell>
          <table:table-cell office:value-type="float" office:value="13.4388031646502" calcext:value-type="float">
            <text:p>13,4388031646502</text:p>
          </table:table-cell>
          <table:table-cell office:value-type="float" office:value="13.5565151091239" calcext:value-type="float">
            <text:p>13,5565151091239</text:p>
          </table:table-cell>
          <table:table-cell office:value-type="float" office:value="12.7092005066621" calcext:value-type="float">
            <text:p>12,7092005066621</text:p>
          </table:table-cell>
          <table:table-cell office:value-type="float" office:value="13.4387274417208" calcext:value-type="float">
            <text:p>13,4387274417208</text:p>
          </table:table-cell>
          <table:table-cell office:value-type="float" office:value="-1.45093754215627" calcext:value-type="float">
            <text:p>-1,45093754215627</text:p>
          </table:table-cell>
          <table:table-cell office:value-type="float" office:value="-1.44729178476737" calcext:value-type="float">
            <text:p>-1,44729178476737</text:p>
          </table:table-cell>
          <table:table-cell office:value-type="float" office:value="-1.45409337161677" calcext:value-type="float">
            <text:p>-1,45409337161677</text:p>
          </table:table-cell>
          <table:table-cell office:value-type="float" office:value="0.000608790383219818" calcext:value-type="float">
            <text:p>0,00060879038322</text:p>
          </table:table-cell>
          <table:table-cell office:value-type="float" office:value="0.000913354576111207" calcext:value-type="float">
            <text:p>0,000913354576111</text:p>
          </table:table-cell>
          <table:table-cell office:value-type="float" office:value="0.00394743867657281" calcext:value-type="float">
            <text:p>0,003947438676573</text:p>
          </table:table-cell>
          <table:table-cell office:value-type="float" office:value="0.990843019335148" calcext:value-type="float">
            <text:p>0,990843019335148</text:p>
          </table:table-cell>
          <table:table-cell office:value-type="float" office:value="0.990922796711913" calcext:value-type="float">
            <text:p>0,990922796711913</text:p>
          </table:table-cell>
          <table:table-cell office:value-type="float" office:value="0.988058624060795" calcext:value-type="float">
            <text:p>0,98805862406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office:value-type="float" office:value="-2.93596883003896" calcext:value-type="float">
            <text:p>-2,93596883003896</text:p>
          </table:table-cell>
          <table:table-cell office:value-type="float" office:value="3.99352500809374" calcext:value-type="float">
            <text:p>3,99352500809374</text:p>
          </table:table-cell>
          <table:table-cell office:value-type="float" office:value="11.3193158508552" calcext:value-type="float">
            <text:p>11,3193158508552</text:p>
          </table:table-cell>
          <table:table-cell table:number-columns-repeated="2" office:value-type="float" office:value="4.96321007093013" calcext:value-type="float">
            <text:p>4,96321007093013</text:p>
          </table:table-cell>
          <table:table-cell office:value-type="float" office:value="72.3189229556603" calcext:value-type="float">
            <text:p>72,3189229556603</text:p>
          </table:table-cell>
          <table:table-cell office:value-type="float" office:value="4.00169229666923" calcext:value-type="float">
            <text:p>4,00169229666923</text:p>
          </table:table-cell>
          <table:table-cell office:value-type="float" office:value="2.94706841079608" calcext:value-type="float">
            <text:p>2,94706841079608</text:p>
          </table:table-cell>
          <table:table-cell office:value-type="float" office:value="71.4275836504029" calcext:value-type="float">
            <text:p>71,4275836504029</text:p>
          </table:table-cell>
          <table:table-cell office:value-type="float" office:value="179.031068017464" calcext:value-type="float">
            <text:p>179,031068017464</text:p>
          </table:table-cell>
          <table:table-cell office:value-type="float" office:value="571.834897964653" calcext:value-type="float">
            <text:p>571,834897964653</text:p>
          </table:table-cell>
          <table:table-cell office:value-type="float" office:value="759654.779325106" calcext:value-type="float">
            <text:p>759654,779325106</text:p>
          </table:table-cell>
          <table:table-cell office:value-type="float" office:value="1.64077194394699" calcext:value-type="float">
            <text:p>1,64077194394699</text:p>
          </table:table-cell>
          <table:table-cell office:value-type="float" office:value="4.64619242442969" calcext:value-type="float">
            <text:p>4,64619242442969</text:p>
          </table:table-cell>
          <table:table-cell office:value-type="float" office:value="860.389343545712" calcext:value-type="float">
            <text:p>860,389343545712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3077" calcext:value-type="float">
            <text:p>63077</text:p>
          </table:table-cell>
          <table:table-cell office:value-type="float" office:value="0.000912498859376426" calcext:value-type="float">
            <text:p>0,000912498859376</text:p>
          </table:table-cell>
          <table:table-cell office:value-type="float" office:value="0.0302499621875473" calcext:value-type="float">
            <text:p>0,030249962187547</text:p>
          </table:table-cell>
          <table:table-cell office:value-type="float" office:value="0.0778461526923091" calcext:value-type="float">
            <text:p>0,077846152692309</text:p>
          </table:table-cell>
          <table:table-cell office:value-type="float" office:value="0.000124999843750195" calcext:value-type="float">
            <text:p>0,00012499984375</text:p>
          </table:table-cell>
          <table:table-cell office:value-type="float" office:value="1.33473743601316" calcext:value-type="float">
            <text:p>1,33473743601316</text:p>
          </table:table-cell>
          <table:table-cell office:value-type="float" office:value="2.10963520230374" calcext:value-type="float">
            <text:p>2,10963520230374</text:p>
          </table:table-cell>
          <table:table-cell office:value-type="float" office:value="2.25548911346543" calcext:value-type="float">
            <text:p>2,25548911346543</text:p>
          </table:table-cell>
          <table:table-cell office:value-type="float" office:value="1.33469523550792" calcext:value-type="float">
            <text:p>1,33469523550792</text:p>
          </table:table-cell>
          <table:table-cell office:value-type="float" office:value="1.49764929883691" calcext:value-type="float">
            <text:p>1,49764929883691</text:p>
          </table:table-cell>
          <table:table-cell office:value-type="float" office:value="1.73635184329757" calcext:value-type="float">
            <text:p>1,73635184329757</text:p>
          </table:table-cell>
          <table:table-cell office:value-type="float" office:value="169.149617318064" calcext:value-type="float">
            <text:p>169,149617318064</text:p>
          </table:table-cell>
          <table:table-cell office:value-type="float" office:value="114.130997802465" calcext:value-type="float">
            <text:p>114,130997802465</text:p>
          </table:table-cell>
          <table:table-cell office:value-type="float" office:value="64.7788679009759" calcext:value-type="float">
            <text:p>64,7788679009759</text:p>
          </table:table-cell>
          <table:table-cell office:value-type="float" office:value="1.57043461087567" calcext:value-type="float">
            <text:p>1,57043461087567</text:p>
          </table:table-cell>
          <table:table-cell office:value-type="float" office:value="1.16854394971489" calcext:value-type="float">
            <text:p>1,16854394971489</text:p>
          </table:table-cell>
          <table:table-cell office:value-type="float" office:value="0.769067545700866" calcext:value-type="float">
            <text:p>0,769067545700866</text:p>
          </table:table-cell>
          <table:table-cell office:value-type="float" office:value="0.0548381049142706" calcext:value-type="float">
            <text:p>0,054838104914271</text:p>
          </table:table-cell>
          <table:table-cell office:value-type="float" office:value="-0.194864798878677" calcext:value-type="float">
            <text:p>-0,194864798878677</text:p>
          </table:table-cell>
          <table:table-cell office:value-type="float" office:value="-0.182787888219933" calcext:value-type="float">
            <text:p>-0,18278788821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-2.26020092474884" calcext:value-type="float">
            <text:p>-2,26020092474884</text:p>
          </table:table-cell>
          <table:table-cell office:value-type="float" office:value="3.5749192813509" calcext:value-type="float">
            <text:p>3,5749192813509</text:p>
          </table:table-cell>
          <table:table-cell office:value-type="float" office:value="652.326863341421" calcext:value-type="float">
            <text:p>652,326863341421</text:p>
          </table:table-cell>
          <table:table-cell table:number-columns-repeated="2" office:value-type="float" office:value="4.51070929199357" calcext:value-type="float">
            <text:p>4,51070929199357</text:p>
          </table:table-cell>
          <table:table-cell office:value-type="float" office:value="666.102413224287" calcext:value-type="float">
            <text:p>666,102413224287</text:p>
          </table:table-cell>
          <table:table-cell office:value-type="float" office:value="3.90358682452966" calcext:value-type="float">
            <text:p>3,90358682452966</text:p>
          </table:table-cell>
          <table:table-cell office:value-type="float" office:value="2.75071816962456" calcext:value-type="float">
            <text:p>2,75071816962456</text:p>
          </table:table-cell>
          <table:table-cell office:value-type="float" office:value="134.766792149855" calcext:value-type="float">
            <text:p>134,766792149855</text:p>
          </table:table-cell>
          <table:table-cell office:value-type="float" office:value="214.064978399763" calcext:value-type="float">
            <text:p>214,064978399763</text:p>
          </table:table-cell>
          <table:table-cell office:value-type="float" office:value="824.002524567413" calcext:value-type="float">
            <text:p>824,002524567413</text:p>
          </table:table-cell>
          <table:table-cell office:value-type="float" office:value="67907.9509986234" calcext:value-type="float">
            <text:p>67907,9509986234</text:p>
          </table:table-cell>
          <table:table-cell office:value-type="float" office:value="1.83210532640153" calcext:value-type="float">
            <text:p>1,83210532640153</text:p>
          </table:table-cell>
          <table:table-cell office:value-type="float" office:value="6.11247235084439" calcext:value-type="float">
            <text:p>6,11247235084439</text:p>
          </table:table-cell>
          <table:table-cell office:value-type="float" office:value="141.116346921332" calcext:value-type="float">
            <text:p>141,116346921332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65714" calcext:value-type="float">
            <text:p>65714</text:p>
          </table:table-cell>
          <table:table-cell office:value-type="float" office:value="0.00198749751562811" calcext:value-type="float">
            <text:p>0,001987497515628</text:p>
          </table:table-cell>
          <table:table-cell office:value-type="float" office:value="0.0392499509375613" calcext:value-type="float">
            <text:p>0,039249950937561</text:p>
          </table:table-cell>
          <table:table-cell office:value-type="float" office:value="6.0903586370517" calcext:value-type="float">
            <text:p>6,0903586370517</text:p>
          </table:table-cell>
          <table:table-cell office:value-type="float" office:value="10.6451116936104" calcext:value-type="float">
            <text:p>10,6451116936104</text:p>
          </table:table-cell>
          <table:table-cell office:value-type="float" office:value="14.1820771516679" calcext:value-type="float">
            <text:p>14,1820771516679</text:p>
          </table:table-cell>
          <table:table-cell office:value-type="float" office:value="15.0204180778632" calcext:value-type="float">
            <text:p>15,0204180778632</text:p>
          </table:table-cell>
          <table:table-cell office:value-type="float" office:value="15.0194071711157" calcext:value-type="float">
            <text:p>15,0194071711157</text:p>
          </table:table-cell>
          <table:table-cell office:value-type="float" office:value="14.1303501546128" calcext:value-type="float">
            <text:p>14,1303501546128</text:p>
          </table:table-cell>
          <table:table-cell office:value-type="float" office:value="14.8944065810444" calcext:value-type="float">
            <text:p>14,8944065810444</text:p>
          </table:table-cell>
          <table:table-cell office:value-type="float" office:value="14.9929244518733" calcext:value-type="float">
            <text:p>14,9929244518733</text:p>
          </table:table-cell>
          <table:table-cell office:value-type="float" office:value="-1.44132140600288" calcext:value-type="float">
            <text:p>-1,44132140600288</text:p>
          </table:table-cell>
          <table:table-cell office:value-type="float" office:value="-1.43890386171119" calcext:value-type="float">
            <text:p>-1,43890386171119</text:p>
          </table:table-cell>
          <table:table-cell office:value-type="float" office:value="-1.44896958638128" calcext:value-type="float">
            <text:p>-1,44896958638128</text:p>
          </table:table-cell>
          <table:table-cell office:value-type="float" office:value="0.00301417815718041" calcext:value-type="float">
            <text:p>0,00301417815718</text:p>
          </table:table-cell>
          <table:table-cell office:value-type="float" office:value="0.00256454631347784" calcext:value-type="float">
            <text:p>0,002564546313478</text:p>
          </table:table-cell>
          <table:table-cell office:value-type="float" office:value="0.00352063471191786" calcext:value-type="float">
            <text:p>0,003520634711918</text:p>
          </table:table-cell>
          <table:table-cell office:value-type="float" office:value="0.994424745146797" calcext:value-type="float">
            <text:p>0,994424745146797</text:p>
          </table:table-cell>
          <table:table-cell office:value-type="float" office:value="0.994700306865982" calcext:value-type="float">
            <text:p>0,994700306865982</text:p>
          </table:table-cell>
          <table:table-cell office:value-type="float" office:value="0.993745399965734" calcext:value-type="float">
            <text:p>0,993745399965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-1.43173946032567" calcext:value-type="float">
            <text:p>-1,43173946032567</text:p>
          </table:table-cell>
          <table:table-cell office:value-type="float" office:value="3.61979672525409" calcext:value-type="float">
            <text:p>3,61979672525409</text:p>
          </table:table-cell>
          <table:table-cell office:value-type="float" office:value="718.245765942793" calcext:value-type="float">
            <text:p>718,245765942793</text:p>
          </table:table-cell>
          <table:table-cell table:number-columns-repeated="2" office:value-type="float" office:value="4.60405362190351" calcext:value-type="float">
            <text:p>4,60405362190351</text:p>
          </table:table-cell>
          <table:table-cell office:value-type="float" office:value="734.051423870892" calcext:value-type="float">
            <text:p>734,051423870892</text:p>
          </table:table-cell>
          <table:table-cell office:value-type="float" office:value="4.37577785897652" calcext:value-type="float">
            <text:p>4,37577785897652</text:p>
          </table:table-cell>
          <table:table-cell office:value-type="float" office:value="2.84506263924058" calcext:value-type="float">
            <text:p>2,84506263924058</text:p>
          </table:table-cell>
          <table:table-cell office:value-type="float" office:value="151.507467116757" calcext:value-type="float">
            <text:p>151,507467116757</text:p>
          </table:table-cell>
          <table:table-cell office:value-type="float" office:value="151.889972783202" calcext:value-type="float">
            <text:p>151,889972783202</text:p>
          </table:table-cell>
          <table:table-cell office:value-type="float" office:value="809.339156222063" calcext:value-type="float">
            <text:p>809,339156222063</text:p>
          </table:table-cell>
          <table:table-cell office:value-type="float" office:value="49822.304371352" calcext:value-type="float">
            <text:p>49822,304371352</text:p>
          </table:table-cell>
          <table:table-cell office:value-type="float" office:value="1.60211966936172" calcext:value-type="float">
            <text:p>1,60211966936172</text:p>
          </table:table-cell>
          <table:table-cell office:value-type="float" office:value="6.6747871734814" calcext:value-type="float">
            <text:p>6,6747871734814</text:p>
          </table:table-cell>
          <table:table-cell office:value-type="float" office:value="112.09926013358" calcext:value-type="float">
            <text:p>112,09926013358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68405" calcext:value-type="float">
            <text:p>68405</text:p>
          </table:table-cell>
          <table:table-cell office:value-type="float" office:value="0.00426874466406917" calcext:value-type="float">
            <text:p>0,004268744664069</text:p>
          </table:table-cell>
          <table:table-cell office:value-type="float" office:value="0.0726249092188635" calcext:value-type="float">
            <text:p>0,072624909218864</text:p>
          </table:table-cell>
          <table:table-cell office:value-type="float" office:value="20.5133406083242" calcext:value-type="float">
            <text:p>20,5133406083242</text:p>
          </table:table-cell>
          <table:table-cell office:value-type="float" office:value="27.0343412070735" calcext:value-type="float">
            <text:p>27,0343412070735</text:p>
          </table:table-cell>
          <table:table-cell office:value-type="float" office:value="15.6773178597977" calcext:value-type="float">
            <text:p>15,6773178597977</text:p>
          </table:table-cell>
          <table:table-cell office:value-type="float" office:value="14.4614336628036" calcext:value-type="float">
            <text:p>14,4614336628036</text:p>
          </table:table-cell>
          <table:table-cell office:value-type="float" office:value="16.2275816769472" calcext:value-type="float">
            <text:p>16,2275816769472</text:p>
          </table:table-cell>
          <table:table-cell office:value-type="float" office:value="15.6176132405383" calcext:value-type="float">
            <text:p>15,6176132405383</text:p>
          </table:table-cell>
          <table:table-cell office:value-type="float" office:value="14.4438926681017" calcext:value-type="float">
            <text:p>14,4438926681017</text:p>
          </table:table-cell>
          <table:table-cell office:value-type="float" office:value="16.2089745618108" calcext:value-type="float">
            <text:p>16,2089745618108</text:p>
          </table:table-cell>
          <table:table-cell office:value-type="float" office:value="-1.42952028657643" calcext:value-type="float">
            <text:p>-1,42952028657643</text:p>
          </table:table-cell>
          <table:table-cell office:value-type="float" office:value="-1.42265485942158" calcext:value-type="float">
            <text:p>-1,42265485942158</text:p>
          </table:table-cell>
          <table:table-cell office:value-type="float" office:value="-1.43446263739676" calcext:value-type="float">
            <text:p>-1,43446263739676</text:p>
          </table:table-cell>
          <table:table-cell office:value-type="float" office:value="0.00128452215019316" calcext:value-type="float">
            <text:p>0,001284522150193</text:p>
          </table:table-cell>
          <table:table-cell office:value-type="float" office:value="0.00540732209309024" calcext:value-type="float">
            <text:p>0,00540732209309</text:p>
          </table:table-cell>
          <table:table-cell office:value-type="float" office:value="-0.00164173417826966" calcext:value-type="float">
            <text:p>-0,00164173417827</text:p>
          </table:table-cell>
          <table:table-cell office:value-type="float" office:value="0.979730576711241" calcext:value-type="float">
            <text:p>0,979730576711241</text:p>
          </table:table-cell>
          <table:table-cell office:value-type="float" office:value="0.982889471184483" calcext:value-type="float">
            <text:p>0,982889471184483</text:p>
          </table:table-cell>
          <table:table-cell office:value-type="float" office:value="0.983021150860799" calcext:value-type="float">
            <text:p>0,98302115086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-2.20310474611907" calcext:value-type="float">
            <text:p>-2,20310474611907</text:p>
          </table:table-cell>
          <table:table-cell office:value-type="float" office:value="4.34219707225366" calcext:value-type="float">
            <text:p>4,34219707225366</text:p>
          </table:table-cell>
          <table:table-cell office:value-type="float" office:value="647.169343538321" calcext:value-type="float">
            <text:p>647,169343538321</text:p>
          </table:table-cell>
          <table:table-cell table:number-columns-repeated="2" office:value-type="float" office:value="5.43000949757421" calcext:value-type="float">
            <text:p>5,43000949757421</text:p>
          </table:table-cell>
          <table:table-cell office:value-type="float" office:value="662.116084087877" calcext:value-type="float">
            <text:p>662,116084087877</text:p>
          </table:table-cell>
          <table:table-cell office:value-type="float" office:value="4.96299633501514" calcext:value-type="float">
            <text:p>4,96299633501514</text:p>
          </table:table-cell>
          <table:table-cell office:value-type="float" office:value="3.26041833657244" calcext:value-type="float">
            <text:p>3,26041833657244</text:p>
          </table:table-cell>
          <table:table-cell office:value-type="float" office:value="139.891206271314" calcext:value-type="float">
            <text:p>139,891206271314</text:p>
          </table:table-cell>
          <table:table-cell office:value-type="float" office:value="95.9866244580853" calcext:value-type="float">
            <text:p>95,9866244580853</text:p>
          </table:table-cell>
          <table:table-cell office:value-type="float" office:value="487.884512746588" calcext:value-type="float">
            <text:p>487,884512746588</text:p>
          </table:table-cell>
          <table:table-cell office:value-type="float" office:value="82494.4510852593" calcext:value-type="float">
            <text:p>82494,4510852593</text:p>
          </table:table-cell>
          <table:table-cell office:value-type="float" office:value="1.04599358376947" calcext:value-type="float">
            <text:p>1,04599358376947</text:p>
          </table:table-cell>
          <table:table-cell office:value-type="float" office:value="4.38470530655158" calcext:value-type="float">
            <text:p>4,38470530655158</text:p>
          </table:table-cell>
          <table:table-cell office:value-type="float" office:value="174.091851787243" calcext:value-type="float">
            <text:p>174,09185178724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71150" calcext:value-type="float">
            <text:p>71150</text:p>
          </table:table-cell>
          <table:table-cell office:value-type="float" office:value="0.005759992800009" calcext:value-type="float">
            <text:p>0,005759992800009</text:p>
          </table:table-cell>
          <table:table-cell office:value-type="float" office:value="0.231124711094111" calcext:value-type="float">
            <text:p>0,231124711094111</text:p>
          </table:table-cell>
          <table:table-cell office:value-type="float" office:value="4.89610262987171" calcext:value-type="float">
            <text:p>4,89610262987171</text:p>
          </table:table-cell>
          <table:table-cell office:value-type="float" office:value="8.86673891657635" calcext:value-type="float">
            <text:p>8,86673891657635</text:p>
          </table:table-cell>
          <table:table-cell office:value-type="float" office:value="14.1258804796153" calcext:value-type="float">
            <text:p>14,1258804796153</text:p>
          </table:table-cell>
          <table:table-cell office:value-type="float" office:value="14.9769705168616" calcext:value-type="float">
            <text:p>14,9769705168616</text:p>
          </table:table-cell>
          <table:table-cell office:value-type="float" office:value="14.9438682525979" calcext:value-type="float">
            <text:p>14,9438682525979</text:p>
          </table:table-cell>
          <table:table-cell office:value-type="float" office:value="14.0806823677782" calcext:value-type="float">
            <text:p>14,0806823677782</text:p>
          </table:table-cell>
          <table:table-cell office:value-type="float" office:value="14.8499023822725" calcext:value-type="float">
            <text:p>14,8499023822725</text:p>
          </table:table-cell>
          <table:table-cell office:value-type="float" office:value="14.9183580639233" calcext:value-type="float">
            <text:p>14,9183580639233</text:p>
          </table:table-cell>
          <table:table-cell office:value-type="float" office:value="-1.39561176258211" calcext:value-type="float">
            <text:p>-1,39561176258211</text:p>
          </table:table-cell>
          <table:table-cell office:value-type="float" office:value="-1.42627659819125" calcext:value-type="float">
            <text:p>-1,42627659819125</text:p>
          </table:table-cell>
          <table:table-cell office:value-type="float" office:value="-1.43658617416717" calcext:value-type="float">
            <text:p>-1,43658617416717</text:p>
          </table:table-cell>
          <table:table-cell office:value-type="float" office:value="0.00382523990276663" calcext:value-type="float">
            <text:p>0,003825239902767</text:p>
          </table:table-cell>
          <table:table-cell office:value-type="float" office:value="0.00235164258708653" calcext:value-type="float">
            <text:p>0,002351642587087</text:p>
          </table:table-cell>
          <table:table-cell office:value-type="float" office:value="0.00258074211744487" calcext:value-type="float">
            <text:p>0,002580742117445</text:p>
          </table:table-cell>
          <table:table-cell office:value-type="float" office:value="0.989497880065954" calcext:value-type="float">
            <text:p>0,989497880065954</text:p>
          </table:table-cell>
          <table:table-cell office:value-type="float" office:value="0.984491008864423" calcext:value-type="float">
            <text:p>0,984491008864423</text:p>
          </table:table-cell>
          <table:table-cell office:value-type="float" office:value="0.984798074246121" calcext:value-type="float">
            <text:p>0,98479807424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-1.22560221799723" calcext:value-type="float">
            <text:p>-1,22560221799723</text:p>
          </table:table-cell>
          <table:table-cell office:value-type="float" office:value="2.16682854146432" calcext:value-type="float">
            <text:p>2,16682854146432</text:p>
          </table:table-cell>
          <table:table-cell office:value-type="float" office:value="572.884525144344" calcext:value-type="float">
            <text:p>572,884525144344</text:p>
          </table:table-cell>
          <table:table-cell table:number-columns-repeated="2" office:value-type="float" office:value="2.82231399620589" calcext:value-type="float">
            <text:p>2,82231399620589</text:p>
          </table:table-cell>
          <table:table-cell office:value-type="float" office:value="585.173455597811" calcext:value-type="float">
            <text:p>585,173455597811</text:p>
          </table:table-cell>
          <table:table-cell office:value-type="float" office:value="2.54231302093584" calcext:value-type="float">
            <text:p>2,54231302093584</text:p>
          </table:table-cell>
          <table:table-cell office:value-type="float" office:value="1.80839994610574" calcext:value-type="float">
            <text:p>1,80839994610574</text:p>
          </table:table-cell>
          <table:table-cell office:value-type="float" office:value="119.294987264443" calcext:value-type="float">
            <text:p>119,294987264443</text:p>
          </table:table-cell>
          <table:table-cell office:value-type="float" office:value="1518.9145542808" calcext:value-type="float">
            <text:p>1518,9145542808</text:p>
          </table:table-cell>
          <table:table-cell office:value-type="float" office:value="5761.18002998374" calcext:value-type="float">
            <text:p>5761,18002998374</text:p>
          </table:table-cell>
          <table:table-cell office:value-type="float" office:value="181948.711072928" calcext:value-type="float">
            <text:p>181948,711072928</text:p>
          </table:table-cell>
          <table:table-cell office:value-type="float" office:value="7.7922567644" calcext:value-type="float">
            <text:p>7,7922567644</text:p>
          </table:table-cell>
          <table:table-cell office:value-type="float" office:value="24.3675437607487" calcext:value-type="float">
            <text:p>24,3675437607487</text:p>
          </table:table-cell>
          <table:table-cell office:value-type="float" office:value="309.523308167649" calcext:value-type="float">
            <text:p>309,523308167649</text:p>
          </table:table-cell>
          <table:table-cell office:value-type="float" office:value="-167" calcext:value-type="float">
            <text:p>-1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73949" calcext:value-type="float">
            <text:p>73949</text:p>
          </table:table-cell>
          <table:table-cell office:value-type="float" office:value="0.00235374705781618" calcext:value-type="float">
            <text:p>0,002353747057816</text:p>
          </table:table-cell>
          <table:table-cell office:value-type="float" office:value="0.0134999831250211" calcext:value-type="float">
            <text:p>0,013499983125021</text:p>
          </table:table-cell>
          <table:table-cell office:value-type="float" office:value="0.35687330390837" calcext:value-type="float">
            <text:p>0,35687330390837</text:p>
          </table:table-cell>
          <table:table-cell office:value-type="float" office:value="0.241999697500378" calcext:value-type="float">
            <text:p>0,241999697500378</text:p>
          </table:table-cell>
          <table:table-cell office:value-type="float" office:value="14.0823814874532" calcext:value-type="float">
            <text:p>14,0823814874532</text:p>
          </table:table-cell>
          <table:table-cell office:value-type="float" office:value="13.3307925162934" calcext:value-type="float">
            <text:p>13,3307925162934</text:p>
          </table:table-cell>
          <table:table-cell office:value-type="float" office:value="14.0307172900645" calcext:value-type="float">
            <text:p>14,0307172900645</text:p>
          </table:table-cell>
          <table:table-cell office:value-type="float" office:value="14.0471347645444" calcext:value-type="float">
            <text:p>14,0471347645444</text:p>
          </table:table-cell>
          <table:table-cell office:value-type="float" office:value="13.3296320496299" calcext:value-type="float">
            <text:p>13,3296320496299</text:p>
          </table:table-cell>
          <table:table-cell office:value-type="float" office:value="14.0306134472321" calcext:value-type="float">
            <text:p>14,0306134472321</text:p>
          </table:table-cell>
          <table:table-cell office:value-type="float" office:value="-1.44188137981786" calcext:value-type="float">
            <text:p>-1,44188137981786</text:p>
          </table:table-cell>
          <table:table-cell office:value-type="float" office:value="-1.43899069410041" calcext:value-type="float">
            <text:p>-1,43899069410041</text:p>
          </table:table-cell>
          <table:table-cell office:value-type="float" office:value="-1.43141176151748" calcext:value-type="float">
            <text:p>-1,43141176151748</text:p>
          </table:table-cell>
          <table:table-cell office:value-type="float" office:value="0.00296507208592158" calcext:value-type="float">
            <text:p>0,002965072085922</text:p>
          </table:table-cell>
          <table:table-cell office:value-type="float" office:value="0.00242536758894307" calcext:value-type="float">
            <text:p>0,002425367588943</text:p>
          </table:table-cell>
          <table:table-cell office:value-type="float" office:value="0.00513245336104283" calcext:value-type="float">
            <text:p>0,005132453361043</text:p>
          </table:table-cell>
          <table:table-cell office:value-type="float" office:value="0.995238220968229" calcext:value-type="float">
            <text:p>0,995238220968229</text:p>
          </table:table-cell>
          <table:table-cell office:value-type="float" office:value="0.994048038049729" calcext:value-type="float">
            <text:p>0,994048038049729</text:p>
          </table:table-cell>
          <table:table-cell office:value-type="float" office:value="0.994584522245615" calcext:value-type="float">
            <text:p>0,994584522245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office:value-type="float" office:value="-2.9288438389452" calcext:value-type="float">
            <text:p>-2,9288438389452</text:p>
          </table:table-cell>
          <table:table-cell office:value-type="float" office:value="3.86651016686229" calcext:value-type="float">
            <text:p>3,86651016686229</text:p>
          </table:table-cell>
          <table:table-cell office:value-type="float" office:value="537.202053497433" calcext:value-type="float">
            <text:p>537,202053497433</text:p>
          </table:table-cell>
          <table:table-cell table:number-columns-repeated="2" office:value-type="float" office:value="4.83082998343474" calcext:value-type="float">
            <text:p>4,83082998343474</text:p>
          </table:table-cell>
          <table:table-cell office:value-type="float" office:value="556.647125374301" calcext:value-type="float">
            <text:p>556,647125374301</text:p>
          </table:table-cell>
          <table:table-cell office:value-type="float" office:value="3.84171733680718" calcext:value-type="float">
            <text:p>3,84171733680718</text:p>
          </table:table-cell>
          <table:table-cell office:value-type="float" office:value="2.8960347819739" calcext:value-type="float">
            <text:p>2,8960347819739</text:p>
          </table:table-cell>
          <table:table-cell office:value-type="float" office:value="145.842298067513" calcext:value-type="float">
            <text:p>145,842298067513</text:p>
          </table:table-cell>
          <table:table-cell office:value-type="float" office:value="312.354995807732" calcext:value-type="float">
            <text:p>312,354995807732</text:p>
          </table:table-cell>
          <table:table-cell office:value-type="float" office:value="913.817577049879" calcext:value-type="float">
            <text:p>913,817577049879</text:p>
          </table:table-cell>
          <table:table-cell office:value-type="float" office:value="93468.1322080908" calcext:value-type="float">
            <text:p>93468,1322080908</text:p>
          </table:table-cell>
          <table:table-cell office:value-type="float" office:value="2.48946376660426" calcext:value-type="float">
            <text:p>2,48946376660426</text:p>
          </table:table-cell>
          <table:table-cell office:value-type="float" office:value="6.39989809960695" calcext:value-type="float">
            <text:p>6,39989809960695</text:p>
          </table:table-cell>
          <table:table-cell office:value-type="float" office:value="179.043764608214" calcext:value-type="float">
            <text:p>179,043764608214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76802" calcext:value-type="float">
            <text:p>76802</text:p>
          </table:table-cell>
          <table:table-cell office:value-type="float" office:value="0.00311624610469237" calcext:value-type="float">
            <text:p>0,003116246104692</text:p>
          </table:table-cell>
          <table:table-cell office:value-type="float" office:value="0.130624836718954" calcext:value-type="float">
            <text:p>0,130624836718954</text:p>
          </table:table-cell>
          <table:table-cell office:value-type="float" office:value="1.12064984918769" calcext:value-type="float">
            <text:p>1,12064984918769</text:p>
          </table:table-cell>
          <table:table-cell office:value-type="float" office:value="2.10137237328453" calcext:value-type="float">
            <text:p>2,10137237328453</text:p>
          </table:table-cell>
          <table:table-cell office:value-type="float" office:value="13.462787311389" calcext:value-type="float">
            <text:p>13,462787311389</text:p>
          </table:table-cell>
          <table:table-cell office:value-type="float" office:value="12.5970928349189" calcext:value-type="float">
            <text:p>12,5970928349189</text:p>
          </table:table-cell>
          <table:table-cell office:value-type="float" office:value="14.0452363246109" calcext:value-type="float">
            <text:p>14,0452363246109</text:p>
          </table:table-cell>
          <table:table-cell office:value-type="float" office:value="13.462785378726" calcext:value-type="float">
            <text:p>13,462785378726</text:p>
          </table:table-cell>
          <table:table-cell office:value-type="float" office:value="12.5100038357787" calcext:value-type="float">
            <text:p>12,5100038357787</text:p>
          </table:table-cell>
          <table:table-cell office:value-type="float" office:value="13.9709203139858" calcext:value-type="float">
            <text:p>13,9709203139858</text:p>
          </table:table-cell>
          <table:table-cell office:value-type="float" office:value="-1.40053262022021" calcext:value-type="float">
            <text:p>-1,40053262022021</text:p>
          </table:table-cell>
          <table:table-cell office:value-type="float" office:value="-1.3699524785776" calcext:value-type="float">
            <text:p>-1,3699524785776</text:p>
          </table:table-cell>
          <table:table-cell office:value-type="float" office:value="-1.39295200295588" calcext:value-type="float">
            <text:p>-1,39295200295588</text:p>
          </table:table-cell>
          <table:table-cell office:value-type="float" office:value="0.00236206922490778" calcext:value-type="float">
            <text:p>0,002362069224908</text:p>
          </table:table-cell>
          <table:table-cell office:value-type="float" office:value="0.00220114894762879" calcext:value-type="float">
            <text:p>0,002201148947629</text:p>
          </table:table-cell>
          <table:table-cell office:value-type="float" office:value="0.00247207660705204" calcext:value-type="float">
            <text:p>0,002472076607052</text:p>
          </table:table-cell>
          <table:table-cell office:value-type="float" office:value="-0.492541346978134" calcext:value-type="float">
            <text:p>-0,492541346978134</text:p>
          </table:table-cell>
          <table:table-cell office:value-type="float" office:value="-0.510493986525363" calcext:value-type="float">
            <text:p>-0,510493986525363</text:p>
          </table:table-cell>
          <table:table-cell office:value-type="float" office:value="-0.47920644219381" calcext:value-type="float">
            <text:p>-0,4792064421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office:value-type="float" office:value="-2.92619134226082" calcext:value-type="float">
            <text:p>-2,92619134226082</text:p>
          </table:table-cell>
          <table:table-cell office:value-type="float" office:value="3.92629259213426" calcext:value-type="float">
            <text:p>3,92629259213426</text:p>
          </table:table-cell>
          <table:table-cell office:value-type="float" office:value="551.801032748709" calcext:value-type="float">
            <text:p>551,801032748709</text:p>
          </table:table-cell>
          <table:table-cell table:number-columns-repeated="2" office:value-type="float" office:value="4.92897855863291" calcext:value-type="float">
            <text:p>4,92897855863291</text:p>
          </table:table-cell>
          <table:table-cell office:value-type="float" office:value="568.133074856597" calcext:value-type="float">
            <text:p>568,133074856597</text:p>
          </table:table-cell>
          <table:table-cell office:value-type="float" office:value="3.96638801177353" calcext:value-type="float">
            <text:p>3,96638801177353</text:p>
          </table:table-cell>
          <table:table-cell office:value-type="float" office:value="2.97977450697441" calcext:value-type="float">
            <text:p>2,97977450697441</text:p>
          </table:table-cell>
          <table:table-cell office:value-type="float" office:value="135.243524811614" calcext:value-type="float">
            <text:p>135,243524811614</text:p>
          </table:table-cell>
          <table:table-cell office:value-type="float" office:value="301.63498519315" calcext:value-type="float">
            <text:p>301,63498519315</text:p>
          </table:table-cell>
          <table:table-cell office:value-type="float" office:value="893.505059129228" calcext:value-type="float">
            <text:p>893,505059129228</text:p>
          </table:table-cell>
          <table:table-cell office:value-type="float" office:value="146713.137991637" calcext:value-type="float">
            <text:p>146713,137991637</text:p>
          </table:table-cell>
          <table:table-cell office:value-type="float" office:value="2.40116633943504" calcext:value-type="float">
            <text:p>2,40116633943504</text:p>
          </table:table-cell>
          <table:table-cell office:value-type="float" office:value="6.71129998191434" calcext:value-type="float">
            <text:p>6,71129998191434</text:p>
          </table:table-cell>
          <table:table-cell office:value-type="float" office:value="251.444839982429" calcext:value-type="float">
            <text:p>251,444839982429</text:p>
          </table:table-cell>
          <table:table-cell office:value-type="float" office:value="-135" calcext:value-type="float">
            <text:p>-1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79709" calcext:value-type="float">
            <text:p>79709</text:p>
          </table:table-cell>
          <table:table-cell office:value-type="float" office:value="0.00668499164376045" calcext:value-type="float">
            <text:p>0,00668499164376</text:p>
          </table:table-cell>
          <table:table-cell office:value-type="float" office:value="0.203749745312818" calcext:value-type="float">
            <text:p>0,203749745312818</text:p>
          </table:table-cell>
          <table:table-cell office:value-type="float" office:value="0.713967857540178" calcext:value-type="float">
            <text:p>0,713967857540178</text:p>
          </table:table-cell>
          <table:table-cell office:value-type="float" office:value="1.19287350890811" calcext:value-type="float">
            <text:p>1,19287350890811</text:p>
          </table:table-cell>
          <table:table-cell office:value-type="float" office:value="13.6272939948132" calcext:value-type="float">
            <text:p>13,6272939948132</text:p>
          </table:table-cell>
          <table:table-cell office:value-type="float" office:value="12.7033712860188" calcext:value-type="float">
            <text:p>12,7033712860188</text:p>
          </table:table-cell>
          <table:table-cell office:value-type="float" office:value="14.3081182933742" calcext:value-type="float">
            <text:p>14,3081182933742</text:p>
          </table:table-cell>
          <table:table-cell office:value-type="float" office:value="13.6272924464075" calcext:value-type="float">
            <text:p>13,6272924464075</text:p>
          </table:table-cell>
          <table:table-cell office:value-type="float" office:value="12.6150939931294" calcext:value-type="float">
            <text:p>12,6150939931294</text:p>
          </table:table-cell>
          <table:table-cell office:value-type="float" office:value="14.2357059288853" calcext:value-type="float">
            <text:p>14,2357059288853</text:p>
          </table:table-cell>
          <table:table-cell office:value-type="float" office:value="-1.42277552217998" calcext:value-type="float">
            <text:p>-1,42277552217998</text:p>
          </table:table-cell>
          <table:table-cell office:value-type="float" office:value="-1.39014381054692" calcext:value-type="float">
            <text:p>-1,39014381054692</text:p>
          </table:table-cell>
          <table:table-cell office:value-type="float" office:value="-1.41683593536663" calcext:value-type="float">
            <text:p>-1,41683593536663</text:p>
          </table:table-cell>
          <table:table-cell office:value-type="float" office:value="0.00103329347618771" calcext:value-type="float">
            <text:p>0,001033293476188</text:p>
          </table:table-cell>
          <table:table-cell office:value-type="float" office:value="0.00133053312177991" calcext:value-type="float">
            <text:p>0,00133053312178</text:p>
          </table:table-cell>
          <table:table-cell office:value-type="float" office:value="0.00112368982168299" calcext:value-type="float">
            <text:p>0,001123689821683</text:p>
          </table:table-cell>
          <table:table-cell office:value-type="float" office:value="-0.488309649648629" calcext:value-type="float">
            <text:p>-0,488309649648629</text:p>
          </table:table-cell>
          <table:table-cell office:value-type="float" office:value="-0.509639934479143" calcext:value-type="float">
            <text:p>-0,509639934479143</text:p>
          </table:table-cell>
          <table:table-cell office:value-type="float" office:value="-0.47733224959944" calcext:value-type="float">
            <text:p>-0,4773322495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-2.25794717756603" calcext:value-type="float">
            <text:p>-2,25794717756603</text:p>
          </table:table-cell>
          <table:table-cell office:value-type="float" office:value="2.98321377098279" calcext:value-type="float">
            <text:p>2,98321377098279</text:p>
          </table:table-cell>
          <table:table-cell office:value-type="float" office:value="646.347744565319" calcext:value-type="float">
            <text:p>646,347744565319</text:p>
          </table:table-cell>
          <table:table-cell table:number-columns-repeated="2" office:value-type="float" office:value="3.72303507554821" calcext:value-type="float">
            <text:p>3,72303507554821</text:p>
          </table:table-cell>
          <table:table-cell office:value-type="float" office:value="665.496588473873" calcext:value-type="float">
            <text:p>665,496588473873</text:p>
          </table:table-cell>
          <table:table-cell office:value-type="float" office:value="2.96017984539519" calcext:value-type="float">
            <text:p>2,96017984539519</text:p>
          </table:table-cell>
          <table:table-cell office:value-type="float" office:value="2.22742581703206" calcext:value-type="float">
            <text:p>2,22742581703206</text:p>
          </table:table-cell>
          <table:table-cell office:value-type="float" office:value="158.493855924096" calcext:value-type="float">
            <text:p>158,493855924096</text:p>
          </table:table-cell>
          <table:table-cell office:value-type="float" office:value="1019.04377178203" calcext:value-type="float">
            <text:p>1019,04377178203</text:p>
          </table:table-cell>
          <table:table-cell office:value-type="float" office:value="3048.72414928789" calcext:value-type="float">
            <text:p>3048,72414928789</text:p>
          </table:table-cell>
          <table:table-cell office:value-type="float" office:value="89661.7607497748" calcext:value-type="float">
            <text:p>89661,7607497748</text:p>
          </table:table-cell>
          <table:table-cell office:value-type="float" office:value="6.03741851274481" calcext:value-type="float">
            <text:p>6,03741851274481</text:p>
          </table:table-cell>
          <table:table-cell office:value-type="float" office:value="14.346685551786" calcext:value-type="float">
            <text:p>14,346685551786</text:p>
          </table:table-cell>
          <table:table-cell office:value-type="float" office:value="173.245521911243" calcext:value-type="float">
            <text:p>173,245521911243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82670" calcext:value-type="float">
            <text:p>82670</text:p>
          </table:table-cell>
          <table:table-cell office:value-type="float" office:value="0.000603749245313443" calcext:value-type="float">
            <text:p>0,000603749245313</text:p>
          </table:table-cell>
          <table:table-cell office:value-type="float" office:value="0.000124999843750195" calcext:value-type="float">
            <text:p>0,00012499984375</text:p>
          </table:table-cell>
          <table:table-cell office:value-type="float" office:value="7.13153358558302" calcext:value-type="float">
            <text:p>7,13153358558302</text:p>
          </table:table-cell>
          <table:table-cell office:value-type="float" office:value="13.4272332159585" calcext:value-type="float">
            <text:p>13,4272332159585</text:p>
          </table:table-cell>
          <table:table-cell office:value-type="float" office:value="14.1162288135006" calcext:value-type="float">
            <text:p>14,1162288135006</text:p>
          </table:table-cell>
          <table:table-cell office:value-type="float" office:value="14.9988040788206" calcext:value-type="float">
            <text:p>14,9988040788206</text:p>
          </table:table-cell>
          <table:table-cell office:value-type="float" office:value="14.9035467206759" calcext:value-type="float">
            <text:p>14,9035467206759</text:p>
          </table:table-cell>
          <table:table-cell office:value-type="float" office:value="14.0663204453428" calcext:value-type="float">
            <text:p>14,0663204453428</text:p>
          </table:table-cell>
          <table:table-cell office:value-type="float" office:value="14.8725792633228" calcext:value-type="float">
            <text:p>14,8725792633228</text:p>
          </table:table-cell>
          <table:table-cell office:value-type="float" office:value="14.8781427927562" calcext:value-type="float">
            <text:p>14,8781427927562</text:p>
          </table:table-cell>
          <table:table-cell office:value-type="float" office:value="-1.427391835714" calcext:value-type="float">
            <text:p>-1,427391835714</text:p>
          </table:table-cell>
          <table:table-cell office:value-type="float" office:value="-1.43031958948217" calcext:value-type="float">
            <text:p>-1,43031958948217</text:p>
          </table:table-cell>
          <table:table-cell office:value-type="float" office:value="-1.4313912304397" calcext:value-type="float">
            <text:p>-1,4313912304397</text:p>
          </table:table-cell>
          <table:table-cell office:value-type="float" office:value="0.000692639986205368" calcext:value-type="float">
            <text:p>0,000692639986205</text:p>
          </table:table-cell>
          <table:table-cell office:value-type="float" office:value="0.00315767055124363" calcext:value-type="float">
            <text:p>0,003157670551244</text:p>
          </table:table-cell>
          <table:table-cell office:value-type="float" office:value="0.00397542420773502" calcext:value-type="float">
            <text:p>0,003975424207735</text:p>
          </table:table-cell>
          <table:table-cell office:value-type="float" office:value="0.997170306486074" calcext:value-type="float">
            <text:p>0,997170306486074</text:p>
          </table:table-cell>
          <table:table-cell office:value-type="float" office:value="0.996781370551946" calcext:value-type="float">
            <text:p>0,996781370551946</text:p>
          </table:table-cell>
          <table:table-cell office:value-type="float" office:value="0.994987704868077" calcext:value-type="float">
            <text:p>0,99498770486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-2.27254715931605" calcext:value-type="float">
            <text:p>-2,27254715931605</text:p>
          </table:table-cell>
          <table:table-cell office:value-type="float" office:value="4.23869970162537" calcext:value-type="float">
            <text:p>4,23869970162537</text:p>
          </table:table-cell>
          <table:table-cell office:value-type="float" office:value="659.23404845744" calcext:value-type="float">
            <text:p>659,23404845744</text:p>
          </table:table-cell>
          <table:table-cell table:number-columns-repeated="2" office:value-type="float" office:value="5.29985753481994" calcext:value-type="float">
            <text:p>5,29985753481994</text:p>
          </table:table-cell>
          <table:table-cell office:value-type="float" office:value="673.87885169303" calcext:value-type="float">
            <text:p>673,87885169303</text:p>
          </table:table-cell>
          <table:table-cell office:value-type="float" office:value="4.78790343449742" calcext:value-type="float">
            <text:p>4,78790343449742</text:p>
          </table:table-cell>
          <table:table-cell office:value-type="float" office:value="3.18149567480904" calcext:value-type="float">
            <text:p>3,18149567480904</text:p>
          </table:table-cell>
          <table:table-cell office:value-type="float" office:value="139.725359593493" calcext:value-type="float">
            <text:p>139,725359593493</text:p>
          </table:table-cell>
          <table:table-cell office:value-type="float" office:value="159.771625296682" calcext:value-type="float">
            <text:p>159,771625296682</text:p>
          </table:table-cell>
          <table:table-cell office:value-type="float" office:value="780.015191046031" calcext:value-type="float">
            <text:p>780,015191046031</text:p>
          </table:table-cell>
          <table:table-cell office:value-type="float" office:value="171461.723432145" calcext:value-type="float">
            <text:p>171461,723432145</text:p>
          </table:table-cell>
          <table:table-cell office:value-type="float" office:value="1.50668409194682" calcext:value-type="float">
            <text:p>1,50668409194682</text:p>
          </table:table-cell>
          <table:table-cell office:value-type="float" office:value="5.74307365309348" calcext:value-type="float">
            <text:p>5,74307365309348</text:p>
          </table:table-cell>
          <table:table-cell office:value-type="float" office:value="282.833336436929" calcext:value-type="float">
            <text:p>282,833336436929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85685" calcext:value-type="float">
            <text:p>85685</text:p>
          </table:table-cell>
          <table:table-cell office:value-type="float" office:value="0.00311499610625487" calcext:value-type="float">
            <text:p>0,003114996106255</text:p>
          </table:table-cell>
          <table:table-cell office:value-type="float" office:value="0.119124851093936" calcext:value-type="float">
            <text:p>0,119124851093936</text:p>
          </table:table-cell>
          <table:table-cell office:value-type="float" office:value="4.64207669740413" calcext:value-type="float">
            <text:p>4,64207669740413</text:p>
          </table:table-cell>
          <table:table-cell office:value-type="float" office:value="9.73623782970271" calcext:value-type="float">
            <text:p>9,73623782970271</text:p>
          </table:table-cell>
          <table:table-cell office:value-type="float" office:value="14.3176715985998" calcext:value-type="float">
            <text:p>14,3176715985998</text:p>
          </table:table-cell>
          <table:table-cell office:value-type="float" office:value="15.0509425979375" calcext:value-type="float">
            <text:p>15,0509425979375</text:p>
          </table:table-cell>
          <table:table-cell office:value-type="float" office:value="15.0899786403322" calcext:value-type="float">
            <text:p>15,0899786403322</text:p>
          </table:table-cell>
          <table:table-cell office:value-type="float" office:value="14.2680349976453" calcext:value-type="float">
            <text:p>14,2680349976453</text:p>
          </table:table-cell>
          <table:table-cell office:value-type="float" office:value="14.9257615068559" calcext:value-type="float">
            <text:p>14,9257615068559</text:p>
          </table:table-cell>
          <table:table-cell office:value-type="float" office:value="15.0656933097562" calcext:value-type="float">
            <text:p>15,0656933097562</text:p>
          </table:table-cell>
          <table:table-cell office:value-type="float" office:value="-1.42245498540359" calcext:value-type="float">
            <text:p>-1,42245498540359</text:p>
          </table:table-cell>
          <table:table-cell office:value-type="float" office:value="-1.43107765152947" calcext:value-type="float">
            <text:p>-1,43107765152947</text:p>
          </table:table-cell>
          <table:table-cell office:value-type="float" office:value="-1.43626814347068" calcext:value-type="float">
            <text:p>-1,43626814347068</text:p>
          </table:table-cell>
          <table:table-cell office:value-type="float" office:value="0.00119998207187131" calcext:value-type="float">
            <text:p>0,001199982071871</text:p>
          </table:table-cell>
          <table:table-cell office:value-type="float" office:value="0.00186710390328123" calcext:value-type="float">
            <text:p>0,001867103903281</text:p>
          </table:table-cell>
          <table:table-cell office:value-type="float" office:value="0.00293990058044958" calcext:value-type="float">
            <text:p>0,00293990058045</text:p>
          </table:table-cell>
          <table:table-cell office:value-type="float" office:value="0.991125449837468" calcext:value-type="float">
            <text:p>0,991125449837468</text:p>
          </table:table-cell>
          <table:table-cell office:value-type="float" office:value="0.988284319069424" calcext:value-type="float">
            <text:p>0,988284319069424</text:p>
          </table:table-cell>
          <table:table-cell office:value-type="float" office:value="0.987131933501681" calcext:value-type="float">
            <text:p>0,98713193350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-1.44049444938194" calcext:value-type="float">
            <text:p>-1,44049444938194</text:p>
          </table:table-cell>
          <table:table-cell office:value-type="float" office:value="2.96473254408432" calcext:value-type="float">
            <text:p>2,96473254408432</text:p>
          </table:table-cell>
          <table:table-cell office:value-type="float" office:value="776.965367543291" calcext:value-type="float">
            <text:p>776,965367543291</text:p>
          </table:table-cell>
          <table:table-cell table:number-columns-repeated="2" office:value-type="float" office:value="3.77676262426964" calcext:value-type="float">
            <text:p>3,77676262426964</text:p>
          </table:table-cell>
          <table:table-cell office:value-type="float" office:value="789.439175764026" calcext:value-type="float">
            <text:p>789,439175764026</text:p>
          </table:table-cell>
          <table:table-cell office:value-type="float" office:value="3.4912621874302" calcext:value-type="float">
            <text:p>3,4912621874302</text:p>
          </table:table-cell>
          <table:table-cell office:value-type="float" office:value="2.33972153516768" calcext:value-type="float">
            <text:p>2,33972153516768</text:p>
          </table:table-cell>
          <table:table-cell office:value-type="float" office:value="139.782079929096" calcext:value-type="float">
            <text:p>139,782079929096</text:p>
          </table:table-cell>
          <table:table-cell office:value-type="float" office:value="603.029553984316" calcext:value-type="float">
            <text:p>603,029553984316</text:p>
          </table:table-cell>
          <table:table-cell office:value-type="float" office:value="2889.95418910399" calcext:value-type="float">
            <text:p>2889,95418910399</text:p>
          </table:table-cell>
          <table:table-cell office:value-type="float" office:value="196144.693349424" calcext:value-type="float">
            <text:p>196144,693349424</text:p>
          </table:table-cell>
          <table:table-cell office:value-type="float" office:value="4.08182642488757" calcext:value-type="float">
            <text:p>4,08182642488757</text:p>
          </table:table-cell>
          <table:table-cell office:value-type="float" office:value="14.0292750828648" calcext:value-type="float">
            <text:p>14,0292750828648</text:p>
          </table:table-cell>
          <table:table-cell office:value-type="float" office:value="311.54857733366" calcext:value-type="float">
            <text:p>311,54857733366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88754" calcext:value-type="float">
            <text:p>88754</text:p>
          </table:table-cell>
          <table:table-cell office:value-type="float" office:value="0.000651249185938518" calcext:value-type="float">
            <text:p>0,000651249185939</text:p>
          </table:table-cell>
          <table:table-cell office:value-type="float" office:value="0.00224999718750352" calcext:value-type="float">
            <text:p>0,002249997187504</text:p>
          </table:table-cell>
          <table:table-cell office:value-type="float" office:value="27.8132914833856" calcext:value-type="float">
            <text:p>27,8132914833856</text:p>
          </table:table-cell>
          <table:table-cell office:value-type="float" office:value="46.7615665480418" calcext:value-type="float">
            <text:p>46,7615665480418</text:p>
          </table:table-cell>
          <table:table-cell office:value-type="float" office:value="16.2739261995733" calcext:value-type="float">
            <text:p>16,2739261995733</text:p>
          </table:table-cell>
          <table:table-cell office:value-type="float" office:value="15.8372844176496" calcext:value-type="float">
            <text:p>15,8372844176496</text:p>
          </table:table-cell>
          <table:table-cell office:value-type="float" office:value="16.164934762275" calcext:value-type="float">
            <text:p>16,164934762275</text:p>
          </table:table-cell>
          <table:table-cell office:value-type="float" office:value="16.2169218694301" calcext:value-type="float">
            <text:p>16,2169218694301</text:p>
          </table:table-cell>
          <table:table-cell office:value-type="float" office:value="15.8222003411038" calcext:value-type="float">
            <text:p>15,8222003411038</text:p>
          </table:table-cell>
          <table:table-cell office:value-type="float" office:value="16.1465556177082" calcext:value-type="float">
            <text:p>16,1465556177082</text:p>
          </table:table-cell>
          <table:table-cell office:value-type="float" office:value="-1.45560539609068" calcext:value-type="float">
            <text:p>-1,45560539609068</text:p>
          </table:table-cell>
          <table:table-cell office:value-type="float" office:value="-1.44266075209217" calcext:value-type="float">
            <text:p>-1,44266075209217</text:p>
          </table:table-cell>
          <table:table-cell office:value-type="float" office:value="-1.46768827942536" calcext:value-type="float">
            <text:p>-1,46768827942536</text:p>
          </table:table-cell>
          <table:table-cell office:value-type="float" office:value="0.00499019748632346" calcext:value-type="float">
            <text:p>0,004990197486323</text:p>
          </table:table-cell>
          <table:table-cell office:value-type="float" office:value="0.00518902457909007" calcext:value-type="float">
            <text:p>0,00518902457909</text:p>
          </table:table-cell>
          <table:table-cell office:value-type="float" office:value="0.00122555342877141" calcext:value-type="float">
            <text:p>0,001225553428771</text:p>
          </table:table-cell>
          <table:table-cell office:value-type="float" office:value="0.986507748653361" calcext:value-type="float">
            <text:p>0,986507748653361</text:p>
          </table:table-cell>
          <table:table-cell office:value-type="float" office:value="0.989536205230955" calcext:value-type="float">
            <text:p>0,989536205230955</text:p>
          </table:table-cell>
          <table:table-cell office:value-type="float" office:value="0.990286838692994" calcext:value-type="float">
            <text:p>0,99028683869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-2.26922341347073" calcext:value-type="float">
            <text:p>-2,26922341347073</text:p>
          </table:table-cell>
          <table:table-cell office:value-type="float" office:value="3.71944660069175" calcext:value-type="float">
            <text:p>3,71944660069175</text:p>
          </table:table-cell>
          <table:table-cell office:value-type="float" office:value="711.063772420285" calcext:value-type="float">
            <text:p>711,063772420285</text:p>
          </table:table-cell>
          <table:table-cell table:number-columns-repeated="2" office:value-type="float" office:value="4.65706282325108" calcext:value-type="float">
            <text:p>4,65706282325108</text:p>
          </table:table-cell>
          <table:table-cell office:value-type="float" office:value="728.977854801063" calcext:value-type="float">
            <text:p>728,977854801063</text:p>
          </table:table-cell>
          <table:table-cell office:value-type="float" office:value="4.06679963109366" calcext:value-type="float">
            <text:p>4,06679963109366</text:p>
          </table:table-cell>
          <table:table-cell office:value-type="float" office:value="2.80249016489084" calcext:value-type="float">
            <text:p>2,80249016489084</text:p>
          </table:table-cell>
          <table:table-cell office:value-type="float" office:value="160.614520955588" calcext:value-type="float">
            <text:p>160,614520955588</text:p>
          </table:table-cell>
          <table:table-cell office:value-type="float" office:value="352.999878482962" calcext:value-type="float">
            <text:p>352,999878482962</text:p>
          </table:table-cell>
          <table:table-cell office:value-type="float" office:value="1496.848877157" calcext:value-type="float">
            <text:p>1496,848877157</text:p>
          </table:table-cell>
          <table:table-cell office:value-type="float" office:value="129747.479434855" calcext:value-type="float">
            <text:p>129747,479434855</text:p>
          </table:table-cell>
          <table:table-cell office:value-type="float" office:value="2.7220751592425" calcext:value-type="float">
            <text:p>2,7220751592425</text:p>
          </table:table-cell>
          <table:table-cell office:value-type="float" office:value="8.83396401650709" calcext:value-type="float">
            <text:p>8,83396401650709</text:p>
          </table:table-cell>
          <table:table-cell office:value-type="float" office:value="228.707986211493" calcext:value-type="float">
            <text:p>228,70798621149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91877" calcext:value-type="float">
            <text:p>91877</text:p>
          </table:table-cell>
          <table:table-cell office:value-type="float" office:value="0.00166749791562761" calcext:value-type="float">
            <text:p>0,001667497915628</text:p>
          </table:table-cell>
          <table:table-cell office:value-type="float" office:value="0.0199999750000313" calcext:value-type="float">
            <text:p>0,019999975000031</text:p>
          </table:table-cell>
          <table:table-cell office:value-type="float" office:value="17.7927852590184" calcext:value-type="float">
            <text:p>17,7927852590184</text:p>
          </table:table-cell>
          <table:table-cell office:value-type="float" office:value="25.752092809884" calcext:value-type="float">
            <text:p>25,752092809884</text:p>
          </table:table-cell>
          <table:table-cell office:value-type="float" office:value="15.1237155765881" calcext:value-type="float">
            <text:p>15,1237155765881</text:p>
          </table:table-cell>
          <table:table-cell office:value-type="float" office:value="15.7945340043912" calcext:value-type="float">
            <text:p>15,7945340043912</text:p>
          </table:table-cell>
          <table:table-cell office:value-type="float" office:value="15.2600686486949" calcext:value-type="float">
            <text:p>15,2600686486949</text:p>
          </table:table-cell>
          <table:table-cell office:value-type="float" office:value="15.0759970561937" calcext:value-type="float">
            <text:p>15,0759970561937</text:p>
          </table:table-cell>
          <table:table-cell office:value-type="float" office:value="15.6741311841088" calcext:value-type="float">
            <text:p>15,6741311841088</text:p>
          </table:table-cell>
          <table:table-cell office:value-type="float" office:value="15.2348043308176" calcext:value-type="float">
            <text:p>15,2348043308176</text:p>
          </table:table-cell>
          <table:table-cell office:value-type="float" office:value="-1.4269875270662" calcext:value-type="float">
            <text:p>-1,4269875270662</text:p>
          </table:table-cell>
          <table:table-cell office:value-type="float" office:value="-1.42784843164638" calcext:value-type="float">
            <text:p>-1,42784843164638</text:p>
          </table:table-cell>
          <table:table-cell office:value-type="float" office:value="-1.444436169975" calcext:value-type="float">
            <text:p>-1,444436169975</text:p>
          </table:table-cell>
          <table:table-cell office:value-type="float" office:value="0.000746680372972461" calcext:value-type="float">
            <text:p>0,000746680372972</text:p>
          </table:table-cell>
          <table:table-cell office:value-type="float" office:value="0.0024516180759901" calcext:value-type="float">
            <text:p>0,00245161807599</text:p>
          </table:table-cell>
          <table:table-cell office:value-type="float" office:value="0.0011129104953246" calcext:value-type="float">
            <text:p>0,001112910495325</text:p>
          </table:table-cell>
          <table:table-cell office:value-type="float" office:value="0.994933534508587" calcext:value-type="float">
            <text:p>0,994933534508587</text:p>
          </table:table-cell>
          <table:table-cell office:value-type="float" office:value="0.994580769296414" calcext:value-type="float">
            <text:p>0,994580769296414</text:p>
          </table:table-cell>
          <table:table-cell office:value-type="float" office:value="0.993589730680718" calcext:value-type="float">
            <text:p>0,99358973068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-1.21828722714097" calcext:value-type="float">
            <text:p>-1,21828722714097</text:p>
          </table:table-cell>
          <table:table-cell office:value-type="float" office:value="4.73319033351208" calcext:value-type="float">
            <text:p>4,73319033351208</text:p>
          </table:table-cell>
          <table:table-cell office:value-type="float" office:value="531.922881346398" calcext:value-type="float">
            <text:p>531,922881346398</text:p>
          </table:table-cell>
          <table:table-cell table:number-columns-repeated="2" office:value-type="float" office:value="5.92118251910013" calcext:value-type="float">
            <text:p>5,92118251910013</text:p>
          </table:table-cell>
          <table:table-cell office:value-type="float" office:value="547.742092137806" calcext:value-type="float">
            <text:p>547,742092137806</text:p>
          </table:table-cell>
          <table:table-cell office:value-type="float" office:value="5.79449554807682" calcext:value-type="float">
            <text:p>5,79449554807682</text:p>
          </table:table-cell>
          <table:table-cell office:value-type="float" office:value="3.55771158067159" calcext:value-type="float">
            <text:p>3,55771158067159</text:p>
          </table:table-cell>
          <table:table-cell office:value-type="float" office:value="130.688361377921" calcext:value-type="float">
            <text:p>130,688361377921</text:p>
          </table:table-cell>
          <table:table-cell office:value-type="float" office:value="90.7311735759072" calcext:value-type="float">
            <text:p>90,7311735759072</text:p>
          </table:table-cell>
          <table:table-cell office:value-type="float" office:value="612.569987198622" calcext:value-type="float">
            <text:p>612,569987198622</text:p>
          </table:table-cell>
          <table:table-cell office:value-type="float" office:value="342052.098276103" calcext:value-type="float">
            <text:p>342052,098276103</text:p>
          </table:table-cell>
          <table:table-cell office:value-type="float" office:value="0.983187896031783" calcext:value-type="float">
            <text:p>0,983187896031783</text:p>
          </table:table-cell>
          <table:table-cell office:value-type="float" office:value="4.94458875727048" calcext:value-type="float">
            <text:p>4,94458875727048</text:p>
          </table:table-cell>
          <table:table-cell office:value-type="float" office:value="473.040581596751" calcext:value-type="float">
            <text:p>473,040581596751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95054" calcext:value-type="float">
            <text:p>95054</text:p>
          </table:table-cell>
          <table:table-cell office:value-type="float" office:value="0.0128762339047076" calcext:value-type="float">
            <text:p>0,012876233904708</text:p>
          </table:table-cell>
          <table:table-cell office:value-type="float" office:value="0.590749261563423" calcext:value-type="float">
            <text:p>0,590749261563423</text:p>
          </table:table-cell>
          <table:table-cell office:value-type="float" office:value="0.165559793050259" calcext:value-type="float">
            <text:p>0,165559793050259</text:p>
          </table:table-cell>
          <table:table-cell office:value-type="float" office:value="0.0777499028126215" calcext:value-type="float">
            <text:p>0,077749902812622</text:p>
          </table:table-cell>
          <table:table-cell office:value-type="float" office:value="13.65070459071" calcext:value-type="float">
            <text:p>13,65070459071</text:p>
          </table:table-cell>
          <table:table-cell office:value-type="float" office:value="12.7990375704893" calcext:value-type="float">
            <text:p>12,7990375704893</text:p>
          </table:table-cell>
          <table:table-cell office:value-type="float" office:value="13.4820541013887" calcext:value-type="float">
            <text:p>13,4820541013887</text:p>
          </table:table-cell>
          <table:table-cell office:value-type="float" office:value="13.6133632835725" calcext:value-type="float">
            <text:p>13,6133632835725</text:p>
          </table:table-cell>
          <table:table-cell office:value-type="float" office:value="12.7977712985739" calcext:value-type="float">
            <text:p>12,7977712985739</text:p>
          </table:table-cell>
          <table:table-cell office:value-type="float" office:value="13.4820223609029" calcext:value-type="float">
            <text:p>13,4820223609029</text:p>
          </table:table-cell>
          <table:table-cell office:value-type="float" office:value="-1.36849213832133" calcext:value-type="float">
            <text:p>-1,36849213832133</text:p>
          </table:table-cell>
          <table:table-cell office:value-type="float" office:value="-1.35672853009981" calcext:value-type="float">
            <text:p>-1,35672853009981</text:p>
          </table:table-cell>
          <table:table-cell office:value-type="float" office:value="-1.39037168294918" calcext:value-type="float">
            <text:p>-1,39037168294918</text:p>
          </table:table-cell>
          <table:table-cell office:value-type="float" office:value="0.00380227520290036" calcext:value-type="float">
            <text:p>0,0038022752029</text:p>
          </table:table-cell>
          <table:table-cell office:value-type="float" office:value="0.00422891325644686" calcext:value-type="float">
            <text:p>0,004228913256447</text:p>
          </table:table-cell>
          <table:table-cell office:value-type="float" office:value="0.00460103924605468" calcext:value-type="float">
            <text:p>0,004601039246055</text:p>
          </table:table-cell>
          <table:table-cell office:value-type="float" office:value="0.978367150855793" calcext:value-type="float">
            <text:p>0,978367150855793</text:p>
          </table:table-cell>
          <table:table-cell office:value-type="float" office:value="0.982746628497354" calcext:value-type="float">
            <text:p>0,982746628497354</text:p>
          </table:table-cell>
          <table:table-cell office:value-type="float" office:value="0.982947568415802" calcext:value-type="float">
            <text:p>0,98294756841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-1.43007446240692" calcext:value-type="float">
            <text:p>-1,43007446240692</text:p>
          </table:table-cell>
          <table:table-cell office:value-type="float" office:value="4.01751622810472" calcext:value-type="float">
            <text:p>4,01751622810472</text:p>
          </table:table-cell>
          <table:table-cell office:value-type="float" office:value="763.488649389188" calcext:value-type="float">
            <text:p>763,488649389188</text:p>
          </table:table-cell>
          <table:table-cell table:number-columns-repeated="2" office:value-type="float" office:value="5.40573234840315" calcext:value-type="float">
            <text:p>5,40573234840315</text:p>
          </table:table-cell>
          <table:table-cell office:value-type="float" office:value="956.915086847128" calcext:value-type="float">
            <text:p>956,915086847128</text:p>
          </table:table-cell>
          <table:table-cell office:value-type="float" office:value="5.21314005706194" calcext:value-type="float">
            <text:p>5,21314005706194</text:p>
          </table:table-cell>
          <table:table-cell office:value-type="float" office:value="3.61683640485542" calcext:value-type="float">
            <text:p>3,61683640485542</text:p>
          </table:table-cell>
          <table:table-cell office:value-type="float" office:value="576.863558989055" calcext:value-type="float">
            <text:p>576,863558989055</text:p>
          </table:table-cell>
          <table:table-cell office:value-type="float" office:value="188.58632527431" calcext:value-type="float">
            <text:p>188,58632527431</text:p>
          </table:table-cell>
          <table:table-cell office:value-type="float" office:value="764.700835007219" calcext:value-type="float">
            <text:p>764,700835007219</text:p>
          </table:table-cell>
          <table:table-cell office:value-type="float" office:value="3289.81486431092" calcext:value-type="float">
            <text:p>3289,81486431092</text:p>
          </table:table-cell>
          <table:table-cell office:value-type="float" office:value="1.4805473187228" calcext:value-type="float">
            <text:p>1,4805473187228</text:p>
          </table:table-cell>
          <table:table-cell office:value-type="float" office:value="10.1782193038194" calcext:value-type="float">
            <text:p>10,1782193038194</text:p>
          </table:table-cell>
          <table:table-cell office:value-type="float" office:value="48.350621793919" calcext:value-type="float">
            <text:p>48,350621793919</text:p>
          </table:table-cell>
          <table:table-cell office:value-type="float" office:value="-178" calcext:value-type="float">
            <text:p>-1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98285" calcext:value-type="float">
            <text:p>98285</text:p>
          </table:table-cell>
          <table:table-cell office:value-type="float" office:value="0.0605524243094696" calcext:value-type="float">
            <text:p>0,06055242430947</text:p>
          </table:table-cell>
          <table:table-cell office:value-type="float" office:value="0.495499380625774" calcext:value-type="float">
            <text:p>0,495499380625774</text:p>
          </table:table-cell>
          <table:table-cell office:value-type="float" office:value="42.0755674055407" calcext:value-type="float">
            <text:p>42,0755674055407</text:p>
          </table:table-cell>
          <table:table-cell office:value-type="float" office:value="31.5998355002056" calcext:value-type="float">
            <text:p>31,5998355002056</text:p>
          </table:table-cell>
          <table:table-cell office:value-type="float" office:value="16.1453450074563" calcext:value-type="float">
            <text:p>16,1453450074563</text:p>
          </table:table-cell>
          <table:table-cell office:value-type="float" office:value="15.5421018303136" calcext:value-type="float">
            <text:p>15,5421018303136</text:p>
          </table:table-cell>
          <table:table-cell office:value-type="float" office:value="16.1635254408052" calcext:value-type="float">
            <text:p>16,1635254408052</text:p>
          </table:table-cell>
          <table:table-cell office:value-type="float" office:value="16.0884446626241" calcext:value-type="float">
            <text:p>16,0884446626241</text:p>
          </table:table-cell>
          <table:table-cell office:value-type="float" office:value="15.5257593969514" calcext:value-type="float">
            <text:p>15,5257593969514</text:p>
          </table:table-cell>
          <table:table-cell office:value-type="float" office:value="16.1442898267819" calcext:value-type="float">
            <text:p>16,1442898267819</text:p>
          </table:table-cell>
          <table:table-cell office:value-type="float" office:value="-0.310910804581096" calcext:value-type="float">
            <text:p>-0,310910804581096</text:p>
          </table:table-cell>
          <table:table-cell office:value-type="float" office:value="-1.35386116604872" calcext:value-type="float">
            <text:p>-1,35386116604872</text:p>
          </table:table-cell>
          <table:table-cell office:value-type="float" office:value="-0.343355235298447" calcext:value-type="float">
            <text:p>-0,343355235298447</text:p>
          </table:table-cell>
          <table:table-cell office:value-type="float" office:value="0.00493497739295722" calcext:value-type="float">
            <text:p>0,004934977392957</text:p>
          </table:table-cell>
          <table:table-cell office:value-type="float" office:value="0.00353243194196163" calcext:value-type="float">
            <text:p>0,003532431941962</text:p>
          </table:table-cell>
          <table:table-cell office:value-type="float" office:value="0.00671189010612902" calcext:value-type="float">
            <text:p>0,006711890106129</text:p>
          </table:table-cell>
          <table:table-cell office:value-type="float" office:value="0.963328621522589" calcext:value-type="float">
            <text:p>0,963328621522589</text:p>
          </table:table-cell>
          <table:table-cell office:value-type="float" office:value="0.969933211749722" calcext:value-type="float">
            <text:p>0,969933211749722</text:p>
          </table:table-cell>
          <table:table-cell office:value-type="float" office:value="0.950855594486851" calcext:value-type="float">
            <text:p>0,95085559448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-2.21231473460658" calcext:value-type="float">
            <text:p>-2,21231473460658</text:p>
          </table:table-cell>
          <table:table-cell office:value-type="float" office:value="5.51903810120237" calcext:value-type="float">
            <text:p>5,51903810120237</text:p>
          </table:table-cell>
          <table:table-cell office:value-type="float" office:value="736.612189234763" calcext:value-type="float">
            <text:p>736,612189234763</text:p>
          </table:table-cell>
          <table:table-cell table:number-columns-repeated="2" office:value-type="float" office:value="6.91072845670341" calcext:value-type="float">
            <text:p>6,91072845670341</text:p>
          </table:table-cell>
          <table:table-cell office:value-type="float" office:value="751.783674765642" calcext:value-type="float">
            <text:p>751,783674765642</text:p>
          </table:table-cell>
          <table:table-cell office:value-type="float" office:value="6.54704752673546" calcext:value-type="float">
            <text:p>6,54704752673546</text:p>
          </table:table-cell>
          <table:table-cell office:value-type="float" office:value="4.15913287113633" calcext:value-type="float">
            <text:p>4,15913287113633</text:p>
          </table:table-cell>
          <table:table-cell office:value-type="float" office:value="150.270344096571" calcext:value-type="float">
            <text:p>150,270344096571</text:p>
          </table:table-cell>
          <table:table-cell office:value-type="float" office:value="64.0036182129266" calcext:value-type="float">
            <text:p>64,0036182129266</text:p>
          </table:table-cell>
          <table:table-cell office:value-type="float" office:value="373.036833724992" calcext:value-type="float">
            <text:p>373,036833724992</text:p>
          </table:table-cell>
          <table:table-cell office:value-type="float" office:value="253413.361863873" calcext:value-type="float">
            <text:p>253413,361863873</text:p>
          </table:table-cell>
          <table:table-cell office:value-type="float" office:value="0.750036266285241" calcext:value-type="float">
            <text:p>0,750036266285241</text:p>
          </table:table-cell>
          <table:table-cell office:value-type="float" office:value="3.72352077582567" calcext:value-type="float">
            <text:p>3,72352077582567</text:p>
          </table:table-cell>
          <table:table-cell office:value-type="float" office:value="377.791465234824" calcext:value-type="float">
            <text:p>377,791465234824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101570" calcext:value-type="float">
            <text:p>101570</text:p>
          </table:table-cell>
          <table:table-cell office:value-type="float" office:value="0.0631324210844736" calcext:value-type="float">
            <text:p>0,063132421084474</text:p>
          </table:table-cell>
          <table:table-cell office:value-type="float" office:value="2.28074714906606" calcext:value-type="float">
            <text:p>2,28074714906606</text:p>
          </table:table-cell>
          <table:table-cell office:value-type="float" office:value="18.0842961446298" calcext:value-type="float">
            <text:p>18,0842961446298</text:p>
          </table:table-cell>
          <table:table-cell office:value-type="float" office:value="28.2683396645754" calcext:value-type="float">
            <text:p>28,2683396645754</text:p>
          </table:table-cell>
          <table:table-cell office:value-type="float" office:value="15.199858632743" calcext:value-type="float">
            <text:p>15,199858632743</text:p>
          </table:table-cell>
          <table:table-cell office:value-type="float" office:value="15.7730278962059" calcext:value-type="float">
            <text:p>15,7730278962059</text:p>
          </table:table-cell>
          <table:table-cell office:value-type="float" office:value="16.0246085058232" calcext:value-type="float">
            <text:p>16,0246085058232</text:p>
          </table:table-cell>
          <table:table-cell office:value-type="float" office:value="15.1564376986541" calcext:value-type="float">
            <text:p>15,1564376986541</text:p>
          </table:table-cell>
          <table:table-cell office:value-type="float" office:value="15.6534919061847" calcext:value-type="float">
            <text:p>15,6534919061847</text:p>
          </table:table-cell>
          <table:table-cell office:value-type="float" office:value="16.0007581904203" calcext:value-type="float">
            <text:p>16,0007581904203</text:p>
          </table:table-cell>
          <table:table-cell office:value-type="float" office:value="-1.38983200280603" calcext:value-type="float">
            <text:p>-1,38983200280603</text:p>
          </table:table-cell>
          <table:table-cell office:value-type="float" office:value="-1.40751603599853" calcext:value-type="float">
            <text:p>-1,40751603599853</text:p>
          </table:table-cell>
          <table:table-cell office:value-type="float" office:value="-1.43777921695692" calcext:value-type="float">
            <text:p>-1,43777921695692</text:p>
          </table:table-cell>
          <table:table-cell office:value-type="float" office:value="0.00811728369092211" calcext:value-type="float">
            <text:p>0,008117283690922</text:p>
          </table:table-cell>
          <table:table-cell office:value-type="float" office:value="-0.00225149921587281" calcext:value-type="float">
            <text:p>-0,002251499215873</text:p>
          </table:table-cell>
          <table:table-cell office:value-type="float" office:value="0.0022038516228528" calcext:value-type="float">
            <text:p>0,002203851622853</text:p>
          </table:table-cell>
          <table:table-cell office:value-type="float" office:value="0.991252244876906" calcext:value-type="float">
            <text:p>0,991252244876906</text:p>
          </table:table-cell>
          <table:table-cell office:value-type="float" office:value="0.992374826596748" calcext:value-type="float">
            <text:p>0,992374826596748</text:p>
          </table:table-cell>
          <table:table-cell office:value-type="float" office:value="0.9897994764457" calcext:value-type="float">
            <text:p>0,9897994764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office:value-type="float" office:value="-2.92116259854675" calcext:value-type="float">
            <text:p>-2,92116259854675</text:p>
          </table:table-cell>
          <table:table-cell office:value-type="float" office:value="3.91174636031705" calcext:value-type="float">
            <text:p>3,91174636031705</text:p>
          </table:table-cell>
          <table:table-cell office:value-type="float" office:value="552.997312503359" calcext:value-type="float">
            <text:p>552,997312503359</text:p>
          </table:table-cell>
          <table:table-cell table:number-columns-repeated="2" office:value-type="float" office:value="4.91378429201007" calcext:value-type="float">
            <text:p>4,91378429201007</text:p>
          </table:table-cell>
          <table:table-cell office:value-type="float" office:value="578.974009233248" calcext:value-type="float">
            <text:p>578,974009233248</text:p>
          </table:table-cell>
          <table:table-cell office:value-type="float" office:value="3.95121312273288" calcext:value-type="float">
            <text:p>3,95121312273288</text:p>
          </table:table-cell>
          <table:table-cell office:value-type="float" office:value="2.97380505093243" calcext:value-type="float">
            <text:p>2,97380505093243</text:p>
          </table:table-cell>
          <table:table-cell office:value-type="float" office:value="171.478499327708" calcext:value-type="float">
            <text:p>171,478499327708</text:p>
          </table:table-cell>
          <table:table-cell office:value-type="float" office:value="519.2241606675" calcext:value-type="float">
            <text:p>519,2241606675</text:p>
          </table:table-cell>
          <table:table-cell office:value-type="float" office:value="1541.14456030893" calcext:value-type="float">
            <text:p>1541,14456030893</text:p>
          </table:table-cell>
          <table:table-cell office:value-type="float" office:value="171449.364426671" calcext:value-type="float">
            <text:p>171449,364426671</text:p>
          </table:table-cell>
          <table:table-cell office:value-type="float" office:value="3.61271406138064" calcext:value-type="float">
            <text:p>3,61271406138064</text:p>
          </table:table-cell>
          <table:table-cell office:value-type="float" office:value="9.09700395573289" calcext:value-type="float">
            <text:p>9,09700395573289</text:p>
          </table:table-cell>
          <table:table-cell office:value-type="float" office:value="281.938474294098" calcext:value-type="float">
            <text:p>281,938474294098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104909" calcext:value-type="float">
            <text:p>104909</text:p>
          </table:table-cell>
          <table:table-cell office:value-type="float" office:value="0.00419499475625655" calcext:value-type="float">
            <text:p>0,004194994756257</text:p>
          </table:table-cell>
          <table:table-cell office:value-type="float" office:value="0.155499805625243" calcext:value-type="float">
            <text:p>0,155499805625243</text:p>
          </table:table-cell>
          <table:table-cell office:value-type="float" office:value="1.45163068546164" calcext:value-type="float">
            <text:p>1,45163068546164</text:p>
          </table:table-cell>
          <table:table-cell office:value-type="float" office:value="2.96324629594213" calcext:value-type="float">
            <text:p>2,96324629594213</text:p>
          </table:table-cell>
          <table:table-cell office:value-type="float" office:value="13.8873467652032" calcext:value-type="float">
            <text:p>13,8873467652032</text:p>
          </table:table-cell>
          <table:table-cell office:value-type="float" office:value="12.8962200706015" calcext:value-type="float">
            <text:p>12,8962200706015</text:p>
          </table:table-cell>
          <table:table-cell office:value-type="float" office:value="13.9221557316737" calcext:value-type="float">
            <text:p>13,9221557316737</text:p>
          </table:table-cell>
          <table:table-cell office:value-type="float" office:value="13.8873467516409" calcext:value-type="float">
            <text:p>13,8873467516409</text:p>
          </table:table-cell>
          <table:table-cell office:value-type="float" office:value="12.8123812705846" calcext:value-type="float">
            <text:p>12,8123812705846</text:p>
          </table:table-cell>
          <table:table-cell office:value-type="float" office:value="13.8460573945242" calcext:value-type="float">
            <text:p>13,8460573945242</text:p>
          </table:table-cell>
          <table:table-cell office:value-type="float" office:value="-1.38111796516812" calcext:value-type="float">
            <text:p>-1,38111796516812</text:p>
          </table:table-cell>
          <table:table-cell office:value-type="float" office:value="-1.34857341540823" calcext:value-type="float">
            <text:p>-1,34857341540823</text:p>
          </table:table-cell>
          <table:table-cell office:value-type="float" office:value="-1.35256080787934" calcext:value-type="float">
            <text:p>-1,35256080787934</text:p>
          </table:table-cell>
          <table:table-cell office:value-type="float" office:value="0.00374136022921801" calcext:value-type="float">
            <text:p>0,003741360229218</text:p>
          </table:table-cell>
          <table:table-cell office:value-type="float" office:value="0.00111434121148263" calcext:value-type="float">
            <text:p>0,001114341211483</text:p>
          </table:table-cell>
          <table:table-cell office:value-type="float" office:value="0.00257815419243915" calcext:value-type="float">
            <text:p>0,002578154192439</text:p>
          </table:table-cell>
          <table:table-cell office:value-type="float" office:value="-0.537172199451614" calcext:value-type="float">
            <text:p>-0,537172199451614</text:p>
          </table:table-cell>
          <table:table-cell office:value-type="float" office:value="-0.488720110912202" calcext:value-type="float">
            <text:p>-0,488720110912202</text:p>
          </table:table-cell>
          <table:table-cell office:value-type="float" office:value="-0.454120185329375" calcext:value-type="float">
            <text:p>-0,4541201853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-2.2087422390722" calcext:value-type="float">
            <text:p>-2,2087422390722</text:p>
          </table:table-cell>
          <table:table-cell office:value-type="float" office:value="3.1821235223456" calcext:value-type="float">
            <text:p>3,1821235223456</text:p>
          </table:table-cell>
          <table:table-cell office:value-type="float" office:value="642.131634835457" calcext:value-type="float">
            <text:p>642,131634835457</text:p>
          </table:table-cell>
          <table:table-cell table:number-columns-repeated="2" office:value-type="float" office:value="4.015646254743" calcext:value-type="float">
            <text:p>4,015646254743</text:p>
          </table:table-cell>
          <table:table-cell office:value-type="float" office:value="662.956674274843" calcext:value-type="float">
            <text:p>662,956674274843</text:p>
          </table:table-cell>
          <table:table-cell office:value-type="float" office:value="3.3536357232964" calcext:value-type="float">
            <text:p>3,3536357232964</text:p>
          </table:table-cell>
          <table:table-cell office:value-type="float" office:value="2.44938864449199" calcext:value-type="float">
            <text:p>2,44938864449199</text:p>
          </table:table-cell>
          <table:table-cell office:value-type="float" office:value="164.859077727325" calcext:value-type="float">
            <text:p>164,859077727325</text:p>
          </table:table-cell>
          <table:table-cell office:value-type="float" office:value="1071.95627125879" calcext:value-type="float">
            <text:p>1071,95627125879</text:p>
          </table:table-cell>
          <table:table-cell office:value-type="float" office:value="3627.0340338016" calcext:value-type="float">
            <text:p>3627,0340338016</text:p>
          </table:table-cell>
          <table:table-cell office:value-type="float" office:value="231181.034490263" calcext:value-type="float">
            <text:p>231181,034490263</text:p>
          </table:table-cell>
          <table:table-cell office:value-type="float" office:value="6.07377120622863" calcext:value-type="float">
            <text:p>6,07377120622863</text:p>
          </table:table-cell>
          <table:table-cell office:value-type="float" office:value="16.9788610177428" calcext:value-type="float">
            <text:p>16,9788610177428</text:p>
          </table:table-cell>
          <table:table-cell office:value-type="float" office:value="372.555254755336" calcext:value-type="float">
            <text:p>372,555254755336</text:p>
          </table:table-cell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108302" calcext:value-type="float">
            <text:p>108302</text:p>
          </table:table-cell>
          <table:table-cell office:value-type="float" office:value="0.0023674970406287" calcext:value-type="float">
            <text:p>0,002367497040629</text:p>
          </table:table-cell>
          <table:table-cell office:value-type="float" office:value="0.0123749845312693" calcext:value-type="float">
            <text:p>0,012374984531269</text:p>
          </table:table-cell>
          <table:table-cell office:value-type="float" office:value="1.52167934790082" calcext:value-type="float">
            <text:p>1,52167934790082</text:p>
          </table:table-cell>
          <table:table-cell office:value-type="float" office:value="3.96312004609994" calcext:value-type="float">
            <text:p>3,96312004609994</text:p>
          </table:table-cell>
          <table:table-cell office:value-type="float" office:value="14.0859283323208" calcext:value-type="float">
            <text:p>14,0859283323208</text:p>
          </table:table-cell>
          <table:table-cell office:value-type="float" office:value="14.9043043640802" calcext:value-type="float">
            <text:p>14,9043043640802</text:p>
          </table:table-cell>
          <table:table-cell office:value-type="float" office:value="14.8855624440274" calcext:value-type="float">
            <text:p>14,8855624440274</text:p>
          </table:table-cell>
          <table:table-cell office:value-type="float" office:value="14.0390604374375" calcext:value-type="float">
            <text:p>14,0390604374375</text:p>
          </table:table-cell>
          <table:table-cell office:value-type="float" office:value="14.7770566131181" calcext:value-type="float">
            <text:p>14,7770566131181</text:p>
          </table:table-cell>
          <table:table-cell office:value-type="float" office:value="14.8593623965586" calcext:value-type="float">
            <text:p>14,8593623965586</text:p>
          </table:table-cell>
          <table:table-cell office:value-type="float" office:value="-1.38444401239931" calcext:value-type="float">
            <text:p>-1,38444401239931</text:p>
          </table:table-cell>
          <table:table-cell office:value-type="float" office:value="-1.43566791939695" calcext:value-type="float">
            <text:p>-1,43566791939695</text:p>
          </table:table-cell>
          <table:table-cell office:value-type="float" office:value="-1.43899511374551" calcext:value-type="float">
            <text:p>-1,43899511374551</text:p>
          </table:table-cell>
          <table:table-cell office:value-type="float" office:value="0.00643169738824288" calcext:value-type="float">
            <text:p>0,006431697388243</text:p>
          </table:table-cell>
          <table:table-cell office:value-type="float" office:value="0.00394946242674193" calcext:value-type="float">
            <text:p>0,003949462426742</text:p>
          </table:table-cell>
          <table:table-cell office:value-type="float" office:value="0.0029634368199938" calcext:value-type="float">
            <text:p>0,002963436819994</text:p>
          </table:table-cell>
          <table:table-cell office:value-type="float" office:value="0.996287155680588" calcext:value-type="float">
            <text:p>0,996287155680588</text:p>
          </table:table-cell>
          <table:table-cell office:value-type="float" office:value="0.996160048662967" calcext:value-type="float">
            <text:p>0,996160048662967</text:p>
          </table:table-cell>
          <table:table-cell office:value-type="float" office:value="0.994542031439143" calcext:value-type="float">
            <text:p>0,994542031439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office:value-type="float" office:value="-2.94277757152804" calcext:value-type="float">
            <text:p>-2,94277757152804</text:p>
          </table:table-cell>
          <table:table-cell office:value-type="float" office:value="3.66770666536667" calcext:value-type="float">
            <text:p>3,66770666536667</text:p>
          </table:table-cell>
          <table:table-cell office:value-type="float" office:value="589.981581273023" calcext:value-type="float">
            <text:p>589,981581273023</text:p>
          </table:table-cell>
          <table:table-cell table:number-columns-repeated="2" office:value-type="float" office:value="4.59225515286235" calcext:value-type="float">
            <text:p>4,59225515286235</text:p>
          </table:table-cell>
          <table:table-cell office:value-type="float" office:value="611.490038589073" calcext:value-type="float">
            <text:p>611,490038589073</text:p>
          </table:table-cell>
          <table:table-cell office:value-type="float" office:value="3.52545990666499" calcext:value-type="float">
            <text:p>3,52545990666499</text:p>
          </table:table-cell>
          <table:table-cell office:value-type="float" office:value="2.76346434856969" calcext:value-type="float">
            <text:p>2,76346434856969</text:p>
          </table:table-cell>
          <table:table-cell office:value-type="float" office:value="160.753852371409" calcext:value-type="float">
            <text:p>160,753852371409</text:p>
          </table:table-cell>
          <table:table-cell office:value-type="float" office:value="928.474775500475" calcext:value-type="float">
            <text:p>928,474775500475</text:p>
          </table:table-cell>
          <table:table-cell office:value-type="float" office:value="2348.96223371869" calcext:value-type="float">
            <text:p>2348,96223371869</text:p>
          </table:table-cell>
          <table:table-cell office:value-type="float" office:value="285784.611383732" calcext:value-type="float">
            <text:p>285784,611383732</text:p>
          </table:table-cell>
          <table:table-cell office:value-type="float" office:value="5.61693739996736" calcext:value-type="float">
            <text:p>5,61693739996736</text:p>
          </table:table-cell>
          <table:table-cell office:value-type="float" office:value="12.1176484853061" calcext:value-type="float">
            <text:p>12,1176484853061</text:p>
          </table:table-cell>
          <table:table-cell office:value-type="float" office:value="413.42191519698" calcext:value-type="float">
            <text:p>413,42191519698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111749" calcext:value-type="float">
            <text:p>111749</text:p>
          </table:table-cell>
          <table:table-cell office:value-type="float" office:value="0.00231124711094111" calcext:value-type="float">
            <text:p>0,002311247110941</text:p>
          </table:table-cell>
          <table:table-cell office:value-type="float" office:value="0.0963748795314006" calcext:value-type="float">
            <text:p>0,096374879531401</text:p>
          </table:table-cell>
          <table:table-cell office:value-type="float" office:value="1.49758187802265" calcext:value-type="float">
            <text:p>1,49758187802265</text:p>
          </table:table-cell>
          <table:table-cell office:value-type="float" office:value="3.34474581906773" calcext:value-type="float">
            <text:p>3,34474581906773</text:p>
          </table:table-cell>
          <table:table-cell office:value-type="float" office:value="14.127158305167" calcext:value-type="float">
            <text:p>14,127158305167</text:p>
          </table:table-cell>
          <table:table-cell office:value-type="float" office:value="12.8483089802198" calcext:value-type="float">
            <text:p>12,8483089802198</text:p>
          </table:table-cell>
          <table:table-cell office:value-type="float" office:value="15.0108605963342" calcext:value-type="float">
            <text:p>15,0108605963342</text:p>
          </table:table-cell>
          <table:table-cell office:value-type="float" office:value="14.1271579076755" calcext:value-type="float">
            <text:p>14,1271579076755</text:p>
          </table:table-cell>
          <table:table-cell office:value-type="float" office:value="12.763576517569" calcext:value-type="float">
            <text:p>12,763576517569</text:p>
          </table:table-cell>
          <table:table-cell office:value-type="float" office:value="14.9390748323892" calcext:value-type="float">
            <text:p>14,9390748323892</text:p>
          </table:table-cell>
          <table:table-cell office:value-type="float" office:value="-1.41555658211882" calcext:value-type="float">
            <text:p>-1,41555658211882</text:p>
          </table:table-cell>
          <table:table-cell office:value-type="float" office:value="-1.3729314930277" calcext:value-type="float">
            <text:p>-1,3729314930277</text:p>
          </table:table-cell>
          <table:table-cell office:value-type="float" office:value="-1.42873975307204" calcext:value-type="float">
            <text:p>-1,42873975307204</text:p>
          </table:table-cell>
          <table:table-cell office:value-type="float" office:value="0.00299364817830196" calcext:value-type="float">
            <text:p>0,002993648178302</text:p>
          </table:table-cell>
          <table:table-cell office:value-type="float" office:value="0.00421712800004541" calcext:value-type="float">
            <text:p>0,004217128000045</text:p>
          </table:table-cell>
          <table:table-cell office:value-type="float" office:value="0.000371822624496446" calcext:value-type="float">
            <text:p>0,000371822624496</text:p>
          </table:table-cell>
          <table:table-cell office:value-type="float" office:value="-0.471575714768301" calcext:value-type="float">
            <text:p>-0,471575714768301</text:p>
          </table:table-cell>
          <table:table-cell office:value-type="float" office:value="-0.534130132714857" calcext:value-type="float">
            <text:p>-0,534130132714857</text:p>
          </table:table-cell>
          <table:table-cell office:value-type="float" office:value="-0.481302233102337" calcext:value-type="float">
            <text:p>-0,48130223310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office:value-type="float" office:value="-2.93355133306083" calcext:value-type="float">
            <text:p>-2,93355133306083</text:p>
          </table:table-cell>
          <table:table-cell office:value-type="float" office:value="3.21535098081127" calcext:value-type="float">
            <text:p>3,21535098081127</text:p>
          </table:table-cell>
          <table:table-cell office:value-type="float" office:value="507.960212549734" calcext:value-type="float">
            <text:p>507,960212549734</text:p>
          </table:table-cell>
          <table:table-cell table:number-columns-repeated="2" office:value-type="float" office:value="3.90321386246666" calcext:value-type="float">
            <text:p>3,90321386246666</text:p>
          </table:table-cell>
          <table:table-cell office:value-type="float" office:value="530.104818345959" calcext:value-type="float">
            <text:p>530,104818345959</text:p>
          </table:table-cell>
          <table:table-cell office:value-type="float" office:value="2.57475339255023" calcext:value-type="float">
            <text:p>2,57475339255023</text:p>
          </table:table-cell>
          <table:table-cell office:value-type="float" office:value="2.21282546224231" calcext:value-type="float">
            <text:p>2,21282546224231</text:p>
          </table:table-cell>
          <table:table-cell office:value-type="float" office:value="151.616426880568" calcext:value-type="float">
            <text:p>151,616426880568</text:p>
          </table:table-cell>
          <table:table-cell office:value-type="float" office:value="3470.02515095415" calcext:value-type="float">
            <text:p>3470,02515095415</text:p>
          </table:table-cell>
          <table:table-cell office:value-type="float" office:value="6099.34533993062" calcext:value-type="float">
            <text:p>6099,34533993062</text:p>
          </table:table-cell>
          <table:table-cell office:value-type="float" office:value="410026.794188019" calcext:value-type="float">
            <text:p>410026,794188019</text:p>
          </table:table-cell>
          <table:table-cell office:value-type="float" office:value="15.0847280097194" calcext:value-type="float">
            <text:p>15,0847280097194</text:p>
          </table:table-cell>
          <table:table-cell office:value-type="float" office:value="23.7108493988197" calcext:value-type="float">
            <text:p>23,7108493988197</text:p>
          </table:table-cell>
          <table:table-cell office:value-type="float" office:value="541.918224009515" calcext:value-type="float">
            <text:p>541,918224009515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115250" calcext:value-type="float">
            <text:p>115250</text:p>
          </table:table-cell>
          <table:table-cell office:value-type="float" office:value="0.00119374850781437" calcext:value-type="float">
            <text:p>0,001193748507814</text:p>
          </table:table-cell>
          <table:table-cell office:value-type="float" office:value="0.00724999093751133" calcext:value-type="float">
            <text:p>0,007249990937511</text:p>
          </table:table-cell>
          <table:table-cell office:value-type="float" office:value="0.204602244247195" calcext:value-type="float">
            <text:p>0,204602244247195</text:p>
          </table:table-cell>
          <table:table-cell office:value-type="float" office:value="0.17912477609403" calcext:value-type="float">
            <text:p>0,17912477609403</text:p>
          </table:table-cell>
          <table:table-cell office:value-type="float" office:value="13.3490183535958" calcext:value-type="float">
            <text:p>13,3490183535958</text:p>
          </table:table-cell>
          <table:table-cell office:value-type="float" office:value="12.3028944581543" calcext:value-type="float">
            <text:p>12,3028944581543</text:p>
          </table:table-cell>
          <table:table-cell office:value-type="float" office:value="13.3567477140438" calcext:value-type="float">
            <text:p>13,3567477140438</text:p>
          </table:table-cell>
          <table:table-cell office:value-type="float" office:value="13.3490183261345" calcext:value-type="float">
            <text:p>13,3490183261345</text:p>
          </table:table-cell>
          <table:table-cell office:value-type="float" office:value="12.2118341793942" calcext:value-type="float">
            <text:p>12,2118341793942</text:p>
          </table:table-cell>
          <table:table-cell office:value-type="float" office:value="13.2790488182528" calcext:value-type="float">
            <text:p>13,2790488182528</text:p>
          </table:table-cell>
          <table:table-cell office:value-type="float" office:value="-1.41254933852295" calcext:value-type="float">
            <text:p>-1,41254933852295</text:p>
          </table:table-cell>
          <table:table-cell office:value-type="float" office:value="-1.38132077237829" calcext:value-type="float">
            <text:p>-1,38132077237829</text:p>
          </table:table-cell>
          <table:table-cell office:value-type="float" office:value="-1.39381917457016" calcext:value-type="float">
            <text:p>-1,39381917457016</text:p>
          </table:table-cell>
          <table:table-cell office:value-type="float" office:value="0.00267043065856799" calcext:value-type="float">
            <text:p>0,002670430658568</text:p>
          </table:table-cell>
          <table:table-cell office:value-type="float" office:value="0.00583731648938218" calcext:value-type="float">
            <text:p>0,005837316489382</text:p>
          </table:table-cell>
          <table:table-cell office:value-type="float" office:value="0.00446495557914962" calcext:value-type="float">
            <text:p>0,00446495557915</text:p>
          </table:table-cell>
          <table:table-cell office:value-type="float" office:value="-0.529616194556594" calcext:value-type="float">
            <text:p>-0,529616194556594</text:p>
          </table:table-cell>
          <table:table-cell office:value-type="float" office:value="-0.489148345053402" calcext:value-type="float">
            <text:p>-0,489148345053402</text:p>
          </table:table-cell>
          <table:table-cell office:value-type="float" office:value="-0.472055081601294" calcext:value-type="float">
            <text:p>-0,47205508160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-1.1924997593753" calcext:value-type="float">
            <text:p>-1,1924997593753</text:p>
          </table:table-cell>
          <table:table-cell office:value-type="float" office:value="2.49833312708359" calcext:value-type="float">
            <text:p>2,49833312708359</text:p>
          </table:table-cell>
          <table:table-cell office:value-type="float" office:value="555.866901416373" calcext:value-type="float">
            <text:p>555,866901416373</text:p>
          </table:table-cell>
          <table:table-cell table:number-columns-repeated="2" office:value-type="float" office:value="3.43706255154765" calcext:value-type="float">
            <text:p>3,43706255154765</text:p>
          </table:table-cell>
          <table:table-cell office:value-type="float" office:value="597.875594730807" calcext:value-type="float">
            <text:p>597,875594730807</text:p>
          </table:table-cell>
          <table:table-cell office:value-type="float" office:value="3.2235606566561" calcext:value-type="float">
            <text:p>3,2235606566561</text:p>
          </table:table-cell>
          <table:table-cell office:value-type="float" office:value="2.36045134865517" calcext:value-type="float">
            <text:p>2,36045134865517</text:p>
          </table:table-cell>
          <table:table-cell office:value-type="float" office:value="220.152707647389" calcext:value-type="float">
            <text:p>220,152707647389</text:p>
          </table:table-cell>
          <table:table-cell office:value-type="float" office:value="2303.64890688961" calcext:value-type="float">
            <text:p>2303,64890688961</text:p>
          </table:table-cell>
          <table:table-cell office:value-type="float" office:value="7795.17072126187" calcext:value-type="float">
            <text:p>7795,17072126187</text:p>
          </table:table-cell>
          <table:table-cell office:value-type="float" office:value="116213.947172912" calcext:value-type="float">
            <text:p>116213,947172912</text:p>
          </table:table-cell>
          <table:table-cell office:value-type="float" office:value="6.96825911569542" calcext:value-type="float">
            <text:p>6,96825911569542</text:p>
          </table:table-cell>
          <table:table-cell office:value-type="float" office:value="43.47418657049" calcext:value-type="float">
            <text:p>43,47418657049</text:p>
          </table:table-cell>
          <table:table-cell office:value-type="float" office:value="261.206214228589" calcext:value-type="float">
            <text:p>261,206214228589</text:p>
          </table:table-cell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118805" calcext:value-type="float">
            <text:p>118805</text:p>
          </table:table-cell>
          <table:table-cell office:value-type="float" office:value="0.00992248759689051" calcext:value-type="float">
            <text:p>0,009922487596891</text:p>
          </table:table-cell>
          <table:table-cell office:value-type="float" office:value="0.0366249542188072" calcext:value-type="float">
            <text:p>0,036624954218807</text:p>
          </table:table-cell>
          <table:table-cell office:value-type="float" office:value="1.15668105414868" calcext:value-type="float">
            <text:p>1,15668105414868</text:p>
          </table:table-cell>
          <table:table-cell office:value-type="float" office:value="0.134999831250211" calcext:value-type="float">
            <text:p>0,134999831250211</text:p>
          </table:table-cell>
          <table:table-cell office:value-type="float" office:value="13.8824427010246" calcext:value-type="float">
            <text:p>13,8824427010246</text:p>
          </table:table-cell>
          <table:table-cell office:value-type="float" office:value="13.2235348024898" calcext:value-type="float">
            <text:p>13,2235348024898</text:p>
          </table:table-cell>
          <table:table-cell office:value-type="float" office:value="13.7216184685511" calcext:value-type="float">
            <text:p>13,7216184685511</text:p>
          </table:table-cell>
          <table:table-cell office:value-type="float" office:value="13.8466990876014" calcext:value-type="float">
            <text:p>13,8466990876014</text:p>
          </table:table-cell>
          <table:table-cell office:value-type="float" office:value="13.2224291328507" calcext:value-type="float">
            <text:p>13,2224291328507</text:p>
          </table:table-cell>
          <table:table-cell office:value-type="float" office:value="13.7215939471227" calcext:value-type="float">
            <text:p>13,7215939471227</text:p>
          </table:table-cell>
          <table:table-cell office:value-type="float" office:value="-1.31458048589868" calcext:value-type="float">
            <text:p>-1,31458048589868</text:p>
          </table:table-cell>
          <table:table-cell office:value-type="float" office:value="-1.27767163706914" calcext:value-type="float">
            <text:p>-1,27767163706914</text:p>
          </table:table-cell>
          <table:table-cell office:value-type="float" office:value="-1.30727033927761" calcext:value-type="float">
            <text:p>-1,30727033927761</text:p>
          </table:table-cell>
          <table:table-cell office:value-type="float" office:value="0.00713485102684901" calcext:value-type="float">
            <text:p>0,007134851026849</text:p>
          </table:table-cell>
          <table:table-cell office:value-type="float" office:value="0.00464244775866591" calcext:value-type="float">
            <text:p>0,004642447758666</text:p>
          </table:table-cell>
          <table:table-cell office:value-type="float" office:value="0.00636835202185609" calcext:value-type="float">
            <text:p>0,006368352021856</text:p>
          </table:table-cell>
          <table:table-cell office:value-type="float" office:value="0.992878192206314" calcext:value-type="float">
            <text:p>0,992878192206314</text:p>
          </table:table-cell>
          <table:table-cell office:value-type="float" office:value="0.992782922382633" calcext:value-type="float">
            <text:p>0,992782922382633</text:p>
          </table:table-cell>
          <table:table-cell office:value-type="float" office:value="0.992944675670785" calcext:value-type="float">
            <text:p>0,99294467567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-1.19282600896749" calcext:value-type="float">
            <text:p>-1,19282600896749</text:p>
          </table:table-cell>
          <table:table-cell office:value-type="float" office:value="3.26140092324885" calcext:value-type="float">
            <text:p>3,26140092324885</text:p>
          </table:table-cell>
          <table:table-cell office:value-type="float" office:value="693.80284774644" calcext:value-type="float">
            <text:p>693,80284774644</text:p>
          </table:table-cell>
          <table:table-cell table:number-columns-repeated="2" office:value-type="float" office:value="4.07581730879116" calcext:value-type="float">
            <text:p>4,07581730879116</text:p>
          </table:table-cell>
          <table:table-cell office:value-type="float" office:value="710.475436136478" calcext:value-type="float">
            <text:p>710,475436136478</text:p>
          </table:table-cell>
          <table:table-cell office:value-type="float" office:value="3.89736485935975" calcext:value-type="float">
            <text:p>3,89736485935975</text:p>
          </table:table-cell>
          <table:table-cell office:value-type="float" office:value="2.44449396654464" calcext:value-type="float">
            <text:p>2,44449396654464</text:p>
          </table:table-cell>
          <table:table-cell office:value-type="float" office:value="153.012920409513" calcext:value-type="float">
            <text:p>153,012920409513</text:p>
          </table:table-cell>
          <table:table-cell office:value-type="float" office:value="737.026167448949" calcext:value-type="float">
            <text:p>737,026167448949</text:p>
          </table:table-cell>
          <table:table-cell office:value-type="float" office:value="4625.73040400314" calcext:value-type="float">
            <text:p>4625,73040400314</text:p>
          </table:table-cell>
          <table:table-cell office:value-type="float" office:value="500562.559483066" calcext:value-type="float">
            <text:p>500562,559483066</text:p>
          </table:table-cell>
          <table:table-cell office:value-type="float" office:value="4.75379485408523" calcext:value-type="float">
            <text:p>4,75379485408523</text:p>
          </table:table-cell>
          <table:table-cell office:value-type="float" office:value="19.6992082461545" calcext:value-type="float">
            <text:p>19,6992082461545</text:p>
          </table:table-cell>
          <table:table-cell office:value-type="float" office:value="629.734682499952" calcext:value-type="float">
            <text:p>629,73468249995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122414" calcext:value-type="float">
            <text:p>122414</text:p>
          </table:table-cell>
          <table:table-cell office:value-type="float" office:value="0.00369124538594327" calcext:value-type="float">
            <text:p>0,003691245385943</text:p>
          </table:table-cell>
          <table:table-cell office:value-type="float" office:value="0.0324999593750508" calcext:value-type="float">
            <text:p>0,032499959375051</text:p>
          </table:table-cell>
          <table:table-cell office:value-type="float" office:value="2.68790289012139" calcext:value-type="float">
            <text:p>2,68790289012139</text:p>
          </table:table-cell>
          <table:table-cell office:value-type="float" office:value="6.53336683329146" calcext:value-type="float">
            <text:p>6,53336683329146</text:p>
          </table:table-cell>
          <table:table-cell office:value-type="float" office:value="15.355731307948" calcext:value-type="float">
            <text:p>15,355731307948</text:p>
          </table:table-cell>
          <table:table-cell office:value-type="float" office:value="14.6569888693362" calcext:value-type="float">
            <text:p>14,6569888693362</text:p>
          </table:table-cell>
          <table:table-cell office:value-type="float" office:value="15.5941348278351" calcext:value-type="float">
            <text:p>15,5941348278351</text:p>
          </table:table-cell>
          <table:table-cell office:value-type="float" office:value="15.3234631746" calcext:value-type="float">
            <text:p>15,3234631746</text:p>
          </table:table-cell>
          <table:table-cell office:value-type="float" office:value="14.6559405708881" calcext:value-type="float">
            <text:p>14,6559405708881</text:p>
          </table:table-cell>
          <table:table-cell office:value-type="float" office:value="15.5941185054996" calcext:value-type="float">
            <text:p>15,5941185054996</text:p>
          </table:table-cell>
          <table:table-cell office:value-type="float" office:value="-1.42457936405969" calcext:value-type="float">
            <text:p>-1,42457936405969</text:p>
          </table:table-cell>
          <table:table-cell office:value-type="float" office:value="-1.42880954221046" calcext:value-type="float">
            <text:p>-1,42880954221046</text:p>
          </table:table-cell>
          <table:table-cell office:value-type="float" office:value="-1.43402855176103" calcext:value-type="float">
            <text:p>-1,43402855176103</text:p>
          </table:table-cell>
          <table:table-cell office:value-type="float" office:value="0.00245278946832993" calcext:value-type="float">
            <text:p>0,00245278946833</text:p>
          </table:table-cell>
          <table:table-cell office:value-type="float" office:value="0.00484949332330915" calcext:value-type="float">
            <text:p>0,004849493323309</text:p>
          </table:table-cell>
          <table:table-cell office:value-type="float" office:value="0.00807320250929588" calcext:value-type="float">
            <text:p>0,008073202509296</text:p>
          </table:table-cell>
          <table:table-cell office:value-type="float" office:value="0.990210955023503" calcext:value-type="float">
            <text:p>0,990210955023503</text:p>
          </table:table-cell>
          <table:table-cell office:value-type="float" office:value="0.989696534642179" calcext:value-type="float">
            <text:p>0,989696534642179</text:p>
          </table:table-cell>
          <table:table-cell office:value-type="float" office:value="0.990583438242285" calcext:value-type="float">
            <text:p>0,99058343824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-2.26035092456134" calcext:value-type="float">
            <text:p>-2,26035092456134</text:p>
          </table:table-cell>
          <table:table-cell office:value-type="float" office:value="3.42181697272878" calcext:value-type="float">
            <text:p>3,42181697272878</text:p>
          </table:table-cell>
          <table:table-cell office:value-type="float" office:value="636.614265482168" calcext:value-type="float">
            <text:p>636,614265482168</text:p>
          </table:table-cell>
          <table:table-cell table:number-columns-repeated="2" office:value-type="float" office:value="4.33075285668954" calcext:value-type="float">
            <text:p>4,33075285668954</text:p>
          </table:table-cell>
          <table:table-cell office:value-type="float" office:value="659.26314134334" calcext:value-type="float">
            <text:p>659,26314134334</text:p>
          </table:table-cell>
          <table:table-cell office:value-type="float" office:value="3.6940809416632" calcext:value-type="float">
            <text:p>3,6940809416632</text:p>
          </table:table-cell>
          <table:table-cell office:value-type="float" office:value="2.65454118650848" calcext:value-type="float">
            <text:p>2,65454118650848</text:p>
          </table:table-cell>
          <table:table-cell office:value-type="float" office:value="171.318902980633" calcext:value-type="float">
            <text:p>171,318902980633</text:p>
          </table:table-cell>
          <table:table-cell office:value-type="float" office:value="974.695043175153" calcext:value-type="float">
            <text:p>974,695043175153</text:p>
          </table:table-cell>
          <table:table-cell office:value-type="float" office:value="3523.21602260307" calcext:value-type="float">
            <text:p>3523,21602260307</text:p>
          </table:table-cell>
          <table:table-cell office:value-type="float" office:value="359415.880985227" calcext:value-type="float">
            <text:p>359415,880985227</text:p>
          </table:table-cell>
          <table:table-cell office:value-type="float" office:value="5.82184930308734" calcext:value-type="float">
            <text:p>5,82184930308734</text:p>
          </table:table-cell>
          <table:table-cell office:value-type="float" office:value="16.1416555562611" calcext:value-type="float">
            <text:p>16,1416555562611</text:p>
          </table:table-cell>
          <table:table-cell office:value-type="float" office:value="492.643864672132" calcext:value-type="float">
            <text:p>492,643864672132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126077" calcext:value-type="float">
            <text:p>126077</text:p>
          </table:table-cell>
          <table:table-cell office:value-type="float" office:value="0.00177124778594027" calcext:value-type="float">
            <text:p>0,00177124778594</text:p>
          </table:table-cell>
          <table:table-cell office:value-type="float" office:value="0.0113749857812678" calcext:value-type="float">
            <text:p>0,011374985781268</text:p>
          </table:table-cell>
          <table:table-cell office:value-type="float" office:value="1.49266938416327" calcext:value-type="float">
            <text:p>1,49266938416327</text:p>
          </table:table-cell>
          <table:table-cell office:value-type="float" office:value="4.42536946828816" calcext:value-type="float">
            <text:p>4,42536946828816</text:p>
          </table:table-cell>
          <table:table-cell office:value-type="float" office:value="14.0312905288005" calcext:value-type="float">
            <text:p>14,0312905288005</text:p>
          </table:table-cell>
          <table:table-cell office:value-type="float" office:value="14.8144173667511" calcext:value-type="float">
            <text:p>14,8144173667511</text:p>
          </table:table-cell>
          <table:table-cell office:value-type="float" office:value="14.8415022710729" calcext:value-type="float">
            <text:p>14,8415022710729</text:p>
          </table:table-cell>
          <table:table-cell office:value-type="float" office:value="13.9816096211173" calcext:value-type="float">
            <text:p>13,9816096211173</text:p>
          </table:table-cell>
          <table:table-cell office:value-type="float" office:value="14.6864394515582" calcext:value-type="float">
            <text:p>14,6864394515582</text:p>
          </table:table-cell>
          <table:table-cell office:value-type="float" office:value="14.8164246872698" calcext:value-type="float">
            <text:p>14,8164246872698</text:p>
          </table:table-cell>
          <table:table-cell office:value-type="float" office:value="-1.39732684479192" calcext:value-type="float">
            <text:p>-1,39732684479192</text:p>
          </table:table-cell>
          <table:table-cell office:value-type="float" office:value="-1.4215442115467" calcext:value-type="float">
            <text:p>-1,4215442115467</text:p>
          </table:table-cell>
          <table:table-cell office:value-type="float" office:value="-1.43011303757642" calcext:value-type="float">
            <text:p>-1,43011303757642</text:p>
          </table:table-cell>
          <table:table-cell office:value-type="float" office:value="0.00667469308367772" calcext:value-type="float">
            <text:p>0,006674693083678</text:p>
          </table:table-cell>
          <table:table-cell office:value-type="float" office:value="0.00541322902744498" calcext:value-type="float">
            <text:p>0,005413229027445</text:p>
          </table:table-cell>
          <table:table-cell office:value-type="float" office:value="0.00370677281479448" calcext:value-type="float">
            <text:p>0,003706772814794</text:p>
          </table:table-cell>
          <table:table-cell office:value-type="float" office:value="0.996272839998507" calcext:value-type="float">
            <text:p>0,996272839998507</text:p>
          </table:table-cell>
          <table:table-cell office:value-type="float" office:value="0.996154945073531" calcext:value-type="float">
            <text:p>0,996154945073531</text:p>
          </table:table-cell>
          <table:table-cell office:value-type="float" office:value="0.994869189010096" calcext:value-type="float">
            <text:p>0,99486918901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office:value-type="float" office:value="-2.94031007461241" calcext:value-type="float">
            <text:p>-2,94031007461241</text:p>
          </table:table-cell>
          <table:table-cell office:value-type="float" office:value="5.19016226229717" calcext:value-type="float">
            <text:p>5,19016226229717</text:p>
          </table:table-cell>
          <table:table-cell office:value-type="float" office:value="525.11275235906" calcext:value-type="float">
            <text:p>525,11275235906</text:p>
          </table:table-cell>
          <table:table-cell table:number-columns-repeated="2" office:value-type="float" office:value="6.41717537354444" calcext:value-type="float">
            <text:p>6,41717537354444</text:p>
          </table:table-cell>
          <table:table-cell office:value-type="float" office:value="553.911951747015" calcext:value-type="float">
            <text:p>553,911951747015</text:p>
          </table:table-cell>
          <table:table-cell office:value-type="float" office:value="5.70392114601509" calcext:value-type="float">
            <text:p>5,70392114601509</text:p>
          </table:table-cell>
          <table:table-cell office:value-type="float" office:value="3.77390453851864" calcext:value-type="float">
            <text:p>3,77390453851864</text:p>
          </table:table-cell>
          <table:table-cell office:value-type="float" office:value="176.281160644239" calcext:value-type="float">
            <text:p>176,281160644239</text:p>
          </table:table-cell>
          <table:table-cell office:value-type="float" office:value="181.830443377294" calcext:value-type="float">
            <text:p>181,830443377294</text:p>
          </table:table-cell>
          <table:table-cell office:value-type="float" office:value="903.31589486723" calcext:value-type="float">
            <text:p>903,31589486723</text:p>
          </table:table-cell>
          <table:table-cell office:value-type="float" office:value="361459.329900429" calcext:value-type="float">
            <text:p>361459,329900429</text:p>
          </table:table-cell>
          <table:table-cell office:value-type="float" office:value="1.65918902003413" calcext:value-type="float">
            <text:p>1,65918902003413</text:p>
          </table:table-cell>
          <table:table-cell office:value-type="float" office:value="6.19836078980005" calcext:value-type="float">
            <text:p>6,19836078980005</text:p>
          </table:table-cell>
          <table:table-cell office:value-type="float" office:value="492.962587334082" calcext:value-type="float">
            <text:p>492,962587334082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129794" calcext:value-type="float">
            <text:p>129794</text:p>
          </table:table-cell>
          <table:table-cell office:value-type="float" office:value="0.0110662361672048" calcext:value-type="float">
            <text:p>0,011066236167205</text:p>
          </table:table-cell>
          <table:table-cell office:value-type="float" office:value="0.597999252500934" calcext:value-type="float">
            <text:p>0,597999252500934</text:p>
          </table:table-cell>
          <table:table-cell office:value-type="float" office:value="0.238754701556623" calcext:value-type="float">
            <text:p>0,238754701556623</text:p>
          </table:table-cell>
          <table:table-cell office:value-type="float" office:value="0.292374634531707" calcext:value-type="float">
            <text:p>0,292374634531707</text:p>
          </table:table-cell>
          <table:table-cell office:value-type="float" office:value="13.6554006957885" calcext:value-type="float">
            <text:p>13,6554006957885</text:p>
          </table:table-cell>
          <table:table-cell office:value-type="float" office:value="12.4912792063075" calcext:value-type="float">
            <text:p>12,4912792063075</text:p>
          </table:table-cell>
          <table:table-cell office:value-type="float" office:value="13.5133536913155" calcext:value-type="float">
            <text:p>13,5133536913155</text:p>
          </table:table-cell>
          <table:table-cell office:value-type="float" office:value="13.6552808272646" calcext:value-type="float">
            <text:p>13,6552808272646</text:p>
          </table:table-cell>
          <table:table-cell office:value-type="float" office:value="12.4031038899606" calcext:value-type="float">
            <text:p>12,4031038899606</text:p>
          </table:table-cell>
          <table:table-cell office:value-type="float" office:value="13.4404790870942" calcext:value-type="float">
            <text:p>13,4404790870942</text:p>
          </table:table-cell>
          <table:table-cell office:value-type="float" office:value="-1.32918912803439" calcext:value-type="float">
            <text:p>-1,32918912803439</text:p>
          </table:table-cell>
          <table:table-cell office:value-type="float" office:value="-1.29923018591439" calcext:value-type="float">
            <text:p>-1,29923018591439</text:p>
          </table:table-cell>
          <table:table-cell office:value-type="float" office:value="-1.31972058319155" calcext:value-type="float">
            <text:p>-1,31972058319155</text:p>
          </table:table-cell>
          <table:table-cell office:value-type="float" office:value="0.00676452339750322" calcext:value-type="float">
            <text:p>0,006764523397503</text:p>
          </table:table-cell>
          <table:table-cell office:value-type="float" office:value="0.00616592555639792" calcext:value-type="float">
            <text:p>0,006165925556398</text:p>
          </table:table-cell>
          <table:table-cell office:value-type="float" office:value="0.0305385748123535" calcext:value-type="float">
            <text:p>0,030538574812354</text:p>
          </table:table-cell>
          <table:table-cell office:value-type="float" office:value="-0.522474983659137" calcext:value-type="float">
            <text:p>-0,522474983659137</text:p>
          </table:table-cell>
          <table:table-cell office:value-type="float" office:value="-0.487777454413971" calcext:value-type="float">
            <text:p>-0,487777454413971</text:p>
          </table:table-cell>
          <table:table-cell office:value-type="float" office:value="-0.475239317242626" calcext:value-type="float">
            <text:p>-0,47523931724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-1.42713446608192" calcext:value-type="float">
            <text:p>-1,42713446608192</text:p>
          </table:table-cell>
          <table:table-cell office:value-type="float" office:value="3.64638419201976" calcext:value-type="float">
            <text:p>3,64638419201976</text:p>
          </table:table-cell>
          <table:table-cell office:value-type="float" office:value="719.874628906714" calcext:value-type="float">
            <text:p>719,874628906714</text:p>
          </table:table-cell>
          <table:table-cell table:number-columns-repeated="2" office:value-type="float" office:value="4.86114073151956" calcext:value-type="float">
            <text:p>4,86114073151956</text:p>
          </table:table-cell>
          <table:table-cell office:value-type="float" office:value="886.346179422472" calcext:value-type="float">
            <text:p>886,346179422472</text:p>
          </table:table-cell>
          <table:table-cell office:value-type="float" office:value="4.64693193702679" calcext:value-type="float">
            <text:p>4,64693193702679</text:p>
          </table:table-cell>
          <table:table-cell office:value-type="float" office:value="3.21474284132135" calcext:value-type="float">
            <text:p>3,21474284132135</text:p>
          </table:table-cell>
          <table:table-cell office:value-type="float" office:value="517.097735861639" calcext:value-type="float">
            <text:p>517,097735861639</text:p>
          </table:table-cell>
          <table:table-cell office:value-type="float" office:value="469.120969533216" calcext:value-type="float">
            <text:p>469,120969533216</text:p>
          </table:table-cell>
          <table:table-cell office:value-type="float" office:value="1968.90104207155" calcext:value-type="float">
            <text:p>1968,90104207155</text:p>
          </table:table-cell>
          <table:table-cell office:value-type="float" office:value="8050.68500203349" calcext:value-type="float">
            <text:p>8050,68500203349</text:p>
          </table:table-cell>
          <table:table-cell office:value-type="float" office:value="3.10581143717344" calcext:value-type="float">
            <text:p>3,10581143717344</text:p>
          </table:table-cell>
          <table:table-cell office:value-type="float" office:value="14.5115606851679" calcext:value-type="float">
            <text:p>14,5115606851679</text:p>
          </table:table-cell>
          <table:table-cell office:value-type="float" office:value="65.6330593286891" calcext:value-type="float">
            <text:p>65,6330593286891</text:p>
          </table:table-cell>
          <table:table-cell office:value-type="float" office:value="-179" calcext:value-type="float">
            <text:p>-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3" calcext:value-type="float">
            <text:p>633</text:p>
          </table:table-cell>
          <table:table-cell office:value-type="float" office:value="133565" calcext:value-type="float">
            <text:p>133565</text:p>
          </table:table-cell>
          <table:table-cell office:value-type="float" office:value="0.0382549521813098" calcext:value-type="float">
            <text:p>0,03825495218131</text:p>
          </table:table-cell>
          <table:table-cell office:value-type="float" office:value="0.292999633750458" calcext:value-type="float">
            <text:p>0,292999633750458</text:p>
          </table:table-cell>
          <table:table-cell office:value-type="float" office:value="24.071051161186" calcext:value-type="float">
            <text:p>24,071051161186</text:p>
          </table:table-cell>
          <table:table-cell office:value-type="float" office:value="20.2328497089379" calcext:value-type="float">
            <text:p>20,2328497089379</text:p>
          </table:table-cell>
          <table:table-cell office:value-type="float" office:value="15.5324585442361" calcext:value-type="float">
            <text:p>15,5324585442361</text:p>
          </table:table-cell>
          <table:table-cell office:value-type="float" office:value="15.1304150253116" calcext:value-type="float">
            <text:p>15,1304150253116</text:p>
          </table:table-cell>
          <table:table-cell office:value-type="float" office:value="15.8015158019768" calcext:value-type="float">
            <text:p>15,8015158019768</text:p>
          </table:table-cell>
          <table:table-cell office:value-type="float" office:value="15.4726233209854" calcext:value-type="float">
            <text:p>15,4726233209854</text:p>
          </table:table-cell>
          <table:table-cell office:value-type="float" office:value="15.1124352025269" calcext:value-type="float">
            <text:p>15,1124352025269</text:p>
          </table:table-cell>
          <table:table-cell office:value-type="float" office:value="15.781125659897" calcext:value-type="float">
            <text:p>15,781125659897</text:p>
          </table:table-cell>
          <table:table-cell office:value-type="float" office:value="-0.422258833405731" calcext:value-type="float">
            <text:p>-0,422258833405731</text:p>
          </table:table-cell>
          <table:table-cell office:value-type="float" office:value="-1.34684367762391" calcext:value-type="float">
            <text:p>-1,34684367762391</text:p>
          </table:table-cell>
          <table:table-cell office:value-type="float" office:value="-0.487471784025766" calcext:value-type="float">
            <text:p>-0,487471784025766</text:p>
          </table:table-cell>
          <table:table-cell office:value-type="float" office:value="0.00616345565782326" calcext:value-type="float">
            <text:p>0,006163455657823</text:p>
          </table:table-cell>
          <table:table-cell office:value-type="float" office:value="0.000116738939642783" calcext:value-type="float">
            <text:p>0,000116738939643</text:p>
          </table:table-cell>
          <table:table-cell office:value-type="float" office:value="0.00900684665595824" calcext:value-type="float">
            <text:p>0,009006846655958</text:p>
          </table:table-cell>
          <table:table-cell office:value-type="float" office:value="0.963846213074396" calcext:value-type="float">
            <text:p>0,963846213074396</text:p>
          </table:table-cell>
          <table:table-cell office:value-type="float" office:value="0.971098718149375" calcext:value-type="float">
            <text:p>0,971098718149375</text:p>
          </table:table-cell>
          <table:table-cell office:value-type="float" office:value="0.955531338423939" calcext:value-type="float">
            <text:p>0,95553133842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office:value-type="float" office:value="-2.98201502248122" calcext:value-type="float">
            <text:p>-2,98201502248122</text:p>
          </table:table-cell>
          <table:table-cell office:value-type="float" office:value="3.42073947407566" calcext:value-type="float">
            <text:p>3,42073947407566</text:p>
          </table:table-cell>
          <table:table-cell office:value-type="float" office:value="511.807998990001" calcext:value-type="float">
            <text:p>511,807998990001</text:p>
          </table:table-cell>
          <table:table-cell table:number-columns-repeated="2" office:value-type="float" office:value="4.22144364812168" calcext:value-type="float">
            <text:p>4,22144364812168</text:p>
          </table:table-cell>
          <table:table-cell office:value-type="float" office:value="548.340588573378" calcext:value-type="float">
            <text:p>548,340588573378</text:p>
          </table:table-cell>
          <table:table-cell office:value-type="float" office:value="2.98800483265393" calcext:value-type="float">
            <text:p>2,98800483265393</text:p>
          </table:table-cell>
          <table:table-cell office:value-type="float" office:value="2.47368711133148" calcext:value-type="float">
            <text:p>2,47368711133148</text:p>
          </table:table-cell>
          <table:table-cell office:value-type="float" office:value="196.799322272333" calcext:value-type="float">
            <text:p>196,799322272333</text:p>
          </table:table-cell>
          <table:table-cell office:value-type="float" office:value="2746.66371347955" calcext:value-type="float">
            <text:p>2746,66371347955</text:p>
          </table:table-cell>
          <table:table-cell office:value-type="float" office:value="5615.29501178585" calcext:value-type="float">
            <text:p>5615,29501178585</text:p>
          </table:table-cell>
          <table:table-cell office:value-type="float" office:value="292623.628105424" calcext:value-type="float">
            <text:p>292623,628105424</text:p>
          </table:table-cell>
          <table:table-cell office:value-type="float" office:value="12.4596475361661" calcext:value-type="float">
            <text:p>12,4596475361661</text:p>
          </table:table-cell>
          <table:table-cell office:value-type="float" office:value="23.349905259736" calcext:value-type="float">
            <text:p>23,349905259736</text:p>
          </table:table-cell>
          <table:table-cell office:value-type="float" office:value="422.188386568139" calcext:value-type="float">
            <text:p>422,188386568139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137390" calcext:value-type="float">
            <text:p>137390</text:p>
          </table:table-cell>
          <table:table-cell office:value-type="float" office:value="0.00311624610469237" calcext:value-type="float">
            <text:p>0,003116246104692</text:p>
          </table:table-cell>
          <table:table-cell office:value-type="float" office:value="0.0246249692187885" calcext:value-type="float">
            <text:p>0,024624969218789</text:p>
          </table:table-cell>
          <table:table-cell office:value-type="float" office:value="0.915160106049867" calcext:value-type="float">
            <text:p>0,915160106049867</text:p>
          </table:table-cell>
          <table:table-cell office:value-type="float" office:value="1.67124791094011" calcext:value-type="float">
            <text:p>1,67124791094011</text:p>
          </table:table-cell>
          <table:table-cell office:value-type="float" office:value="13.3382673673637" calcext:value-type="float">
            <text:p>13,3382673673637</text:p>
          </table:table-cell>
          <table:table-cell office:value-type="float" office:value="12.4020693932845" calcext:value-type="float">
            <text:p>12,4020693932845</text:p>
          </table:table-cell>
          <table:table-cell office:value-type="float" office:value="13.4196608523047" calcext:value-type="float">
            <text:p>13,4196608523047</text:p>
          </table:table-cell>
          <table:table-cell office:value-type="float" office:value="13.338188102711" calcext:value-type="float">
            <text:p>13,338188102711</text:p>
          </table:table-cell>
          <table:table-cell office:value-type="float" office:value="12.3142868481942" calcext:value-type="float">
            <text:p>12,3142868481942</text:p>
          </table:table-cell>
          <table:table-cell office:value-type="float" office:value="13.3396691416679" calcext:value-type="float">
            <text:p>13,3396691416679</text:p>
          </table:table-cell>
          <table:table-cell office:value-type="float" office:value="-1.33950751085847" calcext:value-type="float">
            <text:p>-1,33950751085847</text:p>
          </table:table-cell>
          <table:table-cell office:value-type="float" office:value="-1.26432270493907" calcext:value-type="float">
            <text:p>-1,26432270493907</text:p>
          </table:table-cell>
          <table:table-cell office:value-type="float" office:value="-1.31830418765574" calcext:value-type="float">
            <text:p>-1,31830418765574</text:p>
          </table:table-cell>
          <table:table-cell office:value-type="float" office:value="0.00243535674512832" calcext:value-type="float">
            <text:p>0,002435356745128</text:p>
          </table:table-cell>
          <table:table-cell office:value-type="float" office:value="0.00281404161788831" calcext:value-type="float">
            <text:p>0,002814041617888</text:p>
          </table:table-cell>
          <table:table-cell office:value-type="float" office:value="0.00809392293162728" calcext:value-type="float">
            <text:p>0,008093922931627</text:p>
          </table:table-cell>
          <table:table-cell office:value-type="float" office:value="-0.52462104369957" calcext:value-type="float">
            <text:p>-0,52462104369957</text:p>
          </table:table-cell>
          <table:table-cell office:value-type="float" office:value="-0.493542184973247" calcext:value-type="float">
            <text:p>-0,493542184973247</text:p>
          </table:table-cell>
          <table:table-cell office:value-type="float" office:value="-0.469159211121569" calcext:value-type="float">
            <text:p>-0,46915921112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-2.2327009591238" calcext:value-type="float">
            <text:p>-2,2327009591238</text:p>
          </table:table-cell>
          <table:table-cell office:value-type="float" office:value="4.21307348365815" calcext:value-type="float">
            <text:p>4,21307348365815</text:p>
          </table:table-cell>
          <table:table-cell office:value-type="float" office:value="638.308473364408" calcext:value-type="float">
            <text:p>638,308473364408</text:p>
          </table:table-cell>
          <table:table-cell table:number-columns-repeated="2" office:value-type="float" office:value="5.37149143011974" calcext:value-type="float">
            <text:p>5,37149143011974</text:p>
          </table:table-cell>
          <table:table-cell office:value-type="float" office:value="675.403748437533" calcext:value-type="float">
            <text:p>675,403748437533</text:p>
          </table:table-cell>
          <table:table-cell office:value-type="float" office:value="4.88548529943315" calcext:value-type="float">
            <text:p>4,88548529943315</text:p>
          </table:table-cell>
          <table:table-cell office:value-type="float" office:value="3.3321062415755" calcext:value-type="float">
            <text:p>3,3321062415755</text:p>
          </table:table-cell>
          <table:table-cell office:value-type="float" office:value="220.754425175735" calcext:value-type="float">
            <text:p>220,754425175735</text:p>
          </table:table-cell>
          <table:table-cell office:value-type="float" office:value="418.59740707579" calcext:value-type="float">
            <text:p>418,59740707579</text:p>
          </table:table-cell>
          <table:table-cell office:value-type="float" office:value="1854.49416240403" calcext:value-type="float">
            <text:p>1854,49416240403</text:p>
          </table:table-cell>
          <table:table-cell office:value-type="float" office:value="210071.559123468" calcext:value-type="float">
            <text:p>210071,559123468</text:p>
          </table:table-cell>
          <table:table-cell office:value-type="float" office:value="3.00731054761141" calcext:value-type="float">
            <text:p>3,00731054761141</text:p>
          </table:table-cell>
          <table:table-cell office:value-type="float" office:value="11.7121719352313" calcext:value-type="float">
            <text:p>11,7121719352313</text:p>
          </table:table-cell>
          <table:table-cell office:value-type="float" office:value="354.727824377447" calcext:value-type="float">
            <text:p>354,727824377447</text:p>
          </table:table-cell>
          <table:table-cell office:value-type="float" office:value="-226" calcext:value-type="float">
            <text:p>-2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141269" calcext:value-type="float">
            <text:p>141269</text:p>
          </table:table-cell>
          <table:table-cell office:value-type="float" office:value="0.0145562318047102" calcext:value-type="float">
            <text:p>0,01455623180471</text:p>
          </table:table-cell>
          <table:table-cell office:value-type="float" office:value="0.322124597344253" calcext:value-type="float">
            <text:p>0,322124597344253</text:p>
          </table:table-cell>
          <table:table-cell office:value-type="float" office:value="3.46107692365385" calcext:value-type="float">
            <text:p>3,46107692365385</text:p>
          </table:table-cell>
          <table:table-cell office:value-type="float" office:value="5.76161779797775" calcext:value-type="float">
            <text:p>5,76161779797775</text:p>
          </table:table-cell>
          <table:table-cell office:value-type="float" office:value="14.0624065885218" calcext:value-type="float">
            <text:p>14,0624065885218</text:p>
          </table:table-cell>
          <table:table-cell office:value-type="float" office:value="15.041092661669" calcext:value-type="float">
            <text:p>15,041092661669</text:p>
          </table:table-cell>
          <table:table-cell office:value-type="float" office:value="14.6397652251186" calcext:value-type="float">
            <text:p>14,6397652251186</text:p>
          </table:table-cell>
          <table:table-cell office:value-type="float" office:value="14.0145710365554" calcext:value-type="float">
            <text:p>14,0145710365554</text:p>
          </table:table-cell>
          <table:table-cell office:value-type="float" office:value="14.9155319712047" calcext:value-type="float">
            <text:p>14,9155319712047</text:p>
          </table:table-cell>
          <table:table-cell office:value-type="float" office:value="14.6141505834042" calcext:value-type="float">
            <text:p>14,6141505834042</text:p>
          </table:table-cell>
          <table:table-cell office:value-type="float" office:value="-1.32456471414681" calcext:value-type="float">
            <text:p>-1,32456471414681</text:p>
          </table:table-cell>
          <table:table-cell office:value-type="float" office:value="-1.36821690346154" calcext:value-type="float">
            <text:p>-1,36821690346154</text:p>
          </table:table-cell>
          <table:table-cell office:value-type="float" office:value="-1.3342941853699" calcext:value-type="float">
            <text:p>-1,3342941853699</text:p>
          </table:table-cell>
          <table:table-cell office:value-type="float" office:value="0.00258262251593076" calcext:value-type="float">
            <text:p>0,002582622515931</text:p>
          </table:table-cell>
          <table:table-cell office:value-type="float" office:value="0.002837340082821" calcext:value-type="float">
            <text:p>0,002837340082821</text:p>
          </table:table-cell>
          <table:table-cell office:value-type="float" office:value="0.00841300762109211" calcext:value-type="float">
            <text:p>0,008413007621092</text:p>
          </table:table-cell>
          <table:table-cell office:value-type="float" office:value="0.992943765733455" calcext:value-type="float">
            <text:p>0,992943765733455</text:p>
          </table:table-cell>
          <table:table-cell office:value-type="float" office:value="0.992974362417344" calcext:value-type="float">
            <text:p>0,992974362417344</text:p>
          </table:table-cell>
          <table:table-cell office:value-type="float" office:value="0.989127184260075" calcext:value-type="float">
            <text:p>0,98912718426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-1.43904695119131" calcext:value-type="float">
            <text:p>-1,43904695119131</text:p>
          </table:table-cell>
          <table:table-cell office:value-type="float" office:value="2.9366400791999" calcext:value-type="float">
            <text:p>2,9366400791999</text:p>
          </table:table-cell>
          <table:table-cell office:value-type="float" office:value="722.652905433868" calcext:value-type="float">
            <text:p>722,652905433868</text:p>
          </table:table-cell>
          <table:table-cell table:number-columns-repeated="2" office:value-type="float" office:value="3.77341601889646" calcext:value-type="float">
            <text:p>3,77341601889646</text:p>
          </table:table-cell>
          <table:table-cell office:value-type="float" office:value="749.106943376401" calcext:value-type="float">
            <text:p>749,106943376401</text:p>
          </table:table-cell>
          <table:table-cell office:value-type="float" office:value="3.48823914374164" calcext:value-type="float">
            <text:p>3,48823914374164</text:p>
          </table:table-cell>
          <table:table-cell office:value-type="float" office:value="2.36955976858598" calcext:value-type="float">
            <text:p>2,36955976858598</text:p>
          </table:table-cell>
          <table:table-cell office:value-type="float" office:value="197.316980725742" calcext:value-type="float">
            <text:p>197,316980725742</text:p>
          </table:table-cell>
          <table:table-cell office:value-type="float" office:value="1615.8069646425" calcext:value-type="float">
            <text:p>1615,8069646425</text:p>
          </table:table-cell>
          <table:table-cell office:value-type="float" office:value="7390.51111827317" calcext:value-type="float">
            <text:p>7390,51111827317</text:p>
          </table:table-cell>
          <table:table-cell office:value-type="float" office:value="359311.795057377" calcext:value-type="float">
            <text:p>359311,795057377</text:p>
          </table:table-cell>
          <table:table-cell office:value-type="float" office:value="8.52642145572304" calcext:value-type="float">
            <text:p>8,52642145572304</text:p>
          </table:table-cell>
          <table:table-cell office:value-type="float" office:value="27.4638833923494" calcext:value-type="float">
            <text:p>27,4638833923494</text:p>
          </table:table-cell>
          <table:table-cell office:value-type="float" office:value="490.684470721152" calcext:value-type="float">
            <text:p>490,68447072115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145202" calcext:value-type="float">
            <text:p>145202</text:p>
          </table:table-cell>
          <table:table-cell office:value-type="float" office:value="0.000834998956251305" calcext:value-type="float">
            <text:p>0,000834998956251</text:p>
          </table:table-cell>
          <table:table-cell office:value-type="float" office:value="0.0026249967187541" calcext:value-type="float">
            <text:p>0,002624996718754</text:p>
          </table:table-cell>
          <table:table-cell office:value-type="float" office:value="16.5947980065025" calcext:value-type="float">
            <text:p>16,5947980065025</text:p>
          </table:table-cell>
          <table:table-cell office:value-type="float" office:value="28.485714392857" calcext:value-type="float">
            <text:p>28,485714392857</text:p>
          </table:table-cell>
          <table:table-cell office:value-type="float" office:value="15.55694551404" calcext:value-type="float">
            <text:p>15,55694551404</text:p>
          </table:table-cell>
          <table:table-cell office:value-type="float" office:value="15.2107071102229" calcext:value-type="float">
            <text:p>15,2107071102229</text:p>
          </table:table-cell>
          <table:table-cell office:value-type="float" office:value="15.7882469233944" calcext:value-type="float">
            <text:p>15,7882469233944</text:p>
          </table:table-cell>
          <table:table-cell office:value-type="float" office:value="15.4953270587339" calcext:value-type="float">
            <text:p>15,4953270587339</text:p>
          </table:table-cell>
          <table:table-cell office:value-type="float" office:value="15.1933084405489" calcext:value-type="float">
            <text:p>15,1933084405489</text:p>
          </table:table-cell>
          <table:table-cell office:value-type="float" office:value="15.7688135626979" calcext:value-type="float">
            <text:p>15,7688135626979</text:p>
          </table:table-cell>
          <table:table-cell office:value-type="float" office:value="-1.406221959756" calcext:value-type="float">
            <text:p>-1,406221959756</text:p>
          </table:table-cell>
          <table:table-cell office:value-type="float" office:value="-1.39948031082204" calcext:value-type="float">
            <text:p>-1,39948031082204</text:p>
          </table:table-cell>
          <table:table-cell office:value-type="float" office:value="-1.41965615561089" calcext:value-type="float">
            <text:p>-1,41965615561089</text:p>
          </table:table-cell>
          <table:table-cell office:value-type="float" office:value="0.00458419798970209" calcext:value-type="float">
            <text:p>0,004584197989702</text:p>
          </table:table-cell>
          <table:table-cell office:value-type="float" office:value="0.00269876679773151" calcext:value-type="float">
            <text:p>0,002698766797732</text:p>
          </table:table-cell>
          <table:table-cell office:value-type="float" office:value="0.00185074312459745" calcext:value-type="float">
            <text:p>0,001850743124597</text:p>
          </table:table-cell>
          <table:table-cell office:value-type="float" office:value="0.984017385709281" calcext:value-type="float">
            <text:p>0,984017385709281</text:p>
          </table:table-cell>
          <table:table-cell office:value-type="float" office:value="0.99008091717412" calcext:value-type="float">
            <text:p>0,99008091717412</text:p>
          </table:table-cell>
          <table:table-cell office:value-type="float" office:value="0.989039856472878" calcext:value-type="float">
            <text:p>0,98903985647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office:value-type="float" office:value="-2.96210629736713" calcext:value-type="float">
            <text:p>-2,96210629736713</text:p>
          </table:table-cell>
          <table:table-cell office:value-type="float" office:value="3.28393339508326" calcext:value-type="float">
            <text:p>3,28393339508326</text:p>
          </table:table-cell>
          <table:table-cell office:value-type="float" office:value="518.299117126104" calcext:value-type="float">
            <text:p>518,299117126104</text:p>
          </table:table-cell>
          <table:table-cell table:number-columns-repeated="2" office:value-type="float" office:value="4.02918908802306" calcext:value-type="float">
            <text:p>4,02918908802306</text:p>
          </table:table-cell>
          <table:table-cell office:value-type="float" office:value="561.277777040096" calcext:value-type="float">
            <text:p>561,277777040096</text:p>
          </table:table-cell>
          <table:table-cell office:value-type="float" office:value="2.73135332576035" calcext:value-type="float">
            <text:p>2,73135332576035</text:p>
          </table:table-cell>
          <table:table-cell office:value-type="float" office:value="2.33455481060117" calcext:value-type="float">
            <text:p>2,33455481060117</text:p>
          </table:table-cell>
          <table:table-cell office:value-type="float" office:value="215.403732988481" calcext:value-type="float">
            <text:p>215,403732988481</text:p>
          </table:table-cell>
          <table:table-cell office:value-type="float" office:value="4628.55394718124" calcext:value-type="float">
            <text:p>4628,55394718124</text:p>
          </table:table-cell>
          <table:table-cell office:value-type="float" office:value="8346.73932522895" calcext:value-type="float">
            <text:p>8346,73932522895</text:p>
          </table:table-cell>
          <table:table-cell office:value-type="float" office:value="283710.198108829" calcext:value-type="float">
            <text:p>283710,198108829</text:p>
          </table:table-cell>
          <table:table-cell office:value-type="float" office:value="18.7817644495992" calcext:value-type="float">
            <text:p>18,7817644495992</text:p>
          </table:table-cell>
          <table:table-cell office:value-type="float" office:value="31.222260831043" calcext:value-type="float">
            <text:p>31,222260831043</text:p>
          </table:table-cell>
          <table:table-cell office:value-type="float" office:value="412.047956190512" calcext:value-type="float">
            <text:p>412,047956190512</text:p>
          </table:table-cell>
          <table:table-cell office:value-type="float" office:value="-172" calcext:value-type="float">
            <text:p>-17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149189" calcext:value-type="float">
            <text:p>149189</text:p>
          </table:table-cell>
          <table:table-cell office:value-type="float" office:value="0.00393874507656865" calcext:value-type="float">
            <text:p>0,003938745076569</text:p>
          </table:table-cell>
          <table:table-cell office:value-type="float" office:value="0.0266249667187916" calcext:value-type="float">
            <text:p>0,026624966718792</text:p>
          </table:table-cell>
          <table:table-cell office:value-type="float" office:value="1.33787582765522" calcext:value-type="float">
            <text:p>1,33787582765522</text:p>
          </table:table-cell>
          <table:table-cell office:value-type="float" office:value="2.38374702031622" calcext:value-type="float">
            <text:p>2,38374702031622</text:p>
          </table:table-cell>
          <table:table-cell office:value-type="float" office:value="13.4018836544306" calcext:value-type="float">
            <text:p>13,4018836544306</text:p>
          </table:table-cell>
          <table:table-cell office:value-type="float" office:value="12.4928810192007" calcext:value-type="float">
            <text:p>12,4928810192007</text:p>
          </table:table-cell>
          <table:table-cell office:value-type="float" office:value="13.5135693093759" calcext:value-type="float">
            <text:p>13,5135693093759</text:p>
          </table:table-cell>
          <table:table-cell office:value-type="float" office:value="13.4018828922112" calcext:value-type="float">
            <text:p>13,4018828922112</text:p>
          </table:table-cell>
          <table:table-cell office:value-type="float" office:value="12.4048161929474" calcext:value-type="float">
            <text:p>12,4048161929474</text:p>
          </table:table-cell>
          <table:table-cell office:value-type="float" office:value="13.4316312453031" calcext:value-type="float">
            <text:p>13,4316312453031</text:p>
          </table:table-cell>
          <table:table-cell office:value-type="float" office:value="-1.31785228441105" calcext:value-type="float">
            <text:p>-1,31785228441105</text:p>
          </table:table-cell>
          <table:table-cell office:value-type="float" office:value="-1.23250425733234" calcext:value-type="float">
            <text:p>-1,23250425733234</text:p>
          </table:table-cell>
          <table:table-cell office:value-type="float" office:value="-1.29357436107892" calcext:value-type="float">
            <text:p>-1,29357436107892</text:p>
          </table:table-cell>
          <table:table-cell office:value-type="float" office:value="0.00476529740835073" calcext:value-type="float">
            <text:p>0,004765297408351</text:p>
          </table:table-cell>
          <table:table-cell office:value-type="float" office:value="0.00609848606240182" calcext:value-type="float">
            <text:p>0,006098486062402</text:p>
          </table:table-cell>
          <table:table-cell office:value-type="float" office:value="0.0102335532336978" calcext:value-type="float">
            <text:p>0,010233553233698</text:p>
          </table:table-cell>
          <table:table-cell office:value-type="float" office:value="-0.526815944748385" calcext:value-type="float">
            <text:p>-0,526815944748385</text:p>
          </table:table-cell>
          <table:table-cell office:value-type="float" office:value="-0.496682913194927" calcext:value-type="float">
            <text:p>-0,496682913194927</text:p>
          </table:table-cell>
          <table:table-cell office:value-type="float" office:value="-0.465174997327633" calcext:value-type="float">
            <text:p>-0,46517499732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-1.20968723789095" calcext:value-type="float">
            <text:p>-1,20968723789095</text:p>
          </table:table-cell>
          <table:table-cell office:value-type="float" office:value="3.91553635557956" calcext:value-type="float">
            <text:p>3,91553635557956</text:p>
          </table:table-cell>
          <table:table-cell office:value-type="float" office:value="536.203040996199" calcext:value-type="float">
            <text:p>536,203040996199</text:p>
          </table:table-cell>
          <table:table-cell table:number-columns-repeated="2" office:value-type="float" office:value="4.94945129571601" calcext:value-type="float">
            <text:p>4,94945129571601</text:p>
          </table:table-cell>
          <table:table-cell office:value-type="float" office:value="577.96809154992" calcext:value-type="float">
            <text:p>577,96809154992</text:p>
          </table:table-cell>
          <table:table-cell office:value-type="float" office:value="4.7993463008152" calcext:value-type="float">
            <text:p>4,7993463008152</text:p>
          </table:table-cell>
          <table:table-cell office:value-type="float" office:value="3.02748132559057" calcext:value-type="float">
            <text:p>3,02748132559057</text:p>
          </table:table-cell>
          <table:table-cell office:value-type="float" office:value="215.716048722123" calcext:value-type="float">
            <text:p>215,716048722123</text:p>
          </table:table-cell>
          <table:table-cell office:value-type="float" office:value="501.115176796614" calcext:value-type="float">
            <text:p>501,115176796614</text:p>
          </table:table-cell>
          <table:table-cell office:value-type="float" office:value="3072.23347598321" calcext:value-type="float">
            <text:p>3072,23347598321</text:p>
          </table:table-cell>
          <table:table-cell office:value-type="float" office:value="313806.396813175" calcext:value-type="float">
            <text:p>313806,396813175</text:p>
          </table:table-cell>
          <table:table-cell office:value-type="float" office:value="3.544934546127" calcext:value-type="float">
            <text:p>3,544934546127</text:p>
          </table:table-cell>
          <table:table-cell office:value-type="float" office:value="14.5929922601117" calcext:value-type="float">
            <text:p>14,5929922601117</text:p>
          </table:table-cell>
          <table:table-cell office:value-type="float" office:value="443.426050938542" calcext:value-type="float">
            <text:p>443,426050938542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153230" calcext:value-type="float">
            <text:p>153230</text:p>
          </table:table-cell>
          <table:table-cell office:value-type="float" office:value="0.00222124722344097" calcext:value-type="float">
            <text:p>0,002221247223441</text:p>
          </table:table-cell>
          <table:table-cell office:value-type="float" office:value="0.0751249060938674" calcext:value-type="float">
            <text:p>0,075124906093867</text:p>
          </table:table-cell>
          <table:table-cell office:value-type="float" office:value="3.14215482230647" calcext:value-type="float">
            <text:p>3,14215482230647</text:p>
          </table:table-cell>
          <table:table-cell office:value-type="float" office:value="4.52499434375707" calcext:value-type="float">
            <text:p>4,52499434375707</text:p>
          </table:table-cell>
          <table:table-cell office:value-type="float" office:value="13.7033900557992" calcext:value-type="float">
            <text:p>13,7033900557992</text:p>
          </table:table-cell>
          <table:table-cell office:value-type="float" office:value="12.9108198960566" calcext:value-type="float">
            <text:p>12,9108198960566</text:p>
          </table:table-cell>
          <table:table-cell office:value-type="float" office:value="13.4807593104547" calcext:value-type="float">
            <text:p>13,4807593104547</text:p>
          </table:table-cell>
          <table:table-cell office:value-type="float" office:value="13.6664988414639" calcext:value-type="float">
            <text:p>13,6664988414639</text:p>
          </table:table-cell>
          <table:table-cell office:value-type="float" office:value="12.90941759234" calcext:value-type="float">
            <text:p>12,90941759234</text:p>
          </table:table-cell>
          <table:table-cell office:value-type="float" office:value="13.4807514463007" calcext:value-type="float">
            <text:p>13,4807514463007</text:p>
          </table:table-cell>
          <table:table-cell office:value-type="float" office:value="-1.3033659620957" calcext:value-type="float">
            <text:p>-1,3033659620957</text:p>
          </table:table-cell>
          <table:table-cell office:value-type="float" office:value="-1.22880396477759" calcext:value-type="float">
            <text:p>-1,22880396477759</text:p>
          </table:table-cell>
          <table:table-cell office:value-type="float" office:value="-1.28021774723975" calcext:value-type="float">
            <text:p>-1,28021774723975</text:p>
          </table:table-cell>
          <table:table-cell office:value-type="float" office:value="-0.00940017641114613" calcext:value-type="float">
            <text:p>-0,009400176411146</text:p>
          </table:table-cell>
          <table:table-cell office:value-type="float" office:value="0.0354573885716543" calcext:value-type="float">
            <text:p>0,035457388571654</text:p>
          </table:table-cell>
          <table:table-cell office:value-type="float" office:value="0.0361533613210843" calcext:value-type="float">
            <text:p>0,036153361321084</text:p>
          </table:table-cell>
          <table:table-cell office:value-type="float" office:value="0.973159953052638" calcext:value-type="float">
            <text:p>0,973159953052638</text:p>
          </table:table-cell>
          <table:table-cell office:value-type="float" office:value="0.977101445928817" calcext:value-type="float">
            <text:p>0,977101445928817</text:p>
          </table:table-cell>
          <table:table-cell office:value-type="float" office:value="0.971570663558695" calcext:value-type="float">
            <text:p>0,97157066355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-2.20382599521751" calcext:value-type="float">
            <text:p>-2,20382599521751</text:p>
          </table:table-cell>
          <table:table-cell office:value-type="float" office:value="5.29677712902859" calcext:value-type="float">
            <text:p>5,29677712902859</text:p>
          </table:table-cell>
          <table:table-cell office:value-type="float" office:value="728.356900803874" calcext:value-type="float">
            <text:p>728,356900803874</text:p>
          </table:table-cell>
          <table:table-cell table:number-columns-repeated="2" office:value-type="float" office:value="6.70608213009489" calcext:value-type="float">
            <text:p>6,70608213009489</text:p>
          </table:table-cell>
          <table:table-cell office:value-type="float" office:value="757.830856965616" calcext:value-type="float">
            <text:p>757,830856965616</text:p>
          </table:table-cell>
          <table:table-cell office:value-type="float" office:value="6.33361575392616" calcext:value-type="float">
            <text:p>6,33361575392616</text:p>
          </table:table-cell>
          <table:table-cell office:value-type="float" office:value="4.11286877750528" calcext:value-type="float">
            <text:p>4,11286877750528</text:p>
          </table:table-cell>
          <table:table-cell office:value-type="float" office:value="209.2936521269" calcext:value-type="float">
            <text:p>209,2936521269</text:p>
          </table:table-cell>
          <table:table-cell office:value-type="float" office:value="175.625827467648" calcext:value-type="float">
            <text:p>175,625827467648</text:p>
          </table:table-cell>
          <table:table-cell office:value-type="float" office:value="946.332089484588" calcext:value-type="float">
            <text:p>946,332089484588</text:p>
          </table:table-cell>
          <table:table-cell office:value-type="float" office:value="392691.353556554" calcext:value-type="float">
            <text:p>392691,353556554</text:p>
          </table:table-cell>
          <table:table-cell office:value-type="float" office:value="1.55563755298013" calcext:value-type="float">
            <text:p>1,55563755298013</text:p>
          </table:table-cell>
          <table:table-cell office:value-type="float" office:value="6.69859480641573" calcext:value-type="float">
            <text:p>6,69859480641573</text:p>
          </table:table-cell>
          <table:table-cell office:value-type="float" office:value="531.222697211027" calcext:value-type="float">
            <text:p>531,222697211027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157325" calcext:value-type="float">
            <text:p>157325</text:p>
          </table:table-cell>
          <table:table-cell office:value-type="float" office:value="0.0550561811797735" calcext:value-type="float">
            <text:p>0,055056181179774</text:p>
          </table:table-cell>
          <table:table-cell office:value-type="float" office:value="1.99224750969061" calcext:value-type="float">
            <text:p>1,99224750969061</text:p>
          </table:table-cell>
          <table:table-cell office:value-type="float" office:value="16.5739517825603" calcext:value-type="float">
            <text:p>16,5739517825603</text:p>
          </table:table-cell>
          <table:table-cell office:value-type="float" office:value="24.5224693469133" calcext:value-type="float">
            <text:p>24,5224693469133</text:p>
          </table:table-cell>
          <table:table-cell office:value-type="float" office:value="15.1763681293422" calcext:value-type="float">
            <text:p>15,1763681293422</text:p>
          </table:table-cell>
          <table:table-cell office:value-type="float" office:value="15.4704582860738" calcext:value-type="float">
            <text:p>15,4704582860738</text:p>
          </table:table-cell>
          <table:table-cell office:value-type="float" office:value="16.0841434843578" calcext:value-type="float">
            <text:p>16,0841434843578</text:p>
          </table:table-cell>
          <table:table-cell office:value-type="float" office:value="15.1342843653039" calcext:value-type="float">
            <text:p>15,1342843653039</text:p>
          </table:table-cell>
          <table:table-cell office:value-type="float" office:value="15.348584189865" calcext:value-type="float">
            <text:p>15,348584189865</text:p>
          </table:table-cell>
          <table:table-cell office:value-type="float" office:value="16.0609399103567" calcext:value-type="float">
            <text:p>16,0609399103567</text:p>
          </table:table-cell>
          <table:table-cell office:value-type="float" office:value="-1.3326547334449" calcext:value-type="float">
            <text:p>-1,3326547334449</text:p>
          </table:table-cell>
          <table:table-cell office:value-type="float" office:value="-1.37724182918014" calcext:value-type="float">
            <text:p>-1,37724182918014</text:p>
          </table:table-cell>
          <table:table-cell office:value-type="float" office:value="-1.41103527477675" calcext:value-type="float">
            <text:p>-1,41103527477675</text:p>
          </table:table-cell>
          <table:table-cell office:value-type="float" office:value="-0.00284949802711676" calcext:value-type="float">
            <text:p>-0,002849498027117</text:p>
          </table:table-cell>
          <table:table-cell office:value-type="float" office:value="0.00350571816319747" calcext:value-type="float">
            <text:p>0,003505718163197</text:p>
          </table:table-cell>
          <table:table-cell office:value-type="float" office:value="0.00697274675329368" calcext:value-type="float">
            <text:p>0,006972746753294</text:p>
          </table:table-cell>
          <table:table-cell office:value-type="float" office:value="0.98983922801156" calcext:value-type="float">
            <text:p>0,98983922801156</text:p>
          </table:table-cell>
          <table:table-cell office:value-type="float" office:value="0.990416465995833" calcext:value-type="float">
            <text:p>0,990416465995833</text:p>
          </table:table-cell>
          <table:table-cell office:value-type="float" office:value="0.989557943015837" calcext:value-type="float">
            <text:p>0,98955794301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-1.20111849860188" calcext:value-type="float">
            <text:p>-1,20111849860188</text:p>
          </table:table-cell>
          <table:table-cell office:value-type="float" office:value="2.36670204162245" calcext:value-type="float">
            <text:p>2,36670204162245</text:p>
          </table:table-cell>
          <table:table-cell office:value-type="float" office:value="574.010299987125" calcext:value-type="float">
            <text:p>574,010299987125</text:p>
          </table:table-cell>
          <table:table-cell table:number-columns-repeated="2" office:value-type="float" office:value="3.11006517767204" calcext:value-type="float">
            <text:p>3,11006517767204</text:p>
          </table:table-cell>
          <table:table-cell office:value-type="float" office:value="609.701051908461" calcext:value-type="float">
            <text:p>609,701051908461</text:p>
          </table:table-cell>
          <table:table-cell office:value-type="float" office:value="2.86876624382061" calcext:value-type="float">
            <text:p>2,86876624382061</text:p>
          </table:table-cell>
          <table:table-cell office:value-type="float" office:value="2.01772814213124" calcext:value-type="float">
            <text:p>2,01772814213124</text:p>
          </table:table-cell>
          <table:table-cell office:value-type="float" office:value="205.542083785717" calcext:value-type="float">
            <text:p>205,542083785717</text:p>
          </table:table-cell>
          <table:table-cell office:value-type="float" office:value="4409.20474034876" calcext:value-type="float">
            <text:p>4409,20474034876</text:p>
          </table:table-cell>
          <table:table-cell office:value-type="float" office:value="17643.999795268" calcext:value-type="float">
            <text:p>17643,999795268</text:p>
          </table:table-cell>
          <table:table-cell office:value-type="float" office:value="471590.281809961" calcext:value-type="float">
            <text:p>471590,281809961</text:p>
          </table:table-cell>
          <table:table-cell office:value-type="float" office:value="17.9793272031804" calcext:value-type="float">
            <text:p>17,9793272031804</text:p>
          </table:table-cell>
          <table:table-cell office:value-type="float" office:value="54.0979138208442" calcext:value-type="float">
            <text:p>54,0979138208442</text:p>
          </table:table-cell>
          <table:table-cell office:value-type="float" office:value="614.689767163804" calcext:value-type="float">
            <text:p>614,689767163804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161474" calcext:value-type="float">
            <text:p>161474</text:p>
          </table:table-cell>
          <table:table-cell office:value-type="float" office:value="0.00311124611094236" calcext:value-type="float">
            <text:p>0,003111246110942</text:p>
          </table:table-cell>
          <table:table-cell office:value-type="float" office:value="0.0133749832812709" calcext:value-type="float">
            <text:p>0,013374983281271</text:p>
          </table:table-cell>
          <table:table-cell office:value-type="float" office:value="0.562325547093066" calcext:value-type="float">
            <text:p>0,562325547093066</text:p>
          </table:table-cell>
          <table:table-cell office:value-type="float" office:value="0.143999820000225" calcext:value-type="float">
            <text:p>0,143999820000225</text:p>
          </table:table-cell>
          <table:table-cell office:value-type="float" office:value="14.2972889732428" calcext:value-type="float">
            <text:p>14,2972889732428</text:p>
          </table:table-cell>
          <table:table-cell office:value-type="float" office:value="13.2740246722814" calcext:value-type="float">
            <text:p>13,2740246722814</text:p>
          </table:table-cell>
          <table:table-cell office:value-type="float" office:value="13.906764433267" calcext:value-type="float">
            <text:p>13,906764433267</text:p>
          </table:table-cell>
          <table:table-cell office:value-type="float" office:value="14.2621329198755" calcext:value-type="float">
            <text:p>14,2621329198755</text:p>
          </table:table-cell>
          <table:table-cell office:value-type="float" office:value="13.2728412833108" calcext:value-type="float">
            <text:p>13,2728412833108</text:p>
          </table:table-cell>
          <table:table-cell office:value-type="float" office:value="13.9067472544309" calcext:value-type="float">
            <text:p>13,9067472544309</text:p>
          </table:table-cell>
          <table:table-cell office:value-type="float" office:value="-1.35977836528963" calcext:value-type="float">
            <text:p>-1,35977836528963</text:p>
          </table:table-cell>
          <table:table-cell office:value-type="float" office:value="-1.35038551081319" calcext:value-type="float">
            <text:p>-1,35038551081319</text:p>
          </table:table-cell>
          <table:table-cell office:value-type="float" office:value="-1.33847767829795" calcext:value-type="float">
            <text:p>-1,33847767829795</text:p>
          </table:table-cell>
          <table:table-cell office:value-type="float" office:value="0.00730306979922528" calcext:value-type="float">
            <text:p>0,007303069799225</text:p>
          </table:table-cell>
          <table:table-cell office:value-type="float" office:value="0.00641981101199158" calcext:value-type="float">
            <text:p>0,006419811011992</text:p>
          </table:table-cell>
          <table:table-cell office:value-type="float" office:value="0.00594605714337933" calcext:value-type="float">
            <text:p>0,005946057143379</text:p>
          </table:table-cell>
          <table:table-cell office:value-type="float" office:value="0.992782853061759" calcext:value-type="float">
            <text:p>0,992782853061759</text:p>
          </table:table-cell>
          <table:table-cell office:value-type="float" office:value="0.992654208864647" calcext:value-type="float">
            <text:p>0,992654208864647</text:p>
          </table:table-cell>
          <table:table-cell office:value-type="float" office:value="0.991519518216805" calcext:value-type="float">
            <text:p>0,991519518216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office:value-type="float" office:value="-2.93032508709364" calcext:value-type="float">
            <text:p>-2,93032508709364</text:p>
          </table:table-cell>
          <table:table-cell office:value-type="float" office:value="3.52255684680394" calcext:value-type="float">
            <text:p>3,52255684680394</text:p>
          </table:table-cell>
          <table:table-cell office:value-type="float" office:value="552.914857606428" calcext:value-type="float">
            <text:p>552,914857606428</text:p>
          </table:table-cell>
          <table:table-cell table:number-columns-repeated="2" office:value-type="float" office:value="4.40895219427765" calcext:value-type="float">
            <text:p>4,40895219427765</text:p>
          </table:table-cell>
          <table:table-cell office:value-type="float" office:value="596.5982655413" calcext:value-type="float">
            <text:p>596,5982655413</text:p>
          </table:table-cell>
          <table:table-cell office:value-type="float" office:value="3.29424563980516" calcext:value-type="float">
            <text:p>3,29424563980516</text:p>
          </table:table-cell>
          <table:table-cell office:value-type="float" office:value="2.65150008720731" calcext:value-type="float">
            <text:p>2,65150008720731</text:p>
          </table:table-cell>
          <table:table-cell office:value-type="float" office:value="224.086257242497" calcext:value-type="float">
            <text:p>224,086257242497</text:p>
          </table:table-cell>
          <table:table-cell office:value-type="float" office:value="2666.66056180005" calcext:value-type="float">
            <text:p>2666,66056180005</text:p>
          </table:table-cell>
          <table:table-cell office:value-type="float" office:value="6124.24742502221" calcext:value-type="float">
            <text:p>6124,24742502221</text:p>
          </table:table-cell>
          <table:table-cell office:value-type="float" office:value="368542.031673037" calcext:value-type="float">
            <text:p>368542,031673037</text:p>
          </table:table-cell>
          <table:table-cell office:value-type="float" office:value="12.3816065128358" calcext:value-type="float">
            <text:p>12,3816065128358</text:p>
          </table:table-cell>
          <table:table-cell office:value-type="float" office:value="24.0320992010445" calcext:value-type="float">
            <text:p>24,0320992010445</text:p>
          </table:table-cell>
          <table:table-cell office:value-type="float" office:value="500.234816777953" calcext:value-type="float">
            <text:p>500,234816777953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165677" calcext:value-type="float">
            <text:p>165677</text:p>
          </table:table-cell>
          <table:table-cell office:value-type="float" office:value="0.00200124749844063" calcext:value-type="float">
            <text:p>0,002001247498441</text:p>
          </table:table-cell>
          <table:table-cell office:value-type="float" office:value="0.0672499159376051" calcext:value-type="float">
            <text:p>0,067249915937605</text:p>
          </table:table-cell>
          <table:table-cell office:value-type="float" office:value="1.83884145144819" calcext:value-type="float">
            <text:p>1,83884145144819</text:p>
          </table:table-cell>
          <table:table-cell office:value-type="float" office:value="3.09037113703608" calcext:value-type="float">
            <text:p>3,09037113703608</text:p>
          </table:table-cell>
          <table:table-cell office:value-type="float" office:value="13.6680746259182" calcext:value-type="float">
            <text:p>13,6680746259182</text:p>
          </table:table-cell>
          <table:table-cell office:value-type="float" office:value="12.8357691259148" calcext:value-type="float">
            <text:p>12,8357691259148</text:p>
          </table:table-cell>
          <table:table-cell office:value-type="float" office:value="14.1894899335025" calcext:value-type="float">
            <text:p>14,1894899335025</text:p>
          </table:table-cell>
          <table:table-cell office:value-type="float" office:value="13.668072844929" calcext:value-type="float">
            <text:p>13,668072844929</text:p>
          </table:table-cell>
          <table:table-cell office:value-type="float" office:value="12.7507226892669" calcext:value-type="float">
            <text:p>12,7507226892669</text:p>
          </table:table-cell>
          <table:table-cell office:value-type="float" office:value="14.1153930598002" calcext:value-type="float">
            <text:p>14,1153930598002</text:p>
          </table:table-cell>
          <table:table-cell office:value-type="float" office:value="-1.32088465358748" calcext:value-type="float">
            <text:p>-1,32088465358748</text:p>
          </table:table-cell>
          <table:table-cell office:value-type="float" office:value="-1.25682160408435" calcext:value-type="float">
            <text:p>-1,25682160408435</text:p>
          </table:table-cell>
          <table:table-cell office:value-type="float" office:value="-1.32051230922947" calcext:value-type="float">
            <text:p>-1,32051230922947</text:p>
          </table:table-cell>
          <table:table-cell office:value-type="float" office:value="0.012115622654293" calcext:value-type="float">
            <text:p>0,012115622654293</text:p>
          </table:table-cell>
          <table:table-cell office:value-type="float" office:value="0.00488435580259054" calcext:value-type="float">
            <text:p>0,004884355802591</text:p>
          </table:table-cell>
          <table:table-cell office:value-type="float" office:value="0.00732013478850019" calcext:value-type="float">
            <text:p>0,0073201347885</text:p>
          </table:table-cell>
          <table:table-cell office:value-type="float" office:value="-0.493775057671814" calcext:value-type="float">
            <text:p>-0,493775057671814</text:p>
          </table:table-cell>
          <table:table-cell office:value-type="float" office:value="-0.51177288711139" calcext:value-type="float">
            <text:p>-0,51177288711139</text:p>
          </table:table-cell>
          <table:table-cell office:value-type="float" office:value="-0.481295956465261" calcext:value-type="float">
            <text:p>-0,48129595646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office:value-type="float" office:value="-2.92733884082645" calcext:value-type="float">
            <text:p>-2,92733884082645</text:p>
          </table:table-cell>
          <table:table-cell office:value-type="float" office:value="3.49420563224296" calcext:value-type="float">
            <text:p>3,49420563224296</text:p>
          </table:table-cell>
          <table:table-cell office:value-type="float" office:value="554.977966277542" calcext:value-type="float">
            <text:p>554,977966277542</text:p>
          </table:table-cell>
          <table:table-cell table:number-columns-repeated="2" office:value-type="float" office:value="4.37691255947564" calcext:value-type="float">
            <text:p>4,37691255947564</text:p>
          </table:table-cell>
          <table:table-cell office:value-type="float" office:value="592.214787319227" calcext:value-type="float">
            <text:p>592,214787319227</text:p>
          </table:table-cell>
          <table:table-cell office:value-type="float" office:value="3.25392852783899" calcext:value-type="float">
            <text:p>3,25392852783899</text:p>
          </table:table-cell>
          <table:table-cell office:value-type="float" office:value="2.63588515548328" calcext:value-type="float">
            <text:p>2,63588515548328</text:p>
          </table:table-cell>
          <table:table-cell office:value-type="float" office:value="206.682876083144" calcext:value-type="float">
            <text:p>206,682876083144</text:p>
          </table:table-cell>
          <table:table-cell office:value-type="float" office:value="2946.49287695203" calcext:value-type="float">
            <text:p>2946,49287695203</text:p>
          </table:table-cell>
          <table:table-cell office:value-type="float" office:value="6599.85793053997" calcext:value-type="float">
            <text:p>6599,85793053997</text:p>
          </table:table-cell>
          <table:table-cell office:value-type="float" office:value="563803.424021535" calcext:value-type="float">
            <text:p>563803,424021535</text:p>
          </table:table-cell>
          <table:table-cell office:value-type="float" office:value="13.3260900735745" calcext:value-type="float">
            <text:p>13,3260900735745</text:p>
          </table:table-cell>
          <table:table-cell office:value-type="float" office:value="25.3978465249913" calcext:value-type="float">
            <text:p>25,3978465249913</text:p>
          </table:table-cell>
          <table:table-cell office:value-type="float" office:value="688.004549333672" calcext:value-type="float">
            <text:p>688,004549333672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69934" calcext:value-type="float">
            <text:p>169934</text:p>
          </table:table-cell>
          <table:table-cell office:value-type="float" office:value="0.00209374738281577" calcext:value-type="float">
            <text:p>0,002093747382816</text:p>
          </table:table-cell>
          <table:table-cell office:value-type="float" office:value="0.0766249042188697" calcext:value-type="float">
            <text:p>0,07662490421887</text:p>
          </table:table-cell>
          <table:table-cell office:value-type="float" office:value="0.250173437283203" calcext:value-type="float">
            <text:p>0,250173437283203</text:p>
          </table:table-cell>
          <table:table-cell office:value-type="float" office:value="0.245499693125384" calcext:value-type="float">
            <text:p>0,245499693125384</text:p>
          </table:table-cell>
          <table:table-cell office:value-type="float" office:value="13.7165375941141" calcext:value-type="float">
            <text:p>13,7165375941141</text:p>
          </table:table-cell>
          <table:table-cell office:value-type="float" office:value="12.8711798863162" calcext:value-type="float">
            <text:p>12,8711798863162</text:p>
          </table:table-cell>
          <table:table-cell office:value-type="float" office:value="14.183345551769" calcext:value-type="float">
            <text:p>14,183345551769</text:p>
          </table:table-cell>
          <table:table-cell office:value-type="float" office:value="13.7165356747873" calcext:value-type="float">
            <text:p>13,7165356747873</text:p>
          </table:table-cell>
          <table:table-cell office:value-type="float" office:value="12.7827876158017" calcext:value-type="float">
            <text:p>12,7827876158017</text:p>
          </table:table-cell>
          <table:table-cell office:value-type="float" office:value="14.1112014123602" calcext:value-type="float">
            <text:p>14,1112014123602</text:p>
          </table:table-cell>
          <table:table-cell office:value-type="float" office:value="-1.36002446343435" calcext:value-type="float">
            <text:p>-1,36002446343435</text:p>
          </table:table-cell>
          <table:table-cell office:value-type="float" office:value="-1.30063905179872" calcext:value-type="float">
            <text:p>-1,30063905179872</text:p>
          </table:table-cell>
          <table:table-cell office:value-type="float" office:value="-1.35863462164319" calcext:value-type="float">
            <text:p>-1,35863462164319</text:p>
          </table:table-cell>
          <table:table-cell office:value-type="float" office:value="0.00448666759370667" calcext:value-type="float">
            <text:p>0,004486667593707</text:p>
          </table:table-cell>
          <table:table-cell office:value-type="float" office:value="0.00939703269832636" calcext:value-type="float">
            <text:p>0,009397032698326</text:p>
          </table:table-cell>
          <table:table-cell office:value-type="float" office:value="0.00499550735920169" calcext:value-type="float">
            <text:p>0,004995507359202</text:p>
          </table:table-cell>
          <table:table-cell office:value-type="float" office:value="-0.492031481581801" calcext:value-type="float">
            <text:p>-0,492031481581801</text:p>
          </table:table-cell>
          <table:table-cell office:value-type="float" office:value="-0.511182318846228" calcext:value-type="float">
            <text:p>-0,511182318846228</text:p>
          </table:table-cell>
          <table:table-cell office:value-type="float" office:value="-0.484144876428643" calcext:value-type="float">
            <text:p>-0,48414487642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-2.27048091189886" calcext:value-type="float">
            <text:p>-2,27048091189886</text:p>
          </table:table-cell>
          <table:table-cell office:value-type="float" office:value="3.7489565638043" calcext:value-type="float">
            <text:p>3,7489565638043</text:p>
          </table:table-cell>
          <table:table-cell office:value-type="float" office:value="719.714394107007" calcext:value-type="float">
            <text:p>719,714394107007</text:p>
          </table:table-cell>
          <table:table-cell table:number-columns-repeated="2" office:value-type="float" office:value="4.76187861097279" calcext:value-type="float">
            <text:p>4,76187861097279</text:p>
          </table:table-cell>
          <table:table-cell office:value-type="float" office:value="757.540814782374" calcext:value-type="float">
            <text:p>757,540814782374</text:p>
          </table:table-cell>
          <table:table-cell office:value-type="float" office:value="4.18573820661816" calcext:value-type="float">
            <text:p>4,18573820661816</text:p>
          </table:table-cell>
          <table:table-cell office:value-type="float" office:value="2.93612203226446" calcext:value-type="float">
            <text:p>2,93612203226446</text:p>
          </table:table-cell>
          <table:table-cell office:value-type="float" office:value="236.387979762774" calcext:value-type="float">
            <text:p>236,387979762774</text:p>
          </table:table-cell>
          <table:table-cell office:value-type="float" office:value="1127.7497173986" calcext:value-type="float">
            <text:p>1127,7497173986</text:p>
          </table:table-cell>
          <table:table-cell office:value-type="float" office:value="4505.46318686464" calcext:value-type="float">
            <text:p>4505,46318686464</text:p>
          </table:table-cell>
          <table:table-cell office:value-type="float" office:value="363246.017472558" calcext:value-type="float">
            <text:p>363246,017472558</text:p>
          </table:table-cell>
          <table:table-cell office:value-type="float" office:value="6.48806963945976" calcext:value-type="float">
            <text:p>6,48806963945976</text:p>
          </table:table-cell>
          <table:table-cell office:value-type="float" office:value="19.392993439451" calcext:value-type="float">
            <text:p>19,392993439451</text:p>
          </table:table-cell>
          <table:table-cell office:value-type="float" office:value="498.842500713351" calcext:value-type="float">
            <text:p>498,842500713351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174245" calcext:value-type="float">
            <text:p>174245</text:p>
          </table:table-cell>
          <table:table-cell office:value-type="float" office:value="0.00474624406719492" calcext:value-type="float">
            <text:p>0,004746244067195</text:p>
          </table:table-cell>
          <table:table-cell office:value-type="float" office:value="0.0773749032813709" calcext:value-type="float">
            <text:p>0,077374903281371</text:p>
          </table:table-cell>
          <table:table-cell office:value-type="float" office:value="19.2843396445754" calcext:value-type="float">
            <text:p>19,2843396445754</text:p>
          </table:table-cell>
          <table:table-cell office:value-type="float" office:value="26.4722169097289" calcext:value-type="float">
            <text:p>26,4722169097289</text:p>
          </table:table-cell>
          <table:table-cell office:value-type="float" office:value="15.1677997719614" calcext:value-type="float">
            <text:p>15,1677997719614</text:p>
          </table:table-cell>
          <table:table-cell office:value-type="float" office:value="15.874193838191" calcext:value-type="float">
            <text:p>15,874193838191</text:p>
          </table:table-cell>
          <table:table-cell office:value-type="float" office:value="15.4162970317853" calcext:value-type="float">
            <text:p>15,4162970317853</text:p>
          </table:table-cell>
          <table:table-cell office:value-type="float" office:value="15.1205990222206" calcext:value-type="float">
            <text:p>15,1205990222206</text:p>
          </table:table-cell>
          <table:table-cell office:value-type="float" office:value="15.7549044697913" calcext:value-type="float">
            <text:p>15,7549044697913</text:p>
          </table:table-cell>
          <table:table-cell office:value-type="float" office:value="15.3918632322011" calcext:value-type="float">
            <text:p>15,3918632322011</text:p>
          </table:table-cell>
          <table:table-cell office:value-type="float" office:value="-1.33870938857637" calcext:value-type="float">
            <text:p>-1,33870938857637</text:p>
          </table:table-cell>
          <table:table-cell office:value-type="float" office:value="-1.3781421676172" calcext:value-type="float">
            <text:p>-1,3781421676172</text:p>
          </table:table-cell>
          <table:table-cell office:value-type="float" office:value="-1.38477349941889" calcext:value-type="float">
            <text:p>-1,38477349941889</text:p>
          </table:table-cell>
          <table:table-cell office:value-type="float" office:value="0.00567678534125003" calcext:value-type="float">
            <text:p>0,00567678534125</text:p>
          </table:table-cell>
          <table:table-cell office:value-type="float" office:value="0.00475618801277553" calcext:value-type="float">
            <text:p>0,004756188012776</text:p>
          </table:table-cell>
          <table:table-cell office:value-type="float" office:value="0.00494946567150129" calcext:value-type="float">
            <text:p>0,004949465671501</text:p>
          </table:table-cell>
          <table:table-cell office:value-type="float" office:value="0.993652956079239" calcext:value-type="float">
            <text:p>0,993652956079239</text:p>
          </table:table-cell>
          <table:table-cell office:value-type="float" office:value="0.99458320581905" calcext:value-type="float">
            <text:p>0,99458320581905</text:p>
          </table:table-cell>
          <table:table-cell office:value-type="float" office:value="0.993014811199475" calcext:value-type="float">
            <text:p>0,99301481119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-1.21342723321596" calcext:value-type="float">
            <text:p>-1,21342723321596</text:p>
          </table:table-cell>
          <table:table-cell office:value-type="float" office:value="3.96342379572026" calcext:value-type="float">
            <text:p>3,96342379572026</text:p>
          </table:table-cell>
          <table:table-cell office:value-type="float" office:value="534.024598719252" calcext:value-type="float">
            <text:p>534,024598719252</text:p>
          </table:table-cell>
          <table:table-cell table:number-columns-repeated="2" office:value-type="float" office:value="4.9526445550978" calcext:value-type="float">
            <text:p>4,9526445550978</text:p>
          </table:table-cell>
          <table:table-cell office:value-type="float" office:value="580.127014600733" calcext:value-type="float">
            <text:p>580,127014600733</text:p>
          </table:table-cell>
          <table:table-cell office:value-type="float" office:value="4.8016957878264" calcext:value-type="float">
            <text:p>4,8016957878264</text:p>
          </table:table-cell>
          <table:table-cell office:value-type="float" office:value="2.96984173057393" calcext:value-type="float">
            <text:p>2,96984173057393</text:p>
          </table:table-cell>
          <table:table-cell office:value-type="float" office:value="226.638657409324" calcext:value-type="float">
            <text:p>226,638657409324</text:p>
          </table:table-cell>
          <table:table-cell office:value-type="float" office:value="679.087854334483" calcext:value-type="float">
            <text:p>679,087854334483</text:p>
          </table:table-cell>
          <table:table-cell office:value-type="float" office:value="4514.05834602017" calcext:value-type="float">
            <text:p>4514,05834602017</text:p>
          </table:table-cell>
          <table:table-cell office:value-type="float" office:value="476422.46919858" calcext:value-type="float">
            <text:p>476422,46919858</text:p>
          </table:table-cell>
          <table:table-cell office:value-type="float" office:value="4.47098501907432" calcext:value-type="float">
            <text:p>4,47098501907432</text:p>
          </table:table-cell>
          <table:table-cell office:value-type="float" office:value="19.0917915955853" calcext:value-type="float">
            <text:p>19,0917915955853</text:p>
          </table:table-cell>
          <table:table-cell office:value-type="float" office:value="606.382403514651" calcext:value-type="float">
            <text:p>606,38240351465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178610" calcext:value-type="float">
            <text:p>178610</text:p>
          </table:table-cell>
          <table:table-cell office:value-type="float" office:value="0.00160374799531501" calcext:value-type="float">
            <text:p>0,001603747995315</text:p>
          </table:table-cell>
          <table:table-cell office:value-type="float" office:value="0.0346249567188041" calcext:value-type="float">
            <text:p>0,034624956718804</text:p>
          </table:table-cell>
          <table:table-cell office:value-type="float" office:value="0.295947130066087" calcext:value-type="float">
            <text:p>0,295947130066087</text:p>
          </table:table-cell>
          <table:table-cell office:value-type="float" office:value="0.239124701094124" calcext:value-type="float">
            <text:p>0,239124701094124</text:p>
          </table:table-cell>
          <table:table-cell office:value-type="float" office:value="13.7330818374129" calcext:value-type="float">
            <text:p>13,7330818374129</text:p>
          </table:table-cell>
          <table:table-cell office:value-type="float" office:value="12.8405735911441" calcext:value-type="float">
            <text:p>12,8405735911441</text:p>
          </table:table-cell>
          <table:table-cell office:value-type="float" office:value="13.4367679081163" calcext:value-type="float">
            <text:p>13,4367679081163</text:p>
          </table:table-cell>
          <table:table-cell office:value-type="float" office:value="13.6968696416481" calcext:value-type="float">
            <text:p>13,6968696416481</text:p>
          </table:table-cell>
          <table:table-cell office:value-type="float" office:value="12.8391768851265" calcext:value-type="float">
            <text:p>12,8391768851265</text:p>
          </table:table-cell>
          <table:table-cell office:value-type="float" office:value="13.436739976477" calcext:value-type="float">
            <text:p>13,436739976477</text:p>
          </table:table-cell>
          <table:table-cell office:value-type="float" office:value="-1.27274392986025" calcext:value-type="float">
            <text:p>-1,27274392986025</text:p>
          </table:table-cell>
          <table:table-cell office:value-type="float" office:value="-1.23243050672903" calcext:value-type="float">
            <text:p>-1,23243050672903</text:p>
          </table:table-cell>
          <table:table-cell office:value-type="float" office:value="-1.27672049174179" calcext:value-type="float">
            <text:p>-1,27672049174179</text:p>
          </table:table-cell>
          <table:table-cell office:value-type="float" office:value="0.00467899054213663" calcext:value-type="float">
            <text:p>0,004678990542137</text:p>
          </table:table-cell>
          <table:table-cell office:value-type="float" office:value="0.0141062641875921" calcext:value-type="float">
            <text:p>0,014106264187592</text:p>
          </table:table-cell>
          <table:table-cell office:value-type="float" office:value="0.00921427118558028" calcext:value-type="float">
            <text:p>0,00921427118558</text:p>
          </table:table-cell>
          <table:table-cell office:value-type="float" office:value="0.982158049030247" calcext:value-type="float">
            <text:p>0,982158049030247</text:p>
          </table:table-cell>
          <table:table-cell office:value-type="float" office:value="0.983779961755372" calcext:value-type="float">
            <text:p>0,983779961755372</text:p>
          </table:table-cell>
          <table:table-cell office:value-type="float" office:value="0.978476762914879" calcext:value-type="float">
            <text:p>0,978476762914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-1.2157784802769" calcext:value-type="float">
            <text:p>-1,2157784802769</text:p>
          </table:table-cell>
          <table:table-cell office:value-type="float" office:value="4.42507946865066" calcext:value-type="float">
            <text:p>4,42507946865066</text:p>
          </table:table-cell>
          <table:table-cell office:value-type="float" office:value="528.558061802423" calcext:value-type="float">
            <text:p>528,558061802423</text:p>
          </table:table-cell>
          <table:table-cell table:number-columns-repeated="2" office:value-type="float" office:value="5.55214678904318" calcext:value-type="float">
            <text:p>5,55214678904318</text:p>
          </table:table-cell>
          <table:table-cell office:value-type="float" office:value="570.632228270604" calcext:value-type="float">
            <text:p>570,632228270604</text:p>
          </table:table-cell>
          <table:table-cell office:value-type="float" office:value="5.41739943644348" calcext:value-type="float">
            <text:p>5,41739943644348</text:p>
          </table:table-cell>
          <table:table-cell office:value-type="float" office:value="3.35335737183034" calcext:value-type="float">
            <text:p>3,35335737183034</text:p>
          </table:table-cell>
          <table:table-cell office:value-type="float" office:value="215.052354659839" calcext:value-type="float">
            <text:p>215,052354659839</text:p>
          </table:table-cell>
          <table:table-cell office:value-type="float" office:value="440.035783272743" calcext:value-type="float">
            <text:p>440,035783272743</text:p>
          </table:table-cell>
          <table:table-cell office:value-type="float" office:value="2909.74257342687" calcext:value-type="float">
            <text:p>2909,74257342687</text:p>
          </table:table-cell>
          <table:table-cell office:value-type="float" office:value="648315.439646035" calcext:value-type="float">
            <text:p>648315,439646035</text:p>
          </table:table-cell>
          <table:table-cell office:value-type="float" office:value="3.21831476693218" calcext:value-type="float">
            <text:p>3,21831476693218</text:p>
          </table:table-cell>
          <table:table-cell office:value-type="float" office:value="14.004561055242" calcext:value-type="float">
            <text:p>14,004561055242</text:p>
          </table:table-cell>
          <table:table-cell office:value-type="float" office:value="763.969247279434" calcext:value-type="float">
            <text:p>763,969247279434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183029" calcext:value-type="float">
            <text:p>183029</text:p>
          </table:table-cell>
          <table:table-cell office:value-type="float" office:value="0.00542874321407098" calcext:value-type="float">
            <text:p>0,005428743214071</text:p>
          </table:table-cell>
          <table:table-cell office:value-type="float" office:value="0.253374683281646" calcext:value-type="float">
            <text:p>0,253374683281646</text:p>
          </table:table-cell>
          <table:table-cell office:value-type="float" office:value="0.24301969622538" calcext:value-type="float">
            <text:p>0,24301969622538</text:p>
          </table:table-cell>
          <table:table-cell office:value-type="float" office:value="0.00874998906251367" calcext:value-type="float">
            <text:p>0,008749989062514</text:p>
          </table:table-cell>
          <table:table-cell office:value-type="float" office:value="13.6137972597896" calcext:value-type="float">
            <text:p>13,6137972597896</text:p>
          </table:table-cell>
          <table:table-cell office:value-type="float" office:value="12.7606335641217" calcext:value-type="float">
            <text:p>12,7606335641217</text:p>
          </table:table-cell>
          <table:table-cell office:value-type="float" office:value="13.4308904028727" calcext:value-type="float">
            <text:p>13,4308904028727</text:p>
          </table:table-cell>
          <table:table-cell office:value-type="float" office:value="13.5764405093678" calcext:value-type="float">
            <text:p>13,5764405093678</text:p>
          </table:table-cell>
          <table:table-cell office:value-type="float" office:value="12.7595695109796" calcext:value-type="float">
            <text:p>12,7595695109796</text:p>
          </table:table-cell>
          <table:table-cell office:value-type="float" office:value="13.4308210799034" calcext:value-type="float">
            <text:p>13,4308210799034</text:p>
          </table:table-cell>
          <table:table-cell office:value-type="float" office:value="-1.28900879514461" calcext:value-type="float">
            <text:p>-1,28900879514461</text:p>
          </table:table-cell>
          <table:table-cell office:value-type="float" office:value="-1.25729039153455" calcext:value-type="float">
            <text:p>-1,25729039153455</text:p>
          </table:table-cell>
          <table:table-cell office:value-type="float" office:value="-1.28583200869883" calcext:value-type="float">
            <text:p>-1,28583200869883</text:p>
          </table:table-cell>
          <table:table-cell office:value-type="float" office:value="0.00261751698436872" calcext:value-type="float">
            <text:p>0,002617516984369</text:p>
          </table:table-cell>
          <table:table-cell office:value-type="float" office:value="0.0124949542410765" calcext:value-type="float">
            <text:p>0,012494954241077</text:p>
          </table:table-cell>
          <table:table-cell office:value-type="float" office:value="0.0109011513666745" calcext:value-type="float">
            <text:p>0,010901151366675</text:p>
          </table:table-cell>
          <table:table-cell office:value-type="float" office:value="0.974510464688374" calcext:value-type="float">
            <text:p>0,974510464688374</text:p>
          </table:table-cell>
          <table:table-cell office:value-type="float" office:value="0.977156342660314" calcext:value-type="float">
            <text:p>0,977156342660314</text:p>
          </table:table-cell>
          <table:table-cell office:value-type="float" office:value="0.97321979543379" calcext:value-type="float">
            <text:p>0,9732197954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-1.43414570731787" calcext:value-type="float">
            <text:p>-1,43414570731787</text:p>
          </table:table-cell>
          <table:table-cell office:value-type="float" office:value="3.25219343475821" calcext:value-type="float">
            <text:p>3,25219343475821</text:p>
          </table:table-cell>
          <table:table-cell office:value-type="float" office:value="751.234865956418" calcext:value-type="float">
            <text:p>751,234865956418</text:p>
          </table:table-cell>
          <table:table-cell table:number-columns-repeated="2" office:value-type="float" office:value="4.13818934973209" calcext:value-type="float">
            <text:p>4,13818934973209</text:p>
          </table:table-cell>
          <table:table-cell office:value-type="float" office:value="787.910149724888" calcext:value-type="float">
            <text:p>787,910149724888</text:p>
          </table:table-cell>
          <table:table-cell office:value-type="float" office:value="3.88173120970758" calcext:value-type="float">
            <text:p>3,88173120970758</text:p>
          </table:table-cell>
          <table:table-cell office:value-type="float" office:value="2.55887650291134" calcext:value-type="float">
            <text:p>2,55887650291134</text:p>
          </table:table-cell>
          <table:table-cell office:value-type="float" office:value="237.58909952045" calcext:value-type="float">
            <text:p>237,58909952045</text:p>
          </table:table-cell>
          <table:table-cell office:value-type="float" office:value="1754.92058749483" calcext:value-type="float">
            <text:p>1754,92058749483</text:p>
          </table:table-cell>
          <table:table-cell office:value-type="float" office:value="9065.58292143468" calcext:value-type="float">
            <text:p>9065,58292143468</text:p>
          </table:table-cell>
          <table:table-cell office:value-type="float" office:value="477145.033828714" calcext:value-type="float">
            <text:p>477145,033828714</text:p>
          </table:table-cell>
          <table:table-cell office:value-type="float" office:value="9.07890203342066" calcext:value-type="float">
            <text:p>9,07890203342066</text:p>
          </table:table-cell>
          <table:table-cell office:value-type="float" office:value="31.7711504674764" calcext:value-type="float">
            <text:p>31,7711504674764</text:p>
          </table:table-cell>
          <table:table-cell office:value-type="float" office:value="607.02985686261" calcext:value-type="float">
            <text:p>607,0298568626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187502" calcext:value-type="float">
            <text:p>187502</text:p>
          </table:table-cell>
          <table:table-cell office:value-type="float" office:value="0.0009599988000015" calcext:value-type="float">
            <text:p>0,000959998800002</text:p>
          </table:table-cell>
          <table:table-cell office:value-type="float" office:value="0.00349999562500547" calcext:value-type="float">
            <text:p>0,003499995625005</text:p>
          </table:table-cell>
          <table:table-cell office:value-type="float" office:value="25.3785632767959" calcext:value-type="float">
            <text:p>25,3785632767959</text:p>
          </table:table-cell>
          <table:table-cell office:value-type="float" office:value="33.7134578581777" calcext:value-type="float">
            <text:p>33,7134578581777</text:p>
          </table:table-cell>
          <table:table-cell office:value-type="float" office:value="15.9667004287234" calcext:value-type="float">
            <text:p>15,9667004287234</text:p>
          </table:table-cell>
          <table:table-cell office:value-type="float" office:value="15.678258680104" calcext:value-type="float">
            <text:p>15,678258680104</text:p>
          </table:table-cell>
          <table:table-cell office:value-type="float" office:value="15.8269247845425" calcext:value-type="float">
            <text:p>15,8269247845425</text:p>
          </table:table-cell>
          <table:table-cell office:value-type="float" office:value="15.9083658879253" calcext:value-type="float">
            <text:p>15,9083658879253</text:p>
          </table:table-cell>
          <table:table-cell office:value-type="float" office:value="15.6619974690685" calcext:value-type="float">
            <text:p>15,6619974690685</text:p>
          </table:table-cell>
          <table:table-cell office:value-type="float" office:value="15.8074737112603" calcext:value-type="float">
            <text:p>15,8074737112603</text:p>
          </table:table-cell>
          <table:table-cell office:value-type="float" office:value="-1.37636556137985" calcext:value-type="float">
            <text:p>-1,37636556137985</text:p>
          </table:table-cell>
          <table:table-cell office:value-type="float" office:value="-1.37017783932374" calcext:value-type="float">
            <text:p>-1,37017783932374</text:p>
          </table:table-cell>
          <table:table-cell office:value-type="float" office:value="-1.39269756409489" calcext:value-type="float">
            <text:p>-1,39269756409489</text:p>
          </table:table-cell>
          <table:table-cell office:value-type="float" office:value="0.00536545018339746" calcext:value-type="float">
            <text:p>0,005365450183397</text:p>
          </table:table-cell>
          <table:table-cell office:value-type="float" office:value="0.00350110618706876" calcext:value-type="float">
            <text:p>0,003501106187069</text:p>
          </table:table-cell>
          <table:table-cell office:value-type="float" office:value="0.00384748927129361" calcext:value-type="float">
            <text:p>0,003847489271294</text:p>
          </table:table-cell>
          <table:table-cell office:value-type="float" office:value="0.981553095694288" calcext:value-type="float">
            <text:p>0,981553095694288</text:p>
          </table:table-cell>
          <table:table-cell office:value-type="float" office:value="0.986743869302425" calcext:value-type="float">
            <text:p>0,986743869302425</text:p>
          </table:table-cell>
          <table:table-cell office:value-type="float" office:value="0.987102033345778" calcext:value-type="float">
            <text:p>0,987102033345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-2.18112102359872" calcext:value-type="float">
            <text:p>-2,18112102359872</text:p>
          </table:table-cell>
          <table:table-cell office:value-type="float" office:value="3.10230237212203" calcext:value-type="float">
            <text:p>3,10230237212203</text:p>
          </table:table-cell>
          <table:table-cell office:value-type="float" office:value="631.754921556348" calcext:value-type="float">
            <text:p>631,754921556348</text:p>
          </table:table-cell>
          <table:table-cell table:number-columns-repeated="2" office:value-type="float" office:value="3.94488679144728" calcext:value-type="float">
            <text:p>3,94488679144728</text:p>
          </table:table-cell>
          <table:table-cell office:value-type="float" office:value="674.52284754848" calcext:value-type="float">
            <text:p>674,52284754848</text:p>
          </table:table-cell>
          <table:table-cell office:value-type="float" office:value="3.28707208283465" calcext:value-type="float">
            <text:p>3,28707208283465</text:p>
          </table:table-cell>
          <table:table-cell office:value-type="float" office:value="2.43677077076635" calcext:value-type="float">
            <text:p>2,43677077076635</text:p>
          </table:table-cell>
          <table:table-cell office:value-type="float" office:value="236.361568268284" calcext:value-type="float">
            <text:p>236,361568268284</text:p>
          </table:table-cell>
          <table:table-cell office:value-type="float" office:value="3593.89711554202" calcext:value-type="float">
            <text:p>3593,89711554202</text:p>
          </table:table-cell>
          <table:table-cell office:value-type="float" office:value="11574.0589492448" calcext:value-type="float">
            <text:p>11574,0589492448</text:p>
          </table:table-cell>
          <table:table-cell office:value-type="float" office:value="537455.342967818" calcext:value-type="float">
            <text:p>537455,342967818</text:p>
          </table:table-cell>
          <table:table-cell office:value-type="float" office:value="15.5353644328084" calcext:value-type="float">
            <text:p>15,5353644328084</text:p>
          </table:table-cell>
          <table:table-cell office:value-type="float" office:value="37.9570265447014" calcext:value-type="float">
            <text:p>37,9570265447014</text:p>
          </table:table-cell>
          <table:table-cell office:value-type="float" office:value="663.732496585587" calcext:value-type="float">
            <text:p>663,732496585587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192029" calcext:value-type="float">
            <text:p>192029</text:p>
          </table:table-cell>
          <table:table-cell office:value-type="float" office:value="0.000944998818751476" calcext:value-type="float">
            <text:p>0,000944998818751</text:p>
          </table:table-cell>
          <table:table-cell office:value-type="float" office:value="0.000374999531250586" calcext:value-type="float">
            <text:p>0,000374999531251</text:p>
          </table:table-cell>
          <table:table-cell office:value-type="float" office:value="1.57881052648684" calcext:value-type="float">
            <text:p>1,57881052648684</text:p>
          </table:table-cell>
          <table:table-cell office:value-type="float" office:value="5.20699349125814" calcext:value-type="float">
            <text:p>5,20699349125814</text:p>
          </table:table-cell>
          <table:table-cell office:value-type="float" office:value="13.9995753958776" calcext:value-type="float">
            <text:p>13,9995753958776</text:p>
          </table:table-cell>
          <table:table-cell office:value-type="float" office:value="14.753791390929" calcext:value-type="float">
            <text:p>14,753791390929</text:p>
          </table:table-cell>
          <table:table-cell office:value-type="float" office:value="14.7679534765125" calcext:value-type="float">
            <text:p>14,7679534765125</text:p>
          </table:table-cell>
          <table:table-cell office:value-type="float" office:value="13.9523049411704" calcext:value-type="float">
            <text:p>13,9523049411704</text:p>
          </table:table-cell>
          <table:table-cell office:value-type="float" office:value="14.6290654886826" calcext:value-type="float">
            <text:p>14,6290654886826</text:p>
          </table:table-cell>
          <table:table-cell office:value-type="float" office:value="14.741548372095" calcext:value-type="float">
            <text:p>14,741548372095</text:p>
          </table:table-cell>
          <table:table-cell office:value-type="float" office:value="-1.33263094489018" calcext:value-type="float">
            <text:p>-1,33263094489018</text:p>
          </table:table-cell>
          <table:table-cell office:value-type="float" office:value="-1.34638879796204" calcext:value-type="float">
            <text:p>-1,34638879796204</text:p>
          </table:table-cell>
          <table:table-cell office:value-type="float" office:value="-1.37292650962272" calcext:value-type="float">
            <text:p>-1,37292650962272</text:p>
          </table:table-cell>
          <table:table-cell office:value-type="float" office:value="0.00935966821188489" calcext:value-type="float">
            <text:p>0,009359668211885</text:p>
          </table:table-cell>
          <table:table-cell office:value-type="float" office:value="0.00409214825669199" calcext:value-type="float">
            <text:p>0,004092148256692</text:p>
          </table:table-cell>
          <table:table-cell office:value-type="float" office:value="0.00608946317805609" calcext:value-type="float">
            <text:p>0,006089463178056</text:p>
          </table:table-cell>
          <table:table-cell office:value-type="float" office:value="0.997050233299915" calcext:value-type="float">
            <text:p>0,997050233299915</text:p>
          </table:table-cell>
          <table:table-cell office:value-type="float" office:value="0.996587623603314" calcext:value-type="float">
            <text:p>0,996587623603314</text:p>
          </table:table-cell>
          <table:table-cell office:value-type="float" office:value="0.995865913095777" calcext:value-type="float">
            <text:p>0,99586591309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-2.27003716245355" calcext:value-type="float">
            <text:p>-2,27003716245355</text:p>
          </table:table-cell>
          <table:table-cell office:value-type="float" office:value="4.45908192614759" calcext:value-type="float">
            <text:p>4,45908192614759</text:p>
          </table:table-cell>
          <table:table-cell office:value-type="float" office:value="665.541840572699" calcext:value-type="float">
            <text:p>665,541840572699</text:p>
          </table:table-cell>
          <table:table-cell table:number-columns-repeated="2" office:value-type="float" office:value="5.8677476055061" calcext:value-type="float">
            <text:p>5,8677476055061</text:p>
          </table:table-cell>
          <table:table-cell office:value-type="float" office:value="732.262545924926" calcext:value-type="float">
            <text:p>732,262545924926</text:p>
          </table:table-cell>
          <table:table-cell office:value-type="float" office:value="5.41085882674852" calcext:value-type="float">
            <text:p>5,41085882674852</text:p>
          </table:table-cell>
          <table:table-cell office:value-type="float" office:value="3.81405956138947" calcext:value-type="float">
            <text:p>3,81405956138947</text:p>
          </table:table-cell>
          <table:table-cell office:value-type="float" office:value="305.389087250279" calcext:value-type="float">
            <text:p>305,389087250279</text:p>
          </table:table-cell>
          <table:table-cell office:value-type="float" office:value="780.318047464413" calcext:value-type="float">
            <text:p>780,318047464413</text:p>
          </table:table-cell>
          <table:table-cell office:value-type="float" office:value="3040.7804505286" calcext:value-type="float">
            <text:p>3040,7804505286</text:p>
          </table:table-cell>
          <table:table-cell office:value-type="float" office:value="218508.550877756" calcext:value-type="float">
            <text:p>218508,550877756</text:p>
          </table:table-cell>
          <table:table-cell office:value-type="float" office:value="2.51049413435623" calcext:value-type="float">
            <text:p>2,51049413435623</text:p>
          </table:table-cell>
          <table:table-cell office:value-type="float" office:value="22.7445830214215" calcext:value-type="float">
            <text:p>22,7445830214215</text:p>
          </table:table-cell>
          <table:table-cell office:value-type="float" office:value="378.049413426929" calcext:value-type="float">
            <text:p>378,049413426929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196610" calcext:value-type="float">
            <text:p>196610</text:p>
          </table:table-cell>
          <table:table-cell office:value-type="float" office:value="0.0241837197703503" calcext:value-type="float">
            <text:p>0,02418371977035</text:p>
          </table:table-cell>
          <table:table-cell office:value-type="float" office:value="0.40974948781314" calcext:value-type="float">
            <text:p>0,40974948781314</text:p>
          </table:table-cell>
          <table:table-cell office:value-type="float" office:value="4.83196771004036" calcext:value-type="float">
            <text:p>4,83196771004036</text:p>
          </table:table-cell>
          <table:table-cell office:value-type="float" office:value="8.23011471235661" calcext:value-type="float">
            <text:p>8,23011471235661</text:p>
          </table:table-cell>
          <table:table-cell office:value-type="float" office:value="14.3978457026581" calcext:value-type="float">
            <text:p>14,3978457026581</text:p>
          </table:table-cell>
          <table:table-cell office:value-type="float" office:value="15.1004973003781" calcext:value-type="float">
            <text:p>15,1004973003781</text:p>
          </table:table-cell>
          <table:table-cell office:value-type="float" office:value="15.1729648050875" calcext:value-type="float">
            <text:p>15,1729648050875</text:p>
          </table:table-cell>
          <table:table-cell office:value-type="float" office:value="14.3477982337975" calcext:value-type="float">
            <text:p>14,3477982337975</text:p>
          </table:table-cell>
          <table:table-cell office:value-type="float" office:value="14.9759350536853" calcext:value-type="float">
            <text:p>14,9759350536853</text:p>
          </table:table-cell>
          <table:table-cell office:value-type="float" office:value="15.1482906364911" calcext:value-type="float">
            <text:p>15,1482906364911</text:p>
          </table:table-cell>
          <table:table-cell office:value-type="float" office:value="-1.21426186939338" calcext:value-type="float">
            <text:p>-1,21426186939338</text:p>
          </table:table-cell>
          <table:table-cell office:value-type="float" office:value="-1.24658580465667" calcext:value-type="float">
            <text:p>-1,24658580465667</text:p>
          </table:table-cell>
          <table:table-cell office:value-type="float" office:value="-1.2554456583981" calcext:value-type="float">
            <text:p>-1,2554456583981</text:p>
          </table:table-cell>
          <table:table-cell office:value-type="float" office:value="0.0109215881028153" calcext:value-type="float">
            <text:p>0,010921588102815</text:p>
          </table:table-cell>
          <table:table-cell office:value-type="float" office:value="0.0110201999270331" calcext:value-type="float">
            <text:p>0,011020199927033</text:p>
          </table:table-cell>
          <table:table-cell office:value-type="float" office:value="-0.0056670213170933" calcext:value-type="float">
            <text:p>-0,005667021317093</text:p>
          </table:table-cell>
          <table:table-cell office:value-type="float" office:value="0.991495592673954" calcext:value-type="float">
            <text:p>0,991495592673954</text:p>
          </table:table-cell>
          <table:table-cell office:value-type="float" office:value="0.991817184811446" calcext:value-type="float">
            <text:p>0,991817184811446</text:p>
          </table:table-cell>
          <table:table-cell office:value-type="float" office:value="0.990089010544793" calcext:value-type="float">
            <text:p>0,990089010544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-1.4549956812554" calcext:value-type="float">
            <text:p>-1,4549956812554</text:p>
          </table:table-cell>
          <table:table-cell office:value-type="float" office:value="3.37594828006465" calcext:value-type="float">
            <text:p>3,37594828006465</text:p>
          </table:table-cell>
          <table:table-cell office:value-type="float" office:value="711.599690500387" calcext:value-type="float">
            <text:p>711,599690500387</text:p>
          </table:table-cell>
          <table:table-cell table:number-columns-repeated="2" office:value-type="float" office:value="4.62976005929597" calcext:value-type="float">
            <text:p>4,62976005929597</text:p>
          </table:table-cell>
          <table:table-cell office:value-type="float" office:value="902.811666256517" calcext:value-type="float">
            <text:p>902,811666256517</text:p>
          </table:table-cell>
          <table:table-cell office:value-type="float" office:value="4.39518665976547" calcext:value-type="float">
            <text:p>4,39518665976547</text:p>
          </table:table-cell>
          <table:table-cell office:value-type="float" office:value="3.16822527876109" calcext:value-type="float">
            <text:p>3,16822527876109</text:p>
          </table:table-cell>
          <table:table-cell office:value-type="float" office:value="555.603082432615" calcext:value-type="float">
            <text:p>555,603082432615</text:p>
          </table:table-cell>
          <table:table-cell office:value-type="float" office:value="1297.46094538216" calcext:value-type="float">
            <text:p>1297,46094538216</text:p>
          </table:table-cell>
          <table:table-cell office:value-type="float" office:value="4666.54968909671" calcext:value-type="float">
            <text:p>4666,54968909671</text:p>
          </table:table-cell>
          <table:table-cell office:value-type="float" office:value="22978.3625597883" calcext:value-type="float">
            <text:p>22978,3625597883</text:p>
          </table:table-cell>
          <table:table-cell office:value-type="float" office:value="7.15663139109858" calcext:value-type="float">
            <text:p>7,15663139109858</text:p>
          </table:table-cell>
          <table:table-cell office:value-type="float" office:value="24.9513757021073" calcext:value-type="float">
            <text:p>24,9513757021073</text:p>
          </table:table-cell>
          <table:table-cell office:value-type="float" office:value="93.5294676040524" calcext:value-type="float">
            <text:p>93,5294676040524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201245" calcext:value-type="float">
            <text:p>201245</text:p>
          </table:table-cell>
          <table:table-cell office:value-type="float" office:value="0.0446786941516323" calcext:value-type="float">
            <text:p>0,044678694151632</text:p>
          </table:table-cell>
          <table:table-cell office:value-type="float" office:value="0.33299958375052" calcext:value-type="float">
            <text:p>0,33299958375052</text:p>
          </table:table-cell>
          <table:table-cell office:value-type="float" office:value="26.8821476473154" calcext:value-type="float">
            <text:p>26,8821476473154</text:p>
          </table:table-cell>
          <table:table-cell office:value-type="float" office:value="18.7093516133105" calcext:value-type="float">
            <text:p>18,7093516133105</text:p>
          </table:table-cell>
          <table:table-cell office:value-type="float" office:value="15.4578568232575" calcext:value-type="float">
            <text:p>15,4578568232575</text:p>
          </table:table-cell>
          <table:table-cell office:value-type="float" office:value="14.9188517247417" calcext:value-type="float">
            <text:p>14,9188517247417</text:p>
          </table:table-cell>
          <table:table-cell office:value-type="float" office:value="15.8139879899799" calcext:value-type="float">
            <text:p>15,8139879899799</text:p>
          </table:table-cell>
          <table:table-cell office:value-type="float" office:value="15.3992403348795" calcext:value-type="float">
            <text:p>15,3992403348795</text:p>
          </table:table-cell>
          <table:table-cell office:value-type="float" office:value="14.9023177473593" calcext:value-type="float">
            <text:p>14,9023177473593</text:p>
          </table:table-cell>
          <table:table-cell office:value-type="float" office:value="15.7931125742642" calcext:value-type="float">
            <text:p>15,7931125742642</text:p>
          </table:table-cell>
          <table:table-cell office:value-type="float" office:value="-0.292564035506384" calcext:value-type="float">
            <text:p>-0,292564035506384</text:p>
          </table:table-cell>
          <table:table-cell office:value-type="float" office:value="-1.29675750973713" calcext:value-type="float">
            <text:p>-1,29675750973713</text:p>
          </table:table-cell>
          <table:table-cell office:value-type="float" office:value="-0.345646960465659" calcext:value-type="float">
            <text:p>-0,345646960465659</text:p>
          </table:table-cell>
          <table:table-cell office:value-type="float" office:value="0.00907378757023166" calcext:value-type="float">
            <text:p>0,009073787570232</text:p>
          </table:table-cell>
          <table:table-cell office:value-type="float" office:value="0.00773139517102131" calcext:value-type="float">
            <text:p>0,007731395171021</text:p>
          </table:table-cell>
          <table:table-cell office:value-type="float" office:value="0.00557317308905162" calcext:value-type="float">
            <text:p>0,005573173089052</text:p>
          </table:table-cell>
          <table:table-cell office:value-type="float" office:value="0.965546318532631" calcext:value-type="float">
            <text:p>0,965546318532631</text:p>
          </table:table-cell>
          <table:table-cell office:value-type="float" office:value="0.970660768954088" calcext:value-type="float">
            <text:p>0,970660768954088</text:p>
          </table:table-cell>
          <table:table-cell office:value-type="float" office:value="0.956292098257645" calcext:value-type="float">
            <text:p>0,95629209825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office:value-type="float" office:value="-2.93571258035927" calcext:value-type="float">
            <text:p>-2,93571258035927</text:p>
          </table:table-cell>
          <table:table-cell office:value-type="float" office:value="3.25574718031602" calcext:value-type="float">
            <text:p>3,25574718031602</text:p>
          </table:table-cell>
          <table:table-cell office:value-type="float" office:value="633.830073962408" calcext:value-type="float">
            <text:p>633,830073962408</text:p>
          </table:table-cell>
          <table:table-cell table:number-columns-repeated="2" office:value-type="float" office:value="4.03246524151543" calcext:value-type="float">
            <text:p>4,03246524151543</text:p>
          </table:table-cell>
          <table:table-cell office:value-type="float" office:value="683.828049695425" calcext:value-type="float">
            <text:p>683,828049695425</text:p>
          </table:table-cell>
          <table:table-cell office:value-type="float" office:value="2.76448323734299" calcext:value-type="float">
            <text:p>2,76448323734299</text:p>
          </table:table-cell>
          <table:table-cell office:value-type="float" office:value="2.3792616968073" calcext:value-type="float">
            <text:p>2,3792616968073</text:p>
          </table:table-cell>
          <table:table-cell office:value-type="float" office:value="256.671460998407" calcext:value-type="float">
            <text:p>256,671460998407</text:p>
          </table:table-cell>
          <table:table-cell office:value-type="float" office:value="8341.49468644097" calcext:value-type="float">
            <text:p>8341,49468644097</text:p>
          </table:table-cell>
          <table:table-cell office:value-type="float" office:value="14726.7239004768" calcext:value-type="float">
            <text:p>14726,7239004768</text:p>
          </table:table-cell>
          <table:table-cell office:value-type="float" office:value="511653.710977404" calcext:value-type="float">
            <text:p>511653,710977404</text:p>
          </table:table-cell>
          <table:table-cell office:value-type="float" office:value="28.8750228905298" calcext:value-type="float">
            <text:p>28,8750228905298</text:p>
          </table:table-cell>
          <table:table-cell office:value-type="float" office:value="46.6171286286822" calcext:value-type="float">
            <text:p>46,6171286286822</text:p>
          </table:table-cell>
          <table:table-cell office:value-type="float" office:value="640.185674261841" calcext:value-type="float">
            <text:p>640,185674261841</text:p>
          </table:table-cell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205934" calcext:value-type="float">
            <text:p>205934</text:p>
          </table:table-cell>
          <table:table-cell office:value-type="float" office:value="0.00376249529688088" calcext:value-type="float">
            <text:p>0,003762495296881</text:p>
          </table:table-cell>
          <table:table-cell office:value-type="float" office:value="0.0194999756250305" calcext:value-type="float">
            <text:p>0,019499975625031</text:p>
          </table:table-cell>
          <table:table-cell office:value-type="float" office:value="4.27340715824105" calcext:value-type="float">
            <text:p>4,27340715824105</text:p>
          </table:table-cell>
          <table:table-cell office:value-type="float" office:value="8.8344889568888" calcext:value-type="float">
            <text:p>8,8344889568888</text:p>
          </table:table-cell>
          <table:table-cell office:value-type="float" office:value="14.4903205636819" calcext:value-type="float">
            <text:p>14,4903205636819</text:p>
          </table:table-cell>
          <table:table-cell office:value-type="float" office:value="13.9298217397095" calcext:value-type="float">
            <text:p>13,9298217397095</text:p>
          </table:table-cell>
          <table:table-cell office:value-type="float" office:value="15.1598400461239" calcext:value-type="float">
            <text:p>15,1598400461239</text:p>
          </table:table-cell>
          <table:table-cell office:value-type="float" office:value="14.4903063196914" calcext:value-type="float">
            <text:p>14,4903063196914</text:p>
          </table:table-cell>
          <table:table-cell office:value-type="float" office:value="13.8496623734168" calcext:value-type="float">
            <text:p>13,8496623734168</text:p>
          </table:table-cell>
          <table:table-cell office:value-type="float" office:value="15.0890050837242" calcext:value-type="float">
            <text:p>15,0890050837242</text:p>
          </table:table-cell>
          <table:table-cell office:value-type="float" office:value="-1.3284078854893" calcext:value-type="float">
            <text:p>-1,3284078854893</text:p>
          </table:table-cell>
          <table:table-cell office:value-type="float" office:value="-1.28670383155942" calcext:value-type="float">
            <text:p>-1,28670383155942</text:p>
          </table:table-cell>
          <table:table-cell office:value-type="float" office:value="-1.32886410181582" calcext:value-type="float">
            <text:p>-1,32886410181582</text:p>
          </table:table-cell>
          <table:table-cell office:value-type="float" office:value="0.00583595036105939" calcext:value-type="float">
            <text:p>0,005835950361059</text:p>
          </table:table-cell>
          <table:table-cell office:value-type="float" office:value="0.00890252614464204" calcext:value-type="float">
            <text:p>0,008902526144642</text:p>
          </table:table-cell>
          <table:table-cell office:value-type="float" office:value="0.0109415130182728" calcext:value-type="float">
            <text:p>0,010941513018273</text:p>
          </table:table-cell>
          <table:table-cell office:value-type="float" office:value="-0.520945133055216" calcext:value-type="float">
            <text:p>-0,520945133055216</text:p>
          </table:table-cell>
          <table:table-cell office:value-type="float" office:value="-0.512912287963056" calcext:value-type="float">
            <text:p>-0,512912287963056</text:p>
          </table:table-cell>
          <table:table-cell office:value-type="float" office:value="-0.456690482232796" calcext:value-type="float">
            <text:p>-0,45669048223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-1.20819473975658" calcext:value-type="float">
            <text:p>-1,20819473975658</text:p>
          </table:table-cell>
          <table:table-cell office:value-type="float" office:value="1.69283413395733" calcext:value-type="float">
            <text:p>1,69283413395733</text:p>
          </table:table-cell>
          <table:table-cell office:value-type="float" office:value="606.034393707008" calcext:value-type="float">
            <text:p>606,034393707008</text:p>
          </table:table-cell>
          <table:table-cell table:number-columns-repeated="2" office:value-type="float" office:value="2.38949453083594" calcext:value-type="float">
            <text:p>2,38949453083594</text:p>
          </table:table-cell>
          <table:table-cell office:value-type="float" office:value="656.839524471959" calcext:value-type="float">
            <text:p>656,839524471959</text:p>
          </table:table-cell>
          <table:table-cell office:value-type="float" office:value="2.06154058502844" calcext:value-type="float">
            <text:p>2,06154058502844</text:p>
          </table:table-cell>
          <table:table-cell office:value-type="float" office:value="1.68641534261397" calcext:value-type="float">
            <text:p>1,68641534261397</text:p>
          </table:table-cell>
          <table:table-cell office:value-type="float" office:value="253.299179929048" calcext:value-type="float">
            <text:p>253,299179929048</text:p>
          </table:table-cell>
          <table:table-cell office:value-type="float" office:value="27985.1677280358" calcext:value-type="float">
            <text:p>27985,1677280358</text:p>
          </table:table-cell>
          <table:table-cell office:value-type="float" office:value="61575.8736848604" calcext:value-type="float">
            <text:p>61575,8736848604</text:p>
          </table:table-cell>
          <table:table-cell office:value-type="float" office:value="591853.879538615" calcext:value-type="float">
            <text:p>591853,879538615</text:p>
          </table:table-cell>
          <table:table-cell office:value-type="float" office:value="71.7338840566425" calcext:value-type="float">
            <text:p>71,7338840566425</text:p>
          </table:table-cell>
          <table:table-cell office:value-type="float" office:value="135.473546108046" calcext:value-type="float">
            <text:p>135,473546108046</text:p>
          </table:table-cell>
          <table:table-cell office:value-type="float" office:value="718.412266434918" calcext:value-type="float">
            <text:p>718,412266434918</text:p>
          </table:table-cell>
          <table:table-cell office:value-type="float" office:value="-165" calcext:value-type="float">
            <text:p>-16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float" office:value="210677" calcext:value-type="float">
            <text:p>210677</text:p>
          </table:table-cell>
          <table:table-cell office:value-type="float" office:value="0.00397999502500622" calcext:value-type="float">
            <text:p>0,003979995025006</text:p>
          </table:table-cell>
          <table:table-cell office:value-type="float" office:value="0.0213749732812834" calcext:value-type="float">
            <text:p>0,021374973281283</text:p>
          </table:table-cell>
          <table:table-cell office:value-type="float" office:value="0.712314109607363" calcext:value-type="float">
            <text:p>0,712314109607363</text:p>
          </table:table-cell>
          <table:table-cell office:value-type="float" office:value="0.0824998968751289" calcext:value-type="float">
            <text:p>0,082499896875129</text:p>
          </table:table-cell>
          <table:table-cell office:value-type="float" office:value="14.5639165788402" calcext:value-type="float">
            <text:p>14,5639165788402</text:p>
          </table:table-cell>
          <table:table-cell office:value-type="float" office:value="13.7447435899157" calcext:value-type="float">
            <text:p>13,7447435899157</text:p>
          </table:table-cell>
          <table:table-cell office:value-type="float" office:value="14.3181266665392" calcext:value-type="float">
            <text:p>14,3181266665392</text:p>
          </table:table-cell>
          <table:table-cell office:value-type="float" office:value="14.5292580286064" calcext:value-type="float">
            <text:p>14,5292580286064</text:p>
          </table:table-cell>
          <table:table-cell office:value-type="float" office:value="13.7434520191537" calcext:value-type="float">
            <text:p>13,7434520191537</text:p>
          </table:table-cell>
          <table:table-cell office:value-type="float" office:value="14.3181181491621" calcext:value-type="float">
            <text:p>14,3181181491621</text:p>
          </table:table-cell>
          <table:table-cell office:value-type="float" office:value="-1.324719721466" calcext:value-type="float">
            <text:p>-1,324719721466</text:p>
          </table:table-cell>
          <table:table-cell office:value-type="float" office:value="-1.30467549327431" calcext:value-type="float">
            <text:p>-1,30467549327431</text:p>
          </table:table-cell>
          <table:table-cell office:value-type="float" office:value="-1.29567148898879" calcext:value-type="float">
            <text:p>-1,29567148898879</text:p>
          </table:table-cell>
          <table:table-cell office:value-type="float" office:value="0.0121578536417271" calcext:value-type="float">
            <text:p>0,012157853641727</text:p>
          </table:table-cell>
          <table:table-cell office:value-type="float" office:value="0.0105207859694914" calcext:value-type="float">
            <text:p>0,010520785969491</text:p>
          </table:table-cell>
          <table:table-cell office:value-type="float" office:value="0.00921500837212453" calcext:value-type="float">
            <text:p>0,009215008372125</text:p>
          </table:table-cell>
          <table:table-cell office:value-type="float" office:value="0.996700582757245" calcext:value-type="float">
            <text:p>0,996700582757245</text:p>
          </table:table-cell>
          <table:table-cell office:value-type="float" office:value="0.996208901497394" calcext:value-type="float">
            <text:p>0,996208901497394</text:p>
          </table:table-cell>
          <table:table-cell office:value-type="float" office:value="0.995863931051398" calcext:value-type="float">
            <text:p>0,99586393105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-1.2070022412472" calcext:value-type="float">
            <text:p>-1,2070022412472</text:p>
          </table:table-cell>
          <table:table-cell office:value-type="float" office:value="1.64231169711038" calcext:value-type="float">
            <text:p>1,64231169711038</text:p>
          </table:table-cell>
          <table:table-cell office:value-type="float" office:value="612.364395794505" calcext:value-type="float">
            <text:p>612,364395794505</text:p>
          </table:table-cell>
          <table:table-cell table:number-columns-repeated="2" office:value-type="float" office:value="2.37324918826708" calcext:value-type="float">
            <text:p>2,37324918826708</text:p>
          </table:table-cell>
          <table:table-cell office:value-type="float" office:value="671.562967507683" calcext:value-type="float">
            <text:p>671,562967507683</text:p>
          </table:table-cell>
          <table:table-cell office:value-type="float" office:value="2.04339357423738" calcext:value-type="float">
            <text:p>2,04339357423738</text:p>
          </table:table-cell>
          <table:table-cell office:value-type="float" office:value="1.71322035919049" calcext:value-type="float">
            <text:p>1,71322035919049</text:p>
          </table:table-cell>
          <table:table-cell office:value-type="float" office:value="275.693065003377" calcext:value-type="float">
            <text:p>275,693065003377</text:p>
          </table:table-cell>
          <table:table-cell office:value-type="float" office:value="31227.8623520544" calcext:value-type="float">
            <text:p>31227,8623520544</text:p>
          </table:table-cell>
          <table:table-cell office:value-type="float" office:value="62307.0122774479" calcext:value-type="float">
            <text:p>62307,0122774479</text:p>
          </table:table-cell>
          <table:table-cell office:value-type="float" office:value="461713.03763988" calcext:value-type="float">
            <text:p>461713,03763988</text:p>
          </table:table-cell>
          <table:table-cell office:value-type="float" office:value="71.2749488774976" calcext:value-type="float">
            <text:p>71,2749488774976</text:p>
          </table:table-cell>
          <table:table-cell office:value-type="float" office:value="143.572280351531" calcext:value-type="float">
            <text:p>143,572280351531</text:p>
          </table:table-cell>
          <table:table-cell office:value-type="float" office:value="596.705489548721" calcext:value-type="float">
            <text:p>596,705489548721</text:p>
          </table:table-cell>
          <table:table-cell office:value-type="float" office:value="-331" calcext:value-type="float">
            <text:p>-33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215474" calcext:value-type="float">
            <text:p>215474</text:p>
          </table:table-cell>
          <table:table-cell office:value-type="float" office:value="0.00429124463594421" calcext:value-type="float">
            <text:p>0,004291244635944</text:p>
          </table:table-cell>
          <table:table-cell office:value-type="float" office:value="0.0186249767187791" calcext:value-type="float">
            <text:p>0,018624976718779</text:p>
          </table:table-cell>
          <table:table-cell office:value-type="float" office:value="1.62349172063535" calcext:value-type="float">
            <text:p>1,62349172063535</text:p>
          </table:table-cell>
          <table:table-cell office:value-type="float" office:value="4.91961885047644" calcext:value-type="float">
            <text:p>4,91961885047644</text:p>
          </table:table-cell>
          <table:table-cell office:value-type="float" office:value="14.4298263494451" calcext:value-type="float">
            <text:p>14,4298263494451</text:p>
          </table:table-cell>
          <table:table-cell office:value-type="float" office:value="14.0251802258616" calcext:value-type="float">
            <text:p>14,0251802258616</text:p>
          </table:table-cell>
          <table:table-cell office:value-type="float" office:value="14.4027367868564" calcext:value-type="float">
            <text:p>14,4027367868564</text:p>
          </table:table-cell>
          <table:table-cell office:value-type="float" office:value="14.3948526259656" calcext:value-type="float">
            <text:p>14,3948526259656</text:p>
          </table:table-cell>
          <table:table-cell office:value-type="float" office:value="14.0239943500668" calcext:value-type="float">
            <text:p>14,0239943500668</text:p>
          </table:table-cell>
          <table:table-cell office:value-type="float" office:value="14.4027220889129" calcext:value-type="float">
            <text:p>14,4027220889129</text:p>
          </table:table-cell>
          <table:table-cell office:value-type="float" office:value="-1.28038655025394" calcext:value-type="float">
            <text:p>-1,28038655025394</text:p>
          </table:table-cell>
          <table:table-cell office:value-type="float" office:value="-1.2588975552009" calcext:value-type="float">
            <text:p>-1,2588975552009</text:p>
          </table:table-cell>
          <table:table-cell office:value-type="float" office:value="-1.27445231589036" calcext:value-type="float">
            <text:p>-1,27445231589036</text:p>
          </table:table-cell>
          <table:table-cell office:value-type="float" office:value="0.0109586738155225" calcext:value-type="float">
            <text:p>0,010958673815523</text:p>
          </table:table-cell>
          <table:table-cell office:value-type="float" office:value="0.0116795085813423" calcext:value-type="float">
            <text:p>0,011679508581342</text:p>
          </table:table-cell>
          <table:table-cell office:value-type="float" office:value="0.0121694537685686" calcext:value-type="float">
            <text:p>0,012169453768569</text:p>
          </table:table-cell>
          <table:table-cell office:value-type="float" office:value="0.997150156016436" calcext:value-type="float">
            <text:p>0,997150156016436</text:p>
          </table:table-cell>
          <table:table-cell office:value-type="float" office:value="0.996805645144502" calcext:value-type="float">
            <text:p>0,996805645144502</text:p>
          </table:table-cell>
          <table:table-cell office:value-type="float" office:value="0.996955500820478" calcext:value-type="float">
            <text:p>0,99695550082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-1.21593348008315" calcext:value-type="float">
            <text:p>-1,21593348008315</text:p>
          </table:table-cell>
          <table:table-cell office:value-type="float" office:value="2.42719196601004" calcext:value-type="float">
            <text:p>2,42719196601004</text:p>
          </table:table-cell>
          <table:table-cell office:value-type="float" office:value="537.120673599158" calcext:value-type="float">
            <text:p>537,120673599158</text:p>
          </table:table-cell>
          <table:table-cell table:number-columns-repeated="2" office:value-type="float" office:value="3.21221373854599" calcext:value-type="float">
            <text:p>3,21221373854599</text:p>
          </table:table-cell>
          <table:table-cell office:value-type="float" office:value="596.655244444519" calcext:value-type="float">
            <text:p>596,655244444519</text:p>
          </table:table-cell>
          <table:table-cell office:value-type="float" office:value="2.97318396237375" calcext:value-type="float">
            <text:p>2,97318396237375</text:p>
          </table:table-cell>
          <table:table-cell office:value-type="float" office:value="2.10405709576521" calcext:value-type="float">
            <text:p>2,10405709576521</text:p>
          </table:table-cell>
          <table:table-cell office:value-type="float" office:value="259.805432421141" calcext:value-type="float">
            <text:p>259,805432421141</text:p>
          </table:table-cell>
          <table:table-cell office:value-type="float" office:value="7031.24710289754" calcext:value-type="float">
            <text:p>7031,24710289754</text:p>
          </table:table-cell>
          <table:table-cell office:value-type="float" office:value="27536.2124578523" calcext:value-type="float">
            <text:p>27536,2124578523</text:p>
          </table:table-cell>
          <table:table-cell office:value-type="float" office:value="640220.414921096" calcext:value-type="float">
            <text:p>640220,414921096</text:p>
          </table:table-cell>
          <table:table-cell office:value-type="float" office:value="25.6590420614428" calcext:value-type="float">
            <text:p>25,6590420614428</text:p>
          </table:table-cell>
          <table:table-cell office:value-type="float" office:value="72.3897090345817" calcext:value-type="float">
            <text:p>72,3897090345817</text:p>
          </table:table-cell>
          <table:table-cell office:value-type="float" office:value="756.802339385402" calcext:value-type="float">
            <text:p>756,802339385402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220325" calcext:value-type="float">
            <text:p>220325</text:p>
          </table:table-cell>
          <table:table-cell office:value-type="float" office:value="0.00227249715937855" calcext:value-type="float">
            <text:p>0,002272497159379</text:p>
          </table:table-cell>
          <table:table-cell office:value-type="float" office:value="0.0132499834375207" calcext:value-type="float">
            <text:p>0,013249983437521</text:p>
          </table:table-cell>
          <table:table-cell office:value-type="float" office:value="0.344565819292726" calcext:value-type="float">
            <text:p>0,344565819292726</text:p>
          </table:table-cell>
          <table:table-cell office:value-type="float" office:value="0.0489999387500766" calcext:value-type="float">
            <text:p>0,048999938750077</text:p>
          </table:table-cell>
          <table:table-cell office:value-type="float" office:value="13.695351421073" calcext:value-type="float">
            <text:p>13,695351421073</text:p>
          </table:table-cell>
          <table:table-cell office:value-type="float" office:value="12.8711732824216" calcext:value-type="float">
            <text:p>12,8711732824216</text:p>
          </table:table-cell>
          <table:table-cell office:value-type="float" office:value="13.5606386791459" calcext:value-type="float">
            <text:p>13,5606386791459</text:p>
          </table:table-cell>
          <table:table-cell office:value-type="float" office:value="13.6583997685199" calcext:value-type="float">
            <text:p>13,6583997685199</text:p>
          </table:table-cell>
          <table:table-cell office:value-type="float" office:value="12.8699939526939" calcext:value-type="float">
            <text:p>12,8699939526939</text:p>
          </table:table-cell>
          <table:table-cell office:value-type="float" office:value="13.5605900103912" calcext:value-type="float">
            <text:p>13,5605900103912</text:p>
          </table:table-cell>
          <table:table-cell office:value-type="float" office:value="-1.25952066947631" calcext:value-type="float">
            <text:p>-1,25952066947631</text:p>
          </table:table-cell>
          <table:table-cell office:value-type="float" office:value="-1.2067448762862" calcext:value-type="float">
            <text:p>-1,2067448762862</text:p>
          </table:table-cell>
          <table:table-cell office:value-type="float" office:value="-1.25597273837845" calcext:value-type="float">
            <text:p>-1,25597273837845</text:p>
          </table:table-cell>
          <table:table-cell office:value-type="float" office:value="0.0124752336365496" calcext:value-type="float">
            <text:p>0,01247523363655</text:p>
          </table:table-cell>
          <table:table-cell office:value-type="float" office:value="0.0144819226516304" calcext:value-type="float">
            <text:p>0,01448192265163</text:p>
          </table:table-cell>
          <table:table-cell office:value-type="float" office:value="0.01101092302434" calcext:value-type="float">
            <text:p>0,01101092302434</text:p>
          </table:table-cell>
          <table:table-cell office:value-type="float" office:value="0.992941994778327" calcext:value-type="float">
            <text:p>0,992941994778327</text:p>
          </table:table-cell>
          <table:table-cell office:value-type="float" office:value="0.993201689240465" calcext:value-type="float">
            <text:p>0,993201689240465</text:p>
          </table:table-cell>
          <table:table-cell office:value-type="float" office:value="0.993010209986593" calcext:value-type="float">
            <text:p>0,993010209986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-2.23761595298006" calcext:value-type="float">
            <text:p>-2,23761595298006</text:p>
          </table:table-cell>
          <table:table-cell office:value-type="float" office:value="3.93869882662647" calcext:value-type="float">
            <text:p>3,93869882662647</text:p>
          </table:table-cell>
          <table:table-cell office:value-type="float" office:value="638.842865196419" calcext:value-type="float">
            <text:p>638,842865196419</text:p>
          </table:table-cell>
          <table:table-cell table:number-columns-repeated="2" office:value-type="float" office:value="4.99859255366854" calcext:value-type="float">
            <text:p>4,99859255366854</text:p>
          </table:table-cell>
          <table:table-cell office:value-type="float" office:value="692.59531151562" calcext:value-type="float">
            <text:p>692,59531151562</text:p>
          </table:table-cell>
          <table:table-cell office:value-type="float" office:value="4.4697877314879" calcext:value-type="float">
            <text:p>4,4697877314879</text:p>
          </table:table-cell>
          <table:table-cell office:value-type="float" office:value="3.0777555248463" calcext:value-type="float">
            <text:p>3,0777555248463</text:p>
          </table:table-cell>
          <table:table-cell office:value-type="float" office:value="267.522072212834" calcext:value-type="float">
            <text:p>267,522072212834</text:p>
          </table:table-cell>
          <table:table-cell office:value-type="float" office:value="1445.06094010242" calcext:value-type="float">
            <text:p>1445,06094010242</text:p>
          </table:table-cell>
          <table:table-cell office:value-type="float" office:value="6239.23212104819" calcext:value-type="float">
            <text:p>6239,23212104819</text:p>
          </table:table-cell>
          <table:table-cell office:value-type="float" office:value="620925.679491535" calcext:value-type="float">
            <text:p>620925,679491535</text:p>
          </table:table-cell>
          <table:table-cell office:value-type="float" office:value="7.83131353022988" calcext:value-type="float">
            <text:p>7,83131353022988</text:p>
          </table:table-cell>
          <table:table-cell office:value-type="float" office:value="24.2493504692961" calcext:value-type="float">
            <text:p>24,2493504692961</text:p>
          </table:table-cell>
          <table:table-cell office:value-type="float" office:value="739.642990879309" calcext:value-type="float">
            <text:p>739,642990879309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225230" calcext:value-type="float">
            <text:p>225230</text:p>
          </table:table-cell>
          <table:table-cell office:value-type="float" office:value="0.0028174964781294" calcext:value-type="float">
            <text:p>0,002817496478129</text:p>
          </table:table-cell>
          <table:table-cell office:value-type="float" office:value="0.0828748964063795" calcext:value-type="float">
            <text:p>0,08287489640638</text:p>
          </table:table-cell>
          <table:table-cell office:value-type="float" office:value="1.64463544420569" calcext:value-type="float">
            <text:p>1,64463544420569</text:p>
          </table:table-cell>
          <table:table-cell office:value-type="float" office:value="4.49386938266327" calcext:value-type="float">
            <text:p>4,49386938266327</text:p>
          </table:table-cell>
          <table:table-cell office:value-type="float" office:value="14.0751725073584" calcext:value-type="float">
            <text:p>14,0751725073584</text:p>
          </table:table-cell>
          <table:table-cell office:value-type="float" office:value="14.8449641135909" calcext:value-type="float">
            <text:p>14,8449641135909</text:p>
          </table:table-cell>
          <table:table-cell office:value-type="float" office:value="14.8445082286588" calcext:value-type="float">
            <text:p>14,8445082286588</text:p>
          </table:table-cell>
          <table:table-cell office:value-type="float" office:value="14.0258970529128" calcext:value-type="float">
            <text:p>14,0258970529128</text:p>
          </table:table-cell>
          <table:table-cell office:value-type="float" office:value="14.7185103400391" calcext:value-type="float">
            <text:p>14,7185103400391</text:p>
          </table:table-cell>
          <table:table-cell office:value-type="float" office:value="14.8188384794218" calcext:value-type="float">
            <text:p>14,8188384794218</text:p>
          </table:table-cell>
          <table:table-cell office:value-type="float" office:value="-1.2799141623355" calcext:value-type="float">
            <text:p>-1,2799141623355</text:p>
          </table:table-cell>
          <table:table-cell office:value-type="float" office:value="-1.29359416163638" calcext:value-type="float">
            <text:p>-1,29359416163638</text:p>
          </table:table-cell>
          <table:table-cell office:value-type="float" office:value="-1.33145321919461" calcext:value-type="float">
            <text:p>-1,33145321919461</text:p>
          </table:table-cell>
          <table:table-cell office:value-type="float" office:value="0.0107578400239031" calcext:value-type="float">
            <text:p>0,010757840023903</text:p>
          </table:table-cell>
          <table:table-cell office:value-type="float" office:value="0.00619552849350147" calcext:value-type="float">
            <text:p>0,006195528493501</text:p>
          </table:table-cell>
          <table:table-cell office:value-type="float" office:value="0.0101414861494486" calcext:value-type="float">
            <text:p>0,010141486149449</text:p>
          </table:table-cell>
          <table:table-cell office:value-type="float" office:value="0.992116098405823" calcext:value-type="float">
            <text:p>0,992116098405823</text:p>
          </table:table-cell>
          <table:table-cell office:value-type="float" office:value="0.992133973376864" calcext:value-type="float">
            <text:p>0,992133973376864</text:p>
          </table:table-cell>
          <table:table-cell office:value-type="float" office:value="0.991800188857176" calcext:value-type="float">
            <text:p>0,99180018885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-1.44192444759444" calcext:value-type="float">
            <text:p>-1,44192444759444</text:p>
          </table:table-cell>
          <table:table-cell office:value-type="float" office:value="5.98039377450778" calcext:value-type="float">
            <text:p>5,98039377450778</text:p>
          </table:table-cell>
          <table:table-cell office:value-type="float" office:value="760.624240469699" calcext:value-type="float">
            <text:p>760,624240469699</text:p>
          </table:table-cell>
          <table:table-cell table:number-columns-repeated="2" office:value-type="float" office:value="7.22616623654285" calcext:value-type="float">
            <text:p>7,22616623654285</text:p>
          </table:table-cell>
          <table:table-cell office:value-type="float" office:value="810.895454309279" calcext:value-type="float">
            <text:p>810,895454309279</text:p>
          </table:table-cell>
          <table:table-cell office:value-type="float" office:value="7.08084263104197" calcext:value-type="float">
            <text:p>7,08084263104197</text:p>
          </table:table-cell>
          <table:table-cell office:value-type="float" office:value="4.0561519670718" calcext:value-type="float">
            <text:p>4,0561519670718</text:p>
          </table:table-cell>
          <table:table-cell office:value-type="float" office:value="281.073304725557" calcext:value-type="float">
            <text:p>281,073304725557</text:p>
          </table:table-cell>
          <table:table-cell office:value-type="float" office:value="237.984103446942" calcext:value-type="float">
            <text:p>237,984103446942</text:p>
          </table:table-cell>
          <table:table-cell office:value-type="float" office:value="2139.03698348895" calcext:value-type="float">
            <text:p>2139,03698348895</text:p>
          </table:table-cell>
          <table:table-cell office:value-type="float" office:value="554903.319881139" calcext:value-type="float">
            <text:p>554903,319881139</text:p>
          </table:table-cell>
          <table:table-cell office:value-type="float" office:value="2.03902622489517" calcext:value-type="float">
            <text:p>2,03902622489517</text:p>
          </table:table-cell>
          <table:table-cell office:value-type="float" office:value="11.047497414924" calcext:value-type="float">
            <text:p>11,047497414924</text:p>
          </table:table-cell>
          <table:table-cell office:value-type="float" office:value="679.809451768811" calcext:value-type="float">
            <text:p>679,809451768811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230189" calcext:value-type="float">
            <text:p>230189</text:p>
          </table:table-cell>
          <table:table-cell office:value-type="float" office:value="0.0334787081516148" calcext:value-type="float">
            <text:p>0,033478708151615</text:p>
          </table:table-cell>
          <table:table-cell office:value-type="float" office:value="1.51362310797112" calcext:value-type="float">
            <text:p>1,51362310797112</text:p>
          </table:table-cell>
          <table:table-cell office:value-type="float" office:value="28.1433973207533" calcext:value-type="float">
            <text:p>28,1433973207533</text:p>
          </table:table-cell>
          <table:table-cell office:value-type="float" office:value="37.4978281277148" calcext:value-type="float">
            <text:p>37,4978281277148</text:p>
          </table:table-cell>
          <table:table-cell office:value-type="float" office:value="16.1758457407184" calcext:value-type="float">
            <text:p>16,1758457407184</text:p>
          </table:table-cell>
          <table:table-cell office:value-type="float" office:value="15.5171592204312" calcext:value-type="float">
            <text:p>15,5171592204312</text:p>
          </table:table-cell>
          <table:table-cell office:value-type="float" office:value="16.0681058239597" calcext:value-type="float">
            <text:p>16,0681058239597</text:p>
          </table:table-cell>
          <table:table-cell office:value-type="float" office:value="16.1188197783432" calcext:value-type="float">
            <text:p>16,1188197783432</text:p>
          </table:table-cell>
          <table:table-cell office:value-type="float" office:value="15.5013368918353" calcext:value-type="float">
            <text:p>15,5013368918353</text:p>
          </table:table-cell>
          <table:table-cell office:value-type="float" office:value="16.0488985809887" calcext:value-type="float">
            <text:p>16,0488985809887</text:p>
          </table:table-cell>
          <table:table-cell office:value-type="float" office:value="-1.29364500248284" calcext:value-type="float">
            <text:p>-1,29364500248284</text:p>
          </table:table-cell>
          <table:table-cell office:value-type="float" office:value="-1.29230530212764" calcext:value-type="float">
            <text:p>-1,29230530212764</text:p>
          </table:table-cell>
          <table:table-cell office:value-type="float" office:value="-1.31951996798659" calcext:value-type="float">
            <text:p>-1,31951996798659</text:p>
          </table:table-cell>
          <table:table-cell office:value-type="float" office:value="0.00800450530309021" calcext:value-type="float">
            <text:p>0,00800450530309</text:p>
          </table:table-cell>
          <table:table-cell office:value-type="float" office:value="0.00800980480057653" calcext:value-type="float">
            <text:p>0,008009804800577</text:p>
          </table:table-cell>
          <table:table-cell office:value-type="float" office:value="0.00309547282136946" calcext:value-type="float">
            <text:p>0,003095472821369</text:p>
          </table:table-cell>
          <table:table-cell office:value-type="float" office:value="0.960308405007967" calcext:value-type="float">
            <text:p>0,960308405007967</text:p>
          </table:table-cell>
          <table:table-cell office:value-type="float" office:value="0.966227037716843" calcext:value-type="float">
            <text:p>0,966227037716843</text:p>
          </table:table-cell>
          <table:table-cell office:value-type="float" office:value="0.966075176581771" calcext:value-type="float">
            <text:p>0,96607517658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-1.43247070941161" calcext:value-type="float">
            <text:p>-1,43247070941161</text:p>
          </table:table-cell>
          <table:table-cell office:value-type="float" office:value="4.61738672826659" calcext:value-type="float">
            <text:p>4,61738672826659</text:p>
          </table:table-cell>
          <table:table-cell office:value-type="float" office:value="816.681261648423" calcext:value-type="float">
            <text:p>816,681261648423</text:p>
          </table:table-cell>
          <table:table-cell table:number-columns-repeated="2" office:value-type="float" office:value="6.70308558320753" calcext:value-type="float">
            <text:p>6,70308558320753</text:p>
          </table:table-cell>
          <table:table-cell office:value-type="float" office:value="960.983146775603" calcext:value-type="float">
            <text:p>960,983146775603</text:p>
          </table:table-cell>
          <table:table-cell office:value-type="float" office:value="6.5482351822825" calcext:value-type="float">
            <text:p>6,5482351822825</text:p>
          </table:table-cell>
          <table:table-cell office:value-type="float" office:value="4.85912503825865" calcext:value-type="float">
            <text:p>4,85912503825865</text:p>
          </table:table-cell>
          <table:table-cell office:value-type="float" office:value="506.478356160537" calcext:value-type="float">
            <text:p>506,478356160537</text:p>
          </table:table-cell>
          <table:table-cell office:value-type="float" office:value="393.103163481" calcext:value-type="float">
            <text:p>393,103163481</text:p>
          </table:table-cell>
          <table:table-cell office:value-type="float" office:value="1237.25663083919" calcext:value-type="float">
            <text:p>1237,25663083919</text:p>
          </table:table-cell>
          <table:table-cell office:value-type="float" office:value="58565.8876763648" calcext:value-type="float">
            <text:p>58565,8876763648</text:p>
          </table:table-cell>
          <table:table-cell office:value-type="float" office:value="3.08781272106917" calcext:value-type="float">
            <text:p>3,08781272106917</text:p>
          </table:table-cell>
          <table:table-cell office:value-type="float" office:value="13.6659141342863" calcext:value-type="float">
            <text:p>13,6659141342863</text:p>
          </table:table-cell>
          <table:table-cell office:value-type="float" office:value="148.31760797986" calcext:value-type="float">
            <text:p>148,31760797986</text:p>
          </table:table-cell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35202" calcext:value-type="float">
            <text:p>235202</text:p>
          </table:table-cell>
          <table:table-cell office:value-type="float" office:value="0.185323518345602" calcext:value-type="float">
            <text:p>0,185323518345602</text:p>
          </table:table-cell>
          <table:table-cell office:value-type="float" office:value="1.48899813875233" calcext:value-type="float">
            <text:p>1,48899813875233</text:p>
          </table:table-cell>
          <table:table-cell office:value-type="float" office:value="81.0305699617875" calcext:value-type="float">
            <text:p>81,0305699617875</text:p>
          </table:table-cell>
          <table:table-cell office:value-type="float" office:value="49.6566879291401" calcext:value-type="float">
            <text:p>49,6566879291401</text:p>
          </table:table-cell>
          <table:table-cell office:value-type="float" office:value="15.7352834181997" calcext:value-type="float">
            <text:p>15,7352834181997</text:p>
          </table:table-cell>
          <table:table-cell office:value-type="float" office:value="17.0207240700474" calcext:value-type="float">
            <text:p>17,0207240700474</text:p>
          </table:table-cell>
          <table:table-cell office:value-type="float" office:value="16.7145765584613" calcext:value-type="float">
            <text:p>16,7145765584613</text:p>
          </table:table-cell>
          <table:table-cell office:value-type="float" office:value="15.6700913842197" calcext:value-type="float">
            <text:p>15,6700913842197</text:p>
          </table:table-cell>
          <table:table-cell office:value-type="float" office:value="17.0080312573336" calcext:value-type="float">
            <text:p>17,0080312573336</text:p>
          </table:table-cell>
          <table:table-cell office:value-type="float" office:value="16.7015878990776" calcext:value-type="float">
            <text:p>16,7015878990776</text:p>
          </table:table-cell>
          <table:table-cell office:value-type="float" office:value="-0.802283959462123" calcext:value-type="float">
            <text:p>-0,802283959462123</text:p>
          </table:table-cell>
          <table:table-cell office:value-type="float" office:value="-0.973642244053312" calcext:value-type="float">
            <text:p>-0,973642244053312</text:p>
          </table:table-cell>
          <table:table-cell office:value-type="float" office:value="-0.885948940769406" calcext:value-type="float">
            <text:p>-0,885948940769406</text:p>
          </table:table-cell>
          <table:table-cell office:value-type="float" office:value="-0.0184007846301735" calcext:value-type="float">
            <text:p>-0,018400784630174</text:p>
          </table:table-cell>
          <table:table-cell office:value-type="float" office:value="-0.00139050477339623" calcext:value-type="float">
            <text:p>-0,001390504773396</text:p>
          </table:table-cell>
          <table:table-cell office:value-type="float" office:value="0.0866414592879971" calcext:value-type="float">
            <text:p>0,086641459287997</text:p>
          </table:table-cell>
          <table:table-cell office:value-type="float" office:value="0.9550764628598" calcext:value-type="float">
            <text:p>0,9550764628598</text:p>
          </table:table-cell>
          <table:table-cell office:value-type="float" office:value="0.961248630759955" calcext:value-type="float">
            <text:p>0,961248630759955</text:p>
          </table:table-cell>
          <table:table-cell office:value-type="float" office:value="0.958805034196717" calcext:value-type="float">
            <text:p>0,958805034196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-1.44331694585382" calcext:value-type="float">
            <text:p>-1,44331694585382</text:p>
          </table:table-cell>
          <table:table-cell office:value-type="float" office:value="3.79764150294812" calcext:value-type="float">
            <text:p>3,79764150294812</text:p>
          </table:table-cell>
          <table:table-cell office:value-type="float" office:value="725.856433929458" calcext:value-type="float">
            <text:p>725,856433929458</text:p>
          </table:table-cell>
          <table:table-cell table:number-columns-repeated="2" office:value-type="float" office:value="5.20589880551592" calcext:value-type="float">
            <text:p>5,20589880551592</text:p>
          </table:table-cell>
          <table:table-cell office:value-type="float" office:value="972.28360437014" calcext:value-type="float">
            <text:p>972,28360437014</text:p>
          </table:table-cell>
          <table:table-cell office:value-type="float" office:value="5.00182152491302" calcext:value-type="float">
            <text:p>5,00182152491302</text:p>
          </table:table-cell>
          <table:table-cell office:value-type="float" office:value="3.56080066675431" calcext:value-type="float">
            <text:p>3,56080066675431</text:p>
          </table:table-cell>
          <table:table-cell office:value-type="float" office:value="646.890906297346" calcext:value-type="float">
            <text:p>646,890906297346</text:p>
          </table:table-cell>
          <table:table-cell office:value-type="float" office:value="1090.91723005316" calcext:value-type="float">
            <text:p>1090,91723005316</text:p>
          </table:table-cell>
          <table:table-cell office:value-type="float" office:value="4125.47775135227" calcext:value-type="float">
            <text:p>4125,47775135227</text:p>
          </table:table-cell>
          <table:table-cell office:value-type="float" office:value="25044.0769711469" calcext:value-type="float">
            <text:p>25044,0769711469</text:p>
          </table:table-cell>
          <table:table-cell office:value-type="float" office:value="5.96389868794581" calcext:value-type="float">
            <text:p>5,96389868794581</text:p>
          </table:table-cell>
          <table:table-cell office:value-type="float" office:value="22.8700200748864" calcext:value-type="float">
            <text:p>22,8700200748864</text:p>
          </table:table-cell>
          <table:table-cell office:value-type="float" office:value="94.8845642909103" calcext:value-type="float">
            <text:p>94,8845642909103</text:p>
          </table:table-cell>
          <table:table-cell office:value-type="float" office:value="-218" calcext:value-type="float">
            <text:p>-2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240269" calcext:value-type="float">
            <text:p>240269</text:p>
          </table:table-cell>
          <table:table-cell office:value-type="float" office:value="0.0569736787829015" calcext:value-type="float">
            <text:p>0,056973678782902</text:p>
          </table:table-cell>
          <table:table-cell office:value-type="float" office:value="0.391124511094361" calcext:value-type="float">
            <text:p>0,391124511094361</text:p>
          </table:table-cell>
          <table:table-cell office:value-type="float" office:value="54.9210363487046" calcext:value-type="float">
            <text:p>54,9210363487046</text:p>
          </table:table-cell>
          <table:table-cell office:value-type="float" office:value="28.3279645900443" calcext:value-type="float">
            <text:p>28,3279645900443</text:p>
          </table:table-cell>
          <table:table-cell office:value-type="float" office:value="15.7817504944933" calcext:value-type="float">
            <text:p>15,7817504944933</text:p>
          </table:table-cell>
          <table:table-cell office:value-type="float" office:value="14.9073548026961" calcext:value-type="float">
            <text:p>14,9073548026961</text:p>
          </table:table-cell>
          <table:table-cell office:value-type="float" office:value="15.9550480427215" calcext:value-type="float">
            <text:p>15,9550480427215</text:p>
          </table:table-cell>
          <table:table-cell office:value-type="float" office:value="15.7241478819513" calcext:value-type="float">
            <text:p>15,7241478819513</text:p>
          </table:table-cell>
          <table:table-cell office:value-type="float" office:value="14.8907394953985" calcext:value-type="float">
            <text:p>14,8907394953985</text:p>
          </table:table-cell>
          <table:table-cell office:value-type="float" office:value="15.9349890996277" calcext:value-type="float">
            <text:p>15,9349890996277</text:p>
          </table:table-cell>
          <table:table-cell office:value-type="float" office:value="0.0340277300733245" calcext:value-type="float">
            <text:p>0,034027730073325</text:p>
          </table:table-cell>
          <table:table-cell office:value-type="float" office:value="-1.15153445809969" calcext:value-type="float">
            <text:p>-1,15153445809969</text:p>
          </table:table-cell>
          <table:table-cell office:value-type="float" office:value="-0.123741253336148" calcext:value-type="float">
            <text:p>-0,123741253336148</text:p>
          </table:table-cell>
          <table:table-cell office:value-type="float" office:value="0.00258929274516944" calcext:value-type="float">
            <text:p>0,002589292745169</text:p>
          </table:table-cell>
          <table:table-cell office:value-type="float" office:value="0.0109755469067743" calcext:value-type="float">
            <text:p>0,010975546906774</text:p>
          </table:table-cell>
          <table:table-cell office:value-type="float" office:value="0.00825767212229965" calcext:value-type="float">
            <text:p>0,0082576721223</text:p>
          </table:table-cell>
          <table:table-cell office:value-type="float" office:value="0.945236927665711" calcext:value-type="float">
            <text:p>0,945236927665711</text:p>
          </table:table-cell>
          <table:table-cell office:value-type="float" office:value="0.943341155158205" calcext:value-type="float">
            <text:p>0,943341155158205</text:p>
          </table:table-cell>
          <table:table-cell office:value-type="float" office:value="0.936337670983891" calcext:value-type="float">
            <text:p>0,93633767098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-1.20000224999719" calcext:value-type="float">
            <text:p>-1,20000224999719</text:p>
          </table:table-cell>
          <table:table-cell office:value-type="float" office:value="2.05893867632665" calcext:value-type="float">
            <text:p>2,05893867632665</text:p>
          </table:table-cell>
          <table:table-cell office:value-type="float" office:value="570.195768505289" calcext:value-type="float">
            <text:p>570,195768505289</text:p>
          </table:table-cell>
          <table:table-cell table:number-columns-repeated="2" office:value-type="float" office:value="2.79152628668015" calcext:value-type="float">
            <text:p>2,79152628668015</text:p>
          </table:table-cell>
          <table:table-cell office:value-type="float" office:value="641.335271659907" calcext:value-type="float">
            <text:p>641,335271659907</text:p>
          </table:table-cell>
          <table:table-cell office:value-type="float" office:value="2.52043916991225" calcext:value-type="float">
            <text:p>2,52043916991225</text:p>
          </table:table-cell>
          <table:table-cell office:value-type="float" office:value="1.88504390833542" calcext:value-type="float">
            <text:p>1,88504390833542</text:p>
          </table:table-cell>
          <table:table-cell office:value-type="float" office:value="293.577445069864" calcext:value-type="float">
            <text:p>293,577445069864</text:p>
          </table:table-cell>
          <table:table-cell office:value-type="float" office:value="16880.7067113692" calcext:value-type="float">
            <text:p>16880,7067113692</text:p>
          </table:table-cell>
          <table:table-cell office:value-type="float" office:value="53138.4099649966" calcext:value-type="float">
            <text:p>53138,4099649966</text:p>
          </table:table-cell>
          <table:table-cell office:value-type="float" office:value="604509.054271556" calcext:value-type="float">
            <text:p>604509,054271556</text:p>
          </table:table-cell>
          <table:table-cell office:value-type="float" office:value="49.5587301919537" calcext:value-type="float">
            <text:p>49,5587301919537</text:p>
          </table:table-cell>
          <table:table-cell office:value-type="float" office:value="117.810665706947" calcext:value-type="float">
            <text:p>117,810665706947</text:p>
          </table:table-cell>
          <table:table-cell office:value-type="float" office:value="724.923361155492" calcext:value-type="float">
            <text:p>724,923361155492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245390" calcext:value-type="float">
            <text:p>245390</text:p>
          </table:table-cell>
          <table:table-cell office:value-type="float" office:value="0.00188499764375295" calcext:value-type="float">
            <text:p>0,001884997643753</text:p>
          </table:table-cell>
          <table:table-cell office:value-type="float" office:value="0.0148749814062732" calcext:value-type="float">
            <text:p>0,014874981406273</text:p>
          </table:table-cell>
          <table:table-cell office:value-type="float" office:value="0.679697900377625" calcext:value-type="float">
            <text:p>0,679697900377625</text:p>
          </table:table-cell>
          <table:table-cell office:value-type="float" office:value="1.71862285172144" calcext:value-type="float">
            <text:p>1,71862285172144</text:p>
          </table:table-cell>
          <table:table-cell office:value-type="float" office:value="14.2200702701148" calcext:value-type="float">
            <text:p>14,2200702701148</text:p>
          </table:table-cell>
          <table:table-cell office:value-type="float" office:value="13.1851342973931" calcext:value-type="float">
            <text:p>13,1851342973931</text:p>
          </table:table-cell>
          <table:table-cell office:value-type="float" office:value="13.9333270821436" calcext:value-type="float">
            <text:p>13,9333270821436</text:p>
          </table:table-cell>
          <table:table-cell office:value-type="float" office:value="14.1856788228908" calcext:value-type="float">
            <text:p>14,1856788228908</text:p>
          </table:table-cell>
          <table:table-cell office:value-type="float" office:value="13.1838325294153" calcext:value-type="float">
            <text:p>13,1838325294153</text:p>
          </table:table-cell>
          <table:table-cell office:value-type="float" office:value="13.9333021875641" calcext:value-type="float">
            <text:p>13,9333021875641</text:p>
          </table:table-cell>
          <table:table-cell office:value-type="float" office:value="-1.23159737877731" calcext:value-type="float">
            <text:p>-1,23159737877731</text:p>
          </table:table-cell>
          <table:table-cell office:value-type="float" office:value="-1.17366714859137" calcext:value-type="float">
            <text:p>-1,17366714859137</text:p>
          </table:table-cell>
          <table:table-cell office:value-type="float" office:value="-1.22974559128292" calcext:value-type="float">
            <text:p>-1,22974559128292</text:p>
          </table:table-cell>
          <table:table-cell office:value-type="float" office:value="0.0126536340621161" calcext:value-type="float">
            <text:p>0,012653634062116</text:p>
          </table:table-cell>
          <table:table-cell office:value-type="float" office:value="0.0166803498403654" calcext:value-type="float">
            <text:p>0,016680349840365</text:p>
          </table:table-cell>
          <table:table-cell office:value-type="float" office:value="0.013559773589995" calcext:value-type="float">
            <text:p>0,013559773589995</text:p>
          </table:table-cell>
          <table:table-cell office:value-type="float" office:value="0.996146236777041" calcext:value-type="float">
            <text:p>0,996146236777041</text:p>
          </table:table-cell>
          <table:table-cell office:value-type="float" office:value="0.995892592599157" calcext:value-type="float">
            <text:p>0,995892592599157</text:p>
          </table:table-cell>
          <table:table-cell office:value-type="float" office:value="0.995348403398976" calcext:value-type="float">
            <text:p>0,995348403398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-1.19583350520812" calcext:value-type="float">
            <text:p>-1,19583350520812</text:p>
          </table:table-cell>
          <table:table-cell office:value-type="float" office:value="1.87466515666855" calcext:value-type="float">
            <text:p>1,87466515666855</text:p>
          </table:table-cell>
          <table:table-cell office:value-type="float" office:value="572.430999461251" calcext:value-type="float">
            <text:p>572,430999461251</text:p>
          </table:table-cell>
          <table:table-cell table:number-columns-repeated="2" office:value-type="float" office:value="2.64013234272953" calcext:value-type="float">
            <text:p>2,64013234272953</text:p>
          </table:table-cell>
          <table:table-cell office:value-type="float" office:value="643.626664646048" calcext:value-type="float">
            <text:p>643,626664646048</text:p>
          </table:table-cell>
          <table:table-cell office:value-type="float" office:value="2.35378015433646" calcext:value-type="float">
            <text:p>2,35378015433646</text:p>
          </table:table-cell>
          <table:table-cell office:value-type="float" office:value="1.85901300089574" calcext:value-type="float">
            <text:p>1,85901300089574</text:p>
          </table:table-cell>
          <table:table-cell office:value-type="float" office:value="294.241455779415" calcext:value-type="float">
            <text:p>294,241455779415</text:p>
          </table:table-cell>
          <table:table-cell office:value-type="float" office:value="23158.8305846538" calcext:value-type="float">
            <text:p>23158,8305846538</text:p>
          </table:table-cell>
          <table:table-cell office:value-type="float" office:value="58674.0877446474" calcext:value-type="float">
            <text:p>58674,0877446474</text:p>
          </table:table-cell>
          <table:table-cell office:value-type="float" office:value="651329.612176845" calcext:value-type="float">
            <text:p>651329,612176845</text:p>
          </table:table-cell>
          <table:table-cell office:value-type="float" office:value="62.9520997494712" calcext:value-type="float">
            <text:p>62,9520997494712</text:p>
          </table:table-cell>
          <table:table-cell office:value-type="float" office:value="128.208923280741" calcext:value-type="float">
            <text:p>128,208923280741</text:p>
          </table:table-cell>
          <table:table-cell office:value-type="float" office:value="766.668263189344" calcext:value-type="float">
            <text:p>766,668263189344</text:p>
          </table:table-cell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250565" calcext:value-type="float">
            <text:p>250565</text:p>
          </table:table-cell>
          <table:table-cell office:value-type="float" office:value="0.00477999402500747" calcext:value-type="float">
            <text:p>0,004779994025007</text:p>
          </table:table-cell>
          <table:table-cell office:value-type="float" office:value="0.036499954375057" calcext:value-type="float">
            <text:p>0,036499954375057</text:p>
          </table:table-cell>
          <table:table-cell office:value-type="float" office:value="0.609967987540016" calcext:value-type="float">
            <text:p>0,609967987540016</text:p>
          </table:table-cell>
          <table:table-cell office:value-type="float" office:value="0.212374734531582" calcext:value-type="float">
            <text:p>0,212374734531582</text:p>
          </table:table-cell>
          <table:table-cell office:value-type="float" office:value="13.9080516053697" calcext:value-type="float">
            <text:p>13,9080516053697</text:p>
          </table:table-cell>
          <table:table-cell office:value-type="float" office:value="13.2175252646357" calcext:value-type="float">
            <text:p>13,2175252646357</text:p>
          </table:table-cell>
          <table:table-cell office:value-type="float" office:value="14.2931496137955" calcext:value-type="float">
            <text:p>14,2931496137955</text:p>
          </table:table-cell>
          <table:table-cell office:value-type="float" office:value="13.8731641589722" calcext:value-type="float">
            <text:p>13,8731641589722</text:p>
          </table:table-cell>
          <table:table-cell office:value-type="float" office:value="13.2166155832913" calcext:value-type="float">
            <text:p>13,2166155832913</text:p>
          </table:table-cell>
          <table:table-cell office:value-type="float" office:value="14.2930388257342" calcext:value-type="float">
            <text:p>14,2930388257342</text:p>
          </table:table-cell>
          <table:table-cell office:value-type="float" office:value="-1.21449713245272" calcext:value-type="float">
            <text:p>-1,21449713245272</text:p>
          </table:table-cell>
          <table:table-cell office:value-type="float" office:value="-1.17849203791813" calcext:value-type="float">
            <text:p>-1,17849203791813</text:p>
          </table:table-cell>
          <table:table-cell office:value-type="float" office:value="-1.25630422088103" calcext:value-type="float">
            <text:p>-1,25630422088103</text:p>
          </table:table-cell>
          <table:table-cell office:value-type="float" office:value="0.0158651523758633" calcext:value-type="float">
            <text:p>0,015865152375863</text:p>
          </table:table-cell>
          <table:table-cell office:value-type="float" office:value="0.0147446041302476" calcext:value-type="float">
            <text:p>0,014744604130248</text:p>
          </table:table-cell>
          <table:table-cell office:value-type="float" office:value="0.0101145199467597" calcext:value-type="float">
            <text:p>0,01011451994676</text:p>
          </table:table-cell>
          <table:table-cell office:value-type="float" office:value="0.995959176464984" calcext:value-type="float">
            <text:p>0,995959176464984</text:p>
          </table:table-cell>
          <table:table-cell office:value-type="float" office:value="0.995761915969733" calcext:value-type="float">
            <text:p>0,995761915969733</text:p>
          </table:table-cell>
          <table:table-cell office:value-type="float" office:value="0.995666975507714" calcext:value-type="float">
            <text:p>0,99566697550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-2.2551996810004" calcext:value-type="float">
            <text:p>-2,2551996810004</text:p>
          </table:table-cell>
          <table:table-cell office:value-type="float" office:value="4.30413211983485" calcext:value-type="float">
            <text:p>4,30413211983485</text:p>
          </table:table-cell>
          <table:table-cell office:value-type="float" office:value="641.678812901484" calcext:value-type="float">
            <text:p>641,678812901484</text:p>
          </table:table-cell>
          <table:table-cell table:number-columns-repeated="2" office:value-type="float" office:value="5.46792192037225" calcext:value-type="float">
            <text:p>5,46792192037225</text:p>
          </table:table-cell>
          <table:table-cell office:value-type="float" office:value="709.598174568212" calcext:value-type="float">
            <text:p>709,598174568212</text:p>
          </table:table-cell>
          <table:table-cell office:value-type="float" office:value="4.98118906749212" calcext:value-type="float">
            <text:p>4,98118906749212</text:p>
          </table:table-cell>
          <table:table-cell office:value-type="float" office:value="3.37233106653147" calcext:value-type="float">
            <text:p>3,37233106653147</text:p>
          </table:table-cell>
          <table:table-cell office:value-type="float" office:value="302.948626707369" calcext:value-type="float">
            <text:p>302,948626707369</text:p>
          </table:table-cell>
          <table:table-cell office:value-type="float" office:value="1207.93337395753" calcext:value-type="float">
            <text:p>1207,93337395753</text:p>
          </table:table-cell>
          <table:table-cell office:value-type="float" office:value="5580.89317413203" calcext:value-type="float">
            <text:p>5580,89317413203</text:p>
          </table:table-cell>
          <table:table-cell office:value-type="float" office:value="628969.895280638" calcext:value-type="float">
            <text:p>628969,895280638</text:p>
          </table:table-cell>
          <table:table-cell office:value-type="float" office:value="6.8849653967556" calcext:value-type="float">
            <text:p>6,8849653967556</text:p>
          </table:table-cell>
          <table:table-cell office:value-type="float" office:value="22.4247614461774" calcext:value-type="float">
            <text:p>22,4247614461774</text:p>
          </table:table-cell>
          <table:table-cell office:value-type="float" office:value="746.841618005482" calcext:value-type="float">
            <text:p>746,841618005482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255794" calcext:value-type="float">
            <text:p>255794</text:p>
          </table:table-cell>
          <table:table-cell office:value-type="float" office:value="0.00756249054688682" calcext:value-type="float">
            <text:p>0,007562490546887</text:p>
          </table:table-cell>
          <table:table-cell office:value-type="float" office:value="0.273249658437927" calcext:value-type="float">
            <text:p>0,273249658437927</text:p>
          </table:table-cell>
          <table:table-cell office:value-type="float" office:value="3.36717829102714" calcext:value-type="float">
            <text:p>3,36717829102714</text:p>
          </table:table-cell>
          <table:table-cell office:value-type="float" office:value="6.81449148188565" calcext:value-type="float">
            <text:p>6,81449148188565</text:p>
          </table:table-cell>
          <table:table-cell office:value-type="float" office:value="14.0844413551138" calcext:value-type="float">
            <text:p>14,0844413551138</text:p>
          </table:table-cell>
          <table:table-cell office:value-type="float" office:value="14.8315908630831" calcext:value-type="float">
            <text:p>14,8315908630831</text:p>
          </table:table-cell>
          <table:table-cell office:value-type="float" office:value="14.9442710456534" calcext:value-type="float">
            <text:p>14,9442710456534</text:p>
          </table:table-cell>
          <table:table-cell office:value-type="float" office:value="14.0349234774056" calcext:value-type="float">
            <text:p>14,0349234774056</text:p>
          </table:table-cell>
          <table:table-cell office:value-type="float" office:value="14.7009946282336" calcext:value-type="float">
            <text:p>14,7009946282336</text:p>
          </table:table-cell>
          <table:table-cell office:value-type="float" office:value="14.9178237998226" calcext:value-type="float">
            <text:p>14,9178237998226</text:p>
          </table:table-cell>
          <table:table-cell office:value-type="float" office:value="-1.20837400632488" calcext:value-type="float">
            <text:p>-1,20837400632488</text:p>
          </table:table-cell>
          <table:table-cell office:value-type="float" office:value="-1.25171672436859" calcext:value-type="float">
            <text:p>-1,25171672436859</text:p>
          </table:table-cell>
          <table:table-cell office:value-type="float" office:value="-1.26921890610139" calcext:value-type="float">
            <text:p>-1,26921890610139</text:p>
          </table:table-cell>
          <table:table-cell office:value-type="float" office:value="0.0104332926695013" calcext:value-type="float">
            <text:p>0,010433292669501</text:p>
          </table:table-cell>
          <table:table-cell office:value-type="float" office:value="0.018240627074824" calcext:value-type="float">
            <text:p>0,018240627074824</text:p>
          </table:table-cell>
          <table:table-cell office:value-type="float" office:value="0.00954778320431917" calcext:value-type="float">
            <text:p>0,009547783204319</text:p>
          </table:table-cell>
          <table:table-cell office:value-type="float" office:value="0.988885639786247" calcext:value-type="float">
            <text:p>0,988885639786247</text:p>
          </table:table-cell>
          <table:table-cell office:value-type="float" office:value="0.985704246856878" calcext:value-type="float">
            <text:p>0,985704246856878</text:p>
          </table:table-cell>
          <table:table-cell office:value-type="float" office:value="0.983775805200136" calcext:value-type="float">
            <text:p>0,9837758052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-1.23736220329725" calcext:value-type="float">
            <text:p>-1,23736220329725</text:p>
          </table:table-cell>
          <table:table-cell office:value-type="float" office:value="1.70330162087297" calcext:value-type="float">
            <text:p>1,70330162087297</text:p>
          </table:table-cell>
          <table:table-cell office:value-type="float" office:value="570.837335203331" calcext:value-type="float">
            <text:p>570,837335203331</text:p>
          </table:table-cell>
          <table:table-cell table:number-columns-repeated="2" office:value-type="float" office:value="2.49466901026632" calcext:value-type="float">
            <text:p>2,49466901026632</text:p>
          </table:table-cell>
          <table:table-cell office:value-type="float" office:value="651.619702561206" calcext:value-type="float">
            <text:p>651,619702561206</text:p>
          </table:table-cell>
          <table:table-cell office:value-type="float" office:value="2.16617364230907" calcext:value-type="float">
            <text:p>2,16617364230907</text:p>
          </table:table-cell>
          <table:table-cell office:value-type="float" office:value="1.82267305326947" calcext:value-type="float">
            <text:p>1,82267305326947</text:p>
          </table:table-cell>
          <table:table-cell office:value-type="float" office:value="314.249858399195" calcext:value-type="float">
            <text:p>314,249858399195</text:p>
          </table:table-cell>
          <table:table-cell office:value-type="float" office:value="35366.668472864" calcext:value-type="float">
            <text:p>35366,668472864</text:p>
          </table:table-cell>
          <table:table-cell office:value-type="float" office:value="69598.462501964" calcext:value-type="float">
            <text:p>69598,462501964</text:p>
          </table:table-cell>
          <table:table-cell office:value-type="float" office:value="590444.355457358" calcext:value-type="float">
            <text:p>590444,355457358</text:p>
          </table:table-cell>
          <table:table-cell office:value-type="float" office:value="87.5730017081578" calcext:value-type="float">
            <text:p>87,5730017081578</text:p>
          </table:table-cell>
          <table:table-cell office:value-type="float" office:value="149.586548268719" calcext:value-type="float">
            <text:p>149,586548268719</text:p>
          </table:table-cell>
          <table:table-cell office:value-type="float" office:value="713.99209736278" calcext:value-type="float">
            <text:p>713,9920973627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261077" calcext:value-type="float">
            <text:p>261077</text:p>
          </table:table-cell>
          <table:table-cell office:value-type="float" office:value="0.00677249153438558" calcext:value-type="float">
            <text:p>0,006772491534386</text:p>
          </table:table-cell>
          <table:table-cell office:value-type="float" office:value="0.0469999412500734" calcext:value-type="float">
            <text:p>0,046999941250073</text:p>
          </table:table-cell>
          <table:table-cell office:value-type="float" office:value="0.969890037637453" calcext:value-type="float">
            <text:p>0,969890037637453</text:p>
          </table:table-cell>
          <table:table-cell office:value-type="float" office:value="0.955123806095242" calcext:value-type="float">
            <text:p>0,955123806095242</text:p>
          </table:table-cell>
          <table:table-cell office:value-type="float" office:value="14.3727131844128" calcext:value-type="float">
            <text:p>14,3727131844128</text:p>
          </table:table-cell>
          <table:table-cell office:value-type="float" office:value="13.1689313622654" calcext:value-type="float">
            <text:p>13,1689313622654</text:p>
          </table:table-cell>
          <table:table-cell office:value-type="float" office:value="13.8145465976223" calcext:value-type="float">
            <text:p>13,8145465976223</text:p>
          </table:table-cell>
          <table:table-cell office:value-type="float" office:value="14.337609861215" calcext:value-type="float">
            <text:p>14,337609861215</text:p>
          </table:table-cell>
          <table:table-cell office:value-type="float" office:value="13.1680019410019" calcext:value-type="float">
            <text:p>13,1680019410019</text:p>
          </table:table-cell>
          <table:table-cell office:value-type="float" office:value="13.8143319968864" calcext:value-type="float">
            <text:p>13,8143319968864</text:p>
          </table:table-cell>
          <table:table-cell office:value-type="float" office:value="-1.2267783141994" calcext:value-type="float">
            <text:p>-1,2267783141994</text:p>
          </table:table-cell>
          <table:table-cell office:value-type="float" office:value="-1.1234738756916" calcext:value-type="float">
            <text:p>-1,1234738756916</text:p>
          </table:table-cell>
          <table:table-cell office:value-type="float" office:value="-1.15915824144074" calcext:value-type="float">
            <text:p>-1,15915824144074</text:p>
          </table:table-cell>
          <table:table-cell office:value-type="float" office:value="0.0111891158320446" calcext:value-type="float">
            <text:p>0,011189115832045</text:p>
          </table:table-cell>
          <table:table-cell office:value-type="float" office:value="0.0148597316232838" calcext:value-type="float">
            <text:p>0,014859731623284</text:p>
          </table:table-cell>
          <table:table-cell office:value-type="float" office:value="0.0146358642328925" calcext:value-type="float">
            <text:p>0,014635864232893</text:p>
          </table:table-cell>
          <table:table-cell office:value-type="float" office:value="0.995815841507589" calcext:value-type="float">
            <text:p>0,995815841507589</text:p>
          </table:table-cell>
          <table:table-cell office:value-type="float" office:value="0.995474076381901" calcext:value-type="float">
            <text:p>0,995474076381901</text:p>
          </table:table-cell>
          <table:table-cell office:value-type="float" office:value="0.995003831929636" calcext:value-type="float">
            <text:p>0,995003831929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-1.44104444869444" calcext:value-type="float">
            <text:p>-1,44104444869444</text:p>
          </table:table-cell>
          <table:table-cell office:value-type="float" office:value="3.29230213462233" calcext:value-type="float">
            <text:p>3,29230213462233</text:p>
          </table:table-cell>
          <table:table-cell office:value-type="float" office:value="714.566363042046" calcext:value-type="float">
            <text:p>714,566363042046</text:p>
          </table:table-cell>
          <table:table-cell table:number-columns-repeated="2" office:value-type="float" office:value="4.25127494504021" calcext:value-type="float">
            <text:p>4,25127494504021</text:p>
          </table:table-cell>
          <table:table-cell office:value-type="float" office:value="781.57103233785" calcext:value-type="float">
            <text:p>781,57103233785</text:p>
          </table:table-cell>
          <table:table-cell office:value-type="float" office:value="3.99959117350931" calcext:value-type="float">
            <text:p>3,99959117350931</text:p>
          </table:table-cell>
          <table:table-cell office:value-type="float" office:value="2.68962549673517" calcext:value-type="float">
            <text:p>2,68962549673517</text:p>
          </table:table-cell>
          <table:table-cell office:value-type="float" office:value="316.619947884707" calcext:value-type="float">
            <text:p>316,619947884707</text:p>
          </table:table-cell>
          <table:table-cell office:value-type="float" office:value="3140.06669332789" calcext:value-type="float">
            <text:p>3140,06669332789</text:p>
          </table:table-cell>
          <table:table-cell office:value-type="float" office:value="15034.01853983" calcext:value-type="float">
            <text:p>15034,01853983</text:p>
          </table:table-cell>
          <table:table-cell office:value-type="float" office:value="619893.131251096" calcext:value-type="float">
            <text:p>619893,131251096</text:p>
          </table:table-cell>
          <table:table-cell office:value-type="float" office:value="14.0304030502793" calcext:value-type="float">
            <text:p>14,0304030502793</text:p>
          </table:table-cell>
          <table:table-cell office:value-type="float" office:value="46.1314260188564" calcext:value-type="float">
            <text:p>46,1314260188564</text:p>
          </table:table-cell>
          <table:table-cell office:value-type="float" office:value="738.688906299788" calcext:value-type="float">
            <text:p>738,688906299788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266414" calcext:value-type="float">
            <text:p>266414</text:p>
          </table:table-cell>
          <table:table-cell office:value-type="float" office:value="0.00120624849218938" calcext:value-type="float">
            <text:p>0,001206248492189</text:p>
          </table:table-cell>
          <table:table-cell office:value-type="float" office:value="0.00774999031251211" calcext:value-type="float">
            <text:p>0,007749990312512</text:p>
          </table:table-cell>
          <table:table-cell office:value-type="float" office:value="12.6185954767557" calcext:value-type="float">
            <text:p>12,6185954767557</text:p>
          </table:table-cell>
          <table:table-cell office:value-type="float" office:value="23.6838453951933" calcext:value-type="float">
            <text:p>23,6838453951933</text:p>
          </table:table-cell>
          <table:table-cell office:value-type="float" office:value="15.4817350980066" calcext:value-type="float">
            <text:p>15,4817350980066</text:p>
          </table:table-cell>
          <table:table-cell office:value-type="float" office:value="15.0437234705368" calcext:value-type="float">
            <text:p>15,0437234705368</text:p>
          </table:table-cell>
          <table:table-cell office:value-type="float" office:value="15.7660592901086" calcext:value-type="float">
            <text:p>15,7660592901086</text:p>
          </table:table-cell>
          <table:table-cell office:value-type="float" office:value="15.4226056927076" calcext:value-type="float">
            <text:p>15,4226056927076</text:p>
          </table:table-cell>
          <table:table-cell office:value-type="float" office:value="15.0278776990128" calcext:value-type="float">
            <text:p>15,0278776990128</text:p>
          </table:table-cell>
          <table:table-cell office:value-type="float" office:value="15.7467754985036" calcext:value-type="float">
            <text:p>15,7467754985036</text:p>
          </table:table-cell>
          <table:table-cell office:value-type="float" office:value="-1.2783427190111" calcext:value-type="float">
            <text:p>-1,2783427190111</text:p>
          </table:table-cell>
          <table:table-cell office:value-type="float" office:value="-1.25947179270857" calcext:value-type="float">
            <text:p>-1,25947179270857</text:p>
          </table:table-cell>
          <table:table-cell office:value-type="float" office:value="-1.30512350199127" calcext:value-type="float">
            <text:p>-1,30512350199127</text:p>
          </table:table-cell>
          <table:table-cell office:value-type="float" office:value="0.00874531093322906" calcext:value-type="float">
            <text:p>0,008745310933229</text:p>
          </table:table-cell>
          <table:table-cell office:value-type="float" office:value="0.00687648311706362" calcext:value-type="float">
            <text:p>0,006876483117064</text:p>
          </table:table-cell>
          <table:table-cell office:value-type="float" office:value="0.00582843689989588" calcext:value-type="float">
            <text:p>0,005828436899896</text:p>
          </table:table-cell>
          <table:table-cell office:value-type="float" office:value="0.9827154263223" calcext:value-type="float">
            <text:p>0,9827154263223</text:p>
          </table:table-cell>
          <table:table-cell office:value-type="float" office:value="0.984918233668752" calcext:value-type="float">
            <text:p>0,984918233668752</text:p>
          </table:table-cell>
          <table:table-cell office:value-type="float" office:value="0.986287956405066" calcext:value-type="float">
            <text:p>0,98628795640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-1.44299069626163" calcext:value-type="float">
            <text:p>-1,44299069626163</text:p>
          </table:table-cell>
          <table:table-cell office:value-type="float" office:value="3.55660805423993" calcext:value-type="float">
            <text:p>3,55660805423993</text:p>
          </table:table-cell>
          <table:table-cell office:value-type="float" office:value="726.076899903875" calcext:value-type="float">
            <text:p>726,076899903875</text:p>
          </table:table-cell>
          <table:table-cell table:number-columns-repeated="2" office:value-type="float" office:value="5.00905566316663" calcext:value-type="float">
            <text:p>5,00905566316663</text:p>
          </table:table-cell>
          <table:table-cell office:value-type="float" office:value="986.495654981766" calcext:value-type="float">
            <text:p>986,495654981766</text:p>
          </table:table-cell>
          <table:table-cell office:value-type="float" office:value="4.79670892250135" calcext:value-type="float">
            <text:p>4,79670892250135</text:p>
          </table:table-cell>
          <table:table-cell office:value-type="float" office:value="3.52720537893916" calcext:value-type="float">
            <text:p>3,52720537893916</text:p>
          </table:table-cell>
          <table:table-cell office:value-type="float" office:value="667.821842053613" calcext:value-type="float">
            <text:p>667,821842053613</text:p>
          </table:table-cell>
          <table:table-cell office:value-type="float" office:value="1636.07531968235" calcext:value-type="float">
            <text:p>1636,07531968235</text:p>
          </table:table-cell>
          <table:table-cell office:value-type="float" office:value="5451.01655019669" calcext:value-type="float">
            <text:p>5451,01655019669</text:p>
          </table:table-cell>
          <table:table-cell office:value-type="float" office:value="35363.173019508" calcext:value-type="float">
            <text:p>35363,173019508</text:p>
          </table:table-cell>
          <table:table-cell office:value-type="float" office:value="8.55448952677917" calcext:value-type="float">
            <text:p>8,55448952677917</text:p>
          </table:table-cell>
          <table:table-cell office:value-type="float" office:value="27.6395420715446" calcext:value-type="float">
            <text:p>27,6395420715446</text:p>
          </table:table-cell>
          <table:table-cell office:value-type="float" office:value="113.996332641843" calcext:value-type="float">
            <text:p>113,996332641843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271805" calcext:value-type="float">
            <text:p>271805</text:p>
          </table:table-cell>
          <table:table-cell office:value-type="float" office:value="0.0638236702204122" calcext:value-type="float">
            <text:p>0,063823670220412</text:p>
          </table:table-cell>
          <table:table-cell office:value-type="float" office:value="0.395499505625618" calcext:value-type="float">
            <text:p>0,395499505625618</text:p>
          </table:table-cell>
          <table:table-cell office:value-type="float" office:value="33.6884353894558" calcext:value-type="float">
            <text:p>33,6884353894558</text:p>
          </table:table-cell>
          <table:table-cell office:value-type="float" office:value="21.8747226565967" calcext:value-type="float">
            <text:p>21,8747226565967</text:p>
          </table:table-cell>
          <table:table-cell office:value-type="float" office:value="15.7996531754244" calcext:value-type="float">
            <text:p>15,7996531754244</text:p>
          </table:table-cell>
          <table:table-cell office:value-type="float" office:value="14.9606671048804" calcext:value-type="float">
            <text:p>14,9606671048804</text:p>
          </table:table-cell>
          <table:table-cell office:value-type="float" office:value="15.8942221960411" calcext:value-type="float">
            <text:p>15,8942221960411</text:p>
          </table:table-cell>
          <table:table-cell office:value-type="float" office:value="15.7426796941035" calcext:value-type="float">
            <text:p>15,7426796941035</text:p>
          </table:table-cell>
          <table:table-cell office:value-type="float" office:value="14.9441687000766" calcext:value-type="float">
            <text:p>14,9441687000766</text:p>
          </table:table-cell>
          <table:table-cell office:value-type="float" office:value="15.8738310842038" calcext:value-type="float">
            <text:p>15,8738310842038</text:p>
          </table:table-cell>
          <table:table-cell office:value-type="float" office:value="0.0535806999490531" calcext:value-type="float">
            <text:p>0,053580699949053</text:p>
          </table:table-cell>
          <table:table-cell office:value-type="float" office:value="-1.11858236817795" calcext:value-type="float">
            <text:p>-1,11858236817795</text:p>
          </table:table-cell>
          <table:table-cell office:value-type="float" office:value="-0.0072165955363297" calcext:value-type="float">
            <text:p>-0,00721659553633</text:p>
          </table:table-cell>
          <table:table-cell office:value-type="float" office:value="0.00890214708721365" calcext:value-type="float">
            <text:p>0,008902147087214</text:p>
          </table:table-cell>
          <table:table-cell office:value-type="float" office:value="0.0146672327879347" calcext:value-type="float">
            <text:p>0,014667232787935</text:p>
          </table:table-cell>
          <table:table-cell office:value-type="float" office:value="0.0104455783428245" calcext:value-type="float">
            <text:p>0,010445578342825</text:p>
          </table:table-cell>
          <table:table-cell office:value-type="float" office:value="0.956229241104991" calcext:value-type="float">
            <text:p>0,956229241104991</text:p>
          </table:table-cell>
          <table:table-cell office:value-type="float" office:value="0.965914574752959" calcext:value-type="float">
            <text:p>0,965914574752959</text:p>
          </table:table-cell>
          <table:table-cell office:value-type="float" office:value="0.943797758261384" calcext:value-type="float">
            <text:p>0,94379775826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office:value-type="float" office:value="-2.92533759332801" calcext:value-type="float">
            <text:p>-2,92533759332801</text:p>
          </table:table-cell>
          <table:table-cell office:value-type="float" office:value="3.22903971370036" calcext:value-type="float">
            <text:p>3,22903971370036</text:p>
          </table:table-cell>
          <table:table-cell office:value-type="float" office:value="523.455681930398" calcext:value-type="float">
            <text:p>523,455681930398</text:p>
          </table:table-cell>
          <table:table-cell table:number-columns-repeated="2" office:value-type="float" office:value="4.0128183514347" calcext:value-type="float">
            <text:p>4,0128183514347</text:p>
          </table:table-cell>
          <table:table-cell office:value-type="float" office:value="617.264819349385" calcext:value-type="float">
            <text:p>617,264819349385</text:p>
          </table:table-cell>
          <table:table-cell office:value-type="float" office:value="2.74683655987629" calcext:value-type="float">
            <text:p>2,74683655987629</text:p>
          </table:table-cell>
          <table:table-cell office:value-type="float" office:value="2.38243859290371" calcext:value-type="float">
            <text:p>2,38243859290371</text:p>
          </table:table-cell>
          <table:table-cell office:value-type="float" office:value="327.123839334908" calcext:value-type="float">
            <text:p>327,123839334908</text:p>
          </table:table-cell>
          <table:table-cell office:value-type="float" office:value="15399.6233305679" calcext:value-type="float">
            <text:p>15399,6233305679</text:p>
          </table:table-cell>
          <table:table-cell office:value-type="float" office:value="26483.4805949134" calcext:value-type="float">
            <text:p>26483,4805949134</text:p>
          </table:table-cell>
          <table:table-cell office:value-type="float" office:value="640121.686710496" calcext:value-type="float">
            <text:p>640121,686710496</text:p>
          </table:table-cell>
          <table:table-cell office:value-type="float" office:value="46.2742575154006" calcext:value-type="float">
            <text:p>46,2742575154006</text:p>
          </table:table-cell>
          <table:table-cell office:value-type="float" office:value="70.4656139697508" calcext:value-type="float">
            <text:p>70,4656139697508</text:p>
          </table:table-cell>
          <table:table-cell office:value-type="float" office:value="756.767774648536" calcext:value-type="float">
            <text:p>756,767774648536</text:p>
          </table:table-cell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277250" calcext:value-type="float">
            <text:p>277250</text:p>
          </table:table-cell>
          <table:table-cell office:value-type="float" office:value="0.0028137464828169" calcext:value-type="float">
            <text:p>0,002813746482817</text:p>
          </table:table-cell>
          <table:table-cell office:value-type="float" office:value="0.0177499778125277" calcext:value-type="float">
            <text:p>0,017749977812528</text:p>
          </table:table-cell>
          <table:table-cell office:value-type="float" office:value="0.787849015188731" calcext:value-type="float">
            <text:p>0,787849015188731</text:p>
          </table:table-cell>
          <table:table-cell office:value-type="float" office:value="1.17362353297058" calcext:value-type="float">
            <text:p>1,17362353297058</text:p>
          </table:table-cell>
          <table:table-cell office:value-type="float" office:value="13.5477671341999" calcext:value-type="float">
            <text:p>13,5477671341999</text:p>
          </table:table-cell>
          <table:table-cell office:value-type="float" office:value="12.4924250517722" calcext:value-type="float">
            <text:p>12,4924250517722</text:p>
          </table:table-cell>
          <table:table-cell office:value-type="float" office:value="13.5592405367611" calcext:value-type="float">
            <text:p>13,5592405367611</text:p>
          </table:table-cell>
          <table:table-cell office:value-type="float" office:value="13.5477671337833" calcext:value-type="float">
            <text:p>13,5477671337833</text:p>
          </table:table-cell>
          <table:table-cell office:value-type="float" office:value="12.4047117611609" calcext:value-type="float">
            <text:p>12,4047117611609</text:p>
          </table:table-cell>
          <table:table-cell office:value-type="float" office:value="13.4817604600195" calcext:value-type="float">
            <text:p>13,4817604600195</text:p>
          </table:table-cell>
          <table:table-cell office:value-type="float" office:value="-1.13698678671525" calcext:value-type="float">
            <text:p>-1,13698678671525</text:p>
          </table:table-cell>
          <table:table-cell office:value-type="float" office:value="-0.97661024748699" calcext:value-type="float">
            <text:p>-0,97661024748699</text:p>
          </table:table-cell>
          <table:table-cell office:value-type="float" office:value="-1.09906147585886" calcext:value-type="float">
            <text:p>-1,09906147585886</text:p>
          </table:table-cell>
          <table:table-cell office:value-type="float" office:value="0.0135711614361747" calcext:value-type="float">
            <text:p>0,013571161436175</text:p>
          </table:table-cell>
          <table:table-cell office:value-type="float" office:value="0.0191616632814095" calcext:value-type="float">
            <text:p>0,01916166328141</text:p>
          </table:table-cell>
          <table:table-cell office:value-type="float" office:value="0.0139085346265853" calcext:value-type="float">
            <text:p>0,013908534626585</text:p>
          </table:table-cell>
          <table:table-cell office:value-type="float" office:value="-0.531025842698108" calcext:value-type="float">
            <text:p>-0,531025842698108</text:p>
          </table:table-cell>
          <table:table-cell office:value-type="float" office:value="-0.489488825292413" calcext:value-type="float">
            <text:p>-0,489488825292413</text:p>
          </table:table-cell>
          <table:table-cell office:value-type="float" office:value="-0.469581412791493" calcext:value-type="float">
            <text:p>-0,46958141279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-1.43512945608818" calcext:value-type="float">
            <text:p>-1,43512945608818</text:p>
          </table:table-cell>
          <table:table-cell office:value-type="float" office:value="3.50586186767267" calcext:value-type="float">
            <text:p>3,50586186767267</text:p>
          </table:table-cell>
          <table:table-cell office:value-type="float" office:value="746.12273609658" calcext:value-type="float">
            <text:p>746,12273609658</text:p>
          </table:table-cell>
          <table:table-cell table:number-columns-repeated="2" office:value-type="float" office:value="4.83712073477898" calcext:value-type="float">
            <text:p>4,83712073477898</text:p>
          </table:table-cell>
          <table:table-cell office:value-type="float" office:value="959.958405891148" calcext:value-type="float">
            <text:p>959,958405891148</text:p>
          </table:table-cell>
          <table:table-cell office:value-type="float" office:value="4.61932250953501" calcext:value-type="float">
            <text:p>4,61932250953501</text:p>
          </table:table-cell>
          <table:table-cell office:value-type="float" office:value="3.33266703521781" calcext:value-type="float">
            <text:p>3,33266703521781</text:p>
          </table:table-cell>
          <table:table-cell office:value-type="float" office:value="604.0041421388" calcext:value-type="float">
            <text:p>604,0041421388</text:p>
          </table:table-cell>
          <table:table-cell office:value-type="float" office:value="2037.10524393378" calcext:value-type="float">
            <text:p>2037,10524393378</text:p>
          </table:table-cell>
          <table:table-cell office:value-type="float" office:value="7340.60784710581" calcext:value-type="float">
            <text:p>7340,60784710581</text:p>
          </table:table-cell>
          <table:table-cell office:value-type="float" office:value="60946.2246966095" calcext:value-type="float">
            <text:p>60946,2246966095</text:p>
          </table:table-cell>
          <table:table-cell office:value-type="float" office:value="9.87490262265849" calcext:value-type="float">
            <text:p>9,87490262265849</text:p>
          </table:table-cell>
          <table:table-cell office:value-type="float" office:value="32.1913348595668" calcext:value-type="float">
            <text:p>32,1913348595668</text:p>
          </table:table-cell>
          <table:table-cell office:value-type="float" office:value="157.476937104435" calcext:value-type="float">
            <text:p>157,476937104435</text:p>
          </table:table-cell>
          <table:table-cell office:value-type="float" office:value="-179" calcext:value-type="float">
            <text:p>-1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21" calcext:value-type="float">
            <text:p>921</text:p>
          </table:table-cell>
          <table:table-cell office:value-type="float" office:value="282749" calcext:value-type="float">
            <text:p>282749</text:p>
          </table:table-cell>
          <table:table-cell office:value-type="float" office:value="0.0453774432781959" calcext:value-type="float">
            <text:p>0,045377443278196</text:p>
          </table:table-cell>
          <table:table-cell office:value-type="float" office:value="0.298124627344216" calcext:value-type="float">
            <text:p>0,298124627344216</text:p>
          </table:table-cell>
          <table:table-cell office:value-type="float" office:value="34.0324437094454" calcext:value-type="float">
            <text:p>34,0324437094454</text:p>
          </table:table-cell>
          <table:table-cell office:value-type="float" office:value="29.7460878173902" calcext:value-type="float">
            <text:p>29,7460878173902</text:p>
          </table:table-cell>
          <table:table-cell office:value-type="float" office:value="15.9451753185479" calcext:value-type="float">
            <text:p>15,9451753185479</text:p>
          </table:table-cell>
          <table:table-cell office:value-type="float" office:value="15.2325169854832" calcext:value-type="float">
            <text:p>15,2325169854832</text:p>
          </table:table-cell>
          <table:table-cell office:value-type="float" office:value="16.1196943657229" calcext:value-type="float">
            <text:p>16,1196943657229</text:p>
          </table:table-cell>
          <table:table-cell office:value-type="float" office:value="15.88640132931" calcext:value-type="float">
            <text:p>15,88640132931</text:p>
          </table:table-cell>
          <table:table-cell office:value-type="float" office:value="15.2154059417099" calcext:value-type="float">
            <text:p>15,2154059417099</text:p>
          </table:table-cell>
          <table:table-cell office:value-type="float" office:value="16.1003669500343" calcext:value-type="float">
            <text:p>16,1003669500343</text:p>
          </table:table-cell>
          <table:table-cell office:value-type="float" office:value="-0.364170099205455" calcext:value-type="float">
            <text:p>-0,364170099205455</text:p>
          </table:table-cell>
          <table:table-cell office:value-type="float" office:value="-1.17205408189138" calcext:value-type="float">
            <text:p>-1,17205408189138</text:p>
          </table:table-cell>
          <table:table-cell office:value-type="float" office:value="-0.338977941003187" calcext:value-type="float">
            <text:p>-0,338977941003187</text:p>
          </table:table-cell>
          <table:table-cell office:value-type="float" office:value="0.00697089082358594" calcext:value-type="float">
            <text:p>0,006970890823586</text:p>
          </table:table-cell>
          <table:table-cell office:value-type="float" office:value="0.00934411069772956" calcext:value-type="float">
            <text:p>0,00934411069773</text:p>
          </table:table-cell>
          <table:table-cell office:value-type="float" office:value="0.0112556204265687" calcext:value-type="float">
            <text:p>0,011255620426569</text:p>
          </table:table-cell>
          <table:table-cell office:value-type="float" office:value="0.964921571712165" calcext:value-type="float">
            <text:p>0,964921571712165</text:p>
          </table:table-cell>
          <table:table-cell office:value-type="float" office:value="0.971164362075894" calcext:value-type="float">
            <text:p>0,971164362075894</text:p>
          </table:table-cell>
          <table:table-cell office:value-type="float" office:value="0.958665559297727" calcext:value-type="float">
            <text:p>0,95866555929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-1.44895693880383" calcext:value-type="float">
            <text:p>-1,44895693880383</text:p>
          </table:table-cell>
          <table:table-cell office:value-type="float" office:value="3.92273884657644" calcext:value-type="float">
            <text:p>3,92273884657644</text:p>
          </table:table-cell>
          <table:table-cell office:value-type="float" office:value="699.606794241507" calcext:value-type="float">
            <text:p>699,606794241507</text:p>
          </table:table-cell>
          <table:table-cell table:number-columns-repeated="2" office:value-type="float" office:value="5.47008398909253" calcext:value-type="float">
            <text:p>5,47008398909253</text:p>
          </table:table-cell>
          <table:table-cell office:value-type="float" office:value="933.859546524093" calcext:value-type="float">
            <text:p>933,859546524093</text:p>
          </table:table-cell>
          <table:table-cell office:value-type="float" office:value="5.27468886639001" calcext:value-type="float">
            <text:p>5,27468886639001</text:p>
          </table:table-cell>
          <table:table-cell office:value-type="float" office:value="3.81234032967763" calcext:value-type="float">
            <text:p>3,81234032967763</text:p>
          </table:table-cell>
          <table:table-cell office:value-type="float" office:value="618.582238740578" calcext:value-type="float">
            <text:p>618,582238740578</text:p>
          </table:table-cell>
          <table:table-cell office:value-type="float" office:value="1324.2164619429" calcext:value-type="float">
            <text:p>1324,2164619429</text:p>
          </table:table-cell>
          <table:table-cell office:value-type="float" office:value="4719.74019937602" calcext:value-type="float">
            <text:p>4719,74019937602</text:p>
          </table:table-cell>
          <table:table-cell office:value-type="float" office:value="59744.9061798435" calcext:value-type="float">
            <text:p>59744,9061798435</text:p>
          </table:table-cell>
          <table:table-cell office:value-type="float" office:value="5.45466980044253" calcext:value-type="float">
            <text:p>5,45466980044253</text:p>
          </table:table-cell>
          <table:table-cell office:value-type="float" office:value="27.4925040457768" calcext:value-type="float">
            <text:p>27,4925040457768</text:p>
          </table:table-cell>
          <table:table-cell office:value-type="float" office:value="154.087454321891" calcext:value-type="float">
            <text:p>154,087454321891</text:p>
          </table:table-cell>
          <table:table-cell office:value-type="float" office:value="-267" calcext:value-type="float">
            <text:p>-2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288302" calcext:value-type="float">
            <text:p>288302</text:p>
          </table:table-cell>
          <table:table-cell office:value-type="float" office:value="0.0622124222344722" calcext:value-type="float">
            <text:p>0,062212422234472</text:p>
          </table:table-cell>
          <table:table-cell office:value-type="float" office:value="0.42874946406317" calcext:value-type="float">
            <text:p>0,42874946406317</text:p>
          </table:table-cell>
          <table:table-cell office:value-type="float" office:value="25.7935177581028" calcext:value-type="float">
            <text:p>25,7935177581028</text:p>
          </table:table-cell>
          <table:table-cell office:value-type="float" office:value="14.4403569495538" calcext:value-type="float">
            <text:p>14,4403569495538</text:p>
          </table:table-cell>
          <table:table-cell office:value-type="float" office:value="15.42922089491" calcext:value-type="float">
            <text:p>15,42922089491</text:p>
          </table:table-cell>
          <table:table-cell office:value-type="float" office:value="14.5489023782483" calcext:value-type="float">
            <text:p>14,5489023782483</text:p>
          </table:table-cell>
          <table:table-cell office:value-type="float" office:value="15.8074468655055" calcext:value-type="float">
            <text:p>15,8074468655055</text:p>
          </table:table-cell>
          <table:table-cell office:value-type="float" office:value="15.3701834024508" calcext:value-type="float">
            <text:p>15,3701834024508</text:p>
          </table:table-cell>
          <table:table-cell office:value-type="float" office:value="14.5320461607334" calcext:value-type="float">
            <text:p>14,5320461607334</text:p>
          </table:table-cell>
          <table:table-cell office:value-type="float" office:value="15.7871575526034" calcext:value-type="float">
            <text:p>15,7871575526034</text:p>
          </table:table-cell>
          <table:table-cell office:value-type="float" office:value="0.0307971174291941" calcext:value-type="float">
            <text:p>0,030797117429194</text:p>
          </table:table-cell>
          <table:table-cell office:value-type="float" office:value="-1.11192727472408" calcext:value-type="float">
            <text:p>-1,11192727472408</text:p>
          </table:table-cell>
          <table:table-cell office:value-type="float" office:value="-0.243704428446363" calcext:value-type="float">
            <text:p>-0,243704428446363</text:p>
          </table:table-cell>
          <table:table-cell office:value-type="float" office:value="0.0439787316867404" calcext:value-type="float">
            <text:p>0,04397873168674</text:p>
          </table:table-cell>
          <table:table-cell office:value-type="float" office:value="0.00507563432754324" calcext:value-type="float">
            <text:p>0,005075634327543</text:p>
          </table:table-cell>
          <table:table-cell office:value-type="float" office:value="0.00697024799732949" calcext:value-type="float">
            <text:p>0,006970247997329</text:p>
          </table:table-cell>
          <table:table-cell office:value-type="float" office:value="0.956724248180729" calcext:value-type="float">
            <text:p>0,956724248180729</text:p>
          </table:table-cell>
          <table:table-cell office:value-type="float" office:value="0.962559783497235" calcext:value-type="float">
            <text:p>0,962559783497235</text:p>
          </table:table-cell>
          <table:table-cell office:value-type="float" office:value="0.945308326269259" calcext:value-type="float">
            <text:p>0,94530832626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-1.42765571543036" calcext:value-type="float">
            <text:p>-1,42765571543036</text:p>
          </table:table-cell>
          <table:table-cell office:value-type="float" office:value="3.27962090047387" calcext:value-type="float">
            <text:p>3,27962090047387</text:p>
          </table:table-cell>
          <table:table-cell office:value-type="float" office:value="702.380027024966" calcext:value-type="float">
            <text:p>702,380027024966</text:p>
          </table:table-cell>
          <table:table-cell table:number-columns-repeated="2" office:value-type="float" office:value="4.51185766108878" calcext:value-type="float">
            <text:p>4,51185766108878</text:p>
          </table:table-cell>
          <table:table-cell office:value-type="float" office:value="909.266704920825" calcext:value-type="float">
            <text:p>909,266704920825</text:p>
          </table:table-cell>
          <table:table-cell office:value-type="float" office:value="4.28003022327233" calcext:value-type="float">
            <text:p>4,28003022327233</text:p>
          </table:table-cell>
          <table:table-cell office:value-type="float" office:value="3.09853938220906" calcext:value-type="float">
            <text:p>3,09853938220906</text:p>
          </table:table-cell>
          <table:table-cell office:value-type="float" office:value="577.432453464457" calcext:value-type="float">
            <text:p>577,432453464457</text:p>
          </table:table-cell>
          <table:table-cell office:value-type="float" office:value="2974.41586280987" calcext:value-type="float">
            <text:p>2974,41586280987</text:p>
          </table:table-cell>
          <table:table-cell office:value-type="float" office:value="10592.3054480638" calcext:value-type="float">
            <text:p>10592,3054480638</text:p>
          </table:table-cell>
          <table:table-cell office:value-type="float" office:value="84703.9786153033" calcext:value-type="float">
            <text:p>84703,9786153033</text:p>
          </table:table-cell>
          <table:table-cell office:value-type="float" office:value="13.7754046766694" calcext:value-type="float">
            <text:p>13,7754046766694</text:p>
          </table:table-cell>
          <table:table-cell office:value-type="float" office:value="40.5123806810569" calcext:value-type="float">
            <text:p>40,5123806810569</text:p>
          </table:table-cell>
          <table:table-cell office:value-type="float" office:value="193.161203124904" calcext:value-type="float">
            <text:p>193,161203124904</text:p>
          </table:table-cell>
          <table:table-cell office:value-type="float" office:value="-154" calcext:value-type="float">
            <text:p>-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293909" calcext:value-type="float">
            <text:p>293909</text:p>
          </table:table-cell>
          <table:table-cell office:value-type="float" office:value="0.0342862071422411" calcext:value-type="float">
            <text:p>0,034286207142241</text:p>
          </table:table-cell>
          <table:table-cell office:value-type="float" office:value="0.223499720625349" calcext:value-type="float">
            <text:p>0,223499720625349</text:p>
          </table:table-cell>
          <table:table-cell office:value-type="float" office:value="28.0154237307203" calcext:value-type="float">
            <text:p>28,0154237307203</text:p>
          </table:table-cell>
          <table:table-cell office:value-type="float" office:value="22.0285974642532" calcext:value-type="float">
            <text:p>22,0285974642532</text:p>
          </table:table-cell>
          <table:table-cell office:value-type="float" office:value="15.3747116484441" calcext:value-type="float">
            <text:p>15,3747116484441</text:p>
          </table:table-cell>
          <table:table-cell office:value-type="float" office:value="14.8601446904169" calcext:value-type="float">
            <text:p>14,8601446904169</text:p>
          </table:table-cell>
          <table:table-cell office:value-type="float" office:value="15.6580448502372" calcext:value-type="float">
            <text:p>15,6580448502372</text:p>
          </table:table-cell>
          <table:table-cell office:value-type="float" office:value="15.315656148421" calcext:value-type="float">
            <text:p>15,315656148421</text:p>
          </table:table-cell>
          <table:table-cell office:value-type="float" office:value="14.8418362780832" calcext:value-type="float">
            <text:p>14,8418362780832</text:p>
          </table:table-cell>
          <table:table-cell office:value-type="float" office:value="15.6366208690994" calcext:value-type="float">
            <text:p>15,6366208690994</text:p>
          </table:table-cell>
          <table:table-cell office:value-type="float" office:value="-0.3426993599861" calcext:value-type="float">
            <text:p>-0,3426993599861</text:p>
          </table:table-cell>
          <table:table-cell office:value-type="float" office:value="-1.12621982217983" calcext:value-type="float">
            <text:p>-1,12621982217983</text:p>
          </table:table-cell>
          <table:table-cell office:value-type="float" office:value="-0.373722979830619" calcext:value-type="float">
            <text:p>-0,373722979830619</text:p>
          </table:table-cell>
          <table:table-cell office:value-type="float" office:value="0.0100108769272844" calcext:value-type="float">
            <text:p>0,010010876927284</text:p>
          </table:table-cell>
          <table:table-cell office:value-type="float" office:value="0.00753968611443389" calcext:value-type="float">
            <text:p>0,007539686114434</text:p>
          </table:table-cell>
          <table:table-cell office:value-type="float" office:value="0.010799240550158" calcext:value-type="float">
            <text:p>0,010799240550158</text:p>
          </table:table-cell>
          <table:table-cell office:value-type="float" office:value="0.973407798770576" calcext:value-type="float">
            <text:p>0,973407798770576</text:p>
          </table:table-cell>
          <table:table-cell office:value-type="float" office:value="0.979345984210736" calcext:value-type="float">
            <text:p>0,979345984210736</text:p>
          </table:table-cell>
          <table:table-cell office:value-type="float" office:value="0.963964374052572" calcext:value-type="float">
            <text:p>0,96396437405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-2.22740221574723" calcext:value-type="float">
            <text:p>-2,22740221574723</text:p>
          </table:table-cell>
          <table:table-cell office:value-type="float" office:value="3.3771732785334" calcext:value-type="float">
            <text:p>3,3771732785334</text:p>
          </table:table-cell>
          <table:table-cell office:value-type="float" office:value="640.597479253151" calcext:value-type="float">
            <text:p>640,597479253151</text:p>
          </table:table-cell>
          <table:table-cell table:number-columns-repeated="2" office:value-type="float" office:value="4.32788332638282" calcext:value-type="float">
            <text:p>4,32788332638282</text:p>
          </table:table-cell>
          <table:table-cell office:value-type="float" office:value="728.384115630774" calcext:value-type="float">
            <text:p>728,384115630774</text:p>
          </table:table-cell>
          <table:table-cell office:value-type="float" office:value="3.71069447085943" calcext:value-type="float">
            <text:p>3,71069447085943</text:p>
          </table:table-cell>
          <table:table-cell office:value-type="float" office:value="2.7065244749572" calcext:value-type="float">
            <text:p>2,7065244749572</text:p>
          </table:table-cell>
          <table:table-cell office:value-type="float" office:value="346.667404694664" calcext:value-type="float">
            <text:p>346,667404694664</text:p>
          </table:table-cell>
          <table:table-cell office:value-type="float" office:value="5375.34292034085" calcext:value-type="float">
            <text:p>5375,34292034085</text:p>
          </table:table-cell>
          <table:table-cell office:value-type="float" office:value="18549.3648376075" calcext:value-type="float">
            <text:p>18549,3648376075</text:p>
          </table:table-cell>
          <table:table-cell office:value-type="float" office:value="691085.074019103" calcext:value-type="float">
            <text:p>691085,074019103</text:p>
          </table:table-cell>
          <table:table-cell office:value-type="float" office:value="21.0024669968914" calcext:value-type="float">
            <text:p>21,0024669968914</text:p>
          </table:table-cell>
          <table:table-cell office:value-type="float" office:value="53.8471455426842" calcext:value-type="float">
            <text:p>53,8471455426842</text:p>
          </table:table-cell>
          <table:table-cell office:value-type="float" office:value="801.545748707849" calcext:value-type="float">
            <text:p>801,545748707849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948" calcext:value-type="float">
            <text:p>948</text:p>
          </table:table-cell>
          <table:table-cell office:value-type="float" office:value="299570" calcext:value-type="float">
            <text:p>299570</text:p>
          </table:table-cell>
          <table:table-cell office:value-type="float" office:value="0.00215999730000337" calcext:value-type="float">
            <text:p>0,002159997300003</text:p>
          </table:table-cell>
          <table:table-cell office:value-type="float" office:value="0.00924998843751445" calcext:value-type="float">
            <text:p>0,009249988437514</text:p>
          </table:table-cell>
          <table:table-cell office:value-type="float" office:value="1.72659284175895" calcext:value-type="float">
            <text:p>1,72659284175895</text:p>
          </table:table-cell>
          <table:table-cell office:value-type="float" office:value="4.22961971297536" calcext:value-type="float">
            <text:p>4,22961971297536</text:p>
          </table:table-cell>
          <table:table-cell office:value-type="float" office:value="13.9221127246719" calcext:value-type="float">
            <text:p>13,9221127246719</text:p>
          </table:table-cell>
          <table:table-cell office:value-type="float" office:value="15.0759577521421" calcext:value-type="float">
            <text:p>15,0759577521421</text:p>
          </table:table-cell>
          <table:table-cell office:value-type="float" office:value="14.8151191149551" calcext:value-type="float">
            <text:p>14,8151191149551</text:p>
          </table:table-cell>
          <table:table-cell office:value-type="float" office:value="13.8735943436788" calcext:value-type="float">
            <text:p>13,8735943436788</text:p>
          </table:table-cell>
          <table:table-cell office:value-type="float" office:value="14.9508629901783" calcext:value-type="float">
            <text:p>14,9508629901783</text:p>
          </table:table-cell>
          <table:table-cell office:value-type="float" office:value="14.7894354398986" calcext:value-type="float">
            <text:p>14,7894354398986</text:p>
          </table:table-cell>
          <table:table-cell office:value-type="float" office:value="-1.13711228453009" calcext:value-type="float">
            <text:p>-1,13711228453009</text:p>
          </table:table-cell>
          <table:table-cell office:value-type="float" office:value="-1.21205719999368" calcext:value-type="float">
            <text:p>-1,21205719999368</text:p>
          </table:table-cell>
          <table:table-cell office:value-type="float" office:value="-1.22820198101896" calcext:value-type="float">
            <text:p>-1,22820198101896</text:p>
          </table:table-cell>
          <table:table-cell office:value-type="float" office:value="0.0156522953199841" calcext:value-type="float">
            <text:p>0,015652295319984</text:p>
          </table:table-cell>
          <table:table-cell office:value-type="float" office:value="0.0113731031451292" calcext:value-type="float">
            <text:p>0,011373103145129</text:p>
          </table:table-cell>
          <table:table-cell office:value-type="float" office:value="0.0154258913309525" calcext:value-type="float">
            <text:p>0,015425891330953</text:p>
          </table:table-cell>
          <table:table-cell office:value-type="float" office:value="0.995342243918245" calcext:value-type="float">
            <text:p>0,995342243918245</text:p>
          </table:table-cell>
          <table:table-cell office:value-type="float" office:value="0.994724675214705" calcext:value-type="float">
            <text:p>0,994724675214705</text:p>
          </table:table-cell>
          <table:table-cell office:value-type="float" office:value="0.992910323661014" calcext:value-type="float">
            <text:p>0,99291032366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office:value-type="float" office:value="-2.93944507569366" calcext:value-type="float">
            <text:p>-2,93944507569366</text:p>
          </table:table-cell>
          <table:table-cell office:value-type="float" office:value="3.26262717171604" calcext:value-type="float">
            <text:p>3,26262717171604</text:p>
          </table:table-cell>
          <table:table-cell office:value-type="float" office:value="539.820038974951" calcext:value-type="float">
            <text:p>539,820038974951</text:p>
          </table:table-cell>
          <table:table-cell table:number-columns-repeated="2" office:value-type="float" office:value="4.05788931181198" calcext:value-type="float">
            <text:p>4,05788931181198</text:p>
          </table:table-cell>
          <table:table-cell office:value-type="float" office:value="645.958031697127" calcext:value-type="float">
            <text:p>645,958031697127</text:p>
          </table:table-cell>
          <table:table-cell office:value-type="float" office:value="2.79752181651873" calcext:value-type="float">
            <text:p>2,79752181651873</text:p>
          </table:table-cell>
          <table:table-cell office:value-type="float" office:value="2.41282606196513" calcext:value-type="float">
            <text:p>2,41282606196513</text:p>
          </table:table-cell>
          <table:table-cell office:value-type="float" office:value="354.762038886785" calcext:value-type="float">
            <text:p>354,762038886785</text:p>
          </table:table-cell>
          <table:table-cell office:value-type="float" office:value="17329.4845318296" calcext:value-type="float">
            <text:p>17329,4845318296</text:p>
          </table:table-cell>
          <table:table-cell office:value-type="float" office:value="30515.1463574517" calcext:value-type="float">
            <text:p>30515,1463574517</text:p>
          </table:table-cell>
          <table:table-cell office:value-type="float" office:value="680622.673953776" calcext:value-type="float">
            <text:p>680622,673953776</text:p>
          </table:table-cell>
          <table:table-cell office:value-type="float" office:value="50.5280141104079" calcext:value-type="float">
            <text:p>50,5280141104079</text:p>
          </table:table-cell>
          <table:table-cell office:value-type="float" office:value="77.6562262590772" calcext:value-type="float">
            <text:p>77,6562262590772</text:p>
          </table:table-cell>
          <table:table-cell office:value-type="float" office:value="792.350934039531" calcext:value-type="float">
            <text:p>792,350934039531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305285" calcext:value-type="float">
            <text:p>305285</text:p>
          </table:table-cell>
          <table:table-cell office:value-type="float" office:value="0.00155749805312743" calcext:value-type="float">
            <text:p>0,001557498053127</text:p>
          </table:table-cell>
          <table:table-cell office:value-type="float" office:value="0.00362499546875566" calcext:value-type="float">
            <text:p>0,003624995468756</text:p>
          </table:table-cell>
          <table:table-cell office:value-type="float" office:value="0.589219263475921" calcext:value-type="float">
            <text:p>0,589219263475921</text:p>
          </table:table-cell>
          <table:table-cell office:value-type="float" office:value="0.824373969532538" calcext:value-type="float">
            <text:p>0,824373969532538</text:p>
          </table:table-cell>
          <table:table-cell office:value-type="float" office:value="13.401320149738" calcext:value-type="float">
            <text:p>13,401320149738</text:p>
          </table:table-cell>
          <table:table-cell office:value-type="float" office:value="12.9825514370904" calcext:value-type="float">
            <text:p>12,9825514370904</text:p>
          </table:table-cell>
          <table:table-cell office:value-type="float" office:value="13.8447829669692" calcext:value-type="float">
            <text:p>13,8447829669692</text:p>
          </table:table-cell>
          <table:table-cell office:value-type="float" office:value="13.4013091264766" calcext:value-type="float">
            <text:p>13,4013091264766</text:p>
          </table:table-cell>
          <table:table-cell office:value-type="float" office:value="12.8997159023978" calcext:value-type="float">
            <text:p>12,8997159023978</text:p>
          </table:table-cell>
          <table:table-cell office:value-type="float" office:value="13.7677949042802" calcext:value-type="float">
            <text:p>13,7677949042802</text:p>
          </table:table-cell>
          <table:table-cell office:value-type="float" office:value="-1.05896938370575" calcext:value-type="float">
            <text:p>-1,05896938370575</text:p>
          </table:table-cell>
          <table:table-cell office:value-type="float" office:value="-0.971683523337735" calcext:value-type="float">
            <text:p>-0,971683523337735</text:p>
          </table:table-cell>
          <table:table-cell office:value-type="float" office:value="-1.07969179609284" calcext:value-type="float">
            <text:p>-1,07969179609284</text:p>
          </table:table-cell>
          <table:table-cell office:value-type="float" office:value="0.0162873032564341" calcext:value-type="float">
            <text:p>0,016287303256434</text:p>
          </table:table-cell>
          <table:table-cell office:value-type="float" office:value="0.0181525724471479" calcext:value-type="float">
            <text:p>0,018152572447148</text:p>
          </table:table-cell>
          <table:table-cell office:value-type="float" office:value="0.0182938093164726" calcext:value-type="float">
            <text:p>0,018293809316473</text:p>
          </table:table-cell>
          <table:table-cell office:value-type="float" office:value="-0.515481128820272" calcext:value-type="float">
            <text:p>-0,515481128820272</text:p>
          </table:table-cell>
          <table:table-cell office:value-type="float" office:value="-0.522568956246366" calcext:value-type="float">
            <text:p>-0,522568956246366</text:p>
          </table:table-cell>
          <table:table-cell office:value-type="float" office:value="-0.448031738901956" calcext:value-type="float">
            <text:p>-0,44803173890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-1.42890071387411" calcext:value-type="float">
            <text:p>-1,42890071387411</text:p>
          </table:table-cell>
          <table:table-cell office:value-type="float" office:value="3.68297539628075" calcext:value-type="float">
            <text:p>3,68297539628075</text:p>
          </table:table-cell>
          <table:table-cell office:value-type="float" office:value="726.803751495311" calcext:value-type="float">
            <text:p>726,803751495311</text:p>
          </table:table-cell>
          <table:table-cell table:number-columns-repeated="2" office:value-type="float" office:value="4.70645405922683" calcext:value-type="float">
            <text:p>4,70645405922683</text:p>
          </table:table-cell>
          <table:table-cell office:value-type="float" office:value="813.646975721503" calcext:value-type="float">
            <text:p>813,646975721503</text:p>
          </table:table-cell>
          <table:table-cell office:value-type="float" office:value="4.48430067697326" calcext:value-type="float">
            <text:p>4,48430067697326</text:p>
          </table:table-cell>
          <table:table-cell office:value-type="float" office:value="2.93025630995027" calcext:value-type="float">
            <text:p>2,93025630995027</text:p>
          </table:table-cell>
          <table:table-cell office:value-type="float" office:value="365.756350475411" calcext:value-type="float">
            <text:p>365,756350475411</text:p>
          </table:table-cell>
          <table:table-cell office:value-type="float" office:value="2707.20452470539" calcext:value-type="float">
            <text:p>2707,20452470539</text:p>
          </table:table-cell>
          <table:table-cell office:value-type="float" office:value="14539.4255649092" calcext:value-type="float">
            <text:p>14539,4255649092</text:p>
          </table:table-cell>
          <table:table-cell office:value-type="float" office:value="647767.760100469" calcext:value-type="float">
            <text:p>647767,760100469</text:p>
          </table:table-cell>
          <table:table-cell office:value-type="float" office:value="12.5540484569347" calcext:value-type="float">
            <text:p>12,5540484569347</text:p>
          </table:table-cell>
          <table:table-cell office:value-type="float" office:value="44.9561121739828" calcext:value-type="float">
            <text:p>44,9561121739828</text:p>
          </table:table-cell>
          <table:table-cell office:value-type="float" office:value="763.47219693119" calcext:value-type="float">
            <text:p>763,47219693119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311054" calcext:value-type="float">
            <text:p>311054</text:p>
          </table:table-cell>
          <table:table-cell office:value-type="float" office:value="0.00160874798906501" calcext:value-type="float">
            <text:p>0,001608747989065</text:p>
          </table:table-cell>
          <table:table-cell office:value-type="float" office:value="0.0294999631250461" calcext:value-type="float">
            <text:p>0,029499963125046</text:p>
          </table:table-cell>
          <table:table-cell office:value-type="float" office:value="18.8332964583794" calcext:value-type="float">
            <text:p>18,8332964583794</text:p>
          </table:table-cell>
          <table:table-cell office:value-type="float" office:value="27.7870902661372" calcext:value-type="float">
            <text:p>27,7870902661372</text:p>
          </table:table-cell>
          <table:table-cell office:value-type="float" office:value="15.6032128318076" calcext:value-type="float">
            <text:p>15,6032128318076</text:p>
          </table:table-cell>
          <table:table-cell office:value-type="float" office:value="15.2671986179786" calcext:value-type="float">
            <text:p>15,2671986179786</text:p>
          </table:table-cell>
          <table:table-cell office:value-type="float" office:value="15.8194863121347" calcext:value-type="float">
            <text:p>15,8194863121347</text:p>
          </table:table-cell>
          <table:table-cell office:value-type="float" office:value="15.5434978476997" calcext:value-type="float">
            <text:p>15,5434978476997</text:p>
          </table:table-cell>
          <table:table-cell office:value-type="float" office:value="15.2502441966751" calcext:value-type="float">
            <text:p>15,2502441966751</text:p>
          </table:table-cell>
          <table:table-cell office:value-type="float" office:value="15.8000263918039" calcext:value-type="float">
            <text:p>15,8000263918039</text:p>
          </table:table-cell>
          <table:table-cell office:value-type="float" office:value="-1.21252733203866" calcext:value-type="float">
            <text:p>-1,21252733203866</text:p>
          </table:table-cell>
          <table:table-cell office:value-type="float" office:value="-1.19127509794252" calcext:value-type="float">
            <text:p>-1,19127509794252</text:p>
          </table:table-cell>
          <table:table-cell office:value-type="float" office:value="-1.24780155987396" calcext:value-type="float">
            <text:p>-1,24780155987396</text:p>
          </table:table-cell>
          <table:table-cell office:value-type="float" office:value="0.011238419216311" calcext:value-type="float">
            <text:p>0,011238419216311</text:p>
          </table:table-cell>
          <table:table-cell office:value-type="float" office:value="0.0130552967283157" calcext:value-type="float">
            <text:p>0,013055296728316</text:p>
          </table:table-cell>
          <table:table-cell office:value-type="float" office:value="0.00926076252404106" calcext:value-type="float">
            <text:p>0,009260762524041</text:p>
          </table:table-cell>
          <table:table-cell office:value-type="float" office:value="0.97863182888837" calcext:value-type="float">
            <text:p>0,97863182888837</text:p>
          </table:table-cell>
          <table:table-cell office:value-type="float" office:value="0.985240960961272" calcext:value-type="float">
            <text:p>0,985240960961272</text:p>
          </table:table-cell>
          <table:table-cell office:value-type="float" office:value="0.984242198358384" calcext:value-type="float">
            <text:p>0,98424219835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office:value-type="float" office:value="-2.93737757827803" calcext:value-type="float">
            <text:p>-2,93737757827803</text:p>
          </table:table-cell>
          <table:table-cell office:value-type="float" office:value="3.80887398890751" calcext:value-type="float">
            <text:p>3,80887398890751</text:p>
          </table:table-cell>
          <table:table-cell office:value-type="float" office:value="609.427246965941" calcext:value-type="float">
            <text:p>609,427246965941</text:p>
          </table:table-cell>
          <table:table-cell table:number-columns-repeated="2" office:value-type="float" office:value="4.92833956717031" calcext:value-type="float">
            <text:p>4,92833956717031</text:p>
          </table:table-cell>
          <table:table-cell office:value-type="float" office:value="715.777178785436" calcext:value-type="float">
            <text:p>715,777178785436</text:p>
          </table:table-cell>
          <table:table-cell office:value-type="float" office:value="3.95731523282716" calcext:value-type="float">
            <text:p>3,95731523282716</text:p>
          </table:table-cell>
          <table:table-cell office:value-type="float" office:value="3.12746060342255" calcext:value-type="float">
            <text:p>3,12746060342255</text:p>
          </table:table-cell>
          <table:table-cell office:value-type="float" office:value="375.413638971137" calcext:value-type="float">
            <text:p>375,413638971137</text:p>
          </table:table-cell>
          <table:table-cell office:value-type="float" office:value="4803.04801097428" calcext:value-type="float">
            <text:p>4803,04801097428</text:p>
          </table:table-cell>
          <table:table-cell office:value-type="float" office:value="11959.545838843" calcext:value-type="float">
            <text:p>11959,545838843</text:p>
          </table:table-cell>
          <table:table-cell office:value-type="float" office:value="629894.023125629" calcext:value-type="float">
            <text:p>629894,023125629</text:p>
          </table:table-cell>
          <table:table-cell office:value-type="float" office:value="19.6645887427244" calcext:value-type="float">
            <text:p>19,6645887427244</text:p>
          </table:table-cell>
          <table:table-cell office:value-type="float" office:value="42.3467170316341" calcext:value-type="float">
            <text:p>42,3467170316341</text:p>
          </table:table-cell>
          <table:table-cell office:value-type="float" office:value="750.427682739994" calcext:value-type="float">
            <text:p>750,427682739994</text:p>
          </table:table-cell>
          <table:table-cell office:value-type="float" office:value="-232" calcext:value-type="float">
            <text:p>-23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316877" calcext:value-type="float">
            <text:p>316877</text:p>
          </table:table-cell>
          <table:table-cell office:value-type="float" office:value="0.00988873763907795" calcext:value-type="float">
            <text:p>0,009888737639078</text:p>
          </table:table-cell>
          <table:table-cell office:value-type="float" office:value="0.170874786406517" calcext:value-type="float">
            <text:p>0,170874786406517</text:p>
          </table:table-cell>
          <table:table-cell office:value-type="float" office:value="2.54156057304928" calcext:value-type="float">
            <text:p>2,54156057304928</text:p>
          </table:table-cell>
          <table:table-cell office:value-type="float" office:value="3.99724500344375" calcext:value-type="float">
            <text:p>3,99724500344375</text:p>
          </table:table-cell>
          <table:table-cell office:value-type="float" office:value="14.4034608488861" calcext:value-type="float">
            <text:p>14,4034608488861</text:p>
          </table:table-cell>
          <table:table-cell office:value-type="float" office:value="13.0239175355177" calcext:value-type="float">
            <text:p>13,0239175355177</text:p>
          </table:table-cell>
          <table:table-cell office:value-type="float" office:value="15.2428715985073" calcext:value-type="float">
            <text:p>15,2428715985073</text:p>
          </table:table-cell>
          <table:table-cell office:value-type="float" office:value="14.4034553715693" calcext:value-type="float">
            <text:p>14,4034553715693</text:p>
          </table:table-cell>
          <table:table-cell office:value-type="float" office:value="12.9387898574413" calcext:value-type="float">
            <text:p>12,9387898574413</text:p>
          </table:table-cell>
          <table:table-cell office:value-type="float" office:value="15.174874904359" calcext:value-type="float">
            <text:p>15,174874904359</text:p>
          </table:table-cell>
          <table:table-cell office:value-type="float" office:value="-1.12663777657095" calcext:value-type="float">
            <text:p>-1,12663777657095</text:p>
          </table:table-cell>
          <table:table-cell office:value-type="float" office:value="-0.903633032518797" calcext:value-type="float">
            <text:p>-0,903633032518797</text:p>
          </table:table-cell>
          <table:table-cell office:value-type="float" office:value="-1.17487130709029" calcext:value-type="float">
            <text:p>-1,17487130709029</text:p>
          </table:table-cell>
          <table:table-cell office:value-type="float" office:value="0.0142460721246295" calcext:value-type="float">
            <text:p>0,01424607212463</text:p>
          </table:table-cell>
          <table:table-cell office:value-type="float" office:value="0.0191680454553601" calcext:value-type="float">
            <text:p>0,01916804545536</text:p>
          </table:table-cell>
          <table:table-cell office:value-type="float" office:value="0.0134616807230069" calcext:value-type="float">
            <text:p>0,013461680723007</text:p>
          </table:table-cell>
          <table:table-cell office:value-type="float" office:value="-0.466643982846344" calcext:value-type="float">
            <text:p>-0,466643982846344</text:p>
          </table:table-cell>
          <table:table-cell office:value-type="float" office:value="-0.538785263813719" calcext:value-type="float">
            <text:p>-0,538785263813719</text:p>
          </table:table-cell>
          <table:table-cell office:value-type="float" office:value="-0.477266870448013" calcext:value-type="float">
            <text:p>-0,47726687044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-1.18951226310967" calcext:value-type="float">
            <text:p>-1,18951226310967</text:p>
          </table:table-cell>
          <table:table-cell office:value-type="float" office:value="2.92580509274363" calcext:value-type="float">
            <text:p>2,92580509274363</text:p>
          </table:table-cell>
          <table:table-cell office:value-type="float" office:value="536.345458318177" calcext:value-type="float">
            <text:p>536,345458318177</text:p>
          </table:table-cell>
          <table:table-cell table:number-columns-repeated="2" office:value-type="float" office:value="3.80560089167957" calcext:value-type="float">
            <text:p>3,80560089167957</text:p>
          </table:table-cell>
          <table:table-cell office:value-type="float" office:value="649.765795827053" calcext:value-type="float">
            <text:p>649,765795827053</text:p>
          </table:table-cell>
          <table:table-cell office:value-type="float" office:value="3.61492167586851" calcext:value-type="float">
            <text:p>3,61492167586851</text:p>
          </table:table-cell>
          <table:table-cell office:value-type="float" office:value="2.43356995092143" calcext:value-type="float">
            <text:p>2,43356995092143</text:p>
          </table:table-cell>
          <table:table-cell office:value-type="float" office:value="366.782140743286" calcext:value-type="float">
            <text:p>366,782140743286</text:p>
          </table:table-cell>
          <table:table-cell office:value-type="float" office:value="6897.23775160217" calcext:value-type="float">
            <text:p>6897,23775160217</text:p>
          </table:table-cell>
          <table:table-cell office:value-type="float" office:value="33024.6847216293" calcext:value-type="float">
            <text:p>33024,6847216293</text:p>
          </table:table-cell>
          <table:table-cell office:value-type="float" office:value="744513.847175652" calcext:value-type="float">
            <text:p>744513,847175652</text:p>
          </table:table-cell>
          <table:table-cell office:value-type="float" office:value="25.3236367153512" calcext:value-type="float">
            <text:p>25,3236367153512</text:p>
          </table:table-cell>
          <table:table-cell office:value-type="float" office:value="82.8090501088071" calcext:value-type="float">
            <text:p>82,8090501088071</text:p>
          </table:table-cell>
          <table:table-cell office:value-type="float" office:value="847.530815438985" calcext:value-type="float">
            <text:p>847,530815438985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322754" calcext:value-type="float">
            <text:p>322754</text:p>
          </table:table-cell>
          <table:table-cell office:value-type="float" office:value="0.0032624959218801" calcext:value-type="float">
            <text:p>0,00326249592188</text:p>
          </table:table-cell>
          <table:table-cell office:value-type="float" office:value="0.017249978437527" calcext:value-type="float">
            <text:p>0,017249978437527</text:p>
          </table:table-cell>
          <table:table-cell office:value-type="float" office:value="0.529336838328952" calcext:value-type="float">
            <text:p>0,529336838328952</text:p>
          </table:table-cell>
          <table:table-cell office:value-type="float" office:value="0.0366249542188072" calcext:value-type="float">
            <text:p>0,036624954218807</text:p>
          </table:table-cell>
          <table:table-cell office:value-type="float" office:value="13.6860500004583" calcext:value-type="float">
            <text:p>13,6860500004583</text:p>
          </table:table-cell>
          <table:table-cell office:value-type="float" office:value="12.9096164419108" calcext:value-type="float">
            <text:p>12,9096164419108</text:p>
          </table:table-cell>
          <table:table-cell office:value-type="float" office:value="13.5047879296892" calcext:value-type="float">
            <text:p>13,5047879296892</text:p>
          </table:table-cell>
          <table:table-cell office:value-type="float" office:value="13.6495642007116" calcext:value-type="float">
            <text:p>13,6495642007116</text:p>
          </table:table-cell>
          <table:table-cell office:value-type="float" office:value="12.9087522765034" calcext:value-type="float">
            <text:p>12,9087522765034</text:p>
          </table:table-cell>
          <table:table-cell office:value-type="float" office:value="13.5047242804609" calcext:value-type="float">
            <text:p>13,5047242804609</text:p>
          </table:table-cell>
          <table:table-cell office:value-type="float" office:value="-1.03518145489324" calcext:value-type="float">
            <text:p>-1,03518145489324</text:p>
          </table:table-cell>
          <table:table-cell office:value-type="float" office:value="-0.942496478124574" calcext:value-type="float">
            <text:p>-0,942496478124574</text:p>
          </table:table-cell>
          <table:table-cell office:value-type="float" office:value="-1.02663024721114" calcext:value-type="float">
            <text:p>-1,02663024721114</text:p>
          </table:table-cell>
          <table:table-cell office:value-type="float" office:value="0.0185313631012605" calcext:value-type="float">
            <text:p>0,018531363101261</text:p>
          </table:table-cell>
          <table:table-cell office:value-type="float" office:value="0.0192766792160554" calcext:value-type="float">
            <text:p>0,019276679216055</text:p>
          </table:table-cell>
          <table:table-cell office:value-type="float" office:value="0.0223404584106657" calcext:value-type="float">
            <text:p>0,022340458410666</text:p>
          </table:table-cell>
          <table:table-cell office:value-type="float" office:value="0.983625176676578" calcext:value-type="float">
            <text:p>0,983625176676578</text:p>
          </table:table-cell>
          <table:table-cell office:value-type="float" office:value="0.991202083102902" calcext:value-type="float">
            <text:p>0,991202083102902</text:p>
          </table:table-cell>
          <table:table-cell office:value-type="float" office:value="0.986286141859507" calcext:value-type="float">
            <text:p>0,98628614185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-1.43266445916943" calcext:value-type="float">
            <text:p>-1,43266445916943</text:p>
          </table:table-cell>
          <table:table-cell office:value-type="float" office:value="3.24694469131914" calcext:value-type="float">
            <text:p>3,24694469131914</text:p>
          </table:table-cell>
          <table:table-cell office:value-type="float" office:value="735.487611890485" calcext:value-type="float">
            <text:p>735,487611890485</text:p>
          </table:table-cell>
          <table:table-cell table:number-columns-repeated="2" office:value-type="float" office:value="4.59423305528554" calcext:value-type="float">
            <text:p>4,59423305528554</text:p>
          </table:table-cell>
          <table:table-cell office:value-type="float" office:value="986.021773251016" calcext:value-type="float">
            <text:p>986,021773251016</text:p>
          </table:table-cell>
          <table:table-cell office:value-type="float" office:value="4.36514030859388" calcext:value-type="float">
            <text:p>4,36514030859388</text:p>
          </table:table-cell>
          <table:table-cell office:value-type="float" office:value="3.25028114749982" calcext:value-type="float">
            <text:p>3,25028114749982</text:p>
          </table:table-cell>
          <table:table-cell office:value-type="float" office:value="656.731992581989" calcext:value-type="float">
            <text:p>656,731992581989</text:p>
          </table:table-cell>
          <table:table-cell office:value-type="float" office:value="3435.18433098199" calcext:value-type="float">
            <text:p>3435,18433098199</text:p>
          </table:table-cell>
          <table:table-cell office:value-type="float" office:value="10945.1040432904" calcext:value-type="float">
            <text:p>10945,1040432904</text:p>
          </table:table-cell>
          <table:table-cell office:value-type="float" office:value="78931.5503846627" calcext:value-type="float">
            <text:p>78931,5503846627</text:p>
          </table:table-cell>
          <table:table-cell office:value-type="float" office:value="14.8439716586493" calcext:value-type="float">
            <text:p>14,8439716586493</text:p>
          </table:table-cell>
          <table:table-cell office:value-type="float" office:value="42.2220895920163" calcext:value-type="float">
            <text:p>42,2220895920163</text:p>
          </table:table-cell>
          <table:table-cell office:value-type="float" office:value="182.033569234637" calcext:value-type="float">
            <text:p>182,033569234637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328685" calcext:value-type="float">
            <text:p>328685</text:p>
          </table:table-cell>
          <table:table-cell office:value-type="float" office:value="0.0483961895047631" calcext:value-type="float">
            <text:p>0,048396189504763</text:p>
          </table:table-cell>
          <table:table-cell office:value-type="float" office:value="0.308999613750483" calcext:value-type="float">
            <text:p>0,308999613750483</text:p>
          </table:table-cell>
          <table:table-cell office:value-type="float" office:value="27.1228873463908" calcext:value-type="float">
            <text:p>27,1228873463908</text:p>
          </table:table-cell>
          <table:table-cell office:value-type="float" office:value="18.2643521695598" calcext:value-type="float">
            <text:p>18,2643521695598</text:p>
          </table:table-cell>
          <table:table-cell office:value-type="float" office:value="15.868667563212" calcext:value-type="float">
            <text:p>15,868667563212</text:p>
          </table:table-cell>
          <table:table-cell office:value-type="float" office:value="15.1706708755227" calcext:value-type="float">
            <text:p>15,1706708755227</text:p>
          </table:table-cell>
          <table:table-cell office:value-type="float" office:value="15.9224290497812" calcext:value-type="float">
            <text:p>15,9224290497812</text:p>
          </table:table-cell>
          <table:table-cell office:value-type="float" office:value="15.8107579347441" calcext:value-type="float">
            <text:p>15,8107579347441</text:p>
          </table:table-cell>
          <table:table-cell office:value-type="float" office:value="15.1542512773424" calcext:value-type="float">
            <text:p>15,1542512773424</text:p>
          </table:table-cell>
          <table:table-cell office:value-type="float" office:value="15.9031232630098" calcext:value-type="float">
            <text:p>15,9031232630098</text:p>
          </table:table-cell>
          <table:table-cell office:value-type="float" office:value="-0.068010349209827" calcext:value-type="float">
            <text:p>-0,068010349209827</text:p>
          </table:table-cell>
          <table:table-cell office:value-type="float" office:value="-1.11744833411296" calcext:value-type="float">
            <text:p>-1,11744833411296</text:p>
          </table:table-cell>
          <table:table-cell office:value-type="float" office:value="-0.135775718337831" calcext:value-type="float">
            <text:p>-0,135775718337831</text:p>
          </table:table-cell>
          <table:table-cell office:value-type="float" office:value="0.0102258682953577" calcext:value-type="float">
            <text:p>0,010225868295358</text:p>
          </table:table-cell>
          <table:table-cell office:value-type="float" office:value="0.0140732372681558" calcext:value-type="float">
            <text:p>0,014073237268156</text:p>
          </table:table-cell>
          <table:table-cell office:value-type="float" office:value="0.00797347083091689" calcext:value-type="float">
            <text:p>0,007973470830917</text:p>
          </table:table-cell>
          <table:table-cell office:value-type="float" office:value="0.962877643608023" calcext:value-type="float">
            <text:p>0,962877643608023</text:p>
          </table:table-cell>
          <table:table-cell office:value-type="float" office:value="0.968303842582922" calcext:value-type="float">
            <text:p>0,968303842582922</text:p>
          </table:table-cell>
          <table:table-cell office:value-type="float" office:value="0.953751253301799" calcext:value-type="float">
            <text:p>0,95375125330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-1.22876846403942" calcext:value-type="float">
            <text:p>-1,22876846403942</text:p>
          </table:table-cell>
          <table:table-cell office:value-type="float" office:value="2.47941190073512" calcext:value-type="float">
            <text:p>2,47941190073512</text:p>
          </table:table-cell>
          <table:table-cell office:value-type="float" office:value="522.162259797175" calcext:value-type="float">
            <text:p>522,162259797175</text:p>
          </table:table-cell>
          <table:table-cell table:number-columns-repeated="2" office:value-type="float" office:value="3.46772042827039" calcext:value-type="float">
            <text:p>3,46772042827039</text:p>
          </table:table-cell>
          <table:table-cell office:value-type="float" office:value="660.500211320434" calcext:value-type="float">
            <text:p>660,500211320434</text:p>
          </table:table-cell>
          <table:table-cell office:value-type="float" office:value="3.24271692110582" calcext:value-type="float">
            <text:p>3,24271692110582</text:p>
          </table:table-cell>
          <table:table-cell office:value-type="float" office:value="2.4243765374085" calcext:value-type="float">
            <text:p>2,4243765374085</text:p>
          </table:table-cell>
          <table:table-cell office:value-type="float" office:value="404.483749485496" calcext:value-type="float">
            <text:p>404,483749485496</text:p>
          </table:table-cell>
          <table:table-cell office:value-type="float" office:value="12021.6233875202" calcext:value-type="float">
            <text:p>12021,6233875202</text:p>
          </table:table-cell>
          <table:table-cell office:value-type="float" office:value="37875.0638658186" calcext:value-type="float">
            <text:p>37875,0638658186</text:p>
          </table:table-cell>
          <table:table-cell office:value-type="float" office:value="582886.204962504" calcext:value-type="float">
            <text:p>582886,204962504</text:p>
          </table:table-cell>
          <table:table-cell office:value-type="float" office:value="37.7704918219794" calcext:value-type="float">
            <text:p>37,7704918219794</text:p>
          </table:table-cell>
          <table:table-cell office:value-type="float" office:value="102.806118696466" calcext:value-type="float">
            <text:p>102,806118696466</text:p>
          </table:table-cell>
          <table:table-cell office:value-type="float" office:value="711.558064799742" calcext:value-type="float">
            <text:p>711,558064799742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334670" calcext:value-type="float">
            <text:p>334670</text:p>
          </table:table-cell>
          <table:table-cell office:value-type="float" office:value="0.00726374092032385" calcext:value-type="float">
            <text:p>0,007263740920324</text:p>
          </table:table-cell>
          <table:table-cell office:value-type="float" office:value="0.0238749701562873" calcext:value-type="float">
            <text:p>0,023874970156287</text:p>
          </table:table-cell>
          <table:table-cell office:value-type="float" office:value="1.14614731731585" calcext:value-type="float">
            <text:p>1,14614731731585</text:p>
          </table:table-cell>
          <table:table-cell office:value-type="float" office:value="0.63374920781349" calcext:value-type="float">
            <text:p>0,63374920781349</text:p>
          </table:table-cell>
          <table:table-cell office:value-type="float" office:value="13.6037861888245" calcext:value-type="float">
            <text:p>13,6037861888245</text:p>
          </table:table-cell>
          <table:table-cell office:value-type="float" office:value="12.5942283102922" calcext:value-type="float">
            <text:p>12,5942283102922</text:p>
          </table:table-cell>
          <table:table-cell office:value-type="float" office:value="13.3598156571922" calcext:value-type="float">
            <text:p>13,3598156571922</text:p>
          </table:table-cell>
          <table:table-cell office:value-type="float" office:value="13.5670520108091" calcext:value-type="float">
            <text:p>13,5670520108091</text:p>
          </table:table-cell>
          <table:table-cell office:value-type="float" office:value="12.5928684177649" calcext:value-type="float">
            <text:p>12,5928684177649</text:p>
          </table:table-cell>
          <table:table-cell office:value-type="float" office:value="13.3597410528754" calcext:value-type="float">
            <text:p>13,3597410528754</text:p>
          </table:table-cell>
          <table:table-cell office:value-type="float" office:value="-0.894450706881865" calcext:value-type="float">
            <text:p>-0,894450706881865</text:p>
          </table:table-cell>
          <table:table-cell office:value-type="float" office:value="-0.734137843316722" calcext:value-type="float">
            <text:p>-0,734137843316722</text:p>
          </table:table-cell>
          <table:table-cell office:value-type="float" office:value="-0.904699631181707" calcext:value-type="float">
            <text:p>-0,904699631181707</text:p>
          </table:table-cell>
          <table:table-cell office:value-type="float" office:value="0.0552084818190749" calcext:value-type="float">
            <text:p>0,055208481819075</text:p>
          </table:table-cell>
          <table:table-cell office:value-type="float" office:value="0.0220782769763161" calcext:value-type="float">
            <text:p>0,022078276976316</text:p>
          </table:table-cell>
          <table:table-cell office:value-type="float" office:value="0.00501323601906919" calcext:value-type="float">
            <text:p>0,005013236019069</text:p>
          </table:table-cell>
          <table:table-cell office:value-type="float" office:value="0.987563846870166" calcext:value-type="float">
            <text:p>0,987563846870166</text:p>
          </table:table-cell>
          <table:table-cell office:value-type="float" office:value="0.98926125183845" calcext:value-type="float">
            <text:p>0,98926125183845</text:p>
          </table:table-cell>
          <table:table-cell office:value-type="float" office:value="0.986715242911981" calcext:value-type="float">
            <text:p>0,98671524291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-1.4537156828554" calcext:value-type="float">
            <text:p>-1,4537156828554</text:p>
          </table:table-cell>
          <table:table-cell office:value-type="float" office:value="2.99595875505156" calcext:value-type="float">
            <text:p>2,99595875505156</text:p>
          </table:table-cell>
          <table:table-cell office:value-type="float" office:value="693.177308528364" calcext:value-type="float">
            <text:p>693,177308528364</text:p>
          </table:table-cell>
          <table:table-cell table:number-columns-repeated="2" office:value-type="float" office:value="3.95889288930111" calcext:value-type="float">
            <text:p>3,95889288930111</text:p>
          </table:table-cell>
          <table:table-cell office:value-type="float" office:value="807.199878464402" calcext:value-type="float">
            <text:p>807,199878464402</text:p>
          </table:table-cell>
          <table:table-cell office:value-type="float" office:value="3.6823285598082" calcext:value-type="float">
            <text:p>3,6823285598082</text:p>
          </table:table-cell>
          <table:table-cell office:value-type="float" office:value="2.58786863016437" calcext:value-type="float">
            <text:p>2,58786863016437</text:p>
          </table:table-cell>
          <table:table-cell office:value-type="float" office:value="413.614388935296" calcext:value-type="float">
            <text:p>413,614388935296</text:p>
          </table:table-cell>
          <table:table-cell office:value-type="float" office:value="7144.19770126691" calcext:value-type="float">
            <text:p>7144,19770126691</text:p>
          </table:table-cell>
          <table:table-cell office:value-type="float" office:value="28775.9752250727" calcext:value-type="float">
            <text:p>28775,9752250727</text:p>
          </table:table-cell>
          <table:table-cell office:value-type="float" office:value="571023.768412367" calcext:value-type="float">
            <text:p>571023,768412367</text:p>
          </table:table-cell>
          <table:table-cell office:value-type="float" office:value="25.9786663506179" calcext:value-type="float">
            <text:p>25,9786663506179</text:p>
          </table:table-cell>
          <table:table-cell office:value-type="float" office:value="74.7679259004083" calcext:value-type="float">
            <text:p>74,7679259004083</text:p>
          </table:table-cell>
          <table:table-cell office:value-type="float" office:value="697.50991551324" calcext:value-type="float">
            <text:p>697,50991551324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340709" calcext:value-type="float">
            <text:p>340709</text:p>
          </table:table-cell>
          <table:table-cell office:value-type="float" office:value="0.00325749592813009" calcext:value-type="float">
            <text:p>0,00325749592813</text:p>
          </table:table-cell>
          <table:table-cell office:value-type="float" office:value="0.0226249717187854" calcext:value-type="float">
            <text:p>0,022624971718785</text:p>
          </table:table-cell>
          <table:table-cell office:value-type="float" office:value="12.8887626390467" calcext:value-type="float">
            <text:p>12,8887626390467</text:p>
          </table:table-cell>
          <table:table-cell office:value-type="float" office:value="18.3437270703412" calcext:value-type="float">
            <text:p>18,3437270703412</text:p>
          </table:table-cell>
          <table:table-cell office:value-type="float" office:value="15.1975859527665" calcext:value-type="float">
            <text:p>15,1975859527665</text:p>
          </table:table-cell>
          <table:table-cell office:value-type="float" office:value="14.8773792493666" calcext:value-type="float">
            <text:p>14,8773792493666</text:p>
          </table:table-cell>
          <table:table-cell office:value-type="float" office:value="15.5201248837487" calcext:value-type="float">
            <text:p>15,5201248837487</text:p>
          </table:table-cell>
          <table:table-cell office:value-type="float" office:value="15.1376275061966" calcext:value-type="float">
            <text:p>15,1376275061966</text:p>
          </table:table-cell>
          <table:table-cell office:value-type="float" office:value="14.8579984329962" calcext:value-type="float">
            <text:p>14,8579984329962</text:p>
          </table:table-cell>
          <table:table-cell office:value-type="float" office:value="15.4960452809805" calcext:value-type="float">
            <text:p>15,4960452809805</text:p>
          </table:table-cell>
          <table:table-cell office:value-type="float" office:value="-1.10650987591408" calcext:value-type="float">
            <text:p>-1,10650987591408</text:p>
          </table:table-cell>
          <table:table-cell office:value-type="float" office:value="-1.07320840542932" calcext:value-type="float">
            <text:p>-1,07320840542932</text:p>
          </table:table-cell>
          <table:table-cell office:value-type="float" office:value="-1.13089870898062" calcext:value-type="float">
            <text:p>-1,13089870898062</text:p>
          </table:table-cell>
          <table:table-cell office:value-type="float" office:value="0.0447771830460555" calcext:value-type="float">
            <text:p>0,044777183046056</text:p>
          </table:table-cell>
          <table:table-cell office:value-type="float" office:value="0.0157009559144136" calcext:value-type="float">
            <text:p>0,015700955914414</text:p>
          </table:table-cell>
          <table:table-cell office:value-type="float" office:value="0.0152247576189183" calcext:value-type="float">
            <text:p>0,015224757618918</text:p>
          </table:table-cell>
          <table:table-cell office:value-type="float" office:value="0.979121476969697" calcext:value-type="float">
            <text:p>0,979121476969697</text:p>
          </table:table-cell>
          <table:table-cell office:value-type="float" office:value="0.984374386714626" calcext:value-type="float">
            <text:p>0,984374386714626</text:p>
          </table:table-cell>
          <table:table-cell office:value-type="float" office:value="0.980840639932312" calcext:value-type="float">
            <text:p>0,98084063993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-1.20125474843156" calcext:value-type="float">
            <text:p>-1,20125474843156</text:p>
          </table:table-cell>
          <table:table-cell office:value-type="float" office:value="1.64953668807914" calcext:value-type="float">
            <text:p>1,64953668807914</text:p>
          </table:table-cell>
          <table:table-cell office:value-type="float" office:value="630.816022729972" calcext:value-type="float">
            <text:p>630,816022729972</text:p>
          </table:table-cell>
          <table:table-cell table:number-columns-repeated="2" office:value-type="float" office:value="2.40082049413866" calcext:value-type="float">
            <text:p>2,40082049413866</text:p>
          </table:table-cell>
          <table:table-cell office:value-type="float" office:value="754.284884383309" calcext:value-type="float">
            <text:p>754,284884383309</text:p>
          </table:table-cell>
          <table:table-cell office:value-type="float" office:value="2.07868373603269" calcext:value-type="float">
            <text:p>2,07868373603269</text:p>
          </table:table-cell>
          <table:table-cell office:value-type="float" office:value="1.74441043328601" calcext:value-type="float">
            <text:p>1,74441043328601</text:p>
          </table:table-cell>
          <table:table-cell office:value-type="float" office:value="413.541814423018" calcext:value-type="float">
            <text:p>413,541814423018</text:p>
          </table:table-cell>
          <table:table-cell office:value-type="float" office:value="72810.7368990875" calcext:value-type="float">
            <text:p>72810,7368990875</text:p>
          </table:table-cell>
          <table:table-cell office:value-type="float" office:value="145177.602961239" calcext:value-type="float">
            <text:p>145177,602961239</text:p>
          </table:table-cell>
          <table:table-cell office:value-type="float" office:value="613752.543915114" calcext:value-type="float">
            <text:p>613752,543915114</text:p>
          </table:table-cell>
          <table:table-cell office:value-type="float" office:value="148.207920472912" calcext:value-type="float">
            <text:p>148,207920472912</text:p>
          </table:table-cell>
          <table:table-cell office:value-type="float" office:value="249.137627751764" calcext:value-type="float">
            <text:p>249,137627751764</text:p>
          </table:table-cell>
          <table:table-cell office:value-type="float" office:value="733.202981119582" calcext:value-type="float">
            <text:p>733,202981119582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346802" calcext:value-type="float">
            <text:p>346802</text:p>
          </table:table-cell>
          <table:table-cell office:value-type="float" office:value="0.00129249838437702" calcext:value-type="float">
            <text:p>0,001292498384377</text:p>
          </table:table-cell>
          <table:table-cell office:value-type="float" office:value="0.00112499859375176" calcext:value-type="float">
            <text:p>0,001124998593752</text:p>
          </table:table-cell>
          <table:table-cell office:value-type="float" office:value="6.52219184726019" calcext:value-type="float">
            <text:p>6,52219184726019</text:p>
          </table:table-cell>
          <table:table-cell office:value-type="float" office:value="15.2626059217426" calcext:value-type="float">
            <text:p>15,2626059217426</text:p>
          </table:table-cell>
          <table:table-cell office:value-type="float" office:value="14.7107652160496" calcext:value-type="float">
            <text:p>14,7107652160496</text:p>
          </table:table-cell>
          <table:table-cell office:value-type="float" office:value="14.0072827841461" calcext:value-type="float">
            <text:p>14,0072827841461</text:p>
          </table:table-cell>
          <table:table-cell office:value-type="float" office:value="14.7717784472013" calcext:value-type="float">
            <text:p>14,7717784472013</text:p>
          </table:table-cell>
          <table:table-cell office:value-type="float" office:value="14.6766283833073" calcext:value-type="float">
            <text:p>14,6766283833073</text:p>
          </table:table-cell>
          <table:table-cell office:value-type="float" office:value="14.0062203141227" calcext:value-type="float">
            <text:p>14,0062203141227</text:p>
          </table:table-cell>
          <table:table-cell office:value-type="float" office:value="14.7717535175514" calcext:value-type="float">
            <text:p>14,7717535175514</text:p>
          </table:table-cell>
          <table:table-cell office:value-type="float" office:value="-1.06319753959287" calcext:value-type="float">
            <text:p>-1,06319753959287</text:p>
          </table:table-cell>
          <table:table-cell office:value-type="float" office:value="-0.9781360577267" calcext:value-type="float">
            <text:p>-0,9781360577267</text:p>
          </table:table-cell>
          <table:table-cell office:value-type="float" office:value="-1.07008825265888" calcext:value-type="float">
            <text:p>-1,07008825265888</text:p>
          </table:table-cell>
          <table:table-cell office:value-type="float" office:value="0.0184481873646864" calcext:value-type="float">
            <text:p>0,018448187364686</text:p>
          </table:table-cell>
          <table:table-cell office:value-type="float" office:value="0.0195637055212706" calcext:value-type="float">
            <text:p>0,019563705521271</text:p>
          </table:table-cell>
          <table:table-cell office:value-type="float" office:value="0.0165524934611144" calcext:value-type="float">
            <text:p>0,016552493461114</text:p>
          </table:table-cell>
          <table:table-cell office:value-type="float" office:value="0.997483487592032" calcext:value-type="float">
            <text:p>0,997483487592032</text:p>
          </table:table-cell>
          <table:table-cell office:value-type="float" office:value="0.996937343174082" calcext:value-type="float">
            <text:p>0,996937343174082</text:p>
          </table:table-cell>
          <table:table-cell office:value-type="float" office:value="0.997162918461908" calcext:value-type="float">
            <text:p>0,99716291846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-2.11797110253612" calcext:value-type="float">
            <text:p>-2,11797110253612</text:p>
          </table:table-cell>
          <table:table-cell office:value-type="float" office:value="3.26354967056291" calcext:value-type="float">
            <text:p>3,26354967056291</text:p>
          </table:table-cell>
          <table:table-cell office:value-type="float" office:value="641.131259835925" calcext:value-type="float">
            <text:p>641,131259835925</text:p>
          </table:table-cell>
          <table:table-cell table:number-columns-repeated="2" office:value-type="float" office:value="4.23324891182937" calcext:value-type="float">
            <text:p>4,23324891182937</text:p>
          </table:table-cell>
          <table:table-cell office:value-type="float" office:value="761.860605189212" calcext:value-type="float">
            <text:p>761,860605189212</text:p>
          </table:table-cell>
          <table:table-cell office:value-type="float" office:value="3.66532328155737" calcext:value-type="float">
            <text:p>3,66532328155737</text:p>
          </table:table-cell>
          <table:table-cell office:value-type="float" office:value="2.69622697436126" calcext:value-type="float">
            <text:p>2,69622697436126</text:p>
          </table:table-cell>
          <table:table-cell office:value-type="float" office:value="411.56079672446" calcext:value-type="float">
            <text:p>411,56079672446</text:p>
          </table:table-cell>
          <table:table-cell office:value-type="float" office:value="7829.64845044333" calcext:value-type="float">
            <text:p>7829,64845044333</text:p>
          </table:table-cell>
          <table:table-cell office:value-type="float" office:value="26186.8698096765" calcext:value-type="float">
            <text:p>26186,8698096765</text:p>
          </table:table-cell>
          <table:table-cell office:value-type="float" office:value="671303.744170158" calcext:value-type="float">
            <text:p>671303,744170158</text:p>
          </table:table-cell>
          <table:table-cell office:value-type="float" office:value="27.8454789606405" calcext:value-type="float">
            <text:p>27,8454789606405</text:p>
          </table:table-cell>
          <table:table-cell office:value-type="float" office:value="69.6273251470083" calcext:value-type="float">
            <text:p>69,6273251470083</text:p>
          </table:table-cell>
          <table:table-cell office:value-type="float" office:value="785.635809045757" calcext:value-type="float">
            <text:p>785,635809045757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352949" calcext:value-type="float">
            <text:p>352949</text:p>
          </table:table-cell>
          <table:table-cell office:value-type="float" office:value="0.00285499643125446" calcext:value-type="float">
            <text:p>0,002854996431254</text:p>
          </table:table-cell>
          <table:table-cell office:value-type="float" office:value="0.0152499809375238" calcext:value-type="float">
            <text:p>0,015249980937524</text:p>
          </table:table-cell>
          <table:table-cell office:value-type="float" office:value="3.24480094399882" calcext:value-type="float">
            <text:p>3,24480094399882</text:p>
          </table:table-cell>
          <table:table-cell office:value-type="float" office:value="6.35886705141619" calcext:value-type="float">
            <text:p>6,35886705141619</text:p>
          </table:table-cell>
          <table:table-cell office:value-type="float" office:value="14.0557420400043" calcext:value-type="float">
            <text:p>14,0557420400043</text:p>
          </table:table-cell>
          <table:table-cell office:value-type="float" office:value="14.879875738279" calcext:value-type="float">
            <text:p>14,879875738279</text:p>
          </table:table-cell>
          <table:table-cell office:value-type="float" office:value="14.9049211186829" calcext:value-type="float">
            <text:p>14,9049211186829</text:p>
          </table:table-cell>
          <table:table-cell office:value-type="float" office:value="14.0162539759726" calcext:value-type="float">
            <text:p>14,0162539759726</text:p>
          </table:table-cell>
          <table:table-cell office:value-type="float" office:value="14.7507157974309" calcext:value-type="float">
            <text:p>14,7507157974309</text:p>
          </table:table-cell>
          <table:table-cell office:value-type="float" office:value="14.8782549890541" calcext:value-type="float">
            <text:p>14,8782549890541</text:p>
          </table:table-cell>
          <table:table-cell office:value-type="float" office:value="-0.967418048888292" calcext:value-type="float">
            <text:p>-0,967418048888292</text:p>
          </table:table-cell>
          <table:table-cell office:value-type="float" office:value="-1.091146001608" calcext:value-type="float">
            <text:p>-1,091146001608</text:p>
          </table:table-cell>
          <table:table-cell office:value-type="float" office:value="-1.11678431153833" calcext:value-type="float">
            <text:p>-1,11678431153833</text:p>
          </table:table-cell>
          <table:table-cell office:value-type="float" office:value="0.0173705952830888" calcext:value-type="float">
            <text:p>0,017370595283089</text:p>
          </table:table-cell>
          <table:table-cell office:value-type="float" office:value="0.0213137856758209" calcext:value-type="float">
            <text:p>0,021313785675821</text:p>
          </table:table-cell>
          <table:table-cell office:value-type="float" office:value="0.0173978686704258" calcext:value-type="float">
            <text:p>0,017397868670426</text:p>
          </table:table-cell>
          <table:table-cell office:value-type="float" office:value="0.994153581801029" calcext:value-type="float">
            <text:p>0,994153581801029</text:p>
          </table:table-cell>
          <table:table-cell office:value-type="float" office:value="0.993384945650306" calcext:value-type="float">
            <text:p>0,993384945650306</text:p>
          </table:table-cell>
          <table:table-cell office:value-type="float" office:value="0.991429931637856" calcext:value-type="float">
            <text:p>0,99142993163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office:value-type="float" office:value="-2.92721259098426" calcext:value-type="float">
            <text:p>-2,92721259098426</text:p>
          </table:table-cell>
          <table:table-cell office:value-type="float" office:value="3.29498713126609" calcext:value-type="float">
            <text:p>3,29498713126609</text:p>
          </table:table-cell>
          <table:table-cell office:value-type="float" office:value="579.879436400705" calcext:value-type="float">
            <text:p>579,879436400705</text:p>
          </table:table-cell>
          <table:table-cell table:number-columns-repeated="2" office:value-type="float" office:value="4.14010142683126" calcext:value-type="float">
            <text:p>4,14010142683126</text:p>
          </table:table-cell>
          <table:table-cell office:value-type="float" office:value="708.670965535543" calcext:value-type="float">
            <text:p>708,670965535543</text:p>
          </table:table-cell>
          <table:table-cell office:value-type="float" office:value="2.92777496943215" calcext:value-type="float">
            <text:p>2,92777496943215</text:p>
          </table:table-cell>
          <table:table-cell office:value-type="float" office:value="2.50669097202689" calcext:value-type="float">
            <text:p>2,50669097202689</text:p>
          </table:table-cell>
          <table:table-cell office:value-type="float" office:value="407.37498282624" calcext:value-type="float">
            <text:p>407,37498282624</text:p>
          </table:table-cell>
          <table:table-cell office:value-type="float" office:value="19972.3444179332" calcext:value-type="float">
            <text:p>19972,3444179332</text:p>
          </table:table-cell>
          <table:table-cell office:value-type="float" office:value="36287.907780196" calcext:value-type="float">
            <text:p>36287,907780196</text:p>
          </table:table-cell>
          <table:table-cell office:value-type="float" office:value="750285.759196992" calcext:value-type="float">
            <text:p>750285,759196992</text:p>
          </table:table-cell>
          <table:table-cell office:value-type="float" office:value="56.1871771879483" calcext:value-type="float">
            <text:p>56,1871771879483</text:p>
          </table:table-cell>
          <table:table-cell office:value-type="float" office:value="88.4006908797648" calcext:value-type="float">
            <text:p>88,4006908797648</text:p>
          </table:table-cell>
          <table:table-cell office:value-type="float" office:value="852.411725870748" calcext:value-type="float">
            <text:p>852,411725870748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359150" calcext:value-type="float">
            <text:p>359150</text:p>
          </table:table-cell>
          <table:table-cell office:value-type="float" office:value="0.00132249834687707" calcext:value-type="float">
            <text:p>0,001322498346877</text:p>
          </table:table-cell>
          <table:table-cell office:value-type="float" office:value="0.00387499515625605" calcext:value-type="float">
            <text:p>0,003874995156256</text:p>
          </table:table-cell>
          <table:table-cell office:value-type="float" office:value="0.460145674817906" calcext:value-type="float">
            <text:p>0,460145674817906</text:p>
          </table:table-cell>
          <table:table-cell office:value-type="float" office:value="0.0979998775001531" calcext:value-type="float">
            <text:p>0,097999877500153</text:p>
          </table:table-cell>
          <table:table-cell office:value-type="float" office:value="13.8044424207105" calcext:value-type="float">
            <text:p>13,8044424207105</text:p>
          </table:table-cell>
          <table:table-cell office:value-type="float" office:value="13.4491214453367" calcext:value-type="float">
            <text:p>13,4491214453367</text:p>
          </table:table-cell>
          <table:table-cell office:value-type="float" office:value="14.437379893962" calcext:value-type="float">
            <text:p>14,437379893962</text:p>
          </table:table-cell>
          <table:table-cell office:value-type="float" office:value="13.8044419378372" calcext:value-type="float">
            <text:p>13,8044419378372</text:p>
          </table:table-cell>
          <table:table-cell office:value-type="float" office:value="13.368327534406" calcext:value-type="float">
            <text:p>13,368327534406</text:p>
          </table:table-cell>
          <table:table-cell office:value-type="float" office:value="14.3642198464582" calcext:value-type="float">
            <text:p>14,3642198464582</text:p>
          </table:table-cell>
          <table:table-cell office:value-type="float" office:value="-0.998281445284746" calcext:value-type="float">
            <text:p>-0,998281445284746</text:p>
          </table:table-cell>
          <table:table-cell office:value-type="float" office:value="-0.902819817264987" calcext:value-type="float">
            <text:p>-0,902819817264987</text:p>
          </table:table-cell>
          <table:table-cell office:value-type="float" office:value="-1.0458657398085" calcext:value-type="float">
            <text:p>-1,0458657398085</text:p>
          </table:table-cell>
          <table:table-cell office:value-type="float" office:value="0.0180877910486928" calcext:value-type="float">
            <text:p>0,018087791048693</text:p>
          </table:table-cell>
          <table:table-cell office:value-type="float" office:value="0.0211452620050846" calcext:value-type="float">
            <text:p>0,021145262005085</text:p>
          </table:table-cell>
          <table:table-cell office:value-type="float" office:value="0.0191557152331925" calcext:value-type="float">
            <text:p>0,019155715233193</text:p>
          </table:table-cell>
          <table:table-cell office:value-type="float" office:value="-0.514815208311394" calcext:value-type="float">
            <text:p>-0,514815208311394</text:p>
          </table:table-cell>
          <table:table-cell office:value-type="float" office:value="-0.521467306852459" calcext:value-type="float">
            <text:p>-0,521467306852459</text:p>
          </table:table-cell>
          <table:table-cell office:value-type="float" office:value="-0.450735701000332" calcext:value-type="float">
            <text:p>-0,4507357010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-1.42527196841004" calcext:value-type="float">
            <text:p>-1,42527196841004</text:p>
          </table:table-cell>
          <table:table-cell office:value-type="float" office:value="3.3649770437787" calcext:value-type="float">
            <text:p>3,3649770437787</text:p>
          </table:table-cell>
          <table:table-cell office:value-type="float" office:value="776.851980185025" calcext:value-type="float">
            <text:p>776,851980185025</text:p>
          </table:table-cell>
          <table:table-cell table:number-columns-repeated="2" office:value-type="float" office:value="4.34782446983868" calcext:value-type="float">
            <text:p>4,34782446983868</text:p>
          </table:table-cell>
          <table:table-cell office:value-type="float" office:value="884.437818986406" calcext:value-type="float">
            <text:p>884,437818986406</text:p>
          </table:table-cell>
          <table:table-cell office:value-type="float" office:value="4.10757561544429" calcext:value-type="float">
            <text:p>4,10757561544429</text:p>
          </table:table-cell>
          <table:table-cell office:value-type="float" office:value="2.75327207434543" calcext:value-type="float">
            <text:p>2,75327207434543</text:p>
          </table:table-cell>
          <table:table-cell office:value-type="float" office:value="422.766196065906" calcext:value-type="float">
            <text:p>422,766196065906</text:p>
          </table:table-cell>
          <table:table-cell office:value-type="float" office:value="5304.76149863225" calcext:value-type="float">
            <text:p>5304,76149863225</text:p>
          </table:table-cell>
          <table:table-cell office:value-type="float" office:value="25804.5802964005" calcext:value-type="float">
            <text:p>25804,5802964005</text:p>
          </table:table-cell>
          <table:table-cell office:value-type="float" office:value="691683.389270248" calcext:value-type="float">
            <text:p>691683,389270248</text:p>
          </table:table-cell>
          <table:table-cell office:value-type="float" office:value="20.7975462391678" calcext:value-type="float">
            <text:p>20,7975462391678</text:p>
          </table:table-cell>
          <table:table-cell office:value-type="float" office:value="68.711258236055" calcext:value-type="float">
            <text:p>68,711258236055</text:p>
          </table:table-cell>
          <table:table-cell office:value-type="float" office:value="801.96770299655" calcext:value-type="float">
            <text:p>801,9677029965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047" calcext:value-type="float">
            <text:p>1047</text:p>
          </table:table-cell>
          <table:table-cell office:value-type="float" office:value="365405" calcext:value-type="float">
            <text:p>365405</text:p>
          </table:table-cell>
          <table:table-cell office:value-type="float" office:value="0.00138749826562717" calcext:value-type="float">
            <text:p>0,001387498265627</text:p>
          </table:table-cell>
          <table:table-cell office:value-type="float" office:value="0.00699999125001094" calcext:value-type="float">
            <text:p>0,006999991250011</text:p>
          </table:table-cell>
          <table:table-cell office:value-type="float" office:value="34.3124483594395" calcext:value-type="float">
            <text:p>34,3124483594395</text:p>
          </table:table-cell>
          <table:table-cell office:value-type="float" office:value="42.4586969266288" calcext:value-type="float">
            <text:p>42,4586969266288</text:p>
          </table:table-cell>
          <table:table-cell office:value-type="float" office:value="16.2640962121775" calcext:value-type="float">
            <text:p>16,2640962121775</text:p>
          </table:table-cell>
          <table:table-cell office:value-type="float" office:value="15.8456869492224" calcext:value-type="float">
            <text:p>15,8456869492224</text:p>
          </table:table-cell>
          <table:table-cell office:value-type="float" office:value="16.1630863294514" calcext:value-type="float">
            <text:p>16,1630863294514</text:p>
          </table:table-cell>
          <table:table-cell office:value-type="float" office:value="16.2073222411761" calcext:value-type="float">
            <text:p>16,2073222411761</text:p>
          </table:table-cell>
          <table:table-cell office:value-type="float" office:value="15.8295878658243" calcext:value-type="float">
            <text:p>15,8295878658243</text:p>
          </table:table-cell>
          <table:table-cell office:value-type="float" office:value="16.1441769372892" calcext:value-type="float">
            <text:p>16,1441769372892</text:p>
          </table:table-cell>
          <table:table-cell office:value-type="float" office:value="-1.18644907962865" calcext:value-type="float">
            <text:p>-1,18644907962865</text:p>
          </table:table-cell>
          <table:table-cell office:value-type="float" office:value="-1.15829248711267" calcext:value-type="float">
            <text:p>-1,15829248711267</text:p>
          </table:table-cell>
          <table:table-cell office:value-type="float" office:value="-1.19730232868222" calcext:value-type="float">
            <text:p>-1,19730232868222</text:p>
          </table:table-cell>
          <table:table-cell office:value-type="float" office:value="0.0123198092864989" calcext:value-type="float">
            <text:p>0,012319809286499</text:p>
          </table:table-cell>
          <table:table-cell office:value-type="float" office:value="0.0143245740071816" calcext:value-type="float">
            <text:p>0,014324574007182</text:p>
          </table:table-cell>
          <table:table-cell office:value-type="float" office:value="0.0126796027386749" calcext:value-type="float">
            <text:p>0,012679602738675</text:p>
          </table:table-cell>
          <table:table-cell office:value-type="float" office:value="0.981482107496553" calcext:value-type="float">
            <text:p>0,981482107496553</text:p>
          </table:table-cell>
          <table:table-cell office:value-type="float" office:value="0.987309981293069" calcext:value-type="float">
            <text:p>0,987309981293069</text:p>
          </table:table-cell>
          <table:table-cell office:value-type="float" office:value="0.987611253496286" calcext:value-type="float">
            <text:p>0,98761125349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-2.25983342520822" calcext:value-type="float">
            <text:p>-2,25983342520822</text:p>
          </table:table-cell>
          <table:table-cell office:value-type="float" office:value="3.02170747286566" calcext:value-type="float">
            <text:p>3,02170747286566</text:p>
          </table:table-cell>
          <table:table-cell office:value-type="float" office:value="671.91818385227" calcext:value-type="float">
            <text:p>671,91818385227</text:p>
          </table:table-cell>
          <table:table-cell table:number-columns-repeated="2" office:value-type="float" office:value="3.95364252441827" calcext:value-type="float">
            <text:p>3,95364252441827</text:p>
          </table:table-cell>
          <table:table-cell office:value-type="float" office:value="796.435919481933" calcext:value-type="float">
            <text:p>796,435919481933</text:p>
          </table:table-cell>
          <table:table-cell office:value-type="float" office:value="3.24413965500873" calcext:value-type="float">
            <text:p>3,24413965500873</text:p>
          </table:table-cell>
          <table:table-cell office:value-type="float" office:value="2.5496221601085" calcext:value-type="float">
            <text:p>2,5496221601085</text:p>
          </table:table-cell>
          <table:table-cell office:value-type="float" office:value="427.593414413388" calcext:value-type="float">
            <text:p>427,593414413388</text:p>
          </table:table-cell>
          <table:table-cell office:value-type="float" office:value="14155.1503866004" calcext:value-type="float">
            <text:p>14155,1503866004</text:p>
          </table:table-cell>
          <table:table-cell office:value-type="float" office:value="36368.1265189474" calcext:value-type="float">
            <text:p>36368,1265189474</text:p>
          </table:table-cell>
          <table:table-cell office:value-type="float" office:value="708722.726955544" calcext:value-type="float">
            <text:p>708722,726955544</text:p>
          </table:table-cell>
          <table:table-cell office:value-type="float" office:value="43.3387821772093" calcext:value-type="float">
            <text:p>43,3387821772093</text:p>
          </table:table-cell>
          <table:table-cell office:value-type="float" office:value="88.8251338268096" calcext:value-type="float">
            <text:p>88,8251338268096</text:p>
          </table:table-cell>
          <table:table-cell office:value-type="float" office:value="816.756451426499" calcext:value-type="float">
            <text:p>816,756451426499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371714" calcext:value-type="float">
            <text:p>371714</text:p>
          </table:table-cell>
          <table:table-cell office:value-type="float" office:value="0.00288874638906701" calcext:value-type="float">
            <text:p>0,002888746389067</text:p>
          </table:table-cell>
          <table:table-cell office:value-type="float" office:value="0.0182499771875285" calcext:value-type="float">
            <text:p>0,018249977187529</text:p>
          </table:table-cell>
          <table:table-cell office:value-type="float" office:value="5.7136753579058" calcext:value-type="float">
            <text:p>5,7136753579058</text:p>
          </table:table-cell>
          <table:table-cell office:value-type="float" office:value="14.3402320747099" calcext:value-type="float">
            <text:p>14,3402320747099</text:p>
          </table:table-cell>
          <table:table-cell office:value-type="float" office:value="14.4338276136573" calcext:value-type="float">
            <text:p>14,4338276136573</text:p>
          </table:table-cell>
          <table:table-cell office:value-type="float" office:value="15.3211438567161" calcext:value-type="float">
            <text:p>15,3211438567161</text:p>
          </table:table-cell>
          <table:table-cell office:value-type="float" office:value="15.127635479258" calcext:value-type="float">
            <text:p>15,127635479258</text:p>
          </table:table-cell>
          <table:table-cell office:value-type="float" office:value="14.3853452722562" calcext:value-type="float">
            <text:p>14,3853452722562</text:p>
          </table:table-cell>
          <table:table-cell office:value-type="float" office:value="15.1974878674953" calcext:value-type="float">
            <text:p>15,1974878674953</text:p>
          </table:table-cell>
          <table:table-cell office:value-type="float" office:value="15.1028941266125" calcext:value-type="float">
            <text:p>15,1028941266125</text:p>
          </table:table-cell>
          <table:table-cell office:value-type="float" office:value="-1.029616969871" calcext:value-type="float">
            <text:p>-1,029616969871</text:p>
          </table:table-cell>
          <table:table-cell office:value-type="float" office:value="-1.10267734478629" calcext:value-type="float">
            <text:p>-1,10267734478629</text:p>
          </table:table-cell>
          <table:table-cell office:value-type="float" office:value="-1.11788043363154" calcext:value-type="float">
            <text:p>-1,11788043363154</text:p>
          </table:table-cell>
          <table:table-cell office:value-type="float" office:value="0.0165687153812004" calcext:value-type="float">
            <text:p>0,0165687153812</text:p>
          </table:table-cell>
          <table:table-cell office:value-type="float" office:value="0.0167478419168709" calcext:value-type="float">
            <text:p>0,016747841916871</text:p>
          </table:table-cell>
          <table:table-cell office:value-type="float" office:value="0.0170406508850597" calcext:value-type="float">
            <text:p>0,01704065088506</text:p>
          </table:table-cell>
          <table:table-cell office:value-type="float" office:value="0.996231282070836" calcext:value-type="float">
            <text:p>0,996231282070836</text:p>
          </table:table-cell>
          <table:table-cell office:value-type="float" office:value="0.996310770222004" calcext:value-type="float">
            <text:p>0,996310770222004</text:p>
          </table:table-cell>
          <table:table-cell office:value-type="float" office:value="0.995028961871945" calcext:value-type="float">
            <text:p>0,99502896187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office:value-type="float" office:value="-2.92512134359832" calcext:value-type="float">
            <text:p>-2,92512134359832</text:p>
          </table:table-cell>
          <table:table-cell office:value-type="float" office:value="3.17984102519872" calcext:value-type="float">
            <text:p>3,17984102519872</text:p>
          </table:table-cell>
          <table:table-cell office:value-type="float" office:value="568.774349032064" calcext:value-type="float">
            <text:p>568,774349032064</text:p>
          </table:table-cell>
          <table:table-cell table:number-columns-repeated="2" office:value-type="float" office:value="3.97192620522496" calcext:value-type="float">
            <text:p>3,97192620522496</text:p>
          </table:table-cell>
          <table:table-cell office:value-type="float" office:value="715.440365906798" calcext:value-type="float">
            <text:p>715,440365906798</text:p>
          </table:table-cell>
          <table:table-cell office:value-type="float" office:value="2.68698025764581" calcext:value-type="float">
            <text:p>2,68698025764581</text:p>
          </table:table-cell>
          <table:table-cell office:value-type="float" office:value="2.38008588799143" calcext:value-type="float">
            <text:p>2,38008588799143</text:p>
          </table:table-cell>
          <table:table-cell office:value-type="float" office:value="433.993844486308" calcext:value-type="float">
            <text:p>433,993844486308</text:p>
          </table:table-cell>
          <table:table-cell office:value-type="float" office:value="31191.6787063893" calcext:value-type="float">
            <text:p>31191,6787063893</text:p>
          </table:table-cell>
          <table:table-cell office:value-type="float" office:value="49517.6441156049" calcext:value-type="float">
            <text:p>49517,6441156049</text:p>
          </table:table-cell>
          <table:table-cell office:value-type="float" office:value="715616.784698241" calcext:value-type="float">
            <text:p>715616,784698241</text:p>
          </table:table-cell>
          <table:table-cell office:value-type="float" office:value="78.5093323290154" calcext:value-type="float">
            <text:p>78,5093323290154</text:p>
          </table:table-cell>
          <table:table-cell office:value-type="float" office:value="111.515790339893" calcext:value-type="float">
            <text:p>111,515790339893</text:p>
          </table:table-cell>
          <table:table-cell office:value-type="float" office:value="822.778460648609" calcext:value-type="float">
            <text:p>822,778460648609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378077" calcext:value-type="float">
            <text:p>378077</text:p>
          </table:table-cell>
          <table:table-cell office:value-type="float" office:value="0.00200749749062814" calcext:value-type="float">
            <text:p>0,002007497490628</text:p>
          </table:table-cell>
          <table:table-cell office:value-type="float" office:value="0.00762499046876191" calcext:value-type="float">
            <text:p>0,007624990468762</text:p>
          </table:table-cell>
          <table:table-cell office:value-type="float" office:value="0.975081281148399" calcext:value-type="float">
            <text:p>0,975081281148399</text:p>
          </table:table-cell>
          <table:table-cell office:value-type="float" office:value="1.83087271140911" calcext:value-type="float">
            <text:p>1,83087271140911</text:p>
          </table:table-cell>
          <table:table-cell office:value-type="float" office:value="13.9657463977909" calcext:value-type="float">
            <text:p>13,9657463977909</text:p>
          </table:table-cell>
          <table:table-cell office:value-type="float" office:value="13.1598549012812" calcext:value-type="float">
            <text:p>13,1598549012812</text:p>
          </table:table-cell>
          <table:table-cell office:value-type="float" office:value="14.1615852065325" calcext:value-type="float">
            <text:p>14,1615852065325</text:p>
          </table:table-cell>
          <table:table-cell office:value-type="float" office:value="13.9657455174534" calcext:value-type="float">
            <text:p>13,9657455174534</text:p>
          </table:table-cell>
          <table:table-cell office:value-type="float" office:value="13.0746421837974" calcext:value-type="float">
            <text:p>13,0746421837974</text:p>
          </table:table-cell>
          <table:table-cell office:value-type="float" office:value="14.0887014621735" calcext:value-type="float">
            <text:p>14,0887014621735</text:p>
          </table:table-cell>
          <table:table-cell office:value-type="float" office:value="-0.941957852848452" calcext:value-type="float">
            <text:p>-0,941957852848452</text:p>
          </table:table-cell>
          <table:table-cell office:value-type="float" office:value="-0.766128128551021" calcext:value-type="float">
            <text:p>-0,766128128551021</text:p>
          </table:table-cell>
          <table:table-cell office:value-type="float" office:value="-0.937279576685197" calcext:value-type="float">
            <text:p>-0,937279576685197</text:p>
          </table:table-cell>
          <table:table-cell office:value-type="float" office:value="0.0191128937999038" calcext:value-type="float">
            <text:p>0,019112893799904</text:p>
          </table:table-cell>
          <table:table-cell office:value-type="float" office:value="0.0270549588956084" calcext:value-type="float">
            <text:p>0,027054958895608</text:p>
          </table:table-cell>
          <table:table-cell office:value-type="float" office:value="0.0194361464835584" calcext:value-type="float">
            <text:p>0,019436146483558</text:p>
          </table:table-cell>
          <table:table-cell office:value-type="float" office:value="-0.549976553961578" calcext:value-type="float">
            <text:p>-0,549976553961578</text:p>
          </table:table-cell>
          <table:table-cell office:value-type="float" office:value="-0.469112170100268" calcext:value-type="float">
            <text:p>-0,469112170100268</text:p>
          </table:table-cell>
          <table:table-cell office:value-type="float" office:value="-0.469316143151664" calcext:value-type="float">
            <text:p>-0,46931614315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office:value-type="float" office:value="-2.92322884596394" calcext:value-type="float">
            <text:p>-2,92322884596394</text:p>
          </table:table-cell>
          <table:table-cell office:value-type="float" office:value="3.39877075153656" calcext:value-type="float">
            <text:p>3,39877075153656</text:p>
          </table:table-cell>
          <table:table-cell office:value-type="float" office:value="623.160158549802" calcext:value-type="float">
            <text:p>623,160158549802</text:p>
          </table:table-cell>
          <table:table-cell table:number-columns-repeated="2" office:value-type="float" office:value="4.30813408565424" calcext:value-type="float">
            <text:p>4,30813408565424</text:p>
          </table:table-cell>
          <table:table-cell office:value-type="float" office:value="769.963808676854" calcext:value-type="float">
            <text:p>769,963808676854</text:p>
          </table:table-cell>
          <table:table-cell office:value-type="float" office:value="3.16460936200666" calcext:value-type="float">
            <text:p>3,16460936200666</text:p>
          </table:table-cell>
          <table:table-cell office:value-type="float" office:value="2.64733388118603" calcext:value-type="float">
            <text:p>2,64733388118603</text:p>
          </table:table-cell>
          <table:table-cell office:value-type="float" office:value="452.234102504834" calcext:value-type="float">
            <text:p>452,234102504834</text:p>
          </table:table-cell>
          <table:table-cell office:value-type="float" office:value="16763.7280737435" calcext:value-type="float">
            <text:p>16763,7280737435</text:p>
          </table:table-cell>
          <table:table-cell office:value-type="float" office:value="33433.5509338245" calcext:value-type="float">
            <text:p>33433,5509338245</text:p>
          </table:table-cell>
          <table:table-cell office:value-type="float" office:value="648925.340431765" calcext:value-type="float">
            <text:p>648925,340431765</text:p>
          </table:table-cell>
          <table:table-cell office:value-type="float" office:value="49.2556145857182" calcext:value-type="float">
            <text:p>49,2556145857182</text:p>
          </table:table-cell>
          <table:table-cell office:value-type="float" office:value="83.3463555553816" calcext:value-type="float">
            <text:p>83,3463555553816</text:p>
          </table:table-cell>
          <table:table-cell office:value-type="float" office:value="764.508335321577" calcext:value-type="float">
            <text:p>764,50833532157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384494" calcext:value-type="float">
            <text:p>384494</text:p>
          </table:table-cell>
          <table:table-cell office:value-type="float" office:value="0.00165874792656509" calcext:value-type="float">
            <text:p>0,001658747926565</text:p>
          </table:table-cell>
          <table:table-cell office:value-type="float" office:value="0.0243749695312881" calcext:value-type="float">
            <text:p>0,024374969531288</text:p>
          </table:table-cell>
          <table:table-cell office:value-type="float" office:value="9.6682641646698" calcext:value-type="float">
            <text:p>9,6682641646698</text:p>
          </table:table-cell>
          <table:table-cell office:value-type="float" office:value="13.7228578464277" calcext:value-type="float">
            <text:p>13,7228578464277</text:p>
          </table:table-cell>
          <table:table-cell office:value-type="float" office:value="14.4140622412113" calcext:value-type="float">
            <text:p>14,4140622412113</text:p>
          </table:table-cell>
          <table:table-cell office:value-type="float" office:value="14.1043596569925" calcext:value-type="float">
            <text:p>14,1043596569925</text:p>
          </table:table-cell>
          <table:table-cell office:value-type="float" office:value="14.7126478555864" calcext:value-type="float">
            <text:p>14,7126478555864</text:p>
          </table:table-cell>
          <table:table-cell office:value-type="float" office:value="14.4140526623464" calcext:value-type="float">
            <text:p>14,4140526623464</text:p>
          </table:table-cell>
          <table:table-cell office:value-type="float" office:value="14.0269255965937" calcext:value-type="float">
            <text:p>14,0269255965937</text:p>
          </table:table-cell>
          <table:table-cell office:value-type="float" office:value="14.642920116894" calcext:value-type="float">
            <text:p>14,642920116894</text:p>
          </table:table-cell>
          <table:table-cell office:value-type="float" office:value="-0.956669550634486" calcext:value-type="float">
            <text:p>-0,956669550634486</text:p>
          </table:table-cell>
          <table:table-cell office:value-type="float" office:value="-0.886621090618175" calcext:value-type="float">
            <text:p>-0,886621090618175</text:p>
          </table:table-cell>
          <table:table-cell office:value-type="float" office:value="-0.950205564944221" calcext:value-type="float">
            <text:p>-0,950205564944221</text:p>
          </table:table-cell>
          <table:table-cell office:value-type="float" office:value="0.0180031799569013" calcext:value-type="float">
            <text:p>0,018003179956901</text:p>
          </table:table-cell>
          <table:table-cell office:value-type="float" office:value="0.0196285760917915" calcext:value-type="float">
            <text:p>0,019628576091792</text:p>
          </table:table-cell>
          <table:table-cell office:value-type="float" office:value="0.0197154834981151" calcext:value-type="float">
            <text:p>0,019715483498115</text:p>
          </table:table-cell>
          <table:table-cell office:value-type="float" office:value="-0.548364407900269" calcext:value-type="float">
            <text:p>-0,548364407900269</text:p>
          </table:table-cell>
          <table:table-cell office:value-type="float" office:value="-0.463146133584504" calcext:value-type="float">
            <text:p>-0,463146133584504</text:p>
          </table:table-cell>
          <table:table-cell office:value-type="float" office:value="-0.47250739333204" calcext:value-type="float">
            <text:p>-0,4725073933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-1.21913472608159" calcext:value-type="float">
            <text:p>-1,21913472608159</text:p>
          </table:table-cell>
          <table:table-cell office:value-type="float" office:value="2.91660260424674" calcext:value-type="float">
            <text:p>2,91660260424674</text:p>
          </table:table-cell>
          <table:table-cell office:value-type="float" office:value="547.593051758685" calcext:value-type="float">
            <text:p>547,593051758685</text:p>
          </table:table-cell>
          <table:table-cell table:number-columns-repeated="2" office:value-type="float" office:value="3.85444031982755" calcext:value-type="float">
            <text:p>3,85444031982755</text:p>
          </table:table-cell>
          <table:table-cell office:value-type="float" office:value="703.502978698881" calcext:value-type="float">
            <text:p>703,502978698881</text:p>
          </table:table-cell>
          <table:table-cell office:value-type="float" office:value="3.65655858681004" calcext:value-type="float">
            <text:p>3,65655858681004</text:p>
          </table:table-cell>
          <table:table-cell office:value-type="float" office:value="2.51994829867864" calcext:value-type="float">
            <text:p>2,51994829867864</text:p>
          </table:table-cell>
          <table:table-cell office:value-type="float" office:value="441.654039609974" calcext:value-type="float">
            <text:p>441,654039609974</text:p>
          </table:table-cell>
          <table:table-cell office:value-type="float" office:value="9662.27491665871" calcext:value-type="float">
            <text:p>9662,27491665871</text:p>
          </table:table-cell>
          <table:table-cell office:value-type="float" office:value="42187.2463074573" calcext:value-type="float">
            <text:p>42187,2463074573</text:p>
          </table:table-cell>
          <table:table-cell office:value-type="float" office:value="763300.641041713" calcext:value-type="float">
            <text:p>763300,641041713</text:p>
          </table:table-cell>
          <table:table-cell office:value-type="float" office:value="32.5968895727309" calcext:value-type="float">
            <text:p>32,5968895727309</text:p>
          </table:table-cell>
          <table:table-cell office:value-type="float" office:value="99.1281809948048" calcext:value-type="float">
            <text:p>99,1281809948048</text:p>
          </table:table-cell>
          <table:table-cell office:value-type="float" office:value="863.47835155399" calcext:value-type="float">
            <text:p>863,47835155399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390965" calcext:value-type="float">
            <text:p>390965</text:p>
          </table:table-cell>
          <table:table-cell office:value-type="float" office:value="0.00240499699375376" calcext:value-type="float">
            <text:p>0,002404996993754</text:p>
          </table:table-cell>
          <table:table-cell office:value-type="float" office:value="0.0127499840625199" calcext:value-type="float">
            <text:p>0,01274998406252</text:p>
          </table:table-cell>
          <table:table-cell office:value-type="float" office:value="0.546673066658667" calcext:value-type="float">
            <text:p>0,546673066658667</text:p>
          </table:table-cell>
          <table:table-cell office:value-type="float" office:value="0.0359999550000562" calcext:value-type="float">
            <text:p>0,035999955000056</text:p>
          </table:table-cell>
          <table:table-cell office:value-type="float" office:value="13.8415552057631" calcext:value-type="float">
            <text:p>13,8415552057631</text:p>
          </table:table-cell>
          <table:table-cell office:value-type="float" office:value="13.0181001652059" calcext:value-type="float">
            <text:p>13,0181001652059</text:p>
          </table:table-cell>
          <table:table-cell office:value-type="float" office:value="13.6577256281258" calcext:value-type="float">
            <text:p>13,6577256281258</text:p>
          </table:table-cell>
          <table:table-cell office:value-type="float" office:value="13.8055544081061" calcext:value-type="float">
            <text:p>13,8055544081061</text:p>
          </table:table-cell>
          <table:table-cell office:value-type="float" office:value="13.0168945307178" calcext:value-type="float">
            <text:p>13,0168945307178</text:p>
          </table:table-cell>
          <table:table-cell office:value-type="float" office:value="13.6576537502593" calcext:value-type="float">
            <text:p>13,6576537502593</text:p>
          </table:table-cell>
          <table:table-cell office:value-type="float" office:value="-0.880825818408576" calcext:value-type="float">
            <text:p>-0,880825818408576</text:p>
          </table:table-cell>
          <table:table-cell office:value-type="float" office:value="-0.725360176529451" calcext:value-type="float">
            <text:p>-0,725360176529451</text:p>
          </table:table-cell>
          <table:table-cell office:value-type="float" office:value="-0.845214822705959" calcext:value-type="float">
            <text:p>-0,845214822705959</text:p>
          </table:table-cell>
          <table:table-cell office:value-type="float" office:value="0.0236864851222414" calcext:value-type="float">
            <text:p>0,023686485122241</text:p>
          </table:table-cell>
          <table:table-cell office:value-type="float" office:value="0.0262379787953292" calcext:value-type="float">
            <text:p>0,026237978795329</text:p>
          </table:table-cell>
          <table:table-cell office:value-type="float" office:value="0.0257726284789868" calcext:value-type="float">
            <text:p>0,025772628478987</text:p>
          </table:table-cell>
          <table:table-cell office:value-type="float" office:value="0.992608559266647" calcext:value-type="float">
            <text:p>0,992608559266647</text:p>
          </table:table-cell>
          <table:table-cell office:value-type="float" office:value="0.991625733437112" calcext:value-type="float">
            <text:p>0,991625733437112</text:p>
          </table:table-cell>
          <table:table-cell office:value-type="float" office:value="0.992623224059087" calcext:value-type="float">
            <text:p>0,99262322405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office:value-type="float" office:value="-2.91820635224206" calcext:value-type="float">
            <text:p>-2,91820635224206</text:p>
          </table:table-cell>
          <table:table-cell office:value-type="float" office:value="3.91075761155299" calcext:value-type="float">
            <text:p>3,91075761155299</text:p>
          </table:table-cell>
          <table:table-cell office:value-type="float" office:value="526.281524648094" calcext:value-type="float">
            <text:p>526,281524648094</text:p>
          </table:table-cell>
          <table:table-cell table:number-columns-repeated="2" office:value-type="float" office:value="5.01504671579768" calcext:value-type="float">
            <text:p>5,01504671579768</text:p>
          </table:table-cell>
          <table:table-cell office:value-type="float" office:value="694.067014429244" calcext:value-type="float">
            <text:p>694,067014429244</text:p>
          </table:table-cell>
          <table:table-cell office:value-type="float" office:value="4.07857392324415" calcext:value-type="float">
            <text:p>4,07857392324415</text:p>
          </table:table-cell>
          <table:table-cell office:value-type="float" office:value="3.13953316040991" calcext:value-type="float">
            <text:p>3,13953316040991</text:p>
          </table:table-cell>
          <table:table-cell office:value-type="float" office:value="452.500582687804" calcext:value-type="float">
            <text:p>452,500582687804</text:p>
          </table:table-cell>
          <table:table-cell office:value-type="float" office:value="6492.14451603535" calcext:value-type="float">
            <text:p>6492,14451603535</text:p>
          </table:table-cell>
          <table:table-cell office:value-type="float" office:value="18034.4187856822" calcext:value-type="float">
            <text:p>18034,4187856822</text:p>
          </table:table-cell>
          <table:table-cell office:value-type="float" office:value="740345.43377454" calcext:value-type="float">
            <text:p>740345,43377454</text:p>
          </table:table-cell>
          <table:table-cell office:value-type="float" office:value="24.1752376947746" calcext:value-type="float">
            <text:p>24,1752376947746</text:p>
          </table:table-cell>
          <table:table-cell office:value-type="float" office:value="52.758253283847" calcext:value-type="float">
            <text:p>52,758253283847</text:p>
          </table:table-cell>
          <table:table-cell office:value-type="float" office:value="843.930681063469" calcext:value-type="float">
            <text:p>843,930681063469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397490" calcext:value-type="float">
            <text:p>397490</text:p>
          </table:table-cell>
          <table:table-cell office:value-type="float" office:value="0.00413499483125646" calcext:value-type="float">
            <text:p>0,004134994831256</text:p>
          </table:table-cell>
          <table:table-cell office:value-type="float" office:value="0.143874820156475" calcext:value-type="float">
            <text:p>0,143874820156475</text:p>
          </table:table-cell>
          <table:table-cell office:value-type="float" office:value="0.578124277344653" calcext:value-type="float">
            <text:p>0,578124277344653</text:p>
          </table:table-cell>
          <table:table-cell office:value-type="float" office:value="0.370624536719329" calcext:value-type="float">
            <text:p>0,370624536719329</text:p>
          </table:table-cell>
          <table:table-cell office:value-type="float" office:value="13.8074996538545" calcext:value-type="float">
            <text:p>13,8074996538545</text:p>
          </table:table-cell>
          <table:table-cell office:value-type="float" office:value="12.5384439718124" calcext:value-type="float">
            <text:p>12,5384439718124</text:p>
          </table:table-cell>
          <table:table-cell office:value-type="float" office:value="13.3574661041166" calcext:value-type="float">
            <text:p>13,3574661041166</text:p>
          </table:table-cell>
          <table:table-cell office:value-type="float" office:value="13.8074937763519" calcext:value-type="float">
            <text:p>13,8074937763519</text:p>
          </table:table-cell>
          <table:table-cell office:value-type="float" office:value="12.4492555208194" calcext:value-type="float">
            <text:p>12,4492555208194</text:p>
          </table:table-cell>
          <table:table-cell office:value-type="float" office:value="13.2798265146465" calcext:value-type="float">
            <text:p>13,2798265146465</text:p>
          </table:table-cell>
          <table:table-cell office:value-type="float" office:value="-0.862648657551358" calcext:value-type="float">
            <text:p>-0,862648657551358</text:p>
          </table:table-cell>
          <table:table-cell office:value-type="float" office:value="-0.498595383655968" calcext:value-type="float">
            <text:p>-0,498595383655968</text:p>
          </table:table-cell>
          <table:table-cell office:value-type="float" office:value="-0.725580377466963" calcext:value-type="float">
            <text:p>-0,725580377466963</text:p>
          </table:table-cell>
          <table:table-cell office:value-type="float" office:value="0.0207874039374378" calcext:value-type="float">
            <text:p>0,020787403937438</text:p>
          </table:table-cell>
          <table:table-cell office:value-type="float" office:value="0.0323518588625924" calcext:value-type="float">
            <text:p>0,032351858862592</text:p>
          </table:table-cell>
          <table:table-cell office:value-type="float" office:value="0.027197282412147" calcext:value-type="float">
            <text:p>0,027197282412147</text:p>
          </table:table-cell>
          <table:table-cell office:value-type="float" office:value="-0.547858098582144" calcext:value-type="float">
            <text:p>-0,547858098582144</text:p>
          </table:table-cell>
          <table:table-cell office:value-type="float" office:value="-0.460291682192632" calcext:value-type="float">
            <text:p>-0,460291682192632</text:p>
          </table:table-cell>
          <table:table-cell office:value-type="float" office:value="-0.466651099974352" calcext:value-type="float">
            <text:p>-0,46665109997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-2.21742472821909" calcext:value-type="float">
            <text:p>-2,21742472821909</text:p>
          </table:table-cell>
          <table:table-cell office:value-type="float" office:value="3.66235042206197" calcext:value-type="float">
            <text:p>3,66235042206197</text:p>
          </table:table-cell>
          <table:table-cell office:value-type="float" office:value="644.565669292913" calcext:value-type="float">
            <text:p>644,565669292913</text:p>
          </table:table-cell>
          <table:table-cell table:number-columns-repeated="2" office:value-type="float" office:value="4.74017715000196" calcext:value-type="float">
            <text:p>4,74017715000196</text:p>
          </table:table-cell>
          <table:table-cell office:value-type="float" office:value="793.551859818757" calcext:value-type="float">
            <text:p>793,551859818757</text:p>
          </table:table-cell>
          <table:table-cell office:value-type="float" office:value="4.18954734882937" calcext:value-type="float">
            <text:p>4,18954734882937</text:p>
          </table:table-cell>
          <table:table-cell office:value-type="float" office:value="3.00939675008518" calcext:value-type="float">
            <text:p>3,00939675008518</text:p>
          </table:table-cell>
          <table:table-cell office:value-type="float" office:value="462.881898750411" calcext:value-type="float">
            <text:p>462,881898750411</text:p>
          </table:table-cell>
          <table:table-cell office:value-type="float" office:value="6009.96798609818" calcext:value-type="float">
            <text:p>6009,96798609818</text:p>
          </table:table-cell>
          <table:table-cell office:value-type="float" office:value="22099.0960498644" calcext:value-type="float">
            <text:p>22099,0960498644</text:p>
          </table:table-cell>
          <table:table-cell office:value-type="float" office:value="721234.678983554" calcext:value-type="float">
            <text:p>721234,678983554</text:p>
          </table:table-cell>
          <table:table-cell office:value-type="float" office:value="22.7477792376057" calcext:value-type="float">
            <text:p>22,7477792376057</text:p>
          </table:table-cell>
          <table:table-cell office:value-type="float" office:value="61.329582218052" calcext:value-type="float">
            <text:p>61,329582218052</text:p>
          </table:table-cell>
          <table:table-cell office:value-type="float" office:value="827.597324215789" calcext:value-type="float">
            <text:p>827,597324215789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404069" calcext:value-type="float">
            <text:p>404069</text:p>
          </table:table-cell>
          <table:table-cell office:value-type="float" office:value="0.00241624697969128" calcext:value-type="float">
            <text:p>0,002416246979691</text:p>
          </table:table-cell>
          <table:table-cell office:value-type="float" office:value="0.0253749682812896" calcext:value-type="float">
            <text:p>0,02537496828129</text:p>
          </table:table-cell>
          <table:table-cell office:value-type="float" office:value="3.43866195167256" calcext:value-type="float">
            <text:p>3,43866195167256</text:p>
          </table:table-cell>
          <table:table-cell office:value-type="float" office:value="7.20536599329251" calcext:value-type="float">
            <text:p>7,20536599329251</text:p>
          </table:table-cell>
          <table:table-cell office:value-type="float" office:value="14.1420313694209" calcext:value-type="float">
            <text:p>14,1420313694209</text:p>
          </table:table-cell>
          <table:table-cell office:value-type="float" office:value="14.9146217498994" calcext:value-type="float">
            <text:p>14,9146217498994</text:p>
          </table:table-cell>
          <table:table-cell office:value-type="float" office:value="14.9037805974409" calcext:value-type="float">
            <text:p>14,9037805974409</text:p>
          </table:table-cell>
          <table:table-cell office:value-type="float" office:value="14.0953044987229" calcext:value-type="float">
            <text:p>14,0953044987229</text:p>
          </table:table-cell>
          <table:table-cell office:value-type="float" office:value="14.7879848100051" calcext:value-type="float">
            <text:p>14,7879848100051</text:p>
          </table:table-cell>
          <table:table-cell office:value-type="float" office:value="14.8783256698824" calcext:value-type="float">
            <text:p>14,8783256698824</text:p>
          </table:table-cell>
          <table:table-cell office:value-type="float" office:value="-0.875895482802847" calcext:value-type="float">
            <text:p>-0,875895482802847</text:p>
          </table:table-cell>
          <table:table-cell office:value-type="float" office:value="-0.983605362089583" calcext:value-type="float">
            <text:p>-0,983605362089583</text:p>
          </table:table-cell>
          <table:table-cell office:value-type="float" office:value="-0.996523614400727" calcext:value-type="float">
            <text:p>-0,996523614400727</text:p>
          </table:table-cell>
          <table:table-cell office:value-type="float" office:value="0.025734724749905" calcext:value-type="float">
            <text:p>0,025734724749905</text:p>
          </table:table-cell>
          <table:table-cell office:value-type="float" office:value="0.0186593410622505" calcext:value-type="float">
            <text:p>0,018659341062251</text:p>
          </table:table-cell>
          <table:table-cell office:value-type="float" office:value="0.0190762190893551" calcext:value-type="float">
            <text:p>0,019076219089355</text:p>
          </table:table-cell>
          <table:table-cell office:value-type="float" office:value="0.99279108971253" calcext:value-type="float">
            <text:p>0,99279108971253</text:p>
          </table:table-cell>
          <table:table-cell office:value-type="float" office:value="0.990994297757445" calcext:value-type="float">
            <text:p>0,990994297757445</text:p>
          </table:table-cell>
          <table:table-cell office:value-type="float" office:value="0.989358333505127" calcext:value-type="float">
            <text:p>0,98935833350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-1.44334944581319" calcext:value-type="float">
            <text:p>-1,44334944581319</text:p>
          </table:table-cell>
          <table:table-cell office:value-type="float" office:value="4.120813598983" calcext:value-type="float">
            <text:p>4,120813598983</text:p>
          </table:table-cell>
          <table:table-cell office:value-type="float" office:value="716.823132721084" calcext:value-type="float">
            <text:p>716,823132721084</text:p>
          </table:table-cell>
          <table:table-cell table:number-columns-repeated="2" office:value-type="float" office:value="5.26277271303153" calcext:value-type="float">
            <text:p>5,26277271303153</text:p>
          </table:table-cell>
          <table:table-cell office:value-type="float" office:value="857.627359644263" calcext:value-type="float">
            <text:p>857,627359644263</text:p>
          </table:table-cell>
          <table:table-cell office:value-type="float" office:value="5.06098004405273" calcext:value-type="float">
            <text:p>5,06098004405273</text:p>
          </table:table-cell>
          <table:table-cell office:value-type="float" office:value="3.27348009180841" calcext:value-type="float">
            <text:p>3,27348009180841</text:p>
          </table:table-cell>
          <table:table-cell office:value-type="float" office:value="470.838915560642" calcext:value-type="float">
            <text:p>470,838915560642</text:p>
          </table:table-cell>
          <table:table-cell office:value-type="float" office:value="2906.90066864672" calcext:value-type="float">
            <text:p>2906,90066864672</text:p>
          </table:table-cell>
          <table:table-cell office:value-type="float" office:value="16281.2019335479" calcext:value-type="float">
            <text:p>16281,2019335479</text:p>
          </table:table-cell>
          <table:table-cell office:value-type="float" office:value="718606.067573742" calcext:value-type="float">
            <text:p>718606,067573742</text:p>
          </table:table-cell>
          <table:table-cell office:value-type="float" office:value="13.2362639279636" calcext:value-type="float">
            <text:p>13,2362639279636</text:p>
          </table:table-cell>
          <table:table-cell office:value-type="float" office:value="48.8450764926256" calcext:value-type="float">
            <text:p>48,8450764926256</text:p>
          </table:table-cell>
          <table:table-cell office:value-type="float" office:value="825.270952771568" calcext:value-type="float">
            <text:p>825,270952771568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410702" calcext:value-type="float">
            <text:p>410702</text:p>
          </table:table-cell>
          <table:table-cell office:value-type="float" office:value="0.00304999618750477" calcext:value-type="float">
            <text:p>0,003049996187505</text:p>
          </table:table-cell>
          <table:table-cell office:value-type="float" office:value="0.108249864687669" calcext:value-type="float">
            <text:p>0,108249864687669</text:p>
          </table:table-cell>
          <table:table-cell office:value-type="float" office:value="12.4414856981429" calcext:value-type="float">
            <text:p>12,4414856981429</text:p>
          </table:table-cell>
          <table:table-cell office:value-type="float" office:value="22.3897220128475" calcext:value-type="float">
            <text:p>22,3897220128475</text:p>
          </table:table-cell>
          <table:table-cell office:value-type="float" office:value="15.5024364486064" calcext:value-type="float">
            <text:p>15,5024364486064</text:p>
          </table:table-cell>
          <table:table-cell office:value-type="float" office:value="15.1194775621298" calcext:value-type="float">
            <text:p>15,1194775621298</text:p>
          </table:table-cell>
          <table:table-cell office:value-type="float" office:value="15.7448085134833" calcext:value-type="float">
            <text:p>15,7448085134833</text:p>
          </table:table-cell>
          <table:table-cell office:value-type="float" office:value="15.4433983396075" calcext:value-type="float">
            <text:p>15,4433983396075</text:p>
          </table:table-cell>
          <table:table-cell office:value-type="float" office:value="15.1033846946191" calcext:value-type="float">
            <text:p>15,1033846946191</text:p>
          </table:table-cell>
          <table:table-cell office:value-type="float" office:value="15.7250222818254" calcext:value-type="float">
            <text:p>15,7250222818254</text:p>
          </table:table-cell>
          <table:table-cell office:value-type="float" office:value="-1.0357603010929" calcext:value-type="float">
            <text:p>-1,0357603010929</text:p>
          </table:table-cell>
          <table:table-cell office:value-type="float" office:value="-0.995509146049856" calcext:value-type="float">
            <text:p>-0,995509146049856</text:p>
          </table:table-cell>
          <table:table-cell office:value-type="float" office:value="-1.06150928376737" calcext:value-type="float">
            <text:p>-1,06150928376737</text:p>
          </table:table-cell>
          <table:table-cell office:value-type="float" office:value="0.0161500384451978" calcext:value-type="float">
            <text:p>0,016150038445198</text:p>
          </table:table-cell>
          <table:table-cell office:value-type="float" office:value="0.0193366552476235" calcext:value-type="float">
            <text:p>0,019336655247624</text:p>
          </table:table-cell>
          <table:table-cell office:value-type="float" office:value="0.0167225363967132" calcext:value-type="float">
            <text:p>0,016722536396713</text:p>
          </table:table-cell>
          <table:table-cell office:value-type="float" office:value="0.979615667518717" calcext:value-type="float">
            <text:p>0,979615667518717</text:p>
          </table:table-cell>
          <table:table-cell office:value-type="float" office:value="0.978633476380459" calcext:value-type="float">
            <text:p>0,978633476380459</text:p>
          </table:table-cell>
          <table:table-cell office:value-type="float" office:value="0.975444090614268" calcext:value-type="float">
            <text:p>0,97544409061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-1.44303944620069" calcext:value-type="float">
            <text:p>-1,44303944620069</text:p>
          </table:table-cell>
          <table:table-cell office:value-type="float" office:value="5.01638747951565" calcext:value-type="float">
            <text:p>5,01638747951565</text:p>
          </table:table-cell>
          <table:table-cell office:value-type="float" office:value="790.797067753665" calcext:value-type="float">
            <text:p>790,797067753665</text:p>
          </table:table-cell>
          <table:table-cell table:number-columns-repeated="2" office:value-type="float" office:value="8.24386279594753" calcext:value-type="float">
            <text:p>8,24386279594753</text:p>
          </table:table-cell>
          <table:table-cell office:value-type="float" office:value="1118.36029789892" calcext:value-type="float">
            <text:p>1118,36029789892</text:p>
          </table:table-cell>
          <table:table-cell office:value-type="float" office:value="8.11658246770872" calcext:value-type="float">
            <text:p>8,11658246770872</text:p>
          </table:table-cell>
          <table:table-cell office:value-type="float" office:value="6.54195157837219" calcext:value-type="float">
            <text:p>6,54195157837219</text:p>
          </table:table-cell>
          <table:table-cell office:value-type="float" office:value="790.803233142581" calcext:value-type="float">
            <text:p>790,803233142581</text:p>
          </table:table-cell>
          <table:table-cell office:value-type="float" office:value="496.595424778085" calcext:value-type="float">
            <text:p>496,595424778085</text:p>
          </table:table-cell>
          <table:table-cell office:value-type="float" office:value="1134.19374445955" calcext:value-type="float">
            <text:p>1134,19374445955</text:p>
          </table:table-cell>
          <table:table-cell office:value-type="float" office:value="96891.5381387022" calcext:value-type="float">
            <text:p>96891,5381387022</text:p>
          </table:table-cell>
          <table:table-cell office:value-type="float" office:value="3.15376069320492" calcext:value-type="float">
            <text:p>3,15376069320492</text:p>
          </table:table-cell>
          <table:table-cell office:value-type="float" office:value="12.3499291416261" calcext:value-type="float">
            <text:p>12,3499291416261</text:p>
          </table:table-cell>
          <table:table-cell office:value-type="float" office:value="199.629129955389" calcext:value-type="float">
            <text:p>199,629129955389</text:p>
          </table:table-cell>
          <table:table-cell office:value-type="float" office:value="-261" calcext:value-type="float">
            <text:p>-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119</text:p>
          </table:table-cell>
          <table:table-cell office:value-type="float" office:value="417389" calcext:value-type="float">
            <text:p>417389</text:p>
          </table:table-cell>
          <table:table-cell office:value-type="float" office:value="0.497620627974215" calcext:value-type="float">
            <text:p>0,497620627974215</text:p>
          </table:table-cell>
          <table:table-cell office:value-type="float" office:value="4.07249490938136" calcext:value-type="float">
            <text:p>4,07249490938136</text:p>
          </table:table-cell>
          <table:table-cell office:value-type="float" office:value="88.1129648587939" calcext:value-type="float">
            <text:p>88,1129648587939</text:p>
          </table:table-cell>
          <table:table-cell office:value-type="float" office:value="35.7383303270871" calcext:value-type="float">
            <text:p>35,7383303270871</text:p>
          </table:table-cell>
          <table:table-cell office:value-type="float" office:value="16.315700444584" calcext:value-type="float">
            <text:p>16,315700444584</text:p>
          </table:table-cell>
          <table:table-cell office:value-type="float" office:value="15.7538355574391" calcext:value-type="float">
            <text:p>15,7538355574391</text:p>
          </table:table-cell>
          <table:table-cell office:value-type="float" office:value="16.6256323785123" calcext:value-type="float">
            <text:p>16,6256323785123</text:p>
          </table:table-cell>
          <table:table-cell office:value-type="float" office:value="16.2584567807644" calcext:value-type="float">
            <text:p>16,2584567807644</text:p>
          </table:table-cell>
          <table:table-cell office:value-type="float" office:value="15.7378875691943" calcext:value-type="float">
            <text:p>15,7378875691943</text:p>
          </table:table-cell>
          <table:table-cell office:value-type="float" office:value="16.6070331773217" calcext:value-type="float">
            <text:p>16,6070331773217</text:p>
          </table:table-cell>
          <table:table-cell office:value-type="float" office:value="0.0892352632424975" calcext:value-type="float">
            <text:p>0,089235263242498</text:p>
          </table:table-cell>
          <table:table-cell office:value-type="float" office:value="0.00567378871482482" calcext:value-type="float">
            <text:p>0,005673788714825</text:p>
          </table:table-cell>
          <table:table-cell office:value-type="float" office:value="-0.156691600018585" calcext:value-type="float">
            <text:p>-0,156691600018585</text:p>
          </table:table-cell>
          <table:table-cell office:value-type="float" office:value="0.0131602915166122" calcext:value-type="float">
            <text:p>0,013160291516612</text:p>
          </table:table-cell>
          <table:table-cell office:value-type="float" office:value="0.0257562734047248" calcext:value-type="float">
            <text:p>0,025756273404725</text:p>
          </table:table-cell>
          <table:table-cell office:value-type="float" office:value="0.0123530476008694" calcext:value-type="float">
            <text:p>0,012353047600869</text:p>
          </table:table-cell>
          <table:table-cell office:value-type="float" office:value="0.882091558344509" calcext:value-type="float">
            <text:p>0,882091558344509</text:p>
          </table:table-cell>
          <table:table-cell office:value-type="float" office:value="0.902261895959757" calcext:value-type="float">
            <text:p>0,902261895959757</text:p>
          </table:table-cell>
          <table:table-cell office:value-type="float" office:value="0.920220801537612" calcext:value-type="float">
            <text:p>0,92022080153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-2.2574096782379" calcext:value-type="float">
            <text:p>-2,2574096782379</text:p>
          </table:table-cell>
          <table:table-cell office:value-type="float" office:value="3.9663850420187" calcext:value-type="float">
            <text:p>3,9663850420187</text:p>
          </table:table-cell>
          <table:table-cell office:value-type="float" office:value="677.039746200317" calcext:value-type="float">
            <text:p>677,039746200317</text:p>
          </table:table-cell>
          <table:table-cell table:number-columns-repeated="2" office:value-type="float" office:value="5.11744074364817" calcext:value-type="float">
            <text:p>5,11744074364817</text:p>
          </table:table-cell>
          <table:table-cell office:value-type="float" office:value="831.631224879383" calcext:value-type="float">
            <text:p>831,631224879383</text:p>
          </table:table-cell>
          <table:table-cell office:value-type="float" office:value="4.5926355515486" calcext:value-type="float">
            <text:p>4,5926355515486</text:p>
          </table:table-cell>
          <table:table-cell office:value-type="float" office:value="3.23357224493294" calcext:value-type="float">
            <text:p>3,23357224493294</text:p>
          </table:table-cell>
          <table:table-cell office:value-type="float" office:value="482.936513694494" calcext:value-type="float">
            <text:p>482,936513694494</text:p>
          </table:table-cell>
          <table:table-cell office:value-type="float" office:value="4585.44489462783" calcext:value-type="float">
            <text:p>4585,44489462783</text:p>
          </table:table-cell>
          <table:table-cell office:value-type="float" office:value="18252.665473152" calcext:value-type="float">
            <text:p>18252,665473152</text:p>
          </table:table-cell>
          <table:table-cell office:value-type="float" office:value="738870.459382381" calcext:value-type="float">
            <text:p>738870,459382381</text:p>
          </table:table-cell>
          <table:table-cell office:value-type="float" office:value="18.6682516117899" calcext:value-type="float">
            <text:p>18,6682516117899</text:p>
          </table:table-cell>
          <table:table-cell office:value-type="float" office:value="53.2948868271221" calcext:value-type="float">
            <text:p>53,2948868271221</text:p>
          </table:table-cell>
          <table:table-cell office:value-type="float" office:value="842.680064358326" calcext:value-type="float">
            <text:p>842,680064358326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float" office:value="424130" calcext:value-type="float">
            <text:p>424130</text:p>
          </table:table-cell>
          <table:table-cell office:value-type="float" office:value="0.00410874486406892" calcext:value-type="float">
            <text:p>0,004108744864069</text:p>
          </table:table-cell>
          <table:table-cell office:value-type="float" office:value="0.109374863281421" calcext:value-type="float">
            <text:p>0,109374863281421</text:p>
          </table:table-cell>
          <table:table-cell office:value-type="float" office:value="5.35848330189587" calcext:value-type="float">
            <text:p>5,35848330189587</text:p>
          </table:table-cell>
          <table:table-cell office:value-type="float" office:value="11.688610389237" calcext:value-type="float">
            <text:p>11,688610389237</text:p>
          </table:table-cell>
          <table:table-cell office:value-type="float" office:value="14.5026784022952" calcext:value-type="float">
            <text:p>14,5026784022952</text:p>
          </table:table-cell>
          <table:table-cell office:value-type="float" office:value="15.2727991352931" calcext:value-type="float">
            <text:p>15,2727991352931</text:p>
          </table:table-cell>
          <table:table-cell office:value-type="float" office:value="15.2791908140749" calcext:value-type="float">
            <text:p>15,2791908140749</text:p>
          </table:table-cell>
          <table:table-cell office:value-type="float" office:value="14.4540140607789" calcext:value-type="float">
            <text:p>14,4540140607789</text:p>
          </table:table-cell>
          <table:table-cell office:value-type="float" office:value="15.1490557785971" calcext:value-type="float">
            <text:p>15,1490557785971</text:p>
          </table:table-cell>
          <table:table-cell office:value-type="float" office:value="15.2544072743084" calcext:value-type="float">
            <text:p>15,2544072743084</text:p>
          </table:table-cell>
          <table:table-cell office:value-type="float" office:value="-0.888942984241547" calcext:value-type="float">
            <text:p>-0,888942984241547</text:p>
          </table:table-cell>
          <table:table-cell office:value-type="float" office:value="-0.976649190499774" calcext:value-type="float">
            <text:p>-0,976649190499774</text:p>
          </table:table-cell>
          <table:table-cell office:value-type="float" office:value="-1.02145968016784" calcext:value-type="float">
            <text:p>-1,02145968016784</text:p>
          </table:table-cell>
          <table:table-cell office:value-type="float" office:value="0.020801878947262" calcext:value-type="float">
            <text:p>0,020801878947262</text:p>
          </table:table-cell>
          <table:table-cell office:value-type="float" office:value="0.0206129922250518" calcext:value-type="float">
            <text:p>0,020612992225052</text:p>
          </table:table-cell>
          <table:table-cell office:value-type="float" office:value="0.017683009657089" calcext:value-type="float">
            <text:p>0,017683009657089</text:p>
          </table:table-cell>
          <table:table-cell office:value-type="float" office:value="0.993782006133569" calcext:value-type="float">
            <text:p>0,993782006133569</text:p>
          </table:table-cell>
          <table:table-cell office:value-type="float" office:value="0.994534849679082" calcext:value-type="float">
            <text:p>0,994534849679082</text:p>
          </table:table-cell>
          <table:table-cell office:value-type="float" office:value="0.99302954767657" calcext:value-type="float">
            <text:p>0,99302954767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-2.1856135179831" calcext:value-type="float">
            <text:p>-2,1856135179831</text:p>
          </table:table-cell>
          <table:table-cell office:value-type="float" office:value="3.65633417958228" calcext:value-type="float">
            <text:p>3,65633417958228</text:p>
          </table:table-cell>
          <table:table-cell office:value-type="float" office:value="678.550158062302" calcext:value-type="float">
            <text:p>678,550158062302</text:p>
          </table:table-cell>
          <table:table-cell table:number-columns-repeated="2" office:value-type="float" office:value="4.73652147748803" calcext:value-type="float">
            <text:p>4,73652147748803</text:p>
          </table:table-cell>
          <table:table-cell office:value-type="float" office:value="836.915205827282" calcext:value-type="float">
            <text:p>836,915205827282</text:p>
          </table:table-cell>
          <table:table-cell office:value-type="float" office:value="4.20211009573939" calcext:value-type="float">
            <text:p>4,20211009573939</text:p>
          </table:table-cell>
          <table:table-cell office:value-type="float" office:value="3.01095600664038" calcext:value-type="float">
            <text:p>3,01095600664038</text:p>
          </table:table-cell>
          <table:table-cell office:value-type="float" office:value="489.894626158062" calcext:value-type="float">
            <text:p>489,894626158062</text:p>
          </table:table-cell>
          <table:table-cell office:value-type="float" office:value="6751.26581912111" calcext:value-type="float">
            <text:p>6751,26581912111</text:p>
          </table:table-cell>
          <table:table-cell office:value-type="float" office:value="25091.7079173123" calcext:value-type="float">
            <text:p>25091,7079173123</text:p>
          </table:table-cell>
          <table:table-cell office:value-type="float" office:value="743645.920901128" calcext:value-type="float">
            <text:p>743645,920901128</text:p>
          </table:table-cell>
          <table:table-cell office:value-type="float" office:value="24.9129220531" calcext:value-type="float">
            <text:p>24,9129220531</text:p>
          </table:table-cell>
          <table:table-cell office:value-type="float" office:value="67.3393569005293" calcext:value-type="float">
            <text:p>67,3393569005293</text:p>
          </table:table-cell>
          <table:table-cell office:value-type="float" office:value="846.749554836184" calcext:value-type="float">
            <text:p>846,749554836184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430925" calcext:value-type="float">
            <text:p>430925</text:p>
          </table:table-cell>
          <table:table-cell office:value-type="float" office:value="0.00240499699375376" calcext:value-type="float">
            <text:p>0,002404996993754</text:p>
          </table:table-cell>
          <table:table-cell office:value-type="float" office:value="0.0574999281250898" calcext:value-type="float">
            <text:p>0,05749992812509</text:p>
          </table:table-cell>
          <table:table-cell office:value-type="float" office:value="5.93901132623584" calcext:value-type="float">
            <text:p>5,93901132623584</text:p>
          </table:table-cell>
          <table:table-cell office:value-type="float" office:value="13.3367333290833" calcext:value-type="float">
            <text:p>13,3367333290833</text:p>
          </table:table-cell>
          <table:table-cell office:value-type="float" office:value="14.3632849522683" calcext:value-type="float">
            <text:p>14,3632849522683</text:p>
          </table:table-cell>
          <table:table-cell office:value-type="float" office:value="15.0646180277365" calcext:value-type="float">
            <text:p>15,0646180277365</text:p>
          </table:table-cell>
          <table:table-cell office:value-type="float" office:value="15.662167382602" calcext:value-type="float">
            <text:p>15,662167382602</text:p>
          </table:table-cell>
          <table:table-cell office:value-type="float" office:value="14.3199984120042" calcext:value-type="float">
            <text:p>14,3199984120042</text:p>
          </table:table-cell>
          <table:table-cell office:value-type="float" office:value="14.9361777583735" calcext:value-type="float">
            <text:p>14,9361777583735</text:p>
          </table:table-cell>
          <table:table-cell office:value-type="float" office:value="15.6367663067303" calcext:value-type="float">
            <text:p>15,6367663067303</text:p>
          </table:table-cell>
          <table:table-cell office:value-type="float" office:value="-0.857422028364625" calcext:value-type="float">
            <text:p>-0,857422028364625</text:p>
          </table:table-cell>
          <table:table-cell office:value-type="float" office:value="-0.945694562641015" calcext:value-type="float">
            <text:p>-0,945694562641015</text:p>
          </table:table-cell>
          <table:table-cell office:value-type="float" office:value="-1.05901553348163" calcext:value-type="float">
            <text:p>-1,05901553348163</text:p>
          </table:table-cell>
          <table:table-cell office:value-type="float" office:value="0.0218372449384836" calcext:value-type="float">
            <text:p>0,021837244938484</text:p>
          </table:table-cell>
          <table:table-cell office:value-type="float" office:value="0.0214682052894999" calcext:value-type="float">
            <text:p>0,0214682052895</text:p>
          </table:table-cell>
          <table:table-cell office:value-type="float" office:value="0.0176456130326567" calcext:value-type="float">
            <text:p>0,017645613032657</text:p>
          </table:table-cell>
          <table:table-cell office:value-type="float" office:value="0.993747919634385" calcext:value-type="float">
            <text:p>0,993747919634385</text:p>
          </table:table-cell>
          <table:table-cell office:value-type="float" office:value="0.994311017876002" calcext:value-type="float">
            <text:p>0,994311017876002</text:p>
          </table:table-cell>
          <table:table-cell office:value-type="float" office:value="0.992356917535059" calcext:value-type="float">
            <text:p>0,992356917535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-1.45080068649914" calcext:value-type="float">
            <text:p>-1,45080068649914</text:p>
          </table:table-cell>
          <table:table-cell office:value-type="float" office:value="3.76426279467151" calcext:value-type="float">
            <text:p>3,76426279467151</text:p>
          </table:table-cell>
          <table:table-cell office:value-type="float" office:value="787.04273619658" calcext:value-type="float">
            <text:p>787,04273619658</text:p>
          </table:table-cell>
          <table:table-cell table:number-columns-repeated="2" office:value-type="float" office:value="5.00771391490186" calcext:value-type="float">
            <text:p>5,00771391490186</text:p>
          </table:table-cell>
          <table:table-cell office:value-type="float" office:value="991.657882247353" calcext:value-type="float">
            <text:p>991,657882247353</text:p>
          </table:table-cell>
          <table:table-cell office:value-type="float" office:value="4.79295065920309" calcext:value-type="float">
            <text:p>4,79295065920309</text:p>
          </table:table-cell>
          <table:table-cell office:value-type="float" office:value="3.30265412451161" calcext:value-type="float">
            <text:p>3,30265412451161</text:p>
          </table:table-cell>
          <table:table-cell office:value-type="float" office:value="603.281929800244" calcext:value-type="float">
            <text:p>603,281929800244</text:p>
          </table:table-cell>
          <table:table-cell office:value-type="float" office:value="4121.44099882662" calcext:value-type="float">
            <text:p>4121,44099882662</text:p>
          </table:table-cell>
          <table:table-cell office:value-type="float" office:value="17944.4513736838" calcext:value-type="float">
            <text:p>17944,4513736838</text:p>
          </table:table-cell>
          <table:table-cell office:value-type="float" office:value="344774.978145874" calcext:value-type="float">
            <text:p>344774,978145874</text:p>
          </table:table-cell>
          <table:table-cell office:value-type="float" office:value="17.1247473747926" calcext:value-type="float">
            <text:p>17,1247473747926</text:p>
          </table:table-cell>
          <table:table-cell office:value-type="float" office:value="54.4497785418662" calcext:value-type="float">
            <text:p>54,4497785418662</text:p>
          </table:table-cell>
          <table:table-cell office:value-type="float" office:value="488.199603775693" calcext:value-type="float">
            <text:p>488,199603775693</text:p>
          </table:table-cell>
          <table:table-cell office:value-type="float" office:value="-195" calcext:value-type="float">
            <text:p>-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46" calcext:value-type="float">
            <text:p>1146</text:p>
          </table:table-cell>
          <table:table-cell office:value-type="float" office:value="437774" calcext:value-type="float">
            <text:p>437774</text:p>
          </table:table-cell>
          <table:table-cell office:value-type="float" office:value="0.020778724026595" calcext:value-type="float">
            <text:p>0,020778724026595</text:p>
          </table:table-cell>
          <table:table-cell office:value-type="float" office:value="0.199249750937811" calcext:value-type="float">
            <text:p>0,199249750937811</text:p>
          </table:table-cell>
          <table:table-cell office:value-type="float" office:value="46.6759941550073" calcext:value-type="float">
            <text:p>46,6759941550073</text:p>
          </table:table-cell>
          <table:table-cell office:value-type="float" office:value="44.149444813194" calcext:value-type="float">
            <text:p>44,149444813194</text:p>
          </table:table-cell>
          <table:table-cell office:value-type="float" office:value="16.2163790282021" calcext:value-type="float">
            <text:p>16,2163790282021</text:p>
          </table:table-cell>
          <table:table-cell office:value-type="float" office:value="16.0517463746721" calcext:value-type="float">
            <text:p>16,0517463746721</text:p>
          </table:table-cell>
          <table:table-cell office:value-type="float" office:value="16.3221697618138" calcext:value-type="float">
            <text:p>16,3221697618138</text:p>
          </table:table-cell>
          <table:table-cell office:value-type="float" office:value="16.1589151639719" calcext:value-type="float">
            <text:p>16,1589151639719</text:p>
          </table:table-cell>
          <table:table-cell office:value-type="float" office:value="16.0360830051456" calcext:value-type="float">
            <text:p>16,0360830051456</text:p>
          </table:table-cell>
          <table:table-cell office:value-type="float" office:value="16.3027593829288" calcext:value-type="float">
            <text:p>16,3027593829288</text:p>
          </table:table-cell>
          <table:table-cell office:value-type="float" office:value="-0.667819046340931" calcext:value-type="float">
            <text:p>-0,667819046340931</text:p>
          </table:table-cell>
          <table:table-cell office:value-type="float" office:value="-1.0213424674984" calcext:value-type="float">
            <text:p>-1,0213424674984</text:p>
          </table:table-cell>
          <table:table-cell office:value-type="float" office:value="-0.69575025233126" calcext:value-type="float">
            <text:p>-0,69575025233126</text:p>
          </table:table-cell>
          <table:table-cell office:value-type="float" office:value="0.0305982695421185" calcext:value-type="float">
            <text:p>0,030598269542119</text:p>
          </table:table-cell>
          <table:table-cell office:value-type="float" office:value="0.0160950262176491" calcext:value-type="float">
            <text:p>0,016095026217649</text:p>
          </table:table-cell>
          <table:table-cell office:value-type="float" office:value="0.00288223101874757" calcext:value-type="float">
            <text:p>0,002882231018748</text:p>
          </table:table-cell>
          <table:table-cell office:value-type="float" office:value="0.971040154368083" calcext:value-type="float">
            <text:p>0,971040154368083</text:p>
          </table:table-cell>
          <table:table-cell office:value-type="float" office:value="0.979985158808258" calcext:value-type="float">
            <text:p>0,979985158808258</text:p>
          </table:table-cell>
          <table:table-cell office:value-type="float" office:value="0.970876785586601" calcext:value-type="float">
            <text:p>0,97087678558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-1.42515571855535" calcext:value-type="float">
            <text:p>-1,42515571855535</text:p>
          </table:table-cell>
          <table:table-cell office:value-type="float" office:value="2.83634395457006" calcext:value-type="float">
            <text:p>2,83634395457006</text:p>
          </table:table-cell>
          <table:table-cell office:value-type="float" office:value="750.532576834279" calcext:value-type="float">
            <text:p>750,532576834279</text:p>
          </table:table-cell>
          <table:table-cell table:number-columns-repeated="2" office:value-type="float" office:value="4.08804282143453" calcext:value-type="float">
            <text:p>4,08804282143453</text:p>
          </table:table-cell>
          <table:table-cell office:value-type="float" office:value="974.66036324787" calcext:value-type="float">
            <text:p>974,66036324787</text:p>
          </table:table-cell>
          <table:table-cell office:value-type="float" office:value="3.8315826087599" calcext:value-type="float">
            <text:p>3,8315826087599</text:p>
          </table:table-cell>
          <table:table-cell office:value-type="float" office:value="2.94401886564204" calcext:value-type="float">
            <text:p>2,94401886564204</text:p>
          </table:table-cell>
          <table:table-cell office:value-type="float" office:value="621.822864485512" calcext:value-type="float">
            <text:p>621,822864485512</text:p>
          </table:table-cell>
          <table:table-cell office:value-type="float" office:value="10447.2448561649" calcext:value-type="float">
            <text:p>10447,2448561649</text:p>
          </table:table-cell>
          <table:table-cell office:value-type="float" office:value="29514.598876547" calcext:value-type="float">
            <text:p>29514,598876547</text:p>
          </table:table-cell>
          <table:table-cell office:value-type="float" office:value="325328.359258498" calcext:value-type="float">
            <text:p>325328,359258498</text:p>
          </table:table-cell>
          <table:table-cell office:value-type="float" office:value="34.4606835687077" calcext:value-type="float">
            <text:p>34,4606835687077</text:p>
          </table:table-cell>
          <table:table-cell office:value-type="float" office:value="81.5914651885216" calcext:value-type="float">
            <text:p>81,5914651885216</text:p>
          </table:table-cell>
          <table:table-cell office:value-type="float" office:value="468.212385289492" calcext:value-type="float">
            <text:p>468,212385289492</text:p>
          </table:table-cell>
          <table:table-cell office:value-type="float" office:value="-162" calcext:value-type="float">
            <text:p>-1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55" calcext:value-type="float">
            <text:p>1155</text:p>
          </table:table-cell>
          <table:table-cell office:value-type="float" office:value="444677" calcext:value-type="float">
            <text:p>444677</text:p>
          </table:table-cell>
          <table:table-cell office:value-type="float" office:value="0.0314187107266116" calcext:value-type="float">
            <text:p>0,031418710726612</text:p>
          </table:table-cell>
          <table:table-cell office:value-type="float" office:value="0.175874780156525" calcext:value-type="float">
            <text:p>0,175874780156525</text:p>
          </table:table-cell>
          <table:table-cell office:value-type="float" office:value="25.1364523294346" calcext:value-type="float">
            <text:p>25,1364523294346</text:p>
          </table:table-cell>
          <table:table-cell office:value-type="float" office:value="34.0353324558344" calcext:value-type="float">
            <text:p>34,0353324558344</text:p>
          </table:table-cell>
          <table:table-cell office:value-type="float" office:value="16.1042338242794" calcext:value-type="float">
            <text:p>16,1042338242794</text:p>
          </table:table-cell>
          <table:table-cell office:value-type="float" office:value="15.0619009482178" calcext:value-type="float">
            <text:p>15,0619009482178</text:p>
          </table:table-cell>
          <table:table-cell office:value-type="float" office:value="16.2580862832404" calcext:value-type="float">
            <text:p>16,2580862832404</text:p>
          </table:table-cell>
          <table:table-cell office:value-type="float" office:value="16.0462736509502" calcext:value-type="float">
            <text:p>16,0462736509502</text:p>
          </table:table-cell>
          <table:table-cell office:value-type="float" office:value="15.0447386507816" calcext:value-type="float">
            <text:p>15,0447386507816</text:p>
          </table:table-cell>
          <table:table-cell office:value-type="float" office:value="16.2394180186179" calcext:value-type="float">
            <text:p>16,2394180186179</text:p>
          </table:table-cell>
          <table:table-cell office:value-type="float" office:value="-0.585993787890781" calcext:value-type="float">
            <text:p>-0,585993787890781</text:p>
          </table:table-cell>
          <table:table-cell office:value-type="float" office:value="-0.893154799144895" calcext:value-type="float">
            <text:p>-0,893154799144895</text:p>
          </table:table-cell>
          <table:table-cell office:value-type="float" office:value="-0.583356318168366" calcext:value-type="float">
            <text:p>-0,583356318168366</text:p>
          </table:table-cell>
          <table:table-cell office:value-type="float" office:value="0.0177881640167875" calcext:value-type="float">
            <text:p>0,017788164016788</text:p>
          </table:table-cell>
          <table:table-cell office:value-type="float" office:value="0.0235360297443998" calcext:value-type="float">
            <text:p>0,0235360297444</text:p>
          </table:table-cell>
          <table:table-cell office:value-type="float" office:value="0.0149129647173964" calcext:value-type="float">
            <text:p>0,014912964717396</text:p>
          </table:table-cell>
          <table:table-cell office:value-type="float" office:value="0.973810686237245" calcext:value-type="float">
            <text:p>0,973810686237245</text:p>
          </table:table-cell>
          <table:table-cell office:value-type="float" office:value="0.980478663305109" calcext:value-type="float">
            <text:p>0,980478663305109</text:p>
          </table:table-cell>
          <table:table-cell office:value-type="float" office:value="0.973037136495468" calcext:value-type="float">
            <text:p>0,97303713649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-2.19197851002686" calcext:value-type="float">
            <text:p>-2,19197851002686</text:p>
          </table:table-cell>
          <table:table-cell office:value-type="float" office:value="2.7441203198496" calcext:value-type="float">
            <text:p>2,7441203198496</text:p>
          </table:table-cell>
          <table:table-cell office:value-type="float" office:value="631.814431481961" calcext:value-type="float">
            <text:p>631,814431481961</text:p>
          </table:table-cell>
          <table:table-cell table:number-columns-repeated="2" office:value-type="float" office:value="3.61916217888635" calcext:value-type="float">
            <text:p>3,61916217888635</text:p>
          </table:table-cell>
          <table:table-cell office:value-type="float" office:value="814.176854759647" calcext:value-type="float">
            <text:p>814,176854759647</text:p>
          </table:table-cell>
          <table:table-cell office:value-type="float" office:value="2.87985504646706" calcext:value-type="float">
            <text:p>2,87985504646706</text:p>
          </table:table-cell>
          <table:table-cell office:value-type="float" office:value="2.35969034987007" calcext:value-type="float">
            <text:p>2,35969034987007</text:p>
          </table:table-cell>
          <table:table-cell office:value-type="float" office:value="513.511903462265" calcext:value-type="float">
            <text:p>513,511903462265</text:p>
          </table:table-cell>
          <table:table-cell office:value-type="float" office:value="33611.8730328047" calcext:value-type="float">
            <text:p>33611,8730328047</text:p>
          </table:table-cell>
          <table:table-cell office:value-type="float" office:value="73314.9083890795" calcext:value-type="float">
            <text:p>73314,9083890795</text:p>
          </table:table-cell>
          <table:table-cell office:value-type="float" office:value="743738.468459519" calcext:value-type="float">
            <text:p>743738,468459519</text:p>
          </table:table-cell>
          <table:table-cell office:value-type="float" office:value="83.0390864928186" calcext:value-type="float">
            <text:p>83,0390864928186</text:p>
          </table:table-cell>
          <table:table-cell office:value-type="float" office:value="149.374029681703" calcext:value-type="float">
            <text:p>149,374029681703</text:p>
          </table:table-cell>
          <table:table-cell office:value-type="float" office:value="846.82667873724" calcext:value-type="float">
            <text:p>846,82667873724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451634" calcext:value-type="float">
            <text:p>451634</text:p>
          </table:table-cell>
          <table:table-cell office:value-type="float" office:value="0.00145749817812728" calcext:value-type="float">
            <text:p>0,001457498178127</text:p>
          </table:table-cell>
          <table:table-cell office:value-type="float" office:value="0.00162499796875254" calcext:value-type="float">
            <text:p>0,001624997968753</text:p>
          </table:table-cell>
          <table:table-cell office:value-type="float" office:value="1.68646289192139" calcext:value-type="float">
            <text:p>1,68646289192139</text:p>
          </table:table-cell>
          <table:table-cell office:value-type="float" office:value="4.61199423500721" calcext:value-type="float">
            <text:p>4,61199423500721</text:p>
          </table:table-cell>
          <table:table-cell office:value-type="float" office:value="13.9878541662015" calcext:value-type="float">
            <text:p>13,9878541662015</text:p>
          </table:table-cell>
          <table:table-cell office:value-type="float" office:value="14.7437540004962" calcext:value-type="float">
            <text:p>14,7437540004962</text:p>
          </table:table-cell>
          <table:table-cell office:value-type="float" office:value="14.7910812748728" calcext:value-type="float">
            <text:p>14,7910812748728</text:p>
          </table:table-cell>
          <table:table-cell office:value-type="float" office:value="13.9426486983894" calcext:value-type="float">
            <text:p>13,9426486983894</text:p>
          </table:table-cell>
          <table:table-cell office:value-type="float" office:value="14.6160160474514" calcext:value-type="float">
            <text:p>14,6160160474514</text:p>
          </table:table-cell>
          <table:table-cell office:value-type="float" office:value="14.765574857882" calcext:value-type="float">
            <text:p>14,765574857882</text:p>
          </table:table-cell>
          <table:table-cell office:value-type="float" office:value="-0.728591466582188" calcext:value-type="float">
            <text:p>-0,728591466582188</text:p>
          </table:table-cell>
          <table:table-cell office:value-type="float" office:value="-0.843132911728427" calcext:value-type="float">
            <text:p>-0,843132911728427</text:p>
          </table:table-cell>
          <table:table-cell office:value-type="float" office:value="-0.889995383824961" calcext:value-type="float">
            <text:p>-0,889995383824961</text:p>
          </table:table-cell>
          <table:table-cell office:value-type="float" office:value="0.0299018388271769" calcext:value-type="float">
            <text:p>0,029901838827177</text:p>
          </table:table-cell>
          <table:table-cell office:value-type="float" office:value="0.0232285096841672" calcext:value-type="float">
            <text:p>0,023228509684167</text:p>
          </table:table-cell>
          <table:table-cell office:value-type="float" office:value="0.0231318229579653" calcext:value-type="float">
            <text:p>0,023131822957965</text:p>
          </table:table-cell>
          <table:table-cell office:value-type="float" office:value="0.996616099614939" calcext:value-type="float">
            <text:p>0,996616099614939</text:p>
          </table:table-cell>
          <table:table-cell office:value-type="float" office:value="0.996598573519421" calcext:value-type="float">
            <text:p>0,996598573519421</text:p>
          </table:table-cell>
          <table:table-cell office:value-type="float" office:value="0.995543277824845" calcext:value-type="float">
            <text:p>0,99554327782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-2.26002967496291" calcext:value-type="float">
            <text:p>-2,26002967496291</text:p>
          </table:table-cell>
          <table:table-cell office:value-type="float" office:value="3.85286018392477" calcext:value-type="float">
            <text:p>3,85286018392477</text:p>
          </table:table-cell>
          <table:table-cell office:value-type="float" office:value="662.998043752445" calcext:value-type="float">
            <text:p>662,998043752445</text:p>
          </table:table-cell>
          <table:table-cell table:number-columns-repeated="2" office:value-type="float" office:value="4.95320318907096" calcext:value-type="float">
            <text:p>4,95320318907096</text:p>
          </table:table-cell>
          <table:table-cell office:value-type="float" office:value="847.272585906659" calcext:value-type="float">
            <text:p>847,272585906659</text:p>
          </table:table-cell>
          <table:table-cell office:value-type="float" office:value="4.40754894476622" calcext:value-type="float">
            <text:p>4,40754894476622</text:p>
          </table:table-cell>
          <table:table-cell office:value-type="float" office:value="3.11282672748579" calcext:value-type="float">
            <text:p>3,11282672748579</text:p>
          </table:table-cell>
          <table:table-cell office:value-type="float" office:value="527.54566514131" calcext:value-type="float">
            <text:p>527,54566514131</text:p>
          </table:table-cell>
          <table:table-cell office:value-type="float" office:value="6318.70974683834" calcext:value-type="float">
            <text:p>6318,70974683834</text:p>
          </table:table-cell>
          <table:table-cell office:value-type="float" office:value="24875.1049561793" calcext:value-type="float">
            <text:p>24875,1049561793</text:p>
          </table:table-cell>
          <table:table-cell office:value-type="float" office:value="710004.435693066" calcext:value-type="float">
            <text:p>710004,435693066</text:p>
          </table:table-cell>
          <table:table-cell office:value-type="float" office:value="23.7561018900409" calcext:value-type="float">
            <text:p>23,7561018900409</text:p>
          </table:table-cell>
          <table:table-cell office:value-type="float" office:value="66.8656982977073" calcext:value-type="float">
            <text:p>66,8656982977073</text:p>
          </table:table-cell>
          <table:table-cell office:value-type="float" office:value="817.856412122657" calcext:value-type="float">
            <text:p>817,856412122657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3" calcext:value-type="float">
            <text:p>1173</text:p>
          </table:table-cell>
          <table:table-cell office:value-type="float" office:value="458645" calcext:value-type="float">
            <text:p>458645</text:p>
          </table:table-cell>
          <table:table-cell office:value-type="float" office:value="0.00331124586094267" calcext:value-type="float">
            <text:p>0,003311245860943</text:p>
          </table:table-cell>
          <table:table-cell office:value-type="float" office:value="0.0466249417188229" calcext:value-type="float">
            <text:p>0,046624941718823</text:p>
          </table:table-cell>
          <table:table-cell office:value-type="float" office:value="9.87113641107949" calcext:value-type="float">
            <text:p>9,87113641107949</text:p>
          </table:table-cell>
          <table:table-cell office:value-type="float" office:value="14.9932312584609" calcext:value-type="float">
            <text:p>14,9932312584609</text:p>
          </table:table-cell>
          <table:table-cell office:value-type="float" office:value="14.3665655517331" calcext:value-type="float">
            <text:p>14,3665655517331</text:p>
          </table:table-cell>
          <table:table-cell office:value-type="float" office:value="15.2935107606351" calcext:value-type="float">
            <text:p>15,2935107606351</text:p>
          </table:table-cell>
          <table:table-cell office:value-type="float" office:value="14.9234167205282" calcext:value-type="float">
            <text:p>14,9234167205282</text:p>
          </table:table-cell>
          <table:table-cell office:value-type="float" office:value="14.3172553779479" calcext:value-type="float">
            <text:p>14,3172553779479</text:p>
          </table:table-cell>
          <table:table-cell office:value-type="float" office:value="15.1695874170785" calcext:value-type="float">
            <text:p>15,1695874170785</text:p>
          </table:table-cell>
          <table:table-cell office:value-type="float" office:value="14.8979060659255" calcext:value-type="float">
            <text:p>14,8979060659255</text:p>
          </table:table-cell>
          <table:table-cell office:value-type="float" office:value="-0.741301266805289" calcext:value-type="float">
            <text:p>-0,741301266805289</text:p>
          </table:table-cell>
          <table:table-cell office:value-type="float" office:value="-0.885498884442441" calcext:value-type="float">
            <text:p>-0,885498884442441</text:p>
          </table:table-cell>
          <table:table-cell office:value-type="float" office:value="-0.858754700893268" calcext:value-type="float">
            <text:p>-0,858754700893268</text:p>
          </table:table-cell>
          <table:table-cell office:value-type="float" office:value="0.0248558793916286" calcext:value-type="float">
            <text:p>0,024855879391629</text:p>
          </table:table-cell>
          <table:table-cell office:value-type="float" office:value="0.0225295840202387" calcext:value-type="float">
            <text:p>0,022529584020239</text:p>
          </table:table-cell>
          <table:table-cell office:value-type="float" office:value="0.0225125958033229" calcext:value-type="float">
            <text:p>0,022512595803323</text:p>
          </table:table-cell>
          <table:table-cell office:value-type="float" office:value="0.994538925543134" calcext:value-type="float">
            <text:p>0,994538925543134</text:p>
          </table:table-cell>
          <table:table-cell office:value-type="float" office:value="0.994346285936835" calcext:value-type="float">
            <text:p>0,994346285936835</text:p>
          </table:table-cell>
          <table:table-cell office:value-type="float" office:value="0.990237877841781" calcext:value-type="float">
            <text:p>0,99023787784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office:value-type="float" office:value="-2.93211883485146" calcext:value-type="float">
            <text:p>-2,93211883485146</text:p>
          </table:table-cell>
          <table:table-cell office:value-type="float" office:value="3.89674262907171" calcext:value-type="float">
            <text:p>3,89674262907171</text:p>
          </table:table-cell>
          <table:table-cell office:value-type="float" office:value="611.898517626853" calcext:value-type="float">
            <text:p>611,898517626853</text:p>
          </table:table-cell>
          <table:table-cell table:number-columns-repeated="2" office:value-type="float" office:value="5.02283545061005" calcext:value-type="float">
            <text:p>5,02283545061005</text:p>
          </table:table-cell>
          <table:table-cell office:value-type="float" office:value="816.889635208854" calcext:value-type="float">
            <text:p>816,889635208854</text:p>
          </table:table-cell>
          <table:table-cell office:value-type="float" office:value="4.07818036656232" calcext:value-type="float">
            <text:p>4,07818036656232</text:p>
          </table:table-cell>
          <table:table-cell office:value-type="float" office:value="3.16927008105657" calcext:value-type="float">
            <text:p>3,16927008105657</text:p>
          </table:table-cell>
          <table:table-cell office:value-type="float" office:value="541.192091810029" calcext:value-type="float">
            <text:p>541,192091810029</text:p>
          </table:table-cell>
          <table:table-cell office:value-type="float" office:value="8908.52137458556" calcext:value-type="float">
            <text:p>8908,52137458556</text:p>
          </table:table-cell>
          <table:table-cell office:value-type="float" office:value="23867.1132070491" calcext:value-type="float">
            <text:p>23867,1132070491</text:p>
          </table:table-cell>
          <table:table-cell office:value-type="float" office:value="681836.219285081" calcext:value-type="float">
            <text:p>681836,219285081</text:p>
          </table:table-cell>
          <table:table-cell office:value-type="float" office:value="30.6594122802512" calcext:value-type="float">
            <text:p>30,6594122802512</text:p>
          </table:table-cell>
          <table:table-cell office:value-type="float" office:value="64.9081929655201" calcext:value-type="float">
            <text:p>64,9081929655201</text:p>
          </table:table-cell>
          <table:table-cell office:value-type="float" office:value="793.400386044824" calcext:value-type="float">
            <text:p>793,40038604482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465710" calcext:value-type="float">
            <text:p>465710</text:p>
          </table:table-cell>
          <table:table-cell office:value-type="float" office:value="0.00439624450469437" calcext:value-type="float">
            <text:p>0,004396244504694</text:p>
          </table:table-cell>
          <table:table-cell office:value-type="float" office:value="0.156874803906495" calcext:value-type="float">
            <text:p>0,156874803906495</text:p>
          </table:table-cell>
          <table:table-cell office:value-type="float" office:value="8.40856073929908" calcext:value-type="float">
            <text:p>8,40856073929908</text:p>
          </table:table-cell>
          <table:table-cell office:value-type="float" office:value="13.1692335384581" calcext:value-type="float">
            <text:p>13,1692335384581</text:p>
          </table:table-cell>
          <table:table-cell office:value-type="float" office:value="14.3000603367728" calcext:value-type="float">
            <text:p>14,3000603367728</text:p>
          </table:table-cell>
          <table:table-cell office:value-type="float" office:value="13.4530601544394" calcext:value-type="float">
            <text:p>13,4530601544394</text:p>
          </table:table-cell>
          <table:table-cell office:value-type="float" office:value="15.047324163204" calcext:value-type="float">
            <text:p>15,047324163204</text:p>
          </table:table-cell>
          <table:table-cell office:value-type="float" office:value="14.3000308425555" calcext:value-type="float">
            <text:p>14,3000308425555</text:p>
          </table:table-cell>
          <table:table-cell office:value-type="float" office:value="13.3701509221571" calcext:value-type="float">
            <text:p>13,3701509221571</text:p>
          </table:table-cell>
          <table:table-cell office:value-type="float" office:value="14.9809471028201" calcext:value-type="float">
            <text:p>14,9809471028201</text:p>
          </table:table-cell>
          <table:table-cell office:value-type="float" office:value="-0.689658380114418" calcext:value-type="float">
            <text:p>-0,689658380114418</text:p>
          </table:table-cell>
          <table:table-cell office:value-type="float" office:value="-0.435674075507638" calcext:value-type="float">
            <text:p>-0,435674075507638</text:p>
          </table:table-cell>
          <table:table-cell office:value-type="float" office:value="-0.793078961329023" calcext:value-type="float">
            <text:p>-0,793078961329023</text:p>
          </table:table-cell>
          <table:table-cell office:value-type="float" office:value="0.0275939413492399" calcext:value-type="float">
            <text:p>0,02759394134924</text:p>
          </table:table-cell>
          <table:table-cell office:value-type="float" office:value="0.0344309071327666" calcext:value-type="float">
            <text:p>0,034430907132767</text:p>
          </table:table-cell>
          <table:table-cell office:value-type="float" office:value="0.021920562777561" calcext:value-type="float">
            <text:p>0,021920562777561</text:p>
          </table:table-cell>
          <table:table-cell office:value-type="float" office:value="-0.49632216049233" calcext:value-type="float">
            <text:p>-0,49632216049233</text:p>
          </table:table-cell>
          <table:table-cell office:value-type="float" office:value="-0.509107399302925" calcext:value-type="float">
            <text:p>-0,509107399302925</text:p>
          </table:table-cell>
          <table:table-cell office:value-type="float" office:value="-0.477913378016955" calcext:value-type="float">
            <text:p>-0,47791337801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office:value-type="float" office:value="-2.92381759522801" calcext:value-type="float">
            <text:p>-2,92381759522801</text:p>
          </table:table-cell>
          <table:table-cell office:value-type="float" office:value="3.82505396868254" calcext:value-type="float">
            <text:p>3,82505396868254</text:p>
          </table:table-cell>
          <table:table-cell office:value-type="float" office:value="572.631307960865" calcext:value-type="float">
            <text:p>572,631307960865</text:p>
          </table:table-cell>
          <table:table-cell table:number-columns-repeated="2" office:value-type="float" office:value="4.91210632916413" calcext:value-type="float">
            <text:p>4,91210632916413</text:p>
          </table:table-cell>
          <table:table-cell office:value-type="float" office:value="784.982728594327" calcext:value-type="float">
            <text:p>784,982728594327</text:p>
          </table:table-cell>
          <table:table-cell office:value-type="float" office:value="3.94716091119293" calcext:value-type="float">
            <text:p>3,94716091119293</text:p>
          </table:table-cell>
          <table:table-cell office:value-type="float" office:value="3.08184209940747" calcext:value-type="float">
            <text:p>3,08184209940747</text:p>
          </table:table-cell>
          <table:table-cell office:value-type="float" office:value="536.927620200734" calcext:value-type="float">
            <text:p>536,927620200734</text:p>
          </table:table-cell>
          <table:table-cell office:value-type="float" office:value="10462.8900235748" calcext:value-type="float">
            <text:p>10462,8900235748</text:p>
          </table:table-cell>
          <table:table-cell office:value-type="float" office:value="27524.2209458041" calcext:value-type="float">
            <text:p>27524,2209458041</text:p>
          </table:table-cell>
          <table:table-cell office:value-type="float" office:value="748093.779408447" calcext:value-type="float">
            <text:p>748093,779408447</text:p>
          </table:table-cell>
          <table:table-cell office:value-type="float" office:value="34.594941105074" calcext:value-type="float">
            <text:p>34,594941105074</text:p>
          </table:table-cell>
          <table:table-cell office:value-type="float" office:value="72.0464776987756" calcext:value-type="float">
            <text:p>72,0464776987756</text:p>
          </table:table-cell>
          <table:table-cell office:value-type="float" office:value="850.545467188365" calcext:value-type="float">
            <text:p>850,545467188365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191" calcext:value-type="float">
            <text:p>1191</text:p>
          </table:table-cell>
          <table:table-cell office:value-type="float" office:value="472829" calcext:value-type="float">
            <text:p>472829</text:p>
          </table:table-cell>
          <table:table-cell office:value-type="float" office:value="0.00231874710156612" calcext:value-type="float">
            <text:p>0,002318747101566</text:p>
          </table:table-cell>
          <table:table-cell office:value-type="float" office:value="0.049249938437577" calcext:value-type="float">
            <text:p>0,049249938437577</text:p>
          </table:table-cell>
          <table:table-cell office:value-type="float" office:value="1.66148167314791" calcext:value-type="float">
            <text:p>1,66148167314791</text:p>
          </table:table-cell>
          <table:table-cell office:value-type="float" office:value="2.18749726562842" calcext:value-type="float">
            <text:p>2,18749726562842</text:p>
          </table:table-cell>
          <table:table-cell office:value-type="float" office:value="13.8986311299015" calcext:value-type="float">
            <text:p>13,8986311299015</text:p>
          </table:table-cell>
          <table:table-cell office:value-type="float" office:value="13.1882091786157" calcext:value-type="float">
            <text:p>13,1882091786157</text:p>
          </table:table-cell>
          <table:table-cell office:value-type="float" office:value="14.336334933897" calcext:value-type="float">
            <text:p>14,336334933897</text:p>
          </table:table-cell>
          <table:table-cell office:value-type="float" office:value="13.8986301900675" calcext:value-type="float">
            <text:p>13,8986301900675</text:p>
          </table:table-cell>
          <table:table-cell office:value-type="float" office:value="13.1053702684102" calcext:value-type="float">
            <text:p>13,1053702684102</text:p>
          </table:table-cell>
          <table:table-cell office:value-type="float" office:value="14.2635431491975" calcext:value-type="float">
            <text:p>14,2635431491975</text:p>
          </table:table-cell>
          <table:table-cell office:value-type="float" office:value="-0.622808570147377" calcext:value-type="float">
            <text:p>-0,622808570147377</text:p>
          </table:table-cell>
          <table:table-cell office:value-type="float" office:value="-0.389800187173223" calcext:value-type="float">
            <text:p>-0,389800187173223</text:p>
          </table:table-cell>
          <table:table-cell office:value-type="float" office:value="-0.670712616293959" calcext:value-type="float">
            <text:p>-0,670712616293959</text:p>
          </table:table-cell>
          <table:table-cell office:value-type="float" office:value="0.0297603246455706" calcext:value-type="float">
            <text:p>0,029760324645571</text:p>
          </table:table-cell>
          <table:table-cell office:value-type="float" office:value="0.034261084393909" calcext:value-type="float">
            <text:p>0,034261084393909</text:p>
          </table:table-cell>
          <table:table-cell office:value-type="float" office:value="0.0302654675329871" calcext:value-type="float">
            <text:p>0,030265467532987</text:p>
          </table:table-cell>
          <table:table-cell office:value-type="float" office:value="-0.511216012506506" calcext:value-type="float">
            <text:p>-0,511216012506506</text:p>
          </table:table-cell>
          <table:table-cell office:value-type="float" office:value="-0.511560701527142" calcext:value-type="float">
            <text:p>-0,511560701527142</text:p>
          </table:table-cell>
          <table:table-cell office:value-type="float" office:value="-0.456768305333538" calcext:value-type="float">
            <text:p>-0,45676830533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office:value-type="float" office:value="-2.92958758801552" calcext:value-type="float">
            <text:p>-2,92958758801552</text:p>
          </table:table-cell>
          <table:table-cell office:value-type="float" office:value="3.34084707394116" calcext:value-type="float">
            <text:p>3,34084707394116</text:p>
          </table:table-cell>
          <table:table-cell office:value-type="float" office:value="585.88874388907" calcext:value-type="float">
            <text:p>585,88874388907</text:p>
          </table:table-cell>
          <table:table-cell table:number-columns-repeated="2" office:value-type="float" office:value="4.26649282154544" calcext:value-type="float">
            <text:p>4,26649282154544</text:p>
          </table:table-cell>
          <table:table-cell office:value-type="float" office:value="800.892511553661" calcext:value-type="float">
            <text:p>800,892511553661</text:p>
          </table:table-cell>
          <table:table-cell office:value-type="float" office:value="3.10168946873219" calcext:value-type="float">
            <text:p>3,10168946873219</text:p>
          </table:table-cell>
          <table:table-cell office:value-type="float" office:value="2.65362051258984" calcext:value-type="float">
            <text:p>2,65362051258984</text:p>
          </table:table-cell>
          <table:table-cell office:value-type="float" office:value="546.043217013836" calcext:value-type="float">
            <text:p>546,043217013836</text:p>
          </table:table-cell>
          <table:table-cell office:value-type="float" office:value="28278.9188243503" calcext:value-type="float">
            <text:p>28278,9188243503</text:p>
          </table:table-cell>
          <table:table-cell office:value-type="float" office:value="51692.2650656463" calcext:value-type="float">
            <text:p>51692,2650656463</text:p>
          </table:table-cell>
          <table:table-cell office:value-type="float" office:value="742762.810770729" calcext:value-type="float">
            <text:p>742762,810770729</text:p>
          </table:table-cell>
          <table:table-cell office:value-type="float" office:value="72.9175843299076" calcext:value-type="float">
            <text:p>72,9175843299076</text:p>
          </table:table-cell>
          <table:table-cell office:value-type="float" office:value="115.053534078087" calcext:value-type="float">
            <text:p>115,053534078087</text:p>
          </table:table-cell>
          <table:table-cell office:value-type="float" office:value="845.995855590239" calcext:value-type="float">
            <text:p>845,995855590239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480002" calcext:value-type="float">
            <text:p>480002</text:p>
          </table:table-cell>
          <table:table-cell office:value-type="float" office:value="0.00152374809531488" calcext:value-type="float">
            <text:p>0,001523748095315</text:p>
          </table:table-cell>
          <table:table-cell office:value-type="float" office:value="0.00349999562500547" calcext:value-type="float">
            <text:p>0,003499995625005</text:p>
          </table:table-cell>
          <table:table-cell office:value-type="float" office:value="2.03653495433131" calcext:value-type="float">
            <text:p>2,03653495433131</text:p>
          </table:table-cell>
          <table:table-cell office:value-type="float" office:value="2.96437129453588" calcext:value-type="float">
            <text:p>2,96437129453588</text:p>
          </table:table-cell>
          <table:table-cell office:value-type="float" office:value="14.4526049607938" calcext:value-type="float">
            <text:p>14,4526049607938</text:p>
          </table:table-cell>
          <table:table-cell office:value-type="float" office:value="13.1322191834063" calcext:value-type="float">
            <text:p>13,1322191834063</text:p>
          </table:table-cell>
          <table:table-cell office:value-type="float" office:value="14.3022995722815" calcext:value-type="float">
            <text:p>14,3022995722815</text:p>
          </table:table-cell>
          <table:table-cell office:value-type="float" office:value="14.4525982199239" calcext:value-type="float">
            <text:p>14,4525982199239</text:p>
          </table:table-cell>
          <table:table-cell office:value-type="float" office:value="13.0511351751899" calcext:value-type="float">
            <text:p>13,0511351751899</text:p>
          </table:table-cell>
          <table:table-cell office:value-type="float" office:value="14.2248430397358" calcext:value-type="float">
            <text:p>14,2248430397358</text:p>
          </table:table-cell>
          <table:table-cell office:value-type="float" office:value="-0.738516485028564" calcext:value-type="float">
            <text:p>-0,738516485028564</text:p>
          </table:table-cell>
          <table:table-cell office:value-type="float" office:value="-0.335104943710716" calcext:value-type="float">
            <text:p>-0,335104943710716</text:p>
          </table:table-cell>
          <table:table-cell office:value-type="float" office:value="-0.644156767337202" calcext:value-type="float">
            <text:p>-0,644156767337202</text:p>
          </table:table-cell>
          <table:table-cell office:value-type="float" office:value="0.0235977941996246" calcext:value-type="float">
            <text:p>0,023597794199625</text:p>
          </table:table-cell>
          <table:table-cell office:value-type="float" office:value="0.0305491721997283" calcext:value-type="float">
            <text:p>0,030549172199728</text:p>
          </table:table-cell>
          <table:table-cell office:value-type="float" office:value="0.0313410088447388" calcext:value-type="float">
            <text:p>0,031341008844739</text:p>
          </table:table-cell>
          <table:table-cell office:value-type="float" office:value="-0.515464748403034" calcext:value-type="float">
            <text:p>-0,515464748403034</text:p>
          </table:table-cell>
          <table:table-cell office:value-type="float" office:value="-0.484158019087744" calcext:value-type="float">
            <text:p>-0,484158019087744</text:p>
          </table:table-cell>
          <table:table-cell office:value-type="float" office:value="-0.490845465480633" calcext:value-type="float">
            <text:p>-0,49084546548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-2.21690347887065" calcext:value-type="float">
            <text:p>-2,21690347887065</text:p>
          </table:table-cell>
          <table:table-cell office:value-type="float" office:value="5.29492213134734" calcext:value-type="float">
            <text:p>5,29492213134734</text:p>
          </table:table-cell>
          <table:table-cell office:value-type="float" office:value="658.444108194865" calcext:value-type="float">
            <text:p>658,444108194865</text:p>
          </table:table-cell>
          <table:table-cell table:number-columns-repeated="2" office:value-type="float" office:value="6.72923618598169" calcext:value-type="float">
            <text:p>6,72923618598169</text:p>
          </table:table-cell>
          <table:table-cell office:value-type="float" office:value="859.101713647201" calcext:value-type="float">
            <text:p>859,101713647201</text:p>
          </table:table-cell>
          <table:table-cell office:value-type="float" office:value="6.35357841000618" calcext:value-type="float">
            <text:p>6,35357841000618</text:p>
          </table:table-cell>
          <table:table-cell office:value-type="float" office:value="4.15288083981393" calcext:value-type="float">
            <text:p>4,15288083981393</text:p>
          </table:table-cell>
          <table:table-cell office:value-type="float" office:value="551.821629491837" calcext:value-type="float">
            <text:p>551,821629491837</text:p>
          </table:table-cell>
          <table:table-cell office:value-type="float" office:value="1650.51609570471" calcext:value-type="float">
            <text:p>1650,51609570471</text:p>
          </table:table-cell>
          <table:table-cell office:value-type="float" office:value="8822.33985114421" calcext:value-type="float">
            <text:p>8822,33985114421</text:p>
          </table:table-cell>
          <table:table-cell office:value-type="float" office:value="755607.340856052" calcext:value-type="float">
            <text:p>755607,340856052</text:p>
          </table:table-cell>
          <table:table-cell office:value-type="float" office:value="8.67846624179785" calcext:value-type="float">
            <text:p>8,67846624179785</text:p>
          </table:table-cell>
          <table:table-cell office:value-type="float" office:value="31.1897107307499" calcext:value-type="float">
            <text:p>31,1897107307499</text:p>
          </table:table-cell>
          <table:table-cell office:value-type="float" office:value="856.942401940699" calcext:value-type="float">
            <text:p>856,942401940699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209" calcext:value-type="float">
            <text:p>1209</text:p>
          </table:table-cell>
          <table:table-cell office:value-type="float" office:value="487229" calcext:value-type="float">
            <text:p>487229</text:p>
          </table:table-cell>
          <table:table-cell office:value-type="float" office:value="0.0420474474406907" calcext:value-type="float">
            <text:p>0,042047447440691</text:p>
          </table:table-cell>
          <table:table-cell office:value-type="float" office:value="1.61924797594003" calcext:value-type="float">
            <text:p>1,61924797594003</text:p>
          </table:table-cell>
          <table:table-cell office:value-type="float" office:value="3.54561056798679" calcext:value-type="float">
            <text:p>3,54561056798679</text:p>
          </table:table-cell>
          <table:table-cell office:value-type="float" office:value="7.74336532079335" calcext:value-type="float">
            <text:p>7,74336532079335</text:p>
          </table:table-cell>
          <table:table-cell office:value-type="float" office:value="14.260641668334" calcext:value-type="float">
            <text:p>14,260641668334</text:p>
          </table:table-cell>
          <table:table-cell office:value-type="float" office:value="15.069729298467" calcext:value-type="float">
            <text:p>15,069729298467</text:p>
          </table:table-cell>
          <table:table-cell office:value-type="float" office:value="15.0990551450469" calcext:value-type="float">
            <text:p>15,0990551450469</text:p>
          </table:table-cell>
          <table:table-cell office:value-type="float" office:value="14.2130517270227" calcext:value-type="float">
            <text:p>14,2130517270227</text:p>
          </table:table-cell>
          <table:table-cell office:value-type="float" office:value="14.9431489768206" calcext:value-type="float">
            <text:p>14,9431489768206</text:p>
          </table:table-cell>
          <table:table-cell office:value-type="float" office:value="15.0724300695794" calcext:value-type="float">
            <text:p>15,0724300695794</text:p>
          </table:table-cell>
          <table:table-cell office:value-type="float" office:value="-0.609968648728414" calcext:value-type="float">
            <text:p>-0,609968648728414</text:p>
          </table:table-cell>
          <table:table-cell office:value-type="float" office:value="-0.759460554589186" calcext:value-type="float">
            <text:p>-0,759460554589186</text:p>
          </table:table-cell>
          <table:table-cell office:value-type="float" office:value="-0.823371099374426" calcext:value-type="float">
            <text:p>-0,823371099374426</text:p>
          </table:table-cell>
          <table:table-cell office:value-type="float" office:value="0.0316292177090893" calcext:value-type="float">
            <text:p>0,031629217709089</text:p>
          </table:table-cell>
          <table:table-cell office:value-type="float" office:value="0.0265376338541965" calcext:value-type="float">
            <text:p>0,026537633854197</text:p>
          </table:table-cell>
          <table:table-cell office:value-type="float" office:value="0.0233464016538356" calcext:value-type="float">
            <text:p>0,023346401653836</text:p>
          </table:table-cell>
          <table:table-cell office:value-type="float" office:value="0.991180025187348" calcext:value-type="float">
            <text:p>0,991180025187348</text:p>
          </table:table-cell>
          <table:table-cell office:value-type="float" office:value="0.991918493625699" calcext:value-type="float">
            <text:p>0,991918493625699</text:p>
          </table:table-cell>
          <table:table-cell office:value-type="float" office:value="0.989183927663566" calcext:value-type="float">
            <text:p>0,98918392766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-1.44439694450382" calcext:value-type="float">
            <text:p>-1,44439694450382</text:p>
          </table:table-cell>
          <table:table-cell office:value-type="float" office:value="3.23509220613474" calcext:value-type="float">
            <text:p>3,23509220613474</text:p>
          </table:table-cell>
          <table:table-cell office:value-type="float" office:value="737.450239437201" calcext:value-type="float">
            <text:p>737,450239437201</text:p>
          </table:table-cell>
          <table:table-cell table:number-columns-repeated="2" office:value-type="float" office:value="4.58372746646255" calcext:value-type="float">
            <text:p>4,58372746646255</text:p>
          </table:table-cell>
          <table:table-cell office:value-type="float" office:value="1069.9310965469" calcext:value-type="float">
            <text:p>1069,9310965469</text:p>
          </table:table-cell>
          <table:table-cell office:value-type="float" office:value="4.35020401286091" calcext:value-type="float">
            <text:p>4,35020401286091</text:p>
          </table:table-cell>
          <table:table-cell office:value-type="float" office:value="3.24726591221128" calcext:value-type="float">
            <text:p>3,24726591221128</text:p>
          </table:table-cell>
          <table:table-cell office:value-type="float" office:value="775.190102950287" calcext:value-type="float">
            <text:p>775,190102950287</text:p>
          </table:table-cell>
          <table:table-cell office:value-type="float" office:value="7761.74724530127" calcext:value-type="float">
            <text:p>7761,74724530127</text:p>
          </table:table-cell>
          <table:table-cell office:value-type="float" office:value="24603.2651342768" calcext:value-type="float">
            <text:p>24603,2651342768</text:p>
          </table:table-cell>
          <table:table-cell office:value-type="float" office:value="206362.961183662" calcext:value-type="float">
            <text:p>206362,961183662</text:p>
          </table:table-cell>
          <table:table-cell office:value-type="float" office:value="27.4760684636181" calcext:value-type="float">
            <text:p>27,4760684636181</text:p>
          </table:table-cell>
          <table:table-cell office:value-type="float" office:value="70.343989980215" calcext:value-type="float">
            <text:p>70,343989980215</text:p>
          </table:table-cell>
          <table:table-cell office:value-type="float" office:value="338.733898354403" calcext:value-type="float">
            <text:p>338,733898354403</text:p>
          </table:table-cell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494510" calcext:value-type="float">
            <text:p>494510</text:p>
          </table:table-cell>
          <table:table-cell office:value-type="float" office:value="0.0416686979141276" calcext:value-type="float">
            <text:p>0,041668697914128</text:p>
          </table:table-cell>
          <table:table-cell office:value-type="float" office:value="0.312374609531738" calcext:value-type="float">
            <text:p>0,312374609531738</text:p>
          </table:table-cell>
          <table:table-cell office:value-type="float" office:value="33.3951870060162" calcext:value-type="float">
            <text:p>33,3951870060162</text:p>
          </table:table-cell>
          <table:table-cell office:value-type="float" office:value="25.8202177247278" calcext:value-type="float">
            <text:p>25,8202177247278</text:p>
          </table:table-cell>
          <table:table-cell office:value-type="float" office:value="15.8533525110312" calcext:value-type="float">
            <text:p>15,8533525110312</text:p>
          </table:table-cell>
          <table:table-cell office:value-type="float" office:value="15.1827487829172" calcext:value-type="float">
            <text:p>15,1827487829172</text:p>
          </table:table-cell>
          <table:table-cell office:value-type="float" office:value="15.9876700301516" calcext:value-type="float">
            <text:p>15,9876700301516</text:p>
          </table:table-cell>
          <table:table-cell office:value-type="float" office:value="15.7965251747911" calcext:value-type="float">
            <text:p>15,7965251747911</text:p>
          </table:table-cell>
          <table:table-cell office:value-type="float" office:value="15.166342551485" calcext:value-type="float">
            <text:p>15,166342551485</text:p>
          </table:table-cell>
          <table:table-cell office:value-type="float" office:value="15.967192837411" calcext:value-type="float">
            <text:p>15,967192837411</text:p>
          </table:table-cell>
          <table:table-cell office:value-type="float" office:value="0.212584663407531" calcext:value-type="float">
            <text:p>0,212584663407531</text:p>
          </table:table-cell>
          <table:table-cell office:value-type="float" office:value="-0.772337569554292" calcext:value-type="float">
            <text:p>-0,772337569554292</text:p>
          </table:table-cell>
          <table:table-cell office:value-type="float" office:value="0.135100947741996" calcext:value-type="float">
            <text:p>0,135100947741996</text:p>
          </table:table-cell>
          <table:table-cell office:value-type="float" office:value="0.0225588866432115" calcext:value-type="float">
            <text:p>0,022558886643212</text:p>
          </table:table-cell>
          <table:table-cell office:value-type="float" office:value="0.0258862827274587" calcext:value-type="float">
            <text:p>0,025886282727459</text:p>
          </table:table-cell>
          <table:table-cell office:value-type="float" office:value="0.0226071572597746" calcext:value-type="float">
            <text:p>0,022607157259775</text:p>
          </table:table-cell>
          <table:table-cell office:value-type="float" office:value="0.961100917774745" calcext:value-type="float">
            <text:p>0,961100917774745</text:p>
          </table:table-cell>
          <table:table-cell office:value-type="float" office:value="0.970114697813324" calcext:value-type="float">
            <text:p>0,970114697813324</text:p>
          </table:table-cell>
          <table:table-cell office:value-type="float" office:value="0.951046314694443" calcext:value-type="float">
            <text:p>0,95104631469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-1.21431723210346" calcext:value-type="float">
            <text:p>-1,21431723210346</text:p>
          </table:table-cell>
          <table:table-cell office:value-type="float" office:value="2.07242115947355" calcext:value-type="float">
            <text:p>2,07242115947355</text:p>
          </table:table-cell>
          <table:table-cell office:value-type="float" office:value="543.360042049947" calcext:value-type="float">
            <text:p>543,360042049947</text:p>
          </table:table-cell>
          <table:table-cell table:number-columns-repeated="2" office:value-type="float" office:value="3.00768306879285" calcext:value-type="float">
            <text:p>3,00768306879285</text:p>
          </table:table-cell>
          <table:table-cell office:value-type="float" office:value="782.784796878237" calcext:value-type="float">
            <text:p>782,784796878237</text:p>
          </table:table-cell>
          <table:table-cell office:value-type="float" office:value="2.75165243119835" calcext:value-type="float">
            <text:p>2,75165243119835</text:p>
          </table:table-cell>
          <table:table-cell office:value-type="float" office:value="2.17973117151393" calcext:value-type="float">
            <text:p>2,17973117151393</text:p>
          </table:table-cell>
          <table:table-cell office:value-type="float" office:value="563.481945520157" calcext:value-type="float">
            <text:p>563,481945520157</text:p>
          </table:table-cell>
          <table:table-cell office:value-type="float" office:value="49619.7687602667" calcext:value-type="float">
            <text:p>49619,7687602667</text:p>
          </table:table-cell>
          <table:table-cell office:value-type="float" office:value="124669.105636834" calcext:value-type="float">
            <text:p>124669,105636834</text:p>
          </table:table-cell>
          <table:table-cell office:value-type="float" office:value="783040.62626665" calcext:value-type="float">
            <text:p>783040,62626665</text:p>
          </table:table-cell>
          <table:table-cell office:value-type="float" office:value="111.276910129755" calcext:value-type="float">
            <text:p>111,276910129755</text:p>
          </table:table-cell>
          <table:table-cell office:value-type="float" office:value="222.729168760454" calcext:value-type="float">
            <text:p>222,729168760454</text:p>
          </table:table-cell>
          <table:table-cell office:value-type="float" office:value="880.174832396442" calcext:value-type="float">
            <text:p>880,17483239644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501845" calcext:value-type="float">
            <text:p>501845</text:p>
          </table:table-cell>
          <table:table-cell office:value-type="float" office:value="0.00407249490938136" calcext:value-type="float">
            <text:p>0,004072494909381</text:p>
          </table:table-cell>
          <table:table-cell office:value-type="float" office:value="0.0331249585938018" calcext:value-type="float">
            <text:p>0,033124958593802</text:p>
          </table:table-cell>
          <table:table-cell office:value-type="float" office:value="0.890796386504517" calcext:value-type="float">
            <text:p>0,890796386504517</text:p>
          </table:table-cell>
          <table:table-cell office:value-type="float" office:value="0.078749901562623" calcext:value-type="float">
            <text:p>0,078749901562623</text:p>
          </table:table-cell>
          <table:table-cell office:value-type="float" office:value="13.7495063525511" calcext:value-type="float">
            <text:p>13,7495063525511</text:p>
          </table:table-cell>
          <table:table-cell office:value-type="float" office:value="13.0307890781092" calcext:value-type="float">
            <text:p>13,0307890781092</text:p>
          </table:table-cell>
          <table:table-cell office:value-type="float" office:value="13.583433038556" calcext:value-type="float">
            <text:p>13,583433038556</text:p>
          </table:table-cell>
          <table:table-cell office:value-type="float" office:value="13.7130662071934" calcext:value-type="float">
            <text:p>13,7130662071934</text:p>
          </table:table-cell>
          <table:table-cell office:value-type="float" office:value="13.0296256993155" calcext:value-type="float">
            <text:p>13,0296256993155</text:p>
          </table:table-cell>
          <table:table-cell office:value-type="float" office:value="13.5833746538447" calcext:value-type="float">
            <text:p>13,5833746538447</text:p>
          </table:table-cell>
          <table:table-cell office:value-type="float" office:value="-0.496221577021757" calcext:value-type="float">
            <text:p>-0,496221577021757</text:p>
          </table:table-cell>
          <table:table-cell office:value-type="float" office:value="-0.272069205333772" calcext:value-type="float">
            <text:p>-0,272069205333772</text:p>
          </table:table-cell>
          <table:table-cell office:value-type="float" office:value="-0.437508162146142" calcext:value-type="float">
            <text:p>-0,437508162146142</text:p>
          </table:table-cell>
          <table:table-cell office:value-type="float" office:value="0.0340490577824713" calcext:value-type="float">
            <text:p>0,034049057782471</text:p>
          </table:table-cell>
          <table:table-cell office:value-type="float" office:value="0.0398917603366354" calcext:value-type="float">
            <text:p>0,039891760336635</text:p>
          </table:table-cell>
          <table:table-cell office:value-type="float" office:value="0.0372194429200744" calcext:value-type="float">
            <text:p>0,037219442920074</text:p>
          </table:table-cell>
          <table:table-cell office:value-type="float" office:value="0.995337420586279" calcext:value-type="float">
            <text:p>0,995337420586279</text:p>
          </table:table-cell>
          <table:table-cell office:value-type="float" office:value="0.99550431386209" calcext:value-type="float">
            <text:p>0,99550431386209</text:p>
          </table:table-cell>
          <table:table-cell office:value-type="float" office:value="0.99492310206609" calcext:value-type="float">
            <text:p>0,99492310206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office:value-type="float" office:value="-2.92435509455613" calcext:value-type="float">
            <text:p>-2,92435509455613</text:p>
          </table:table-cell>
          <table:table-cell office:value-type="float" office:value="3.20200474749407" calcext:value-type="float">
            <text:p>3,20200474749407</text:p>
          </table:table-cell>
          <table:table-cell office:value-type="float" office:value="539.689989137514" calcext:value-type="float">
            <text:p>539,689989137514</text:p>
          </table:table-cell>
          <table:table-cell table:number-columns-repeated="2" office:value-type="float" office:value="4.07487981346605" calcext:value-type="float">
            <text:p>4,07487981346605</text:p>
          </table:table-cell>
          <table:table-cell office:value-type="float" office:value="790.542383129884" calcext:value-type="float">
            <text:p>790,542383129884</text:p>
          </table:table-cell>
          <table:table-cell office:value-type="float" office:value="2.8377443110923" calcext:value-type="float">
            <text:p>2,8377443110923</text:p>
          </table:table-cell>
          <table:table-cell office:value-type="float" office:value="2.52027996286496" calcext:value-type="float">
            <text:p>2,52027996286496</text:p>
          </table:table-cell>
          <table:table-cell office:value-type="float" office:value="577.660778614427" calcext:value-type="float">
            <text:p>577,660778614427</text:p>
          </table:table-cell>
          <table:table-cell office:value-type="float" office:value="45413.5451906799" calcext:value-type="float">
            <text:p>45413,5451906799</text:p>
          </table:table-cell>
          <table:table-cell office:value-type="float" office:value="71560.4923397457" calcext:value-type="float">
            <text:p>71560,4923397457</text:p>
          </table:table-cell>
          <table:table-cell office:value-type="float" office:value="751698.584575458" calcext:value-type="float">
            <text:p>751698,584575458</text:p>
          </table:table-cell>
          <table:table-cell office:value-type="float" office:value="104.020613576801" calcext:value-type="float">
            <text:p>104,020613576801</text:p>
          </table:table-cell>
          <table:table-cell office:value-type="float" office:value="146.648025747341" calcext:value-type="float">
            <text:p>146,648025747341</text:p>
          </table:table-cell>
          <table:table-cell office:value-type="float" office:value="853.616193222225" calcext:value-type="float">
            <text:p>853,61619322222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236" calcext:value-type="float">
            <text:p>1236</text:p>
          </table:table-cell>
          <table:table-cell office:value-type="float" office:value="509234" calcext:value-type="float">
            <text:p>509234</text:p>
          </table:table-cell>
          <table:table-cell office:value-type="float" office:value="0.00154999806250242" calcext:value-type="float">
            <text:p>0,001549998062502</text:p>
          </table:table-cell>
          <table:table-cell office:value-type="float" office:value="0.00199999750000313" calcext:value-type="float">
            <text:p>0,001999997500003</text:p>
          </table:table-cell>
          <table:table-cell office:value-type="float" office:value="0.715986605016744" calcext:value-type="float">
            <text:p>0,715986605016744</text:p>
          </table:table-cell>
          <table:table-cell office:value-type="float" office:value="0.416499479375651" calcext:value-type="float">
            <text:p>0,416499479375651</text:p>
          </table:table-cell>
          <table:table-cell office:value-type="float" office:value="13.7617530503091" calcext:value-type="float">
            <text:p>13,7617530503091</text:p>
          </table:table-cell>
          <table:table-cell office:value-type="float" office:value="12.7077199230357" calcext:value-type="float">
            <text:p>12,7077199230357</text:p>
          </table:table-cell>
          <table:table-cell office:value-type="float" office:value="13.7411060863929" calcext:value-type="float">
            <text:p>13,7411060863929</text:p>
          </table:table-cell>
          <table:table-cell office:value-type="float" office:value="13.7617525170035" calcext:value-type="float">
            <text:p>13,7617525170035</text:p>
          </table:table-cell>
          <table:table-cell office:value-type="float" office:value="12.6210628473342" calcext:value-type="float">
            <text:p>12,6210628473342</text:p>
          </table:table-cell>
          <table:table-cell office:value-type="float" office:value="13.665550872698" calcext:value-type="float">
            <text:p>13,665550872698</text:p>
          </table:table-cell>
          <table:table-cell office:value-type="float" office:value="-0.460749999468022" calcext:value-type="float">
            <text:p>-0,460749999468022</text:p>
          </table:table-cell>
          <table:table-cell office:value-type="float" office:value="-0.0105946309593605" calcext:value-type="float">
            <text:p>-0,010594630959361</text:p>
          </table:table-cell>
          <table:table-cell office:value-type="float" office:value="-0.393854405915325" calcext:value-type="float">
            <text:p>-0,393854405915325</text:p>
          </table:table-cell>
          <table:table-cell office:value-type="float" office:value="0.034875852860825" calcext:value-type="float">
            <text:p>0,034875852860825</text:p>
          </table:table-cell>
          <table:table-cell office:value-type="float" office:value="0.0445151198007364" calcext:value-type="float">
            <text:p>0,044515119800736</text:p>
          </table:table-cell>
          <table:table-cell office:value-type="float" office:value="0.0372377627867195" calcext:value-type="float">
            <text:p>0,03723776278672</text:p>
          </table:table-cell>
          <table:table-cell office:value-type="float" office:value="-0.526034299479292" calcext:value-type="float">
            <text:p>-0,526034299479292</text:p>
          </table:table-cell>
          <table:table-cell office:value-type="float" office:value="-0.486403062483838" calcext:value-type="float">
            <text:p>-0,486403062483838</text:p>
          </table:table-cell>
          <table:table-cell office:value-type="float" office:value="-0.474991213909242" calcext:value-type="float">
            <text:p>-0,474991213909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9.csv</text:p>
          </table:table-cell>
          <table:table-cell office:value-type="float" office:value="-2.98570001787498" calcext:value-type="float">
            <text:p>-2,98570001787498</text:p>
          </table:table-cell>
          <table:table-cell office:value-type="float" office:value="3.75206155992305" calcext:value-type="float">
            <text:p>3,75206155992305</text:p>
          </table:table-cell>
          <table:table-cell office:value-type="float" office:value="518.838125202344" calcext:value-type="float">
            <text:p>518,838125202344</text:p>
          </table:table-cell>
          <table:table-cell table:number-columns-repeated="2" office:value-type="float" office:value="4.84431722905697" calcext:value-type="float">
            <text:p>4,84431722905697</text:p>
          </table:table-cell>
          <table:table-cell office:value-type="float" office:value="784.353985394848" calcext:value-type="float">
            <text:p>784,353985394848</text:p>
          </table:table-cell>
          <table:table-cell office:value-type="float" office:value="3.81484007777516" calcext:value-type="float">
            <text:p>3,81484007777516</text:p>
          </table:table-cell>
          <table:table-cell office:value-type="float" office:value="3.06421987890654" calcext:value-type="float">
            <text:p>3,06421987890654</text:p>
          </table:table-cell>
          <table:table-cell office:value-type="float" office:value="588.233095159818" calcext:value-type="float">
            <text:p>588,233095159818</text:p>
          </table:table-cell>
          <table:table-cell office:value-type="float" office:value="14325.1871077165" calcext:value-type="float">
            <text:p>14325,1871077165</text:p>
          </table:table-cell>
          <table:table-cell office:value-type="float" office:value="33673.5524093298" calcext:value-type="float">
            <text:p>33673,5524093298</text:p>
          </table:table-cell>
          <table:table-cell office:value-type="float" office:value="741039.599121129" calcext:value-type="float">
            <text:p>741039,599121129</text:p>
          </table:table-cell>
          <table:table-cell office:value-type="float" office:value="43.891414001137" calcext:value-type="float">
            <text:p>43,891414001137</text:p>
          </table:table-cell>
          <table:table-cell office:value-type="float" office:value="84.1828394772235" calcext:value-type="float">
            <text:p>84,1828394772235</text:p>
          </table:table-cell>
          <table:table-cell office:value-type="float" office:value="844.552920779854" calcext:value-type="float">
            <text:p>844,55292077985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516677" calcext:value-type="float">
            <text:p>516677</text:p>
          </table:table-cell>
          <table:table-cell office:value-type="float" office:value="0.00526124342344572" calcext:value-type="float">
            <text:p>0,005261243423446</text:p>
          </table:table-cell>
          <table:table-cell office:value-type="float" office:value="0.0589999262500922" calcext:value-type="float">
            <text:p>0,058999926250092</text:p>
          </table:table-cell>
          <table:table-cell office:value-type="float" office:value="1.09574113032359" calcext:value-type="float">
            <text:p>1,09574113032359</text:p>
          </table:table-cell>
          <table:table-cell office:value-type="float" office:value="0.968873788907764" calcext:value-type="float">
            <text:p>0,968873788907764</text:p>
          </table:table-cell>
          <table:table-cell office:value-type="float" office:value="13.4286495351995" calcext:value-type="float">
            <text:p>13,4286495351995</text:p>
          </table:table-cell>
          <table:table-cell office:value-type="float" office:value="12.4927572482527" calcext:value-type="float">
            <text:p>12,4927572482527</text:p>
          </table:table-cell>
          <table:table-cell office:value-type="float" office:value="13.5070542013926" calcext:value-type="float">
            <text:p>13,5070542013926</text:p>
          </table:table-cell>
          <table:table-cell office:value-type="float" office:value="13.4284879639937" calcext:value-type="float">
            <text:p>13,4284879639937</text:p>
          </table:table-cell>
          <table:table-cell office:value-type="float" office:value="12.4069568889654" calcext:value-type="float">
            <text:p>12,4069568889654</text:p>
          </table:table-cell>
          <table:table-cell office:value-type="float" office:value="13.4281129972284" calcext:value-type="float">
            <text:p>13,4281129972284</text:p>
          </table:table-cell>
          <table:table-cell office:value-type="float" office:value="-0.302228859572033" calcext:value-type="float">
            <text:p>-0,302228859572033</text:p>
          </table:table-cell>
          <table:table-cell office:value-type="float" office:value="0.182020821670877" calcext:value-type="float">
            <text:p>0,182020821670877</text:p>
          </table:table-cell>
          <table:table-cell office:value-type="float" office:value="-0.241469029791037" calcext:value-type="float">
            <text:p>-0,241469029791037</text:p>
          </table:table-cell>
          <table:table-cell office:value-type="float" office:value="0.037327289729703" calcext:value-type="float">
            <text:p>0,037327289729703</text:p>
          </table:table-cell>
          <table:table-cell office:value-type="float" office:value="0.0475277146336305" calcext:value-type="float">
            <text:p>0,047527714633631</text:p>
          </table:table-cell>
          <table:table-cell office:value-type="float" office:value="0.0381268537568784" calcext:value-type="float">
            <text:p>0,038126853756878</text:p>
          </table:table-cell>
          <table:table-cell office:value-type="float" office:value="-0.52463645562259" calcext:value-type="float">
            <text:p>-0,52463645562259</text:p>
          </table:table-cell>
          <table:table-cell office:value-type="float" office:value="-0.491112941388942" calcext:value-type="float">
            <text:p>-0,491112941388942</text:p>
          </table:table-cell>
          <table:table-cell office:value-type="float" office:value="-0.466365551868168" calcext:value-type="float">
            <text:p>-0,46636555186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0.csv</text:p>
          </table:table-cell>
          <table:table-cell office:value-type="float" office:value="-2.94678381652023" calcext:value-type="float">
            <text:p>-2,94678381652023</text:p>
          </table:table-cell>
          <table:table-cell office:value-type="float" office:value="4.10289737137829" calcext:value-type="float">
            <text:p>4,10289737137829</text:p>
          </table:table-cell>
          <table:table-cell office:value-type="float" office:value="546.161217298478" calcext:value-type="float">
            <text:p>546,161217298478</text:p>
          </table:table-cell>
          <table:table-cell table:number-columns-repeated="2" office:value-type="float" office:value="5.29304496292954" calcext:value-type="float">
            <text:p>5,29304496292954</text:p>
          </table:table-cell>
          <table:table-cell office:value-type="float" office:value="811.900610738006" calcext:value-type="float">
            <text:p>811,900610738006</text:p>
          </table:table-cell>
          <table:table-cell office:value-type="float" office:value="4.39690688078429" calcext:value-type="float">
            <text:p>4,39690688078429</text:p>
          </table:table-cell>
          <table:table-cell office:value-type="float" office:value="3.34403321447783" calcext:value-type="float">
            <text:p>3,34403321447783</text:p>
          </table:table-cell>
          <table:table-cell office:value-type="float" office:value="600.741646996271" calcext:value-type="float">
            <text:p>600,741646996271</text:p>
          </table:table-cell>
          <table:table-cell office:value-type="float" office:value="8347.7317916142" calcext:value-type="float">
            <text:p>8347,7317916142</text:p>
          </table:table-cell>
          <table:table-cell office:value-type="float" office:value="24396.0225649064" calcext:value-type="float">
            <text:p>24396,0225649064</text:p>
          </table:table-cell>
          <table:table-cell office:value-type="float" office:value="721518.740826669" calcext:value-type="float">
            <text:p>721518,740826669</text:p>
          </table:table-cell>
          <table:table-cell office:value-type="float" office:value="29.2002394581991" calcext:value-type="float">
            <text:p>29,2002394581991</text:p>
          </table:table-cell>
          <table:table-cell office:value-type="float" office:value="65.9380617447414" calcext:value-type="float">
            <text:p>65,9380617447414</text:p>
          </table:table-cell>
          <table:table-cell office:value-type="float" office:value="827.782762593325" calcext:value-type="float">
            <text:p>827,782762593325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524174" calcext:value-type="float">
            <text:p>524174</text:p>
          </table:table-cell>
          <table:table-cell office:value-type="float" office:value="0.00591499260625924" calcext:value-type="float">
            <text:p>0,005914992606259</text:p>
          </table:table-cell>
          <table:table-cell office:value-type="float" office:value="0.216874728906589" calcext:value-type="float">
            <text:p>0,216874728906589</text:p>
          </table:table-cell>
          <table:table-cell office:value-type="float" office:value="2.3343520820599" calcext:value-type="float">
            <text:p>2,3343520820599</text:p>
          </table:table-cell>
          <table:table-cell office:value-type="float" office:value="3.40624574219282" calcext:value-type="float">
            <text:p>3,40624574219282</text:p>
          </table:table-cell>
          <table:table-cell office:value-type="float" office:value="13.8550920258774" calcext:value-type="float">
            <text:p>13,8550920258774</text:p>
          </table:table-cell>
          <table:table-cell office:value-type="float" office:value="12.789245307836" calcext:value-type="float">
            <text:p>12,789245307836</text:p>
          </table:table-cell>
          <table:table-cell office:value-type="float" office:value="13.8069854316191" calcext:value-type="float">
            <text:p>13,8069854316191</text:p>
          </table:table-cell>
          <table:table-cell office:value-type="float" office:value="13.8550838573454" calcext:value-type="float">
            <text:p>13,8550838573454</text:p>
          </table:table-cell>
          <table:table-cell office:value-type="float" office:value="12.702123782359" calcext:value-type="float">
            <text:p>12,702123782359</text:p>
          </table:table-cell>
          <table:table-cell office:value-type="float" office:value="13.7315315418043" calcext:value-type="float">
            <text:p>13,7315315418043</text:p>
          </table:table-cell>
          <table:table-cell office:value-type="float" office:value="-0.384392454157046" calcext:value-type="float">
            <text:p>-0,384392454157046</text:p>
          </table:table-cell>
          <table:table-cell office:value-type="float" office:value="0.0886858696404698" calcext:value-type="float">
            <text:p>0,08868586964047</text:p>
          </table:table-cell>
          <table:table-cell office:value-type="float" office:value="-0.269487664609822" calcext:value-type="float">
            <text:p>-0,269487664609822</text:p>
          </table:table-cell>
          <table:table-cell office:value-type="float" office:value="0.036174642195504" calcext:value-type="float">
            <text:p>0,036174642195504</text:p>
          </table:table-cell>
          <table:table-cell office:value-type="float" office:value="0.044621231548638" calcext:value-type="float">
            <text:p>0,044621231548638</text:p>
          </table:table-cell>
          <table:table-cell office:value-type="float" office:value="0.034669912353764" calcext:value-type="float">
            <text:p>0,034669912353764</text:p>
          </table:table-cell>
          <table:table-cell office:value-type="float" office:value="-0.520565462445125" calcext:value-type="float">
            <text:p>-0,520565462445125</text:p>
          </table:table-cell>
          <table:table-cell office:value-type="float" office:value="-0.48320231546725" calcext:value-type="float">
            <text:p>-0,48320231546725</text:p>
          </table:table-cell>
          <table:table-cell office:value-type="float" office:value="-0.480852786903666" calcext:value-type="float">
            <text:p>-0,480852786903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1.csv</text:p>
          </table:table-cell>
          <table:table-cell office:value-type="float" office:value="-2.93583258020927" calcext:value-type="float">
            <text:p>-2,93583258020927</text:p>
          </table:table-cell>
          <table:table-cell office:value-type="float" office:value="3.77195153506058" calcext:value-type="float">
            <text:p>3,77195153506058</text:p>
          </table:table-cell>
          <table:table-cell office:value-type="float" office:value="581.280304649619" calcext:value-type="float">
            <text:p>581,280304649619</text:p>
          </table:table-cell>
          <table:table-cell table:number-columns-repeated="2" office:value-type="float" office:value="4.90994486889127" calcext:value-type="float">
            <text:p>4,90994486889127</text:p>
          </table:table-cell>
          <table:table-cell office:value-type="float" office:value="839.943778771419" calcext:value-type="float">
            <text:p>839,943778771419</text:p>
          </table:table-cell>
          <table:table-cell office:value-type="float" office:value="3.93553626289144" calcext:value-type="float">
            <text:p>3,93553626289144</text:p>
          </table:table-cell>
          <table:table-cell office:value-type="float" office:value="3.14323722183132" calcext:value-type="float">
            <text:p>3,14323722183132</text:p>
          </table:table-cell>
          <table:table-cell office:value-type="float" office:value="606.315725446121" calcext:value-type="float">
            <text:p>606,315725446121</text:p>
          </table:table-cell>
          <table:table-cell office:value-type="float" office:value="13391.5219015629" calcext:value-type="float">
            <text:p>13391,5219015629</text:p>
          </table:table-cell>
          <table:table-cell office:value-type="float" office:value="32217.1151672155" calcext:value-type="float">
            <text:p>32217,1151672155</text:p>
          </table:table-cell>
          <table:table-cell office:value-type="float" office:value="736140.640491601" calcext:value-type="float">
            <text:p>736140,640491601</text:p>
          </table:table-cell>
          <table:table-cell office:value-type="float" office:value="41.5681032211688" calcext:value-type="float">
            <text:p>41,5681032211688</text:p>
          </table:table-cell>
          <table:table-cell office:value-type="float" office:value="81.5342665552696" calcext:value-type="float">
            <text:p>81,5342665552696</text:p>
          </table:table-cell>
          <table:table-cell office:value-type="float" office:value="840.354791874312" calcext:value-type="float">
            <text:p>840,354791874312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63" calcext:value-type="float">
            <text:p>1263</text:p>
          </table:table-cell>
          <table:table-cell office:value-type="float" office:value="531725" calcext:value-type="float">
            <text:p>531725</text:p>
          </table:table-cell>
          <table:table-cell office:value-type="float" office:value="0.00613374233282208" calcext:value-type="float">
            <text:p>0,006133742332822</text:p>
          </table:table-cell>
          <table:table-cell office:value-type="float" office:value="0.14074982406272" calcext:value-type="float">
            <text:p>0,14074982406272</text:p>
          </table:table-cell>
          <table:table-cell office:value-type="float" office:value="2.75774155282306" calcext:value-type="float">
            <text:p>2,75774155282306</text:p>
          </table:table-cell>
          <table:table-cell office:value-type="float" office:value="4.36649454188182" calcext:value-type="float">
            <text:p>4,36649454188182</text:p>
          </table:table-cell>
          <table:table-cell office:value-type="float" office:value="14.0175791199602" calcext:value-type="float">
            <text:p>14,0175791199602</text:p>
          </table:table-cell>
          <table:table-cell office:value-type="float" office:value="12.7173196994188" calcext:value-type="float">
            <text:p>12,7173196994188</text:p>
          </table:table-cell>
          <table:table-cell office:value-type="float" office:value="14.9351116476594" calcext:value-type="float">
            <text:p>14,9351116476594</text:p>
          </table:table-cell>
          <table:table-cell office:value-type="float" office:value="14.0175790729923" calcext:value-type="float">
            <text:p>14,0175790729923</text:p>
          </table:table-cell>
          <table:table-cell office:value-type="float" office:value="12.6370967645692" calcext:value-type="float">
            <text:p>12,6370967645692</text:p>
          </table:table-cell>
          <table:table-cell office:value-type="float" office:value="14.8587344547148" calcext:value-type="float">
            <text:p>14,8587344547148</text:p>
          </table:table-cell>
          <table:table-cell office:value-type="float" office:value="-0.41982494114186" calcext:value-type="float">
            <text:p>-0,41982494114186</text:p>
          </table:table-cell>
          <table:table-cell office:value-type="float" office:value="0.115433651760865" calcext:value-type="float">
            <text:p>0,115433651760865</text:p>
          </table:table-cell>
          <table:table-cell office:value-type="float" office:value="-0.615571677080065" calcext:value-type="float">
            <text:p>-0,615571677080065</text:p>
          </table:table-cell>
          <table:table-cell office:value-type="float" office:value="0.0340357910395434" calcext:value-type="float">
            <text:p>0,034035791039543</text:p>
          </table:table-cell>
          <table:table-cell office:value-type="float" office:value="0.0654264464877629" calcext:value-type="float">
            <text:p>0,065426446487763</text:p>
          </table:table-cell>
          <table:table-cell office:value-type="float" office:value="0.0294868465830495" calcext:value-type="float">
            <text:p>0,02948684658305</text:p>
          </table:table-cell>
          <table:table-cell office:value-type="float" office:value="-0.473747386440835" calcext:value-type="float">
            <text:p>-0,473747386440835</text:p>
          </table:table-cell>
          <table:table-cell office:value-type="float" office:value="-0.536493500266124" calcext:value-type="float">
            <text:p>-0,536493500266124</text:p>
          </table:table-cell>
          <table:table-cell office:value-type="float" office:value="-0.471290784205736" calcext:value-type="float">
            <text:p>-0,47129078420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2.csv</text:p>
          </table:table-cell>
          <table:table-cell office:value-type="float" office:value="-2.93748757814053" calcext:value-type="float">
            <text:p>-2,93748757814053</text:p>
          </table:table-cell>
          <table:table-cell office:value-type="float" office:value="3.47462940671324" calcext:value-type="float">
            <text:p>3,47462940671324</text:p>
          </table:table-cell>
          <table:table-cell office:value-type="float" office:value="575.753759057801" calcext:value-type="float">
            <text:p>575,753759057801</text:p>
          </table:table-cell>
          <table:table-cell table:number-columns-repeated="2" office:value-type="float" office:value="4.48255687452539" calcext:value-type="float">
            <text:p>4,48255687452539</text:p>
          </table:table-cell>
          <table:table-cell office:value-type="float" office:value="846.523765471557" calcext:value-type="float">
            <text:p>846,523765471557</text:p>
          </table:table-cell>
          <table:table-cell office:value-type="float" office:value="3.38592422561772" calcext:value-type="float">
            <text:p>3,38592422561772</text:p>
          </table:table-cell>
          <table:table-cell office:value-type="float" office:value="2.83200752459424" calcext:value-type="float">
            <text:p>2,83200752459424</text:p>
          </table:table-cell>
          <table:table-cell office:value-type="float" office:value="620.572392585228" calcext:value-type="float">
            <text:p>620,572392585228</text:p>
          </table:table-cell>
          <table:table-cell office:value-type="float" office:value="25127.2227734707" calcext:value-type="float">
            <text:p>25127,2227734707</text:p>
          </table:table-cell>
          <table:table-cell office:value-type="float" office:value="50317.6553434439" calcext:value-type="float">
            <text:p>50317,6553434439</text:p>
          </table:table-cell>
          <table:table-cell office:value-type="float" office:value="710069.173627639" calcext:value-type="float">
            <text:p>710069,173627639</text:p>
          </table:table-cell>
          <table:table-cell office:value-type="float" office:value="66.7283077460436" calcext:value-type="float">
            <text:p>66,7283077460436</text:p>
          </table:table-cell>
          <table:table-cell office:value-type="float" office:value="112.83775831006" calcext:value-type="float">
            <text:p>112,83775831006</text:p>
          </table:table-cell>
          <table:table-cell office:value-type="float" office:value="817.911204512047" calcext:value-type="float">
            <text:p>817,911204512047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539330" calcext:value-type="float">
            <text:p>539330</text:p>
          </table:table-cell>
          <table:table-cell office:value-type="float" office:value="0.00229499713125359" calcext:value-type="float">
            <text:p>0,002294997131254</text:p>
          </table:table-cell>
          <table:table-cell office:value-type="float" office:value="0.0237499703125371" calcext:value-type="float">
            <text:p>0,023749970312537</text:p>
          </table:table-cell>
          <table:table-cell office:value-type="float" office:value="4.05336618329227" calcext:value-type="float">
            <text:p>4,05336618329227</text:p>
          </table:table-cell>
          <table:table-cell office:value-type="float" office:value="8.68461414423232" calcext:value-type="float">
            <text:p>8,68461414423232</text:p>
          </table:table-cell>
          <table:table-cell office:value-type="float" office:value="14.1359718083999" calcext:value-type="float">
            <text:p>14,1359718083999</text:p>
          </table:table-cell>
          <table:table-cell office:value-type="float" office:value="13.3022153254198" calcext:value-type="float">
            <text:p>13,3022153254198</text:p>
          </table:table-cell>
          <table:table-cell office:value-type="float" office:value="14.1059961550431" calcext:value-type="float">
            <text:p>14,1059961550431</text:p>
          </table:table-cell>
          <table:table-cell office:value-type="float" office:value="14.1359296809399" calcext:value-type="float">
            <text:p>14,1359296809399</text:p>
          </table:table-cell>
          <table:table-cell office:value-type="float" office:value="13.2230398371606" calcext:value-type="float">
            <text:p>13,2230398371606</text:p>
          </table:table-cell>
          <table:table-cell office:value-type="float" office:value="14.0308813365451" calcext:value-type="float">
            <text:p>14,0308813365451</text:p>
          </table:table-cell>
          <table:table-cell office:value-type="float" office:value="-0.375451372390756" calcext:value-type="float">
            <text:p>-0,375451372390756</text:p>
          </table:table-cell>
          <table:table-cell office:value-type="float" office:value="-0.0458817975657921" calcext:value-type="float">
            <text:p>-0,045881797565792</text:p>
          </table:table-cell>
          <table:table-cell office:value-type="float" office:value="-0.348553590371538" calcext:value-type="float">
            <text:p>-0,348553590371538</text:p>
          </table:table-cell>
          <table:table-cell office:value-type="float" office:value="0.0128224390709892" calcext:value-type="float">
            <text:p>0,012822439070989</text:p>
          </table:table-cell>
          <table:table-cell office:value-type="float" office:value="0.0472433853560349" calcext:value-type="float">
            <text:p>0,047243385356035</text:p>
          </table:table-cell>
          <table:table-cell office:value-type="float" office:value="0.0434549222470366" calcext:value-type="float">
            <text:p>0,043454922247037</text:p>
          </table:table-cell>
          <table:table-cell office:value-type="float" office:value="-0.537520127841125" calcext:value-type="float">
            <text:p>-0,537520127841125</text:p>
          </table:table-cell>
          <table:table-cell office:value-type="float" office:value="-0.473280861499386" calcext:value-type="float">
            <text:p>-0,473280861499386</text:p>
          </table:table-cell>
          <table:table-cell office:value-type="float" office:value="-0.47133825167984" calcext:value-type="float">
            <text:p>-0,4713382516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3.csv</text:p>
          </table:table-cell>
          <table:table-cell office:value-type="float" office:value="-1.21078098652377" calcext:value-type="float">
            <text:p>-1,21078098652377</text:p>
          </table:table-cell>
          <table:table-cell office:value-type="float" office:value="1.96184254769682" calcext:value-type="float">
            <text:p>1,96184254769682</text:p>
          </table:table-cell>
          <table:table-cell office:value-type="float" office:value="526.125284843394" calcext:value-type="float">
            <text:p>526,125284843394</text:p>
          </table:table-cell>
          <table:table-cell table:number-columns-repeated="2" office:value-type="float" office:value="2.87442858183595" calcext:value-type="float">
            <text:p>2,87442858183595</text:p>
          </table:table-cell>
          <table:table-cell office:value-type="float" office:value="809.503985527015" calcext:value-type="float">
            <text:p>809,503985527015</text:p>
          </table:table-cell>
          <table:table-cell office:value-type="float" office:value="2.60698083513246" calcext:value-type="float">
            <text:p>2,60698083513246</text:p>
          </table:table-cell>
          <table:table-cell office:value-type="float" office:value="2.10083637871251" calcext:value-type="float">
            <text:p>2,10083637871251</text:p>
          </table:table-cell>
          <table:table-cell office:value-type="float" office:value="615.214505057041" calcext:value-type="float">
            <text:p>615,214505057041</text:p>
          </table:table-cell>
          <table:table-cell office:value-type="float" office:value="73145.4859370272" calcext:value-type="float">
            <text:p>73145,4859370272</text:p>
          </table:table-cell>
          <table:table-cell office:value-type="float" office:value="171739.375959926" calcext:value-type="float">
            <text:p>171739,375959926</text:p>
          </table:table-cell>
          <table:table-cell office:value-type="float" office:value="778115.703789889" calcext:value-type="float">
            <text:p>778115,703789889</text:p>
          </table:table-cell>
          <table:table-cell office:value-type="float" office:value="148.721143970543" calcext:value-type="float">
            <text:p>148,721143970543</text:p>
          </table:table-cell>
          <table:table-cell office:value-type="float" office:value="282.446717475241" calcext:value-type="float">
            <text:p>282,446717475241</text:p>
          </table:table-cell>
          <table:table-cell office:value-type="float" office:value="876.016028121942" calcext:value-type="float">
            <text:p>876,016028121942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546989" calcext:value-type="float">
            <text:p>546989</text:p>
          </table:table-cell>
          <table:table-cell office:value-type="float" office:value="0.00159499800625249" calcext:value-type="float">
            <text:p>0,001594998006252</text:p>
          </table:table-cell>
          <table:table-cell office:value-type="float" office:value="0.000874998906251367" calcext:value-type="float">
            <text:p>0,000874998906251</text:p>
          </table:table-cell>
          <table:table-cell office:value-type="float" office:value="0.694892881383898" calcext:value-type="float">
            <text:p>0,694892881383898</text:p>
          </table:table-cell>
          <table:table-cell office:value-type="float" office:value="0.00862498921876348" calcext:value-type="float">
            <text:p>0,008624989218763</text:p>
          </table:table-cell>
          <table:table-cell office:value-type="float" office:value="13.4297869324509" calcext:value-type="float">
            <text:p>13,4297869324509</text:p>
          </table:table-cell>
          <table:table-cell office:value-type="float" office:value="12.820733921503" calcext:value-type="float">
            <text:p>12,820733921503</text:p>
          </table:table-cell>
          <table:table-cell office:value-type="float" office:value="13.4682920040511" calcext:value-type="float">
            <text:p>13,4682920040511</text:p>
          </table:table-cell>
          <table:table-cell office:value-type="float" office:value="13.3921241311711" calcext:value-type="float">
            <text:p>13,3921241311711</text:p>
          </table:table-cell>
          <table:table-cell office:value-type="float" office:value="12.8192949186452" calcext:value-type="float">
            <text:p>12,8192949186452</text:p>
          </table:table-cell>
          <table:table-cell office:value-type="float" office:value="13.4682851211499" calcext:value-type="float">
            <text:p>13,4682851211499</text:p>
          </table:table-cell>
          <table:table-cell office:value-type="float" office:value="-0.180854692797559" calcext:value-type="float">
            <text:p>-0,180854692797559</text:p>
          </table:table-cell>
          <table:table-cell office:value-type="float" office:value="0.070775461151436" calcext:value-type="float">
            <text:p>0,070775461151436</text:p>
          </table:table-cell>
          <table:table-cell office:value-type="float" office:value="-0.198551051359099" calcext:value-type="float">
            <text:p>-0,198551051359099</text:p>
          </table:table-cell>
          <table:table-cell office:value-type="float" office:value="0.0375799806752909" calcext:value-type="float">
            <text:p>0,037579980675291</text:p>
          </table:table-cell>
          <table:table-cell office:value-type="float" office:value="0.0493637160869189" calcext:value-type="float">
            <text:p>0,049363716086919</text:p>
          </table:table-cell>
          <table:table-cell office:value-type="float" office:value="0.0395442501473611" calcext:value-type="float">
            <text:p>0,039544250147361</text:p>
          </table:table-cell>
          <table:table-cell office:value-type="float" office:value="0.994687173136366" calcext:value-type="float">
            <text:p>0,994687173136366</text:p>
          </table:table-cell>
          <table:table-cell office:value-type="float" office:value="0.994418500073341" calcext:value-type="float">
            <text:p>0,994418500073341</text:p>
          </table:table-cell>
          <table:table-cell office:value-type="float" office:value="0.994438880181109" calcext:value-type="float">
            <text:p>0,99443888018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4.csv</text:p>
          </table:table-cell>
          <table:table-cell office:value-type="float" office:value="-2.21060723674095" calcext:value-type="float">
            <text:p>-2,21060723674095</text:p>
          </table:table-cell>
          <table:table-cell office:value-type="float" office:value="3.88710514111857" calcext:value-type="float">
            <text:p>3,88710514111857</text:p>
          </table:table-cell>
          <table:table-cell office:value-type="float" office:value="700.660579174276" calcext:value-type="float">
            <text:p>700,660579174276</text:p>
          </table:table-cell>
          <table:table-cell table:number-columns-repeated="2" office:value-type="float" office:value="5.05508338780528" calcext:value-type="float">
            <text:p>5,05508338780528</text:p>
          </table:table-cell>
          <table:table-cell office:value-type="float" office:value="940.089526925283" calcext:value-type="float">
            <text:p>940,089526925283</text:p>
          </table:table-cell>
          <table:table-cell office:value-type="float" office:value="4.54610643326061" calcext:value-type="float">
            <text:p>4,54610643326061</text:p>
          </table:table-cell>
          <table:table-cell office:value-type="float" office:value="3.23176138963793" calcext:value-type="float">
            <text:p>3,23176138963793</text:p>
          </table:table-cell>
          <table:table-cell office:value-type="float" office:value="626.771945308475" calcext:value-type="float">
            <text:p>626,771945308475</text:p>
          </table:table-cell>
          <table:table-cell office:value-type="float" office:value="8159.16376534913" calcext:value-type="float">
            <text:p>8159,16376534913</text:p>
          </table:table-cell>
          <table:table-cell office:value-type="float" office:value="31351.4076337767" calcext:value-type="float">
            <text:p>31351,4076337767</text:p>
          </table:table-cell>
          <table:table-cell office:value-type="float" office:value="762979.424614252" calcext:value-type="float">
            <text:p>762979,424614252</text:p>
          </table:table-cell>
          <table:table-cell office:value-type="float" office:value="28.7067480260198" calcext:value-type="float">
            <text:p>28,7067480260198</text:p>
          </table:table-cell>
          <table:table-cell office:value-type="float" office:value="79.3874698564178" calcext:value-type="float">
            <text:p>79,3874698564178</text:p>
          </table:table-cell>
          <table:table-cell office:value-type="float" office:value="863.20488596398" calcext:value-type="float">
            <text:p>863,20488596398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554702" calcext:value-type="float">
            <text:p>554702</text:p>
          </table:table-cell>
          <table:table-cell office:value-type="float" office:value="0.00224624719219101" calcext:value-type="float">
            <text:p>0,002246247192191</text:p>
          </table:table-cell>
          <table:table-cell office:value-type="float" office:value="0.0456249429688213" calcext:value-type="float">
            <text:p>0,045624942968821</text:p>
          </table:table-cell>
          <table:table-cell office:value-type="float" office:value="9.48530189337263" calcext:value-type="float">
            <text:p>9,48530189337263</text:p>
          </table:table-cell>
          <table:table-cell office:value-type="float" office:value="17.3188533514333" calcext:value-type="float">
            <text:p>17,3188533514333</text:p>
          </table:table-cell>
          <table:table-cell office:value-type="float" office:value="14.6664924613044" calcext:value-type="float">
            <text:p>14,6664924613044</text:p>
          </table:table-cell>
          <table:table-cell office:value-type="float" office:value="15.3333723821478" calcext:value-type="float">
            <text:p>15,3333723821478</text:p>
          </table:table-cell>
          <table:table-cell office:value-type="float" office:value="15.8253679087459" calcext:value-type="float">
            <text:p>15,8253679087459</text:p>
          </table:table-cell>
          <table:table-cell office:value-type="float" office:value="14.6211845850911" calcext:value-type="float">
            <text:p>14,6211845850911</text:p>
          </table:table-cell>
          <table:table-cell office:value-type="float" office:value="15.2103691768162" calcext:value-type="float">
            <text:p>15,2103691768162</text:p>
          </table:table-cell>
          <table:table-cell office:value-type="float" office:value="15.8009028615736" calcext:value-type="float">
            <text:p>15,8009028615736</text:p>
          </table:table-cell>
          <table:table-cell office:value-type="float" office:value="-0.526610095278469" calcext:value-type="float">
            <text:p>-0,526610095278469</text:p>
          </table:table-cell>
          <table:table-cell office:value-type="float" office:value="-0.652119692286494" calcext:value-type="float">
            <text:p>-0,652119692286494</text:p>
          </table:table-cell>
          <table:table-cell office:value-type="float" office:value="-0.796520028762493" calcext:value-type="float">
            <text:p>-0,796520028762493</text:p>
          </table:table-cell>
          <table:table-cell office:value-type="float" office:value="0.0325709234980523" calcext:value-type="float">
            <text:p>0,032570923498052</text:p>
          </table:table-cell>
          <table:table-cell office:value-type="float" office:value="0.0281141672448208" calcext:value-type="float">
            <text:p>0,028114167244821</text:p>
          </table:table-cell>
          <table:table-cell office:value-type="float" office:value="0.0247157540375798" calcext:value-type="float">
            <text:p>0,02471575403758</text:p>
          </table:table-cell>
          <table:table-cell office:value-type="float" office:value="0.993997446085756" calcext:value-type="float">
            <text:p>0,993997446085756</text:p>
          </table:table-cell>
          <table:table-cell office:value-type="float" office:value="0.994040126978113" calcext:value-type="float">
            <text:p>0,994040126978113</text:p>
          </table:table-cell>
          <table:table-cell office:value-type="float" office:value="0.992992069209915" calcext:value-type="float">
            <text:p>0,99299206920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5.csv</text:p>
          </table:table-cell>
          <table:table-cell office:value-type="float" office:value="-1.20669349163314" calcext:value-type="float">
            <text:p>-1,20669349163314</text:p>
          </table:table-cell>
          <table:table-cell office:value-type="float" office:value="2.08762739046576" calcext:value-type="float">
            <text:p>2,08762739046576</text:p>
          </table:table-cell>
          <table:table-cell office:value-type="float" office:value="649.774297782128" calcext:value-type="float">
            <text:p>649,774297782128</text:p>
          </table:table-cell>
          <table:table-cell table:number-columns-repeated="2" office:value-type="float" office:value="3.08657991817489" calcext:value-type="float">
            <text:p>3,08657991817489</text:p>
          </table:table-cell>
          <table:table-cell office:value-type="float" office:value="909.471851661001" calcext:value-type="float">
            <text:p>909,471851661001</text:p>
          </table:table-cell>
          <table:table-cell office:value-type="float" office:value="2.8409270332993" calcext:value-type="float">
            <text:p>2,8409270332993</text:p>
          </table:table-cell>
          <table:table-cell office:value-type="float" office:value="2.27349674947153" calcext:value-type="float">
            <text:p>2,27349674947153</text:p>
          </table:table-cell>
          <table:table-cell office:value-type="float" office:value="636.342997844269" calcext:value-type="float">
            <text:p>636,342997844269</text:p>
          </table:table-cell>
          <table:table-cell office:value-type="float" office:value="54857.7712527338" calcext:value-type="float">
            <text:p>54857,7712527338</text:p>
          </table:table-cell>
          <table:table-cell office:value-type="float" office:value="132398.49363538" calcext:value-type="float">
            <text:p>132398,49363538</text:p>
          </table:table-cell>
          <table:table-cell office:value-type="float" office:value="759502.277915686" calcext:value-type="float">
            <text:p>759502,277915686</text:p>
          </table:table-cell>
          <table:table-cell office:value-type="float" office:value="119.802154806661" calcext:value-type="float">
            <text:p>119,802154806661</text:p>
          </table:table-cell>
          <table:table-cell office:value-type="float" office:value="233.80230505179" calcext:value-type="float">
            <text:p>233,80230505179</text:p>
          </table:table-cell>
          <table:table-cell office:value-type="float" office:value="860.258094243293" calcext:value-type="float">
            <text:p>860,258094243293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9" calcext:value-type="float">
            <text:p>1299</text:p>
          </table:table-cell>
          <table:table-cell office:value-type="float" office:value="562469" calcext:value-type="float">
            <text:p>562469</text:p>
          </table:table-cell>
          <table:table-cell office:value-type="float" office:value="0.00689499138126077" calcext:value-type="float">
            <text:p>0,006894991381261</text:p>
          </table:table-cell>
          <table:table-cell office:value-type="float" office:value="0.0472499409375738" calcext:value-type="float">
            <text:p>0,047249940937574</text:p>
          </table:table-cell>
          <table:table-cell office:value-type="float" office:value="3.14478731901585" calcext:value-type="float">
            <text:p>3,14478731901585</text:p>
          </table:table-cell>
          <table:table-cell office:value-type="float" office:value="6.20236724704094" calcext:value-type="float">
            <text:p>6,20236724704094</text:p>
          </table:table-cell>
          <table:table-cell office:value-type="float" office:value="15.042508713764" calcext:value-type="float">
            <text:p>15,042508713764</text:p>
          </table:table-cell>
          <table:table-cell office:value-type="float" office:value="14.2695189731832" calcext:value-type="float">
            <text:p>14,2695189731832</text:p>
          </table:table-cell>
          <table:table-cell office:value-type="float" office:value="14.8282857287155" calcext:value-type="float">
            <text:p>14,8282857287155</text:p>
          </table:table-cell>
          <table:table-cell office:value-type="float" office:value="15.0080804705503" calcext:value-type="float">
            <text:p>15,0080804705503</text:p>
          </table:table-cell>
          <table:table-cell office:value-type="float" office:value="14.2686164413916" calcext:value-type="float">
            <text:p>14,2686164413916</text:p>
          </table:table-cell>
          <table:table-cell office:value-type="float" office:value="14.8282572582294" calcext:value-type="float">
            <text:p>14,8282572582294</text:p>
          </table:table-cell>
          <table:table-cell office:value-type="float" office:value="-0.595458449080504" calcext:value-type="float">
            <text:p>-0,595458449080504</text:p>
          </table:table-cell>
          <table:table-cell office:value-type="float" office:value="-0.406063236068142" calcext:value-type="float">
            <text:p>-0,406063236068142</text:p>
          </table:table-cell>
          <table:table-cell office:value-type="float" office:value="-0.538243801265218" calcext:value-type="float">
            <text:p>-0,538243801265218</text:p>
          </table:table-cell>
          <table:table-cell office:value-type="float" office:value="0.0306255867259028" calcext:value-type="float">
            <text:p>0,030625586725903</text:p>
          </table:table-cell>
          <table:table-cell office:value-type="float" office:value="0.0335779539109643" calcext:value-type="float">
            <text:p>0,033577953910964</text:p>
          </table:table-cell>
          <table:table-cell office:value-type="float" office:value="0.0335519667101847" calcext:value-type="float">
            <text:p>0,033551966710185</text:p>
          </table:table-cell>
          <table:table-cell office:value-type="float" office:value="0.994972404856878" calcext:value-type="float">
            <text:p>0,994972404856878</text:p>
          </table:table-cell>
          <table:table-cell office:value-type="float" office:value="0.994644130373803" calcext:value-type="float">
            <text:p>0,994644130373803</text:p>
          </table:table-cell>
          <table:table-cell office:value-type="float" office:value="0.994212296828394" calcext:value-type="float">
            <text:p>0,994212296828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6.csv</text:p>
          </table:table-cell>
          <table:table-cell office:value-type="float" office:value="-2.9433763207796" calcext:value-type="float">
            <text:p>-2,9433763207796</text:p>
          </table:table-cell>
          <table:table-cell office:value-type="float" office:value="3.67791540260575" calcext:value-type="float">
            <text:p>3,67791540260575</text:p>
          </table:table-cell>
          <table:table-cell office:value-type="float" office:value="606.747894065132" calcext:value-type="float">
            <text:p>606,747894065132</text:p>
          </table:table-cell>
          <table:table-cell table:number-columns-repeated="2" office:value-type="float" office:value="4.78916499296833" calcext:value-type="float">
            <text:p>4,78916499296833</text:p>
          </table:table-cell>
          <table:table-cell office:value-type="float" office:value="885.269282900898" calcext:value-type="float">
            <text:p>885,269282900898</text:p>
          </table:table-cell>
          <table:table-cell office:value-type="float" office:value="3.77791439343817" calcext:value-type="float">
            <text:p>3,77791439343817</text:p>
          </table:table-cell>
          <table:table-cell office:value-type="float" office:value="3.06741578876238" calcext:value-type="float">
            <text:p>3,06741578876238</text:p>
          </table:table-cell>
          <table:table-cell office:value-type="float" office:value="644.638422912719" calcext:value-type="float">
            <text:p>644,638422912719</text:p>
          </table:table-cell>
          <table:table-cell office:value-type="float" office:value="18134.6945751112" calcext:value-type="float">
            <text:p>18134,6945751112</text:p>
          </table:table-cell>
          <table:table-cell office:value-type="float" office:value="40889.3539037633" calcext:value-type="float">
            <text:p>40889,3539037633</text:p>
          </table:table-cell>
          <table:table-cell office:value-type="float" office:value="762389.540091252" calcext:value-type="float">
            <text:p>762389,540091252</text:p>
          </table:table-cell>
          <table:table-cell office:value-type="float" office:value="52.2375029916297" calcext:value-type="float">
            <text:p>52,2375029916297</text:p>
          </table:table-cell>
          <table:table-cell office:value-type="float" office:value="97.276205177667" calcext:value-type="float">
            <text:p>97,276205177667</text:p>
          </table:table-cell>
          <table:table-cell office:value-type="float" office:value="862.717248938905" calcext:value-type="float">
            <text:p>862,717248938905</text:p>
          </table:table-cell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570290" calcext:value-type="float">
            <text:p>570290</text:p>
          </table:table-cell>
          <table:table-cell office:value-type="float" office:value="0.00531874335157081" calcext:value-type="float">
            <text:p>0,005318743351571</text:p>
          </table:table-cell>
          <table:table-cell office:value-type="float" office:value="0.0822498971876285" calcext:value-type="float">
            <text:p>0,082249897187629</text:p>
          </table:table-cell>
          <table:table-cell office:value-type="float" office:value="1.60636299204626" calcext:value-type="float">
            <text:p>1,60636299204626</text:p>
          </table:table-cell>
          <table:table-cell office:value-type="float" office:value="2.47862190172262" calcext:value-type="float">
            <text:p>2,47862190172262</text:p>
          </table:table-cell>
          <table:table-cell office:value-type="float" office:value="14.6875190330423" calcext:value-type="float">
            <text:p>14,6875190330423</text:p>
          </table:table-cell>
          <table:table-cell office:value-type="float" office:value="13.6731653268615" calcext:value-type="float">
            <text:p>13,6731653268615</text:p>
          </table:table-cell>
          <table:table-cell office:value-type="float" office:value="14.2852801394815" calcext:value-type="float">
            <text:p>14,2852801394815</text:p>
          </table:table-cell>
          <table:table-cell office:value-type="float" office:value="14.6875105508176" calcext:value-type="float">
            <text:p>14,6875105508176</text:p>
          </table:table-cell>
          <table:table-cell office:value-type="float" office:value="13.5929770036885" calcext:value-type="float">
            <text:p>13,5929770036885</text:p>
          </table:table-cell>
          <table:table-cell office:value-type="float" office:value="14.211608552709" calcext:value-type="float">
            <text:p>14,211608552709</text:p>
          </table:table-cell>
          <table:table-cell office:value-type="float" office:value="-0.504597499568233" calcext:value-type="float">
            <text:p>-0,504597499568233</text:p>
          </table:table-cell>
          <table:table-cell office:value-type="float" office:value="-0.111567393956467" calcext:value-type="float">
            <text:p>-0,111567393956467</text:p>
          </table:table-cell>
          <table:table-cell office:value-type="float" office:value="-0.313072951586701" calcext:value-type="float">
            <text:p>-0,313072951586701</text:p>
          </table:table-cell>
          <table:table-cell office:value-type="float" office:value="0.0333190197317766" calcext:value-type="float">
            <text:p>0,033319019731777</text:p>
          </table:table-cell>
          <table:table-cell office:value-type="float" office:value="0.041503475064013" calcext:value-type="float">
            <text:p>0,041503475064013</text:p>
          </table:table-cell>
          <table:table-cell office:value-type="float" office:value="0.0378234336678654" calcext:value-type="float">
            <text:p>0,037823433667865</text:p>
          </table:table-cell>
          <table:table-cell office:value-type="float" office:value="-0.56501101800261" calcext:value-type="float">
            <text:p>-0,56501101800261</text:p>
          </table:table-cell>
          <table:table-cell office:value-type="float" office:value="-0.463903173023806" calcext:value-type="float">
            <text:p>-0,463903173023806</text:p>
          </table:table-cell>
          <table:table-cell office:value-type="float" office:value="-0.455539230670496" calcext:value-type="float">
            <text:p>-0,455539230670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7.csv</text:p>
          </table:table-cell>
          <table:table-cell office:value-type="float" office:value="-1.20357474553157" calcext:value-type="float">
            <text:p>-1,20357474553157</text:p>
          </table:table-cell>
          <table:table-cell office:value-type="float" office:value="1.85240643449196" calcext:value-type="float">
            <text:p>1,85240643449196</text:p>
          </table:table-cell>
          <table:table-cell office:value-type="float" office:value="512.895442630697" calcext:value-type="float">
            <text:p>512,895442630697</text:p>
          </table:table-cell>
          <table:table-cell table:number-columns-repeated="2" office:value-type="float" office:value="2.78583139276757" calcext:value-type="float">
            <text:p>2,78583139276757</text:p>
          </table:table-cell>
          <table:table-cell office:value-type="float" office:value="827.353659152876" calcext:value-type="float">
            <text:p>827,353659152876</text:p>
          </table:table-cell>
          <table:table-cell office:value-type="float" office:value="2.51242201487886" calcext:value-type="float">
            <text:p>2,51242201487886</text:p>
          </table:table-cell>
          <table:table-cell office:value-type="float" office:value="2.08073231108235" calcext:value-type="float">
            <text:p>2,08073231108235</text:p>
          </table:table-cell>
          <table:table-cell office:value-type="float" office:value="649.193609212471" calcext:value-type="float">
            <text:p>649,193609212471</text:p>
          </table:table-cell>
          <table:table-cell office:value-type="float" office:value="94724.6121801208" calcext:value-type="float">
            <text:p>94724,6121801208</text:p>
          </table:table-cell>
          <table:table-cell office:value-type="float" office:value="199498.080824257" calcext:value-type="float">
            <text:p>199498,080824257</text:p>
          </table:table-cell>
          <table:table-cell office:value-type="float" office:value="783567.300348146" calcext:value-type="float">
            <text:p>783567,300348146</text:p>
          </table:table-cell>
          <table:table-cell office:value-type="float" office:value="180.541655203986" calcext:value-type="float">
            <text:p>180,541655203986</text:p>
          </table:table-cell>
          <table:table-cell office:value-type="float" office:value="316.001678798891" calcext:value-type="float">
            <text:p>316,001678798891</text:p>
          </table:table-cell>
          <table:table-cell office:value-type="float" office:value="880.614628895632" calcext:value-type="float">
            <text:p>880,614628895632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317" calcext:value-type="float">
            <text:p>1317</text:p>
          </table:table-cell>
          <table:table-cell office:value-type="float" office:value="578165" calcext:value-type="float">
            <text:p>578165</text:p>
          </table:table-cell>
          <table:table-cell office:value-type="float" office:value="0.00171624785469018" calcext:value-type="float">
            <text:p>0,00171624785469</text:p>
          </table:table-cell>
          <table:table-cell office:value-type="float" office:value="0.00249999687500391" calcext:value-type="float">
            <text:p>0,002499996875004</text:p>
          </table:table-cell>
          <table:table-cell office:value-type="float" office:value="0.742181572273035" calcext:value-type="float">
            <text:p>0,742181572273035</text:p>
          </table:table-cell>
          <table:table-cell office:value-type="float" office:value="0.00999998750001562" calcext:value-type="float">
            <text:p>0,009999987500016</text:p>
          </table:table-cell>
          <table:table-cell office:value-type="float" office:value="13.237585399457" calcext:value-type="float">
            <text:p>13,237585399457</text:p>
          </table:table-cell>
          <table:table-cell office:value-type="float" office:value="12.6810724699452" calcext:value-type="float">
            <text:p>12,6810724699452</text:p>
          </table:table-cell>
          <table:table-cell office:value-type="float" office:value="13.2985779854381" calcext:value-type="float">
            <text:p>13,2985779854381</text:p>
          </table:table-cell>
          <table:table-cell office:value-type="float" office:value="13.1994756779792" calcext:value-type="float">
            <text:p>13,1994756779792</text:p>
          </table:table-cell>
          <table:table-cell office:value-type="float" office:value="12.6797182399632" calcext:value-type="float">
            <text:p>12,6797182399632</text:p>
          </table:table-cell>
          <table:table-cell office:value-type="float" office:value="13.2985700750224" calcext:value-type="float">
            <text:p>13,2985700750224</text:p>
          </table:table-cell>
          <table:table-cell office:value-type="float" office:value="0.0541771885905011" calcext:value-type="float">
            <text:p>0,054177188590501</text:p>
          </table:table-cell>
          <table:table-cell office:value-type="float" office:value="0.324768016320899" calcext:value-type="float">
            <text:p>0,324768016320899</text:p>
          </table:table-cell>
          <table:table-cell office:value-type="float" office:value="0.0206315129180554" calcext:value-type="float">
            <text:p>0,020631512918055</text:p>
          </table:table-cell>
          <table:table-cell office:value-type="float" office:value="0.0481954945375874" calcext:value-type="float">
            <text:p>0,048195494537587</text:p>
          </table:table-cell>
          <table:table-cell office:value-type="float" office:value="0.0529409909456286" calcext:value-type="float">
            <text:p>0,052940990945629</text:p>
          </table:table-cell>
          <table:table-cell office:value-type="float" office:value="0.0422611891371534" calcext:value-type="float">
            <text:p>0,042261189137153</text:p>
          </table:table-cell>
          <table:table-cell office:value-type="float" office:value="0.994420023496592" calcext:value-type="float">
            <text:p>0,994420023496592</text:p>
          </table:table-cell>
          <table:table-cell office:value-type="float" office:value="0.994743435459398" calcext:value-type="float">
            <text:p>0,994743435459398</text:p>
          </table:table-cell>
          <table:table-cell office:value-type="float" office:value="0.994090951974978" calcext:value-type="float">
            <text:p>0,994090951974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8.csv</text:p>
          </table:table-cell>
          <table:table-cell office:value-type="float" office:value="-2.10879736400329" calcext:value-type="float">
            <text:p>-2,10879736400329</text:p>
          </table:table-cell>
          <table:table-cell office:value-type="float" office:value="6.41173948532564" calcext:value-type="float">
            <text:p>6,41173948532564</text:p>
          </table:table-cell>
          <table:table-cell office:value-type="float" office:value="817.140751074061" calcext:value-type="float">
            <text:p>817,140751074061</text:p>
          </table:table-cell>
          <table:table-cell table:number-columns-repeated="2" office:value-type="float" office:value="8.14333636217927" calcext:value-type="float">
            <text:p>8,14333636217927</text:p>
          </table:table-cell>
          <table:table-cell office:value-type="float" office:value="1053.36203227358" calcext:value-type="float">
            <text:p>1053,36203227358</text:p>
          </table:table-cell>
          <table:table-cell office:value-type="float" office:value="7.86555152453812" calcext:value-type="float">
            <text:p>7,86555152453812</text:p>
          </table:table-cell>
          <table:table-cell office:value-type="float" office:value="5.02031113377519" calcext:value-type="float">
            <text:p>5,02031113377519</text:p>
          </table:table-cell>
          <table:table-cell office:value-type="float" office:value="664.7199139259" calcext:value-type="float">
            <text:p>664,7199139259</text:p>
          </table:table-cell>
          <table:table-cell office:value-type="float" office:value="1015.71814860429" calcext:value-type="float">
            <text:p>1015,71814860429</text:p>
          </table:table-cell>
          <table:table-cell office:value-type="float" office:value="5966.76882105586" calcext:value-type="float">
            <text:p>5966,76882105586</text:p>
          </table:table-cell>
          <table:table-cell office:value-type="float" office:value="751274.056167509" calcext:value-type="float">
            <text:p>751274,056167509</text:p>
          </table:table-cell>
          <table:table-cell office:value-type="float" office:value="5.98391597069575" calcext:value-type="float">
            <text:p>5,98391597069575</text:p>
          </table:table-cell>
          <table:table-cell office:value-type="float" office:value="23.4989901823943" calcext:value-type="float">
            <text:p>23,4989901823943</text:p>
          </table:table-cell>
          <table:table-cell office:value-type="float" office:value="853.254083333239" calcext:value-type="float">
            <text:p>853,2540833332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1326" calcext:value-type="float">
            <text:p>1326</text:p>
          </table:table-cell>
          <table:table-cell office:value-type="float" office:value="586094" calcext:value-type="float">
            <text:p>586094</text:p>
          </table:table-cell>
          <table:table-cell office:value-type="float" office:value="0.175764780294025" calcext:value-type="float">
            <text:p>0,175764780294025</text:p>
          </table:table-cell>
          <table:table-cell office:value-type="float" office:value="5.19949350063312" calcext:value-type="float">
            <text:p>5,19949350063312</text:p>
          </table:table-cell>
          <table:table-cell office:value-type="float" office:value="56.6286779641525" calcext:value-type="float">
            <text:p>56,6286779641525</text:p>
          </table:table-cell>
          <table:table-cell office:value-type="float" office:value="52.1219348475814" calcext:value-type="float">
            <text:p>52,1219348475814</text:p>
          </table:table-cell>
          <table:table-cell office:value-type="float" office:value="15.8879847908702" calcext:value-type="float">
            <text:p>15,8879847908702</text:p>
          </table:table-cell>
          <table:table-cell office:value-type="float" office:value="16.6609107799533" calcext:value-type="float">
            <text:p>16,6609107799533</text:p>
          </table:table-cell>
          <table:table-cell office:value-type="float" office:value="16.9448146151432" calcext:value-type="float">
            <text:p>16,9448146151432</text:p>
          </table:table-cell>
          <table:table-cell office:value-type="float" office:value="15.8535940197777" calcext:value-type="float">
            <text:p>15,8535940197777</text:p>
          </table:table-cell>
          <table:table-cell office:value-type="float" office:value="16.5478214400325" calcext:value-type="float">
            <text:p>16,5478214400325</text:p>
          </table:table-cell>
          <table:table-cell office:value-type="float" office:value="16.9222629707607" calcext:value-type="float">
            <text:p>16,9222629707607</text:p>
          </table:table-cell>
          <table:table-cell office:value-type="float" office:value="-0.653761990023708" calcext:value-type="float">
            <text:p>-0,653761990023708</text:p>
          </table:table-cell>
          <table:table-cell office:value-type="float" office:value="-0.759965968823379" calcext:value-type="float">
            <text:p>-0,759965968823379</text:p>
          </table:table-cell>
          <table:table-cell office:value-type="float" office:value="-0.854222151349031" calcext:value-type="float">
            <text:p>-0,854222151349031</text:p>
          </table:table-cell>
          <table:table-cell office:value-type="float" office:value="0.0265235409878855" calcext:value-type="float">
            <text:p>0,026523540987886</text:p>
          </table:table-cell>
          <table:table-cell office:value-type="float" office:value="0.0252551147949397" calcext:value-type="float">
            <text:p>0,02525511479494</text:p>
          </table:table-cell>
          <table:table-cell office:value-type="float" office:value="0.0241796113297763" calcext:value-type="float">
            <text:p>0,024179611329776</text:p>
          </table:table-cell>
          <table:table-cell office:value-type="float" office:value="0.981419753189501" calcext:value-type="float">
            <text:p>0,981419753189501</text:p>
          </table:table-cell>
          <table:table-cell office:value-type="float" office:value="0.983392368533438" calcext:value-type="float">
            <text:p>0,983392368533438</text:p>
          </table:table-cell>
          <table:table-cell office:value-type="float" office:value="0.982395135527014" calcext:value-type="float">
            <text:p>0,98239513552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9.csv</text:p>
          </table:table-cell>
          <table:table-cell office:value-type="float" office:value="-1.20364724544094" calcext:value-type="float">
            <text:p>-1,20364724544094</text:p>
          </table:table-cell>
          <table:table-cell office:value-type="float" office:value="1.95188131014836" calcext:value-type="float">
            <text:p>1,95188131014836</text:p>
          </table:table-cell>
          <table:table-cell office:value-type="float" office:value="626.919090101137" calcext:value-type="float">
            <text:p>626,919090101137</text:p>
          </table:table-cell>
          <table:table-cell table:number-columns-repeated="2" office:value-type="float" office:value="2.92459322956938" calcext:value-type="float">
            <text:p>2,92459322956938</text:p>
          </table:table-cell>
          <table:table-cell office:value-type="float" office:value="925.620925721554" calcext:value-type="float">
            <text:p>925,620925721554</text:p>
          </table:table-cell>
          <table:table-cell office:value-type="float" office:value="2.66542283080668" calcext:value-type="float">
            <text:p>2,66542283080668</text:p>
          </table:table-cell>
          <table:table-cell office:value-type="float" office:value="2.17793592870327" calcext:value-type="float">
            <text:p>2,17793592870327</text:p>
          </table:table-cell>
          <table:table-cell office:value-type="float" office:value="680.989392428685" calcext:value-type="float">
            <text:p>680,989392428685</text:p>
          </table:table-cell>
          <table:table-cell office:value-type="float" office:value="78964.1609837315" calcext:value-type="float">
            <text:p>78964,1609837315</text:p>
          </table:table-cell>
          <table:table-cell office:value-type="float" office:value="175469.287669643" calcext:value-type="float">
            <text:p>175469,287669643</text:p>
          </table:table-cell>
          <table:table-cell office:value-type="float" office:value="720920.008732963" calcext:value-type="float">
            <text:p>720920,008732963</text:p>
          </table:table-cell>
          <table:table-cell office:value-type="float" office:value="157.671022475495" calcext:value-type="float">
            <text:p>157,671022475495</text:p>
          </table:table-cell>
          <table:table-cell office:value-type="float" office:value="287.845853059975" calcext:value-type="float">
            <text:p>287,845853059975</text:p>
          </table:table-cell>
          <table:table-cell office:value-type="float" office:value="827.445263121601" calcext:value-type="float">
            <text:p>827,445263121601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35" calcext:value-type="float">
            <text:p>1335</text:p>
          </table:table-cell>
          <table:table-cell office:value-type="float" office:value="594077" calcext:value-type="float">
            <text:p>594077</text:p>
          </table:table-cell>
          <table:table-cell office:value-type="float" office:value="0.00376749529063089" calcext:value-type="float">
            <text:p>0,003767495290631</text:p>
          </table:table-cell>
          <table:table-cell office:value-type="float" office:value="0.0148749814062732" calcext:value-type="float">
            <text:p>0,014874981406273</text:p>
          </table:table-cell>
          <table:table-cell office:value-type="float" office:value="8.36063204920994" calcext:value-type="float">
            <text:p>8,36063204920994</text:p>
          </table:table-cell>
          <table:table-cell office:value-type="float" office:value="14.6602316747104" calcext:value-type="float">
            <text:p>14,6602316747104</text:p>
          </table:table-cell>
          <table:table-cell office:value-type="float" office:value="14.6903406697178" calcext:value-type="float">
            <text:p>14,6903406697178</text:p>
          </table:table-cell>
          <table:table-cell office:value-type="float" office:value="13.9285443871413" calcext:value-type="float">
            <text:p>13,9285443871413</text:p>
          </table:table-cell>
          <table:table-cell office:value-type="float" office:value="14.7346066240063" calcext:value-type="float">
            <text:p>14,7346066240063</text:p>
          </table:table-cell>
          <table:table-cell office:value-type="float" office:value="14.6552464802733" calcext:value-type="float">
            <text:p>14,6552464802733</text:p>
          </table:table-cell>
          <table:table-cell office:value-type="float" office:value="13.9274005196756" calcext:value-type="float">
            <text:p>13,9274005196756</text:p>
          </table:table-cell>
          <table:table-cell office:value-type="float" office:value="14.7346030073654" calcext:value-type="float">
            <text:p>14,7346030073654</text:p>
          </table:table-cell>
          <table:table-cell office:value-type="float" office:value="-0.35981478502145" calcext:value-type="float">
            <text:p>-0,35981478502145</text:p>
          </table:table-cell>
          <table:table-cell office:value-type="float" office:value="-0.118787087665816" calcext:value-type="float">
            <text:p>-0,118787087665816</text:p>
          </table:table-cell>
          <table:table-cell office:value-type="float" office:value="-0.33867077269648" calcext:value-type="float">
            <text:p>-0,33867077269648</text:p>
          </table:table-cell>
          <table:table-cell office:value-type="float" office:value="0.0350680016039978" calcext:value-type="float">
            <text:p>0,035068001603998</text:p>
          </table:table-cell>
          <table:table-cell office:value-type="float" office:value="0.042139630039214" calcext:value-type="float">
            <text:p>0,042139630039214</text:p>
          </table:table-cell>
          <table:table-cell office:value-type="float" office:value="0.0460305573216841" calcext:value-type="float">
            <text:p>0,046030557321684</text:p>
          </table:table-cell>
          <table:table-cell office:value-type="float" office:value="0.995799720319013" calcext:value-type="float">
            <text:p>0,995799720319013</text:p>
          </table:table-cell>
          <table:table-cell office:value-type="float" office:value="0.995434656119595" calcext:value-type="float">
            <text:p>0,995434656119595</text:p>
          </table:table-cell>
          <table:table-cell office:value-type="float" office:value="0.99533855898161" calcext:value-type="float">
            <text:p>0,9953385589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0.csv</text:p>
          </table:table-cell>
          <table:table-cell office:value-type="float" office:value="-2.09339238325952" calcext:value-type="float">
            <text:p>-2,09339238325952</text:p>
          </table:table-cell>
          <table:table-cell office:value-type="float" office:value="3.3935157581053" calcext:value-type="float">
            <text:p>3,3935157581053</text:p>
          </table:table-cell>
          <table:table-cell office:value-type="float" office:value="656.041657447928" calcext:value-type="float">
            <text:p>656,041657447928</text:p>
          </table:table-cell>
          <table:table-cell table:number-columns-repeated="2" office:value-type="float" office:value="4.47763608821316" calcext:value-type="float">
            <text:p>4,47763608821316</text:p>
          </table:table-cell>
          <table:table-cell office:value-type="float" office:value="944.256349703264" calcext:value-type="float">
            <text:p>944,256349703264</text:p>
          </table:table-cell>
          <table:table-cell office:value-type="float" office:value="3.95814770671584" calcext:value-type="float">
            <text:p>3,95814770671584</text:p>
          </table:table-cell>
          <table:table-cell office:value-type="float" office:value="2.9211771151301" calcext:value-type="float">
            <text:p>2,9211771151301</text:p>
          </table:table-cell>
          <table:table-cell office:value-type="float" office:value="679.138717529716" calcext:value-type="float">
            <text:p>679,138717529716</text:p>
          </table:table-cell>
          <table:table-cell office:value-type="float" office:value="16719.9564534139" calcext:value-type="float">
            <text:p>16719,9564534139</text:p>
          </table:table-cell>
          <table:table-cell office:value-type="float" office:value="55448.0550647523" calcext:value-type="float">
            <text:p>55448,0550647523</text:p>
          </table:table-cell>
          <table:table-cell office:value-type="float" office:value="768944.373800991" calcext:value-type="float">
            <text:p>768944,373800991</text:p>
          </table:table-cell>
          <table:table-cell office:value-type="float" office:value="49.2050555040556" calcext:value-type="float">
            <text:p>49,2050555040556</text:p>
          </table:table-cell>
          <table:table-cell office:value-type="float" office:value="121.428429847351" calcext:value-type="float">
            <text:p>121,428429847351</text:p>
          </table:table-cell>
          <table:table-cell office:value-type="float" office:value="868.262941471225" calcext:value-type="float">
            <text:p>868,262941471225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602114" calcext:value-type="float">
            <text:p>602114</text:p>
          </table:table-cell>
          <table:table-cell office:value-type="float" office:value="0.00329124588594264" calcext:value-type="float">
            <text:p>0,003291245885943</text:p>
          </table:table-cell>
          <table:table-cell office:value-type="float" office:value="0.0176249779687775" calcext:value-type="float">
            <text:p>0,017624977968778</text:p>
          </table:table-cell>
          <table:table-cell office:value-type="float" office:value="3.39445825692718" calcext:value-type="float">
            <text:p>3,39445825692718</text:p>
          </table:table-cell>
          <table:table-cell office:value-type="float" office:value="6.95049131188586" calcext:value-type="float">
            <text:p>6,95049131188586</text:p>
          </table:table-cell>
          <table:table-cell office:value-type="float" office:value="14.2367415651892" calcext:value-type="float">
            <text:p>14,2367415651892</text:p>
          </table:table-cell>
          <table:table-cell office:value-type="float" office:value="15.0502766373734" calcext:value-type="float">
            <text:p>15,0502766373734</text:p>
          </table:table-cell>
          <table:table-cell office:value-type="float" office:value="15.0614083070766" calcext:value-type="float">
            <text:p>15,0614083070766</text:p>
          </table:table-cell>
          <table:table-cell office:value-type="float" office:value="14.1987980499243" calcext:value-type="float">
            <text:p>14,1987980499243</text:p>
          </table:table-cell>
          <table:table-cell office:value-type="float" office:value="14.9248066924928" calcext:value-type="float">
            <text:p>14,9248066924928</text:p>
          </table:table-cell>
          <table:table-cell office:value-type="float" office:value="15.0354052120857" calcext:value-type="float">
            <text:p>15,0354052120857</text:p>
          </table:table-cell>
          <table:table-cell office:value-type="float" office:value="-0.227699152545626" calcext:value-type="float">
            <text:p>-0,227699152545626</text:p>
          </table:table-cell>
          <table:table-cell office:value-type="float" office:value="-0.437156447844434" calcext:value-type="float">
            <text:p>-0,437156447844434</text:p>
          </table:table-cell>
          <table:table-cell office:value-type="float" office:value="-0.499109795858856" calcext:value-type="float">
            <text:p>-0,499109795858856</text:p>
          </table:table-cell>
          <table:table-cell office:value-type="float" office:value="0.0387795909338528" calcext:value-type="float">
            <text:p>0,038779590933853</text:p>
          </table:table-cell>
          <table:table-cell office:value-type="float" office:value="0.036965501461641" calcext:value-type="float">
            <text:p>0,036965501461641</text:p>
          </table:table-cell>
          <table:table-cell office:value-type="float" office:value="0.0349380198553701" calcext:value-type="float">
            <text:p>0,03493801985537</text:p>
          </table:table-cell>
          <table:table-cell office:value-type="float" office:value="0.992675172635666" calcext:value-type="float">
            <text:p>0,992675172635666</text:p>
          </table:table-cell>
          <table:table-cell office:value-type="float" office:value="0.994460507214429" calcext:value-type="float">
            <text:p>0,994460507214429</text:p>
          </table:table-cell>
          <table:table-cell office:value-type="float" office:value="0.990131444355722" calcext:value-type="float">
            <text:p>0,990131444355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1.csv</text:p>
          </table:table-cell>
          <table:table-cell office:value-type="float" office:value="-2.26107342365822" calcext:value-type="float">
            <text:p>-2,26107342365822</text:p>
          </table:table-cell>
          <table:table-cell office:value-type="float" office:value="3.44274944656319" calcext:value-type="float">
            <text:p>3,44274944656319</text:p>
          </table:table-cell>
          <table:table-cell office:value-type="float" office:value="650.136013579983" calcext:value-type="float">
            <text:p>650,136013579983</text:p>
          </table:table-cell>
          <table:table-cell table:number-columns-repeated="2" office:value-type="float" office:value="4.60025078632849" calcext:value-type="float">
            <text:p>4,60025078632849</text:p>
          </table:table-cell>
          <table:table-cell office:value-type="float" office:value="950.826766243108" calcext:value-type="float">
            <text:p>950,826766243108</text:p>
          </table:table-cell>
          <table:table-cell office:value-type="float" office:value="4.0062269368999" calcext:value-type="float">
            <text:p>4,0062269368999</text:p>
          </table:table-cell>
          <table:table-cell office:value-type="float" office:value="3.05119379019175" calcext:value-type="float">
            <text:p>3,05119379019175</text:p>
          </table:table-cell>
          <table:table-cell office:value-type="float" office:value="693.82613330045" calcext:value-type="float">
            <text:p>693,82613330045</text:p>
          </table:table-cell>
          <table:table-cell office:value-type="float" office:value="16392.9061137288" calcext:value-type="float">
            <text:p>16392,9061137288</text:p>
          </table:table-cell>
          <table:table-cell office:value-type="float" office:value="47902.9036445018" calcext:value-type="float">
            <text:p>47902,9036445018</text:p>
          </table:table-cell>
          <table:table-cell office:value-type="float" office:value="744664.425806102" calcext:value-type="float">
            <text:p>744664,425806102</text:p>
          </table:table-cell>
          <table:table-cell office:value-type="float" office:value="48.2107143017254" calcext:value-type="float">
            <text:p>48,2107143017254</text:p>
          </table:table-cell>
          <table:table-cell office:value-type="float" office:value="110.244432048439" calcext:value-type="float">
            <text:p>110,244432048439</text:p>
          </table:table-cell>
          <table:table-cell office:value-type="float" office:value="847.903075862623" calcext:value-type="float">
            <text:p>847,903075862623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53" calcext:value-type="float">
            <text:p>1353</text:p>
          </table:table-cell>
          <table:table-cell office:value-type="float" office:value="610205" calcext:value-type="float">
            <text:p>610205</text:p>
          </table:table-cell>
          <table:table-cell office:value-type="float" office:value="0.00759249050938686" calcext:value-type="float">
            <text:p>0,007592490509387</text:p>
          </table:table-cell>
          <table:table-cell office:value-type="float" office:value="0.0359999550000562" calcext:value-type="float">
            <text:p>0,035999955000056</text:p>
          </table:table-cell>
          <table:table-cell office:value-type="float" office:value="5.53992682509147" calcext:value-type="float">
            <text:p>5,53992682509147</text:p>
          </table:table-cell>
          <table:table-cell office:value-type="float" office:value="7.18561601797998" calcext:value-type="float">
            <text:p>7,18561601797998</text:p>
          </table:table-cell>
          <table:table-cell office:value-type="float" office:value="14.1950813003865" calcext:value-type="float">
            <text:p>14,1950813003865</text:p>
          </table:table-cell>
          <table:table-cell office:value-type="float" office:value="14.9221761285285" calcext:value-type="float">
            <text:p>14,9221761285285</text:p>
          </table:table-cell>
          <table:table-cell office:value-type="float" office:value="15.0321102991089" calcext:value-type="float">
            <text:p>15,0321102991089</text:p>
          </table:table-cell>
          <table:table-cell office:value-type="float" office:value="14.1478869600748" calcext:value-type="float">
            <text:p>14,1478869600748</text:p>
          </table:table-cell>
          <table:table-cell office:value-type="float" office:value="14.7966299099331" calcext:value-type="float">
            <text:p>14,7966299099331</text:p>
          </table:table-cell>
          <table:table-cell office:value-type="float" office:value="15.0093393599485" calcext:value-type="float">
            <text:p>15,0093393599485</text:p>
          </table:table-cell>
          <table:table-cell office:value-type="float" office:value="-0.120772728419065" calcext:value-type="float">
            <text:p>-0,120772728419065</text:p>
          </table:table-cell>
          <table:table-cell office:value-type="float" office:value="-0.346372738135523" calcext:value-type="float">
            <text:p>-0,346372738135523</text:p>
          </table:table-cell>
          <table:table-cell office:value-type="float" office:value="-0.446013270019116" calcext:value-type="float">
            <text:p>-0,446013270019116</text:p>
          </table:table-cell>
          <table:table-cell office:value-type="float" office:value="0.038675069734002" calcext:value-type="float">
            <text:p>0,038675069734002</text:p>
          </table:table-cell>
          <table:table-cell office:value-type="float" office:value="0.0346766871786076" calcext:value-type="float">
            <text:p>0,034676687178608</text:p>
          </table:table-cell>
          <table:table-cell office:value-type="float" office:value="0.0367796815078832" calcext:value-type="float">
            <text:p>0,036779681507883</text:p>
          </table:table-cell>
          <table:table-cell office:value-type="float" office:value="0.99361058680261" calcext:value-type="float">
            <text:p>0,99361058680261</text:p>
          </table:table-cell>
          <table:table-cell office:value-type="float" office:value="0.994132333908565" calcext:value-type="float">
            <text:p>0,994132333908565</text:p>
          </table:table-cell>
          <table:table-cell office:value-type="float" office:value="0.99249940942339" calcext:value-type="float">
            <text:p>0,9924994094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2.csv</text:p>
          </table:table-cell>
          <table:table-cell office:value-type="float" office:value="-1.42356322054597" calcext:value-type="float">
            <text:p>-1,42356322054597</text:p>
          </table:table-cell>
          <table:table-cell office:value-type="float" office:value="3.19728850338937" calcext:value-type="float">
            <text:p>3,19728850338937</text:p>
          </table:table-cell>
          <table:table-cell office:value-type="float" office:value="703.873162658547" calcext:value-type="float">
            <text:p>703,873162658547</text:p>
          </table:table-cell>
          <table:table-cell table:number-columns-repeated="2" office:value-type="float" office:value="4.29428247195298" calcext:value-type="float">
            <text:p>4,29428247195298</text:p>
          </table:table-cell>
          <table:table-cell office:value-type="float" office:value="992.031734062121" calcext:value-type="float">
            <text:p>992,031734062121</text:p>
          </table:table-cell>
          <table:table-cell office:value-type="float" office:value="4.05146019430419" calcext:value-type="float">
            <text:p>4,05146019430419</text:p>
          </table:table-cell>
          <table:table-cell office:value-type="float" office:value="2.86674173496964" calcext:value-type="float">
            <text:p>2,86674173496964</text:p>
          </table:table-cell>
          <table:table-cell office:value-type="float" office:value="699.063324939417" calcext:value-type="float">
            <text:p>699,063324939417</text:p>
          </table:table-cell>
          <table:table-cell office:value-type="float" office:value="16031.1524797816" calcext:value-type="float">
            <text:p>16031,1524797816</text:p>
          </table:table-cell>
          <table:table-cell office:value-type="float" office:value="63091.8672442859" calcext:value-type="float">
            <text:p>63091,8672442859</text:p>
          </table:table-cell>
          <table:table-cell office:value-type="float" office:value="761729.153238697" calcext:value-type="float">
            <text:p>761729,153238697</text:p>
          </table:table-cell>
          <table:table-cell office:value-type="float" office:value="47.6479815622722" calcext:value-type="float">
            <text:p>47,6479815622722</text:p>
          </table:table-cell>
          <table:table-cell office:value-type="float" office:value="133.672277135348" calcext:value-type="float">
            <text:p>133,672277135348</text:p>
          </table:table-cell>
          <table:table-cell office:value-type="float" office:value="862.142750340661" calcext:value-type="float">
            <text:p>862,142750340661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float" office:value="618350" calcext:value-type="float">
            <text:p>618350</text:p>
          </table:table-cell>
          <table:table-cell office:value-type="float" office:value="0.00180999773750283" calcext:value-type="float">
            <text:p>0,001809997737503</text:p>
          </table:table-cell>
          <table:table-cell office:value-type="float" office:value="0.00924998843751445" calcext:value-type="float">
            <text:p>0,009249988437514</text:p>
          </table:table-cell>
          <table:table-cell office:value-type="float" office:value="11.4218457226928" calcext:value-type="float">
            <text:p>11,4218457226928</text:p>
          </table:table-cell>
          <table:table-cell office:value-type="float" office:value="18.6952266309667" calcext:value-type="float">
            <text:p>18,6952266309667</text:p>
          </table:table-cell>
          <table:table-cell office:value-type="float" office:value="15.3647850588358" calcext:value-type="float">
            <text:p>15,3647850588358</text:p>
          </table:table-cell>
          <table:table-cell office:value-type="float" office:value="14.9888299799791" calcext:value-type="float">
            <text:p>14,9888299799791</text:p>
          </table:table-cell>
          <table:table-cell office:value-type="float" office:value="15.5926751580863" calcext:value-type="float">
            <text:p>15,5926751580863</text:p>
          </table:table-cell>
          <table:table-cell office:value-type="float" office:value="15.3051438767886" calcext:value-type="float">
            <text:p>15,3051438767886</text:p>
          </table:table-cell>
          <table:table-cell office:value-type="float" office:value="14.9715952607033" calcext:value-type="float">
            <text:p>14,9715952607033</text:p>
          </table:table-cell>
          <table:table-cell office:value-type="float" office:value="15.5726664844414" calcext:value-type="float">
            <text:p>15,5726664844414</text:p>
          </table:table-cell>
          <table:table-cell office:value-type="float" office:value="-0.481707016219177" calcext:value-type="float">
            <text:p>-0,481707016219177</text:p>
          </table:table-cell>
          <table:table-cell office:value-type="float" office:value="-0.399832496808291" calcext:value-type="float">
            <text:p>-0,399832496808291</text:p>
          </table:table-cell>
          <table:table-cell office:value-type="float" office:value="-0.560448955702543" calcext:value-type="float">
            <text:p>-0,560448955702543</text:p>
          </table:table-cell>
          <table:table-cell office:value-type="float" office:value="0.0333991347362114" calcext:value-type="float">
            <text:p>0,033399134736211</text:p>
          </table:table-cell>
          <table:table-cell office:value-type="float" office:value="0.0353090296023375" calcext:value-type="float">
            <text:p>0,035309029602338</text:p>
          </table:table-cell>
          <table:table-cell office:value-type="float" office:value="0.0305681214427802" calcext:value-type="float">
            <text:p>0,03056812144278</text:p>
          </table:table-cell>
          <table:table-cell office:value-type="float" office:value="0.983061192178938" calcext:value-type="float">
            <text:p>0,983061192178938</text:p>
          </table:table-cell>
          <table:table-cell office:value-type="float" office:value="0.988377760462886" calcext:value-type="float">
            <text:p>0,988377760462886</text:p>
          </table:table-cell>
          <table:table-cell office:value-type="float" office:value="0.988231060840347" calcext:value-type="float">
            <text:p>0,98823106084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3.csv</text:p>
          </table:table-cell>
          <table:table-cell office:value-type="float" office:value="-1.43529820587724" calcext:value-type="float">
            <text:p>-1,43529820587724</text:p>
          </table:table-cell>
          <table:table-cell office:value-type="float" office:value="5.38095577380528" calcext:value-type="float">
            <text:p>5,38095577380528</text:p>
          </table:table-cell>
          <table:table-cell office:value-type="float" office:value="733.200773499033" calcext:value-type="float">
            <text:p>733,200773499033</text:p>
          </table:table-cell>
          <table:table-cell table:number-columns-repeated="2" office:value-type="float" office:value="7.92827938004096" calcext:value-type="float">
            <text:p>7,92827938004096</text:p>
          </table:table-cell>
          <table:table-cell office:value-type="float" office:value="1184.84226180894" calcext:value-type="float">
            <text:p>1184,84226180894</text:p>
          </table:table-cell>
          <table:table-cell office:value-type="float" office:value="7.79727728044785" calcext:value-type="float">
            <text:p>7,79727728044785</text:p>
          </table:table-cell>
          <table:table-cell office:value-type="float" office:value="5.82262216602917" calcext:value-type="float">
            <text:p>5,82262216602917</text:p>
          </table:table-cell>
          <table:table-cell office:value-type="float" office:value="930.735091800528" calcext:value-type="float">
            <text:p>930,735091800528</text:p>
          </table:table-cell>
          <table:table-cell office:value-type="float" office:value="1235.26885630781" calcext:value-type="float">
            <text:p>1235,26885630781</text:p>
          </table:table-cell>
          <table:table-cell office:value-type="float" office:value="3876.20165233165" calcext:value-type="float">
            <text:p>3876,20165233165</text:p>
          </table:table-cell>
          <table:table-cell office:value-type="float" office:value="255831.166400199" calcext:value-type="float">
            <text:p>255831,166400199</text:p>
          </table:table-cell>
          <table:table-cell office:value-type="float" office:value="6.74359414263029" calcext:value-type="float">
            <text:p>6,74359414263029</text:p>
          </table:table-cell>
          <table:table-cell office:value-type="float" office:value="22.1113989250144" calcext:value-type="float">
            <text:p>22,1113989250144</text:p>
          </table:table-cell>
          <table:table-cell office:value-type="float" office:value="390.354842111951" calcext:value-type="float">
            <text:p>390,354842111951</text:p>
          </table:table-cell>
          <table:table-cell office:value-type="float" office:value="-245" calcext:value-type="float">
            <text:p>-2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71" calcext:value-type="float">
            <text:p>1371</text:p>
          </table:table-cell>
          <table:table-cell office:value-type="float" office:value="626549" calcext:value-type="float">
            <text:p>626549</text:p>
          </table:table-cell>
          <table:table-cell office:value-type="float" office:value="0.314220857223928" calcext:value-type="float">
            <text:p>0,314220857223928</text:p>
          </table:table-cell>
          <table:table-cell office:value-type="float" office:value="2.72649659187926" calcext:value-type="float">
            <text:p>2,72649659187926</text:p>
          </table:table-cell>
          <table:table-cell office:value-type="float" office:value="56.5826092717384" calcext:value-type="float">
            <text:p>56,5826092717384</text:p>
          </table:table-cell>
          <table:table-cell office:value-type="float" office:value="24.9670937911328" calcext:value-type="float">
            <text:p>24,9670937911328</text:p>
          </table:table-cell>
          <table:table-cell office:value-type="float" office:value="15.1836599448416" calcext:value-type="float">
            <text:p>15,1836599448416</text:p>
          </table:table-cell>
          <table:table-cell office:value-type="float" office:value="15.8674462037906" calcext:value-type="float">
            <text:p>15,8674462037906</text:p>
          </table:table-cell>
          <table:table-cell office:value-type="float" office:value="15.839235939535" calcext:value-type="float">
            <text:p>15,839235939535</text:p>
          </table:table-cell>
          <table:table-cell office:value-type="float" office:value="15.1228995800798" calcext:value-type="float">
            <text:p>15,1228995800798</text:p>
          </table:table-cell>
          <table:table-cell office:value-type="float" office:value="15.8514352623035" calcext:value-type="float">
            <text:p>15,8514352623035</text:p>
          </table:table-cell>
          <table:table-cell office:value-type="float" office:value="15.8194757373929" calcext:value-type="float">
            <text:p>15,8194757373929</text:p>
          </table:table-cell>
          <table:table-cell office:value-type="float" office:value="1.15702496526535" calcext:value-type="float">
            <text:p>1,15702496526535</text:p>
          </table:table-cell>
          <table:table-cell office:value-type="float" office:value="0.116861922669289" calcext:value-type="float">
            <text:p>0,116861922669289</text:p>
          </table:table-cell>
          <table:table-cell office:value-type="float" office:value="0.642370148139754" calcext:value-type="float">
            <text:p>0,642370148139754</text:p>
          </table:table-cell>
          <table:table-cell office:value-type="float" office:value="0.0355229422699737" calcext:value-type="float">
            <text:p>0,035522942269974</text:p>
          </table:table-cell>
          <table:table-cell office:value-type="float" office:value="0.0291743569997774" calcext:value-type="float">
            <text:p>0,029174356999777</text:p>
          </table:table-cell>
          <table:table-cell office:value-type="float" office:value="0.0294047345797507" calcext:value-type="float">
            <text:p>0,029404734579751</text:p>
          </table:table-cell>
          <table:table-cell office:value-type="float" office:value="0.912860896601006" calcext:value-type="float">
            <text:p>0,912860896601006</text:p>
          </table:table-cell>
          <table:table-cell office:value-type="float" office:value="0.926964489951813" calcext:value-type="float">
            <text:p>0,926964489951813</text:p>
          </table:table-cell>
          <table:table-cell office:value-type="float" office:value="0.918161590214396" calcext:value-type="float">
            <text:p>0,918161590214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54.csv</text:p>
          </table:table-cell>
          <table:table-cell office:value-type="float" office:value="-1.18775601530498" calcext:value-type="float">
            <text:p>-1,18775601530498</text:p>
          </table:table-cell>
          <table:table-cell office:value-type="float" office:value="1.94359507050616" calcext:value-type="float">
            <text:p>1,94359507050616</text:p>
          </table:table-cell>
          <table:table-cell office:value-type="float" office:value="528.696274129657" calcext:value-type="float">
            <text:p>528,696274129657</text:p>
          </table:table-cell>
          <table:table-cell table:number-columns-repeated="2" office:value-type="float" office:value="3.04276780694076" calcext:value-type="float">
            <text:p>3,04276780694076</text:p>
          </table:table-cell>
          <table:table-cell office:value-type="float" office:value="899.706014445196" calcext:value-type="float">
            <text:p>899,706014445196</text:p>
          </table:table-cell>
          <table:table-cell office:value-type="float" office:value="2.80136958915848" calcext:value-type="float">
            <text:p>2,80136958915848</text:p>
          </table:table-cell>
          <table:table-cell office:value-type="float" office:value="2.34112667937026" calcext:value-type="float">
            <text:p>2,34112667937026</text:p>
          </table:table-cell>
          <table:table-cell office:value-type="float" office:value="727.97744618242" calcext:value-type="float">
            <text:p>727,97744618242</text:p>
          </table:table-cell>
          <table:table-cell office:value-type="float" office:value="74640.7046657986" calcext:value-type="float">
            <text:p>74640,7046657986</text:p>
          </table:table-cell>
          <table:table-cell office:value-type="float" office:value="151621.402774215" calcext:value-type="float">
            <text:p>151621,402774215</text:p>
          </table:table-cell>
          <table:table-cell office:value-type="float" office:value="720404.744216638" calcext:value-type="float">
            <text:p>720404,744216638</text:p>
          </table:table-cell>
          <table:table-cell office:value-type="float" office:value="147.271429346189" calcext:value-type="float">
            <text:p>147,271429346189</text:p>
          </table:table-cell>
          <table:table-cell office:value-type="float" office:value="268.223173023324" calcext:value-type="float">
            <text:p>268,223173023324</text:p>
          </table:table-cell>
          <table:table-cell office:value-type="float" office:value="827.819156167268" calcext:value-type="float">
            <text:p>827,819156167268</text:p>
          </table:table-cell>
          <table:table-cell office:value-type="float" office:value="-356" calcext:value-type="float">
            <text:p>-35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380" calcext:value-type="float">
            <text:p>1380</text:p>
          </table:table-cell>
          <table:table-cell office:value-type="float" office:value="634802" calcext:value-type="float">
            <text:p>634802</text:p>
          </table:table-cell>
          <table:table-cell office:value-type="float" office:value="0.00605874242657197" calcext:value-type="float">
            <text:p>0,006058742426572</text:p>
          </table:table-cell>
          <table:table-cell office:value-type="float" office:value="0.0161249798437752" calcext:value-type="float">
            <text:p>0,016124979843775</text:p>
          </table:table-cell>
          <table:table-cell office:value-type="float" office:value="1.89327638340452" calcext:value-type="float">
            <text:p>1,89327638340452</text:p>
          </table:table-cell>
          <table:table-cell office:value-type="float" office:value="2.10624736719079" calcext:value-type="float">
            <text:p>2,10624736719079</text:p>
          </table:table-cell>
          <table:table-cell office:value-type="float" office:value="13.4903455297936" calcext:value-type="float">
            <text:p>13,4903455297936</text:p>
          </table:table-cell>
          <table:table-cell office:value-type="float" office:value="12.9040036658535" calcext:value-type="float">
            <text:p>12,9040036658535</text:p>
          </table:table-cell>
          <table:table-cell office:value-type="float" office:value="13.4236187746849" calcext:value-type="float">
            <text:p>13,4236187746849</text:p>
          </table:table-cell>
          <table:table-cell office:value-type="float" office:value="13.450944850826" calcext:value-type="float">
            <text:p>13,450944850826</text:p>
          </table:table-cell>
          <table:table-cell office:value-type="float" office:value="12.9032083113058" calcext:value-type="float">
            <text:p>12,9032083113058</text:p>
          </table:table-cell>
          <table:table-cell office:value-type="float" office:value="13.4236112706692" calcext:value-type="float">
            <text:p>13,4236112706692</text:p>
          </table:table-cell>
          <table:table-cell office:value-type="float" office:value="0.33034274412942" calcext:value-type="float">
            <text:p>0,33034274412942</text:p>
          </table:table-cell>
          <table:table-cell office:value-type="float" office:value="0.683107386206384" calcext:value-type="float">
            <text:p>0,683107386206384</text:p>
          </table:table-cell>
          <table:table-cell office:value-type="float" office:value="0.361553364272658" calcext:value-type="float">
            <text:p>0,361553364272658</text:p>
          </table:table-cell>
          <table:table-cell office:value-type="float" office:value="0.0435932165732006" calcext:value-type="float">
            <text:p>0,043593216573201</text:p>
          </table:table-cell>
          <table:table-cell office:value-type="float" office:value="0.0628334068506963" calcext:value-type="float">
            <text:p>0,062833406850696</text:p>
          </table:table-cell>
          <table:table-cell office:value-type="float" office:value="0.0599922162205812" calcext:value-type="float">
            <text:p>0,059992216220581</text:p>
          </table:table-cell>
          <table:table-cell office:value-type="float" office:value="0.991720041500561" calcext:value-type="float">
            <text:p>0,991720041500561</text:p>
          </table:table-cell>
          <table:table-cell office:value-type="float" office:value="0.993073964825991" calcext:value-type="float">
            <text:p>0,993073964825991</text:p>
          </table:table-cell>
          <table:table-cell office:value-type="float" office:value="0.992021008264951" calcext:value-type="float">
            <text:p>0,992021008264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5.csv</text:p>
          </table:table-cell>
          <table:table-cell office:value-type="float" office:value="-1.43095946130067" calcext:value-type="float">
            <text:p>-1,43095946130067</text:p>
          </table:table-cell>
          <table:table-cell office:value-type="float" office:value="3.23833970207537" calcext:value-type="float">
            <text:p>3,23833970207537</text:p>
          </table:table-cell>
          <table:table-cell office:value-type="float" office:value="742.868380164525" calcext:value-type="float">
            <text:p>742,868380164525</text:p>
          </table:table-cell>
          <table:table-cell table:number-columns-repeated="2" office:value-type="float" office:value="5.09087505776158" calcext:value-type="float">
            <text:p>5,09087505776158</text:p>
          </table:table-cell>
          <table:table-cell office:value-type="float" office:value="1122.45562454734" calcext:value-type="float">
            <text:p>1122,45562454734</text:p>
          </table:table-cell>
          <table:table-cell office:value-type="float" office:value="4.88562829878134" calcext:value-type="float">
            <text:p>4,88562829878134</text:p>
          </table:table-cell>
          <table:table-cell office:value-type="float" office:value="3.92812484879253" calcext:value-type="float">
            <text:p>3,92812484879253</text:p>
          </table:table-cell>
          <table:table-cell office:value-type="float" office:value="841.458970378056" calcext:value-type="float">
            <text:p>841,458970378056</text:p>
          </table:table-cell>
          <table:table-cell office:value-type="float" office:value="8430.10673567643" calcext:value-type="float">
            <text:p>8430,10673567643</text:p>
          </table:table-cell>
          <table:table-cell office:value-type="float" office:value="19864.897181276" calcext:value-type="float">
            <text:p>19864,897181276</text:p>
          </table:table-cell>
          <table:table-cell office:value-type="float" office:value="424724.410679352" calcext:value-type="float">
            <text:p>424724,410679352</text:p>
          </table:table-cell>
          <table:table-cell office:value-type="float" office:value="29.8749382613831" calcext:value-type="float">
            <text:p>29,8749382613831</text:p>
          </table:table-cell>
          <table:table-cell office:value-type="float" office:value="68.3473388334595" calcext:value-type="float">
            <text:p>68,3473388334595</text:p>
          </table:table-cell>
          <table:table-cell office:value-type="float" office:value="562.459071777658" calcext:value-type="float">
            <text:p>562,459071777658</text:p>
          </table:table-cell>
          <table:table-cell office:value-type="float" office:value="-214" calcext:value-type="float">
            <text:p>-2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643109" calcext:value-type="float">
            <text:p>643109</text:p>
          </table:table-cell>
          <table:table-cell office:value-type="float" office:value="0.071983660020425" calcext:value-type="float">
            <text:p>0,071983660020425</text:p>
          </table:table-cell>
          <table:table-cell office:value-type="float" office:value="0.395374505781868" calcext:value-type="float">
            <text:p>0,395374505781868</text:p>
          </table:table-cell>
          <table:table-cell office:value-type="float" office:value="45.0906198867251" calcext:value-type="float">
            <text:p>45,0906198867251</text:p>
          </table:table-cell>
          <table:table-cell office:value-type="float" office:value="30.8113364858294" calcext:value-type="float">
            <text:p>30,8113364858294</text:p>
          </table:table-cell>
          <table:table-cell office:value-type="float" office:value="15.8828314830694" calcext:value-type="float">
            <text:p>15,8828314830694</text:p>
          </table:table-cell>
          <table:table-cell office:value-type="float" office:value="15.2008481233045" calcext:value-type="float">
            <text:p>15,2008481233045</text:p>
          </table:table-cell>
          <table:table-cell office:value-type="float" office:value="16.1101912023779" calcext:value-type="float">
            <text:p>16,1101912023779</text:p>
          </table:table-cell>
          <table:table-cell office:value-type="float" office:value="15.823675217004" calcext:value-type="float">
            <text:p>15,823675217004</text:p>
          </table:table-cell>
          <table:table-cell office:value-type="float" office:value="15.1837831174466" calcext:value-type="float">
            <text:p>15,1837831174466</text:p>
          </table:table-cell>
          <table:table-cell office:value-type="float" office:value="16.0912249332991" calcext:value-type="float">
            <text:p>16,0912249332991</text:p>
          </table:table-cell>
          <table:table-cell office:value-type="float" office:value="0.514777269798587" calcext:value-type="float">
            <text:p>0,514777269798587</text:p>
          </table:table-cell>
          <table:table-cell office:value-type="float" office:value="-0.324767045443498" calcext:value-type="float">
            <text:p>-0,324767045443498</text:p>
          </table:table-cell>
          <table:table-cell office:value-type="float" office:value="-0.105441998815521" calcext:value-type="float">
            <text:p>-0,105441998815521</text:p>
          </table:table-cell>
          <table:table-cell office:value-type="float" office:value="-0.0569694335862337" calcext:value-type="float">
            <text:p>-0,056969433586234</text:p>
          </table:table-cell>
          <table:table-cell office:value-type="float" office:value="0.0495313499505879" calcext:value-type="float">
            <text:p>0,049531349950588</text:p>
          </table:table-cell>
          <table:table-cell office:value-type="float" office:value="0.0270804488814885" calcext:value-type="float">
            <text:p>0,027080448881489</text:p>
          </table:table-cell>
          <table:table-cell office:value-type="float" office:value="0.963527916294487" calcext:value-type="float">
            <text:p>0,963527916294487</text:p>
          </table:table-cell>
          <table:table-cell office:value-type="float" office:value="0.972698495013354" calcext:value-type="float">
            <text:p>0,972698495013354</text:p>
          </table:table-cell>
          <table:table-cell office:value-type="float" office:value="0.959783443461582" calcext:value-type="float">
            <text:p>0,95978344346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6.csv</text:p>
          </table:table-cell>
          <table:table-cell office:value-type="float" office:value="-1.21128723589096" calcext:value-type="float">
            <text:p>-1,21128723589096</text:p>
          </table:table-cell>
          <table:table-cell office:value-type="float" office:value="1.81340398324502" calcext:value-type="float">
            <text:p>1,81340398324502</text:p>
          </table:table-cell>
          <table:table-cell office:value-type="float" office:value="531.258214677232" calcext:value-type="float">
            <text:p>531,258214677232</text:p>
          </table:table-cell>
          <table:table-cell table:number-columns-repeated="2" office:value-type="float" office:value="2.80086842674198" calcext:value-type="float">
            <text:p>2,80086842674198</text:p>
          </table:table-cell>
          <table:table-cell office:value-type="float" office:value="903.418106713833" calcext:value-type="float">
            <text:p>903,418106713833</text:p>
          </table:table-cell>
          <table:table-cell office:value-type="float" office:value="2.52540039916203" calcext:value-type="float">
            <text:p>2,52540039916203</text:p>
          </table:table-cell>
          <table:table-cell office:value-type="float" office:value="2.13457956925273" calcext:value-type="float">
            <text:p>2,13457956925273</text:p>
          </table:table-cell>
          <table:table-cell office:value-type="float" office:value="730.704444270299" calcext:value-type="float">
            <text:p>730,704444270299</text:p>
          </table:table-cell>
          <table:table-cell office:value-type="float" office:value="117793.586876086" calcext:value-type="float">
            <text:p>117793,586876086</text:p>
          </table:table-cell>
          <table:table-cell office:value-type="float" office:value="228788.802865644" calcext:value-type="float">
            <text:p>228788,802865644</text:p>
          </table:table-cell>
          <table:table-cell office:value-type="float" office:value="787229.392333067" calcext:value-type="float">
            <text:p>787229,392333067</text:p>
          </table:table-cell>
          <table:table-cell office:value-type="float" office:value="212.622427846568" calcext:value-type="float">
            <text:p>212,622427846568</text:p>
          </table:table-cell>
          <table:table-cell office:value-type="float" office:value="350.250947606986" calcext:value-type="float">
            <text:p>350,250947606986</text:p>
          </table:table-cell>
          <table:table-cell office:value-type="float" office:value="883.700018193941" calcext:value-type="float">
            <text:p>883,700018193941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651470" calcext:value-type="float">
            <text:p>651470</text:p>
          </table:table-cell>
          <table:table-cell office:value-type="float" office:value="0.00261124673594158" calcext:value-type="float">
            <text:p>0,002611246735942</text:p>
          </table:table-cell>
          <table:table-cell office:value-type="float" office:value="0.0103749870312662" calcext:value-type="float">
            <text:p>0,010374987031266</text:p>
          </table:table-cell>
          <table:table-cell office:value-type="float" office:value="0.863715170356037" calcext:value-type="float">
            <text:p>0,863715170356037</text:p>
          </table:table-cell>
          <table:table-cell office:value-type="float" office:value="0.0203749745312818" calcext:value-type="float">
            <text:p>0,020374974531282</text:p>
          </table:table-cell>
          <table:table-cell office:value-type="float" office:value="13.6307669080922" calcext:value-type="float">
            <text:p>13,6307669080922</text:p>
          </table:table-cell>
          <table:table-cell office:value-type="float" office:value="12.8309801050986" calcext:value-type="float">
            <text:p>12,8309801050986</text:p>
          </table:table-cell>
          <table:table-cell office:value-type="float" office:value="13.4471691339498" calcext:value-type="float">
            <text:p>13,4471691339498</text:p>
          </table:table-cell>
          <table:table-cell office:value-type="float" office:value="13.5936285092031" calcext:value-type="float">
            <text:p>13,5936285092031</text:p>
          </table:table-cell>
          <table:table-cell office:value-type="float" office:value="12.8297583361594" calcext:value-type="float">
            <text:p>12,8297583361594</text:p>
          </table:table-cell>
          <table:table-cell office:value-type="float" office:value="13.4471384990952" calcext:value-type="float">
            <text:p>13,4471384990952</text:p>
          </table:table-cell>
          <table:table-cell office:value-type="float" office:value="0.244861087068299" calcext:value-type="float">
            <text:p>0,244861087068299</text:p>
          </table:table-cell>
          <table:table-cell office:value-type="float" office:value="0.694933640849813" calcext:value-type="float">
            <text:p>0,694933640849813</text:p>
          </table:table-cell>
          <table:table-cell office:value-type="float" office:value="0.344189352277156" calcext:value-type="float">
            <text:p>0,344189352277156</text:p>
          </table:table-cell>
          <table:table-cell office:value-type="float" office:value="0.0524610730483657" calcext:value-type="float">
            <text:p>0,052461073048366</text:p>
          </table:table-cell>
          <table:table-cell office:value-type="float" office:value="0.0607466817295221" calcext:value-type="float">
            <text:p>0,060746681729522</text:p>
          </table:table-cell>
          <table:table-cell office:value-type="float" office:value="0.0562226369571204" calcext:value-type="float">
            <text:p>0,05622263695712</text:p>
          </table:table-cell>
          <table:table-cell office:value-type="float" office:value="0.995213832700864" calcext:value-type="float">
            <text:p>0,995213832700864</text:p>
          </table:table-cell>
          <table:table-cell office:value-type="float" office:value="0.99492845023843" calcext:value-type="float">
            <text:p>0,99492845023843</text:p>
          </table:table-cell>
          <table:table-cell office:value-type="float" office:value="0.995035652993549" calcext:value-type="float">
            <text:p>0,99503565299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7.csv</text:p>
          </table:table-cell>
          <table:table-cell office:value-type="float" office:value="-2.93237383453271" calcext:value-type="float">
            <text:p>-2,93237383453271</text:p>
          </table:table-cell>
          <table:table-cell office:value-type="float" office:value="3.57472803158996" calcext:value-type="float">
            <text:p>3,57472803158996</text:p>
          </table:table-cell>
          <table:table-cell office:value-type="float" office:value="521.780715274106" calcext:value-type="float">
            <text:p>521,780715274106</text:p>
          </table:table-cell>
          <table:table-cell table:number-columns-repeated="2" office:value-type="float" office:value="4.67960175940851" calcext:value-type="float">
            <text:p>4,67960175940851</text:p>
          </table:table-cell>
          <table:table-cell office:value-type="float" office:value="907.318035149461" calcext:value-type="float">
            <text:p>907,318035149461</text:p>
          </table:table-cell>
          <table:table-cell office:value-type="float" office:value="3.64689680704118" calcext:value-type="float">
            <text:p>3,64689680704118</text:p>
          </table:table-cell>
          <table:table-cell office:value-type="float" office:value="3.0199324705735" calcext:value-type="float">
            <text:p>3,0199324705735</text:p>
          </table:table-cell>
          <table:table-cell office:value-type="float" office:value="742.274142130467" calcext:value-type="float">
            <text:p>742,274142130467</text:p>
          </table:table-cell>
          <table:table-cell office:value-type="float" office:value="27925.5551616822" calcext:value-type="float">
            <text:p>27925,5551616822</text:p>
          </table:table-cell>
          <table:table-cell office:value-type="float" office:value="58300.4239241434" calcext:value-type="float">
            <text:p>58300,4239241434</text:p>
          </table:table-cell>
          <table:table-cell office:value-type="float" office:value="778304.138684617" calcext:value-type="float">
            <text:p>778304,138684617</text:p>
          </table:table-cell>
          <table:table-cell office:value-type="float" office:value="72.2292386483836" calcext:value-type="float">
            <text:p>72,2292386483836</text:p>
          </table:table-cell>
          <table:table-cell office:value-type="float" office:value="126.039456439691" calcext:value-type="float">
            <text:p>126,039456439691</text:p>
          </table:table-cell>
          <table:table-cell office:value-type="float" office:value="876.174925760568" calcext:value-type="float">
            <text:p>876,174925760568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407" calcext:value-type="float">
            <text:p>1407</text:p>
          </table:table-cell>
          <table:table-cell office:value-type="float" office:value="659885" calcext:value-type="float">
            <text:p>659885</text:p>
          </table:table-cell>
          <table:table-cell office:value-type="float" office:value="0.00267124666094167" calcext:value-type="float">
            <text:p>0,002671246660942</text:p>
          </table:table-cell>
          <table:table-cell office:value-type="float" office:value="0.058249927187591" calcext:value-type="float">
            <text:p>0,058249927187591</text:p>
          </table:table-cell>
          <table:table-cell office:value-type="float" office:value="0.826125217343478" calcext:value-type="float">
            <text:p>0,826125217343478</text:p>
          </table:table-cell>
          <table:table-cell office:value-type="float" office:value="0.0079999900000125" calcext:value-type="float">
            <text:p>0,007999990000013</text:p>
          </table:table-cell>
          <table:table-cell office:value-type="float" office:value="13.7263838367206" calcext:value-type="float">
            <text:p>13,7263838367206</text:p>
          </table:table-cell>
          <table:table-cell office:value-type="float" office:value="12.462807803542" calcext:value-type="float">
            <text:p>12,462807803542</text:p>
          </table:table-cell>
          <table:table-cell office:value-type="float" office:value="13.3433700275866" calcext:value-type="float">
            <text:p>13,3433700275866</text:p>
          </table:table-cell>
          <table:table-cell office:value-type="float" office:value="13.7263827010177" calcext:value-type="float">
            <text:p>13,7263827010177</text:p>
          </table:table-cell>
          <table:table-cell office:value-type="float" office:value="12.3747383896224" calcext:value-type="float">
            <text:p>12,3747383896224</text:p>
          </table:table-cell>
          <table:table-cell office:value-type="float" office:value="13.2645925286779" calcext:value-type="float">
            <text:p>13,2645925286779</text:p>
          </table:table-cell>
          <table:table-cell office:value-type="float" office:value="0.228583623787027" calcext:value-type="float">
            <text:p>0,228583623787027</text:p>
          </table:table-cell>
          <table:table-cell office:value-type="float" office:value="1.16588425002116" calcext:value-type="float">
            <text:p>1,16588425002116</text:p>
          </table:table-cell>
          <table:table-cell office:value-type="float" office:value="0.533857518973548" calcext:value-type="float">
            <text:p>0,533857518973548</text:p>
          </table:table-cell>
          <table:table-cell office:value-type="float" office:value="0.0493760966641348" calcext:value-type="float">
            <text:p>0,049376096664135</text:p>
          </table:table-cell>
          <table:table-cell office:value-type="float" office:value="0.0676000601043467" calcext:value-type="float">
            <text:p>0,067600060104347</text:p>
          </table:table-cell>
          <table:table-cell office:value-type="float" office:value="0.0570817417086595" calcext:value-type="float">
            <text:p>0,05708174170866</text:p>
          </table:table-cell>
          <table:table-cell office:value-type="float" office:value="-0.552240524395346" calcext:value-type="float">
            <text:p>-0,552240524395346</text:p>
          </table:table-cell>
          <table:table-cell office:value-type="float" office:value="-0.46054526603615" calcext:value-type="float">
            <text:p>-0,46054526603615</text:p>
          </table:table-cell>
          <table:table-cell office:value-type="float" office:value="-0.470080490934459" calcext:value-type="float">
            <text:p>-0,470080490934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8.csv</text:p>
          </table:table-cell>
          <table:table-cell office:value-type="float" office:value="-2.22849971437536" calcext:value-type="float">
            <text:p>-2,22849971437536</text:p>
          </table:table-cell>
          <table:table-cell office:value-type="float" office:value="3.63079796150255" calcext:value-type="float">
            <text:p>3,63079796150255</text:p>
          </table:table-cell>
          <table:table-cell office:value-type="float" office:value="716.669646662942" calcext:value-type="float">
            <text:p>716,669646662942</text:p>
          </table:table-cell>
          <table:table-cell table:number-columns-repeated="2" office:value-type="float" office:value="4.77075455770638" calcext:value-type="float">
            <text:p>4,77075455770638</text:p>
          </table:table-cell>
          <table:table-cell office:value-type="float" office:value="1039.49701196057" calcext:value-type="float">
            <text:p>1039,49701196057</text:p>
          </table:table-cell>
          <table:table-cell office:value-type="float" office:value="4.21828022692959" calcext:value-type="float">
            <text:p>4,21828022692959</text:p>
          </table:table-cell>
          <table:table-cell office:value-type="float" office:value="3.09473831084716" calcext:value-type="float">
            <text:p>3,09473831084716</text:p>
          </table:table-cell>
          <table:table-cell office:value-type="float" office:value="752.953289007338" calcext:value-type="float">
            <text:p>752,953289007338</text:p>
          </table:table-cell>
          <table:table-cell office:value-type="float" office:value="15970.7078489016" calcext:value-type="float">
            <text:p>15970,7078489016</text:p>
          </table:table-cell>
          <table:table-cell office:value-type="float" office:value="54224.5903623249" calcext:value-type="float">
            <text:p>54224,5903623249</text:p>
          </table:table-cell>
          <table:table-cell office:value-type="float" office:value="772677.192389614" calcext:value-type="float">
            <text:p>772677,192389614</text:p>
          </table:table-cell>
          <table:table-cell office:value-type="float" office:value="47.5057470415889" calcext:value-type="float">
            <text:p>47,5057470415889</text:p>
          </table:table-cell>
          <table:table-cell office:value-type="float" office:value="119.303483979874" calcext:value-type="float">
            <text:p>119,303483979874</text:p>
          </table:table-cell>
          <table:table-cell office:value-type="float" office:value="871.419730088868" calcext:value-type="float">
            <text:p>871,419730088868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416" calcext:value-type="float">
            <text:p>1416</text:p>
          </table:table-cell>
          <table:table-cell office:value-type="float" office:value="668354" calcext:value-type="float">
            <text:p>668354</text:p>
          </table:table-cell>
          <table:table-cell office:value-type="float" office:value="0.00176749779062776" calcext:value-type="float">
            <text:p>0,001767497790628</text:p>
          </table:table-cell>
          <table:table-cell office:value-type="float" office:value="0.00162499796875254" calcext:value-type="float">
            <text:p>0,001624997968753</text:p>
          </table:table-cell>
          <table:table-cell office:value-type="float" office:value="12.9193351008311" calcext:value-type="float">
            <text:p>12,9193351008311</text:p>
          </table:table-cell>
          <table:table-cell office:value-type="float" office:value="22.9968462539422" calcext:value-type="float">
            <text:p>22,9968462539422</text:p>
          </table:table-cell>
          <table:table-cell office:value-type="float" office:value="14.5841075019955" calcext:value-type="float">
            <text:p>14,5841075019955</text:p>
          </table:table-cell>
          <table:table-cell office:value-type="float" office:value="16.1288175272261" calcext:value-type="float">
            <text:p>16,1288175272261</text:p>
          </table:table-cell>
          <table:table-cell office:value-type="float" office:value="15.6152073379326" calcext:value-type="float">
            <text:p>15,6152073379326</text:p>
          </table:table-cell>
          <table:table-cell office:value-type="float" office:value="14.5370863542711" calcext:value-type="float">
            <text:p>14,5370863542711</text:p>
          </table:table-cell>
          <table:table-cell office:value-type="float" office:value="16.0121883108386" calcext:value-type="float">
            <text:p>16,0121883108386</text:p>
          </table:table-cell>
          <table:table-cell office:value-type="float" office:value="15.5905152225306" calcext:value-type="float">
            <text:p>15,5905152225306</text:p>
          </table:table-cell>
          <table:table-cell office:value-type="float" office:value="-0.078598138890662" calcext:value-type="float">
            <text:p>-0,078598138890662</text:p>
          </table:table-cell>
          <table:table-cell office:value-type="float" office:value="-0.525079958371249" calcext:value-type="float">
            <text:p>-0,525079958371249</text:p>
          </table:table-cell>
          <table:table-cell office:value-type="float" office:value="-0.438925447113681" calcext:value-type="float">
            <text:p>-0,438925447113681</text:p>
          </table:table-cell>
          <table:table-cell office:value-type="float" office:value="0.04316000128034" calcext:value-type="float">
            <text:p>0,04316000128034</text:p>
          </table:table-cell>
          <table:table-cell office:value-type="float" office:value="0.0335136444342079" calcext:value-type="float">
            <text:p>0,033513644434208</text:p>
          </table:table-cell>
          <table:table-cell office:value-type="float" office:value="0.0359334362239857" calcext:value-type="float">
            <text:p>0,035933436223986</text:p>
          </table:table-cell>
          <table:table-cell office:value-type="float" office:value="0.992972041481653" calcext:value-type="float">
            <text:p>0,992972041481653</text:p>
          </table:table-cell>
          <table:table-cell office:value-type="float" office:value="0.992680063771553" calcext:value-type="float">
            <text:p>0,992680063771553</text:p>
          </table:table-cell>
          <table:table-cell office:value-type="float" office:value="0.98921852624664" calcext:value-type="float">
            <text:p>0,98921852624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9.csv</text:p>
          </table:table-cell>
          <table:table-cell office:value-type="float" office:value="-1.20884598894251" calcext:value-type="float">
            <text:p>-1,20884598894251</text:p>
          </table:table-cell>
          <table:table-cell office:value-type="float" office:value="4.31207210990986" calcext:value-type="float">
            <text:p>4,31207210990986</text:p>
          </table:table-cell>
          <table:table-cell office:value-type="float" office:value="553.979677525403" calcext:value-type="float">
            <text:p>553,979677525403</text:p>
          </table:table-cell>
          <table:table-cell table:number-columns-repeated="2" office:value-type="float" office:value="5.57727743773523" calcext:value-type="float">
            <text:p>5,57727743773523</text:p>
          </table:table-cell>
          <table:table-cell office:value-type="float" office:value="944.669261018101" calcext:value-type="float">
            <text:p>944,669261018101</text:p>
          </table:table-cell>
          <table:table-cell office:value-type="float" office:value="5.44469604224956" calcext:value-type="float">
            <text:p>5,44469604224956</text:p>
          </table:table-cell>
          <table:table-cell office:value-type="float" office:value="3.53723871634471" calcext:value-type="float">
            <text:p>3,53723871634471</text:p>
          </table:table-cell>
          <table:table-cell office:value-type="float" office:value="765.183984151089" calcext:value-type="float">
            <text:p>765,183984151089</text:p>
          </table:table-cell>
          <table:table-cell office:value-type="float" office:value="5884.32927472741" calcext:value-type="float">
            <text:p>5884,32927472741</text:p>
          </table:table-cell>
          <table:table-cell office:value-type="float" office:value="32526.5267090395" calcext:value-type="float">
            <text:p>32526,5267090395</text:p>
          </table:table-cell>
          <table:table-cell office:value-type="float" office:value="762888.30610835" calcext:value-type="float">
            <text:p>762888,30610835</text:p>
          </table:table-cell>
          <table:table-cell office:value-type="float" office:value="22.4693108842099" calcext:value-type="float">
            <text:p>22,4693108842099</text:p>
          </table:table-cell>
          <table:table-cell office:value-type="float" office:value="81.5764478292633" calcext:value-type="float">
            <text:p>81,5764478292633</text:p>
          </table:table-cell>
          <table:table-cell office:value-type="float" office:value="863.127697579607" calcext:value-type="float">
            <text:p>863,127697579607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25" calcext:value-type="float">
            <text:p>1425</text:p>
          </table:table-cell>
          <table:table-cell office:value-type="float" office:value="676877" calcext:value-type="float">
            <text:p>676877</text:p>
          </table:table-cell>
          <table:table-cell office:value-type="float" office:value="0.0049924937593828" calcext:value-type="float">
            <text:p>0,004992493759383</text:p>
          </table:table-cell>
          <table:table-cell office:value-type="float" office:value="0.160499799375251" calcext:value-type="float">
            <text:p>0,160499799375251</text:p>
          </table:table-cell>
          <table:table-cell office:value-type="float" office:value="1.94406131992335" calcext:value-type="float">
            <text:p>1,94406131992335</text:p>
          </table:table-cell>
          <table:table-cell office:value-type="float" office:value="2.15262230922211" calcext:value-type="float">
            <text:p>2,15262230922211</text:p>
          </table:table-cell>
          <table:table-cell office:value-type="float" office:value="13.934900108117" calcext:value-type="float">
            <text:p>13,934900108117</text:p>
          </table:table-cell>
          <table:table-cell office:value-type="float" office:value="13.0696990775881" calcext:value-type="float">
            <text:p>13,0696990775881</text:p>
          </table:table-cell>
          <table:table-cell office:value-type="float" office:value="13.7470434102572" calcext:value-type="float">
            <text:p>13,7470434102572</text:p>
          </table:table-cell>
          <table:table-cell office:value-type="float" office:value="13.8979683367544" calcext:value-type="float">
            <text:p>13,8979683367544</text:p>
          </table:table-cell>
          <table:table-cell office:value-type="float" office:value="13.068603643088" calcext:value-type="float">
            <text:p>13,068603643088</text:p>
          </table:table-cell>
          <table:table-cell office:value-type="float" office:value="13.7470192539267" calcext:value-type="float">
            <text:p>13,7470192539267</text:p>
          </table:table-cell>
          <table:table-cell office:value-type="float" office:value="0.310874999698921" calcext:value-type="float">
            <text:p>0,310874999698921</text:p>
          </table:table-cell>
          <table:table-cell office:value-type="float" office:value="0.804050483036819" calcext:value-type="float">
            <text:p>0,804050483036819</text:p>
          </table:table-cell>
          <table:table-cell office:value-type="float" office:value="0.390233087170658" calcext:value-type="float">
            <text:p>0,390233087170658</text:p>
          </table:table-cell>
          <table:table-cell office:value-type="float" office:value="0.0465713690581236" calcext:value-type="float">
            <text:p>0,046571369058124</text:p>
          </table:table-cell>
          <table:table-cell office:value-type="float" office:value="0.0615427386164696" calcext:value-type="float">
            <text:p>0,06154273861647</text:p>
          </table:table-cell>
          <table:table-cell office:value-type="float" office:value="0.0592662113802568" calcext:value-type="float">
            <text:p>0,059266211380257</text:p>
          </table:table-cell>
          <table:table-cell office:value-type="float" office:value="0.971397818061157" calcext:value-type="float">
            <text:p>0,971397818061157</text:p>
          </table:table-cell>
          <table:table-cell office:value-type="float" office:value="0.973998880065603" calcext:value-type="float">
            <text:p>0,973998880065603</text:p>
          </table:table-cell>
          <table:table-cell office:value-type="float" office:value="0.973458860753664" calcext:value-type="float">
            <text:p>0,97345886075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0.csv</text:p>
          </table:table-cell>
          <table:table-cell office:value-type="float" office:value="-1.22329222088472" calcext:value-type="float">
            <text:p>-1,22329222088472</text:p>
          </table:table-cell>
          <table:table-cell office:value-type="float" office:value="1.97537378078277" calcext:value-type="float">
            <text:p>1,97537378078277</text:p>
          </table:table-cell>
          <table:table-cell office:value-type="float" office:value="519.052812433985" calcext:value-type="float">
            <text:p>519,052812433985</text:p>
          </table:table-cell>
          <table:table-cell table:number-columns-repeated="2" office:value-type="float" office:value="3.00574657229438" calcext:value-type="float">
            <text:p>3,00574657229438</text:p>
          </table:table-cell>
          <table:table-cell office:value-type="float" office:value="929.118930832466" calcext:value-type="float">
            <text:p>929,118930832466</text:p>
          </table:table-cell>
          <table:table-cell office:value-type="float" office:value="2.74555433367878" calcext:value-type="float">
            <text:p>2,74555433367878</text:p>
          </table:table-cell>
          <table:table-cell office:value-type="float" office:value="2.26548248350222" calcext:value-type="float">
            <text:p>2,26548248350222</text:p>
          </table:table-cell>
          <table:table-cell office:value-type="float" office:value="770.614148284105" calcext:value-type="float">
            <text:p>770,614148284105</text:p>
          </table:table-cell>
          <table:table-cell office:value-type="float" office:value="93340.7444688777" calcext:value-type="float">
            <text:p>93340,7444688777</text:p>
          </table:table-cell>
          <table:table-cell office:value-type="float" office:value="199559.940456364" calcext:value-type="float">
            <text:p>199559,940456364</text:p>
          </table:table-cell>
          <table:table-cell office:value-type="float" office:value="780112.726219375" calcext:value-type="float">
            <text:p>780112,726219375</text:p>
          </table:table-cell>
          <table:table-cell office:value-type="float" office:value="178.580010546877" calcext:value-type="float">
            <text:p>178,580010546877</text:p>
          </table:table-cell>
          <table:table-cell office:value-type="float" office:value="316.273294261143" calcext:value-type="float">
            <text:p>316,273294261143</text:p>
          </table:table-cell>
          <table:table-cell office:value-type="float" office:value="877.718041883862" calcext:value-type="float">
            <text:p>877,71804188386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685454" calcext:value-type="float">
            <text:p>685454</text:p>
          </table:table-cell>
          <table:table-cell office:value-type="float" office:value="0.00263624670469162" calcext:value-type="float">
            <text:p>0,002636246704692</text:p>
          </table:table-cell>
          <table:table-cell office:value-type="float" office:value="0.0104999868750164" calcext:value-type="float">
            <text:p>0,010499986875016</text:p>
          </table:table-cell>
          <table:table-cell office:value-type="float" office:value="0.97276878403902" calcext:value-type="float">
            <text:p>0,97276878403902</text:p>
          </table:table-cell>
          <table:table-cell office:value-type="float" office:value="0.0294999631250461" calcext:value-type="float">
            <text:p>0,029499963125046</text:p>
          </table:table-cell>
          <table:table-cell office:value-type="float" office:value="13.3804687400636" calcext:value-type="float">
            <text:p>13,3804687400636</text:p>
          </table:table-cell>
          <table:table-cell office:value-type="float" office:value="12.6132130079362" calcext:value-type="float">
            <text:p>12,6132130079362</text:p>
          </table:table-cell>
          <table:table-cell office:value-type="float" office:value="13.4507518877791" calcext:value-type="float">
            <text:p>13,4507518877791</text:p>
          </table:table-cell>
          <table:table-cell office:value-type="float" office:value="13.3450490380046" calcext:value-type="float">
            <text:p>13,3450490380046</text:p>
          </table:table-cell>
          <table:table-cell office:value-type="float" office:value="12.6124425720232" calcext:value-type="float">
            <text:p>12,6124425720232</text:p>
          </table:table-cell>
          <table:table-cell office:value-type="float" office:value="13.4502943307698" calcext:value-type="float">
            <text:p>13,4502943307698</text:p>
          </table:table-cell>
          <table:table-cell office:value-type="float" office:value="0.620087678755135" calcext:value-type="float">
            <text:p>0,620087678755135</text:p>
          </table:table-cell>
          <table:table-cell office:value-type="float" office:value="1.12250403914494" calcext:value-type="float">
            <text:p>1,12250403914494</text:p>
          </table:table-cell>
          <table:table-cell office:value-type="float" office:value="0.534191302057161" calcext:value-type="float">
            <text:p>0,534191302057161</text:p>
          </table:table-cell>
          <table:table-cell office:value-type="float" office:value="0.0582511120279897" calcext:value-type="float">
            <text:p>0,05825111202799</text:p>
          </table:table-cell>
          <table:table-cell office:value-type="float" office:value="0.0663547318172438" calcext:value-type="float">
            <text:p>0,066354731817244</text:p>
          </table:table-cell>
          <table:table-cell office:value-type="float" office:value="0.0562026241860632" calcext:value-type="float">
            <text:p>0,056202624186063</text:p>
          </table:table-cell>
          <table:table-cell office:value-type="float" office:value="0.993610212263281" calcext:value-type="float">
            <text:p>0,993610212263281</text:p>
          </table:table-cell>
          <table:table-cell office:value-type="float" office:value="0.99357042649346" calcext:value-type="float">
            <text:p>0,99357042649346</text:p>
          </table:table-cell>
          <table:table-cell office:value-type="float" office:value="0.993313133689147" calcext:value-type="float">
            <text:p>0,993313133689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1.csv</text:p>
          </table:table-cell>
          <table:table-cell office:value-type="float" office:value="-1.44651319185851" calcext:value-type="float">
            <text:p>-1,44651319185851</text:p>
          </table:table-cell>
          <table:table-cell office:value-type="float" office:value="3.95291005886243" calcext:value-type="float">
            <text:p>3,95291005886243</text:p>
          </table:table-cell>
          <table:table-cell office:value-type="float" office:value="729.006341242073" calcext:value-type="float">
            <text:p>729,006341242073</text:p>
          </table:table-cell>
          <table:table-cell table:number-columns-repeated="2" office:value-type="float" office:value="5.42591934138807" calcext:value-type="float">
            <text:p>5,42591934138807</text:p>
          </table:table-cell>
          <table:table-cell office:value-type="float" office:value="1176.06506575368" calcext:value-type="float">
            <text:p>1176,06506575368</text:p>
          </table:table-cell>
          <table:table-cell office:value-type="float" office:value="5.22955067716419" calcext:value-type="float">
            <text:p>5,22955067716419</text:p>
          </table:table-cell>
          <table:table-cell office:value-type="float" office:value="3.71686733228311" calcext:value-type="float">
            <text:p>3,71686733228311</text:p>
          </table:table-cell>
          <table:table-cell office:value-type="float" office:value="922.864450130704" calcext:value-type="float">
            <text:p>922,864450130704</text:p>
          </table:table-cell>
          <table:table-cell office:value-type="float" office:value="7299.65335159989" calcext:value-type="float">
            <text:p>7299,65335159989</text:p>
          </table:table-cell>
          <table:table-cell office:value-type="float" office:value="28169.8446301121" calcext:value-type="float">
            <text:p>28169,8446301121</text:p>
          </table:table-cell>
          <table:table-cell office:value-type="float" office:value="398547.258970097" calcext:value-type="float">
            <text:p>398547,258970097</text:p>
          </table:table-cell>
          <table:table-cell office:value-type="float" office:value="26.2832268976154" calcext:value-type="float">
            <text:p>26,2832268976154</text:p>
          </table:table-cell>
          <table:table-cell office:value-type="float" office:value="76.2427981984345" calcext:value-type="float">
            <text:p>76,2427981984345</text:p>
          </table:table-cell>
          <table:table-cell office:value-type="float" office:value="538.218616822855" calcext:value-type="float">
            <text:p>538,218616822855</text:p>
          </table:table-cell>
          <table:table-cell office:value-type="float" office:value="-205" calcext:value-type="float">
            <text:p>-2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43" calcext:value-type="float">
            <text:p>1443</text:p>
          </table:table-cell>
          <table:table-cell office:value-type="float" office:value="694085" calcext:value-type="float">
            <text:p>694085</text:p>
          </table:table-cell>
          <table:table-cell office:value-type="float" office:value="0.0431111961110049" calcext:value-type="float">
            <text:p>0,043111196111005</text:p>
          </table:table-cell>
          <table:table-cell office:value-type="float" office:value="0.349499563125546" calcext:value-type="float">
            <text:p>0,349499563125546</text:p>
          </table:table-cell>
          <table:table-cell office:value-type="float" office:value="26.8913888857639" calcext:value-type="float">
            <text:p>26,8913888857639</text:p>
          </table:table-cell>
          <table:table-cell office:value-type="float" office:value="21.2604734244082" calcext:value-type="float">
            <text:p>21,2604734244082</text:p>
          </table:table-cell>
          <table:table-cell office:value-type="float" office:value="15.743534273676" calcext:value-type="float">
            <text:p>15,743534273676</text:p>
          </table:table-cell>
          <table:table-cell office:value-type="float" office:value="15.1666406948362" calcext:value-type="float">
            <text:p>15,1666406948362</text:p>
          </table:table-cell>
          <table:table-cell office:value-type="float" office:value="15.846781371919" calcext:value-type="float">
            <text:p>15,846781371919</text:p>
          </table:table-cell>
          <table:table-cell office:value-type="float" office:value="15.6851230389162" calcext:value-type="float">
            <text:p>15,6851230389162</text:p>
          </table:table-cell>
          <table:table-cell office:value-type="float" office:value="15.1505288022698" calcext:value-type="float">
            <text:p>15,1505288022698</text:p>
          </table:table-cell>
          <table:table-cell office:value-type="float" office:value="15.8270521980677" calcext:value-type="float">
            <text:p>15,8270521980677</text:p>
          </table:table-cell>
          <table:table-cell office:value-type="float" office:value="0.616029787262416" calcext:value-type="float">
            <text:p>0,616029787262416</text:p>
          </table:table-cell>
          <table:table-cell office:value-type="float" office:value="-0.104181200318405" calcext:value-type="float">
            <text:p>-0,104181200318405</text:p>
          </table:table-cell>
          <table:table-cell office:value-type="float" office:value="0.534607631990692" calcext:value-type="float">
            <text:p>0,534607631990692</text:p>
          </table:table-cell>
          <table:table-cell office:value-type="float" office:value="0.0351417509205001" calcext:value-type="float">
            <text:p>0,0351417509205</text:p>
          </table:table-cell>
          <table:table-cell office:value-type="float" office:value="0.0422287685953128" calcext:value-type="float">
            <text:p>0,042228768595313</text:p>
          </table:table-cell>
          <table:table-cell office:value-type="float" office:value="0.0347173599324275" calcext:value-type="float">
            <text:p>0,034717359932428</text:p>
          </table:table-cell>
          <table:table-cell office:value-type="float" office:value="0.962475002328496" calcext:value-type="float">
            <text:p>0,962475002328496</text:p>
          </table:table-cell>
          <table:table-cell office:value-type="float" office:value="0.969398734578217" calcext:value-type="float">
            <text:p>0,969398734578217</text:p>
          </table:table-cell>
          <table:table-cell office:value-type="float" office:value="0.955999691078705" calcext:value-type="float">
            <text:p>0,95599969107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2.csv</text:p>
          </table:table-cell>
          <table:table-cell office:value-type="float" office:value="-1.21261473423158" calcext:value-type="float">
            <text:p>-1,21261473423158</text:p>
          </table:table-cell>
          <table:table-cell office:value-type="float" office:value="1.73385158268552" calcext:value-type="float">
            <text:p>1,73385158268552</text:p>
          </table:table-cell>
          <table:table-cell office:value-type="float" office:value="601.035727455341" calcext:value-type="float">
            <text:p>601,035727455341</text:p>
          </table:table-cell>
          <table:table-cell table:number-columns-repeated="2" office:value-type="float" office:value="2.75407593737576" calcext:value-type="float">
            <text:p>2,75407593737576</text:p>
          </table:table-cell>
          <table:table-cell office:value-type="float" office:value="996.678058886022" calcext:value-type="float">
            <text:p>996,678058886022</text:p>
          </table:table-cell>
          <table:table-cell office:value-type="float" office:value="2.47275145842776" calcext:value-type="float">
            <text:p>2,47275145842776</text:p>
          </table:table-cell>
          <table:table-cell office:value-type="float" office:value="2.13978806381639" calcext:value-type="float">
            <text:p>2,13978806381639</text:p>
          </table:table-cell>
          <table:table-cell office:value-type="float" office:value="795.061763253043" calcext:value-type="float">
            <text:p>795,061763253043</text:p>
          </table:table-cell>
          <table:table-cell office:value-type="float" office:value="149108.16198732" calcext:value-type="float">
            <text:p>149108,16198732</text:p>
          </table:table-cell>
          <table:table-cell office:value-type="float" office:value="263763.905676874" calcext:value-type="float">
            <text:p>263763,905676874</text:p>
          </table:table-cell>
          <table:table-cell office:value-type="float" office:value="760450.250172313" calcext:value-type="float">
            <text:p>760450,250172313</text:p>
          </table:table-cell>
          <table:table-cell office:value-type="float" office:value="253.743650556046" calcext:value-type="float">
            <text:p>253,743650556046</text:p>
          </table:table-cell>
          <table:table-cell office:value-type="float" office:value="389.527315269677" calcext:value-type="float">
            <text:p>389,527315269677</text:p>
          </table:table-cell>
          <table:table-cell office:value-type="float" office:value="861.057574746287" calcext:value-type="float">
            <text:p>861,057574746287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52" calcext:value-type="float">
            <text:p>1452</text:p>
          </table:table-cell>
          <table:table-cell office:value-type="float" office:value="702770" calcext:value-type="float">
            <text:p>702770</text:p>
          </table:table-cell>
          <table:table-cell office:value-type="float" office:value="0.00225624717969103" calcext:value-type="float">
            <text:p>0,002256247179691</text:p>
          </table:table-cell>
          <table:table-cell office:value-type="float" office:value="0.00674999156251055" calcext:value-type="float">
            <text:p>0,006749991562511</text:p>
          </table:table-cell>
          <table:table-cell office:value-type="float" office:value="3.20346849566438" calcext:value-type="float">
            <text:p>3,20346849566438</text:p>
          </table:table-cell>
          <table:table-cell office:value-type="float" office:value="5.84349269563413" calcext:value-type="float">
            <text:p>5,84349269563413</text:p>
          </table:table-cell>
          <table:table-cell office:value-type="float" office:value="14.457628564921" calcext:value-type="float">
            <text:p>14,457628564921</text:p>
          </table:table-cell>
          <table:table-cell office:value-type="float" office:value="13.591961836807" calcext:value-type="float">
            <text:p>13,591961836807</text:p>
          </table:table-cell>
          <table:table-cell office:value-type="float" office:value="14.3969190162654" calcext:value-type="float">
            <text:p>14,3969190162654</text:p>
          </table:table-cell>
          <table:table-cell office:value-type="float" office:value="14.4246522182355" calcext:value-type="float">
            <text:p>14,4246522182355</text:p>
          </table:table-cell>
          <table:table-cell office:value-type="float" office:value="13.5906533192902" calcext:value-type="float">
            <text:p>13,5906533192902</text:p>
          </table:table-cell>
          <table:table-cell office:value-type="float" office:value="14.3968386946009" calcext:value-type="float">
            <text:p>14,3968386946009</text:p>
          </table:table-cell>
          <table:table-cell office:value-type="float" office:value="0.1462818586388" calcext:value-type="float">
            <text:p>0,1462818586388</text:p>
          </table:table-cell>
          <table:table-cell office:value-type="float" office:value="0.585270939738553" calcext:value-type="float">
            <text:p>0,585270939738553</text:p>
          </table:table-cell>
          <table:table-cell office:value-type="float" office:value="0.164864975758629" calcext:value-type="float">
            <text:p>0,164864975758629</text:p>
          </table:table-cell>
          <table:table-cell office:value-type="float" office:value="0.0382494474507201" calcext:value-type="float">
            <text:p>0,03824944745072</text:p>
          </table:table-cell>
          <table:table-cell office:value-type="float" office:value="0.0565374937663003" calcext:value-type="float">
            <text:p>0,0565374937663</text:p>
          </table:table-cell>
          <table:table-cell office:value-type="float" office:value="0.0454621932957498" calcext:value-type="float">
            <text:p>0,04546219329575</text:p>
          </table:table-cell>
          <table:table-cell office:value-type="float" office:value="0.996163361052436" calcext:value-type="float">
            <text:p>0,996163361052436</text:p>
          </table:table-cell>
          <table:table-cell office:value-type="float" office:value="0.995911564408198" calcext:value-type="float">
            <text:p>0,995911564408198</text:p>
          </table:table-cell>
          <table:table-cell office:value-type="float" office:value="0.995758194277673" calcext:value-type="float">
            <text:p>0,99575819427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3.csv</text:p>
          </table:table-cell>
          <table:table-cell office:value-type="float" office:value="-2.14717981602523" calcext:value-type="float">
            <text:p>-2,14717981602523</text:p>
          </table:table-cell>
          <table:table-cell office:value-type="float" office:value="3.20753599058001" calcext:value-type="float">
            <text:p>3,20753599058001</text:p>
          </table:table-cell>
          <table:table-cell office:value-type="float" office:value="643.310293362133" calcext:value-type="float">
            <text:p>643,310293362133</text:p>
          </table:table-cell>
          <table:table-cell table:number-columns-repeated="2" office:value-type="float" office:value="4.32385466110403" calcext:value-type="float">
            <text:p>4,32385466110403</text:p>
          </table:table-cell>
          <table:table-cell office:value-type="float" office:value="1028.51988898176" calcext:value-type="float">
            <text:p>1028,51988898176</text:p>
          </table:table-cell>
          <table:table-cell office:value-type="float" office:value="3.75304382708288" calcext:value-type="float">
            <text:p>3,75304382708288</text:p>
          </table:table-cell>
          <table:table-cell office:value-type="float" office:value="2.89955720748617" calcext:value-type="float">
            <text:p>2,89955720748617</text:p>
          </table:table-cell>
          <table:table-cell office:value-type="float" office:value="802.499238931336" calcext:value-type="float">
            <text:p>802,499238931336</text:p>
          </table:table-cell>
          <table:table-cell office:value-type="float" office:value="28875.4571722799" calcext:value-type="float">
            <text:p>28875,4571722799</text:p>
          </table:table-cell>
          <table:table-cell office:value-type="float" office:value="79867.8094284095" calcext:value-type="float">
            <text:p>79867,8094284095</text:p>
          </table:table-cell>
          <table:table-cell office:value-type="float" office:value="769626.591718474" calcext:value-type="float">
            <text:p>769626,591718474</text:p>
          </table:table-cell>
          <table:table-cell office:value-type="float" office:value="74.1055331761439" calcext:value-type="float">
            <text:p>74,1055331761439</text:p>
          </table:table-cell>
          <table:table-cell office:value-type="float" office:value="159.449026629999" calcext:value-type="float">
            <text:p>159,449026629999</text:p>
          </table:table-cell>
          <table:table-cell office:value-type="float" office:value="868.885536916266" calcext:value-type="float">
            <text:p>868,885536916266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711509" calcext:value-type="float">
            <text:p>711509</text:p>
          </table:table-cell>
          <table:table-cell office:value-type="float" office:value="0.00352499559375551" calcext:value-type="float">
            <text:p>0,003524995593756</text:p>
          </table:table-cell>
          <table:table-cell office:value-type="float" office:value="0.017249978437527" calcext:value-type="float">
            <text:p>0,017249978437527</text:p>
          </table:table-cell>
          <table:table-cell office:value-type="float" office:value="4.5190956011305" calcext:value-type="float">
            <text:p>4,5190956011305</text:p>
          </table:table-cell>
          <table:table-cell office:value-type="float" office:value="7.72661534173082" calcext:value-type="float">
            <text:p>7,72661534173082</text:p>
          </table:table-cell>
          <table:table-cell office:value-type="float" office:value="14.0614340163118" calcext:value-type="float">
            <text:p>14,0614340163118</text:p>
          </table:table-cell>
          <table:table-cell office:value-type="float" office:value="14.9109740486182" calcext:value-type="float">
            <text:p>14,9109740486182</text:p>
          </table:table-cell>
          <table:table-cell office:value-type="float" office:value="14.9415266853316" calcext:value-type="float">
            <text:p>14,9415266853316</text:p>
          </table:table-cell>
          <table:table-cell office:value-type="float" office:value="14.0193452978702" calcext:value-type="float">
            <text:p>14,0193452978702</text:p>
          </table:table-cell>
          <table:table-cell office:value-type="float" office:value="14.7842255016802" calcext:value-type="float">
            <text:p>14,7842255016802</text:p>
          </table:table-cell>
          <table:table-cell office:value-type="float" office:value="14.9155884839993" calcext:value-type="float">
            <text:p>14,9155884839993</text:p>
          </table:table-cell>
          <table:table-cell office:value-type="float" office:value="0.370291543078329" calcext:value-type="float">
            <text:p>0,370291543078329</text:p>
          </table:table-cell>
          <table:table-cell office:value-type="float" office:value="0.0209573424884262" calcext:value-type="float">
            <text:p>0,020957342488426</text:p>
          </table:table-cell>
          <table:table-cell office:value-type="float" office:value="-0.0389857957051043" calcext:value-type="float">
            <text:p>-0,038985795705104</text:p>
          </table:table-cell>
          <table:table-cell office:value-type="float" office:value="0.0536531770836152" calcext:value-type="float">
            <text:p>0,053653177083615</text:p>
          </table:table-cell>
          <table:table-cell office:value-type="float" office:value="0.0448820471295226" calcext:value-type="float">
            <text:p>0,044882047129523</text:p>
          </table:table-cell>
          <table:table-cell office:value-type="float" office:value="0.0414735801004264" calcext:value-type="float">
            <text:p>0,041473580100426</text:p>
          </table:table-cell>
          <table:table-cell office:value-type="float" office:value="0.994230428497638" calcext:value-type="float">
            <text:p>0,994230428497638</text:p>
          </table:table-cell>
          <table:table-cell office:value-type="float" office:value="0.989610405077085" calcext:value-type="float">
            <text:p>0,989610405077085</text:p>
          </table:table-cell>
          <table:table-cell office:value-type="float" office:value="0.990527012984993" calcext:value-type="float">
            <text:p>0,99052701298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4.csv</text:p>
          </table:table-cell>
          <table:table-cell office:value-type="float" office:value="-2.20359099551126" calcext:value-type="float">
            <text:p>-2,20359099551126</text:p>
          </table:table-cell>
          <table:table-cell office:value-type="float" office:value="3.15624730469087" calcext:value-type="float">
            <text:p>3,15624730469087</text:p>
          </table:table-cell>
          <table:table-cell office:value-type="float" office:value="689.628714214107" calcext:value-type="float">
            <text:p>689,628714214107</text:p>
          </table:table-cell>
          <table:table-cell table:number-columns-repeated="2" office:value-type="float" office:value="4.26950564634267" calcext:value-type="float">
            <text:p>4,26950564634267</text:p>
          </table:table-cell>
          <table:table-cell office:value-type="float" office:value="1064.34967726352" calcext:value-type="float">
            <text:p>1064,34967726352</text:p>
          </table:table-cell>
          <table:table-cell office:value-type="float" office:value="3.65689283253606" calcext:value-type="float">
            <text:p>3,65689283253606</text:p>
          </table:table-cell>
          <table:table-cell office:value-type="float" office:value="2.87520110875458" calcext:value-type="float">
            <text:p>2,87520110875458</text:p>
          </table:table-cell>
          <table:table-cell office:value-type="float" office:value="810.711090353618" calcext:value-type="float">
            <text:p>810,711090353618</text:p>
          </table:table-cell>
          <table:table-cell office:value-type="float" office:value="32833.4156620128" calcext:value-type="float">
            <text:p>32833,4156620128</text:p>
          </table:table-cell>
          <table:table-cell office:value-type="float" office:value="84676.7835033606" calcext:value-type="float">
            <text:p>84676,7835033606</text:p>
          </table:table-cell>
          <table:table-cell office:value-type="float" office:value="775957.292071633" calcext:value-type="float">
            <text:p>775957,292071633</text:p>
          </table:table-cell>
          <table:table-cell office:value-type="float" office:value="81.518971653292" calcext:value-type="float">
            <text:p>81,518971653292</text:p>
          </table:table-cell>
          <table:table-cell office:value-type="float" office:value="166.436501249308" calcext:value-type="float">
            <text:p>166,436501249308</text:p>
          </table:table-cell>
          <table:table-cell office:value-type="float" office:value="874.192975552534" calcext:value-type="float">
            <text:p>874,19297555253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720302" calcext:value-type="float">
            <text:p>720302</text:p>
          </table:table-cell>
          <table:table-cell office:value-type="float" office:value="0.00182124772344035" calcext:value-type="float">
            <text:p>0,00182124772344</text:p>
          </table:table-cell>
          <table:table-cell office:value-type="float" office:value="0.000374999531250586" calcext:value-type="float">
            <text:p>0,000374999531251</text:p>
          </table:table-cell>
          <table:table-cell office:value-type="float" office:value="9.24002219997225" calcext:value-type="float">
            <text:p>9,24002219997225</text:p>
          </table:table-cell>
          <table:table-cell office:value-type="float" office:value="16.2339797075254" calcext:value-type="float">
            <text:p>16,2339797075254</text:p>
          </table:table-cell>
          <table:table-cell office:value-type="float" office:value="14.4264028728102" calcext:value-type="float">
            <text:p>14,4264028728102</text:p>
          </table:table-cell>
          <table:table-cell office:value-type="float" office:value="15.3984632304384" calcext:value-type="float">
            <text:p>15,3984632304384</text:p>
          </table:table-cell>
          <table:table-cell office:value-type="float" office:value="15.6331361059232" calcext:value-type="float">
            <text:p>15,6331361059232</text:p>
          </table:table-cell>
          <table:table-cell office:value-type="float" office:value="14.381699515762" calcext:value-type="float">
            <text:p>14,381699515762</text:p>
          </table:table-cell>
          <table:table-cell office:value-type="float" office:value="15.2744626478624" calcext:value-type="float">
            <text:p>15,2744626478624</text:p>
          </table:table-cell>
          <table:table-cell office:value-type="float" office:value="15.6082652420381" calcext:value-type="float">
            <text:p>15,6082652420381</text:p>
          </table:table-cell>
          <table:table-cell office:value-type="float" office:value="0.204819539359697" calcext:value-type="float">
            <text:p>0,204819539359697</text:p>
          </table:table-cell>
          <table:table-cell office:value-type="float" office:value="-0.130858560274605" calcext:value-type="float">
            <text:p>-0,130858560274605</text:p>
          </table:table-cell>
          <table:table-cell office:value-type="float" office:value="-0.267482349397589" calcext:value-type="float">
            <text:p>-0,267482349397589</text:p>
          </table:table-cell>
          <table:table-cell office:value-type="float" office:value="0.0490691864915294" calcext:value-type="float">
            <text:p>0,049069186491529</text:p>
          </table:table-cell>
          <table:table-cell office:value-type="float" office:value="0.0422666751461237" calcext:value-type="float">
            <text:p>0,042266675146124</text:p>
          </table:table-cell>
          <table:table-cell office:value-type="float" office:value="0.039314472689453" calcext:value-type="float">
            <text:p>0,039314472689453</text:p>
          </table:table-cell>
          <table:table-cell office:value-type="float" office:value="0.99453903635647" calcext:value-type="float">
            <text:p>0,99453903635647</text:p>
          </table:table-cell>
          <table:table-cell office:value-type="float" office:value="0.994952262996098" calcext:value-type="float">
            <text:p>0,994952262996098</text:p>
          </table:table-cell>
          <table:table-cell office:value-type="float" office:value="0.992797230614617" calcext:value-type="float">
            <text:p>0,99279723061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5.csv</text:p>
          </table:table-cell>
          <table:table-cell office:value-type="float" office:value="-2.17472228159715" calcext:value-type="float">
            <text:p>-2,17472228159715</text:p>
          </table:table-cell>
          <table:table-cell office:value-type="float" office:value="2.97301878372652" calcext:value-type="float">
            <text:p>2,97301878372652</text:p>
          </table:table-cell>
          <table:table-cell office:value-type="float" office:value="656.613309233364" calcext:value-type="float">
            <text:p>656,613309233364</text:p>
          </table:table-cell>
          <table:table-cell table:number-columns-repeated="2" office:value-type="float" office:value="4.04747446223421" calcext:value-type="float">
            <text:p>4,04747446223421</text:p>
          </table:table-cell>
          <table:table-cell office:value-type="float" office:value="1054.9377694622" calcext:value-type="float">
            <text:p>1054,9377694622</text:p>
          </table:table-cell>
          <table:table-cell office:value-type="float" office:value="3.41359524846795" calcext:value-type="float">
            <text:p>3,41359524846795</text:p>
          </table:table-cell>
          <table:table-cell office:value-type="float" office:value="2.74649027561493" calcext:value-type="float">
            <text:p>2,74649027561493</text:p>
          </table:table-cell>
          <table:table-cell office:value-type="float" office:value="825.683147203266" calcext:value-type="float">
            <text:p>825,683147203266</text:p>
          </table:table-cell>
          <table:table-cell office:value-type="float" office:value="44309.2398068011" calcext:value-type="float">
            <text:p>44309,2398068011</text:p>
          </table:table-cell>
          <table:table-cell office:value-type="float" office:value="104276.002409837" calcext:value-type="float">
            <text:p>104276,002409837</text:p>
          </table:table-cell>
          <table:table-cell office:value-type="float" office:value="757454.55834094" calcext:value-type="float">
            <text:p>757454,55834094</text:p>
          </table:table-cell>
          <table:table-cell office:value-type="float" office:value="102.157325589787" calcext:value-type="float">
            <text:p>102,157325589787</text:p>
          </table:table-cell>
          <table:table-cell office:value-type="float" office:value="194.573814420307" calcext:value-type="float">
            <text:p>194,573814420307</text:p>
          </table:table-cell>
          <table:table-cell office:value-type="float" office:value="858.664743286322" calcext:value-type="float">
            <text:p>858,66474328632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479" calcext:value-type="float">
            <text:p>1479</text:p>
          </table:table-cell>
          <table:table-cell office:value-type="float" office:value="729149" calcext:value-type="float">
            <text:p>729149</text:p>
          </table:table-cell>
          <table:table-cell office:value-type="float" office:value="0.00277124653594183" calcext:value-type="float">
            <text:p>0,002771246535942</text:p>
          </table:table-cell>
          <table:table-cell office:value-type="float" office:value="0.00599999250000938" calcext:value-type="float">
            <text:p>0,005999992500009</text:p>
          </table:table-cell>
          <table:table-cell office:value-type="float" office:value="7.99283500895624" calcext:value-type="float">
            <text:p>7,99283500895624</text:p>
          </table:table-cell>
          <table:table-cell office:value-type="float" office:value="13.0281087148641" calcext:value-type="float">
            <text:p>13,0281087148641</text:p>
          </table:table-cell>
          <table:table-cell office:value-type="float" office:value="14.220740872513" calcext:value-type="float">
            <text:p>14,220740872513</text:p>
          </table:table-cell>
          <table:table-cell office:value-type="float" office:value="15.0537147568994" calcext:value-type="float">
            <text:p>15,0537147568994</text:p>
          </table:table-cell>
          <table:table-cell office:value-type="float" office:value="15.0920346636268" calcext:value-type="float">
            <text:p>15,0920346636268</text:p>
          </table:table-cell>
          <table:table-cell office:value-type="float" office:value="14.1774605841338" calcext:value-type="float">
            <text:p>14,1774605841338</text:p>
          </table:table-cell>
          <table:table-cell office:value-type="float" office:value="14.9274580021305" calcext:value-type="float">
            <text:p>14,9274580021305</text:p>
          </table:table-cell>
          <table:table-cell office:value-type="float" office:value="15.0663855778967" calcext:value-type="float">
            <text:p>15,0663855778967</text:p>
          </table:table-cell>
          <table:table-cell office:value-type="float" office:value="0.411460849554906" calcext:value-type="float">
            <text:p>0,411460849554906</text:p>
          </table:table-cell>
          <table:table-cell office:value-type="float" office:value="0.0497338774893836" calcext:value-type="float">
            <text:p>0,049733877489384</text:p>
          </table:table-cell>
          <table:table-cell office:value-type="float" office:value="-0.0214788421212595" calcext:value-type="float">
            <text:p>-0,02147884212126</text:p>
          </table:table-cell>
          <table:table-cell office:value-type="float" office:value="0.0492244490232353" calcext:value-type="float">
            <text:p>0,049224449023235</text:p>
          </table:table-cell>
          <table:table-cell office:value-type="float" office:value="0.045604673369043" calcext:value-type="float">
            <text:p>0,045604673369043</text:p>
          </table:table-cell>
          <table:table-cell office:value-type="float" office:value="0.0463196315968051" calcext:value-type="float">
            <text:p>0,046319631596805</text:p>
          </table:table-cell>
          <table:table-cell office:value-type="float" office:value="0.994062637670948" calcext:value-type="float">
            <text:p>0,994062637670948</text:p>
          </table:table-cell>
          <table:table-cell office:value-type="float" office:value="0.993457201383521" calcext:value-type="float">
            <text:p>0,993457201383521</text:p>
          </table:table-cell>
          <table:table-cell office:value-type="float" office:value="0.992456702820494" calcext:value-type="float">
            <text:p>0,99245670282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6.csv</text:p>
          </table:table-cell>
          <table:table-cell office:value-type="float" office:value="-1.45349693312883" calcext:value-type="float">
            <text:p>-1,45349693312883</text:p>
          </table:table-cell>
          <table:table-cell office:value-type="float" office:value="4.23412845733943" calcext:value-type="float">
            <text:p>4,23412845733943</text:p>
          </table:table-cell>
          <table:table-cell office:value-type="float" office:value="725.067122416097" calcext:value-type="float">
            <text:p>725,067122416097</text:p>
          </table:table-cell>
          <table:table-cell table:number-columns-repeated="2" office:value-type="float" office:value="7.62984655689758" calcext:value-type="float">
            <text:p>7,62984655689758</text:p>
          </table:table-cell>
          <table:table-cell office:value-type="float" office:value="1420.43158099181" calcext:value-type="float">
            <text:p>1420,43158099181</text:p>
          </table:table-cell>
          <table:table-cell office:value-type="float" office:value="7.4901205028482" calcext:value-type="float">
            <text:p>7,4901205028482</text:p>
          </table:table-cell>
          <table:table-cell office:value-type="float" office:value="6.34718163349296" calcext:value-type="float">
            <text:p>6,34718163349296</text:p>
          </table:table-cell>
          <table:table-cell office:value-type="float" office:value="1221.43503481362" calcext:value-type="float">
            <text:p>1221,43503481362</text:p>
          </table:table-cell>
          <table:table-cell office:value-type="float" office:value="2161.03788080726" calcext:value-type="float">
            <text:p>2161,03788080726</text:p>
          </table:table-cell>
          <table:table-cell office:value-type="float" office:value="4099.27685751124" calcext:value-type="float">
            <text:p>4099,27685751124</text:p>
          </table:table-cell>
          <table:table-cell office:value-type="float" office:value="166214.604601433" calcext:value-type="float">
            <text:p>166214,604601433</text:p>
          </table:table-cell>
          <table:table-cell office:value-type="float" office:value="7.94663459898612" calcext:value-type="float">
            <text:p>7,94663459898612</text:p>
          </table:table-cell>
          <table:table-cell office:value-type="float" office:value="29.9519912432199" calcext:value-type="float">
            <text:p>29,9519912432199</text:p>
          </table:table-cell>
          <table:table-cell office:value-type="float" office:value="285.297262417011" calcext:value-type="float">
            <text:p>285,297262417011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88" calcext:value-type="float">
            <text:p>1488</text:p>
          </table:table-cell>
          <table:table-cell office:value-type="float" office:value="738050" calcext:value-type="float">
            <text:p>738050</text:p>
          </table:table-cell>
          <table:table-cell office:value-type="float" office:value="0.298294627131716" calcext:value-type="float">
            <text:p>0,298294627131716</text:p>
          </table:table-cell>
          <table:table-cell office:value-type="float" office:value="1.62187297265878" calcext:value-type="float">
            <text:p>1,62187297265878</text:p>
          </table:table-cell>
          <table:table-cell office:value-type="float" office:value="63.8163377295778" calcext:value-type="float">
            <text:p>63,8163377295778</text:p>
          </table:table-cell>
          <table:table-cell office:value-type="float" office:value="12.1203598495502" calcext:value-type="float">
            <text:p>12,1203598495502</text:p>
          </table:table-cell>
          <table:table-cell office:value-type="float" office:value="15.9991143125308" calcext:value-type="float">
            <text:p>15,9991143125308</text:p>
          </table:table-cell>
          <table:table-cell office:value-type="float" office:value="14.6821625380129" calcext:value-type="float">
            <text:p>14,6821625380129</text:p>
          </table:table-cell>
          <table:table-cell office:value-type="float" office:value="15.9226118095632" calcext:value-type="float">
            <text:p>15,9226118095632</text:p>
          </table:table-cell>
          <table:table-cell office:value-type="float" office:value="15.9413395786335" calcext:value-type="float">
            <text:p>15,9413395786335</text:p>
          </table:table-cell>
          <table:table-cell office:value-type="float" office:value="14.6649022512413" calcext:value-type="float">
            <text:p>14,6649022512413</text:p>
          </table:table-cell>
          <table:table-cell office:value-type="float" office:value="15.9021596189855" calcext:value-type="float">
            <text:p>15,9021596189855</text:p>
          </table:table-cell>
          <table:table-cell office:value-type="float" office:value="3.76051808452633" calcext:value-type="float">
            <text:p>3,76051808452633</text:p>
          </table:table-cell>
          <table:table-cell office:value-type="float" office:value="0.46947657440232" calcext:value-type="float">
            <text:p>0,46947657440232</text:p>
          </table:table-cell>
          <table:table-cell office:value-type="float" office:value="2.3350950604952" calcext:value-type="float">
            <text:p>2,3350950604952</text:p>
          </table:table-cell>
          <table:table-cell office:value-type="float" office:value="0.28623368202224" calcext:value-type="float">
            <text:p>0,28623368202224</text:p>
          </table:table-cell>
          <table:table-cell office:value-type="float" office:value="-0.00574267454406291" calcext:value-type="float">
            <text:p>-0,005742674544063</text:p>
          </table:table-cell>
          <table:table-cell office:value-type="float" office:value="0.0282969865037551" calcext:value-type="float">
            <text:p>0,028296986503755</text:p>
          </table:table-cell>
          <table:table-cell office:value-type="float" office:value="0.89398486426266" calcext:value-type="float">
            <text:p>0,89398486426266</text:p>
          </table:table-cell>
          <table:table-cell office:value-type="float" office:value="0.922844339260578" calcext:value-type="float">
            <text:p>0,922844339260578</text:p>
          </table:table-cell>
          <table:table-cell office:value-type="float" office:value="0.864956929187123" calcext:value-type="float">
            <text:p>0,86495692918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7.csv</text:p>
          </table:table-cell>
          <table:table-cell office:value-type="float" office:value="-1.19947725065344" calcext:value-type="float">
            <text:p>-1,19947725065344</text:p>
          </table:table-cell>
          <table:table-cell office:value-type="float" office:value="1.70926911341361" calcext:value-type="float">
            <text:p>1,70926911341361</text:p>
          </table:table-cell>
          <table:table-cell office:value-type="float" office:value="512.9466400667" calcext:value-type="float">
            <text:p>512,9466400667</text:p>
          </table:table-cell>
          <table:table-cell table:number-columns-repeated="2" office:value-type="float" office:value="2.75476573669744" calcext:value-type="float">
            <text:p>2,75476573669744</text:p>
          </table:table-cell>
          <table:table-cell office:value-type="float" office:value="982.215236982346" calcext:value-type="float">
            <text:p>982,215236982346</text:p>
          </table:table-cell>
          <table:table-cell office:value-type="float" office:value="2.47991705289654" calcext:value-type="float">
            <text:p>2,47991705289654</text:p>
          </table:table-cell>
          <table:table-cell office:value-type="float" office:value="2.16035491575167" calcext:value-type="float">
            <text:p>2,16035491575167</text:p>
          </table:table-cell>
          <table:table-cell office:value-type="float" office:value="837.635073408802" calcext:value-type="float">
            <text:p>837,635073408802</text:p>
          </table:table-cell>
          <table:table-cell office:value-type="float" office:value="166508.008849169" calcext:value-type="float">
            <text:p>166508,008849169</text:p>
          </table:table-cell>
          <table:table-cell office:value-type="float" office:value="286885.456622547" calcext:value-type="float">
            <text:p>286885,456622547</text:p>
          </table:table-cell>
          <table:table-cell office:value-type="float" office:value="788477.234240562" calcext:value-type="float">
            <text:p>788477,234240562</text:p>
          </table:table-cell>
          <table:table-cell office:value-type="float" office:value="275.627880445652" calcext:value-type="float">
            <text:p>275,627880445652</text:p>
          </table:table-cell>
          <table:table-cell office:value-type="float" office:value="414.764950705689" calcext:value-type="float">
            <text:p>414,764950705689</text:p>
          </table:table-cell>
          <table:table-cell office:value-type="float" office:value="884.749977960144" calcext:value-type="float">
            <text:p>884,74997796014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97" calcext:value-type="float">
            <text:p>1497</text:p>
          </table:table-cell>
          <table:table-cell office:value-type="float" office:value="747005" calcext:value-type="float">
            <text:p>747005</text:p>
          </table:table-cell>
          <table:table-cell office:value-type="float" office:value="0.00196624754219057" calcext:value-type="float">
            <text:p>0,001966247542191</text:p>
          </table:table-cell>
          <table:table-cell office:value-type="float" office:value="0.00249999687500391" calcext:value-type="float">
            <text:p>0,002499996875004</text:p>
          </table:table-cell>
          <table:table-cell office:value-type="float" office:value="0.949978812526484" calcext:value-type="float">
            <text:p>0,949978812526484</text:p>
          </table:table-cell>
          <table:table-cell office:value-type="float" office:value="0.00762499046876191" calcext:value-type="float">
            <text:p>0,007624990468762</text:p>
          </table:table-cell>
          <table:table-cell office:value-type="float" office:value="13.2650581434003" calcext:value-type="float">
            <text:p>13,2650581434003</text:p>
          </table:table-cell>
          <table:table-cell office:value-type="float" office:value="12.6764875511054" calcext:value-type="float">
            <text:p>12,6764875511054</text:p>
          </table:table-cell>
          <table:table-cell office:value-type="float" office:value="13.2774822871499" calcext:value-type="float">
            <text:p>13,2774822871499</text:p>
          </table:table-cell>
          <table:table-cell office:value-type="float" office:value="13.2264453015924" calcext:value-type="float">
            <text:p>13,2264453015924</text:p>
          </table:table-cell>
          <table:table-cell office:value-type="float" office:value="12.6752939018066" calcext:value-type="float">
            <text:p>12,6752939018066</text:p>
          </table:table-cell>
          <table:table-cell office:value-type="float" office:value="13.2774747698688" calcext:value-type="float">
            <text:p>13,2774747698688</text:p>
          </table:table-cell>
          <table:table-cell office:value-type="float" office:value="1.05342741905222" calcext:value-type="float">
            <text:p>1,05342741905222</text:p>
          </table:table-cell>
          <table:table-cell office:value-type="float" office:value="1.53868532727843" calcext:value-type="float">
            <text:p>1,53868532727843</text:p>
          </table:table-cell>
          <table:table-cell office:value-type="float" office:value="1.03728670002938" calcext:value-type="float">
            <text:p>1,03728670002938</text:p>
          </table:table-cell>
          <table:table-cell office:value-type="float" office:value="0.0748198834911213" calcext:value-type="float">
            <text:p>0,074819883491121</text:p>
          </table:table-cell>
          <table:table-cell office:value-type="float" office:value="0.0758684648930524" calcext:value-type="float">
            <text:p>0,075868464893052</text:p>
          </table:table-cell>
          <table:table-cell office:value-type="float" office:value="0.0652610280178606" calcext:value-type="float">
            <text:p>0,065261028017861</text:p>
          </table:table-cell>
          <table:table-cell office:value-type="float" office:value="0.994985379175123" calcext:value-type="float">
            <text:p>0,994985379175123</text:p>
          </table:table-cell>
          <table:table-cell office:value-type="float" office:value="0.995358162631865" calcext:value-type="float">
            <text:p>0,995358162631865</text:p>
          </table:table-cell>
          <table:table-cell office:value-type="float" office:value="0.99457192094086" calcext:value-type="float">
            <text:p>0,9945719209408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lanilha7" table:style-name="ta1">
        <table:shapes>
          <draw:frame draw:z-index="0" draw:style-name="gr1" draw:text-style-name="P1" svg:width="29.376cm" svg:height="8.999cm" svg:x="3.903cm" svg:y="1.667cm">
            <draw:object draw:notify-on-update-of-ranges="Planilha7.A2:Planilha7.A139 Planilha7.E1:Planilha7.E1 Planilha7.E2:Planilha7.E139 Planilha7.F1:Planilha7.F1 Planilha7.F2:Planilha7.F1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4" table:default-cell-style-name="Default"/>
        <table:table-column table:style-name="co15" table:number-columns-repeated="3" table:default-cell-style-name="ce10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instance-1.csv</text:p>
          </table:table-cell>
          <table:table-cell office:value-type="float" office:value="0.99406440241068" calcext:value-type="float">
            <text:p>0,9941</text:p>
          </table:table-cell>
          <table:table-cell office:value-type="float" office:value="0.993811528397305" calcext:value-type="float">
            <text:p>0,9938</text:p>
          </table:table-cell>
          <table:table-cell office:value-type="float" office:value="0.993829092990324" calcext:value-type="float">
            <text:p>0,9938</text:p>
          </table:table-cell>
          <table:table-cell table:formula="of:=AVERAGE([.B2:.D2])" office:value-type="float" office:value="0.99390167459943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.csv</text:p>
          </table:table-cell>
          <table:table-cell office:value-type="float" office:value="0.996262908929628" calcext:value-type="float">
            <text:p>0,9963</text:p>
          </table:table-cell>
          <table:table-cell office:value-type="float" office:value="0.995972122207341" calcext:value-type="float">
            <text:p>0,9960</text:p>
          </table:table-cell>
          <table:table-cell office:value-type="float" office:value="0.995832408287812" calcext:value-type="float">
            <text:p>0,9958</text:p>
          </table:table-cell>
          <table:table-cell table:formula="of:=AVERAGE([.B3:.D3])" office:value-type="float" office:value="0.99602247980826" calcext:value-type="float">
            <text:p>0,9960</text:p>
          </table:table-cell>
          <table:table-cell office:value-type="float" office:value="1" calcext:value-type="float">
            <text:p>1</text:p>
          </table:table-cell>
          <table:table-cell table:formula="of:=IF([.B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.csv</text:p>
          </table:table-cell>
          <table:table-cell office:value-type="float" office:value="0.992269981986072" calcext:value-type="float">
            <text:p>0,9923</text:p>
          </table:table-cell>
          <table:table-cell office:value-type="float" office:value="0.993481737162832" calcext:value-type="float">
            <text:p>0,9935</text:p>
          </table:table-cell>
          <table:table-cell office:value-type="float" office:value="0.991475022920027" calcext:value-type="float">
            <text:p>0,9915</text:p>
          </table:table-cell>
          <table:table-cell table:formula="of:=AVERAGE([.B4:.D4])" office:value-type="float" office:value="0.992408914022977" calcext:value-type="float">
            <text:p>0,9924</text:p>
          </table:table-cell>
          <table:table-cell office:value-type="float" office:value="0" calcext:value-type="float">
            <text:p>0</text:p>
          </table:table-cell>
          <table:table-cell table:formula="of:=IF([.B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.csv</text:p>
          </table:table-cell>
          <table:table-cell office:value-type="float" office:value="0.9670543859555" calcext:value-type="float">
            <text:p>0,9671</text:p>
          </table:table-cell>
          <table:table-cell office:value-type="float" office:value="0.973997022188697" calcext:value-type="float">
            <text:p>0,9740</text:p>
          </table:table-cell>
          <table:table-cell office:value-type="float" office:value="0.961911467958791" calcext:value-type="float">
            <text:p>0,9619</text:p>
          </table:table-cell>
          <table:table-cell table:formula="of:=AVERAGE([.B5:.D5])" office:value-type="float" office:value="0.967654292034329" calcext:value-type="float">
            <text:p>0,9677</text:p>
          </table:table-cell>
          <table:table-cell office:value-type="float" office:value="0" calcext:value-type="float">
            <text:p>0</text:p>
          </table:table-cell>
          <table:table-cell table:formula="of:=IF([.B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.csv</text:p>
          </table:table-cell>
          <table:table-cell office:value-type="float" office:value="0.996282469302903" calcext:value-type="float">
            <text:p>0,9963</text:p>
          </table:table-cell>
          <table:table-cell office:value-type="float" office:value="0.995849026302797" calcext:value-type="float">
            <text:p>0,9958</text:p>
          </table:table-cell>
          <table:table-cell office:value-type="float" office:value="0.995303775610669" calcext:value-type="float">
            <text:p>0,9953</text:p>
          </table:table-cell>
          <table:table-cell table:formula="of:=AVERAGE([.B6:.D6])" office:value-type="float" office:value="0.995811757072123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.csv</text:p>
          </table:table-cell>
          <table:table-cell office:value-type="float" office:value="0.993741607423486" calcext:value-type="float">
            <text:p>0,9937</text:p>
          </table:table-cell>
          <table:table-cell office:value-type="float" office:value="0.993948048970673" calcext:value-type="float">
            <text:p>0,9939</text:p>
          </table:table-cell>
          <table:table-cell office:value-type="float" office:value="0.992950391612483" calcext:value-type="float">
            <text:p>0,9930</text:p>
          </table:table-cell>
          <table:table-cell table:formula="of:=AVERAGE([.B7:.D7])" office:value-type="float" office:value="0.993546682668881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.csv</text:p>
          </table:table-cell>
          <table:table-cell office:value-type="float" office:value="0.994786251367182" calcext:value-type="float">
            <text:p>0,9948</text:p>
          </table:table-cell>
          <table:table-cell office:value-type="float" office:value="0.994612563820131" calcext:value-type="float">
            <text:p>0,9946</text:p>
          </table:table-cell>
          <table:table-cell office:value-type="float" office:value="0.993249910619061" calcext:value-type="float">
            <text:p>0,9932</text:p>
          </table:table-cell>
          <table:table-cell table:formula="of:=AVERAGE([.B8:.D8])" office:value-type="float" office:value="0.99421624193545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.csv</text:p>
          </table:table-cell>
          <table:table-cell office:value-type="float" office:value="0.98869537077502" calcext:value-type="float">
            <text:p>0,9887</text:p>
          </table:table-cell>
          <table:table-cell office:value-type="float" office:value="0.991926867856967" calcext:value-type="float">
            <text:p>0,9919</text:p>
          </table:table-cell>
          <table:table-cell office:value-type="float" office:value="0.991926669185244" calcext:value-type="float">
            <text:p>0,9919</text:p>
          </table:table-cell>
          <table:table-cell table:formula="of:=AVERAGE([.B9:.D9])" office:value-type="float" office:value="0.990849635939077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.csv</text:p>
          </table:table-cell>
          <table:table-cell office:value-type="float" office:value="0.996715015675111" calcext:value-type="float">
            <text:p>0,9967</text:p>
          </table:table-cell>
          <table:table-cell office:value-type="float" office:value="0.996641106842895" calcext:value-type="float">
            <text:p>0,9966</text:p>
          </table:table-cell>
          <table:table-cell office:value-type="float" office:value="0.995923603882073" calcext:value-type="float">
            <text:p>0,9959</text:p>
          </table:table-cell>
          <table:table-cell table:formula="of:=AVERAGE([.B10:.D10])" office:value-type="float" office:value="0.996426575466693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.csv</text:p>
          </table:table-cell>
          <table:table-cell office:value-type="float" office:value="0.99733793892202" calcext:value-type="float">
            <text:p>0,9973</text:p>
          </table:table-cell>
          <table:table-cell office:value-type="float" office:value="0.997107356441273" calcext:value-type="float">
            <text:p>0,9971</text:p>
          </table:table-cell>
          <table:table-cell office:value-type="float" office:value="0.996899011315741" calcext:value-type="float">
            <text:p>0,9969</text:p>
          </table:table-cell>
          <table:table-cell table:formula="of:=AVERAGE([.B11:.D11])" office:value-type="float" office:value="0.997114768893011" calcext:value-type="float">
            <text:p>0,9971</text:p>
          </table:table-cell>
          <table:table-cell office:value-type="float" office:value="0" calcext:value-type="float">
            <text:p>0</text:p>
          </table:table-cell>
          <table:table-cell table:formula="of:=IF([.B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.csv</text:p>
          </table:table-cell>
          <table:table-cell office:value-type="float" office:value="0.996051291775714" calcext:value-type="float">
            <text:p>0,9961</text:p>
          </table:table-cell>
          <table:table-cell office:value-type="float" office:value="0.995931434619472" calcext:value-type="float">
            <text:p>0,9959</text:p>
          </table:table-cell>
          <table:table-cell office:value-type="float" office:value="0.995028889108362" calcext:value-type="float">
            <text:p>0,9950</text:p>
          </table:table-cell>
          <table:table-cell table:formula="of:=AVERAGE([.B12:.D12])" office:value-type="float" office:value="0.99567053850118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.csv</text:p>
          </table:table-cell>
          <table:table-cell office:value-type="float" office:value="0.99431902213558" calcext:value-type="float">
            <text:p>0,9943</text:p>
          </table:table-cell>
          <table:table-cell office:value-type="float" office:value="0.994126808206213" calcext:value-type="float">
            <text:p>0,9941</text:p>
          </table:table-cell>
          <table:table-cell office:value-type="float" office:value="0.992647987196384" calcext:value-type="float">
            <text:p>0,9926</text:p>
          </table:table-cell>
          <table:table-cell table:formula="of:=AVERAGE([.B13:.D13])" office:value-type="float" office:value="0.993697939179392" calcext:value-type="float">
            <text:p>0,9937</text:p>
          </table:table-cell>
          <table:table-cell office:value-type="float" office:value="0" calcext:value-type="float">
            <text:p>0</text:p>
          </table:table-cell>
          <table:table-cell table:formula="of:=IF([.B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0.99684153633466" calcext:value-type="float">
            <text:p>0,9968</text:p>
          </table:table-cell>
          <table:table-cell office:value-type="float" office:value="0.996523976563853" calcext:value-type="float">
            <text:p>0,9965</text:p>
          </table:table-cell>
          <table:table-cell office:value-type="float" office:value="0.996407810362129" calcext:value-type="float">
            <text:p>0,9964</text:p>
          </table:table-cell>
          <table:table-cell table:formula="of:=AVERAGE([.B14:.D14])" office:value-type="float" office:value="0.996591107753547" calcext:value-type="float">
            <text:p>0,9966</text:p>
          </table:table-cell>
          <table:table-cell office:value-type="float" office:value="0" calcext:value-type="float">
            <text:p>0</text:p>
          </table:table-cell>
          <table:table-cell table:formula="of:=IF([.B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0.996729803093533" calcext:value-type="float">
            <text:p>0,9967</text:p>
          </table:table-cell>
          <table:table-cell office:value-type="float" office:value="0.996578417378355" calcext:value-type="float">
            <text:p>0,9966</text:p>
          </table:table-cell>
          <table:table-cell office:value-type="float" office:value="0.995866128920119" calcext:value-type="float">
            <text:p>0,9959</text:p>
          </table:table-cell>
          <table:table-cell table:formula="of:=AVERAGE([.B15:.D15])" office:value-type="float" office:value="0.996391449797336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0.992696521493586" calcext:value-type="float">
            <text:p>0,9927</text:p>
          </table:table-cell>
          <table:table-cell office:value-type="float" office:value="0.993067524513256" calcext:value-type="float">
            <text:p>0,9931</text:p>
          </table:table-cell>
          <table:table-cell office:value-type="float" office:value="0.99183416446749" calcext:value-type="float">
            <text:p>0,9918</text:p>
          </table:table-cell>
          <table:table-cell table:formula="of:=AVERAGE([.B16:.D16])" office:value-type="float" office:value="0.992532736824777" calcext:value-type="float">
            <text:p>0,9925</text:p>
          </table:table-cell>
          <table:table-cell office:value-type="float" office:value="0" calcext:value-type="float">
            <text:p>0</text:p>
          </table:table-cell>
          <table:table-cell table:formula="of:=IF([.B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0.994307485752373" calcext:value-type="float">
            <text:p>0,9943</text:p>
          </table:table-cell>
          <table:table-cell office:value-type="float" office:value="0.994142025083647" calcext:value-type="float">
            <text:p>0,9941</text:p>
          </table:table-cell>
          <table:table-cell office:value-type="float" office:value="0.994280527637379" calcext:value-type="float">
            <text:p>0,9943</text:p>
          </table:table-cell>
          <table:table-cell table:formula="of:=AVERAGE([.B18:.D18])" office:value-type="float" office:value="0.994243346157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0.993228084008437" calcext:value-type="float">
            <text:p>0,9932</text:p>
          </table:table-cell>
          <table:table-cell office:value-type="float" office:value="0.992696087558685" calcext:value-type="float">
            <text:p>0,9927</text:p>
          </table:table-cell>
          <table:table-cell office:value-type="float" office:value="0.991776576992307" calcext:value-type="float">
            <text:p>0,9918</text:p>
          </table:table-cell>
          <table:table-cell table:formula="of:=AVERAGE([.B19:.D19])" office:value-type="float" office:value="0.992566916186476" calcext:value-type="float">
            <text:p>0,9926</text:p>
          </table:table-cell>
          <table:table-cell office:value-type="float" office:value="0" calcext:value-type="float">
            <text:p>0</text:p>
          </table:table-cell>
          <table:table-cell table:formula="of:=IF([.B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0.99792784080235" calcext:value-type="float">
            <text:p>0,9979</text:p>
          </table:table-cell>
          <table:table-cell office:value-type="float" office:value="0.997516757098252" calcext:value-type="float">
            <text:p>0,9975</text:p>
          </table:table-cell>
          <table:table-cell office:value-type="float" office:value="0.997313428244149" calcext:value-type="float">
            <text:p>0,9973</text:p>
          </table:table-cell>
          <table:table-cell table:formula="of:=AVERAGE([.B20:.D20])" office:value-type="float" office:value="0.997586008714917" calcext:value-type="float">
            <text:p>0,9976</text:p>
          </table:table-cell>
          <table:table-cell office:value-type="float" office:value="0" calcext:value-type="float">
            <text:p>0</text:p>
          </table:table-cell>
          <table:table-cell table:formula="of:=IF([.B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0.99579483688343" calcext:value-type="float">
            <text:p>0,9958</text:p>
          </table:table-cell>
          <table:table-cell office:value-type="float" office:value="0.995245101160315" calcext:value-type="float">
            <text:p>0,9952</text:p>
          </table:table-cell>
          <table:table-cell office:value-type="float" office:value="0.99292752222731" calcext:value-type="float">
            <text:p>0,9929</text:p>
          </table:table-cell>
          <table:table-cell table:formula="of:=AVERAGE([.B21:.D21])" office:value-type="float" office:value="0.994655820090352" calcext:value-type="float">
            <text:p>0,9947</text:p>
          </table:table-cell>
          <table:table-cell office:value-type="float" office:value="0" calcext:value-type="float">
            <text:p>0</text:p>
          </table:table-cell>
          <table:table-cell table:formula="of:=IF([.B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0.996140072989908" calcext:value-type="float">
            <text:p>0,9961</text:p>
          </table:table-cell>
          <table:table-cell office:value-type="float" office:value="0.994782991064838" calcext:value-type="float">
            <text:p>0,9948</text:p>
          </table:table-cell>
          <table:table-cell office:value-type="float" office:value="0.994189942866449" calcext:value-type="float">
            <text:p>0,9942</text:p>
          </table:table-cell>
          <table:table-cell table:formula="of:=AVERAGE([.B22:.D22])" office:value-type="float" office:value="0.995037668973732" calcext:value-type="float">
            <text:p>0,9950</text:p>
          </table:table-cell>
          <table:table-cell office:value-type="float" office:value="0" calcext:value-type="float">
            <text:p>0</text:p>
          </table:table-cell>
          <table:table-cell table:formula="of:=IF([.B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0.984428909845354" calcext:value-type="float">
            <text:p>0,9844</text:p>
          </table:table-cell>
          <table:table-cell office:value-type="float" office:value="0.990107856367425" calcext:value-type="float">
            <text:p>0,9901</text:p>
          </table:table-cell>
          <table:table-cell office:value-type="float" office:value="0.987806430928791" calcext:value-type="float">
            <text:p>0,9878</text:p>
          </table:table-cell>
          <table:table-cell table:formula="of:=AVERAGE([.B23:.D23])" office:value-type="float" office:value="0.987447732380523" calcext:value-type="float">
            <text:p>0,9874</text:p>
          </table:table-cell>
          <table:table-cell office:value-type="float" office:value="0" calcext:value-type="float">
            <text:p>0</text:p>
          </table:table-cell>
          <table:table-cell table:formula="of:=IF([.B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0.984086143690988" calcext:value-type="float">
            <text:p>0,9841</text:p>
          </table:table-cell>
          <table:table-cell office:value-type="float" office:value="0.981943594932158" calcext:value-type="float">
            <text:p>0,9819</text:p>
          </table:table-cell>
          <table:table-cell office:value-type="float" office:value="0.977741318386803" calcext:value-type="float">
            <text:p>0,9777</text:p>
          </table:table-cell>
          <table:table-cell table:formula="of:=AVERAGE([.B24:.D24])" office:value-type="float" office:value="0.981257019003316" calcext:value-type="float">
            <text:p>0,9813</text:p>
          </table:table-cell>
          <table:table-cell office:value-type="float" office:value="0" calcext:value-type="float">
            <text:p>0</text:p>
          </table:table-cell>
          <table:table-cell table:formula="of:=IF([.B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0.990258076707227" calcext:value-type="float">
            <text:p>0,9903</text:p>
          </table:table-cell>
          <table:table-cell office:value-type="float" office:value="0.990412942669516" calcext:value-type="float">
            <text:p>0,9904</text:p>
          </table:table-cell>
          <table:table-cell office:value-type="float" office:value="0.989380933262441" calcext:value-type="float">
            <text:p>0,9894</text:p>
          </table:table-cell>
          <table:table-cell table:formula="of:=AVERAGE([.B25:.D25])" office:value-type="float" office:value="0.990017317546395" calcext:value-type="float">
            <text:p>0,9900</text:p>
          </table:table-cell>
          <table:table-cell office:value-type="float" office:value="0" calcext:value-type="float">
            <text:p>0</text:p>
          </table:table-cell>
          <table:table-cell table:formula="of:=IF([.B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0.96644127349452" calcext:value-type="float">
            <text:p>0,9664</text:p>
          </table:table-cell>
          <table:table-cell office:value-type="float" office:value="0.976896119562088" calcext:value-type="float">
            <text:p>0,9769</text:p>
          </table:table-cell>
          <table:table-cell office:value-type="float" office:value="0.974140378997661" calcext:value-type="float">
            <text:p>0,9741</text:p>
          </table:table-cell>
          <table:table-cell table:formula="of:=AVERAGE([.B27:.D27])" office:value-type="float" office:value="0.972492590684757" calcext:value-type="float">
            <text:p>0,9725</text:p>
          </table:table-cell>
          <table:table-cell office:value-type="float" office:value="0" calcext:value-type="float">
            <text:p>0</text:p>
          </table:table-cell>
          <table:table-cell table:formula="of:=IF([.B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0.990003664004202" calcext:value-type="float">
            <text:p>0,9900</text:p>
          </table:table-cell>
          <table:table-cell office:value-type="float" office:value="0.99325813486042" calcext:value-type="float">
            <text:p>0,9933</text:p>
          </table:table-cell>
          <table:table-cell office:value-type="float" office:value="0.992729330436496" calcext:value-type="float">
            <text:p>0,9927</text:p>
          </table:table-cell>
          <table:table-cell table:formula="of:=AVERAGE([.B28:.D28])" office:value-type="float" office:value="0.991997043100373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0.953614958831912" calcext:value-type="float">
            <text:p>0,9536</text:p>
          </table:table-cell>
          <table:table-cell office:value-type="float" office:value="0.963181526955031" calcext:value-type="float">
            <text:p>0,9632</text:p>
          </table:table-cell>
          <table:table-cell office:value-type="float" office:value="0.941200684837158" calcext:value-type="float">
            <text:p>0,9412</text:p>
          </table:table-cell>
          <table:table-cell table:formula="of:=AVERAGE([.B29:.D29])" office:value-type="float" office:value="0.952665723541367" calcext:value-type="float">
            <text:p>0,9527</text:p>
          </table:table-cell>
          <table:table-cell office:value-type="float" office:value="0" calcext:value-type="float">
            <text:p>0</text:p>
          </table:table-cell>
          <table:table-cell table:formula="of:=IF([.B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0.997223415096316" calcext:value-type="float">
            <text:p>0,9972</text:p>
          </table:table-cell>
          <table:table-cell office:value-type="float" office:value="0.997162199720186" calcext:value-type="float">
            <text:p>0,9972</text:p>
          </table:table-cell>
          <table:table-cell office:value-type="float" office:value="0.996155767960826" calcext:value-type="float">
            <text:p>0,9962</text:p>
          </table:table-cell>
          <table:table-cell table:formula="of:=AVERAGE([.B30:.D30])" office:value-type="float" office:value="0.996847127592443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0.993594965752259" calcext:value-type="float">
            <text:p>0,9936</text:p>
          </table:table-cell>
          <table:table-cell office:value-type="float" office:value="0.994834856420624" calcext:value-type="float">
            <text:p>0,9948</text:p>
          </table:table-cell>
          <table:table-cell office:value-type="float" office:value="0.99070870131258" calcext:value-type="float">
            <text:p>0,9907</text:p>
          </table:table-cell>
          <table:table-cell table:formula="of:=AVERAGE([.B32:.D32])" office:value-type="float" office:value="0.99304617449515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0.997057408459013" calcext:value-type="float">
            <text:p>0,9971</text:p>
          </table:table-cell>
          <table:table-cell office:value-type="float" office:value="0.996844507310994" calcext:value-type="float">
            <text:p>0,9968</text:p>
          </table:table-cell>
          <table:table-cell office:value-type="float" office:value="0.996453604556821" calcext:value-type="float">
            <text:p>0,9965</text:p>
          </table:table-cell>
          <table:table-cell table:formula="of:=AVERAGE([.B33:.D33])" office:value-type="float" office:value="0.996785173442276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0.995191277561313" calcext:value-type="float">
            <text:p>0,9952</text:p>
          </table:table-cell>
          <table:table-cell office:value-type="float" office:value="0.995436035413141" calcext:value-type="float">
            <text:p>0,9954</text:p>
          </table:table-cell>
          <table:table-cell office:value-type="float" office:value="0.994210106150006" calcext:value-type="float">
            <text:p>0,9942</text:p>
          </table:table-cell>
          <table:table-cell table:formula="of:=AVERAGE([.B34:.D34])" office:value-type="float" office:value="0.99494580637482" calcext:value-type="float">
            <text:p>0,9949</text:p>
          </table:table-cell>
          <table:table-cell office:value-type="float" office:value="0" calcext:value-type="float">
            <text:p>0</text:p>
          </table:table-cell>
          <table:table-cell table:formula="of:=IF([.B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0.993485353626662" calcext:value-type="float">
            <text:p>0,9935</text:p>
          </table:table-cell>
          <table:table-cell office:value-type="float" office:value="0.995120262397617" calcext:value-type="float">
            <text:p>0,9951</text:p>
          </table:table-cell>
          <table:table-cell office:value-type="float" office:value="0.991534635176243" calcext:value-type="float">
            <text:p>0,9915</text:p>
          </table:table-cell>
          <table:table-cell table:formula="of:=AVERAGE([.B35:.D35])" office:value-type="float" office:value="0.993380083733507" calcext:value-type="float">
            <text:p>0,9934</text:p>
          </table:table-cell>
          <table:table-cell office:value-type="float" office:value="0" calcext:value-type="float">
            <text:p>0</text:p>
          </table:table-cell>
          <table:table-cell table:formula="of:=IF([.B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0.988112900940797" calcext:value-type="float">
            <text:p>0,9881</text:p>
          </table:table-cell>
          <table:table-cell office:value-type="float" office:value="0.992188711428408" calcext:value-type="float">
            <text:p>0,9922</text:p>
          </table:table-cell>
          <table:table-cell office:value-type="float" office:value="0.991677364797175" calcext:value-type="float">
            <text:p>0,9917</text:p>
          </table:table-cell>
          <table:table-cell table:formula="of:=AVERAGE([.B36:.D36])" office:value-type="float" office:value="0.99065965905546" calcext:value-type="float">
            <text:p>0,9907</text:p>
          </table:table-cell>
          <table:table-cell office:value-type="float" office:value="0" calcext:value-type="float">
            <text:p>0</text:p>
          </table:table-cell>
          <table:table-cell table:formula="of:=IF([.B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0.991933324295985" calcext:value-type="float">
            <text:p>0,9919</text:p>
          </table:table-cell>
          <table:table-cell office:value-type="float" office:value="0.987016829212249" calcext:value-type="float">
            <text:p>0,9870</text:p>
          </table:table-cell>
          <table:table-cell office:value-type="float" office:value="0.9870774126783" calcext:value-type="float">
            <text:p>0,9871</text:p>
          </table:table-cell>
          <table:table-cell table:formula="of:=AVERAGE([.B37:.D37])" office:value-type="float" office:value="0.988675855395511" calcext:value-type="float">
            <text:p>0,9887</text:p>
          </table:table-cell>
          <table:table-cell office:value-type="float" office:value="0" calcext:value-type="float">
            <text:p>0</text:p>
          </table:table-cell>
          <table:table-cell table:formula="of:=IF([.B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0.9942705901787" calcext:value-type="float">
            <text:p>0,9943</text:p>
          </table:table-cell>
          <table:table-cell office:value-type="float" office:value="0.994433919741777" calcext:value-type="float">
            <text:p>0,9944</text:p>
          </table:table-cell>
          <table:table-cell office:value-type="float" office:value="0.993023057541481" calcext:value-type="float">
            <text:p>0,9930</text:p>
          </table:table-cell>
          <table:table-cell table:formula="of:=AVERAGE([.B38:.D38])" office:value-type="float" office:value="0.99390918915398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0.995811570341218" calcext:value-type="float">
            <text:p>0,9958</text:p>
          </table:table-cell>
          <table:table-cell office:value-type="float" office:value="0.996316232481425" calcext:value-type="float">
            <text:p>0,9963</text:p>
          </table:table-cell>
          <table:table-cell office:value-type="float" office:value="0.994316034355606" calcext:value-type="float">
            <text:p>0,9943</text:p>
          </table:table-cell>
          <table:table-cell table:formula="of:=AVERAGE([.B39:.D39])" office:value-type="float" office:value="0.995481279059416" calcext:value-type="float">
            <text:p>0,9955</text:p>
          </table:table-cell>
          <table:table-cell office:value-type="float" office:value="0" calcext:value-type="float">
            <text:p>0</text:p>
          </table:table-cell>
          <table:table-cell table:formula="of:=IF([.B3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0.997269272520524" calcext:value-type="float">
            <text:p>0,9973</text:p>
          </table:table-cell>
          <table:table-cell office:value-type="float" office:value="0.996902280171843" calcext:value-type="float">
            <text:p>0,9969</text:p>
          </table:table-cell>
          <table:table-cell office:value-type="float" office:value="0.996688113222175" calcext:value-type="float">
            <text:p>0,9967</text:p>
          </table:table-cell>
          <table:table-cell table:formula="of:=AVERAGE([.B40:.D40])" office:value-type="float" office:value="0.996953221971514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4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0.995555741932864" calcext:value-type="float">
            <text:p>0,9956</text:p>
          </table:table-cell>
          <table:table-cell office:value-type="float" office:value="0.995620075500777" calcext:value-type="float">
            <text:p>0,9956</text:p>
          </table:table-cell>
          <table:table-cell office:value-type="float" office:value="0.995032838950652" calcext:value-type="float">
            <text:p>0,9950</text:p>
          </table:table-cell>
          <table:table-cell table:formula="of:=AVERAGE([.B41:.D41])" office:value-type="float" office:value="0.995402885461431" calcext:value-type="float">
            <text:p>0,9954</text:p>
          </table:table-cell>
          <table:table-cell office:value-type="float" office:value="0" calcext:value-type="float">
            <text:p>0</text:p>
          </table:table-cell>
          <table:table-cell table:formula="of:=IF([.B4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0.963407290746461" calcext:value-type="float">
            <text:p>0,9634</text:p>
          </table:table-cell>
          <table:table-cell office:value-type="float" office:value="0.969145814392926" calcext:value-type="float">
            <text:p>0,9691</text:p>
          </table:table-cell>
          <table:table-cell office:value-type="float" office:value="0.964512767428757" calcext:value-type="float">
            <text:p>0,9645</text:p>
          </table:table-cell>
          <table:table-cell table:formula="of:=AVERAGE([.B42:.D42])" office:value-type="float" office:value="0.965688624189382" calcext:value-type="float">
            <text:p>0,9657</text:p>
          </table:table-cell>
          <table:table-cell office:value-type="float" office:value="0" calcext:value-type="float">
            <text:p>0</text:p>
          </table:table-cell>
          <table:table-cell table:formula="of:=IF([.B4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0.997187006431223" calcext:value-type="float">
            <text:p>0,9972</text:p>
          </table:table-cell>
          <table:table-cell office:value-type="float" office:value="0.996853371526362" calcext:value-type="float">
            <text:p>0,9969</text:p>
          </table:table-cell>
          <table:table-cell office:value-type="float" office:value="0.996565479055128" calcext:value-type="float">
            <text:p>0,9966</text:p>
          </table:table-cell>
          <table:table-cell table:formula="of:=AVERAGE([.B43:.D43])" office:value-type="float" office:value="0.996868619004238" calcext:value-type="float">
            <text:p>0,9969</text:p>
          </table:table-cell>
          <table:table-cell office:value-type="float" office:value="0" calcext:value-type="float">
            <text:p>0</text:p>
          </table:table-cell>
          <table:table-cell table:formula="of:=IF([.B4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0.995106979388908" calcext:value-type="float">
            <text:p>0,9951</text:p>
          </table:table-cell>
          <table:table-cell office:value-type="float" office:value="0.996345169860462" calcext:value-type="float">
            <text:p>0,9963</text:p>
          </table:table-cell>
          <table:table-cell office:value-type="float" office:value="0.992481681756608" calcext:value-type="float">
            <text:p>0,9925</text:p>
          </table:table-cell>
          <table:table-cell table:formula="of:=AVERAGE([.B44:.D44])" office:value-type="float" office:value="0.994644610335326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4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0.99553756317056" calcext:value-type="float">
            <text:p>0,9955</text:p>
          </table:table-cell>
          <table:table-cell office:value-type="float" office:value="0.994922525088337" calcext:value-type="float">
            <text:p>0,9949</text:p>
          </table:table-cell>
          <table:table-cell office:value-type="float" office:value="0.994856646769644" calcext:value-type="float">
            <text:p>0,9949</text:p>
          </table:table-cell>
          <table:table-cell table:formula="of:=AVERAGE([.B45:.D45])" office:value-type="float" office:value="0.995105578342847" calcext:value-type="float">
            <text:p>0,9951</text:p>
          </table:table-cell>
          <table:table-cell office:value-type="float" office:value="0" calcext:value-type="float">
            <text:p>0</text:p>
          </table:table-cell>
          <table:table-cell table:formula="of:=IF([.B4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0.967800121140438" calcext:value-type="float">
            <text:p>0,9678</text:p>
          </table:table-cell>
          <table:table-cell office:value-type="float" office:value="0.973459559859487" calcext:value-type="float">
            <text:p>0,9735</text:p>
          </table:table-cell>
          <table:table-cell office:value-type="float" office:value="0.960910238363552" calcext:value-type="float">
            <text:p>0,9609</text:p>
          </table:table-cell>
          <table:table-cell table:formula="of:=AVERAGE([.B46:.D46])" office:value-type="float" office:value="0.967389973121159" calcext:value-type="float">
            <text:p>0,9674</text:p>
          </table:table-cell>
          <table:table-cell office:value-type="float" office:value="0" calcext:value-type="float">
            <text:p>0</text:p>
          </table:table-cell>
          <table:table-cell table:formula="of:=IF([.B4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0.986329108063628" calcext:value-type="float">
            <text:p>0,9863</text:p>
          </table:table-cell>
          <table:table-cell office:value-type="float" office:value="0.989466936353417" calcext:value-type="float">
            <text:p>0,9895</text:p>
          </table:table-cell>
          <table:table-cell office:value-type="float" office:value="0.989436507306147" calcext:value-type="float">
            <text:p>0,9894</text:p>
          </table:table-cell>
          <table:table-cell table:formula="of:=AVERAGE([.B47:.D47])" office:value-type="float" office:value="0.988410850574397" calcext:value-type="float">
            <text:p>0,9884</text:p>
          </table:table-cell>
          <table:table-cell office:value-type="float" office:value="0" calcext:value-type="float">
            <text:p>0</text:p>
          </table:table-cell>
          <table:table-cell table:formula="of:=IF([.B4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0.994350759361764" calcext:value-type="float">
            <text:p>0,9944</text:p>
          </table:table-cell>
          <table:table-cell office:value-type="float" office:value="0.995196880324895" calcext:value-type="float">
            <text:p>0,9952</text:p>
          </table:table-cell>
          <table:table-cell office:value-type="float" office:value="0.993174368653304" calcext:value-type="float">
            <text:p>0,9932</text:p>
          </table:table-cell>
          <table:table-cell table:formula="of:=AVERAGE([.B48:.D48])" office:value-type="float" office:value="0.994240669446654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4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0.990843019335148" calcext:value-type="float">
            <text:p>0,9908</text:p>
          </table:table-cell>
          <table:table-cell office:value-type="float" office:value="0.990922796711913" calcext:value-type="float">
            <text:p>0,9909</text:p>
          </table:table-cell>
          <table:table-cell office:value-type="float" office:value="0.988058624060795" calcext:value-type="float">
            <text:p>0,9881</text:p>
          </table:table-cell>
          <table:table-cell table:formula="of:=AVERAGE([.B49:.D49])" office:value-type="float" office:value="0.989941480035952" calcext:value-type="float">
            <text:p>0,9899</text:p>
          </table:table-cell>
          <table:table-cell office:value-type="float" office:value="0" calcext:value-type="float">
            <text:p>0</text:p>
          </table:table-cell>
          <table:table-cell table:formula="of:=IF([.B4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0.994424745146797" calcext:value-type="float">
            <text:p>0,9944</text:p>
          </table:table-cell>
          <table:table-cell office:value-type="float" office:value="0.994700306865982" calcext:value-type="float">
            <text:p>0,9947</text:p>
          </table:table-cell>
          <table:table-cell office:value-type="float" office:value="0.993745399965734" calcext:value-type="float">
            <text:p>0,9937</text:p>
          </table:table-cell>
          <table:table-cell table:formula="of:=AVERAGE([.B51:.D51])" office:value-type="float" office:value="0.994290150659504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5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0.979730576711241" calcext:value-type="float">
            <text:p>0,9797</text:p>
          </table:table-cell>
          <table:table-cell office:value-type="float" office:value="0.982889471184483" calcext:value-type="float">
            <text:p>0,9829</text:p>
          </table:table-cell>
          <table:table-cell office:value-type="float" office:value="0.983021150860799" calcext:value-type="float">
            <text:p>0,9830</text:p>
          </table:table-cell>
          <table:table-cell table:formula="of:=AVERAGE([.B52:.D52])" office:value-type="float" office:value="0.981880399585508" calcext:value-type="float">
            <text:p>0,9819</text:p>
          </table:table-cell>
          <table:table-cell office:value-type="float" office:value="0" calcext:value-type="float">
            <text:p>0</text:p>
          </table:table-cell>
          <table:table-cell table:formula="of:=IF([.B5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0.989497880065954" calcext:value-type="float">
            <text:p>0,9895</text:p>
          </table:table-cell>
          <table:table-cell office:value-type="float" office:value="0.984491008864423" calcext:value-type="float">
            <text:p>0,9845</text:p>
          </table:table-cell>
          <table:table-cell office:value-type="float" office:value="0.984798074246121" calcext:value-type="float">
            <text:p>0,9848</text:p>
          </table:table-cell>
          <table:table-cell table:formula="of:=AVERAGE([.B53:.D53])" office:value-type="float" office:value="0.986262321058833" calcext:value-type="float">
            <text:p>0,9863</text:p>
          </table:table-cell>
          <table:table-cell office:value-type="float" office:value="0" calcext:value-type="float">
            <text:p>0</text:p>
          </table:table-cell>
          <table:table-cell table:formula="of:=IF([.B5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0.995238220968229" calcext:value-type="float">
            <text:p>0,9952</text:p>
          </table:table-cell>
          <table:table-cell office:value-type="float" office:value="0.994048038049729" calcext:value-type="float">
            <text:p>0,9940</text:p>
          </table:table-cell>
          <table:table-cell office:value-type="float" office:value="0.994584522245615" calcext:value-type="float">
            <text:p>0,9946</text:p>
          </table:table-cell>
          <table:table-cell table:formula="of:=AVERAGE([.B54:.D54])" office:value-type="float" office:value="0.994623593754524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5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0.997170306486074" calcext:value-type="float">
            <text:p>0,9972</text:p>
          </table:table-cell>
          <table:table-cell office:value-type="float" office:value="0.996781370551946" calcext:value-type="float">
            <text:p>0,9968</text:p>
          </table:table-cell>
          <table:table-cell office:value-type="float" office:value="0.994987704868077" calcext:value-type="float">
            <text:p>0,9950</text:p>
          </table:table-cell>
          <table:table-cell table:formula="of:=AVERAGE([.B57:.D57])" office:value-type="float" office:value="0.99631312730203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5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0.991125449837468" calcext:value-type="float">
            <text:p>0,9911</text:p>
          </table:table-cell>
          <table:table-cell office:value-type="float" office:value="0.988284319069424" calcext:value-type="float">
            <text:p>0,9883</text:p>
          </table:table-cell>
          <table:table-cell office:value-type="float" office:value="0.987131933501681" calcext:value-type="float">
            <text:p>0,9871</text:p>
          </table:table-cell>
          <table:table-cell table:formula="of:=AVERAGE([.B58:.D58])" office:value-type="float" office:value="0.988847234136191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0.986507748653361" calcext:value-type="float">
            <text:p>0,9865</text:p>
          </table:table-cell>
          <table:table-cell office:value-type="float" office:value="0.989536205230955" calcext:value-type="float">
            <text:p>0,9895</text:p>
          </table:table-cell>
          <table:table-cell office:value-type="float" office:value="0.990286838692994" calcext:value-type="float">
            <text:p>0,9903</text:p>
          </table:table-cell>
          <table:table-cell table:formula="of:=AVERAGE([.B59:.D59])" office:value-type="float" office:value="0.988776930859103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0.994933534508587" calcext:value-type="float">
            <text:p>0,9949</text:p>
          </table:table-cell>
          <table:table-cell office:value-type="float" office:value="0.994580769296414" calcext:value-type="float">
            <text:p>0,9946</text:p>
          </table:table-cell>
          <table:table-cell office:value-type="float" office:value="0.993589730680718" calcext:value-type="float">
            <text:p>0,9936</text:p>
          </table:table-cell>
          <table:table-cell table:formula="of:=AVERAGE([.B60:.D60])" office:value-type="float" office:value="0.99436801149524" calcext:value-type="float">
            <text:p>0,9944</text:p>
          </table:table-cell>
          <table:table-cell office:value-type="float" office:value="0" calcext:value-type="float">
            <text:p>0</text:p>
          </table:table-cell>
          <table:table-cell table:formula="of:=IF([.B6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0.978367150855793" calcext:value-type="float">
            <text:p>0,9784</text:p>
          </table:table-cell>
          <table:table-cell office:value-type="float" office:value="0.982746628497354" calcext:value-type="float">
            <text:p>0,9827</text:p>
          </table:table-cell>
          <table:table-cell office:value-type="float" office:value="0.982947568415802" calcext:value-type="float">
            <text:p>0,9829</text:p>
          </table:table-cell>
          <table:table-cell table:formula="of:=AVERAGE([.B61:.D61])" office:value-type="float" office:value="0.9813537825896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6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0.963328621522589" calcext:value-type="float">
            <text:p>0,9633</text:p>
          </table:table-cell>
          <table:table-cell office:value-type="float" office:value="0.969933211749722" calcext:value-type="float">
            <text:p>0,9699</text:p>
          </table:table-cell>
          <table:table-cell office:value-type="float" office:value="0.950855594486851" calcext:value-type="float">
            <text:p>0,9509</text:p>
          </table:table-cell>
          <table:table-cell table:formula="of:=AVERAGE([.B62:.D62])" office:value-type="float" office:value="0.961372475919721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table:formula="of:=IF([.B6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0.991252244876906" calcext:value-type="float">
            <text:p>0,9913</text:p>
          </table:table-cell>
          <table:table-cell office:value-type="float" office:value="0.992374826596748" calcext:value-type="float">
            <text:p>0,9924</text:p>
          </table:table-cell>
          <table:table-cell office:value-type="float" office:value="0.9897994764457" calcext:value-type="float">
            <text:p>0,9898</text:p>
          </table:table-cell>
          <table:table-cell table:formula="of:=AVERAGE([.B63:.D63])" office:value-type="float" office:value="0.991142182639785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6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0.996287155680588" calcext:value-type="float">
            <text:p>0,9963</text:p>
          </table:table-cell>
          <table:table-cell office:value-type="float" office:value="0.996160048662967" calcext:value-type="float">
            <text:p>0,9962</text:p>
          </table:table-cell>
          <table:table-cell office:value-type="float" office:value="0.994542031439143" calcext:value-type="float">
            <text:p>0,9945</text:p>
          </table:table-cell>
          <table:table-cell table:formula="of:=AVERAGE([.B65:.D65])" office:value-type="float" office:value="0.99566307859423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6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0.992878192206314" calcext:value-type="float">
            <text:p>0,9929</text:p>
          </table:table-cell>
          <table:table-cell office:value-type="float" office:value="0.992782922382633" calcext:value-type="float">
            <text:p>0,9928</text:p>
          </table:table-cell>
          <table:table-cell office:value-type="float" office:value="0.992944675670785" calcext:value-type="float">
            <text:p>0,9929</text:p>
          </table:table-cell>
          <table:table-cell table:formula="of:=AVERAGE([.B68:.D68])" office:value-type="float" office:value="0.992868596753244" calcext:value-type="float">
            <text:p>0,9929</text:p>
          </table:table-cell>
          <table:table-cell office:value-type="float" office:value="0" calcext:value-type="float">
            <text:p>0</text:p>
          </table:table-cell>
          <table:table-cell table:formula="of:=IF([.B6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0.990210955023503" calcext:value-type="float">
            <text:p>0,9902</text:p>
          </table:table-cell>
          <table:table-cell office:value-type="float" office:value="0.989696534642179" calcext:value-type="float">
            <text:p>0,9897</text:p>
          </table:table-cell>
          <table:table-cell office:value-type="float" office:value="0.990583438242285" calcext:value-type="float">
            <text:p>0,9906</text:p>
          </table:table-cell>
          <table:table-cell table:formula="of:=AVERAGE([.B69:.D69])" office:value-type="float" office:value="0.990163642635989" calcext:value-type="float">
            <text:p>0,9902</text:p>
          </table:table-cell>
          <table:table-cell office:value-type="float" office:value="1" calcext:value-type="float">
            <text:p>1</text:p>
          </table:table-cell>
          <table:table-cell table:formula="of:=IF([.B6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0.996272839998507" calcext:value-type="float">
            <text:p>0,9963</text:p>
          </table:table-cell>
          <table:table-cell office:value-type="float" office:value="0.996154945073531" calcext:value-type="float">
            <text:p>0,9962</text:p>
          </table:table-cell>
          <table:table-cell office:value-type="float" office:value="0.994869189010096" calcext:value-type="float">
            <text:p>0,9949</text:p>
          </table:table-cell>
          <table:table-cell table:formula="of:=AVERAGE([.B70:.D70])" office:value-type="float" office:value="0.995765658027378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7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0.963846213074396" calcext:value-type="float">
            <text:p>0,9638</text:p>
          </table:table-cell>
          <table:table-cell office:value-type="float" office:value="0.971098718149375" calcext:value-type="float">
            <text:p>0,9711</text:p>
          </table:table-cell>
          <table:table-cell office:value-type="float" office:value="0.955531338423939" calcext:value-type="float">
            <text:p>0,9555</text:p>
          </table:table-cell>
          <table:table-cell table:formula="of:=AVERAGE([.B72:.D72])" office:value-type="float" office:value="0.96349208988257" calcext:value-type="float">
            <text:p>0,9635</text:p>
          </table:table-cell>
          <table:table-cell office:value-type="float" office:value="0" calcext:value-type="float">
            <text:p>0</text:p>
          </table:table-cell>
          <table:table-cell table:formula="of:=IF([.B7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0.992943765733455" calcext:value-type="float">
            <text:p>0,9929</text:p>
          </table:table-cell>
          <table:table-cell office:value-type="float" office:value="0.992974362417344" calcext:value-type="float">
            <text:p>0,9930</text:p>
          </table:table-cell>
          <table:table-cell office:value-type="float" office:value="0.989127184260075" calcext:value-type="float">
            <text:p>0,9891</text:p>
          </table:table-cell>
          <table:table-cell table:formula="of:=AVERAGE([.B74:.D74])" office:value-type="float" office:value="0.991681770803625" calcext:value-type="float">
            <text:p>0,9917</text:p>
          </table:table-cell>
          <table:table-cell office:value-type="float" office:value="0" calcext:value-type="float">
            <text:p>0</text:p>
          </table:table-cell>
          <table:table-cell table:formula="of:=IF([.B7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0.984017385709281" calcext:value-type="float">
            <text:p>0,9840</text:p>
          </table:table-cell>
          <table:table-cell office:value-type="float" office:value="0.99008091717412" calcext:value-type="float">
            <text:p>0,9901</text:p>
          </table:table-cell>
          <table:table-cell office:value-type="float" office:value="0.989039856472878" calcext:value-type="float">
            <text:p>0,9890</text:p>
          </table:table-cell>
          <table:table-cell table:formula="of:=AVERAGE([.B75:.D75])" office:value-type="float" office:value="0.987712719785426" calcext:value-type="float">
            <text:p>0,9877</text:p>
          </table:table-cell>
          <table:table-cell office:value-type="float" office:value="0" calcext:value-type="float">
            <text:p>0</text:p>
          </table:table-cell>
          <table:table-cell table:formula="of:=IF([.B7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0.973159953052638" calcext:value-type="float">
            <text:p>0,9732</text:p>
          </table:table-cell>
          <table:table-cell office:value-type="float" office:value="0.977101445928817" calcext:value-type="float">
            <text:p>0,9771</text:p>
          </table:table-cell>
          <table:table-cell office:value-type="float" office:value="0.971570663558695" calcext:value-type="float">
            <text:p>0,9716</text:p>
          </table:table-cell>
          <table:table-cell table:formula="of:=AVERAGE([.B77:.D77])" office:value-type="float" office:value="0.973944020846717" calcext:value-type="float">
            <text:p>0,9739</text:p>
          </table:table-cell>
          <table:table-cell office:value-type="float" office:value="0" calcext:value-type="float">
            <text:p>0</text:p>
          </table:table-cell>
          <table:table-cell table:formula="of:=IF([.B7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0.98983922801156" calcext:value-type="float">
            <text:p>0,9898</text:p>
          </table:table-cell>
          <table:table-cell office:value-type="float" office:value="0.990416465995833" calcext:value-type="float">
            <text:p>0,9904</text:p>
          </table:table-cell>
          <table:table-cell office:value-type="float" office:value="0.989557943015837" calcext:value-type="float">
            <text:p>0,9896</text:p>
          </table:table-cell>
          <table:table-cell table:formula="of:=AVERAGE([.B78:.D78])" office:value-type="float" office:value="0.989937879007743" calcext:value-type="float">
            <text:p>0,9899</text:p>
          </table:table-cell>
          <table:table-cell office:value-type="float" office:value="1" calcext:value-type="float">
            <text:p>1</text:p>
          </table:table-cell>
          <table:table-cell table:formula="of:=IF([.B7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0.992782853061759" calcext:value-type="float">
            <text:p>0,9928</text:p>
          </table:table-cell>
          <table:table-cell office:value-type="float" office:value="0.992654208864647" calcext:value-type="float">
            <text:p>0,9927</text:p>
          </table:table-cell>
          <table:table-cell office:value-type="float" office:value="0.991519518216805" calcext:value-type="float">
            <text:p>0,9915</text:p>
          </table:table-cell>
          <table:table-cell table:formula="of:=AVERAGE([.B79:.D79])" office:value-type="float" office:value="0.992318860047737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7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0.993652956079239" calcext:value-type="float">
            <text:p>0,9937</text:p>
          </table:table-cell>
          <table:table-cell office:value-type="float" office:value="0.99458320581905" calcext:value-type="float">
            <text:p>0,9946</text:p>
          </table:table-cell>
          <table:table-cell office:value-type="float" office:value="0.993014811199475" calcext:value-type="float">
            <text:p>0,9930</text:p>
          </table:table-cell>
          <table:table-cell table:formula="of:=AVERAGE([.B82:.D82])" office:value-type="float" office:value="0.993750324365921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8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0.982158049030247" calcext:value-type="float">
            <text:p>0,9822</text:p>
          </table:table-cell>
          <table:table-cell office:value-type="float" office:value="0.983779961755372" calcext:value-type="float">
            <text:p>0,9838</text:p>
          </table:table-cell>
          <table:table-cell office:value-type="float" office:value="0.978476762914879" calcext:value-type="float">
            <text:p>0,9785</text:p>
          </table:table-cell>
          <table:table-cell table:formula="of:=AVERAGE([.B83:.D83])" office:value-type="float" office:value="0.981471591233499" calcext:value-type="float">
            <text:p>0,9815</text:p>
          </table:table-cell>
          <table:table-cell office:value-type="float" office:value="0" calcext:value-type="float">
            <text:p>0</text:p>
          </table:table-cell>
          <table:table-cell table:formula="of:=IF([.B8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0.974510464688374" calcext:value-type="float">
            <text:p>0,9745</text:p>
          </table:table-cell>
          <table:table-cell office:value-type="float" office:value="0.977156342660314" calcext:value-type="float">
            <text:p>0,9772</text:p>
          </table:table-cell>
          <table:table-cell office:value-type="float" office:value="0.97321979543379" calcext:value-type="float">
            <text:p>0,9732</text:p>
          </table:table-cell>
          <table:table-cell table:formula="of:=AVERAGE([.B84:.D84])" office:value-type="float" office:value="0.974962200927493" calcext:value-type="float">
            <text:p>0,9750</text:p>
          </table:table-cell>
          <table:table-cell office:value-type="float" office:value="0" calcext:value-type="float">
            <text:p>0</text:p>
          </table:table-cell>
          <table:table-cell table:formula="of:=IF([.B8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0.981553095694288" calcext:value-type="float">
            <text:p>0,9816</text:p>
          </table:table-cell>
          <table:table-cell office:value-type="float" office:value="0.986743869302425" calcext:value-type="float">
            <text:p>0,9867</text:p>
          </table:table-cell>
          <table:table-cell office:value-type="float" office:value="0.987102033345778" calcext:value-type="float">
            <text:p>0,9871</text:p>
          </table:table-cell>
          <table:table-cell table:formula="of:=AVERAGE([.B85:.D85])" office:value-type="float" office:value="0.985132999447497" calcext:value-type="float">
            <text:p>0,9851</text:p>
          </table:table-cell>
          <table:table-cell office:value-type="float" office:value="0" calcext:value-type="float">
            <text:p>0</text:p>
          </table:table-cell>
          <table:table-cell table:formula="of:=IF([.B8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0.997050233299915" calcext:value-type="float">
            <text:p>0,9971</text:p>
          </table:table-cell>
          <table:table-cell office:value-type="float" office:value="0.996587623603314" calcext:value-type="float">
            <text:p>0,9966</text:p>
          </table:table-cell>
          <table:table-cell office:value-type="float" office:value="0.995865913095777" calcext:value-type="float">
            <text:p>0,9959</text:p>
          </table:table-cell>
          <table:table-cell table:formula="of:=AVERAGE([.B86:.D86])" office:value-type="float" office:value="0.996501256666335" calcext:value-type="float">
            <text:p>0,9965</text:p>
          </table:table-cell>
          <table:table-cell office:value-type="float" office:value="0" calcext:value-type="float">
            <text:p>0</text:p>
          </table:table-cell>
          <table:table-cell table:formula="of:=IF([.B8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0.991495592673954" calcext:value-type="float">
            <text:p>0,9915</text:p>
          </table:table-cell>
          <table:table-cell office:value-type="float" office:value="0.991817184811446" calcext:value-type="float">
            <text:p>0,9918</text:p>
          </table:table-cell>
          <table:table-cell office:value-type="float" office:value="0.990089010544793" calcext:value-type="float">
            <text:p>0,9901</text:p>
          </table:table-cell>
          <table:table-cell table:formula="of:=AVERAGE([.B87:.D87])" office:value-type="float" office:value="0.991133929343398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8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0.965546318532631" calcext:value-type="float">
            <text:p>0,9655</text:p>
          </table:table-cell>
          <table:table-cell office:value-type="float" office:value="0.970660768954088" calcext:value-type="float">
            <text:p>0,9707</text:p>
          </table:table-cell>
          <table:table-cell office:value-type="float" office:value="0.956292098257645" calcext:value-type="float">
            <text:p>0,9563</text:p>
          </table:table-cell>
          <table:table-cell table:formula="of:=AVERAGE([.B88:.D88])" office:value-type="float" office:value="0.964166395248121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8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0.996700582757245" calcext:value-type="float">
            <text:p>0,9967</text:p>
          </table:table-cell>
          <table:table-cell office:value-type="float" office:value="0.996208901497394" calcext:value-type="float">
            <text:p>0,9962</text:p>
          </table:table-cell>
          <table:table-cell office:value-type="float" office:value="0.995863931051398" calcext:value-type="float">
            <text:p>0,9959</text:p>
          </table:table-cell>
          <table:table-cell table:formula="of:=AVERAGE([.B90:.D90])" office:value-type="float" office:value="0.99625780510201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9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0.997150156016436" calcext:value-type="float">
            <text:p>0,9972</text:p>
          </table:table-cell>
          <table:table-cell office:value-type="float" office:value="0.996805645144502" calcext:value-type="float">
            <text:p>0,9968</text:p>
          </table:table-cell>
          <table:table-cell office:value-type="float" office:value="0.996955500820478" calcext:value-type="float">
            <text:p>0,9970</text:p>
          </table:table-cell>
          <table:table-cell table:formula="of:=AVERAGE([.B91:.D91])" office:value-type="float" office:value="0.996970433993805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9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0.992941994778327" calcext:value-type="float">
            <text:p>0,9929</text:p>
          </table:table-cell>
          <table:table-cell office:value-type="float" office:value="0.993201689240465" calcext:value-type="float">
            <text:p>0,9932</text:p>
          </table:table-cell>
          <table:table-cell office:value-type="float" office:value="0.993010209986593" calcext:value-type="float">
            <text:p>0,9930</text:p>
          </table:table-cell>
          <table:table-cell table:formula="of:=AVERAGE([.B92:.D92])" office:value-type="float" office:value="0.993051298001795" calcext:value-type="float">
            <text:p>0,9931</text:p>
          </table:table-cell>
          <table:table-cell office:value-type="float" office:value="1" calcext:value-type="float">
            <text:p>1</text:p>
          </table:table-cell>
          <table:table-cell table:formula="of:=IF([.B9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0.992116098405823" calcext:value-type="float">
            <text:p>0,9921</text:p>
          </table:table-cell>
          <table:table-cell office:value-type="float" office:value="0.992133973376864" calcext:value-type="float">
            <text:p>0,9921</text:p>
          </table:table-cell>
          <table:table-cell office:value-type="float" office:value="0.991800188857176" calcext:value-type="float">
            <text:p>0,9918</text:p>
          </table:table-cell>
          <table:table-cell table:formula="of:=AVERAGE([.B93:.D93])" office:value-type="float" office:value="0.992016753546621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9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0.960308405007967" calcext:value-type="float">
            <text:p>0,9603</text:p>
          </table:table-cell>
          <table:table-cell office:value-type="float" office:value="0.966227037716843" calcext:value-type="float">
            <text:p>0,9662</text:p>
          </table:table-cell>
          <table:table-cell office:value-type="float" office:value="0.966075176581771" calcext:value-type="float">
            <text:p>0,9661</text:p>
          </table:table-cell>
          <table:table-cell table:formula="of:=AVERAGE([.B94:.D94])" office:value-type="float" office:value="0.96420353976886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9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0.9550764628598" calcext:value-type="float">
            <text:p>0,9551</text:p>
          </table:table-cell>
          <table:table-cell office:value-type="float" office:value="0.961248630759955" calcext:value-type="float">
            <text:p>0,9612</text:p>
          </table:table-cell>
          <table:table-cell office:value-type="float" office:value="0.958805034196717" calcext:value-type="float">
            <text:p>0,9588</text:p>
          </table:table-cell>
          <table:table-cell table:formula="of:=AVERAGE([.B95:.D95])" office:value-type="float" office:value="0.958376709272157" calcext:value-type="float">
            <text:p>0,9584</text:p>
          </table:table-cell>
          <table:table-cell office:value-type="float" office:value="1" calcext:value-type="float">
            <text:p>1</text:p>
          </table:table-cell>
          <table:table-cell table:formula="of:=IF([.B9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0.945236927665711" calcext:value-type="float">
            <text:p>0,9452</text:p>
          </table:table-cell>
          <table:table-cell office:value-type="float" office:value="0.943341155158205" calcext:value-type="float">
            <text:p>0,9433</text:p>
          </table:table-cell>
          <table:table-cell office:value-type="float" office:value="0.936337670983891" calcext:value-type="float">
            <text:p>0,9363</text:p>
          </table:table-cell>
          <table:table-cell table:formula="of:=AVERAGE([.B96:.D96])" office:value-type="float" office:value="0.941638584602602" calcext:value-type="float">
            <text:p>0,9416</text:p>
          </table:table-cell>
          <table:table-cell office:value-type="float" office:value="0" calcext:value-type="float">
            <text:p>0</text:p>
          </table:table-cell>
          <table:table-cell table:formula="of:=IF([.B9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0.996146236777041" calcext:value-type="float">
            <text:p>0,9961</text:p>
          </table:table-cell>
          <table:table-cell office:value-type="float" office:value="0.995892592599157" calcext:value-type="float">
            <text:p>0,9959</text:p>
          </table:table-cell>
          <table:table-cell office:value-type="float" office:value="0.995348403398976" calcext:value-type="float">
            <text:p>0,9953</text:p>
          </table:table-cell>
          <table:table-cell table:formula="of:=AVERAGE([.B97:.D97])" office:value-type="float" office:value="0.995795744258391" calcext:value-type="float">
            <text:p>0,9958</text:p>
          </table:table-cell>
          <table:table-cell office:value-type="float" office:value="1" calcext:value-type="float">
            <text:p>1</text:p>
          </table:table-cell>
          <table:table-cell table:formula="of:=IF([.B9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0.995959176464984" calcext:value-type="float">
            <text:p>0,9960</text:p>
          </table:table-cell>
          <table:table-cell office:value-type="float" office:value="0.995761915969733" calcext:value-type="float">
            <text:p>0,9958</text:p>
          </table:table-cell>
          <table:table-cell office:value-type="float" office:value="0.995666975507714" calcext:value-type="float">
            <text:p>0,9957</text:p>
          </table:table-cell>
          <table:table-cell table:formula="of:=AVERAGE([.B98:.D98])" office:value-type="float" office:value="0.995796022647477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9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0.988885639786247" calcext:value-type="float">
            <text:p>0,9889</text:p>
          </table:table-cell>
          <table:table-cell office:value-type="float" office:value="0.985704246856878" calcext:value-type="float">
            <text:p>0,9857</text:p>
          </table:table-cell>
          <table:table-cell office:value-type="float" office:value="0.983775805200136" calcext:value-type="float">
            <text:p>0,9838</text:p>
          </table:table-cell>
          <table:table-cell table:formula="of:=AVERAGE([.B99:.D99])" office:value-type="float" office:value="0.986121897281087" calcext:value-type="float">
            <text:p>0,9861</text:p>
          </table:table-cell>
          <table:table-cell office:value-type="float" office:value="0" calcext:value-type="float">
            <text:p>0</text:p>
          </table:table-cell>
          <table:table-cell table:formula="of:=IF([.B9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0.995815841507589" calcext:value-type="float">
            <text:p>0,9958</text:p>
          </table:table-cell>
          <table:table-cell office:value-type="float" office:value="0.995474076381901" calcext:value-type="float">
            <text:p>0,9955</text:p>
          </table:table-cell>
          <table:table-cell office:value-type="float" office:value="0.995003831929636" calcext:value-type="float">
            <text:p>0,9950</text:p>
          </table:table-cell>
          <table:table-cell table:formula="of:=AVERAGE([.B100:.D100])" office:value-type="float" office:value="0.995431249939709" calcext:value-type="float">
            <text:p>0,9954</text:p>
          </table:table-cell>
          <table:table-cell office:value-type="float" office:value="1" calcext:value-type="float">
            <text:p>1</text:p>
          </table:table-cell>
          <table:table-cell table:formula="of:=IF([.B10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0.9827154263223" calcext:value-type="float">
            <text:p>0,9827</text:p>
          </table:table-cell>
          <table:table-cell office:value-type="float" office:value="0.984918233668752" calcext:value-type="float">
            <text:p>0,9849</text:p>
          </table:table-cell>
          <table:table-cell office:value-type="float" office:value="0.986287956405066" calcext:value-type="float">
            <text:p>0,9863</text:p>
          </table:table-cell>
          <table:table-cell table:formula="of:=AVERAGE([.B101:.D101])" office:value-type="float" office:value="0.984640538798706" calcext:value-type="float">
            <text:p>0,9846</text:p>
          </table:table-cell>
          <table:table-cell office:value-type="float" office:value="0" calcext:value-type="float">
            <text:p>0</text:p>
          </table:table-cell>
          <table:table-cell table:formula="of:=IF([.B10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0.956229241104991" calcext:value-type="float">
            <text:p>0,9562</text:p>
          </table:table-cell>
          <table:table-cell office:value-type="float" office:value="0.965914574752959" calcext:value-type="float">
            <text:p>0,9659</text:p>
          </table:table-cell>
          <table:table-cell office:value-type="float" office:value="0.943797758261384" calcext:value-type="float">
            <text:p>0,9438</text:p>
          </table:table-cell>
          <table:table-cell table:formula="of:=AVERAGE([.B102:.D102])" office:value-type="float" office:value="0.955313858039778" calcext:value-type="float">
            <text:p>0,9553</text:p>
          </table:table-cell>
          <table:table-cell office:value-type="float" office:value="0" calcext:value-type="float">
            <text:p>0</text:p>
          </table:table-cell>
          <table:table-cell table:formula="of:=IF([.B10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0.964921571712165" calcext:value-type="float">
            <text:p>0,9649</text:p>
          </table:table-cell>
          <table:table-cell office:value-type="float" office:value="0.971164362075894" calcext:value-type="float">
            <text:p>0,9712</text:p>
          </table:table-cell>
          <table:table-cell office:value-type="float" office:value="0.958665559297727" calcext:value-type="float">
            <text:p>0,9587</text:p>
          </table:table-cell>
          <table:table-cell table:formula="of:=AVERAGE([.B104:.D104])" office:value-type="float" office:value="0.964917164361929" calcext:value-type="float">
            <text:p>0,9649</text:p>
          </table:table-cell>
          <table:table-cell office:value-type="float" office:value="0" calcext:value-type="float">
            <text:p>0</text:p>
          </table:table-cell>
          <table:table-cell table:formula="of:=IF([.B10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0.956724248180729" calcext:value-type="float">
            <text:p>0,9567</text:p>
          </table:table-cell>
          <table:table-cell office:value-type="float" office:value="0.962559783497235" calcext:value-type="float">
            <text:p>0,9626</text:p>
          </table:table-cell>
          <table:table-cell office:value-type="float" office:value="0.945308326269259" calcext:value-type="float">
            <text:p>0,9453</text:p>
          </table:table-cell>
          <table:table-cell table:formula="of:=AVERAGE([.B105:.D105])" office:value-type="float" office:value="0.954864119315741" calcext:value-type="float">
            <text:p>0,9549</text:p>
          </table:table-cell>
          <table:table-cell office:value-type="float" office:value="0" calcext:value-type="float">
            <text:p>0</text:p>
          </table:table-cell>
          <table:table-cell table:formula="of:=IF([.B10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0.973407798770576" calcext:value-type="float">
            <text:p>0,9734</text:p>
          </table:table-cell>
          <table:table-cell office:value-type="float" office:value="0.979345984210736" calcext:value-type="float">
            <text:p>0,9793</text:p>
          </table:table-cell>
          <table:table-cell office:value-type="float" office:value="0.963964374052572" calcext:value-type="float">
            <text:p>0,9640</text:p>
          </table:table-cell>
          <table:table-cell table:formula="of:=AVERAGE([.B106:.D106])" office:value-type="float" office:value="0.972239385677961" calcext:value-type="float">
            <text:p>0,9722</text:p>
          </table:table-cell>
          <table:table-cell office:value-type="float" office:value="0" calcext:value-type="float">
            <text:p>0</text:p>
          </table:table-cell>
          <table:table-cell table:formula="of:=IF([.B10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0.995342243918245" calcext:value-type="float">
            <text:p>0,9953</text:p>
          </table:table-cell>
          <table:table-cell office:value-type="float" office:value="0.994724675214705" calcext:value-type="float">
            <text:p>0,9947</text:p>
          </table:table-cell>
          <table:table-cell office:value-type="float" office:value="0.992910323661014" calcext:value-type="float">
            <text:p>0,9929</text:p>
          </table:table-cell>
          <table:table-cell table:formula="of:=AVERAGE([.B107:.D107])" office:value-type="float" office:value="0.994325747597988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10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0.97863182888837" calcext:value-type="float">
            <text:p>0,9786</text:p>
          </table:table-cell>
          <table:table-cell office:value-type="float" office:value="0.985240960961272" calcext:value-type="float">
            <text:p>0,9852</text:p>
          </table:table-cell>
          <table:table-cell office:value-type="float" office:value="0.984242198358384" calcext:value-type="float">
            <text:p>0,9842</text:p>
          </table:table-cell>
          <table:table-cell table:formula="of:=AVERAGE([.B109:.D109])" office:value-type="float" office:value="0.982704996069342" calcext:value-type="float">
            <text:p>0,9827</text:p>
          </table:table-cell>
          <table:table-cell office:value-type="float" office:value="0" calcext:value-type="float">
            <text:p>0</text:p>
          </table:table-cell>
          <table:table-cell table:formula="of:=IF([.B10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0.983625176676578" calcext:value-type="float">
            <text:p>0,9836</text:p>
          </table:table-cell>
          <table:table-cell office:value-type="float" office:value="0.991202083102902" calcext:value-type="float">
            <text:p>0,9912</text:p>
          </table:table-cell>
          <table:table-cell office:value-type="float" office:value="0.986286141859507" calcext:value-type="float">
            <text:p>0,9863</text:p>
          </table:table-cell>
          <table:table-cell table:formula="of:=AVERAGE([.B111:.D111])" office:value-type="float" office:value="0.987037800546329" calcext:value-type="float">
            <text:p>0,9870</text:p>
          </table:table-cell>
          <table:table-cell office:value-type="float" office:value="0" calcext:value-type="float">
            <text:p>0</text:p>
          </table:table-cell>
          <table:table-cell table:formula="of:=IF([.B1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0.962877643608023" calcext:value-type="float">
            <text:p>0,9629</text:p>
          </table:table-cell>
          <table:table-cell office:value-type="float" office:value="0.968303842582922" calcext:value-type="float">
            <text:p>0,9683</text:p>
          </table:table-cell>
          <table:table-cell office:value-type="float" office:value="0.953751253301799" calcext:value-type="float">
            <text:p>0,9538</text:p>
          </table:table-cell>
          <table:table-cell table:formula="of:=AVERAGE([.B112:.D112])" office:value-type="float" office:value="0.961644246497581" calcext:value-type="float">
            <text:p>0,9616</text:p>
          </table:table-cell>
          <table:table-cell office:value-type="float" office:value="0" calcext:value-type="float">
            <text:p>0</text:p>
          </table:table-cell>
          <table:table-cell table:formula="of:=IF([.B1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0.987563846870166" calcext:value-type="float">
            <text:p>0,9876</text:p>
          </table:table-cell>
          <table:table-cell office:value-type="float" office:value="0.98926125183845" calcext:value-type="float">
            <text:p>0,9893</text:p>
          </table:table-cell>
          <table:table-cell office:value-type="float" office:value="0.986715242911981" calcext:value-type="float">
            <text:p>0,9867</text:p>
          </table:table-cell>
          <table:table-cell table:formula="of:=AVERAGE([.B113:.D113])" office:value-type="float" office:value="0.987846780540199" calcext:value-type="float">
            <text:p>0,9878</text:p>
          </table:table-cell>
          <table:table-cell office:value-type="float" office:value="0" calcext:value-type="float">
            <text:p>0</text:p>
          </table:table-cell>
          <table:table-cell table:formula="of:=IF([.B1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0.979121476969697" calcext:value-type="float">
            <text:p>0,9791</text:p>
          </table:table-cell>
          <table:table-cell office:value-type="float" office:value="0.984374386714626" calcext:value-type="float">
            <text:p>0,9844</text:p>
          </table:table-cell>
          <table:table-cell office:value-type="float" office:value="0.980840639932312" calcext:value-type="float">
            <text:p>0,9808</text:p>
          </table:table-cell>
          <table:table-cell table:formula="of:=AVERAGE([.B114:.D114])" office:value-type="float" office:value="0.98144550120554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1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0.997483487592032" calcext:value-type="float">
            <text:p>0,9975</text:p>
          </table:table-cell>
          <table:table-cell office:value-type="float" office:value="0.996937343174082" calcext:value-type="float">
            <text:p>0,9969</text:p>
          </table:table-cell>
          <table:table-cell office:value-type="float" office:value="0.997162918461908" calcext:value-type="float">
            <text:p>0,9972</text:p>
          </table:table-cell>
          <table:table-cell table:formula="of:=AVERAGE([.B115:.D115])" office:value-type="float" office:value="0.997194583076007" calcext:value-type="float">
            <text:p>0,9972</text:p>
          </table:table-cell>
          <table:table-cell office:value-type="float" office:value="0" calcext:value-type="float">
            <text:p>0</text:p>
          </table:table-cell>
          <table:table-cell table:formula="of:=IF([.B1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0.994153581801029" calcext:value-type="float">
            <text:p>0,9942</text:p>
          </table:table-cell>
          <table:table-cell office:value-type="float" office:value="0.993384945650306" calcext:value-type="float">
            <text:p>0,9934</text:p>
          </table:table-cell>
          <table:table-cell office:value-type="float" office:value="0.991429931637856" calcext:value-type="float">
            <text:p>0,9914</text:p>
          </table:table-cell>
          <table:table-cell table:formula="of:=AVERAGE([.B116:.D116])" office:value-type="float" office:value="0.99298948636306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0.981482107496553" calcext:value-type="float">
            <text:p>0,9815</text:p>
          </table:table-cell>
          <table:table-cell office:value-type="float" office:value="0.987309981293069" calcext:value-type="float">
            <text:p>0,9873</text:p>
          </table:table-cell>
          <table:table-cell office:value-type="float" office:value="0.987611253496286" calcext:value-type="float">
            <text:p>0,9876</text:p>
          </table:table-cell>
          <table:table-cell table:formula="of:=AVERAGE([.B118:.D118])" office:value-type="float" office:value="0.985467780761969" calcext:value-type="float">
            <text:p>0,9855</text:p>
          </table:table-cell>
          <table:table-cell office:value-type="float" office:value="0" calcext:value-type="float">
            <text:p>0</text:p>
          </table:table-cell>
          <table:table-cell table:formula="of:=IF([.B1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0.996231282070836" calcext:value-type="float">
            <text:p>0,9962</text:p>
          </table:table-cell>
          <table:table-cell office:value-type="float" office:value="0.996310770222004" calcext:value-type="float">
            <text:p>0,9963</text:p>
          </table:table-cell>
          <table:table-cell office:value-type="float" office:value="0.995028961871945" calcext:value-type="float">
            <text:p>0,9950</text:p>
          </table:table-cell>
          <table:table-cell table:formula="of:=AVERAGE([.B119:.D119])" office:value-type="float" office:value="0.995857004721595" calcext:value-type="float">
            <text:p>0,9959</text:p>
          </table:table-cell>
          <table:table-cell office:value-type="float" office:value="0" calcext:value-type="float">
            <text:p>0</text:p>
          </table:table-cell>
          <table:table-cell table:formula="of:=IF([.B1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0.992608559266647" calcext:value-type="float">
            <text:p>0,9926</text:p>
          </table:table-cell>
          <table:table-cell office:value-type="float" office:value="0.991625733437112" calcext:value-type="float">
            <text:p>0,9916</text:p>
          </table:table-cell>
          <table:table-cell office:value-type="float" office:value="0.992623224059087" calcext:value-type="float">
            <text:p>0,9926</text:p>
          </table:table-cell>
          <table:table-cell table:formula="of:=AVERAGE([.B122:.D122])" office:value-type="float" office:value="0.992285838920949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1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0.99279108971253" calcext:value-type="float">
            <text:p>0,9928</text:p>
          </table:table-cell>
          <table:table-cell office:value-type="float" office:value="0.990994297757445" calcext:value-type="float">
            <text:p>0,9910</text:p>
          </table:table-cell>
          <table:table-cell office:value-type="float" office:value="0.989358333505127" calcext:value-type="float">
            <text:p>0,9894</text:p>
          </table:table-cell>
          <table:table-cell table:formula="of:=AVERAGE([.B124:.D124])" office:value-type="float" office:value="0.991047906991701" calcext:value-type="float">
            <text:p>0,9910</text:p>
          </table:table-cell>
          <table:table-cell office:value-type="float" office:value="0" calcext:value-type="float">
            <text:p>0</text:p>
          </table:table-cell>
          <table:table-cell table:formula="of:=IF([.B1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0.979615667518717" calcext:value-type="float">
            <text:p>0,9796</text:p>
          </table:table-cell>
          <table:table-cell office:value-type="float" office:value="0.978633476380459" calcext:value-type="float">
            <text:p>0,9786</text:p>
          </table:table-cell>
          <table:table-cell office:value-type="float" office:value="0.975444090614268" calcext:value-type="float">
            <text:p>0,9754</text:p>
          </table:table-cell>
          <table:table-cell table:formula="of:=AVERAGE([.B125:.D125])" office:value-type="float" office:value="0.977897744837815" calcext:value-type="float">
            <text:p>0,9779</text:p>
          </table:table-cell>
          <table:table-cell office:value-type="float" office:value="0" calcext:value-type="float">
            <text:p>0</text:p>
          </table:table-cell>
          <table:table-cell table:formula="of:=IF([.B1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0.882091558344509" calcext:value-type="float">
            <text:p>0,8821</text:p>
          </table:table-cell>
          <table:table-cell office:value-type="float" office:value="0.902261895959757" calcext:value-type="float">
            <text:p>0,9023</text:p>
          </table:table-cell>
          <table:table-cell office:value-type="float" office:value="0.920220801537612" calcext:value-type="float">
            <text:p>0,9202</text:p>
          </table:table-cell>
          <table:table-cell table:formula="of:=AVERAGE([.B126:.D126])" office:value-type="float" office:value="0.901524751947293" calcext:value-type="float">
            <text:p>0,9015</text:p>
          </table:table-cell>
          <table:table-cell office:value-type="float" office:value="0" calcext:value-type="float">
            <text:p>0</text:p>
          </table:table-cell>
          <table:table-cell table:formula="of:=IF([.B1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0.993782006133569" calcext:value-type="float">
            <text:p>0,9938</text:p>
          </table:table-cell>
          <table:table-cell office:value-type="float" office:value="0.994534849679082" calcext:value-type="float">
            <text:p>0,9945</text:p>
          </table:table-cell>
          <table:table-cell office:value-type="float" office:value="0.99302954767657" calcext:value-type="float">
            <text:p>0,9930</text:p>
          </table:table-cell>
          <table:table-cell table:formula="of:=AVERAGE([.B127:.D127])" office:value-type="float" office:value="0.993782134496407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1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0.993747919634385" calcext:value-type="float">
            <text:p>0,9937</text:p>
          </table:table-cell>
          <table:table-cell office:value-type="float" office:value="0.994311017876002" calcext:value-type="float">
            <text:p>0,9943</text:p>
          </table:table-cell>
          <table:table-cell office:value-type="float" office:value="0.992356917535059" calcext:value-type="float">
            <text:p>0,9924</text:p>
          </table:table-cell>
          <table:table-cell table:formula="of:=AVERAGE([.B128:.D128])" office:value-type="float" office:value="0.993471951681815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1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0.971040154368083" calcext:value-type="float">
            <text:p>0,9710</text:p>
          </table:table-cell>
          <table:table-cell office:value-type="float" office:value="0.979985158808258" calcext:value-type="float">
            <text:p>0,9800</text:p>
          </table:table-cell>
          <table:table-cell office:value-type="float" office:value="0.970876785586601" calcext:value-type="float">
            <text:p>0,9709</text:p>
          </table:table-cell>
          <table:table-cell table:formula="of:=AVERAGE([.B129:.D129])" office:value-type="float" office:value="0.973967366254314" calcext:value-type="float">
            <text:p>0,9740</text:p>
          </table:table-cell>
          <table:table-cell office:value-type="float" office:value="0" calcext:value-type="float">
            <text:p>0</text:p>
          </table:table-cell>
          <table:table-cell table:formula="of:=IF([.B1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0.973810686237245" calcext:value-type="float">
            <text:p>0,9738</text:p>
          </table:table-cell>
          <table:table-cell office:value-type="float" office:value="0.980478663305109" calcext:value-type="float">
            <text:p>0,9805</text:p>
          </table:table-cell>
          <table:table-cell office:value-type="float" office:value="0.973037136495468" calcext:value-type="float">
            <text:p>0,9730</text:p>
          </table:table-cell>
          <table:table-cell table:formula="of:=AVERAGE([.B130:.D130])" office:value-type="float" office:value="0.975775495345941" calcext:value-type="float">
            <text:p>0,9758</text:p>
          </table:table-cell>
          <table:table-cell office:value-type="float" office:value="0" calcext:value-type="float">
            <text:p>0</text:p>
          </table:table-cell>
          <table:table-cell table:formula="of:=IF([.B1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0.996616099614939" calcext:value-type="float">
            <text:p>0,9966</text:p>
          </table:table-cell>
          <table:table-cell office:value-type="float" office:value="0.996598573519421" calcext:value-type="float">
            <text:p>0,9966</text:p>
          </table:table-cell>
          <table:table-cell office:value-type="float" office:value="0.995543277824845" calcext:value-type="float">
            <text:p>0,9955</text:p>
          </table:table-cell>
          <table:table-cell table:formula="of:=AVERAGE([.B131:.D131])" office:value-type="float" office:value="0.996252650319735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1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0.994538925543134" calcext:value-type="float">
            <text:p>0,9945</text:p>
          </table:table-cell>
          <table:table-cell office:value-type="float" office:value="0.994346285936835" calcext:value-type="float">
            <text:p>0,9943</text:p>
          </table:table-cell>
          <table:table-cell office:value-type="float" office:value="0.990237877841781" calcext:value-type="float">
            <text:p>0,9902</text:p>
          </table:table-cell>
          <table:table-cell table:formula="of:=AVERAGE([.B132:.D132])" office:value-type="float" office:value="0.993041029773917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0.991180025187348" calcext:value-type="float">
            <text:p>0,9912</text:p>
          </table:table-cell>
          <table:table-cell office:value-type="float" office:value="0.991918493625699" calcext:value-type="float">
            <text:p>0,9919</text:p>
          </table:table-cell>
          <table:table-cell office:value-type="float" office:value="0.989183927663566" calcext:value-type="float">
            <text:p>0,9892</text:p>
          </table:table-cell>
          <table:table-cell table:formula="of:=AVERAGE([.B136:.D136])" office:value-type="float" office:value="0.990760815492204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1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0.961100917774745" calcext:value-type="float">
            <text:p>0,9611</text:p>
          </table:table-cell>
          <table:table-cell office:value-type="float" office:value="0.970114697813324" calcext:value-type="float">
            <text:p>0,9701</text:p>
          </table:table-cell>
          <table:table-cell office:value-type="float" office:value="0.951046314694443" calcext:value-type="float">
            <text:p>0,9510</text:p>
          </table:table-cell>
          <table:table-cell table:formula="of:=AVERAGE([.B137:.D137])" office:value-type="float" office:value="0.960753976760837" calcext:value-type="float">
            <text:p>0,9608</text:p>
          </table:table-cell>
          <table:table-cell office:value-type="float" office:value="0" calcext:value-type="float">
            <text:p>0</text:p>
          </table:table-cell>
          <table:table-cell table:formula="of:=IF([.B1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0.995337420586279" calcext:value-type="float">
            <text:p>0,9953</text:p>
          </table:table-cell>
          <table:table-cell office:value-type="float" office:value="0.99550431386209" calcext:value-type="float">
            <text:p>0,9955</text:p>
          </table:table-cell>
          <table:table-cell office:value-type="float" office:value="0.99492310206609" calcext:value-type="float">
            <text:p>0,9949</text:p>
          </table:table-cell>
          <table:table-cell table:formula="of:=AVERAGE([.B138:.D138])" office:value-type="float" office:value="0.99525494550482" calcext:value-type="float">
            <text:p>0,9953</text:p>
          </table:table-cell>
          <table:table-cell office:value-type="float" office:value="1" calcext:value-type="float">
            <text:p>1</text:p>
          </table:table-cell>
          <table:table-cell table:formula="of:=IF([.B1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9]&lt;0;&quot;sim&quot;;&quot;&quot;)">
            <text:p/>
          </table:table-cell>
        </table:table-row>
        <table:table-row table:style-name="ro1" table:number-rows-repeated="10484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20" number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08:55:17.153381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09:09:35.913879758</meta:creation-date>
    <dc:date>2021-04-09T08:55:50.229368902</dc:date>
    <meta:editing-duration>PT10H35M34S</meta:editing-duration>
    <meta:editing-cycles>25</meta:editing-cycles>
    <meta:generator>LibreOffice/7.0.3.1$Linux_X86_64 LibreOffice_project/00$Build-1</meta:generator>
    <meta:document-statistic meta:table-count="6" meta:cell-count="9216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937cm" svg:height="9cm" xlink:href=".." xlink:type="simple" chart:class="chart:line" chart:style-name="ch1">
        <chart:legend chart:legend-position="end" svg:x="27.376cm" svg:y="2.458cm" style:legend-expansion="high" chart:style-name="ch2"/>
        <chart:plot-area chart:style-name="ch3" table:cell-range-address="Planilha1.A30:Planilha1.K38" chart:data-source-has-labels="both" svg:x="0.598cm" svg:y="0.18cm" svg:width="26.18cm" svg:height="8.64cm">
          <chart:coordinate-region svg:x="2.542cm" svg:y="0.379cm" svg:width="23.004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1:Planilha1.K31" chart:label-cell-address="Planilha1.A31:Planilha1.A31" chart:class="chart:line">
            <chart:data-point chart:repeated="10"/>
          </chart:series>
          <chart:series chart:style-name="ch8" chart:values-cell-range-address="Planilha1.B32:Planilha1.K32" chart:label-cell-address="Planilha1.A32:Planilha1.A32" chart:class="chart:line">
            <chart:data-point chart:repeated="10"/>
          </chart:series>
          <chart:series chart:style-name="ch9" chart:values-cell-range-address="Planilha1.B33:Planilha1.K33" chart:label-cell-address="Planilha1.A33:Planilha1.A33" chart:class="chart:line">
            <chart:data-point chart:repeated="10"/>
          </chart:series>
          <chart:series chart:style-name="ch10" chart:values-cell-range-address="Planilha1.B34:Planilha1.K34" chart:label-cell-address="Planilha1.A34:Planilha1.A34" chart:class="chart:line">
            <chart:data-point chart:repeated="10"/>
          </chart:series>
          <chart:series chart:style-name="ch11" chart:values-cell-range-address="Planilha1.B35:Planilha1.K35" chart:label-cell-address="Planilha1.A35:Planilha1.A35" chart:class="chart:line">
            <chart:data-point chart:repeated="10"/>
          </chart:series>
          <chart:series chart:style-name="ch12" chart:values-cell-range-address="Planilha1.B36:Planilha1.K36" chart:label-cell-address="Planilha1.A36:Planilha1.A36" chart:class="chart:line">
            <chart:data-point chart:repeated="10"/>
          </chart:series>
          <chart:series chart:style-name="ch13" chart:values-cell-range-address="Planilha1.B37:Planilha1.K37" chart:label-cell-address="Planilha1.A37:Planilha1.A37" chart:class="chart:line">
            <chart:data-point chart:repeated="10"/>
          </chart:series>
          <chart:series chart:style-name="ch14" chart:values-cell-range-address="Planilha1.B38:Planilha1.K38" chart:label-cell-address="Planilha1.A38:Planilha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Planilha1.A31:Planilha1.A31</svg:desc>
                </draw:g>
              </table:table-cell>
              <table:table-cell office:value-type="float" office:value="-0.399315334189166">
                <text:p>-0.399315334189166</text:p>
                <draw:g>
                  <svg:desc>Planilha1.B31:Planilha1.K31</svg:desc>
                </draw:g>
              </table:table-cell>
              <table:table-cell office:value-type="float" office:value="-0.74182698938293">
                <text:p>-0.74182698938293</text:p>
              </table:table-cell>
              <table:table-cell office:value-type="float" office:value="-0.482716896603879">
                <text:p>-0.482716896603879</text:p>
              </table:table-cell>
              <table:table-cell office:value-type="float" office:value="-0.398126169008955">
                <text:p>-0.398126169008955</text:p>
              </table:table-cell>
              <table:table-cell office:value-type="float" office:value="-0.405429909879279">
                <text:p>-0.405429909879279</text:p>
              </table:table-cell>
              <table:table-cell office:value-type="float" office:value="-0.402991579593859">
                <text:p>-0.402991579593859</text:p>
              </table:table-cell>
              <table:table-cell office:value-type="float" office:value="-0.39760866965583">
                <text:p>-0.39760866965583</text:p>
              </table:table-cell>
              <table:table-cell office:value-type="float" office:value="-0.734608665072502">
                <text:p>-0.734608665072502</text:p>
              </table:table-cell>
              <table:table-cell office:value-type="float" office:value="-0.405311160027717">
                <text:p>-0.405311160027717</text:p>
              </table:table-cell>
              <table:table-cell office:value-type="float" office:value="-0.477490236470538">
                <text:p>-0.477490236470538</text:p>
              </table:table-cell>
            </table:table-row>
            <table:table-row>
              <table:table-cell office:value-type="string">
                <text:p>median</text:p>
                <draw:g>
                  <svg:desc>Planilha1.A32:Planilha1.A32</svg:desc>
                </draw:g>
              </table:table-cell>
              <table:table-cell office:value-type="float" office:value="-0.333333333333333">
                <text:p>-0.333333333333333</text:p>
                <draw:g>
                  <svg:desc>Planilha1.B32:Planilha1.K32</svg:desc>
                </draw:g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  <table:table-row>
              <table:table-cell office:value-type="string">
                <text:p>min</text:p>
                <draw:g>
                  <svg:desc>Planilha1.A37:Planilha1.A37</svg:desc>
                </draw:g>
              </table:table-cell>
              <table:table-cell office:value-type="float" office:value="-32.3333333333333">
                <text:p>-32.3333333333333</text:p>
                <draw:g>
                  <svg:desc>Planilha1.B37:Planilha1.K37</svg:desc>
                </draw:g>
              </table:table-cell>
              <table:table-cell office:value-type="float" office:value="-39">
                <text:p>-39</text:p>
              </table:table-cell>
              <table:table-cell office:value-type="float" office:value="-124.666666666667">
                <text:p>-124.666666666667</text:p>
              </table:table-cell>
              <table:table-cell office:value-type="float" office:value="-102">
                <text:p>-102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-53.3333333333333">
                <text:p>-53.3333333333333</text:p>
              </table:table-cell>
              <table:table-cell office:value-type="float" office:value="-45.3333333333333">
                <text:p>-45.3333333333333</text:p>
              </table:table-cell>
              <table:table-cell office:value-type="float" office:value="-86">
                <text:p>-86</text:p>
              </table:table-cell>
              <table:table-cell office:value-type="float" office:value="-35.3333333333333">
                <text:p>-35.33333333333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max</text:p>
                <draw:g>
                  <svg:desc>Planilha1.A38:Planilha1.A38</svg:desc>
                </draw:g>
              </table:table-cell>
              <table:table-cell office:value-type="float" office:value="32.6666666666667">
                <text:p>32.6666666666667</text:p>
                <draw:g>
                  <svg:desc>Planilha1.B38:Planilha1.K38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27">
                <text:p>27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81cm" svg:height="9cm" xlink:href=".." xlink:type="simple" chart:class="chart:line" chart:style-name="ch1">
        <chart:legend chart:legend-position="end" svg:x="21.188cm" svg:y="4.201cm" style:legend-expansion="high" chart:style-name="ch2"/>
        <chart:plot-area chart:style-name="ch3" table:cell-range-address="Planilha4.B2:Planilha4.K2 Planilha4.A8:Planilha4.K8" chart:data-source-has-labels="both" svg:x="0.495cm" svg:y="0.18cm" svg:width="20.198cm" svg:height="8.64cm">
          <chart:coordinate-region svg:x="1.963cm" svg:y="0.379cm" svg:width="18.325cm" svg:height="6.17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8:Planilha4.K8" chart:label-cell-address="Planilha4.A8:Planilha4.A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_soma_abs</text:p>
                <draw:g>
                  <svg:desc>Planilha4.A8:Planilha4.A8</svg:desc>
                </draw:g>
              </table:table-cell>
              <table:table-cell office:value-type="float" office:value="1.87110720771862">
                <text:p>1.87110720771862</text:p>
                <draw:g>
                  <svg:desc>Planilha4.B8:Planilha4.K8</svg:desc>
                </draw:g>
              </table:table-cell>
              <table:table-cell office:value-type="float" office:value="2.50012920820169">
                <text:p>2.50012920820169</text:p>
              </table:table-cell>
              <table:table-cell office:value-type="float" office:value="3.22303495037886">
                <text:p>3.22303495037886</text:p>
              </table:table-cell>
              <table:table-cell office:value-type="float" office:value="1.5660884175784">
                <text:p>1.5660884175784</text:p>
              </table:table-cell>
              <table:table-cell office:value-type="float" office:value="1.70629581831724">
                <text:p>1.70629581831724</text:p>
              </table:table-cell>
              <table:table-cell office:value-type="float" office:value="1.69995463285601">
                <text:p>1.69995463285601</text:p>
              </table:table-cell>
              <table:table-cell office:value-type="float" office:value="2.44449396654464">
                <text:p>2.44449396654464</text:p>
              </table:table-cell>
              <table:table-cell office:value-type="float" office:value="4.11286877750528">
                <text:p>4.11286877750528</text:p>
              </table:table-cell>
              <table:table-cell office:value-type="float" office:value="2.10405709576521">
                <text:p>2.10405709576521</text:p>
              </table:table-cell>
              <table:table-cell office:value-type="float" office:value="4.85912503825865">
                <text:p>4.859125038258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35cm" svg:height="9cm" xlink:href=".." xlink:type="simple" chart:class="chart:line" chart:style-name="ch1">
        <chart:legend chart:legend-position="end" svg:x="21.172cm" svg:y="4.201cm" style:legend-expansion="high" chart:style-name="ch2"/>
        <chart:plot-area chart:style-name="ch3" table:cell-range-address="Planilha4.B2:Planilha4.K2 Planilha4.A4:Planilha4.K4" chart:data-source-has-labels="both" svg:x="0.502cm" svg:y="0.18cm" svg:width="20.168cm" svg:height="8.64cm">
          <chart:coordinate-region svg:x="1.785cm" svg:y="0.18cm" svg:width="18.295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4:Planilha4.K4" chart:label-cell-address="Planilha4.A4:Planilha4.A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_soma_abs</text:p>
                <draw:g>
                  <svg:desc>Planilha4.A4:Planilha4.A4</svg:desc>
                </draw:g>
              </table:table-cell>
              <table:table-cell office:value-type="float" office:value="2.40257699677875">
                <text:p>2.40257699677875</text:p>
                <draw:g>
                  <svg:desc>Planilha4.B4:Planilha4.K4</svg:desc>
                </draw:g>
              </table:table-cell>
              <table:table-cell office:value-type="float" office:value="3.39100951123811">
                <text:p>3.39100951123811</text:p>
              </table:table-cell>
              <table:table-cell office:value-type="float" office:value="3.83670520411849">
                <text:p>3.83670520411849</text:p>
              </table:table-cell>
              <table:table-cell office:value-type="float" office:value="1.86429266963416">
                <text:p>1.86429266963416</text:p>
              </table:table-cell>
              <table:table-cell office:value-type="float" office:value="2.20746599066751">
                <text:p>2.20746599066751</text:p>
              </table:table-cell>
              <table:table-cell office:value-type="float" office:value="2.10588611764235">
                <text:p>2.10588611764235</text:p>
              </table:table-cell>
              <table:table-cell office:value-type="float" office:value="3.26140092324885">
                <text:p>3.26140092324885</text:p>
              </table:table-cell>
              <table:table-cell office:value-type="float" office:value="5.29677712902859">
                <text:p>5.29677712902859</text:p>
              </table:table-cell>
              <table:table-cell office:value-type="float" office:value="2.42719196601004">
                <text:p>2.42719196601004</text:p>
              </table:table-cell>
              <table:table-cell office:value-type="float" office:value="4.61738672826659">
                <text:p>4.617386728266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8cm" svg:height="9cm" xlink:href=".." xlink:type="simple" chart:class="chart:line" chart:style-name="ch1">
        <chart:legend chart:legend-position="end" svg:x="13.628cm" svg:y="4.201cm" style:legend-expansion="high" chart:style-name="ch2"/>
        <chart:plot-area chart:style-name="ch3" table:cell-range-address="Planilha4.B2:Planilha4.K2 Planilha4.A11:Planilha4.K11" chart:data-source-has-labels="both" svg:x="0.334cm" svg:y="0.18cm" svg:width="12.96cm" svg:height="8.64cm">
          <chart:coordinate-region svg:x="1.935cm" svg:y="0.18cm" svg:width="11.087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1:Planilha4.K11" chart:label-cell-address="Planilha4.A11:Planilha4.A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</text:p>
                <draw:g>
                  <svg:desc>Planilha4.A11:Planilha4.A11</svg:desc>
                </draw:g>
              </table:table-cell>
              <table:table-cell office:value-type="float" office:value="0.000674999156251055">
                <text:p>0.000674999156251055</text:p>
                <draw:g>
                  <svg:desc>Planilha4.B11:Planilha4.K11</svg:desc>
                </draw:g>
              </table:table-cell>
              <table:table-cell office:value-type="float" office:value="0.000286249642187947">
                <text:p>0.000286249642187947</text:p>
              </table:table-cell>
              <table:table-cell office:value-type="float" office:value="0.0335137081078649">
                <text:p>0.0335137081078649</text:p>
              </table:table-cell>
              <table:table-cell office:value-type="float" office:value="0.00283749645312943">
                <text:p>0.00283749645312943</text:p>
              </table:table-cell>
              <table:table-cell office:value-type="float" office:value="0.0000737499078126152">
                <text:p>0.0000737499078126152</text:p>
              </table:table-cell>
              <table:table-cell office:value-type="float" office:value="0.00193624757969053">
                <text:p>0.00193624757969053</text:p>
              </table:table-cell>
              <table:table-cell office:value-type="float" office:value="0.00369124538594327">
                <text:p>0.00369124538594327</text:p>
              </table:table-cell>
              <table:table-cell office:value-type="float" office:value="0.0550561811797735">
                <text:p>0.0550561811797735</text:p>
              </table:table-cell>
              <table:table-cell office:value-type="float" office:value="0.00227249715937855">
                <text:p>0.00227249715937855</text:p>
              </table:table-cell>
              <table:table-cell office:value-type="float" office:value="0.185323518345602">
                <text:p>0.1853235183456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77cm" svg:height="9cm" xlink:href=".." xlink:type="simple" chart:class="chart:line" chart:style-name="ch1">
        <chart:legend chart:legend-position="end" svg:x="14.672cm" svg:y="4.201cm" style:legend-expansion="high" chart:style-name="ch2"/>
        <chart:plot-area chart:style-name="ch3" table:cell-range-address="Planilha4.B2:Planilha4.K2 Planilha4.A12:Planilha4.K12" chart:data-source-has-labels="both" svg:x="0.333cm" svg:y="0.18cm" svg:width="14.006cm" svg:height="8.64cm">
          <chart:coordinate-region svg:x="2.012cm" svg:y="0.18cm" svg:width="12.133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2:Planilha4.K12" chart:label-cell-address="Planilha4.A12:Planilha4.A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cont</text:p>
                <draw:g>
                  <svg:desc>Planilha4.A12:Planilha4.A12</svg:desc>
                </draw:g>
              </table:table-cell>
              <table:table-cell office:value-type="float" office:value="0.00837498953126309">
                <text:p>0.00837498953126309</text:p>
                <draw:g>
                  <svg:desc>Planilha4.B12:Planilha4.K12</svg:desc>
                </draw:g>
              </table:table-cell>
              <table:table-cell office:value-type="float" office:value="0.00449999437500703">
                <text:p>0.00449999437500703</text:p>
              </table:table-cell>
              <table:table-cell office:value-type="float" office:value="0.28799964000045">
                <text:p>0.28799964000045</text:p>
              </table:table-cell>
              <table:table-cell office:value-type="float" office:value="0.0154999806250242">
                <text:p>0.0154999806250242</text:p>
              </table:table-cell>
              <table:table-cell office:value-type="float" office:value="0.00124999843750195">
                <text:p>0.00124999843750195</text:p>
              </table:table-cell>
              <table:table-cell office:value-type="float" office:value="0.0167499790625262">
                <text:p>0.0167499790625262</text:p>
              </table:table-cell>
              <table:table-cell office:value-type="float" office:value="0.0324999593750508">
                <text:p>0.0324999593750508</text:p>
              </table:table-cell>
              <table:table-cell office:value-type="float" office:value="1.99224750969061">
                <text:p>1.99224750969061</text:p>
              </table:table-cell>
              <table:table-cell office:value-type="float" office:value="0.0132499834375207">
                <text:p>0.0132499834375207</text:p>
              </table:table-cell>
              <table:table-cell office:value-type="float" office:value="1.48899813875233">
                <text:p>1.48899813875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84cm" svg:y="4.201cm" style:legend-expansion="high" chart:style-name="ch2"/>
        <chart:plot-area chart:style-name="ch3" table:cell-range-address="Planilha4.B2:Planilha4.K2 Planilha4.A17:Planilha4.K17" chart:data-source-has-labels="both" svg:x="0.32cm" svg:y="0.18cm" svg:width="11.344cm" svg:height="8.64cm">
          <chart:coordinate-region svg:x="2.052cm" svg:y="0.18cm" svg:width="9.472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7:Planilha4.K17" chart:label-cell-address="Planilha4.A17:Planilha4.A17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_quad</text:p>
                <draw:g>
                  <svg:desc>Planilha4.A17:Planilha4.A17</svg:desc>
                </draw:g>
              </table:table-cell>
              <table:table-cell office:value-type="float" office:value="0.365053293683383">
                <text:p>0.365053293683383</text:p>
                <draw:g>
                  <svg:desc>Planilha4.B17:Planilha4.K17</svg:desc>
                </draw:g>
              </table:table-cell>
              <table:table-cell office:value-type="float" office:value="2.15679605400493">
                <text:p>2.15679605400493</text:p>
              </table:table-cell>
              <table:table-cell office:value-type="float" office:value="24.6324454594432">
                <text:p>24.6324454594432</text:p>
              </table:table-cell>
              <table:table-cell office:value-type="float" office:value="0.392988258764676">
                <text:p>0.392988258764676</text:p>
              </table:table-cell>
              <table:table-cell office:value-type="float" office:value="0.0141824822718972">
                <text:p>0.0141824822718972</text:p>
              </table:table-cell>
              <table:table-cell office:value-type="float" office:value="0.159256050929936">
                <text:p>0.159256050929936</text:p>
              </table:table-cell>
              <table:table-cell office:value-type="float" office:value="2.68790289012139">
                <text:p>2.68790289012139</text:p>
              </table:table-cell>
              <table:table-cell office:value-type="float" office:value="16.5739517825603">
                <text:p>16.5739517825603</text:p>
              </table:table-cell>
              <table:table-cell office:value-type="float" office:value="0.344565819292726">
                <text:p>0.344565819292726</text:p>
              </table:table-cell>
              <table:table-cell office:value-type="float" office:value="81.0305699617875">
                <text:p>81.03056996178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Planilha4.A18:Planilha4.K18" chart:data-source-has-labels="column" svg:x="0.32cm" svg:y="0.18cm" svg:width="12.428cm" svg:height="8.64cm">
          <chart:coordinate-region svg:x="1.973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4.B18:Planilha4.K18" chart:label-cell-address="Planilha4.A18:Planilha4.A1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nt_quad</text:p>
                <draw:g>
                  <svg:desc>Planilha4.A18:Planilha4.A18</svg:desc>
                </draw:g>
              </table:table-cell>
              <table:table-cell office:value-type="float" office:value="1.14212357234553">
                <text:p>1.14212357234553</text:p>
                <draw:g>
                  <svg:desc>Planilha4.B18:Planilha4.K18</svg:desc>
                </draw:g>
              </table:table-cell>
              <table:table-cell office:value-type="float" office:value="6.57524178094777">
                <text:p>6.57524178094777</text:p>
              </table:table-cell>
              <table:table-cell office:value-type="float" office:value="25.9953425058219">
                <text:p>25.9953425058219</text:p>
              </table:table-cell>
              <table:table-cell office:value-type="float" office:value="0.0381249523438096">
                <text:p>0.0381249523438096</text:p>
              </table:table-cell>
              <table:table-cell office:value-type="float" office:value="0.00612499234375957">
                <text:p>0.00612499234375957</text:p>
              </table:table-cell>
              <table:table-cell office:value-type="float" office:value="0.0333749582813022">
                <text:p>0.0333749582813022</text:p>
              </table:table-cell>
              <table:table-cell office:value-type="float" office:value="6.53336683329146">
                <text:p>6.53336683329146</text:p>
              </table:table-cell>
              <table:table-cell office:value-type="float" office:value="24.5224693469133">
                <text:p>24.5224693469133</text:p>
              </table:table-cell>
              <table:table-cell office:value-type="float" office:value="0.0489999387500766">
                <text:p>0.0489999387500766</text:p>
              </table:table-cell>
              <table:table-cell office:value-type="float" office:value="49.6566879291401">
                <text:p>49.656687929140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77cm" svg:height="9cm" xlink:href=".." xlink:type="simple" chart:class="chart:line" chart:style-name="ch1">
        <chart:legend chart:legend-position="end" svg:x="27.107cm" svg:y="3.952cm" style:legend-expansion="high" chart:style-name="ch2"/>
        <chart:plot-area chart:style-name="ch3" table:cell-range-address="Planilha7.A2:Planilha7.A139 Planilha7.E1:Planilha7.F139" chart:data-source-has-labels="both" svg:x="0.587cm" svg:y="0.18cm" svg:width="25.933cm" svg:height="8.64cm">
          <chart:coordinate-region svg:x="2.318cm" svg:y="0.18cm" svg:width="24.202cm" svg:height="6.059cm"/>
          <chart:axis chart:dimension="x" chart:name="primary-x" chart:style-name="ch4" chartooo:axis-type="auto">
            <chartooo:date-scale/>
            <chart:categories table:cell-range-address="Planilha7.A2:Planilha7.A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7.E2:Planilha7.E139" chart:label-cell-address="Planilha7.E1:Planilha7.E1" chart:class="chart:line">
            <chart:data-point chart:repeated="138"/>
          </chart:series>
          <chart:series chart:style-name="ch8" chart:values-cell-range-address="Planilha7.F2:Planilha7.F139" chart:label-cell-address="Planilha7.F1:Planilha7.F1" chart:class="chart:line">
            <chart:data-point chart:repeated="1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7.E1:Planilha7.E1</svg:desc>
                </draw:g>
              </table:table-cell>
              <table:table-cell office:value-type="string">
                <text:p>target</text:p>
                <draw:g>
                  <svg:desc>Planilha7.F1:Planilha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nce-1.csv</text:p>
                <draw:g>
                  <svg:desc>Planilha7.A2:Planilha7.A139</svg:desc>
                </draw:g>
              </table:table-cell>
              <table:table-cell office:value-type="float" office:value="0.993901674599436">
                <text:p>0.993901674599436</text:p>
                <draw:g>
                  <svg:desc>Planilha7.E2:Planilha7.E139</svg:desc>
                </draw:g>
              </table:table-cell>
              <table:table-cell office:value-type="float" office:value="0">
                <text:p>0</text:p>
                <draw:g>
                  <svg:desc>Planilha7.F2:Planilha7.F139</svg:desc>
                </draw:g>
              </table:table-cell>
            </table:table-row>
            <table:table-row>
              <table:table-cell office:value-type="string">
                <text:p>instance-2.csv</text:p>
              </table:table-cell>
              <table:table-cell office:value-type="float" office:value="0.99602247980826">
                <text:p>0.99602247980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3.csv</text:p>
              </table:table-cell>
              <table:table-cell office:value-type="float" office:value="0.992408914022977">
                <text:p>0.99240891402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.csv</text:p>
              </table:table-cell>
              <table:table-cell office:value-type="float" office:value="0.967654292034329">
                <text:p>0.967654292034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.csv</text:p>
              </table:table-cell>
              <table:table-cell office:value-type="float" office:value="0.995811757072123">
                <text:p>0.99581175707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.csv</text:p>
              </table:table-cell>
              <table:table-cell office:value-type="float" office:value="0.993546682668881">
                <text:p>0.99354668266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.csv</text:p>
              </table:table-cell>
              <table:table-cell office:value-type="float" office:value="0.994216241935458">
                <text:p>0.99421624193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.csv</text:p>
              </table:table-cell>
              <table:table-cell office:value-type="float" office:value="0.990849635939077">
                <text:p>0.99084963593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.csv</text:p>
              </table:table-cell>
              <table:table-cell office:value-type="float" office:value="0.996426575466693">
                <text:p>0.99642657546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.csv</text:p>
              </table:table-cell>
              <table:table-cell office:value-type="float" office:value="0.997114768893011">
                <text:p>0.99711476889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.csv</text:p>
              </table:table-cell>
              <table:table-cell office:value-type="float" office:value="0.995670538501183">
                <text:p>0.99567053850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.csv</text:p>
              </table:table-cell>
              <table:table-cell office:value-type="float" office:value="0.993697939179392">
                <text:p>0.993697939179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.csv</text:p>
              </table:table-cell>
              <table:table-cell office:value-type="float" office:value="0.996591107753547">
                <text:p>0.99659110775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4.csv</text:p>
              </table:table-cell>
              <table:table-cell office:value-type="float" office:value="0.996391449797336">
                <text:p>0.996391449797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5.csv</text:p>
              </table:table-cell>
              <table:table-cell office:value-type="float" office:value="0.992532736824777">
                <text:p>0.99253273682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7.csv</text:p>
              </table:table-cell>
              <table:table-cell office:value-type="float" office:value="0.9942433461578">
                <text:p>0.994243346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8.csv</text:p>
              </table:table-cell>
              <table:table-cell office:value-type="float" office:value="0.992566916186476">
                <text:p>0.99256691618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9.csv</text:p>
              </table:table-cell>
              <table:table-cell office:value-type="float" office:value="0.997586008714917">
                <text:p>0.99758600871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0.csv</text:p>
              </table:table-cell>
              <table:table-cell office:value-type="float" office:value="0.994655820090352">
                <text:p>0.99465582009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1.csv</text:p>
              </table:table-cell>
              <table:table-cell office:value-type="float" office:value="0.995037668973732">
                <text:p>0.99503766897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2.csv</text:p>
              </table:table-cell>
              <table:table-cell office:value-type="float" office:value="0.987447732380523">
                <text:p>0.98744773238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3.csv</text:p>
              </table:table-cell>
              <table:table-cell office:value-type="float" office:value="0.981257019003316">
                <text:p>0.98125701900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4.csv</text:p>
              </table:table-cell>
              <table:table-cell office:value-type="float" office:value="0.990017317546395">
                <text:p>0.99001731754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6.csv</text:p>
              </table:table-cell>
              <table:table-cell office:value-type="float" office:value="0.972492590684757">
                <text:p>0.972492590684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7.csv</text:p>
              </table:table-cell>
              <table:table-cell office:value-type="float" office:value="0.991997043100373">
                <text:p>0.991997043100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8.csv</text:p>
              </table:table-cell>
              <table:table-cell office:value-type="float" office:value="0.952665723541367">
                <text:p>0.95266572354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9.csv</text:p>
              </table:table-cell>
              <table:table-cell office:value-type="float" office:value="0.996847127592443">
                <text:p>0.99684712759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1.csv</text:p>
              </table:table-cell>
              <table:table-cell office:value-type="float" office:value="0.993046174495154">
                <text:p>0.99304617449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2.csv</text:p>
              </table:table-cell>
              <table:table-cell office:value-type="float" office:value="0.996785173442276">
                <text:p>0.99678517344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3.csv</text:p>
              </table:table-cell>
              <table:table-cell office:value-type="float" office:value="0.99494580637482">
                <text:p>0.9949458063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4.csv</text:p>
              </table:table-cell>
              <table:table-cell office:value-type="float" office:value="0.993380083733507">
                <text:p>0.99338008373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5.csv</text:p>
              </table:table-cell>
              <table:table-cell office:value-type="float" office:value="0.99065965905546">
                <text:p>0.99065965905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6.csv</text:p>
              </table:table-cell>
              <table:table-cell office:value-type="float" office:value="0.988675855395511">
                <text:p>0.98867585539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7.csv</text:p>
              </table:table-cell>
              <table:table-cell office:value-type="float" office:value="0.993909189153986">
                <text:p>0.99390918915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8.csv</text:p>
              </table:table-cell>
              <table:table-cell office:value-type="float" office:value="0.995481279059416">
                <text:p>0.99548127905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9.csv</text:p>
              </table:table-cell>
              <table:table-cell office:value-type="float" office:value="0.996953221971514">
                <text:p>0.99695322197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0.csv</text:p>
              </table:table-cell>
              <table:table-cell office:value-type="float" office:value="0.995402885461431">
                <text:p>0.99540288546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1.csv</text:p>
              </table:table-cell>
              <table:table-cell office:value-type="float" office:value="0.965688624189382">
                <text:p>0.9656886241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2.csv</text:p>
              </table:table-cell>
              <table:table-cell office:value-type="float" office:value="0.996868619004238">
                <text:p>0.99686861900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3.csv</text:p>
              </table:table-cell>
              <table:table-cell office:value-type="float" office:value="0.994644610335326">
                <text:p>0.9946446103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4.csv</text:p>
              </table:table-cell>
              <table:table-cell office:value-type="float" office:value="0.995105578342847">
                <text:p>0.99510557834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5.csv</text:p>
              </table:table-cell>
              <table:table-cell office:value-type="float" office:value="0.967389973121159">
                <text:p>0.96738997312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6.csv</text:p>
              </table:table-cell>
              <table:table-cell office:value-type="float" office:value="0.988410850574397">
                <text:p>0.98841085057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7.csv</text:p>
              </table:table-cell>
              <table:table-cell office:value-type="float" office:value="0.994240669446654">
                <text:p>0.9942406694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8.csv</text:p>
              </table:table-cell>
              <table:table-cell office:value-type="float" office:value="0.989941480035952">
                <text:p>0.989941480035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0.csv</text:p>
              </table:table-cell>
              <table:table-cell office:value-type="float" office:value="0.994290150659504">
                <text:p>0.994290150659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1.csv</text:p>
              </table:table-cell>
              <table:table-cell office:value-type="float" office:value="0.981880399585508">
                <text:p>0.981880399585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2.csv</text:p>
              </table:table-cell>
              <table:table-cell office:value-type="float" office:value="0.986262321058833">
                <text:p>0.98626232105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3.csv</text:p>
              </table:table-cell>
              <table:table-cell office:value-type="float" office:value="0.994623593754524">
                <text:p>0.99462359375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6.csv</text:p>
              </table:table-cell>
              <table:table-cell office:value-type="float" office:value="0.996313127302032">
                <text:p>0.99631312730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7.csv</text:p>
              </table:table-cell>
              <table:table-cell office:value-type="float" office:value="0.988847234136191">
                <text:p>0.98884723413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8.csv</text:p>
              </table:table-cell>
              <table:table-cell office:value-type="float" office:value="0.988776930859103">
                <text:p>0.98877693085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9.csv</text:p>
              </table:table-cell>
              <table:table-cell office:value-type="float" office:value="0.99436801149524">
                <text:p>0.9943680114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0.csv</text:p>
              </table:table-cell>
              <table:table-cell office:value-type="float" office:value="0.98135378258965">
                <text:p>0.9813537825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1.csv</text:p>
              </table:table-cell>
              <table:table-cell office:value-type="float" office:value="0.961372475919721">
                <text:p>0.96137247591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2.csv</text:p>
              </table:table-cell>
              <table:table-cell office:value-type="float" office:value="0.991142182639785">
                <text:p>0.99114218263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4.csv</text:p>
              </table:table-cell>
              <table:table-cell office:value-type="float" office:value="0.995663078594233">
                <text:p>0.99566307859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7.csv</text:p>
              </table:table-cell>
              <table:table-cell office:value-type="float" office:value="0.992868596753244">
                <text:p>0.99286859675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8.csv</text:p>
              </table:table-cell>
              <table:table-cell office:value-type="float" office:value="0.990163642635989">
                <text:p>0.990163642635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69.csv</text:p>
              </table:table-cell>
              <table:table-cell office:value-type="float" office:value="0.995765658027378">
                <text:p>0.995765658027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1.csv</text:p>
              </table:table-cell>
              <table:table-cell office:value-type="float" office:value="0.96349208988257">
                <text:p>0.96349208988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3.csv</text:p>
              </table:table-cell>
              <table:table-cell office:value-type="float" office:value="0.991681770803625">
                <text:p>0.99168177080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4.csv</text:p>
              </table:table-cell>
              <table:table-cell office:value-type="float" office:value="0.987712719785426">
                <text:p>0.98771271978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6.csv</text:p>
              </table:table-cell>
              <table:table-cell office:value-type="float" office:value="0.973944020846717">
                <text:p>0.97394402084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7.csv</text:p>
              </table:table-cell>
              <table:table-cell office:value-type="float" office:value="0.989937879007743">
                <text:p>0.989937879007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78.csv</text:p>
              </table:table-cell>
              <table:table-cell office:value-type="float" office:value="0.992318860047737">
                <text:p>0.9923188600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1.csv</text:p>
              </table:table-cell>
              <table:table-cell office:value-type="float" office:value="0.993750324365921">
                <text:p>0.99375032436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2.csv</text:p>
              </table:table-cell>
              <table:table-cell office:value-type="float" office:value="0.981471591233499">
                <text:p>0.98147159123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3.csv</text:p>
              </table:table-cell>
              <table:table-cell office:value-type="float" office:value="0.974962200927493">
                <text:p>0.97496220092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4.csv</text:p>
              </table:table-cell>
              <table:table-cell office:value-type="float" office:value="0.985132999447497">
                <text:p>0.9851329994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5.csv</text:p>
              </table:table-cell>
              <table:table-cell office:value-type="float" office:value="0.996501256666335">
                <text:p>0.99650125666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6.csv</text:p>
              </table:table-cell>
              <table:table-cell office:value-type="float" office:value="0.991133929343398">
                <text:p>0.99113392934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7.csv</text:p>
              </table:table-cell>
              <table:table-cell office:value-type="float" office:value="0.964166395248121">
                <text:p>0.96416639524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9.csv</text:p>
              </table:table-cell>
              <table:table-cell office:value-type="float" office:value="0.996257805102012">
                <text:p>0.99625780510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0.csv</text:p>
              </table:table-cell>
              <table:table-cell office:value-type="float" office:value="0.996970433993805">
                <text:p>0.99697043399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1.csv</text:p>
              </table:table-cell>
              <table:table-cell office:value-type="float" office:value="0.993051298001795">
                <text:p>0.99305129800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2.csv</text:p>
              </table:table-cell>
              <table:table-cell office:value-type="float" office:value="0.992016753546621">
                <text:p>0.99201675354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3.csv</text:p>
              </table:table-cell>
              <table:table-cell office:value-type="float" office:value="0.96420353976886">
                <text:p>0.9642035397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4.csv</text:p>
              </table:table-cell>
              <table:table-cell office:value-type="float" office:value="0.958376709272157">
                <text:p>0.958376709272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5.csv</text:p>
              </table:table-cell>
              <table:table-cell office:value-type="float" office:value="0.941638584602602">
                <text:p>0.94163858460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6.csv</text:p>
              </table:table-cell>
              <table:table-cell office:value-type="float" office:value="0.995795744258391">
                <text:p>0.99579574425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7.csv</text:p>
              </table:table-cell>
              <table:table-cell office:value-type="float" office:value="0.995796022647477">
                <text:p>0.995796022647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8.csv</text:p>
              </table:table-cell>
              <table:table-cell office:value-type="float" office:value="0.986121897281087">
                <text:p>0.98612189728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9.csv</text:p>
              </table:table-cell>
              <table:table-cell office:value-type="float" office:value="0.995431249939709">
                <text:p>0.995431249939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00.csv</text:p>
              </table:table-cell>
              <table:table-cell office:value-type="float" office:value="0.984640538798706">
                <text:p>0.9846405387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1.csv</text:p>
              </table:table-cell>
              <table:table-cell office:value-type="float" office:value="0.955313858039778">
                <text:p>0.955313858039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3.csv</text:p>
              </table:table-cell>
              <table:table-cell office:value-type="float" office:value="0.964917164361929">
                <text:p>0.96491716436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4.csv</text:p>
              </table:table-cell>
              <table:table-cell office:value-type="float" office:value="0.954864119315741">
                <text:p>0.9548641193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5.csv</text:p>
              </table:table-cell>
              <table:table-cell office:value-type="float" office:value="0.972239385677961">
                <text:p>0.97223938567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6.csv</text:p>
              </table:table-cell>
              <table:table-cell office:value-type="float" office:value="0.994325747597988">
                <text:p>0.99432574759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7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8.csv</text:p>
              </table:table-cell>
              <table:table-cell office:value-type="float" office:value="0.982704996069342">
                <text:p>0.98270499606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0.csv</text:p>
              </table:table-cell>
              <table:table-cell office:value-type="float" office:value="0.987037800546329">
                <text:p>0.987037800546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1.csv</text:p>
              </table:table-cell>
              <table:table-cell office:value-type="float" office:value="0.961644246497581">
                <text:p>0.96164424649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2.csv</text:p>
              </table:table-cell>
              <table:table-cell office:value-type="float" office:value="0.987846780540199">
                <text:p>0.98784678054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3.csv</text:p>
              </table:table-cell>
              <table:table-cell office:value-type="float" office:value="0.981445501205545">
                <text:p>0.98144550120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4.csv</text:p>
              </table:table-cell>
              <table:table-cell office:value-type="float" office:value="0.997194583076007">
                <text:p>0.99719458307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5.csv</text:p>
              </table:table-cell>
              <table:table-cell office:value-type="float" office:value="0.992989486363064">
                <text:p>0.99298948636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7.csv</text:p>
              </table:table-cell>
              <table:table-cell office:value-type="float" office:value="0.985467780761969">
                <text:p>0.98546778076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8.csv</text:p>
              </table:table-cell>
              <table:table-cell office:value-type="float" office:value="0.995857004721595">
                <text:p>0.99585700472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1.csv</text:p>
              </table:table-cell>
              <table:table-cell office:value-type="float" office:value="0.992285838920949">
                <text:p>0.99228583892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3.csv</text:p>
              </table:table-cell>
              <table:table-cell office:value-type="float" office:value="0.991047906991701">
                <text:p>0.99104790699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4.csv</text:p>
              </table:table-cell>
              <table:table-cell office:value-type="float" office:value="0.977897744837815">
                <text:p>0.97789774483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5.csv</text:p>
              </table:table-cell>
              <table:table-cell office:value-type="float" office:value="0.901524751947293">
                <text:p>0.901524751947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6.csv</text:p>
              </table:table-cell>
              <table:table-cell office:value-type="float" office:value="0.993782134496407">
                <text:p>0.99378213449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7.csv</text:p>
              </table:table-cell>
              <table:table-cell office:value-type="float" office:value="0.993471951681815">
                <text:p>0.99347195168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8.csv</text:p>
              </table:table-cell>
              <table:table-cell office:value-type="float" office:value="0.973967366254314">
                <text:p>0.97396736625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9.csv</text:p>
              </table:table-cell>
              <table:table-cell office:value-type="float" office:value="0.975775495345941">
                <text:p>0.97577549534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0.csv</text:p>
              </table:table-cell>
              <table:table-cell office:value-type="float" office:value="0.996252650319735">
                <text:p>0.99625265031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1.csv</text:p>
              </table:table-cell>
              <table:table-cell office:value-type="float" office:value="0.993041029773917">
                <text:p>0.99304102977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5.csv</text:p>
              </table:table-cell>
              <table:table-cell office:value-type="float" office:value="0.990760815492204">
                <text:p>0.990760815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6.csv</text:p>
              </table:table-cell>
              <table:table-cell office:value-type="float" office:value="0.960753976760837">
                <text:p>0.96075397676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7.csv</text:p>
              </table:table-cell>
              <table:table-cell office:value-type="float" office:value="0.99525494550482">
                <text:p>0.9952549455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3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7.607cm" svg:y="4.201cm" style:legend-expansion="high" chart:style-name="ch2"/>
        <chart:plot-area chart:style-name="ch3" table:cell-range-address="Planilha1.B30:Planilha1.K30 Planilha1.A35:Planilha1.K35" chart:data-source-has-labels="both" svg:x="0.603cm" svg:y="0.18cm" svg:width="26.401cm" svg:height="8.64cm">
          <chart:coordinate-region svg:x="2.177cm" svg:y="0.379cm" svg:width="23.596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5:Planilha1.K35" chart:label-cell-address="Planilha1.A35:Planilha1.A3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8.03cm" svg:y="4.201cm" style:legend-expansion="high" chart:style-name="ch2"/>
        <chart:plot-area chart:style-name="ch3" table:cell-range-address="Planilha1.B30:Planilha1.K30 Planilha1.A36:Planilha1.K36" chart:data-source-has-labels="both" svg:x="0.603cm" svg:y="0.18cm" svg:width="26.824cm" svg:height="8.64cm">
          <chart:coordinate-region svg:x="2.177cm" svg:y="0.379cm" svg:width="24.019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6:Planilha1.K36" chart:label-cell-address="Planilha1.A36:Planilha1.A3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94cm" svg:height="9cm" xlink:href=".." xlink:type="simple" chart:class="chart:line" chart:style-name="ch1">
        <chart:legend chart:legend-position="end" svg:x="28.268cm" svg:y="4.201cm" style:legend-expansion="high" chart:style-name="ch2"/>
        <chart:plot-area chart:style-name="ch3" table:cell-range-address="Planilha1.B30:Planilha1.K30 Planilha1.A33:Planilha1.K33" chart:data-source-has-labels="both" svg:x="0.603cm" svg:y="0.18cm" svg:width="27.062cm" svg:height="8.64cm">
          <chart:coordinate-region svg:x="2.071cm" svg:y="0.379cm" svg:width="24.177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3:Planilha1.K33" chart:label-cell-address="Planilha1.A33:Planilha1.A3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76cm" svg:height="9cm" xlink:href=".." xlink:type="simple" chart:class="chart:line" chart:style-name="ch1">
        <chart:legend chart:legend-position="end" svg:x="28.456cm" svg:y="4.201cm" style:legend-expansion="high" chart:style-name="ch2"/>
        <chart:plot-area chart:style-name="ch3" table:cell-range-address="Planilha1.B30:Planilha1.K30 Planilha1.A34:Planilha1.K34" chart:data-source-has-labels="both" svg:x="0.605cm" svg:y="0.18cm" svg:width="27.246cm" svg:height="8.64cm">
          <chart:coordinate-region svg:x="2.073cm" svg:y="0.379cm" svg:width="24.361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4:Planilha1.K34" chart:label-cell-address="Planilha1.A34:Planilha1.A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201cm" style:legend-expansion="high" chart:style-name="ch2"/>
        <chart:plot-area chart:style-name="ch3" table:cell-range-address="Planilha3.D1:Planilha3.D27" chart:data-source-has-labels="row" svg:x="0.32cm" svg:y="0.18cm" svg:width="13.169cm" svg:height="8.64cm">
          <chart:coordinate-region svg:x="0.862cm" svg:y="0.379cm" svg:width="12.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D2:Planilha3.D27" chart:label-cell-address="Planilha3.D1:Planilha3.D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</text:p>
                <draw:g>
                  <svg:desc>Planilha3.D1:Planilha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D2:Planilha3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Planilha3.E1:Planilha3.E27" chart:data-source-has-labels="row" svg:x="0.32cm" svg:y="0.18cm" svg:width="13.46cm" svg:height="8.64cm">
          <chart:coordinate-region svg:x="1.047cm" svg:y="0.379cm" svg:width="12.5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E2:Planilha3.E27" chart:label-cell-address="Planilha3.E1:Planilha3.E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E2:Planilha3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121" chart:data-source-has-labels="both" svg:x="0.32cm" svg:y="0.18cm" svg:width="13.169cm" svg:height="8.64cm">
          <chart:coordinate-region svg:x="1.709cm" svg:y="0.379cm" svg:width="11.78cm" svg:height="8.242cm"/>
          <chart:axis chart:dimension="x" chart:name="primary-x" chart:style-name="ch4" chartooo:axis-type="auto">
            <chartooo:date-scale/>
            <chart:categories table:cell-range-address="Planilha5.A2:Planilha5.A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5.B2:Planilha5.B121" chart:label-cell-address="Planilha5.B1:Planilha5.B1" chart:class="chart:line">
            <chart:data-point chart:repeated="120"/>
          </chart:series>
          <chart:series chart:style-name="ch7" chart:values-cell-range-address="Planilha5.C2:Planilha5.C121" chart:label-cell-address="Planilha5.C1:Planilha5.C1" chart:class="chart:line">
            <chart:data-point chart:repeated="120"/>
          </chart:series>
          <chart:series chart:style-name="ch8" chart:values-cell-range-address="Planilha5.D2:Planilha5.D121" chart:label-cell-address="Planilha5.D1:Planilha5.D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121</svg:desc>
                </draw:g>
              </table:table-cell>
              <table:table-cell office:value-type="float" office:value="0">
                <text:p>0</text:p>
                <draw:g>
                  <svg:desc>Planilha5.B2:Planilha5.B12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12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12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74867641747166E-015">
                <text:p>7.74867641747166E-015</text:p>
              </table:table-cell>
              <table:table-cell office:value-type="float" office:value="0.866025403784435">
                <text:p>0.866025403784435</text:p>
              </table:table-cell>
              <table:table-cell office:value-type="float" office:value="-0.866025403784442">
                <text:p>-0.866025403784442</text:p>
              </table:table-cell>
            </table:table-row>
            <table:table-row>
              <table:table-cell office:value-type="float" office:value="1.01666666666667">
                <text:p>1.01666666666667</text:p>
              </table:table-cell>
              <table:table-cell office:value-type="float" office:value="0.104528463267661">
                <text:p>0.104528463267661</text:p>
              </table:table-cell>
              <table:table-cell office:value-type="float" office:value="0.809016994374943">
                <text:p>0.809016994374943</text:p>
              </table:table-cell>
              <table:table-cell office:value-type="float" office:value="-0.913545457642603">
                <text:p>-0.913545457642603</text:p>
              </table:table-cell>
            </table:table-row>
            <table:table-row>
              <table:table-cell office:value-type="float" office:value="1.03333333333333">
                <text:p>1.03333333333333</text:p>
              </table:table-cell>
              <table:table-cell office:value-type="float" office:value="0.207911690817766">
                <text:p>0.20791169081776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-0.951056516295156">
                <text:p>-0.9510565162951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309016994374954">
                <text:p>0.309016994374954</text:p>
              </table:table-cell>
              <table:table-cell office:value-type="float" office:value="0.669130606358854">
                <text:p>0.669130606358854</text:p>
              </table:table-cell>
              <table:table-cell office:value-type="float" office:value="-0.978147600733807">
                <text:p>-0.978147600733807</text:p>
              </table:table-cell>
            </table:table-row>
            <table:table-row>
              <table:table-cell office:value-type="float" office:value="1.06666666666667">
                <text:p>1.06666666666667</text:p>
              </table:table-cell>
              <table:table-cell office:value-type="float" office:value="0.406736643075806">
                <text:p>0.406736643075806</text:p>
              </table:table-cell>
              <table:table-cell office:value-type="float" office:value="0.587785252292468">
                <text:p>0.587785252292468</text:p>
              </table:table-cell>
              <table:table-cell office:value-type="float" office:value="-0.994521895368274">
                <text:p>-0.994521895368274</text:p>
              </table:table-cell>
            </table:table-row>
            <table:table-row>
              <table:table-cell office:value-type="float" office:value="1.08333333333333">
                <text:p>1.08333333333333</text:p>
              </table:table-cell>
              <table:table-cell office:value-type="float" office:value="0.500000000000005">
                <text:p>0.500000000000005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87785252292478">
                <text:p>0.587785252292478</text:p>
              </table:table-cell>
              <table:table-cell office:value-type="float" office:value="0.406736643075795">
                <text:p>0.406736643075795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1.11666666666667">
                <text:p>1.11666666666667</text:p>
              </table:table-cell>
              <table:table-cell office:value-type="float" office:value="0.669130606358862">
                <text:p>0.669130606358862</text:p>
              </table:table-cell>
              <table:table-cell office:value-type="float" office:value="0.309016994374943">
                <text:p>0.30901699437494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float" office:value="1.13333333333333">
                <text:p>1.13333333333333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9">
                <text:p>0.104528463267649</text:p>
              </table:table-cell>
              <table:table-cell office:value-type="float" office:value="-0.913545457642599">
                <text:p>-0.913545457642599</text:p>
              </table:table-cell>
            </table:table-row>
            <table:table-row>
              <table:table-cell office:value-type="float" office:value="1.16666666666667">
                <text:p>1.16666666666667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3.18531963905629E-015">
                <text:p>-3.18531963905629E-015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float" office:value="1.18333333333333">
                <text:p>1.18333333333333</text:p>
              </table:table-cell>
              <table:table-cell office:value-type="float" office:value="0.913545457642602">
                <text:p>0.913545457642602</text:p>
              </table:table-cell>
              <table:table-cell office:value-type="float" office:value="-0.104528463267657">
                <text:p>-0.104528463267657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51056516295155">
                <text:p>0.951056516295155</text:p>
              </table:table-cell>
              <table:table-cell office:value-type="float" office:value="-0.207911690817762">
                <text:p>-0.207911690817762</text:p>
              </table:table-cell>
              <table:table-cell office:value-type="float" office:value="-0.743144825477393">
                <text:p>-0.743144825477393</text:p>
              </table:table-cell>
            </table:table-row>
            <table:table-row>
              <table:table-cell office:value-type="float" office:value="1.21666666666667">
                <text:p>1.21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669130606358856">
                <text:p>-0.669130606358856</text:p>
              </table:table-cell>
            </table:table-row>
            <table:table-row>
              <table:table-cell office:value-type="float" office:value="1.23333333333333">
                <text:p>1.23333333333333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2">
                <text:p>-0.406736643075802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-0.499999999999998">
                <text:p>-0.499999999999998</text:p>
              </table:table-cell>
            </table:table-row>
            <table:table-row>
              <table:table-cell office:value-type="float" office:value="1.26666666666667">
                <text:p>1.2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1.28333333333333">
                <text:p>1.28333333333333</text:p>
              </table:table-cell>
              <table:table-cell office:value-type="float" office:value="0.978147600733805">
                <text:p>0.978147600733805</text:p>
              </table:table-cell>
              <table:table-cell office:value-type="float" office:value="-0.66913060635886">
                <text:p>-0.66913060635886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float" office:value="1.31666666666667">
                <text:p>1.31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float" office:value="1.33333333333333">
                <text:p>1.33333333333333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2">
                <text:p>0.104528463267652</text:p>
              </table:table-cell>
            </table:table-row>
            <table:table-row>
              <table:table-cell office:value-type="float" office:value="1.36666666666667">
                <text:p>1.3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1.38333333333333">
                <text:p>1.38333333333333</text:p>
              </table:table-cell>
              <table:table-cell office:value-type="float" office:value="0.669130606358859">
                <text:p>0.669130606358859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799">
                <text:p>0.406736643075799</text:p>
              </table:table-cell>
            </table:table-row>
            <table:table-row>
              <table:table-cell office:value-type="float" office:value="1.41666666666667">
                <text:p>1.41666666666667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float" office:value="1.43333333333333">
                <text:p>1.43333333333333</text:p>
              </table:table-cell>
              <table:table-cell office:value-type="float" office:value="0.406736643075801">
                <text:p>0.406736643075801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309016994374949">
                <text:p>0.309016994374949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1.46666666666667">
                <text:p>1.46666666666667</text:p>
              </table:table-cell>
              <table:table-cell office:value-type="float" office:value="0.207911690817761">
                <text:p>0.20791169081776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2">
                <text:p>0.743144825477392</text:p>
              </table:table-cell>
            </table:table-row>
            <table:table-row>
              <table:table-cell office:value-type="float" office:value="1.48333333333333">
                <text:p>1.48333333333333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92010771854471E-015">
                <text:p>3.92010771854471E-015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1.51666666666667">
                <text:p>1.51666666666667</text:p>
              </table:table-cell>
              <table:table-cell office:value-type="float" office:value="-0.10452846326765">
                <text:p>-0.10452846326765</text:p>
              </table:table-cell>
              <table:table-cell office:value-type="float" office:value="-0.80901699437495">
                <text:p>-0.80901699437495</text:p>
              </table:table-cell>
              <table:table-cell office:value-type="float" office:value="0.913545457642599">
                <text:p>0.913545457642599</text:p>
              </table:table-cell>
            </table:table-row>
            <table:table-row>
              <table:table-cell office:value-type="float" office:value="1.53333333333333">
                <text:p>1.53333333333333</text:p>
              </table:table-cell>
              <table:table-cell office:value-type="float" office:value="-0.207911690817755">
                <text:p>-0.207911690817755</text:p>
              </table:table-cell>
              <table:table-cell office:value-type="float" office:value="-0.743144825477398">
                <text:p>-0.743144825477398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309016994374944">
                <text:p>-0.309016994374944</text:p>
              </table:table-cell>
              <table:table-cell office:value-type="float" office:value="-0.669130606358862">
                <text:p>-0.669130606358862</text:p>
              </table:table-cell>
              <table:table-cell office:value-type="float" office:value="0.978147600733804">
                <text:p>0.978147600733804</text:p>
              </table:table-cell>
            </table:table-row>
            <table:table-row>
              <table:table-cell office:value-type="float" office:value="1.56666666666667">
                <text:p>1.56666666666667</text:p>
              </table:table-cell>
              <table:table-cell office:value-type="float" office:value="-0.406736643075796">
                <text:p>-0.406736643075796</text:p>
              </table:table-cell>
              <table:table-cell office:value-type="float" office:value="-0.587785252292478">
                <text:p>-0.587785252292478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1.58333333333333">
                <text:p>1.58333333333333</text:p>
              </table:table-cell>
              <table:table-cell office:value-type="float" office:value="-0.499999999999996">
                <text:p>-0.499999999999996</text:p>
              </table:table-cell>
              <table:table-cell office:value-type="float" office:value="-0.500000000000005">
                <text:p>-0.500000000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587785252292469">
                <text:p>-0.587785252292469</text:p>
              </table:table-cell>
              <table:table-cell office:value-type="float" office:value="-0.406736643075806">
                <text:p>-0.406736643075806</text:p>
              </table:table-cell>
              <table:table-cell office:value-type="float" office:value="0.994521895368274">
                <text:p>0.994521895368274</text:p>
              </table:table-cell>
            </table:table-row>
            <table:table-row>
              <table:table-cell office:value-type="float" office:value="1.61666666666667">
                <text:p>1.61666666666667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-0.309016994374953">
                <text:p>-0.309016994374953</text:p>
              </table:table-cell>
              <table:table-cell office:value-type="float" office:value="0.978147600733807">
                <text:p>0.978147600733807</text:p>
              </table:table-cell>
            </table:table-row>
            <table:table-row>
              <table:table-cell office:value-type="float" office:value="1.63333333333333">
                <text:p>1.63333333333333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-0.207911690817766">
                <text:p>-0.207911690817766</text:p>
              </table:table-cell>
              <table:table-cell office:value-type="float" office:value="0.951056516295156">
                <text:p>0.95105651629515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-0.10452846326766">
                <text:p>-0.10452846326766</text:p>
              </table:table-cell>
              <table:table-cell office:value-type="float" office:value="0.913545457642604">
                <text:p>0.913545457642604</text:p>
              </table:table-cell>
            </table:table-row>
            <table:table-row>
              <table:table-cell office:value-type="float" office:value="1.66666666666667">
                <text:p>1.66666666666667</text:p>
              </table:table-cell>
              <table:table-cell office:value-type="float" office:value="-0.866025403784435">
                <text:p>-0.866025403784435</text:p>
              </table:table-cell>
              <table:table-cell office:value-type="float" office:value="-7.59528607725994E-015">
                <text:p>-7.59528607725994E-015</text:p>
              </table:table-cell>
              <table:table-cell office:value-type="float" office:value="0.866025403784443">
                <text:p>0.866025403784443</text:p>
              </table:table-cell>
            </table:table-row>
            <table:table-row>
              <table:table-cell office:value-type="float" office:value="1.68333333333333">
                <text:p>1.68333333333333</text:p>
              </table:table-cell>
              <table:table-cell office:value-type="float" office:value="-0.913545457642598">
                <text:p>-0.913545457642598</text:p>
              </table:table-cell>
              <table:table-cell office:value-type="float" office:value="0.104528463267646">
                <text:p>0.104528463267646</text:p>
              </table:table-cell>
              <table:table-cell office:value-type="float" office:value="0.809016994374952">
                <text:p>0.8090169943749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951056516295151">
                <text:p>-0.951056516295151</text:p>
              </table:table-cell>
              <table:table-cell office:value-type="float" office:value="0.207911690817753">
                <text:p>0.207911690817753</text:p>
              </table:table-cell>
              <table:table-cell office:value-type="float" office:value="0.7431448254774">
                <text:p>0.7431448254774</text:p>
              </table:table-cell>
            </table:table-row>
            <table:table-row>
              <table:table-cell office:value-type="float" office:value="1.71666666666667">
                <text:p>1.71666666666667</text:p>
              </table:table-cell>
              <table:table-cell office:value-type="float" office:value="-0.978147600733804">
                <text:p>-0.978147600733804</text:p>
              </table:table-cell>
              <table:table-cell office:value-type="float" office:value="0.30901699437494">
                <text:p>0.30901699437494</text:p>
              </table:table-cell>
              <table:table-cell office:value-type="float" office:value="0.669130606358864">
                <text:p>0.669130606358864</text:p>
              </table:table-cell>
            </table:table-row>
            <table:table-row>
              <table:table-cell office:value-type="float" office:value="1.73333333333333">
                <text:p>1.73333333333333</text:p>
              </table:table-cell>
              <table:table-cell office:value-type="float" office:value="-0.994521895368272">
                <text:p>-0.994521895368272</text:p>
              </table:table-cell>
              <table:table-cell office:value-type="float" office:value="0.406736643075794">
                <text:p>0.406736643075794</text:p>
              </table:table-cell>
              <table:table-cell office:value-type="float" office:value="0.587785252292481">
                <text:p>0.58778525229248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3">
                <text:p>0.499999999999993</text:p>
              </table:table-cell>
              <table:table-cell office:value-type="float" office:value="0.500000000000009">
                <text:p>0.500000000000009</text:p>
              </table:table-cell>
            </table:table-row>
            <table:table-row>
              <table:table-cell office:value-type="float" office:value="1.76666666666667">
                <text:p>1.76666666666667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67">
                <text:p>0.587785252292467</text:p>
              </table:table-cell>
              <table:table-cell office:value-type="float" office:value="0.406736643075809">
                <text:p>0.406736643075809</text:p>
              </table:table-cell>
            </table:table-row>
            <table:table-row>
              <table:table-cell office:value-type="float" office:value="1.78333333333333">
                <text:p>1.78333333333333</text:p>
              </table:table-cell>
              <table:table-cell office:value-type="float" office:value="-0.978147600733808">
                <text:p>-0.978147600733808</text:p>
              </table:table-cell>
              <table:table-cell office:value-type="float" office:value="0.669130606358852">
                <text:p>0.669130606358852</text:p>
              </table:table-cell>
              <table:table-cell office:value-type="float" office:value="0.309016994374958">
                <text:p>0.3090169943749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951056516295156">
                <text:p>-0.95105651629515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0.20791169081777">
                <text:p>0.20791169081777</text:p>
              </table:table-cell>
            </table:table-row>
            <table:table-row>
              <table:table-cell office:value-type="float" office:value="1.81666666666667">
                <text:p>1.81666666666667</text:p>
              </table:table-cell>
              <table:table-cell office:value-type="float" office:value="-0.913545457642605">
                <text:p>-0.913545457642605</text:p>
              </table:table-cell>
              <table:table-cell office:value-type="float" office:value="0.809016994374942">
                <text:p>0.809016994374942</text:p>
              </table:table-cell>
              <table:table-cell office:value-type="float" office:value="0.104528463267665">
                <text:p>0.104528463267665</text:p>
              </table:table-cell>
            </table:table-row>
            <table:table-row>
              <table:table-cell office:value-type="float" office:value="1.83333333333333">
                <text:p>1.83333333333333</text:p>
              </table:table-cell>
              <table:table-cell office:value-type="float" office:value="-0.866025403784444">
                <text:p>-0.866025403784444</text:p>
              </table:table-cell>
              <table:table-cell office:value-type="float" office:value="0.866025403784433">
                <text:p>0.866025403784433</text:p>
              </table:table-cell>
              <table:table-cell office:value-type="float" office:value="0.00000000000001127046">
                <text:p>0.0000000000000112704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809016994374954">
                <text:p>-0.809016994374954</text:p>
              </table:table-cell>
              <table:table-cell office:value-type="float" office:value="0.913545457642597">
                <text:p>0.913545457642597</text:p>
              </table:table-cell>
              <table:table-cell office:value-type="float" office:value="-0.104528463267641">
                <text:p>-0.104528463267641</text:p>
              </table:table-cell>
            </table:table-row>
            <table:table-row>
              <table:table-cell office:value-type="float" office:value="1.86666666666666">
                <text:p>1.86666666666666</text:p>
              </table:table-cell>
              <table:table-cell office:value-type="float" office:value="-0.743144825477402">
                <text:p>-0.743144825477402</text:p>
              </table:table-cell>
              <table:table-cell office:value-type="float" office:value="0.95105651629515">
                <text:p>0.95105651629515</text:p>
              </table:table-cell>
              <table:table-cell office:value-type="float" office:value="-0.207911690817748">
                <text:p>-0.207911690817748</text:p>
              </table:table-cell>
            </table:table-row>
            <table:table-row>
              <table:table-cell office:value-type="float" office:value="1.88333333333333">
                <text:p>1.88333333333333</text:p>
              </table:table-cell>
              <table:table-cell office:value-type="float" office:value="-0.669130606358867">
                <text:p>-0.669130606358867</text:p>
              </table:table-cell>
              <table:table-cell office:value-type="float" office:value="0.978147600733803">
                <text:p>0.978147600733803</text:p>
              </table:table-cell>
              <table:table-cell office:value-type="float" office:value="-0.309016994374935">
                <text:p>-0.30901699437493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587785252292484">
                <text:p>-0.58778525229248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406736643075789">
                <text:p>-0.406736643075789</text:p>
              </table:table-cell>
            </table:table-row>
            <table:table-row>
              <table:table-cell office:value-type="float" office:value="1.91666666666666">
                <text:p>1.91666666666666</text:p>
              </table:table-cell>
              <table:table-cell office:value-type="float" office:value="-0.500000000000011">
                <text:p>-0.500000000000011</text:p>
              </table:table-cell>
              <table:table-cell office:value-type="float" office:value="1">
                <text:p>1</text:p>
              </table:table-cell>
              <table:table-cell office:value-type="float" office:value="-0.49999999999999">
                <text:p>-0.49999999999999</text:p>
              </table:table-cell>
            </table:table-row>
            <table:table-row>
              <table:table-cell office:value-type="float" office:value="1.93333333333333">
                <text:p>1.93333333333333</text:p>
              </table:table-cell>
              <table:table-cell office:value-type="float" office:value="-0.406736643075813">
                <text:p>-0.406736643075813</text:p>
              </table:table-cell>
              <table:table-cell office:value-type="float" office:value="0.994521895368275">
                <text:p>0.994521895368275</text:p>
              </table:table-cell>
              <table:table-cell office:value-type="float" office:value="-0.587785252292461">
                <text:p>-0.58778525229246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30901699437496">
                <text:p>-0.30901699437496</text:p>
              </table:table-cell>
              <table:table-cell office:value-type="float" office:value="0.978147600733808">
                <text:p>0.978147600733808</text:p>
              </table:table-cell>
              <table:table-cell office:value-type="float" office:value="-0.669130606358848">
                <text:p>-0.669130606358848</text:p>
              </table:table-cell>
            </table:table-row>
            <table:table-row>
              <table:table-cell office:value-type="float" office:value="1.96666666666666">
                <text:p>1.96666666666666</text:p>
              </table:table-cell>
              <table:table-cell office:value-type="float" office:value="-0.207911690817773">
                <text:p>-0.207911690817773</text:p>
              </table:table-cell>
              <table:table-cell office:value-type="float" office:value="0.951056516295158">
                <text:p>0.951056516295158</text:p>
              </table:table-cell>
              <table:table-cell office:value-type="float" office:value="-0.743144825477385">
                <text:p>-0.743144825477385</text:p>
              </table:table-cell>
            </table:table-row>
            <table:table-row>
              <table:table-cell office:value-type="float" office:value="1.98333333333333">
                <text:p>1.98333333333333</text:p>
              </table:table-cell>
              <table:table-cell office:value-type="float" office:value="-0.104528463267667">
                <text:p>-0.104528463267667</text:p>
              </table:table-cell>
              <table:table-cell office:value-type="float" office:value="0.913545457642606">
                <text:p>0.913545457642606</text:p>
              </table:table-cell>
              <table:table-cell office:value-type="float" office:value="-0.809016994374938">
                <text:p>-0.8090169943749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7aed" draw:fill-color="#007ae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61" chart:data-source-has-labels="both" svg:x="0.32cm" svg:y="0.18cm" svg:width="13.169cm" svg:height="8.64cm">
          <chart:coordinate-region svg:x="1.709cm" svg:y="0.18cm" svg:width="11.78cm" svg:height="7.181cm"/>
          <chart:axis chart:dimension="x" chart:name="primary-x" chart:style-name="ch4" chartooo:axis-type="auto">
            <chartooo:date-scale/>
            <chart:categories table:cell-range-address="Planilha5.A2:Planilha5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5.B2:Planilha5.B61" chart:label-cell-address="Planilha5.B1:Planilha5.B1" chart:class="chart:line">
            <chart:data-point chart:repeated="60"/>
          </chart:series>
          <chart:series chart:style-name="ch8" chart:values-cell-range-address="Planilha5.C2:Planilha5.C61" chart:label-cell-address="Planilha5.C1:Planilha5.C1" chart:class="chart:line">
            <chart:data-point chart:repeated="60"/>
          </chart:series>
          <chart:series chart:style-name="ch9" chart:values-cell-range-address="Planilha5.D2:Planilha5.D61" chart:label-cell-address="Planilha5.D1:Planilha5.D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61</svg:desc>
                </draw:g>
              </table:table-cell>
              <table:table-cell office:value-type="float" office:value="0">
                <text:p>0</text:p>
                <draw:g>
                  <svg:desc>Planilha5.B2:Planilha5.B6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6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6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